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Californian FB" svg:font-family="'Californian FB'" style:font-pitch="variable"/>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style:snap-to-layout-grid="false"/>
      <style:text-properties style:font-name="宋体1" style:font-name-asian="宋体1" style:font-name-complex="Courier New" style:font-size-complex="10.5pt"/>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style:snap-to-layout-grid="false"/>
      <style:text-properties style:font-name="宋体1" style:font-name-asian="宋体1"/>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1" style:family="paragraph" style:parent-style-name="Standard">
      <style:text-properties style:font-name="宋体1" fo:language="zxx" fo:country="none" style:font-name-asian="宋体1" style:language-asian="zxx" style:country-asian="none"/>
    </style:style>
    <style:style style:name="P52"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55"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5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宋体1" style:font-weight-asian="bold" style:font-name-complex="Courier New" style:font-weight-complex="bold"/>
    </style:style>
    <style:style style:name="P67" style:family="paragraph" style:parent-style-name="Standard">
      <style:text-properties style:font-name="Courier New1" fo:font-weight="bold" style:font-name-asian="Courier New1" style:font-weight-asian="bold" style:font-name-complex="Courier New" style:font-size-complex="10.5pt"/>
    </style:style>
    <style:style style:name="P6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weight-complex="bold"/>
    </style:style>
    <style:style style:name="P70"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1" style:family="paragraph" style:parent-style-name="Standard">
      <style:text-properties style:font-name="Courier New1" fo:font-weight="normal" style:font-name-asian="宋体1" style:font-weight-asian="normal" style:font-weight-complex="normal"/>
    </style:style>
    <style:style style:name="P72" style:family="paragraph" style:parent-style-name="Standard">
      <style:text-properties style:font-name="Courier New1" style:font-name-asian="宋体1"/>
    </style:style>
    <style:style style:name="P73" style:family="paragraph" style:parent-style-name="Standard">
      <style:text-properties style:use-window-font-color="true" style:font-name="Courier New1" fo:font-weight="bold" style:font-weight-asian="bold" style:font-weight-complex="bold"/>
    </style:style>
    <style:style style:name="P74"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5"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6" style:family="paragraph" style:parent-style-name="Standard">
      <style:paragraph-properties fo:text-align="center" style:justify-single-word="false"/>
    </style:style>
    <style:style style:name="P77" style:family="paragraph" style:parent-style-name="Standard">
      <style:paragraph-properties fo:margin-left="0cm" fo:margin-right="0cm" fo:text-indent="0.741cm" style:auto-text-indent="false"/>
    </style:style>
    <style:style style:name="P78"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9"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2" style:family="paragraph" style:parent-style-name="Standard">
      <style:paragraph-properties fo:margin-left="0cm" fo:margin-right="0cm" fo:text-indent="0.741cm" style:auto-text-indent="false"/>
      <style:text-properties style:font-name="宋体1" style:font-name-asian="宋体1"/>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5"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6"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7" style:family="paragraph" style:parent-style-name="Standard">
      <style:paragraph-properties fo:margin-left="0.741cm" fo:margin-right="0cm" fo:text-indent="0cm" style:auto-text-indent="false"/>
    </style:style>
    <style:style style:name="P88"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9"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2"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3"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cm" fo:margin-right="0cm" fo:text-indent="0cm" style:auto-text-indent="false"/>
      <style:text-properties style:font-name="宋体1" style:font-name-asian="宋体1"/>
    </style:style>
    <style:style style:name="P98"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9"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0"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1"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2" style:family="paragraph" style:parent-style-name="Table_20_Contents">
      <style:text-properties style:font-name="Courier New1" fo:font-weight="bold" style:font-name-asian="Courier New1" style:font-weight-asian="bold"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4" style:family="paragraph" style:parent-style-name="Table_20_Contents">
      <style:text-properties style:font-name="Courier New1" fo:font-weight="bold" style:font-name-asian="Courier New1" style:font-weight-asian="bold" style:font-name-complex="Courier New" style:font-weight-complex="bold"/>
    </style:style>
    <style:style style:name="P105"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6" style:family="paragraph" style:parent-style-name="Table_20_Contents">
      <style:text-properties style:font-name="Courier New1" fo:font-weight="bold" style:font-name-asian="宋体1" style:font-weight-asian="bold" style:font-name-complex="Courier New" style:font-weight-complex="bold"/>
    </style:style>
    <style:style style:name="P107"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8"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9"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1"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12" style:family="paragraph" style:parent-style-name="Table_20_Contents">
      <style:text-properties style:font-name="Times New Roman" style:font-name-asian="宋体1" style:font-name-complex="Courier New" style:font-size-complex="10.5pt"/>
    </style:style>
    <style:style style:name="P113" style:family="paragraph" style:parent-style-name="Table_20_Contents">
      <style:text-properties style:font-name="Times New Roman" style:font-name-asian="Times New Roman"/>
    </style:style>
    <style:style style:name="P114" style:family="paragraph" style:parent-style-name="Table_20_Contents">
      <style:text-properties style:font-name="宋体1" style:font-name-asian="宋体1"/>
    </style:style>
    <style:style style:name="P115" style:family="paragraph" style:parent-style-name="Table_20_Contents">
      <style:text-properties style:font-name="宋体1" style:font-name-asian="宋体1" style:font-name-complex="Courier New" style:font-size-complex="10.5pt"/>
    </style:style>
    <style:style style:name="P116"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7" style:family="paragraph" style:parent-style-name="Table_20_Contents">
      <style:paragraph-properties fo:text-align="center" style:justify-single-word="false"/>
    </style:style>
    <style:style style:name="P118"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119" style:family="paragraph" style:parent-style-name="Standard">
      <style:paragraph-properties fo:margin-left="0.185cm" fo:margin-right="0cm" fo:text-indent="-0.185cm" style:auto-text-indent="false"/>
      <style:text-properties style:font-name="宋体1" style:font-name-asian="宋体1"/>
    </style:style>
    <style:style style:name="P120"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121"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2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23"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9"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30"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31"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32"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33"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4"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5"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6"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54"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5"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6"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7"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8"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59"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60"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61"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65">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166">
      <style:text-properties style:font-name="Times New Roman" fo:font-weight="normal" style:font-name-asian="宋体1" style:font-weight-asian="normal" style:font-name-complex="Courier New" style:font-size-complex="10.5pt" style:font-weight-complex="normal"/>
    </style:style>
    <style:style style:name="P186" style:family="paragraph" style:parent-style-name="Standard" style:list-style-name="L167">
      <style:text-properties style:font-name="Times New Roman" fo:font-weight="normal" style:font-name-asian="宋体1" style:font-weight-asian="normal" style:font-name-complex="Courier New" style:font-size-complex="10.5pt" style:font-weight-complex="normal"/>
    </style:style>
    <style:style style:name="P187" style:family="paragraph" style:parent-style-name="Standard" style:list-style-name="L168">
      <style:text-properties style:font-name="Times New Roman" fo:font-weight="normal" style:font-name-asian="宋体1" style:font-weight-asian="normal" style:font-name-complex="Courier New" style:font-size-complex="10.5pt" style:font-weight-complex="normal"/>
    </style:style>
    <style:style style:name="P188" style:family="paragraph" style:parent-style-name="Standard" style:list-style-name="L169">
      <style:text-properties style:font-name="Times New Roman" fo:font-weight="normal" style:font-name-asian="宋体1" style:font-weight-asian="normal" style:font-name-complex="Courier New" style:font-size-complex="10.5pt" style:font-weight-complex="normal"/>
    </style:style>
    <style:style style:name="P189" style:family="paragraph" style:parent-style-name="Standard" style:list-style-name="L170">
      <style:text-properties style:font-name="Times New Roman" fo:font-weight="normal" style:font-name-asian="宋体1" style:font-weight-asian="normal" style:font-name-complex="Courier New" style:font-size-complex="10.5pt" style:font-weight-complex="normal"/>
    </style:style>
    <style:style style:name="P190" style:family="paragraph" style:parent-style-name="Standard" style:list-style-name="L171">
      <style:text-properties style:font-name="Times New Roman" fo:font-weight="normal" style:font-name-asian="宋体1" style:font-weight-asian="normal" style:font-name-complex="Courier New" style:font-size-complex="10.5pt" style:font-weight-complex="normal"/>
    </style:style>
    <style:style style:name="P191" style:family="paragraph" style:parent-style-name="Standard" style:list-style-name="L172">
      <style:text-properties style:font-name="Times New Roman" fo:font-weight="normal" style:font-name-asian="宋体1" style:font-weight-asian="normal" style:font-name-complex="Courier New" style:font-size-complex="10.5pt" style:font-weight-complex="normal"/>
    </style:style>
    <style:style style:name="P192" style:family="paragraph" style:parent-style-name="Standard" style:list-style-name="L173">
      <style:text-properties style:font-name="Times New Roman" fo:font-weight="normal" style:font-name-asian="宋体1" style:font-weight-asian="normal" style:font-name-complex="Courier New" style:font-size-complex="10.5pt" style:font-weight-complex="normal"/>
    </style:style>
    <style:style style:name="P193" style:family="paragraph" style:parent-style-name="Standard" style:list-style-name="L174">
      <style:text-properties style:font-name="Times New Roman" fo:font-weight="normal" style:font-name-asian="宋体1" style:font-weight-asian="normal" style:font-name-complex="Courier New" style:font-size-complex="10.5pt" style:font-weight-complex="normal"/>
    </style:style>
    <style:style style:name="P194" style:family="paragraph" style:parent-style-name="Standard" style:list-style-name="L175">
      <style:text-properties style:font-name="Times New Roman" fo:font-weight="normal" style:font-name-asian="宋体1" style:font-weight-asian="normal" style:font-name-complex="Courier New" style:font-size-complex="10.5pt" style:font-weight-complex="normal"/>
    </style:style>
    <style:style style:name="P195" style:family="paragraph" style:parent-style-name="Standard" style:list-style-name="L176">
      <style:text-properties style:font-name="Times New Roman" fo:font-weight="normal" style:font-name-asian="宋体1" style:font-weight-asian="normal" style:font-name-complex="Courier New" style:font-size-complex="10.5pt" style:font-weight-complex="normal"/>
    </style:style>
    <style:style style:name="P196" style:family="paragraph" style:parent-style-name="Standard" style:list-style-name="L177">
      <style:text-properties style:font-name="Times New Roman" fo:font-weight="normal" style:font-name-asian="宋体1" style:font-weight-asian="normal" style:font-name-complex="Courier New" style:font-size-complex="10.5pt" style:font-weight-complex="normal"/>
    </style:style>
    <style:style style:name="P197" style:family="paragraph" style:parent-style-name="Standard" style:list-style-name="L178">
      <style:text-properties style:font-name="Times New Roman" fo:font-weight="normal" style:font-name-asian="宋体1" style:font-weight-asian="normal" style:font-name-complex="Courier New" style:font-size-complex="10.5pt" style:font-weight-complex="normal"/>
    </style:style>
    <style:style style:name="P198" style:family="paragraph" style:parent-style-name="Standard" style:list-style-name="L179">
      <style:text-properties style:font-name="Times New Roman" fo:font-weight="normal" style:font-name-asian="宋体1" style:font-weight-asian="normal" style:font-name-complex="Courier New" style:font-size-complex="10.5pt" style:font-weight-complex="normal"/>
    </style:style>
    <style:style style:name="P199" style:family="paragraph" style:parent-style-name="Standard" style:list-style-name="L180">
      <style:text-properties style:font-name="Times New Roman" fo:font-weight="normal" style:font-name-asian="宋体1" style:font-weight-asian="normal" style:font-name-complex="Courier New" style:font-size-complex="10.5pt" style:font-weight-complex="normal"/>
    </style:style>
    <style:style style:name="P200" style:family="paragraph" style:parent-style-name="Standard" style:list-style-name="L181">
      <style:text-properties style:font-name="Times New Roman" fo:font-weight="normal" style:font-name-asian="宋体1" style:font-weight-asian="normal" style:font-name-complex="Courier New" style:font-size-complex="10.5pt" style:font-weight-complex="normal"/>
    </style:style>
    <style:style style:name="P201" style:family="paragraph" style:parent-style-name="Standard" style:list-style-name="L182">
      <style:text-properties style:font-name="Times New Roman" fo:font-weight="normal" style:font-name-asian="宋体1" style:font-weight-asian="normal" style:font-name-complex="Courier New" style:font-size-complex="10.5pt" style:font-weight-complex="normal"/>
    </style:style>
    <style:style style:name="P202" style:family="paragraph" style:parent-style-name="Standard" style:list-style-name="L183">
      <style:text-properties style:font-name="Times New Roman" fo:font-weight="normal" style:font-name-asian="宋体1" style:font-weight-asian="normal" style:font-name-complex="Courier New" style:font-size-complex="10.5pt" style:font-weight-complex="normal"/>
    </style:style>
    <style:style style:name="P203" style:family="paragraph" style:parent-style-name="Standard" style:list-style-name="L184">
      <style:text-properties style:font-name="Times New Roman" fo:font-weight="normal" style:font-name-asian="宋体1" style:font-weight-asian="normal" style:font-name-complex="Courier New" style:font-size-complex="10.5pt" style:font-weight-complex="normal"/>
    </style:style>
    <style:style style:name="P204" style:family="paragraph" style:parent-style-name="Standard" style:list-style-name="L185">
      <style:text-properties style:font-name="Times New Roman" fo:font-weight="normal" style:font-name-asian="宋体1" style:font-weight-asian="normal" style:font-name-complex="Courier New" style:font-size-complex="10.5pt" style:font-weight-complex="normal"/>
    </style:style>
    <style:style style:name="P205" style:family="paragraph" style:parent-style-name="Standard" style:list-style-name="L186">
      <style:text-properties style:font-name="Times New Roman" fo:font-weight="normal" style:font-name-asian="宋体1" style:font-weight-asian="normal" style:font-name-complex="Courier New" style:font-size-complex="10.5pt" style:font-weight-complex="normal"/>
    </style:style>
    <style:style style:name="P206" style:family="paragraph" style:parent-style-name="Standard" style:list-style-name="L187">
      <style:text-properties style:font-name="Times New Roman" fo:font-weight="normal" style:font-name-asian="宋体1" style:font-weight-asian="normal" style:font-name-complex="Courier New" style:font-size-complex="10.5pt" style:font-weight-complex="normal"/>
    </style:style>
    <style:style style:name="P207" style:family="paragraph" style:parent-style-name="Standard" style:list-style-name="L188">
      <style:text-properties style:font-name="Times New Roman" fo:font-weight="normal" style:font-name-asian="宋体1" style:font-weight-asian="normal" style:font-name-complex="Courier New" style:font-size-complex="10.5pt" style:font-weight-complex="normal"/>
    </style:style>
    <style:style style:name="P208" style:family="paragraph" style:parent-style-name="Standard" style:list-style-name="L189">
      <style:text-properties style:font-name="Times New Roman" fo:font-weight="normal" style:font-name-asian="宋体1" style:font-weight-asian="normal" style:font-name-complex="Courier New" style:font-size-complex="10.5pt" style:font-weight-complex="normal"/>
    </style:style>
    <style:style style:name="P209" style:family="paragraph" style:parent-style-name="Standard" style:list-style-name="L2"/>
    <style:style style:name="P210" style:family="paragraph" style:parent-style-name="Standard" style:list-style-name="L12">
      <style:text-properties style:font-name="宋体1" style:font-name-asian="宋体1"/>
    </style:style>
    <style:style style:name="P211" style:family="paragraph" style:parent-style-name="Standard" style:list-style-name="L13">
      <style:text-properties style:font-name="宋体1" style:font-name-asian="宋体1"/>
    </style:style>
    <style:style style:name="P212" style:family="paragraph" style:parent-style-name="Standard" style:list-style-name="L15">
      <style:text-properties style:font-name="宋体1" style:font-name-asian="宋体1"/>
    </style:style>
    <style:style style:name="P213" style:family="paragraph" style:parent-style-name="Standard" style:list-style-name="L19">
      <style:text-properties style:font-name="宋体1" style:font-name-asian="宋体1" style:font-name-complex="Courier New" style:font-size-complex="10.5pt"/>
    </style:style>
    <style:style style:name="P214" style:family="paragraph" style:parent-style-name="Standard" style:list-style-name="L20">
      <style:text-properties style:font-name="宋体1" style:font-name-asian="宋体1" style:font-name-complex="Courier New" style:font-size-complex="10.5pt"/>
    </style:style>
    <style:style style:name="P215" style:family="paragraph" style:parent-style-name="Standard" style:list-style-name="L71">
      <style:text-properties style:font-name="宋体1" style:font-name-asian="宋体1" style:font-name-complex="Courier New" style:font-size-complex="10.5pt"/>
    </style:style>
    <style:style style:name="P216" style:family="paragraph" style:parent-style-name="Standard" style:list-style-name="L72">
      <style:text-properties style:font-name="宋体1" style:font-name-asian="宋体1" style:font-name-complex="Courier New" style:font-size-complex="10.5pt"/>
    </style:style>
    <style:style style:name="P217" style:family="paragraph" style:parent-style-name="Standard" style:list-style-name="L78">
      <style:text-properties style:font-name="宋体1" style:font-name-asian="宋体1" style:font-name-complex="Courier New" style:font-size-complex="10.5pt"/>
    </style:style>
    <style:style style:name="P218" style:family="paragraph" style:parent-style-name="Standard" style:list-style-name="L79">
      <style:text-properties style:font-name="宋体1" style:font-name-asian="宋体1" style:font-name-complex="Courier New" style:font-size-complex="10.5pt"/>
    </style:style>
    <style:style style:name="P219" style:family="paragraph" style:parent-style-name="Standard" style:list-style-name="L108">
      <style:text-properties style:font-name="宋体1" style:font-name-asian="宋体1" style:font-name-complex="Courier New" style:font-size-complex="10.5pt"/>
    </style:style>
    <style:style style:name="P220" style:family="paragraph" style:parent-style-name="Standard" style:list-style-name="L97">
      <style:text-properties style:font-name="宋体1" style:font-name-asian="宋体1" style:font-name-complex="Courier New"/>
    </style:style>
    <style:style style:name="P221" style:family="paragraph" style:parent-style-name="Standard" style:list-style-name="L103">
      <style:text-properties style:font-name="宋体1" style:font-name-asian="宋体1" style:font-name-complex="Courier New"/>
    </style:style>
    <style:style style:name="P222" style:family="paragraph" style:parent-style-name="Standard" style:list-style-name="L104">
      <style:text-properties style:font-name="宋体1" style:font-name-asian="宋体1" style:font-name-complex="Courier New"/>
    </style:style>
    <style:style style:name="P223" style:family="paragraph" style:parent-style-name="Standard" style:list-style-name="L47">
      <style:text-properties style:font-name="宋体1" style:font-name-asian="宋体1"/>
    </style:style>
    <style:style style:name="P224" style:family="paragraph" style:parent-style-name="Standard" style:list-style-name="L48">
      <style:text-properties style:font-name="宋体1" style:font-name-asian="宋体1"/>
    </style:style>
    <style:style style:name="P225" style:family="paragraph" style:parent-style-name="Standard" style:list-style-name="L49">
      <style:text-properties style:font-name="宋体1" style:font-name-asian="宋体1"/>
    </style:style>
    <style:style style:name="P226" style:family="paragraph" style:parent-style-name="Standard" style:list-style-name="L70">
      <style:text-properties style:font-name="宋体1" style:font-name-asian="宋体1"/>
    </style:style>
    <style:style style:name="P227" style:family="paragraph" style:parent-style-name="Standard" style:list-style-name="L84">
      <style:text-properties style:font-name="宋体1" style:font-name-asian="宋体1"/>
    </style:style>
    <style:style style:name="P228" style:family="paragraph" style:parent-style-name="Standard" style:list-style-name="L91">
      <style:text-properties style:font-name="宋体1" style:font-name-asian="宋体1"/>
    </style:style>
    <style:style style:name="P229" style:family="paragraph" style:parent-style-name="Standard" style:list-style-name="L98">
      <style:text-properties style:font-name="宋体1" style:font-name-asian="宋体1"/>
    </style:style>
    <style:style style:name="P230" style:family="paragraph" style:parent-style-name="Standard" style:list-style-name="L113">
      <style:text-properties style:font-name="宋体1" style:font-name-asian="宋体1"/>
    </style:style>
    <style:style style:name="P231" style:family="paragraph" style:parent-style-name="Standard" style:list-style-name="L41">
      <style:text-properties style:font-name="宋体1" fo:font-weight="bold" style:font-name-asian="宋体1" style:font-weight-asian="bold" style:font-name-complex="Courier New" style:font-size-complex="10.5pt"/>
    </style:style>
    <style:style style:name="P232" style:family="paragraph" style:parent-style-name="Standard" style:list-style-name="L44">
      <style:text-properties style:font-name="宋体1" fo:font-weight="bold" style:font-name-asian="宋体1" style:font-weight-asian="bold" style:font-name-complex="Courier New" style:font-size-complex="10.5pt"/>
    </style:style>
    <style:style style:name="P233" style:family="paragraph" style:parent-style-name="Standard" style:list-style-name="L45">
      <style:text-properties style:font-name="宋体1" fo:font-weight="bold" style:font-name-asian="宋体1" style:font-weight-asian="bold" style:font-name-complex="Courier New" style:font-size-complex="10.5pt"/>
    </style:style>
    <style:style style:name="P234"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60"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61"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62"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63"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64"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65"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66"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67"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68"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69"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70"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71"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72"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73"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74"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75"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76"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77"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78"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79"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80"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81"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82"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83" style:family="paragraph" style:parent-style-name="Standard" style:list-style-name="L46"/>
    <style:style style:name="P284" style:family="paragraph" style:parent-style-name="Standard" style:list-style-name="L53">
      <style:text-properties style:font-name="Courier New1" fo:font-weight="bold" style:font-name-asian="宋体1" style:font-weight-asian="bold" style:font-name-complex="Courier New" style:font-size-complex="10.5pt"/>
    </style:style>
    <style:style style:name="P285" style:family="paragraph" style:parent-style-name="Standard" style:list-style-name="L54">
      <style:text-properties style:font-name="Courier New1" fo:font-weight="bold" style:font-name-asian="宋体1" style:font-weight-asian="bold" style:font-name-complex="Courier New" style:font-size-complex="10.5pt"/>
    </style:style>
    <style:style style:name="P286" style:family="paragraph" style:parent-style-name="Standard" style:list-style-name="L78"/>
    <style:style style:name="P287" style:family="paragraph" style:parent-style-name="Standard" style:list-style-name="L79"/>
    <style:style style:name="P288" style:family="paragraph" style:parent-style-name="Standard" style:list-style-name="L113"/>
    <style:style style:name="P289" style:family="paragraph" style:parent-style-name="Standard" style:list-style-name="L139"/>
    <style:style style:name="P290" style:family="paragraph" style:parent-style-name="Standard" style:list-style-name="L140"/>
    <style:style style:name="P291" style:family="paragraph" style:parent-style-name="Standard" style:list-style-name="L141"/>
    <style:style style:name="P292" style:family="paragraph" style:parent-style-name="Standard" style:list-style-name="L142"/>
    <style:style style:name="P293" style:family="paragraph" style:parent-style-name="Standard" style:list-style-name="L143"/>
    <style:style style:name="P294" style:family="paragraph" style:parent-style-name="Standard" style:list-style-name="L144"/>
    <style:style style:name="P295" style:family="paragraph" style:parent-style-name="Standard" style:list-style-name="L145"/>
    <style:style style:name="P296" style:family="paragraph" style:parent-style-name="Standard" style:list-style-name="L146"/>
    <style:style style:name="P297" style:family="paragraph" style:parent-style-name="Standard" style:list-style-name="L147"/>
    <style:style style:name="P298" style:family="paragraph" style:parent-style-name="Standard" style:list-style-name="L148"/>
    <style:style style:name="P299" style:family="paragraph" style:parent-style-name="Standard" style:list-style-name="L149"/>
    <style:style style:name="P300" style:family="paragraph" style:parent-style-name="Standard" style:list-style-name="L150"/>
    <style:style style:name="P301" style:family="paragraph" style:parent-style-name="Standard" style:list-style-name="L151"/>
    <style:style style:name="P302" style:family="paragraph" style:parent-style-name="Standard" style:list-style-name="L152"/>
    <style:style style:name="P303" style:family="paragraph" style:parent-style-name="Standard" style:list-style-name="L153"/>
    <style:style style:name="P304" style:family="paragraph" style:parent-style-name="Standard" style:list-style-name="L154"/>
    <style:style style:name="P305" style:family="paragraph" style:parent-style-name="Standard" style:list-style-name="L155"/>
    <style:style style:name="P306" style:family="paragraph" style:parent-style-name="Standard" style:list-style-name="L156"/>
    <style:style style:name="P307" style:family="paragraph" style:parent-style-name="Standard" style:list-style-name="L157"/>
    <style:style style:name="P308" style:family="paragraph" style:parent-style-name="Standard" style:list-style-name="L158"/>
    <style:style style:name="P309" style:family="paragraph" style:parent-style-name="Standard" style:list-style-name="L159"/>
    <style:style style:name="P310" style:family="paragraph" style:parent-style-name="Standard" style:list-style-name="L160"/>
    <style:style style:name="P311" style:family="paragraph" style:parent-style-name="Standard" style:list-style-name="L161"/>
    <style:style style:name="P312" style:family="paragraph" style:parent-style-name="Standard" style:list-style-name="L162"/>
    <style:style style:name="P313" style:family="paragraph" style:parent-style-name="Standard" style:list-style-name="L163"/>
    <style:style style:name="P314" style:family="paragraph" style:parent-style-name="Standard" style:list-style-name="L164"/>
    <style:style style:name="P31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316" style:family="paragraph" style:parent-style-name="Standard" style:list-style-name="L190"/>
    <style:style style:name="P317" style:family="paragraph" style:parent-style-name="Standard" style:list-style-name="L191"/>
    <style:style style:name="P318" style:family="paragraph" style:parent-style-name="Standard" style:list-style-name="L192"/>
    <style:style style:name="P319" style:family="paragraph" style:parent-style-name="Standard" style:list-style-name="L193"/>
    <style:style style:name="P320" style:family="paragraph" style:parent-style-name="Standard" style:list-style-name="L194"/>
    <style:style style:name="P321" style:family="paragraph" style:parent-style-name="Standard" style:list-style-name="L195"/>
    <style:style style:name="P322" style:family="paragraph" style:parent-style-name="Standard" style:list-style-name="L196"/>
    <style:style style:name="P323" style:family="paragraph" style:parent-style-name="Standard" style:list-style-name="L197"/>
    <style:style style:name="P324" style:family="paragraph" style:parent-style-name="Standard" style:list-style-name="L198"/>
    <style:style style:name="P325" style:family="paragraph" style:parent-style-name="Standard" style:list-style-name="L199"/>
    <style:style style:name="P326" style:family="paragraph" style:parent-style-name="Standard" style:list-style-name="L200"/>
    <style:style style:name="P327" style:family="paragraph" style:parent-style-name="Standard" style:list-style-name="L14">
      <style:paragraph-properties fo:margin-left="0cm" fo:margin-right="0cm" fo:text-indent="0.741cm" style:auto-text-indent="false"/>
    </style:style>
    <style:style style:name="P328" style:family="paragraph" style:parent-style-name="Heading_20_1" style:list-style-name="WW8Num13">
      <style:paragraph-properties fo:margin-left="0.75cm" fo:margin-right="0cm" fo:text-indent="-0.75cm" style:auto-text-indent="false"/>
    </style:style>
    <style:style style:name="P32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30"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3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3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3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3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3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3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33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33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39"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340"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341"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342"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343"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344" style:family="paragraph" style:parent-style-name="Contents_20_2">
      <style:paragraph-properties>
        <style:tab-stops>
          <style:tab-stop style:position="19.006cm" style:type="right" style:leader-style="dotted" style:leader-text="."/>
        </style:tab-stops>
      </style:paragraph-properties>
    </style:style>
    <style:style style:name="P34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4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4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4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34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5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5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5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53"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54"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55"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56" style:family="paragraph" style:parent-style-name="Heading_20_3" style:list-style-name="WW8Num13">
      <style:paragraph-properties fo:margin-left="1.251cm" fo:margin-right="0cm" fo:text-indent="-1.251cm" style:auto-text-indent="false"/>
    </style:style>
    <style:style style:name="P357"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58"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59"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60" style:family="paragraph" style:parent-style-name="Contents_20_1">
      <style:paragraph-properties>
        <style:tab-stops>
          <style:tab-stop style:position="19.006cm" style:type="right" style:leader-style="dotted" style:leader-text="."/>
        </style:tab-stops>
      </style:paragraph-properties>
    </style:style>
    <style:style style:name="P361" style:family="paragraph" style:parent-style-name="Contents_20_3">
      <style:paragraph-properties>
        <style:tab-stops>
          <style:tab-stop style:position="19.006cm" style:type="right" style:leader-style="dotted" style:leader-text="."/>
        </style:tab-stops>
      </style:paragraph-properties>
    </style:style>
    <style:style style:name="P362" style:family="paragraph" style:parent-style-name="Table_20_Contents">
      <style:text-properties style:font-name="Times New Roman" style:font-name-asian="Times New Roman"/>
    </style:style>
    <style:style style:name="P363" style:family="paragraph" style:parent-style-name="Table_20_Contents">
      <style:text-properties style:font-name="宋体1" style:font-name-asian="宋体1"/>
    </style:style>
    <style:style style:name="P364"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365" style:family="paragraph">
      <style:paragraph-properties fo:text-align="center" style:writing-mode="lr-tb"/>
      <style:text-properties fo:font-size="24pt"/>
    </style:style>
    <style:style style:name="P366" style:family="paragraph">
      <style:paragraph-properties fo:text-align="justify" style:writing-mode="lr-tb"/>
    </style:style>
    <style:style style:name="P367" style:family="paragraph">
      <style:paragraph-properties style:writing-mode="lr-tb"/>
    </style:style>
    <style:style style:name="P368" style:family="paragraph">
      <style:paragraph-properties fo:text-align="center" style:writing-mode="lr-tb"/>
    </style:style>
    <style:style style:name="P369"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name-complex="Courier New"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fo:font-weight="normal" style:font-name-asian="Times New Roman" style:font-weight-asian="normal" style:font-name-complex="Courier New"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style:font-name="Times New Roman" style:font-name-asian="Courier New1"/>
    </style:style>
    <style:style style:name="T51" style:family="text">
      <style:text-properties style:font-name="Times New Roman" fo:language="zxx" fo:country="none" style:language-asian="zxx" style:country-asian="none"/>
    </style:style>
    <style:style style:name="T52" style:family="text">
      <style:text-properties fo:font-size="16pt" fo:font-weight="bold" style:font-size-asian="16pt" style:font-weight-asian="bold" style:font-size-complex="16pt" style:font-weight-complex="normal"/>
    </style:style>
    <style:style style:name="T53" style:family="text">
      <style:text-properties fo:font-weight="bold" style:font-weight-asian="bold"/>
    </style:style>
    <style:style style:name="T54" style:family="text">
      <style:text-properties fo:font-weight="bold" style:font-weight-asian="bold" style:font-name-complex="Courier New"/>
    </style:style>
    <style:style style:name="T55" style:family="text">
      <style:text-properties fo:font-weight="bold" style:font-weight-asian="bold" style:font-name-complex="Courier New" style:font-size-complex="10.5pt"/>
    </style:style>
    <style:style style:name="T56" style:family="text">
      <style:text-properties fo:font-weight="bold" style:font-weight-asian="bold" style:font-name-complex="Courier New" style:font-size-complex="10.5pt" style:font-weight-complex="bold"/>
    </style:style>
    <style:style style:name="T57" style:family="text">
      <style:text-properties fo:font-weight="bold" style:font-weight-asian="bold" style:font-weight-complex="bold"/>
    </style:style>
    <style:style style:name="T58" style:family="text">
      <style:text-properties style:font-name-complex="Courier New"/>
    </style:style>
    <style:style style:name="T59" style:family="text">
      <style:text-properties style:font-name-complex="Courier New" style:font-size-complex="10.5pt"/>
    </style:style>
    <style:style style:name="T60" style:family="text">
      <style:text-properties fo:font-variant="normal" fo:text-transform="none" fo:color="#006666" fo:font-size="9pt" fo:letter-spacing="normal" fo:font-style="normal" fo:font-weight="normal" style:font-name-complex="Courier New" style:font-size-complex="10.5pt"/>
    </style:style>
    <style:style style:name="T61" style:family="text">
      <style:text-properties style:font-name="宋体1" style:font-name-asian="宋体1"/>
    </style:style>
    <style:style style:name="T62" style:family="text">
      <style:text-properties style:font-name="宋体1" style:font-name-asian="宋体1" style:font-name-complex="Courier New" style:font-size-complex="10.5pt"/>
    </style:style>
    <style:style style:name="T63" style:family="text">
      <style:text-properties style:font-name="宋体1" fo:font-weight="normal" style:font-name-asian="宋体1" style:font-weight-asian="normal" style:font-weight-complex="normal"/>
    </style:style>
    <style:style style:name="T64" style:family="text">
      <style:text-properties style:font-name="宋体1" fo:font-weight="normal" style:font-name-asian="宋体1" style:font-weight-asian="normal" style:font-name-complex="Courier New" style:font-size-complex="10.5pt" style:font-weight-complex="normal"/>
    </style:style>
    <style:style style:name="T65" style:family="text">
      <style:text-properties fo:font-weight="normal" style:font-weight-asian="normal" style:font-weight-complex="normal"/>
    </style:style>
    <style:style style:name="T66" style:family="text">
      <style:text-properties fo:font-weight="normal" style:font-weight-asian="normal" style:font-name-complex="Courier New" style:font-size-complex="10.5pt" style:font-weight-complex="normal"/>
    </style:style>
    <style:style style:name="T67" style:family="text">
      <style:text-properties fo:font-weight="normal" style:font-weight-asian="normal" style:font-name-complex="Courier New" style:font-weight-complex="normal"/>
    </style:style>
    <style:style style:name="T68" style:family="text">
      <style:text-properties fo:font-weight="normal" style:font-name-asian="宋体1" style:font-weight-asian="normal" style:font-weight-complex="normal"/>
    </style:style>
    <style:style style:name="T69" style:family="text">
      <style:text-properties fo:font-weight="normal" style:font-name-asian="Haettenschweiler" style:font-weight-asian="normal" style:font-weight-complex="normal"/>
    </style:style>
    <style:style style:name="T70" style:family="text">
      <style:text-properties style:font-name="Courier New1" fo:font-weight="normal" style:font-name-asian="宋体1" style:font-weight-asian="normal" style:font-weight-complex="normal"/>
    </style:style>
    <style:style style:name="T71" style:family="text">
      <style:text-properties style:font-name="Courier New1" fo:font-weight="bold" style:font-weight-asian="bold" style:font-name-complex="Courier New" style:font-size-complex="10.5pt"/>
    </style:style>
    <style:style style:name="T72" style:family="text">
      <style:text-properties style:font-name-asian="Courier New1"/>
    </style:style>
    <style:style style:name="T73"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4" style:family="text">
      <style:text-properties fo:language="zxx" fo:country="none" style:language-asian="zxx" style:country-asian="none"/>
    </style:style>
    <style:style style:name="T75"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7"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79"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0"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1"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2"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60">第一章简介<text:tab/>7</text:p>
          <text:p text:style-name="P344">第一节关于这本指南 <text:tab/>7</text:p>
          <text:p text:style-name="P344">第二节关于libcstl<text:tab/>8</text:p>
          <text:p text:style-name="P344">第三节libcstl的编译和安装<text:tab/>10</text:p>
          <text:p text:style-name="P361">1.编译和安装<text:tab/>10</text:p>
          <text:p text:style-name="P361">2.特殊的编译选项<text:tab/>10</text:p>
          <text:p text:style-name="P360">第二章libcstl库的基本概念<text:tab/>11</text:p>
          <text:p text:style-name="P344">第一节libcstl的组成部分<text:tab/>11</text:p>
          <text:p text:style-name="P344">第二节容器<text:tab/>12</text:p>
          <text:p text:style-name="P361">1.序列容器<text:tab/>14</text:p>
          <text:p text:style-name="P361">2.关联容器<text:tab/>19</text:p>
          <text:p text:style-name="P361">3.容器适配器<text:tab/>20</text:p>
          <text:p text:style-name="P344">第三节迭代器<text:tab/>20</text:p>
          <text:p text:style-name="P361">1.使用关联容器的例子<text:tab/>23</text:p>
          <text:p text:style-name="P361">2.迭代器种类<text:tab/>29</text:p>
          <text:p text:style-name="P344">第四节算法和函数<text:tab/>30</text:p>
          <text:p text:style-name="P361">1.数据区间<text:tab/>32</text:p>
          <text:p text:style-name="P361">2.处理多个数据区间<text:tab/>34</text:p>
          <text:p text:style-name="P361">3.质变算法<text:tab/>36</text:p>
          <text:p text:style-name="P361">4.质变算法和关联容器<text:tab/>40</text:p>
          <text:p text:style-name="P361">5.算法和容器操作函数<text:tab/>42</text:p>
          <text:p text:style-name="P361">6.用户自定义规则<text:tab/>43</text:p>
          <text:p text:style-name="P361">7.自定义规则，函数和谓词<text:tab/>46</text:p>
          <text:p text:style-name="P361">8.libcstl函数<text:tab/>51</text:p>
          <text:p text:style-name="P344">第五节libcstl容器的使用过程<text:tab/>52</text:p>
          <text:p text:style-name="P361">1.libcstl容器的使用过程<text:tab/>52</text:p>
          <text:p text:style-name="P361">2.数据类型的使用<text:tab/>53</text:p>
          <text:p text:style-name="P360">第三章libcstl工具类型<text:tab/>54</text:p>
          <text:p text:style-name="P344">第一节bool_t<text:tab/>54</text:p>
          <text:p text:style-name="P344">第二节pair_t<text:tab/>54</text:p>
          <text:p text:style-name="P361">1.pair_t的使用过程<text:tab/>54</text:p>
          <text:p text:style-name="P361">2.pair_t的主要操作<text:tab/>55</text:p>
          <text:p text:style-name="P361">3.pair_t的应用实例 <text:tab/>55</text:p>
          <text:p text:style-name="P344">第三节range_t<text:tab/>59</text:p>
          <text:p text:style-name="P360">第四章libcstl容器<text:tab/>59</text:p>
          <text:p text:style-name="P344">第一节容器的特点和共同的操作<text:tab/>59</text:p>
          <text:p text:style-name="P361">1.容器的共同特点<text:tab/>60</text:p>
          <text:p text:style-name="P361">2.容器的共同操作<text:tab/>60</text:p>
          <text:p text:style-name="P344">第二节vector_t<text:tab/>61</text:p>
          <text:p text:style-name="P361">1.vector_t的能力<text:tab/>61</text:p>
          <text:p text:style-name="P361">2.vector_t的操作<text:tab/>61</text:p>
          <text:p text:style-name="P361"><text:soft-page-break/>3.将vector_t作为数组使用<text:tab/>64</text:p>
          <text:p text:style-name="P361">4.vector_t的使用实例<text:tab/>65</text:p>
          <text:p text:style-name="P344">第三节deque_t<text:tab/>67</text:p>
          <text:p text:style-name="P361">1.deque_t的能力<text:tab/>67</text:p>
          <text:p text:style-name="P361">2.deque_t的操作<text:tab/>67</text:p>
          <text:p text:style-name="P361">3.deque_t的应用实例<text:tab/>69</text:p>
          <text:p text:style-name="P344">第四节list_t<text:tab/>70</text:p>
          <text:p text:style-name="P361">1.list_t的能力<text:tab/>71</text:p>
          <text:p text:style-name="P361">2.list_t的操作<text:tab/>71</text:p>
          <text:p text:style-name="P361">3.list_t的使用实例<text:tab/>74</text:p>
          <text:p text:style-name="P344">第五节slist_t<text:tab/>76</text:p>
          <text:p text:style-name="P361">1.slist_t的能力<text:tab/>76</text:p>
          <text:p text:style-name="P361">2.slist_t的操作<text:tab/>76</text:p>
          <text:p text:style-name="P361">3.slist_t使用实例<text:tab/>78</text:p>
          <text:p text:style-name="P344">第六节set_t和multiset_t<text:tab/>81</text:p>
          <text:p text:style-name="P361">1.set_t和multiset_t的能力<text:tab/>81</text:p>
          <text:p text:style-name="P361">2.set_t和multiset_t操作<text:tab/>82</text:p>
          <text:p text:style-name="P361">3.set_t和multiset_t的使用实例<text:tab/>85</text:p>
          <text:p text:style-name="P344">第七节map_t和multimap_t<text:tab/>90</text:p>
          <text:p text:style-name="P361">1.map_t和multimap_t的能力<text:tab/>91</text:p>
          <text:p text:style-name="P361">2.map_t和multimap_t的操作<text:tab/>91</text:p>
          <text:p text:style-name="P361">3.将map_t作为关联数组使用<text:tab/>93</text:p>
          <text:p text:style-name="P361">4.map_t和multimap_t的使用实例<text:tab/>93</text:p>
          <text:p text:style-name="P344">第八节hash_set_t，hash_multiset_t，hash_map_t，hash_multimap_t<text:tab/>100</text:p>
          <text:p text:style-name="P361">1.基于哈希结构的关联容器的能力<text:tab/>101</text:p>
          <text:p text:style-name="P361">2.基于哈希结构的关联容器的操作<text:tab/>101</text:p>
          <text:p text:style-name="P361">3.将hash_map_t作为关联数组使用<text:tab/>103</text:p>
          <text:p text:style-name="P361">4.基于哈希结构的关联容器的使用实例<text:tab/>103</text:p>
          <text:p text:style-name="P344">第九节怎样选择容器类型<text:tab/>107</text:p>
          <text:p text:style-name="P360">第五章libcstl迭代器<text:tab/>110</text:p>
          <text:p text:style-name="P344">第一节迭代器的种类<text:tab/>111</text:p>
          <text:p text:style-name="P361">1.input_iterator_t<text:tab/>113</text:p>
          <text:p text:style-name="P361">2.output_iterator_t<text:tab/>113</text:p>
          <text:p text:style-name="P361">3.forward_iterator_t<text:tab/>113</text:p>
          <text:p text:style-name="P361">4.bidirectional_iterator_t<text:tab/>114</text:p>
          <text:p text:style-name="P361">5.random_access_iterator_t<text:tab/>114</text:p>
          <text:p text:style-name="P344">第二节迭代器的辅助操作<text:tab/>117</text:p>
          <text:p text:style-name="P361">1.使用iterator_advance()移动迭代器<text:tab/>117</text:p>
          <text:p text:style-name="P361">2.使用iterator_distance()计算迭代器之间的距离<text:tab/>119</text:p>
          <text:p text:style-name="P360">第六章libcstl算法<text:tab/>120</text:p>
          <text:p text:style-name="P344">第一节算法的概述<text:tab/>120</text:p>
          <text:p text:style-name="P361">1.算法头文件<text:tab/>120</text:p>
          <text:p text:style-name="P361">2.算法的共同特点<text:tab/>120</text:p>
          <text:p text:style-name="P361">3.算法的种类<text:tab/>121</text:p>
          <text:p text:style-name="P344"><text:soft-page-break/>第二节非质变算法<text:tab/>121</text:p>
          <text:p text:style-name="P361">1.algo_for_each算法<text:tab/>122</text:p>
          <text:p text:style-name="P361">2.搜索数据<text:tab/>125</text:p>
          <text:p text:style-name="P361">3.统计数据个数<text:tab/>140</text:p>
          <text:p text:style-name="P361">4.数据区间的比较<text:tab/>141</text:p>
          <text:p text:style-name="P344">第三节质变算法<text:tab/>146</text:p>
          <text:p text:style-name="P361">1.拷贝数据<text:tab/>147</text:p>
          <text:p text:style-name="P361">2.交换数据<text:tab/>155</text:p>
          <text:p text:style-name="P361">3.转换和合并<text:tab/>159</text:p>
          <text:p text:style-name="P361">4.替换数据<text:tab/>163</text:p>
          <text:p text:style-name="P361">5.赋值新数据<text:tab/>167</text:p>
          <text:p text:style-name="P361">6.移除数据<text:tab/>171</text:p>
          <text:p text:style-name="P361">7.数据唯一<text:tab/>175</text:p>
          <text:p text:style-name="P361">8.逆序<text:tab/>181</text:p>
          <text:p text:style-name="P361">9.数据轮换<text:tab/>182</text:p>
          <text:p text:style-name="P361">10.随机算法<text:tab/>185</text:p>
          <text:p text:style-name="P361">11.数据划分<text:tab/>189</text:p>
          <text:p text:style-name="P344">第四节排序算法<text:tab/>191</text:p>
          <text:p text:style-name="P361">1.排序整个数据区间<text:tab/>194</text:p>
          <text:p text:style-name="P361">2.部分排序<text:tab/>198</text:p>
          <text:p text:style-name="P361">3.测试数据区间是否排序<text:tab/>202</text:p>
          <text:p text:style-name="P361">4.根据第n个数据排序<text:tab/>205</text:p>
          <text:p text:style-name="P361">5.二分查找<text:tab/>207</text:p>
          <text:p text:style-name="P361">6.合并<text:tab/>212</text:p>
          <text:p text:style-name="P361">7.集合算法<text:tab/>217</text:p>
          <text:p text:style-name="P361">8.堆算法<text:tab/>222</text:p>
          <text:p text:style-name="P361">9.最大值与最小值<text:tab/>225</text:p>
          <text:p text:style-name="P361">10.按照辞典顺序比较<text:tab/>228</text:p>
          <text:p text:style-name="P361">11.数据排列<text:tab/>231</text:p>
          <text:p text:style-name="P344">第五节算数算法<text:tab/>233</text:p>
          <text:p text:style-name="P361">1.对整个区间计算<text:tab/>234</text:p>
          <text:p text:style-name="P361">2.相对值和绝对值转换<text:tab/>238</text:p>
          <text:p text:style-name="P360">第七章libcstl函数<text:tab/>245</text:p>
          <text:p text:style-name="P344">第一节函数的作用<text:tab/>245</text:p>
          <text:p text:style-name="P361">1.作为谓词<text:tab/>245</text:p>
          <text:p text:style-name="P361">2.作为行为规则<text:tab/>248</text:p>
          <text:p text:style-name="P344">第二节函数的类型<text:tab/>249</text:p>
          <text:p text:style-name="P361">1.一元函数<text:tab/>249</text:p>
          <text:p text:style-name="P361">2.二元函数<text:tab/>249</text:p>
          <text:p text:style-name="P344">第三节预定义的函数<text:tab/>250</text:p>
          <text:p text:style-name="P361">1.算术运算函数<text:tab/>250</text:p>
          <text:p text:style-name="P361">2.关系运算函数<text:tab/>250</text:p>
          <text:p text:style-name="P361">3.逻辑运算函数<text:tab/>250</text:p>
          <text:p text:style-name="P361">4.其他函数<text:tab/>251</text:p>
          <text:p text:style-name="P360"><text:soft-page-break/>第八章libcstl算法<text:tab/>251</text:p>
          <text:p text:style-name="P344">第一节算法的分类<text:tab/>251</text:p>
          <text:p text:style-name="P344">第二节非质变算法<text:tab/>251</text:p>
          <text:p text:style-name="P361">1.查找单一数据<text:tab/>253</text:p>
          <text:p text:style-name="P361">2.数据区间匹配<text:tab/>261</text:p>
          <text:p text:style-name="P344">第三节质变算法<text:tab/>271</text:p>
          <text:p text:style-name="P361">1.拷贝数据<text:tab/>272</text:p>
          <text:p text:style-name="P361">2.交换数据<text:tab/>279</text:p>
          <text:p text:style-name="P361">3.数据变换<text:tab/>281</text:p>
          <text:p text:style-name="P361">4.数据替换<text:tab/>284</text:p>
          <text:p text:style-name="P361">5.数据填充<text:tab/>286</text:p>
          <text:p text:style-name="P361">6.移除数据<text:tab/>288</text:p>
          <text:p text:style-name="P361">7.逆序<text:tab/>291</text:p>
          <text:p text:style-name="P361">8.旋转数据<text:tab/>293</text:p>
          <text:p text:style-name="P361">9.随机重排<text:tab/>294</text:p>
          <text:p text:style-name="P361">10.划分<text:tab/>297</text:p>
          <text:p text:style-name="P344">第四节排序算法<text:tab/>299</text:p>
          <text:p text:style-name="P361">1.排序<text:tab/>300</text:p>
          <text:p text:style-name="P361">2.二分查找<text:tab/>313</text:p>
          <text:p text:style-name="P361">3.合并<text:tab/>317</text:p>
          <text:p text:style-name="P361">4.与集合有关的算法<text:tab/>319</text:p>
          <text:p text:style-name="P361">5.堆算法<text:tab/>323</text:p>
          <text:p text:style-name="P361">6.最大数据和最小数据<text:tab/>325</text:p>
          <text:p text:style-name="P361">7.按词典顺序比较<text:tab/>328</text:p>
          <text:p text:style-name="P361">8.排列组合<text:tab/>332</text:p>
          <text:p text:style-name="P344">第五节算术算法<text:tab/>334</text:p>
          <text:p text:style-name="P361">1. 依次赋值<text:tab/>334</text:p>
          <text:p text:style-name="P361">2.求和算法<text:tab/>335</text:p>
          <text:p text:style-name="P361">3.计算内积<text:tab/>337</text:p>
          <text:p text:style-name="P361">4.局部总和<text:tab/>338</text:p>
          <text:p text:style-name="P361">5.相邻数据的差<text:tab/>339</text:p>
          <text:p text:style-name="P361">6.幂运算<text:tab/>341</text:p>
          <text:p text:style-name="P360">第九章libcstl容器适配器<text:tab/>342</text:p>
          <text:p text:style-name="P344">第一节stack_t<text:tab/>342</text:p>
          <text:p text:style-name="P361">1.stack_t的操作<text:tab/>343</text:p>
          <text:p text:style-name="P361">2.stack_t的使用实例<text:tab/>343</text:p>
          <text:p text:style-name="P344">第二节queue_t<text:tab/>344</text:p>
          <text:p text:style-name="P361">1.queue_t的操作<text:tab/>345</text:p>
          <text:p text:style-name="P361">2.queue_t的使用实例<text:tab/>346</text:p>
          <text:p text:style-name="P344">第三节priority_queue_t<text:tab/>347</text:p>
          <text:p text:style-name="P361">1.priority_queue_t的操作<text:tab/>347</text:p>
          <text:p text:style-name="P361">2.priority_queue_t的使用实例<text:tab/>348</text:p>
          <text:p text:style-name="P360">第十章libcstl字符串<text:tab/>349</text:p>
          <text:p text:style-name="P344">第一节两个string_t的使用实例<text:tab/>349</text:p>
          <text:p text:style-name="P361"><text:soft-page-break/>1.第一个例子:提取文件名模版<text:tab/>349</text:p>
          <text:p text:style-name="P361">2.第二个例子:提取单词并逆序打印<text:tab/>352</text:p>
          <text:p text:style-name="P344">第二节string_t类型的描述<text:tab/>354</text:p>
          <text:p text:style-name="P361">1.strint_t的能力<text:tab/>354</text:p>
          <text:p text:style-name="P361">2.string_t的操作概览<text:tab/>354</text:p>
          <text:p text:style-name="P361">3.初始化和销毁<text:tab/>355</text:p>
          <text:p text:style-name="P361">4.string_t和C字符串<text:tab/>355</text:p>
          <text:p text:style-name="P361">5.string_t的大小和容量<text:tab/>356</text:p>
          <text:p text:style-name="P361">6.string_t数据访问<text:tab/>356</text:p>
          <text:p text:style-name="P361">7.string_t比较操作<text:tab/>356</text:p>
          <text:p text:style-name="P361">8.赋值<text:tab/>357</text:p>
          <text:p text:style-name="P361">9.数据交换<text:tab/>358</text:p>
          <text:p text:style-name="P361">10.添加和连接<text:tab/>358</text:p>
          <text:p text:style-name="P361">11.插入数据<text:tab/>359</text:p>
          <text:p text:style-name="P361">12.删除数据<text:tab/>359</text:p>
          <text:p text:style-name="P361">13.替换<text:tab/>359</text:p>
          <text:p text:style-name="P361">14.子串<text:tab/>360</text:p>
          <text:p text:style-name="P361">15.输入输出<text:tab/>360</text:p>
          <text:p text:style-name="P361">16.查找<text:tab/>361</text:p>
          <text:p text:style-name="P361">17.NPOS值<text:tab/>362</text:p>
          <text:p text:style-name="P361">18.迭代器支持<text:tab/>362</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42316507" text:style-name="WW8Num13">
        <text:list-item>
          <text:h text:style-name="P328" text:outline-level="1"><text:soft-page-break/>简介</text:h>
          <text:list>
            <text:list-item>
              <text:h text:style-name="P332" text:outline-level="2"><text:span text:style-name="T52">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807801116" text:style-name="L1">
        <text:list-item>
          <text:p text:style-name="P123">第一章：简介</text:p>
        </text:list-item>
      </text:list>
      <text:p text:style-name="P28"><text:tab/> <text:s text:c="4"/>简单介绍本书的结构和相关的内容，简单介绍libcstl库。</text:p>
      <text:list xml:id="list786916343" text:style-name="L2">
        <text:list-item>
          <text:p text:style-name="P209">第二章：libcstl库的基本概念</text:p>
        </text:list-item>
      </text:list>
      <text:p text:style-name="P28"><text:tab/> <text:s text:c="4"/>介绍使用libcstl库需要知道的基本概念，库的组成部分，包含的头文件，要使用到的数据机构等。</text:p>
      <text:list xml:id="list1254822017" text:style-name="L3">
        <text:list-item>
          <text:p text:style-name="P124">第三章：工具类型</text:p>
        </text:list-item>
      </text:list>
      <text:p text:style-name="P28"><text:tab/> <text:s text:c="4"/>这一章主要介绍libcstl提供的小的工具类型，一些辅助的数据结构和宏定义。</text:p>
      <text:list xml:id="list2064990642" text:style-name="L4">
        <text:list-item>
          <text:p text:style-name="P125">第四章：容器</text:p>
        </text:list-item>
      </text:list>
      <text:p text:style-name="P28"><text:tab/> <text:s text:c="4"/>这一章解释容器的概念，介绍各个容器的功能以及对各个容器的能力进行对比。</text:p>
      <text:list xml:id="list355475802" text:style-name="L5">
        <text:list-item>
          <text:p text:style-name="P126">第五章：迭代器</text:p>
        </text:list-item>
      </text:list>
      <text:p text:style-name="P28"><text:tab/> <text:s text:c="4"/>详细讨论迭代器的概念，功能，用途以及迭代器的一些辅助函数。</text:p>
      <text:list xml:id="list982708573" text:style-name="L6">
        <text:list-item>
          <text:p text:style-name="P127">第六章：算法</text:p>
        </text:list-item>
      </text:list>
      <text:p text:style-name="P28"><text:tab/> <text:s text:c="4"/>列举了讨论了算法的应用，详细的讨论了算法的适用范围，对各种算法进行了比较。</text:p>
      <text:list xml:id="list1520199477" text:style-name="L7">
        <text:list-item>
          <text:p text:style-name="P128">第七章：函数</text:p>
        </text:list-item>
      </text:list>
      <text:p text:style-name="P28"><text:tab/> <text:s text:c="4"/>讨论libcstl库的一元函数，二元函数以及谓词的用法。</text:p>
      <text:list xml:id="list1620387730" text:style-name="L8">
        <text:list-item>
          <text:p text:style-name="P129">第八章：容器适配器</text:p>
        </text:list-item>
      </text:list>
      <text:p text:style-name="P28"><text:tab/> <text:s text:c="4"/>详细描述了特殊的容器 – 容器适配器，介绍了适配器的特点和用法。</text:p>
      <text:list xml:id="list1283225285" text:style-name="L9">
        <text:list-item>
          <text:p text:style-name="P130">第九章：字符串</text:p>
        </text:list-item>
      </text:list>
      <text:p text:style-name="P28"><text:tab/> <text:s text:c="4"/>描述了libcstl提供的字符串类型，它不同于传统的C字符串。</text:p>
      <text:list xml:id="list1293985094" text:style-name="L10">
        <text:list-item>
          <text:p text:style-name="P131">第十章：类型机制</text:p>
        </text:list-item>
      </text:list>
      <text:p text:style-name="P28"><text:tab/> <text:s text:c="4"/>描述了libcstl对于用户自定义类型的处理，以及类型的注册和管理机制。</text:p>
      <text:list xml:id="list1139232043" text:style-name="L11">
        <text:list-item>
          <text:p text:style-name="P132">附录：对于直接以数据为参数的函数的使用</text:p>
        </text:list-item>
      </text:list>
      <text:p text:style-name="P28"><text:tab/> <text:s text:c="4"/>讨论了一种特殊的接口函数的使用方法和技巧。</text:p>
      <text:p text:style-name="P28"/>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4">[wb@ActiveSys ~]$ tar zxvf libcstl-2.0.0.tar.gz</text:p>
            <text:p text:style-name="P74">...</text:p>
            <text:p text:style-name="P75">[wb@ActiveSys ~]$ cd libcstl-2.0.0</text:p>
          </table:table-cell>
        </table:table-row>
      </table:table>
      <text:p text:style-name="P28"/>
      <text:p text:style-name="P28"><text:tab/>使用蓝灰色表示代码，例如:</text:p>
      <table:table table:name="表格8" table:style-name="表格8">
        <table:table-column table:style-name="表格8.A"/>
        <text:soft-page-break/>
        <table:table-row>
          <table:table-cell table:style-name="表格8.A1" office:value-type="string">
            <text:p text:style-name="P68">#include &lt;stdio.h&gt; </text:p>
            <text:p text:style-name="P68">#include &lt;cstl/cvector.h&gt; </text:p>
            <text:p text:style-name="P68"/>
            <text:p text:style-name="P68">int main(int argc, char* argv[]) </text:p>
            <text:p text:style-name="P68">{ </text:p>
            <text:p text:style-name="P68"><text:s text:c="4"/>vector_t* pvec_v1 = create_vector(int); </text:p>
            <text:p text:style-name="P68"/>
            <text:p text:style-name="P68"><text:s text:c="4"/>if(pvec_v1 == NULL) </text:p>
            <text:p text:style-name="P68"><text:s text:c="4"/>{ </text:p>
            <text:p text:style-name="P68"><text:s text:c="8"/>return -1; </text:p>
            <text:p text:style-name="P68"><text:s text:c="4"/>} </text:p>
            <text:p text:style-name="P68"/>
            <text:p text:style-name="P68"><text:s text:c="4"/>vector_init(pvec_v1); </text:p>
            <text:p text:style-name="P68"/>
            <text:p text:style-name="P68"><text:s text:c="4"/>vector_push_back(pvec_v1, 1); </text:p>
            <text:p text:style-name="P68"><text:s text:c="4"/>printf("Vector length is %d.\n", vector_size(pvec_v1)); </text:p>
            <text:p text:style-name="P68"/>
            <text:p text:style-name="P68"><text:s text:c="4"/>vector_push_back(pvec_v1, 2); </text:p>
            <text:p text:style-name="P68"><text:s text:c="4"/>printf("Vector length is now %d.\n", vector_size(pvec_v1)); </text:p>
            <text:p text:style-name="P68"/>
            <text:p text:style-name="P68"><text:s text:c="4"/>vector_destroy(pvec_v1); </text:p>
            <text:p text:style-name="P68"/>
            <text:p text:style-name="P68"><text:s text:c="4"/>return 0; </text:p>
            <text:p text:style-name="P68">}</text:p>
          </table:table-cell>
        </table:table-row>
      </table:table>
      <text:p text:style-name="P28"/>
      <text:list xml:id="list1161685110" text:continue-list="list1642316507" text:style-name="WW8Num13">
        <text:list-item>
          <text:list>
            <text:list-item>
              <text:h text:style-name="P333"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soft-page-break/><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2153281024" text:continue-numbering="true" text:style-name="WW8Num13">
        <text:list-item>
          <text:list>
            <text:list-item>
              <text:h text:style-name="P335" text:outline-level="2"><text:span text:style-name="T35">libcstl</text:span><text:span text:style-name="T4">的编译和安装</text:span></text:h>
              <text:list>
                <text:list-item>
                  <text:h text:style-name="P345"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74">[wb@ActiveSys ~]$ tar zxvf libcstl-2.0.0.tar.gz</text:p>
            <text:p text:style-name="P74">...</text:p>
            <text:p text:style-name="P75">[wb@ActiveSys ~]$ cd libcstl-2.0.0</text:p>
          </table:table-cell>
        </table:table-row>
      </table:table>
      <text:p text:style-name="P97"><text:span text:style-name="T60"><text:tab/></text:span><text:span text:style-name="T59">然后执行</text:span><text:span text:style-name="T37">make</text:span><text:span text:style-name="T59">编译</text:span><text:span text:style-name="T26">libcstl</text:span><text:span text:style-name="T37">:</text:span></text:p>
      <table:table table:name="表格3" table:style-name="表格3">
        <table:table-column table:style-name="表格3.A"/>
        <table:table-row>
          <table:table-cell table:style-name="表格3.A1" office:value-type="string">
            <text:p text:style-name="P75"><text:bookmark text:name="编译和安装"/>[wb@ActiveSys libcstl-2.0.0]$ make</text:p>
          </table:table-cell>
        </table:table-row>
      </table:table>
      <text:p text:style-name="P98"><text:span text:style-name="T53"><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73"><text:bookmark text:name="编译和安装1"/>[wb@ActiveSys libcstl-2.0.0]# make install</text:p>
          </table:table-cell>
        </table:table-row>
      </table:table>
      <text:p text:style-name="P98"><text:span text:style-name="T53"><text:tab/></text:span>这样编译并安装了<text:span text:style-name="T25">libcstl</text:span>库.</text:p>
      <text:p text:style-name="P84">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75"><text:bookmark text:name="编译和安装2"/>[wb@ActiveSys libcstl-2.0.0]# make uninstall</text:p>
          </table:table-cell>
        </table:table-row>
      </table:table>
      <text:p text:style-name="P99"><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75">[wb@ActiveSys libcstl-2.0.0]# make update</text:p>
          </table:table-cell>
        </table:table-row>
      </table:table>
      <text:p text:style-name="P99"/>
      <text:p text:style-name="P99"><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101"/>
      <text:list xml:id="list724581847" text:continue-numbering="true" text:style-name="WW8Num13">
        <text:list-item>
          <text:list>
            <text:list-item>
              <text:list>
                <text:list-item>
                  <text:h text:style-name="P345" text:outline-level="3">特殊的编译选项</text:h>
                </text:list-item>
              </text:list>
            </text:list-item>
          </text:list>
        </text:list-item>
      </text:list>
      <text:p text:style-name="P1"><text:span text:style-name="T59"><text:tab/></text:span><text:span text:style-name="T62">在</text:span><text:span text:style-name="T28">libcstl</text:span><text:span text:style-name="T34">-2.0.0</text:span><text:span text:style-name="T62">目录下有一个</text:span><text:span text:style-name="T34">Makefile</text:span><text:span text:style-name="T62">文件,文件中定义了一个有关编译选项的变量:</text:span></text:p>
      <table:table table:name="表格10" table:style-name="表格10">
        <table:table-column table:style-name="表格10.A"/>
        <table:table-row>
          <table:table-cell table:style-name="表格10.A1" office:value-type="string">
            <text:p text:style-name="P63">CFLAGS_EX = -DNDEBUG</text:p>
          </table:table-cell>
        </table:table-row>
      </table:table>
      <text:p text:style-name="P40"><text:span text:style-name="T55"><text:tab/></text:span><text:span text:style-name="T59">其中</text:span><text:span text:style-name="T37">NDEBUG</text:span><text:span text:style-name="T59">都是</text:span><text:span text:style-name="T26">libcstl</text:span><text:span text:style-name="T59">的默认编译选项, 如果想要修改默认编译选项就请修改</text:span><text:span text:style-name="T40">CFLAGS_EX </text:span><text:span text:style-name="T59">变量: 想要添加编译选项请在这一行的后面添加</text:span><text:span text:style-name="T49"> -DXXXX </text:span><text:span text:style-name="T59">(其中</text:span><text:span text:style-name="T37">XXXX</text:span><text:span text:style-name="T59">是要添加的编译选项),如果要删除就直接删除</text:span><text:span text:style-name="T37">-DXXXX</text:span><text:span text:style-name="T59">选项.</text:span></text:p>
      <text:p text:style-name="P42"><text:tab/><text:span text:style-name="T23">l</text:span><text:span text:style-name="T25">ibcstl</text:span>编译过程中的可用编译选项有:</text:p>
      <text:p text:style-name="P42"/>
      <text:list xml:id="list950673129" text:style-name="L12">
        <text:list-item>
          <text:p text:style-name="P210"><text:span text:style-name="T38">NDEBUG</text:span><text:span text:style-name="T55"> </text:span><text:span text:style-name="T59">控制断言.</text:span></text:p>
        </text:list-item>
      </text:list>
      <text:p text:style-name="P84">定义这个编译选项可以去掉库中的断言.当库函数接受到非法参数时,断言就会报错,但是有断言的版本执行效率<text:soft-page-break/>低(非断言版本效率大约是有断言版本的<text:span text:style-name="T23">20~40</text:span>倍).</text:p>
      <text:p text:style-name="P84"/>
      <text:list xml:id="list547738701" text:style-name="L13">
        <text:list-item>
          <text:p text:style-name="P211"><text:span text:style-name="T38">CSTL_STACK_VECTOR_SEQUENCE</text:span><text:span text:style-name="T55"> </text:span><text:span text:style-name="T59">以</text:span><text:span text:style-name="T37">vector_t</text:span><text:span text:style-name="T59">容器为</text:span><text:span text:style-name="T37">stack_t</text:span><text:span text:style-name="T59">适配器的底层实现.</text:span></text:p>
        </text:list-item>
        <text:list-item>
          <text:p text:style-name="P211"><text:span text:style-name="T38">CSTL_STACK_LIST_SEQUENCE</text:span><text:span text:style-name="T59"> 以</text:span><text:span text:style-name="T37">list_t</text:span><text:span text:style-name="T59">容器为</text:span><text:span text:style-name="T37">stack_t</text:span><text:span text:style-name="T59">适配器的底层实现.</text:span></text:p>
        </text:list-item>
      </text:list>
      <text:p text:style-name="P84">这两个选项都是控制<text:span text:style-name="T23">stack_t</text:span>适配器的底层实现的.如果不指定则使用<text:span text:style-name="T23">deque_t</text:span>作为<text:span text:style-name="T23">stack_t</text:span>的底层实现.</text:p>
      <text:p text:style-name="P84"/>
      <text:list xml:id="list1589150111" text:style-name="L14">
        <text:list-item>
          <text:p text:style-name="P327"><text:span text:style-name="T57">CSTL_QUEUE_LIST_SEQUENCE</text:span><text:span text:style-name="T39"> </text:span><text:span text:style-name="T62">以</text:span><text:span text:style-name="T34">list_t</text:span><text:span text:style-name="T62">容器为</text:span><text:span text:style-name="T34">queue_t</text:span><text:span text:style-name="T62">适配器的底层实现.</text:span></text:p>
        </text:list-item>
      </text:list>
      <text:p text:style-name="P84">这个选项控制<text:span text:style-name="T23">queue_t</text:span>的底层实现.如果不指定则使用<text:span text:style-name="T23">deque_t</text:span>为<text:span text:style-name="T23">queue_t</text:span>的底层实现.</text:p>
      <text:p text:style-name="P84"/>
      <text:list xml:id="list801345161" text:style-name="L15">
        <text:list-item>
          <text:p text:style-name="P212"><text:span text:style-name="T38">CSTL_SET_AVL_TREE</text:span><text:span text:style-name="T37"> </text:span><text:span text:style-name="T59">以</text:span><text:span text:style-name="T37">avl</text:span><text:span text:style-name="T59">树作为</text:span><text:span text:style-name="T37">set_t</text:span><text:span text:style-name="T59">的底层实现.</text:span></text:p>
        </text:list-item>
        <text:list-item>
          <text:p text:style-name="P212"><text:span text:style-name="T38">CSTL_MULTISET_AVL_TREE</text:span><text:span text:style-name="T37"> </text:span><text:span text:style-name="T59">以</text:span><text:span text:style-name="T37">avl</text:span><text:span text:style-name="T59">树作为</text:span><text:span text:style-name="T37">multiset_t</text:span><text:span text:style-name="T59">的底层实现.</text:span></text:p>
        </text:list-item>
        <text:list-item>
          <text:p text:style-name="P212"><text:span text:style-name="T38">CSTL_MAP_AVL_TREE</text:span><text:span text:style-name="T37"> </text:span><text:span text:style-name="T59">以</text:span><text:span text:style-name="T37">avl</text:span><text:span text:style-name="T59">树作为</text:span><text:span text:style-name="T37">map_t</text:span><text:span text:style-name="T59">的底层实现.</text:span></text:p>
        </text:list-item>
        <text:list-item>
          <text:p text:style-name="P212"><text:span text:style-name="T38">CSTL_MULTISET_AVL_TREE</text:span><text:span text:style-name="T59"> 以</text:span><text:span text:style-name="T37">avl</text:span><text:span text:style-name="T59">树作为</text:span><text:span text:style-name="T37">multimap_t</text:span><text:span text:style-name="T59">的底层实现.</text:span></text:p>
        </text:list-item>
      </text:list>
      <text:p text:style-name="P84">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98"/>
      <text:p text:style-name="P98"/>
      <text:list xml:id="list2150230707" text:continue-list="list724581847" text:style-name="WW8Num13">
        <text:list-item>
          <text:h text:style-name="P329" text:outline-level="1">libcstl库的基本概念</text:h>
        </text:list-item>
      </text:list>
      <text:p text:style-name="P57"><text:span text:style-name="T58"><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188211102" text:continue-numbering="true" text:style-name="WW8Num13">
        <text:list-item>
          <text:list>
            <text:list-item>
              <text:h text:style-name="P334" text:outline-level="2"><text:span text:style-name="T23">libcstl</text:span>的组成部分</text:h>
            </text:list-item>
          </text:list>
        </text:list-item>
      </text:list>
      <text:p text:style-name="P29"><text:tab/>libcstl由很多部分组成，其中最主要的有容器，迭代器，算法以及函数。</text:p>
      <text:list xml:id="list2116699471" text:style-name="L16">
        <text:list-item>
          <text:p text:style-name="P133">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651716877" text:style-name="L17">
        <text:list-item>
          <text:p text:style-name="P134">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89675937" text:style-name="L18">
        <text:list-item>
          <text:p text:style-name="P135">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text:soft-page-break/></text:p>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278062523" text:continue-list="list188211102" text:style-name="WW8Num13">
        <text:list-item>
          <text:list>
            <text:list-item>
              <text:h text:style-name="P338" text:outline-level="2">容器</text:h>
            </text:list-item>
          </text:list>
        </text:list-item>
      </text:list>
      <text:p text:style-name="P40"><text:span text:style-name="T17"><text:tab/></text:span><text:span text:style-name="T59">容器是用来保存和管理数据的，为了满足不同的需要</text:span><text:span text:style-name="T37">libcstl</text:span><text:span text:style-name="T59">提供了多种容器：</text:span></text:p>
      <text:p text:style-name="P45"><draw:frame draw:style-name="fr2" draw:name="图形3" text:anchor-type="paragraph" svg:width="19.006cm" svg:height="9.703cm" draw:z-index="9"><draw:image xlink:href="Pictures/10000000000002C300000169831C3E19.jpg" xlink:type="simple" xlink:show="embed" xlink:actuate="onLoad"/></draw:frame><text:soft-page-break/><text:span text:style-name="T59">图</text:span><text:span text:style-name="T37">2.2 </text:span><text:span text:style-name="T59">序列容器</text:span></text:p>
      <text:p text:style-name="P45"><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416884916" text:style-name="L19">
        <text:list-item>
          <text:p text:style-name="P213">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1814741367" text:style-name="L20">
        <text:list-item>
          <text:p text:style-name="P214">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93202860" text:continue-list="list278062523" text:style-name="WW8Num13">
        <text:list-item>
          <text:list>
            <text:list-item>
              <text:list>
                <text:list-item>
                  <text:h text:style-name="P353"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885213706" text:style-name="L21">
        <text:list-item>
          <text:p text:style-name="P136">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67">/* </text:p>
            <text:p text:style-name="P67"><text:s/>* vector1.c </text:p>
            <text:p text:style-name="P67"><text:s/>* compile with : -lcstl </text:p>
            <text:p text:style-name="P67"><text:s/>*/ </text:p>
            <text:p text:style-name="P67"/>
            <text:p text:style-name="P67">#include &lt;stdio.h&gt; </text:p>
            <text:p text:style-name="P67">#include &lt;cstl/cvector.h&gt; </text:p>
            <text:p text:style-name="P67"/>
            <text:p text:style-name="P67">int main(int argc, char* argv[]) </text:p>
            <text:p text:style-name="P67">{ </text:p>
            <text:p text:style-name="P67"><text:s text:c="4"/>/* vector conatiner for integer elements */ </text:p>
            <text:p text:style-name="P67"><text:s text:c="4"/>vector_t* pvec_coll = create_vector(int); </text:p>
            <text:p text:style-name="P67"><text:s text:c="4"/>int i = 0; </text:p>
            <text:p text:style-name="P67"/>
            <text:p text:style-name="P67"><text:s text:c="4"/>if(pvec_coll == NULL) </text:p>
            <text:p text:style-name="P67"><text:s text:c="4"/>{ </text:p>
            <text:p text:style-name="P67"><text:s text:c="8"/>return -1; </text:p>
            <text:p text:style-name="P67"><text:s text:c="4"/>} </text:p>
            <text:p text:style-name="P67"/>
            <text:p text:style-name="P67"><text:s text:c="4"/>vector_init(pvec_coll); </text:p>
            <text:p text:style-name="P67"/>
            <text:p text:style-name="P67"><text:s text:c="4"/>/* append elements with 1 to 6 */ </text:p>
            <text:p text:style-name="P67"><text:soft-page-break/><text:s text:c="4"/>for(i = 1; i &lt;= 6; ++i) </text:p>
            <text:p text:style-name="P67"><text:s text:c="4"/>{ </text:p>
            <text:p text:style-name="P67"><text:s text:c="8"/>vector_push_back(pvec_coll, i); </text:p>
            <text:p text:style-name="P67"><text:s text:c="4"/>} </text:p>
            <text:p text:style-name="P67"/>
            <text:p text:style-name="P67"><text:s text:c="4"/>/* print all elements followed by space */ </text:p>
            <text:p text:style-name="P67"><text:s text:c="4"/>for(i = 0; i &lt; vector_size(pvec_coll); ++i) </text:p>
            <text:p text:style-name="P67"><text:s text:c="4"/>{ </text:p>
            <text:p text:style-name="P67"><text:s text:c="8"/>printf("%d ", *(int*)vector_at(pvec_coll, i)); </text:p>
            <text:p text:style-name="P67"><text:s text:c="4"/>} </text:p>
            <text:p text:style-name="P67"><text:s text:c="4"/>printf("\n"); </text:p>
            <text:p text:style-name="P67"/>
            <text:p text:style-name="P67"><text:s text:c="4"/>vector_destroy(pvec_coll); </text:p>
            <text:p text:style-name="P67"/>
            <text:p text:style-name="P67"><text:s text:c="4"/>return 0; </text:p>
            <text:p text:style-name="P67">}</text:p>
          </table:table-cell>
        </table:table-row>
      </table:table>
      <text:p text:style-name="P48"/>
      <text:p text:style-name="P42">使用<text:span text:style-name="T23">vector_t</text:span>容器必须包含头文件</text:p>
      <text:p text:style-name="P64">#include &lt;cstl/cvector.h&gt;</text:p>
      <text:p text:style-name="P42">创建一个存储<text:span text:style-name="T23">int</text:span>类型数据的<text:span text:style-name="T23">vector_t</text:span></text:p>
      <text:p text:style-name="P67">vector_t* pvec_coll = create_vector(int); </text:p>
      <text:p text:style-name="P42"><text:span text:style-name="T23">vector_t</text:span>在没有初始化的时候是不能使用的，下面是初始化的代码</text:p>
      <text:p text:style-name="P67">vector_init(pvec_coll); </text:p>
      <text:p text:style-name="P42">我们使用<text:span text:style-name="T43">vector_push_back()</text:span>函数向<text:span text:style-name="T23">vector_t</text:span>中添加数据</text:p>
      <text:p text:style-name="P67">for(i = 1; i &lt;= 6; ++i) </text:p>
      <text:p text:style-name="P67">{ </text:p>
      <text:p text:style-name="P67"><text:s text:c="4"/>vector_push_back(pvec_coll, i); </text:p>
      <text:p text:style-name="P67">}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7">for(i = 0; i &lt; vector_size(pvec_coll); ++i) </text:p>
      <text:p text:style-name="P67">{ </text:p>
      <text:p text:style-name="P67"><text:s text:c="4"/>printf("%d ", *(int*)vector_at(pvec_coll, i)); </text:p>
      <text:p text:style-name="P67">} </text:p>
      <text:p text:style-name="P42">最后销毁<text:span text:style-name="T23">vector_t</text:span>容器，以释放容器本身和为了保存数据申请的资源</text:p>
      <text:p text:style-name="P67">vector_destroy(pvec_coll); </text:p>
      <text:p text:style-name="P42"/>
      <text:p text:style-name="P42">这段代码输出的结果如下：</text:p>
      <text:p text:style-name="P34">1 2 3 4 5 6 </text:p>
      <text:p text:style-name="P48"/>
      <text:list xml:id="list1778080829" text:style-name="L22">
        <text:list-item>
          <text:p text:style-name="P137">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102">/* </text:p>
            <text:p text:style-name="P102"><text:s/>* deque1.c </text:p>
            <text:p text:style-name="P102"><text:s/>* compile with : -lcstl </text:p>
            <text:p text:style-name="P102"><text:s/>*/ </text:p>
            <text:p text:style-name="P102"/>
            <text:p text:style-name="P102">#include &lt;stdio.h&gt; </text:p>
            <text:p text:style-name="P102">#include &lt;cstl/cdeque.h&gt; </text:p>
            <text:p text:style-name="P102"/>
            <text:p text:style-name="P102">int main(int argc, char* argv[]) </text:p>
            <text:p text:style-name="P102">{ </text:p>
            <text:p text:style-name="P102"><text:s text:c="4"/>/* deque container for float-point elements */ </text:p>
            <text:p text:style-name="P102"><text:s text:c="4"/>deque_t* pdq_coll = create_deque(float); </text:p>
            <text:p text:style-name="P102"><text:s text:c="4"/>int i = 0; </text:p>
            <text:p text:style-name="P102"/>
            <text:p text:style-name="P102"><text:s text:c="4"/>if(pdq_coll == NULL) </text:p>
            <text:p text:style-name="P102"><text:s text:c="4"/>{ </text:p>
            <text:p text:style-name="P102"><text:s text:c="8"/>return -1; </text:p>
            <text:p text:style-name="P102"><text:s text:c="4"/>} </text:p>
            <text:p text:style-name="P102"/>
            <text:p text:style-name="P102"><text:s text:c="4"/>deque_init(pdq_coll); </text:p>
            <text:p text:style-name="P102"/>
            <text:p text:style-name="P102"><text:s text:c="4"/>/* insert elements from 1.1 to 6.6 each at the front */ </text:p>
            <text:p text:style-name="P102"><text:s text:c="4"/>for(i = 1; i &lt;= 6; ++i) </text:p>
            <text:p text:style-name="P102"><text:s text:c="4"/>{ </text:p>
            <text:p text:style-name="P102"><text:s text:c="8"/>/* insert at the front */ </text:p>
            <text:p text:style-name="P102"><text:s text:c="8"/>deque_push_front(pdq_coll, i * 1.1); </text:p>
            <text:p text:style-name="P102"><text:s text:c="4"/>} </text:p>
            <text:p text:style-name="P102"/>
            <text:p text:style-name="P102"><text:s text:c="4"/>/* print all elements followed by a space */ </text:p>
            <text:p text:style-name="P102"><text:s text:c="4"/>for(i = 0; i &lt; deque_size(pdq_coll); ++i) </text:p>
            <text:p text:style-name="P102"><text:s text:c="4"/>{ </text:p>
            <text:p text:style-name="P102"><text:s text:c="8"/>printf("%f ", *(float*)deque_at(pdq_coll, i)); </text:p>
            <text:p text:style-name="P102"><text:s text:c="4"/>} </text:p>
            <text:p text:style-name="P102"><text:s text:c="4"/>printf("\n"); </text:p>
            <text:p text:style-name="P102"/>
            <text:p text:style-name="P102"><text:s text:c="4"/>deque_destroy(pdq_coll); </text:p>
            <text:p text:style-name="P102"/>
            <text:p text:style-name="P102"><text:s text:c="4"/>return 0; </text:p>
            <text:p text:style-name="P102">}</text:p>
          </table:table-cell>
        </table:table-row>
      </table:table>
      <text:p text:style-name="P48"/>
      <text:p text:style-name="P42">使用<text:span text:style-name="T23">deque_t</text:span>需要包含头文件</text:p>
      <text:p text:style-name="P103">#include &lt;cstl/cdeque.h&gt; </text:p>
      <text:p text:style-name="P42"><text:soft-page-break/>创建一个保存浮点数类型数据的<text:span text:style-name="T23">deque_t</text:span>容器并初始化</text:p>
      <text:p text:style-name="P102">deque_t* pdq_coll = create_deque(float); </text:p>
      <text:p text:style-name="P102">...</text:p>
      <text:p text:style-name="P103">deque_init(pdq_coll); </text:p>
      <text:p text:style-name="P42">在<text:span text:style-name="T23">deque_t</text:span>开头插入数据</text:p>
      <text:p text:style-name="P103">deque_push_front(pdq_coll, i * 1.1); </text:p>
      <text:p text:style-name="P107">以这种方式插入数据得到的结果是与插入顺序相反的序列，结果如下：</text:p>
      <text:p text:style-name="P110">6.600000 5.500000 4.400000 3.300000 2.200000 1.100000 </text:p>
      <text:p text:style-name="P110">这是因为每一个数据都插入到了第一个数据的前面。</text:p>
      <text:p text:style-name="P112"><text:span text:style-name="T68">deque_t</text:span><text:span text:style-name="T63">容器也提供了</text:span><text:span text:style-name="T68">deque_size()</text:span><text:span text:style-name="T63">函数和</text:span><text:span text:style-name="T68">deque_at()</text:span><text:span text:style-name="T63">函数，所以我们也可以使用与第一个例子相同的方式打印数据：</text:span></text:p>
      <text:p text:style-name="P69">for(i = 0; i &lt; deque_size(pdq_coll); ++i) </text:p>
      <text:p text:style-name="P102">{ </text:p>
      <text:p text:style-name="P102"><text:s text:c="4"/>printf("%f ", *(float*)deque_at(pdq_coll, i)); </text:p>
      <text:p text:style-name="P103">} </text:p>
      <text:p text:style-name="P42">最后也要销毁<text:span text:style-name="T23">deque_t</text:span></text:p>
      <text:p text:style-name="P103">deque_destroy(pdq_coll); </text:p>
      <text:p text:style-name="P48"/>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962143817" text:style-name="L23">
        <text:list-item>
          <text:p text:style-name="P138">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2">/* </text:p>
            <text:p text:style-name="P102"><text:s/>* list1.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char c = '\0'; </text:p>
            <text:p text:style-name="P102"/>
            <text:p text:style-name="P102"><text:s text:c="4"/>if(plist_coll == NULL) </text:p>
            <text:p text:style-name="P102"><text:s text:c="4"/>{ </text:p>
            <text:p text:style-name="P102"><text:s text:c="8"/>return -1; </text:p>
            <text:p text:style-name="P102"><text:s text:c="4"/>} </text:p>
            <text:p text:style-name="P102"><text:soft-page-break/><text:s/></text:p>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while there are elements </text:p>
            <text:p text:style-name="P102"><text:s text:c="5"/>* - print and remove the first element </text:p>
            <text:p text:style-name="P102"><text:s text:c="5"/>*/ </text:p>
            <text:p text:style-name="P102"><text:s text:c="4"/>while(!list_empty(plist_coll)) </text:p>
            <text:p text:style-name="P102"><text:s text:c="4"/>{ </text:p>
            <text:p text:style-name="P102"><text:s text:c="8"/>printf("%c ", *(char*)list_front(plist_coll)); </text:p>
            <text:p text:style-name="P102"><text:s text:c="8"/>list_pop_front(plist_coll);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使用<text:span text:style-name="T23">list_t</text:span>需要包含头文件</text:p>
      <text:p text:style-name="P103">#include &lt;cstl/clist.h&gt; </text:p>
      <text:p text:style-name="P42">创建一个字符类型的<text:span text:style-name="T23">list_t</text:span>并初始化</text:p>
      <text:p text:style-name="P103">list_t* plist_coll = create_list(char); </text:p>
      <text:p text:style-name="P103">...</text:p>
      <text:p text:style-name="P103">list_init(plist_coll); </text:p>
      <text:p text:style-name="P42">向<text:span text:style-name="T23">list_t</text:span>中插入字符</text:p>
      <text:p text:style-name="P69">for(c = 'a'; c &lt;= 'z'; ++c) </text:p>
      <text:p text:style-name="P102">{ </text:p>
      <text:p text:style-name="P102"><text:s text:c="4"/>list_push_back(plist_coll, c); </text:p>
      <text:p text:style-name="P103">}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9">while(!list_empty(plist_coll)) </text:p>
      <text:p text:style-name="P102">{ </text:p>
      <text:p text:style-name="P102"><text:s text:c="4"/>printf("%c ", *(char*)list_front(plist_coll)); </text:p>
      <text:p text:style-name="P102"><text:s text:c="4"/>list_pop_front(plist_coll); </text:p>
      <text:p text:style-name="P103">} </text:p>
      <text:p text:style-name="P42">销毁<text:span text:style-name="T23">list_t</text:span></text:p>
      <text:p text:style-name="P103"><text:soft-page-break/>list_destroy(plist_coll); </text:p>
      <text:p text:style-name="P42">最后的结果:</text:p>
      <text:p text:style-name="P35">a b c d e f g h i j k l m n o p q r s t u v w x y z </text:p>
      <text:p text:style-name="P34"/>
      <text:p text:style-name="P59"><text:tab/>向上面这样遍历一个链表后链表中的数据就都被删除了，如果要保留数据清使用迭代器对链表进行遍历，迭代器在后面具体介绍。</text:p>
      <text:p text:style-name="P48"/>
      <text:list xml:id="list463146825" text:style-name="L24">
        <text:list-item>
          <text:p text:style-name="P139">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2100198481" text:style-name="L25">
        <text:list-item>
          <text:p text:style-name="P140">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563714355" text:continue-list="list93202860" text:style-name="WW8Num13">
        <text:list-item>
          <text:list>
            <text:list-item>
              <text:list>
                <text:list-item>
                  <text:h text:style-name="P353" text:outline-level="3">关联容器</text:h>
                </text:list-item>
              </text:list>
            </text:list-item>
          </text:list>
        </text:list-item>
      </text:list>
      <text:p text:style-name="P40"><text:span text:style-name="T55"><text:tab/></text:span><text:span text:style-name="T59">关联容器对容器中保存的数据自动排序,这种排序是基于数据本身的值或者数据定义的键值。关联容器对数据排序的默认规则是小于操作，对于基本类型和</text:span><text:span text:style-name="T37">libcstl</text:span><text:span text:style-name="T59">内部的容器类型还有一些工具类型等</text:span><text:span text:style-name="T37">libcstl</text:span><text:span text:style-name="T59">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9"><text:tab/>关联容器为了实现对数据进行自动排序的功能一般都采用平衡二叉树的结构，</text:span><text:span text:style-name="T37">libcstl</text:span><text:span text:style-name="T59">采用了两种平衡二叉树来实现关联容器，</text:span><text:span text:style-name="T37">AVL</text:span><text:span text:style-name="T59">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9">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2123953636" text:style-name="L26">
        <text:list-item>
          <text:p text:style-name="P141">set_t</text:p>
        </text:list-item>
      </text:list>
      <text:p text:style-name="P42"><text:tab/><text:span text:style-name="T23">set_t</text:span>容器根据它保存的数据进行自动排序,每一个数据在容器中只出现一次,重复的数据是不允许的。</text:p>
      <text:list xml:id="list1350938604" text:style-name="L27">
        <text:list-item>
          <text:p text:style-name="P142">mulitset_t</text:p>
        </text:list-item>
      </text:list>
      <text:p text:style-name="P42"><text:tab/><text:span text:style-name="T23">multiset_t</text:span>容器除了允许保存的数据重复,其他的与<text:span text:style-name="T23">set_t</text:span>容器相同。</text:p>
      <text:list xml:id="list567633217" text:style-name="L28">
        <text:list-item>
          <text:p text:style-name="P143">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972638320" text:style-name="L29">
        <text:list-item>
          <text:p text:style-name="P144">multimap_t</text:p>
        </text:list-item>
      </text:list>
      <text:p text:style-name="P84"><text:span text:style-name="T23">multimap_t</text:span>允许有<text:span text:style-name="T23">key</text:span>值重复的<text:span text:style-name="T23">key/value</text:span>数据,并且它不具备关联数组的性质,除此之外与<text:span text:style-name="T23">map_t</text:span>特点相同。</text:p>
      <text:list xml:id="list1845268248" text:style-name="L30">
        <text:list-item>
          <text:p text:style-name="P145">hash_set_t</text:p>
        </text:list-item>
      </text:list>
      <text:p text:style-name="P84"><text:span text:style-name="T23">hash_set_t</text:span>除了底层采用<text:span text:style-name="T23">hash</text:span>表实现外其他的特性与<text:span text:style-name="T23">set_t</text:span>相同。</text:p>
      <text:list xml:id="list1829545461" text:style-name="L31">
        <text:list-item>
          <text:p text:style-name="P146"><text:soft-page-break/>hash_multiset_t</text:p>
        </text:list-item>
      </text:list>
      <text:p text:style-name="P84"><text:span text:style-name="T23">hash_multiset_t</text:span>除了底层采用<text:span text:style-name="T23">hash</text:span>表实现外其他的特性与<text:span text:style-name="T23">multiset_t</text:span>相同。</text:p>
      <text:list xml:id="list1740815313" text:style-name="L32">
        <text:list-item>
          <text:p text:style-name="P147">hash_map_t</text:p>
        </text:list-item>
      </text:list>
      <text:p text:style-name="P84"><text:span text:style-name="T23">hash_map_t</text:span>除了底层采用<text:span text:style-name="T23">hash</text:span>表实现外其他的特性与<text:span text:style-name="T23">map_t</text:span>相同。</text:p>
      <text:list xml:id="list445076820" text:style-name="L33">
        <text:list-item>
          <text:p text:style-name="P148">hash_multimap_t</text:p>
        </text:list-item>
      </text:list>
      <text:p text:style-name="P84"><text:span text:style-name="T23">hash_multimap_t</text:span>除了底层采用<text:span text:style-name="T23">hash</text:span>实现外其他的特性与<text:span text:style-name="T23">multimap_t</text:span>相同。</text:p>
      <text:p text:style-name="P84"/>
      <text:p text:style-name="P84">由于操作关联容器要用到迭代器，所以关联容器的例子在介绍完迭代器之后给出。</text:p>
      <text:list xml:id="list356939101" text:continue-list="list563714355" text:style-name="WW8Num13">
        <text:list-item>
          <text:list>
            <text:list-item>
              <text:list>
                <text:list-item>
                  <text:h text:style-name="P353" text:outline-level="3">容器适配器</text:h>
                </text:list-item>
              </text:list>
            </text:list-item>
          </text:list>
        </text:list-item>
      </text:list>
      <text:p text:style-name="P84">除了以上这些容器之外,<text:span text:style-name="T25">libcstl</text:span>为了特殊的目的还提供了容器适配器,它们都是基本的容器实现的。</text:p>
      <text:list xml:id="list897259706" text:style-name="L34">
        <text:list-item>
          <text:p text:style-name="P149">stack_t</text:p>
        </text:list-item>
      </text:list>
      <text:p text:style-name="P84"><text:span text:style-name="T23">stack_t</text:span>是堆栈,它采用<text:span text:style-name="T23">LIFO</text:span>(后进先出)的原则来管理数据。</text:p>
      <text:list xml:id="list1618698183" text:style-name="L35">
        <text:list-item>
          <text:p text:style-name="P150">queue_t</text:p>
        </text:list-item>
      </text:list>
      <text:p text:style-name="P84"><text:span text:style-name="T23">queue_t</text:span>是队列,它采用<text:span text:style-name="T23">FIFO</text:span>(先进先出)的原则管理数据。</text:p>
      <text:list xml:id="list760928498" text:style-name="L36">
        <text:list-item>
          <text:p text:style-name="P151">priority_queue_t</text:p>
        </text:list-item>
      </text:list>
      <text:p text:style-name="P84"><text:span text:style-name="T23">priority_queue_t</text:span>是优先队列,它保存的数据具有优先级,<text:span text:style-name="T25">libcstl</text:span>默认的数据值越大优先级越大.每次从队列中取出的都是具有最大优先级的数据。</text:p>
      <text:p text:style-name="P84"/>
      <text:p text:style-name="P84">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454035354" text:continue-list="list356939101" text:style-name="WW8Num13">
        <text:list-item>
          <text:list>
            <text:list-item>
              <text:h text:style-name="P338" text:outline-level="2">迭代器</text:h>
            </text:list-item>
          </text:list>
        </text:list-item>
      </text:list>
      <text:p text:style-name="P84">迭代器是一种实现的是一种指针语义，它是指向容器中数据的”智能指针”，通过迭代器可以访问或者遍历容器<text:soft-page-break/>中的全部或者部分数据，同时算法也是通过迭代器对容器中的数据进行操作的。也正是因为有了迭代器才实现了数据和算法分离。</text:p>
      <text:p text:style-name="P84">迭代器是将容器的内部结构隐藏，通过使用它可以对不同的容器进行同样的操作，同时对于不同的容器迭代器也有特殊的操作，但是下面的这些操作是迭代器共同的：</text:p>
      <text:list xml:id="list1840344156" text:style-name="L37">
        <text:list-item>
          <text:p text:style-name="P152">iterator_get_value()</text:p>
        </text:list-item>
      </text:list>
      <text:p text:style-name="P84">获得迭代器所指的数据,将迭代器所指的数据拷贝到指定的缓冲区中。</text:p>
      <text:list xml:id="list951789888" text:style-name="L38">
        <text:list-item>
          <text:p text:style-name="P153">iterator_get_pointer()</text:p>
        </text:list-item>
      </text:list>
      <text:p text:style-name="P84">获得迭代器所指的数据的指针。</text:p>
      <text:list xml:id="list194208456" text:style-name="L39">
        <text:list-item>
          <text:p text:style-name="P154">iterator_next()</text:p>
        </text:list-item>
      </text:list>
      <text:p text:style-name="P84">指向下一个数据,使迭代器向前行进一步。</text:p>
      <text:list xml:id="list936461669" text:style-name="L40">
        <text:list-item>
          <text:p text:style-name="P155">iterator_equal() <text:span text:style-name="T65">和</text:span> iterator_not_equal()</text:p>
        </text:list-item>
      </text:list>
      <text:p text:style-name="P84">判断两个迭代器是否指向相同的位置。</text:p>
      <text:list xml:id="list58667210" text:style-name="L41">
        <text:list-item>
          <text:p text:style-name="P231"><text:span text:style-name="T65">赋值运算符</text:span> =</text:p>
        </text:list-item>
      </text:list>
      <text:p text:style-name="P84">在<text:span text:style-name="T23">libcstl</text:span>中，迭代器类型可以直接使用赋值运算符 = 来进行赋值。</text:p>
      <text:p text:style-name="P98"/>
      <text:p text:style-name="P98"><text:tab/>上面都是迭代器本身的操作，下面我们来看一看容器是怎样和迭代器建立联系的：</text:p>
      <text:p text:style-name="P84">为了实现容器和迭代器的相互操作,所有的容器都提供了基本的函数。</text:p>
      <text:list xml:id="list1293816376" text:style-name="L42">
        <text:list-item>
          <text:p text:style-name="P156">xxxx_begin()</text:p>
        </text:list-item>
      </text:list>
      <text:p text:style-name="P84">获得指向特定容器中第一个数据的迭代器(如果有第一个数据)。例如<text:span text:style-name="T23">vector_t</text:span>容器就是<text:span text:style-name="T23">vector_begin()。</text:span></text:p>
      <text:list xml:id="list1847510674" text:style-name="L43">
        <text:list-item>
          <text:p text:style-name="P157">xxxx_end()</text:p>
        </text:list-item>
      </text:list>
      <text:p text:style-name="P84">获得指向特定容器末尾的迭代器，这个末尾是指容器中最后一个数据的下一个位置。例如<text:span text:style-name="T23">vector_t</text:span>容器就是<text:span text:style-name="T23">vector_end()。</text:span></text:p>
      <text:p text:style-name="P53"><draw:frame draw:style-name="fr3" draw:name="图形5" text:anchor-type="paragraph" svg:width="19.006cm" svg:height="6.468cm" draw:z-index="11"><draw:image xlink:href="Pictures/10000000000002CA000000F35AC7D34C.jpg" xlink:type="simple" xlink:show="embed" xlink:actuate="onLoad"/></draw:frame>图<text:span text:style-name="T48"> 2.4 xxxx_begin()</text:span><text:span text:style-name="T61"> 和 </text:span><text:span text:style-name="T48">xxxx_end()</text:span></text:p>
      <text:p text:style-name="P52"/>
      <text:p text:style-name="P42"><text:tab/>这样的xxxx_begin()和xxxx_end()就组成了一个左闭右开区间[xxxx_begin(), xxxx_end())，这样的好处是便利时对结束条件判断比较方便，如果容器为空那么xxxx_begin()就等于xxxx_end()。</text:p>
      <text:p text:style-name="P84">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2">/* </text:p>
            <text:p text:style-name="P102"><text:s/>* list2.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list_iterator_t it_pos; </text:p>
            <text:p text:style-name="P102"><text:s text:c="4"/>char c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iterate over all elements </text:p>
            <text:p text:style-name="P102"><text:s text:c="5"/>*/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c ", *(char*)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42">首先要定义一个迭代器：</text:p>
      <text:p text:style-name="P103">list_iterator_t it_pos; </text:p>
      <text:p text:style-name="P107">迭代器与容器不同它不需要创建和初始化，定义之后直接就可以使用，使用之后也无需销毁。</text:p>
      <text:p text:style-name="P42">使用<text:span text:style-name="T43">it_pos </text:span>遍历<text:span text:style-name="T23">list_t</text:span>容器,并获得每一个数据的指针,将每一个数据打印出来:</text:p>
      <text:p text:style-name="P102">for(it_pos = list_begin(plist_coll); </text:p>
      <text:p text:style-name="P102"><text:s text:c="4"/>!iterator_equal(it_pos, list_end(plist_coll)); </text:p>
      <text:p text:style-name="P102"><text:s text:c="4"/>it_pos = iterator_next(it_pos)) </text:p>
      <text:p text:style-name="P102">{ </text:p>
      <text:p text:style-name="P102"><text:s text:c="4"/>printf("%c ", *(char*)iterator_get_pointer(it_pos)); </text:p>
      <text:p text:style-name="P103">} </text:p>
      <text:p text:style-name="P42">操作过程如图:</text:p>
      <text:p text:style-name="P53"><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52"/>
      <text:p text:style-name="P52">在遍历的开始首先让迭代器<text:span text:style-name="T23">it_pos</text:span>指向链表的第一个数据：</text:p>
      <text:p text:style-name="P108">it_pos = list_begin(plist_coll); </text:p>
      <text:p text:style-name="P52">然后判断当前位置是否为链表的末尾：</text:p>
      <text:p text:style-name="P108">!iterator_equal(it_pos, list_end(plist_coll)); </text:p>
      <text:p text:style-name="P109">如果不是链表的末尾就或者指向当前数据的指针，并将数据打印出来：</text:p>
      <text:p text:style-name="P108">printf("%c ", *(char*)iterator_get_pointer(it_pos)); </text:p>
      <text:p text:style-name="P109">然后在移动到下一个数据的位置：</text:p>
      <text:p text:style-name="P108">it_pos = iterator_next(it_pos)</text:p>
      <text:list xml:id="list1140623394" text:continue-list="list1454035354" text:style-name="WW8Num13">
        <text:list-item>
          <text:list>
            <text:list-item>
              <text:list>
                <text:list-item>
                  <text:h text:style-name="P353" text:outline-level="3">使用关联容器的例子</text:h>
                </text:list-item>
              </text:list>
            </text:list-item>
          </text:list>
        </text:list-item>
      </text:list>
      <text:p text:style-name="P48"><text:tab/><text:span text:style-name="T63">上面例子</text:span><text:span text:style-name="T69">中的</text:span><text:span text:style-name="T63">遍历是通用的，它可以用在任何容器中，下面就将这种便利用在关联容器中。下面这些例子都是使用关联容器的例子：</text:span></text:p>
      <text:list xml:id="list566781787" text:style-name="L44">
        <text:list-item>
          <text:p text:style-name="P232"><text:span text:style-name="T44">set_t</text:span><text:span text:style-name="T63">和</text:span><text:span text:style-name="T44">multiset_t</text:span><text:span text:style-name="T63">的例子</text:span></text:p>
        </text:list-item>
      </text:list>
      <text:p text:style-name="P59"><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102">/* </text:p>
            <text:p text:style-name="P102"><text:s/>* set1.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 set container for int values */ </text:p>
            <text:p text:style-name="P102"><text:s text:c="4"/>set_t* pset_coll = create_set(int); </text:p>
            <text:p text:style-name="P102"><text:s text:c="4"/>set_iterator_t it_pos; </text:p>
            <text:p text:style-name="P102"><text:soft-page-break/><text:s/></text:p>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 </text:p>
            <text:p text:style-name="P102"><text:s text:c="5"/>* insert elements for 1 to 6 in arbitray order </text:p>
            <text:p text:style-name="P102"><text:s text:c="5"/>* - value 1 gets inserted twice </text:p>
            <text:p text:style-name="P102"><text:s text:c="5"/>*/ </text:p>
            <text:p text:style-name="P102"><text:s text:c="4"/>set_insert(pset_coll, 3); </text:p>
            <text:p text:style-name="P102"><text:s text:c="4"/>set_insert(pset_coll, 1); </text:p>
            <text:p text:style-name="P102"><text:s text:c="4"/>set_insert(pset_coll, 6); </text:p>
            <text:p text:style-name="P102"><text:s text:c="4"/>set_insert(pset_coll, 4); </text:p>
            <text:p text:style-name="P102"><text:s text:c="4"/>set_insert(pset_coll, 1); </text:p>
            <text:p text:style-name="P102"><text:s text:c="4"/>set_insert(pset_coll, 2); </text:p>
            <text:p text:style-name="P102"><text:s text:c="4"/>set_insert(pset_coll, 5); </text:p>
            <text:p text:style-name="P102"/>
            <text:p text:style-name="P102"><text:s text:c="4"/>/* </text:p>
            <text:p text:style-name="P102"><text:s text:c="5"/>* print all elements </text:p>
            <text:p text:style-name="P102"><text:s text:c="5"/>* - iterate over all elements </text:p>
            <text:p text:style-name="P102"><text:s text:c="5"/>*/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
            <text:p text:style-name="P102"><text:s text:c="4"/>return 0; </text:p>
            <text:p text:style-name="P102">}</text:p>
          </table:table-cell>
        </table:table-row>
      </table:table>
      <text:p text:style-name="P48"/>
      <text:p text:style-name="P42">要使用<text:span text:style-name="T23">set_t</text:span>必须包含头文件</text:p>
      <text:p text:style-name="P103">#include &lt;cstl/cset.h&gt; </text:p>
      <text:p text:style-name="P59">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102">set_insert(pset_coll, 3); </text:p>
      <text:p text:style-name="P102"><text:soft-page-break/>set_insert(pset_coll, 1); </text:p>
      <text:p text:style-name="P102">set_insert(pset_coll, 6); </text:p>
      <text:p text:style-name="P102">set_insert(pset_coll, 4); </text:p>
      <text:p text:style-name="P102">set_insert(pset_coll, 1); </text:p>
      <text:p text:style-name="P102">set_insert(pset_coll, 2); </text:p>
      <text:p text:style-name="P103">set_insert(pset_coll, 5); </text:p>
      <text:p text:style-name="P103"/>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6"><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50"/>
      <text:p text:style-name="P42">接下来是使用迭代器遍历<text:span text:style-name="T23">set_t</text:span>,使用了和上面的例子相同的遍历方式:</text:p>
      <text:p text:style-name="P69">for(it_pos = set_begin(pset_coll); </text:p>
      <text:p text:style-name="P102"><text:s text:c="4"/>!iterator_equal(it_pos, set_end(pset_coll)); </text:p>
      <text:p text:style-name="P102"><text:s text:c="4"/>it_pos = iterator_next(it_pos)) </text:p>
      <text:p text:style-name="P102">{ </text:p>
      <text:p text:style-name="P102"><text:s text:c="4"/>printf("%d ", *(int*)iterator_get_pointer(it_pos)); </text:p>
      <text:p text:style-name="P103">}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6"><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8"/>
      <text:list xml:id="list695858715" text:style-name="L45">
        <text:list-item>
          <text:p text:style-name="P233"><text:span text:style-name="T63">使用</text:span><text:span text:style-name="T44">map_t</text:span><text:span text:style-name="T63">和</text:span><text:span text:style-name="T44">multimap_t</text:span><text:span text:style-name="T63">的例子</text:span></text:p>
        </text:list-item>
      </text:list>
      <text:p text:style-name="P48"><text:span text:style-name="T63"><text:tab/></text:span><text:span text:style-name="T44">map_t</text:span><text:span text:style-name="T63">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2">/* </text:p>
            <text:p text:style-name="P102"><text:s/>* multimap1.c </text:p>
            <text:p text:style-name="P102"><text:s/>* compile with : -lcstl </text:p>
            <text:p text:style-name="P102"><text:s/>*/ </text:p>
            <text:p text:style-name="P102"/>
            <text:p text:style-name="P102">#include &lt;stdio.h&gt; </text:p>
            <text:p text:style-name="P102">#include &lt;cstl/cmap.h&gt; </text:p>
            <text:p text:style-name="P102">#include &lt;cstl/cutility.h&gt; </text:p>
            <text:p text:style-name="P102"/>
            <text:p text:style-name="P102">int main(int argc, char* argv[]) </text:p>
            <text:p text:style-name="P102">{ </text:p>
            <text:p text:style-name="P102"><text:s text:c="4"/>/* multimap container for int/c-string value */ </text:p>
            <text:p text:style-name="P102"><text:s text:c="4"/>multimap_t* pmmap_coll = create_multimap(int, char*); </text:p>
            <text:p text:style-name="P102"><text:s text:c="4"/>multimap_iterator_t it_pos; </text:p>
            <text:p text:style-name="P102"><text:soft-page-break/><text:s text:c="4"/>pair_t* ppair_elem = create_pair(int, char*); </text:p>
            <text:p text:style-name="P102"/>
            <text:p text:style-name="P102"><text:s text:c="4"/>if(pmmap_coll == NULL || ppair_elem == NULL) </text:p>
            <text:p text:style-name="P102"><text:s text:c="4"/>{ </text:p>
            <text:p text:style-name="P102"><text:s text:c="8"/>return -1; </text:p>
            <text:p text:style-name="P102"><text:s text:c="4"/>} </text:p>
            <text:p text:style-name="P102"/>
            <text:p text:style-name="P102"><text:s text:c="4"/>multimap_init(pmmap_coll); </text:p>
            <text:p text:style-name="P102"><text:s text:c="4"/>pair_init(ppair_elem); </text:p>
            <text:p text:style-name="P102"/>
            <text:p text:style-name="P102"><text:s text:c="4"/>/* </text:p>
            <text:p text:style-name="P102"><text:s text:c="5"/>* insert some elements in arbitray order </text:p>
            <text:p text:style-name="P102"><text:s text:c="5"/>* - a value with key 1 gets inserted twice </text:p>
            <text:p text:style-name="P102"><text:s text:c="5"/>*/ </text:p>
            <text:p text:style-name="P102"><text:s text:c="4"/>pair_make(ppair_elem, 5, "tagged"); </text:p>
            <text:p text:style-name="P102"><text:s text:c="4"/>multimap_insert(pmmap_coll, ppair_elem); </text:p>
            <text:p text:style-name="P102"><text:s text:c="4"/>pair_make(ppair_elem, 2, "a"); </text:p>
            <text:p text:style-name="P102"><text:s text:c="4"/>multimap_insert(pmmap_coll, ppair_elem); </text:p>
            <text:p text:style-name="P102"><text:s text:c="4"/>pair_make(ppair_elem, 1, "this"); </text:p>
            <text:p text:style-name="P102"><text:s text:c="4"/>multimap_insert(pmmap_coll, ppair_elem); </text:p>
            <text:p text:style-name="P102"><text:s text:c="4"/>pair_make(ppair_elem, 4, "of"); </text:p>
            <text:p text:style-name="P102"><text:s text:c="4"/>multimap_insert(pmmap_coll, ppair_elem); </text:p>
            <text:p text:style-name="P102"><text:s text:c="4"/>pair_make(ppair_elem, 6, "strings"); </text:p>
            <text:p text:style-name="P102"><text:s text:c="4"/>multimap_insert(pmmap_coll, ppair_elem); </text:p>
            <text:p text:style-name="P102"><text:s text:c="4"/>pair_make(ppair_elem, 1, "is"); </text:p>
            <text:p text:style-name="P102"><text:s text:c="4"/>multimap_insert(pmmap_coll, ppair_elem); </text:p>
            <text:p text:style-name="P102"><text:s text:c="4"/>pair_make(ppair_elem, 3, "multimap"); </text:p>
            <text:p text:style-name="P102"><text:s text:c="4"/>multimap_insert(pmmap_coll, ppair_elem); </text:p>
            <text:p text:style-name="P102"/>
            <text:p text:style-name="P102"><text:s text:c="4"/>/* </text:p>
            <text:p text:style-name="P102"><text:s text:c="5"/>* print all element values </text:p>
            <text:p text:style-name="P102"><text:s text:c="5"/>* - iterate over all elements </text:p>
            <text:p text:style-name="P102"><text:s text:c="5"/>* - element member second is value </text:p>
            <text:p text:style-name="P102"><text:s text:c="5"/>*/ </text:p>
            <text:p text:style-name="P102"><text:s text:c="4"/>for(it_pos = multimap_begin(pmmap_coll); </text:p>
            <text:p text:style-name="P102"><text:s text:c="8"/>!iterator_equal(it_pos, multimap_end(pmmap_coll)); </text:p>
            <text:p text:style-name="P102"><text:s text:c="8"/>it_pos = iterator_next(it_pos)) </text:p>
            <text:p text:style-name="P102"><text:s text:c="4"/>{ </text:p>
            <text:p text:style-name="P102"><text:s text:c="8"/>printf("%s ", (char*)pair_second(iterator_get_pointer(it_pos))); </text:p>
            <text:p text:style-name="P102"><text:s text:c="4"/>} </text:p>
            <text:p text:style-name="P102"><text:s text:c="4"/>printf("\n"); </text:p>
            <text:p text:style-name="P102"/>
            <text:p text:style-name="P102"><text:s text:c="4"/>multimap_destroy(pmmap_coll); </text:p>
            <text:p text:style-name="P102"><text:soft-page-break/><text:s text:c="4"/>pair_destroy(ppair_elem); </text:p>
            <text:p text:style-name="P102"/>
            <text:p text:style-name="P102"><text:s text:c="4"/>return 0; </text:p>
            <text:p text:style-name="P102">}</text:p>
          </table:table-cell>
        </table:table-row>
      </table:table>
      <text:p text:style-name="P48"/>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5"><text:tab/></text:span><text:span text:style-name="T59">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8"> </text:span><text:span text:style-name="T46">multimap_insert(</text:span><text:span text:style-name="T43">)</text:span><text:span text:style-name="T44">之前都调用了</text:span><text:span text:style-name="T43">pair_make()</text:span><text:span text:style-name="T44">。</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6"> pair_second()</text:span><text:span text:style-name="T44">来获得：</text:span></text:p>
      <text:p text:style-name="P103">printf("%s ", (char*)pair_second(iterator_get_pointer(it_pos))); </text:p>
      <text:p text:style-name="P42"><text:tab/><text:span text:style-name="T23">pair_t</text:span>类型第三章中详细的介绍。</text:p>
      <text:p text:style-name="P42"/>
      <text:list xml:id="list461748164" text:style-name="L46">
        <text:list-item>
          <text:p text:style-name="P283"><text:span text:style-name="T64">将</text:span><text:span text:style-name="T45">map_t</text:span><text:span text:style-name="T64">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102">/* </text:p>
            <text:p text:style-name="P102"><text:s/>* map1.c </text:p>
            <text:p text:style-name="P102"><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 map container for c-string/double value */ </text:p>
            <text:p text:style-name="P102"><text:s text:c="4"/>map_t* pmap_coll = create_map(char*, double);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 insert some element into the collection */ </text:p>
            <text:p text:style-name="P102"><text:s text:c="4"/>*(double*)map_at(pmap_coll, "VAT") = 0.15; </text:p>
            <text:p text:style-name="P102"><text:s text:c="4"/>*(double*)map_at(pmap_coll, "Pi") = 3.1415; </text:p>
            <text:p text:style-name="P102"><text:s text:c="4"/>*(double*)map_at(pmap_coll, "an arbitray number") = 445.903; </text:p>
            <text:p text:style-name="P102"><text:soft-page-break/><text:s text:c="4"/>*(double*)map_at(pmap_coll, "Null") = 0.0; </text:p>
            <text:p text:style-name="P102"/>
            <text:p text:style-name="P102"><text:s text:c="4"/>/* </text:p>
            <text:p text:style-name="P102"><text:s text:c="5"/>* print all element values </text:p>
            <text:p text:style-name="P102"><text:s text:c="5"/>* - iterate over all elements </text:p>
            <text:p text:style-name="P102"><text:s text:c="5"/>* - element member first is key </text:p>
            <text:p text:style-name="P102"><text:s text:c="5"/>* - element member second is value </text:p>
            <text:p text:style-name="P102"><text:s text:c="5"/>*/ </text:p>
            <text:p text:style-name="P102"><text:s text:c="4"/>for(it_pos = map_begin(pmap_coll); </text:p>
            <text:p text:style-name="P102"><text:s text:c="8"/>!iterator_equal(it_pos, map_end(pmap_coll)); </text:p>
            <text:p text:style-name="P102"><text:s text:c="8"/>it_pos = iterator_next(it_pos)) </text:p>
            <text:p text:style-name="P102"><text:s text:c="4"/>{ </text:p>
            <text:p text:style-name="P102"><text:s text:c="8"/>printf("key: \"%s\" value: %lf\n", </text:p>
            <text:p text:style-name="P102"><text:s text:c="12"/>(char*)pair_first(iterator_get_pointer(it_pos)), </text:p>
            <text:p text:style-name="P102"><text:s text:c="12"/>*(double*)pair_second(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42"><text:span text:style-name="T23">map_t提供了map_at()操作函数，</text:span>允许使用以键值为下标直接修改<text:span text:style-name="T23">map_t</text:span>中的数据。<text:span text:style-name="T44">map_at()</text:span><text:span text:style-name="T63">与其他容器的</text:span><text:span text:style-name="T44">at()</text:span><text:span text:style-name="T63">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5">*(double*)map_at(pmap_coll, "VAT") = 0.15; </text:p>
      <text:p text:style-name="P107">如果像下面这样的写法：</text:p>
      <text:p text:style-name="P105">map_at(pmap_coll, "VAT"); </text:p>
      <text:p text:style-name="P115"><text:span text:style-name="T46">“VAT”</text:span><text:span text:style-name="T65">键对应的值就是双精度浮点值的默认值</text:span><text:span text:style-name="T42">0.0</text:span><text:span text:style-name="T65">。</text:span></text:p>
      <text:p text:style-name="P116"/>
      <text:p text:style-name="P42">执行结果:</text:p>
      <text:p text:style-name="P35">key: "Null" value: 0.000000 </text:p>
      <text:p text:style-name="P35">key: "Pi" value: 3.141500 </text:p>
      <text:p text:style-name="P35">key: "VAT" value: 0.150000 </text:p>
      <text:p text:style-name="P35">key: "an arbitray number" value: 445.903000</text:p>
      <text:list xml:id="list1201460141" text:continue-list="list1140623394" text:style-name="WW8Num13">
        <text:list-item>
          <text:list>
            <text:list-item>
              <text:list>
                <text:list-item>
                  <text:h text:style-name="P353" text:outline-level="3">迭代器种类</text:h>
                </text:list-item>
              </text:list>
            </text:list-item>
          </text:list>
        </text:list-item>
      </text:list>
      <text:p text:style-name="P59"><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6"><text:tab/>根据迭代已经访问数据的能力，可以将迭代器分为五大类(具体的种类在第五章中介绍)，所有的</text:span><text:span text:style-name="T40">libcstl</text:span><text:span text:style-name="T66">提供的容器的迭代器都属于其中的三类：</text:span></text:p>
      <text:list xml:id="list496373586" text:style-name="L47">
        <text:list-item>
          <text:p text:style-name="P223"><text:soft-page-break/><text:span text:style-name="T59">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160467921" text:style-name="L48">
        <text:list-item>
          <text:p text:style-name="P224"><text:span text:style-name="T59">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511799977" text:style-name="L49">
        <text:list-item>
          <text:p text:style-name="P225"><text:span text:style-name="T59">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168221840" text:continue-list="list1201460141" text:style-name="WW8Num13">
        <text:list-item>
          <text:list>
            <text:list-item>
              <text:h text:style-name="P338" text:outline-level="2">算法和函数</text:h>
            </text:list-item>
          </text:list>
        </text:list-item>
      </text:list>
      <text:p text:style-name="P40"><text:span text:style-name="T17"><text:tab/></text:span><text:span text:style-name="T26">libcstl</text:span><text:span text:style-name="T59">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2">/* </text:p>
            <text:p text:style-name="P102"><text:s/>* algo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int main(int argc, char* argv[]) </text:p>
            <text:p text:style-name="P102">{ </text:p>
            <text:p text:style-name="P102"><text:s text:c="4"/>vector_t* pvec_coll = create_vector(int); </text:p>
            <text:p text:style-name="P102"><text:s text:c="4"/>vector_iterator_t it_pos;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 insert elements from 1 to 6 in arbitrary order */ </text:p>
            <text:p text:style-name="P102"><text:s text:c="4"/>vector_push_back(pvec_coll, 3); </text:p>
            <text:p text:style-name="P102"><text:s text:c="4"/>vector_push_back(pvec_coll, 2); </text:p>
            <text:p text:style-name="P102"><text:s text:c="4"/>vector_push_back(pvec_coll, 5); </text:p>
            <text:p text:style-name="P102"><text:s text:c="4"/>vector_push_back(pvec_coll, 6); </text:p>
            <text:p text:style-name="P102"><text:soft-page-break/><text:s text:c="4"/>vector_push_back(pvec_coll, 4); </text:p>
            <text:p text:style-name="P102"><text:s text:c="4"/>vector_push_back(pvec_coll, 1); </text:p>
            <text:p text:style-name="P102"/>
            <text:p text:style-name="P102"><text:s text:c="4"/>/* find and print minimum and maximum element */ </text:p>
            <text:p text:style-name="P102"><text:s text:c="4"/>it_pos = algo_min_element(vector_begin(pvec_coll), vector_end(pvec_coll)); </text:p>
            <text:p text:style-name="P102"><text:s text:c="4"/>printf("min: %d\n", *(int*)iterator_get_pointer(it_pos)); </text:p>
            <text:p text:style-name="P102"><text:s text:c="4"/>it_pos = algo_max_element(vector_begin(pvec_coll), vector_end(pvec_coll)); </text:p>
            <text:p text:style-name="P102"><text:s text:c="4"/>printf("max: %d\n", *(int*)iterator_get_pointer(it_pos)); </text:p>
            <text:p text:style-name="P102"/>
            <text:p text:style-name="P102"><text:s text:c="4"/>/* sort all elements */ </text:p>
            <text:p text:style-name="P102"><text:s text:c="4"/>algo_sort(vector_begin(pvec_coll), vector_end(pvec_coll)); </text:p>
            <text:p text:style-name="P102"/>
            <text:p text:style-name="P102"><text:s text:c="4"/>/* find the first element with value 3 */ </text:p>
            <text:p text:style-name="P102"><text:s text:c="4"/>it_pos = algo_find(vector_begin(pvec_coll), vector_end(pvec_coll), 3); </text:p>
            <text:p text:style-name="P102"/>
            <text:p text:style-name="P102"><text:s text:c="4"/>/* </text:p>
            <text:p text:style-name="P102"><text:s text:c="5"/>* reverse the order of the found element with value 3 </text:p>
            <text:p text:style-name="P102"><text:s text:c="5"/>* and all following elements </text:p>
            <text:p text:style-name="P102"><text:s text:c="5"/>*/ </text:p>
            <text:p text:style-name="P102"><text:s text:c="4"/>algo_reverse(it_pos, vector_end(pvec_coll)); </text:p>
            <text:p text:style-name="P102"/>
            <text:p text:style-name="P102"><text:s text:c="4"/>/* print all elements */ </text:p>
            <text:p text:style-name="P102"><text:s text:c="4"/>for(it_pos = vector_begin(pvec_coll); </text:p>
            <text:p text:style-name="P102"><text:s text:c="8"/>!iterator_equal(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要使用<text:span text:style-name="T25">libcstl</text:span>算法必须包含头文件</text:p>
      <text:p text:style-name="P103">#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103">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103">algo_reverse(it_pos, vector_end(pvec_coll)); </text:p>
      <text:p text:style-name="P42">这样例子中程序的输出结果就是：</text:p>
      <text:p text:style-name="P35">min: 1 </text:p>
      <text:p text:style-name="P35">max: 6 </text:p>
      <text:p text:style-name="P35">1 2 6 5 4 3 </text:p>
      <text:list xml:id="list2099108941" text:continue-numbering="true" text:style-name="WW8Num13">
        <text:list-item>
          <text:list>
            <text:list-item>
              <text:list>
                <text:list-item>
                  <text:h text:style-name="P353"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able:table-row>
          <table:table-cell table:style-name="表格18.A1" office:value-type="string">
            <text:p text:style-name="P102">/* </text:p>
            <text:p text:style-name="P102"><text:s/>* find1.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pos25; </text:p>
            <text:p text:style-name="P102"><text:s text:c="4"/>list_iterator_t it_pos35;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oft-page-break/><text:s text:c="4"/>/* insert elements from 20 to 40 */ </text:p>
            <text:p text:style-name="P102"><text:s text:c="4"/>for(i = 20; i &lt;= 40; ++i) </text:p>
            <text:p text:style-name="P102"><text:s text:c="4"/>{ </text:p>
            <text:p text:style-name="P102"><text:s text:c="8"/>list_push_back(plist_coll, i); </text:p>
            <text:p text:style-name="P102"><text:s text:c="4"/>} </text:p>
            <text:p text:style-name="P102"/>
            <text:p text:style-name="P102"><text:s text:c="4"/>/* </text:p>
            <text:p text:style-name="P102"><text:s text:c="5"/>* find position of element with value 3 </text:p>
            <text:p text:style-name="P102"><text:s text:c="5"/>* - there is none, so it_pos gets end() </text:p>
            <text:p text:style-name="P102"><text:s text:c="5"/>*/ </text:p>
            <text:p text:style-name="P102"><text:s text:c="4"/>it_pos = algo_find(list_begin(plist_coll), list_end(plist_coll), 3); </text:p>
            <text:p text:style-name="P102"/>
            <text:p text:style-name="P102"><text:s text:c="4"/>/* </text:p>
            <text:p text:style-name="P102"><text:s text:c="5"/>* reverse the order of element between found element and then end </text:p>
            <text:p text:style-name="P102"><text:s text:c="5"/>* - because the it_pos is end(), it reverses an empty range </text:p>
            <text:p text:style-name="P102"><text:s text:c="5"/>*/ </text:p>
            <text:p text:style-name="P102"><text:s text:c="4"/>algo_reverse(it_pos, list_end(plist_coll)); </text:p>
            <text:p text:style-name="P102"/>
            <text:p text:style-name="P102"><text:s text:c="4"/>/* find the position of value 25 and 35 */ </text:p>
            <text:p text:style-name="P102"><text:s text:c="4"/>it_pos25 = algo_find(list_begin(plist_coll), list_end(plist_coll), 25); </text:p>
            <text:p text:style-name="P102"><text:s text:c="4"/>it_pos35 = algo_find(list_begin(plist_coll), list_end(plist_coll), 35); </text:p>
            <text:p text:style-name="P102"/>
            <text:p text:style-name="P102"><text:s text:c="4"/>/* </text:p>
            <text:p text:style-name="P102"><text:s text:c="5"/>* print the maximum of corresponding range </text:p>
            <text:p text:style-name="P102"><text:s text:c="5"/>* - note: including pos25 and exculding pos35 </text:p>
            <text:p text:style-name="P102"><text:s text:c="5"/>*/ </text:p>
            <text:p text:style-name="P102"><text:s text:c="4"/>printf("max: %d\n",</text:p>
            <text:p text:style-name="P102"><text:s text:c="8"/>*(int*)iterator_get_pointer(algo_max_element(it_pos25, it_pos35)));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3">it_pos </text:span>和<text:span text:style-name="T23">list_end()</text:span>范围进行逆序的处理，这是没有问题的，<text:span text:style-name="T43">it_pos </text:span>等于<text:span text:style-name="T23">list_end()</text:span>相当于调用</text:p>
      <text:p text:style-name="P103">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3">it_pos25</text:span>和<text:span text:style-name="T43">it_pos35</text:span><text:span text:style-name="T70">，</text:span>然后调用<text:span text:style-name="T23">algo_max_element()</text:span>算法找出范围<text:span text:style-name="T23">[</text:span><text:span text:style-name="T43">it_pos25</text:span><text:span text:style-name="T23">, </text:span><text:span text:style-name="T43">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3">it_pos35 </text:span>是区间的末端，不会被处理，要想处理数据<text:span text:style-name="T23">35</text:span>就必须将<text:span text:style-name="T43">it_pos35 </text:span>指向下一个<text:soft-page-break/>数据:</text:p>
      <text:p text:style-name="P65">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3">[</text:span><text:span text:style-name="T43">it_pos25</text:span><text:span text:style-name="T23">, </text:span><text:span text:style-name="T43">it_pos35</text:span><text:span text:style-name="T23">)</text:span>是有效的区间，如果<text:span text:style-name="T43">it_pos25</text:span>在<text:span text:style-name="T43">it_pos35 </text:span>之后，那么就会使区间无效，<text:span text:style-name="T23">algo_max_element()</text:span>会执行未定义的操作，造成危险。</text:p>
      <text:list xml:id="list1165871211" text:continue-numbering="true" text:style-name="WW8Num13">
        <text:list-item>
          <text:list>
            <text:list-item>
              <text:list>
                <text:list-item>
                  <text:h text:style-name="P353" text:outline-level="3">处理多个数据区间</text:h>
                </text:list-item>
              </text:list>
            </text:list-item>
          </text:list>
        </text:list-item>
      </text:list>
      <text:p text:style-name="P40"><text:span text:style-name="T55"><text:tab/></text:span><text:span text:style-name="T59">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2">/* </text:p>
            <text:p text:style-name="P102"><text:s/>* copy1.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int i = 0; </text:p>
            <text:p text:style-name="P102"/>
            <text:p text:style-name="P102"><text:s text:c="4"/>if(plist_coll1 == NULL || pvec_coll2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
            <text:p text:style-name="P102"><text:s text:c="4"/>for(i = 1; i &lt;= 9; ++i) </text:p>
            <text:p text:style-name="P102"><text:s text:c="4"/>{ </text:p>
            <text:p text:style-name="P102"><text:s text:c="8"/>list_push_back(plist_coll1, i); </text:p>
            <text:p text:style-name="P102"><text:s text:c="4"/>} </text:p>
            <text:p text:style-name="P102"><text:soft-page-break/><text:s/></text:p>
            <text:p text:style-name="P102"><text:s text:c="4"/>/* </text:p>
            <text:p text:style-name="P102"><text:s text:c="5"/>* RUNTIME ERROR. </text:p>
            <text:p text:style-name="P102"><text:s text:c="5"/>* overwrites nonexisting elements in the destination. </text:p>
            <text:p text:style-name="P102"><text:s text:c="5"/>*/ </text:p>
            <text:p text:style-name="P102"><text:s text:c="4"/>algo_copy(list_begin(plist_coll1), list_end(plist_coll1), /* source */ </text:p>
            <text:p text:style-name="P102"><text:s text:c="8"/>vector_begin(pvec_coll2)); <text:s text:c="27"/>/* destination */ </text:p>
            <text:p text:style-name="P102"/>
            <text:p text:style-name="P102"><text:s text:c="4"/>list_destroy(plist_coll1); </text:p>
            <text:p text:style-name="P102"><text:s text:c="4"/>vector_destroy(pvec_coll2); </text:p>
            <text:p text:style-name="P102"/>
            <text:p text:style-name="P102"><text:s text:c="4"/>return 0; </text:p>
            <text:p text:style-name="P102">}</text:p>
          </table:table-cell>
        </table:table-row>
      </table:table>
      <text:p text:style-name="P48"/>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2">/* </text:p>
            <text:p text:style-name="P102"><text:s/>* copy2.c </text:p>
            <text:p text:style-name="P102"><text:s/>* compile with : -lcstl </text:p>
            <text:p text:style-name="P102"><text:s/>*/ </text:p>
            <text:p text:style-name="P102"/>
            <text:p text:style-name="P102">#include &lt;stdio.h&gt; </text:p>
            <text:p text:style-name="P102">#include &lt;cstl/clist.h&gt; </text:p>
            <text:p text:style-name="P102">#include &lt;cstl/cdeque.h&gt; </text:p>
            <text:p text:style-name="P102">#include &lt;cstl/cvector.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deque_t* pdeq_coll3 = create_deque(int); </text:p>
            <text:p text:style-name="P102"><text:s text:c="4"/>int i = 0; </text:p>
            <text:p text:style-name="P102"/>
            <text:p text:style-name="P102"><text:s text:c="4"/>if(plist_coll1 == NULL || pvec_coll2 == NULL || pdeq_coll3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text:soft-page-break/><text:s/></text:p>
            <text:p text:style-name="P102"><text:s text:c="4"/>/* insert elements from 1 to 9 */ </text:p>
            <text:p text:style-name="P102"><text:s text:c="4"/>for(i = 1; i &lt;= 9; ++i) </text:p>
            <text:p text:style-name="P102"><text:s text:c="4"/>{ </text:p>
            <text:p text:style-name="P102"><text:s text:c="8"/>list_push_back(plist_coll1, i); </text:p>
            <text:p text:style-name="P102"><text:s text:c="4"/>} </text:p>
            <text:p text:style-name="P102"/>
            <text:p text:style-name="P102"><text:s text:c="4"/>/* </text:p>
            <text:p text:style-name="P102"><text:s text:c="5"/>* resize distination to have enough room for </text:p>
            <text:p text:style-name="P102"><text:s text:c="5"/>* the overwrite algorithm </text:p>
            <text:p text:style-name="P102"><text:s text:c="5"/>*/ </text:p>
            <text:p text:style-name="P102"><text:s text:c="4"/>vector_resize(pvec_coll2, list_size(plist_coll1)); </text:p>
            <text:p text:style-name="P102"/>
            <text:p text:style-name="P102"><text:s text:c="4"/>/* copy elements from first to second collection */ </text:p>
            <text:p text:style-name="P102"><text:s text:c="4"/>algo_copy(list_begin(plist_coll1), list_end(plist_coll1),</text:p>
            <text:p text:style-name="P102"><text:s text:c="8"/>vector_begin(pvec_coll2)); </text:p>
            <text:p text:style-name="P102"/>
            <text:p text:style-name="P102"><text:s text:c="4"/>/* initialize third collection with enough room */ </text:p>
            <text:p text:style-name="P102"><text:s text:c="4"/>deque_init_n(pdeq_coll3, list_size(plist_coll1)); </text:p>
            <text:p text:style-name="P102"/>
            <text:p text:style-name="P102"><text:s text:c="4"/>/* copy elements from first to third collection */ </text:p>
            <text:p text:style-name="P102"><text:s text:c="4"/>algo_copy(list_begin(plist_coll1), list_end(plist_coll1), </text:p>
            <text:p text:style-name="P102"><text:s text:c="8"/>deque_begin(pdeq_coll3)); </text:p>
            <text:p text:style-name="P102"/>
            <text:p text:style-name="P102"><text:s text:c="4"/>list_destroy(plist_coll1); </text:p>
            <text:p text:style-name="P102"><text:s text:c="4"/>vector_destroy(pvec_coll2); </text:p>
            <text:p text:style-name="P102"><text:s text:c="4"/>deque_destroy(pdeq_coll3); </text:p>
            <text:p text:style-name="P102"/>
            <text:p text:style-name="P102"><text:s text:c="4"/>return 0; </text:p>
            <text:p text:style-name="P102">}</text:p>
          </table:table-cell>
        </table:table-row>
      </table:table>
      <text:p text:style-name="P48"/>
      <text:p text:style-name="P42"><text:span text:style-name="T23">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421783918" text:continue-numbering="true" text:style-name="WW8Num13">
        <text:list-item>
          <text:list>
            <text:list-item>
              <text:list>
                <text:list-item>
                  <text:h text:style-name="P353"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2">/* </text:p>
            <text:p text:style-name="P102"><text:s/>* remove1.c </text:p>
            <text:p text:style-name="P102"><text:s/>* compile with : -lcstl </text:p>
            <text:p text:style-name="P102"><text:soft-page-break/><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printf("Pre: <text:s/>");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algo_remove(list_begin(plist_coll), list_end(plist_coll), 3); </text:p>
            <text:p text:style-name="P102"/>
            <text:p text:style-name="P102"><text:s text:c="4"/>printf("Post: "); </text:p>
            <text:p text:style-name="P102"><text:s text:c="4"/>for(it_pos = list_begin(plist_coll); </text:p>
            <text:p text:style-name="P102"><text:s text:c="8"/>!iterator_equal(it_pos, list_end(plist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8"/>
      <text:p text:style-name="P84">执行<text:span text:style-name="T23">algo_remove()</text:span>后数据的数目并没有减少，改变的是所有的3被后面的数据覆盖，在范围的末尾两个数据并没有被覆盖。这个算法更应该叫做移除而不是删除。</text:p>
      <text:p text:style-name="P53"><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2">/* </text:p>
            <text:p text:style-name="P102"><text:s/>* remove2.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end; </text:p>
            <text:p text:style-name="P102"><text:s text:c="4"/>int i = 0; </text:p>
            <text:p text:style-name="P102"/>
            <text:p text:style-name="P102"><text:s text:c="4"/>if(plist_coll == NULL) </text:p>
            <text:p text:style-name="P102"><text:soft-page-break/><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it_end = algo_remove(list_begin(plist_coll), list_end(plist_coll), 3); </text:p>
            <text:p text:style-name="P102"/>
            <text:p text:style-name="P102"><text:s text:c="4"/>/* print resulting elements of the collection */ </text:p>
            <text:p text:style-name="P102"><text:s text:c="4"/>for(it_pos = list_begin(plist_coll); </text:p>
            <text:p text:style-name="P102"><text:s text:c="8"/>!iterator_equal(it_pos, it_end);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print number of resulting elements */ </text:p>
            <text:p text:style-name="P102"><text:s text:c="4"/>printf("number of removed elements: %d\n", </text:p>
            <text:p text:style-name="P102"><text:s text:c="8"/>iterator_distance(it_end, list_end(plist_coll))); </text:p>
            <text:p text:style-name="P102"/>
            <text:p text:style-name="P102"><text:s text:c="4"/>/* remove "removed" elements */ </text:p>
            <text:p text:style-name="P102"><text:s text:c="4"/>list_erase_range(plist_coll, it_end, list_end(plist_coll)); </text:p>
            <text:p text:style-name="P102"/>
            <text:p text:style-name="P102"><text:s text:c="4"/>/* print all elements of modified collection */ </text:p>
            <text:p text:style-name="P102"><text:s text:c="4"/>for(it_pos = list_begin(plist_coll); </text:p>
            <text:p text:style-name="P102"><text:soft-page-break/><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在这个例子中<text:span text:style-name="T23">algo_remove()</text:span>返回了删除数据<text:span text:style-name="T23">3</text:span>后的有效数据区间的结尾迭代器。</text:p>
      <text:p text:style-name="P103">it_end = algo_remove(list_begin(plist_coll), list_end(plist_coll), 3); </text:p>
      <text:p text:style-name="P42">可以使用这个新的结尾做很多工作,如获得这个新结尾和实际结尾之间的距离，也就是实际删除的数据的数目。</text:p>
      <text:p text:style-name="P103">iterator_distance(it_end, list_end(plist_coll));</text:p>
      <text:p text:style-name="P42">还可以把残余的数据从<text:span text:style-name="T48"> </text:span><text:span text:style-name="T46">plist_coll </text:span>中真正的删除掉。</text:p>
      <text:p text:style-name="P103">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313717512" text:continue-numbering="true" text:style-name="WW8Num13">
        <text:list-item>
          <text:list>
            <text:list-item>
              <text:list>
                <text:list-item>
                  <text:h text:style-name="P353"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2">/* </text:p>
            <text:p text:style-name="P102"><text:s/>* remove3.c </text:p>
            <text:p text:style-name="P102"><text:s/>* compile with : -lcstl </text:p>
            <text:p text:style-name="P102"><text:s/>*/ </text:p>
            <text:p text:style-name="P102"/>
            <text:p text:style-name="P102">#include &lt;stdio.h&gt; </text:p>
            <text:p text:style-name="P102">#include &lt;cstl/cset.h&gt; </text:p>
            <text:p text:style-name="P102">#include &lt;cstl/calgorithm.h&gt; </text:p>
            <text:p text:style-name="P102"><text:soft-page-break/><text:s/></text:p>
            <text:p text:style-name="P102">int main(int argc, char* argv[]) </text:p>
            <text:p text:style-name="P102">{ </text:p>
            <text:p text:style-name="P102"><text:s text:c="4"/>set_t* pset_coll = create_set(int); </text:p>
            <text:p text:style-name="P102"><text:s text:c="4"/>set_iterator_t it_pos; </text:p>
            <text:p text:style-name="P102"><text:s text:c="4"/>size_t t_num = 0; </text:p>
            <text:p text:style-name="P102"><text:s text:c="4"/>int i = 0; </text:p>
            <text:p text:style-name="P102"/>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for(i = 1; i &lt;= 9; ++i) </text:p>
            <text:p text:style-name="P102"><text:s text:c="4"/>{ </text:p>
            <text:p text:style-name="P102"><text:s text:c="8"/>set_insert(pset_coll, i); </text:p>
            <text:p text:style-name="P102"><text:s text:c="4"/>} </text:p>
            <text:p text:style-name="P102"/>
            <text:p text:style-name="P102"><text:s text:c="4"/>/* print all elements of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 with value 3 */ </text:p>
            <text:p text:style-name="P102"><text:s text:c="4"/>t_num = set_erase(pset_coll, 3); </text:p>
            <text:p text:style-name="P102"><text:s text:c="4"/>printf("number of removed elements: %u.\n", t_num); </text:p>
            <text:p text:style-name="P102"/>
            <text:p text:style-name="P102"><text:s text:c="4"/>/* printf all elements of the modified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text:soft-page-break/><text:s/></text:p>
            <text:p text:style-name="P102"><text:s text:c="4"/>return 0; </text:p>
            <text:p text:style-name="P102">}</text:p>
          </table:table-cell>
        </table:table-row>
      </table:table>
      <text:p text:style-name="P48"/>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145003946" text:continue-numbering="true" text:style-name="WW8Num13">
        <text:list-item>
          <text:list>
            <text:list-item>
              <text:list>
                <text:list-item>
                  <text:h text:style-name="P353" text:outline-level="3">算法和容器操作函数</text:h>
                </text:list-item>
              </text:list>
            </text:list-item>
          </text:list>
        </text:list-item>
      </text:list>
      <text:p text:style-name="P40"><text:span text:style-name="T66"><text:tab/></text:span><text:span text:style-name="T40">libcstl</text:span><text:span text:style-name="T66">提供了很多的算法，但是有时算法未必是最高效的，如果容器提供了实现同样功能的操作函数的话，那么使用操作函数会更高效。主要的原因是</text:span><text:span text:style-name="T59">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2">/* </text:p>
            <text:p text:style-name="P102"><text:s/>* remove4.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text:soft-page-break/><text:s/></text:p>
            <text:p text:style-name="P102"><text:s text:c="4"/>/* </text:p>
            <text:p text:style-name="P102"><text:s text:c="5"/>* remove all elements with value 3 </text:p>
            <text:p text:style-name="P102"><text:s text:c="5"/>* - poor performance </text:p>
            <text:p text:style-name="P102"><text:s text:c="5"/>*/ </text:p>
            <text:p text:style-name="P102"><text:s text:c="4"/>list_erase_range(plist_coll, </text:p>
            <text:p text:style-name="P102"><text:s text:c="8"/>algo_remove(list_begin(plist_coll), list_end(plist_coll), 3), </text:p>
            <text:p text:style-name="P102"><text:s text:c="8"/>list_end(plist_coll)); </text:p>
            <text:p text:style-name="P102"/>
            <text:p text:style-name="P102"><text:s text:c="4"/>/* </text:p>
            <text:p text:style-name="P102"><text:s text:c="5"/>* remove all elements with value 4 </text:p>
            <text:p text:style-name="P102"><text:s text:c="5"/>* - good performance </text:p>
            <text:p text:style-name="P102"><text:s text:c="5"/>*/ </text:p>
            <text:p text:style-name="P102"><text:s text:c="4"/>list_remove(plist_coll, 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88227252" text:continue-numbering="true" text:style-name="WW8Num13">
        <text:list-item>
          <text:list>
            <text:list-item>
              <text:list>
                <text:list-item>
                  <text:h text:style-name="P353" text:outline-level="3">用户自定义规则</text:h>
                </text:list-item>
              </text:list>
            </text:list-item>
          </text:list>
        </text:list-item>
      </text:list>
      <text:p text:style-name="P40"><text:span text:style-name="T55"><text:tab/></text:span><text:span text:style-name="T59">为了使算法更具有扩展性和功能更强大，</text:span><text:span text:style-name="T37">libcstl</text:span><text:span text:style-name="T59">的算法大部分都提供了扩展的版本，允许使用自定义的规则来改变算法的行为。用户可以将自定义的规则作为算法的参数传递给</text:span><text:span text:style-name="T37">algo_xxxx_if()</text:span><text:span text:style-name="T59">这样的算法版本。大部分的算法都提供了这种带有</text:span><text:span text:style-name="T37">_if</text:span><text:span text:style-name="T59">的版本，如</text:span><text:span text:style-name="T37">algo_remove()</text:span><text:span text:style-name="T59">和</text:span><text:span text:style-name="T37">algo_remove_if()，</text:span><text:span text:style-name="T59">第一个算法删除与指定数据相等的数据，第二个算法删除符合指定条件的数据。有些算法要求用户必须提供自定义的规则，如</text:span><text:span text:style-name="T37">algo_for_each()</text:span><text:span text:style-name="T59">这个算法对范围内的每一个数据进行用户定义的操作：</text:span></text:p>
      <table:table table:name="表格25" table:style-name="表格25">
        <table:table-column table:style-name="表格25.A"/>
        <table:table-row>
          <table:table-cell table:style-name="表格25.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text:soft-page-break/>{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2">/* </text:p>
            <text:p text:style-name="P102"><text:s/>* transform1.c </text:p>
            <text:p text:style-name="P102"><text:s/>* compile with : -lcstl </text:p>
            <text:p text:style-name="P102"><text:s/>*/ </text:p>
            <text:p text:style-name="P102"/>
            <text:p text:style-name="P102">#include &lt;stdio.h&gt; </text:p>
            <text:p text:style-name="P102">#include &lt;cstl/cvector.h&gt; </text:p>
            <text:p text:style-name="P102">#include &lt;cstl/cset.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static void _square(const void* cpv_input, void* pv_output) </text:p>
            <text:p text:style-name="P102">{ </text:p>
            <text:p text:style-name="P102"><text:s text:c="4"/>*(int*)pv_output = *(int*)cpv_input * *(int*)cpv_input; </text:p>
            <text:p text:style-name="P102">} </text:p>
            <text:p text:style-name="P102"/>
            <text:p text:style-name="P102">int main(int argc, char* argv[]) </text:p>
            <text:p text:style-name="P102">{ </text:p>
            <text:p text:style-name="P102"><text:s text:c="4"/>set_t* pset_coll1 = create_set(int); </text:p>
            <text:p text:style-name="P102"><text:s text:c="4"/>vector_t* pvec_coll2 = create_vector(int); </text:p>
            <text:p text:style-name="P102"><text:s text:c="4"/>int i = 0; </text:p>
            <text:p text:style-name="P102"/>
            <text:p text:style-name="P102"><text:s text:c="4"/>if(pset_coll1 == NULL || pvec_coll2 == NULL) </text:p>
            <text:p text:style-name="P102"><text:s text:c="4"/>{ </text:p>
            <text:p text:style-name="P102"><text:s text:c="8"/>return -1; </text:p>
            <text:p text:style-name="P102"><text:s text:c="4"/>} </text:p>
            <text:p text:style-name="P102"/>
            <text:p text:style-name="P102"><text:s text:c="4"/>set_init(pset_coll1); </text:p>
            <text:p text:style-name="P102"><text:s text:c="4"/>vector_init(pvec_coll2); </text:p>
            <text:p text:style-name="P102"/>
            <text:p text:style-name="P102"><text:s text:c="4"/>for(i = 1; i &lt;= 9; ++i) </text:p>
            <text:p text:style-name="P102"><text:s text:c="4"/>{ </text:p>
            <text:p text:style-name="P102"><text:s text:c="8"/>set_insert(pset_coll1, i); </text:p>
            <text:p text:style-name="P102"><text:s text:c="4"/>} </text:p>
            <text:p text:style-name="P102"/>
            <text:p text:style-name="P102"><text:s text:c="4"/>printf("initialized: "); </text:p>
            <text:p text:style-name="P102"><text:s text:c="4"/>algo_for_each(set_begin(pset_coll1), set_end(pset_coll1), _print); </text:p>
            <text:p text:style-name="P102"><text:s text:c="4"/>printf("\n"); </text:p>
            <text:p text:style-name="P102"/>
            <text:p text:style-name="P102"><text:s text:c="4"/>/* transform each element from coll1 to coll2 */ </text:p>
            <text:p text:style-name="P102"><text:s text:c="4"/>vector_resize(pvec_coll2, set_size(pset_coll1)); </text:p>
            <text:p text:style-name="P102"><text:s text:c="4"/>algo_transform(set_begin(pset_coll1), set_end(pset_coll1), </text:p>
            <text:p text:style-name="P102"><text:s text:c="8"/>vector_begin(pvec_coll2), _square); </text:p>
            <text:p text:style-name="P102"/>
            <text:p text:style-name="P102"><text:s text:c="4"/>printf("squared: "); </text:p>
            <text:p text:style-name="P102"><text:s text:c="4"/>algo_for_each(vector_begin(pvec_coll2), vector_end(pvec_coll2), _print); </text:p>
            <text:p text:style-name="P102"><text:s text:c="4"/>printf("\n"); </text:p>
            <text:p text:style-name="P102"/>
            <text:p text:style-name="P102"><text:soft-page-break/><text:s text:c="4"/>set_destroy(pset_coll1); </text:p>
            <text:p text:style-name="P102"><text:s text:c="4"/>vector_destroy(pvec_coll2); </text:p>
            <text:p text:style-name="P102"/>
            <text:p text:style-name="P102"><text:s text:c="4"/>return 0; </text:p>
            <text:p text:style-name="P102">}</text:p>
          </table:table-cell>
        </table:table-row>
      </table:table>
      <text:p text:style-name="P48"/>
      <text:p text:style-name="P42">上面的例子中<text:span text:style-name="T23">_square</text:span>为了在从<text:span text:style-name="T43">pset_coll1 </text:span>到<text:span text:style-name="T43">pvec_coll2 </text:span>的数据传送过程中产生整数的平方。</text:p>
      <text:p text:style-name="P56"><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914422105" text:continue-numbering="true" text:style-name="WW8Num13">
        <text:list-item>
          <text:list>
            <text:list-item>
              <text:list>
                <text:list-item>
                  <text:h text:style-name="P353" text:outline-level="3">自定义规则，函数和谓词</text:h>
                </text:list-item>
              </text:list>
            </text:list-item>
          </text:list>
        </text:list-item>
      </text:list>
      <text:p text:style-name="P61"><text:span text:style-name="T59"><text:tab/>观察上面两个例子所使用的自定义规则，你会发现这些规则的形式很奇怪，不论是</text:span><text:span text:style-name="T37">_print</text:span><text:span text:style-name="T59">还是</text:span><text:span text:style-name="T37">_square它们都是这样的形式：</text:span></text:p>
      <text:p text:style-name="P103">void xxxx(const void* cpv_input, void* pv_output) ;</text:p>
      <text:p text:style-name="P61"><text:span text:style-name="T59">这就是</text:span><text:span text:style-name="T37">libcstl</text:span><text:span text:style-name="T59">规定的自定义规则的函数形式，只有这样形式的规则才会被算法接受。将规则限定为这种形式是为了能够处理任何的数据类型，无论什么数据类型都可以采用这样的方式来制定规则。</text:span></text:p>
      <text:p text:style-name="P59"><text:tab/>除了上面的形式之外，还有一种形式的规则也是被算法接受的：</text:p>
      <text:p text:style-name="P103">void xxxx(const void* cpv_first, const void* cpv_second, void* pv_output) ;</text:p>
      <text:p text:style-name="P59">只有这两种形式被算法接受，我们把前者叫做一元函数，把后者叫做二元函数。它们是不同的规则形式不能混淆，有的函数只接受一元函数作为规则，有的函数只接受二元函数作为规则。</text:p>
      <text:p text:style-name="P59"><text:tab/>对于一元函数和二元函数来说最后一个参数都是输出，前面的参数是输入。</text:p>
      <text:p text:style-name="P40"><text:span text:style-name="T66"><text:tab/>算法在使用这些自定义规则的时候，大部分的规则的输出参数都是</text:span><text:span text:style-name="T40">bool_t</text:span><text:span text:style-name="T66">类型的(</text:span><text:span text:style-name="T40">bool_t是辅助类型在第三章介</text:span><text:soft-page-break/><text:span text:style-name="T40">绍</text:span><text:span text:style-name="T66">)，还有些输出参数不是</text:span><text:span text:style-name="T40">bool_t</text:span><text:span text:style-name="T66">类型的如上面两个例子中的自定义规则</text:span><text:span text:style-name="T40">_print</text:span><text:span text:style-name="T66">和</text:span><text:span text:style-name="T40">_square</text:span><text:span text:style-name="T66">。我们把输出参数是</text:span><text:span text:style-name="T40">bool_t</text:span><text:span text:style-name="T66">类型的函数叫做谓词。因此谓词也有一元谓词和二元谓词。下面的这些例子展示了如何定义和使用谓词：</text:span></text:p>
      <text:p text:style-name="P40"><text:span text:style-name="T55"><text:tab/></text:span><text:span text:style-name="T59">下面是一个使用一元谓词判断素数的例子:</text:span></text:p>
      <table:table table:name="表格27" table:style-name="表格27">
        <table:table-column table:style-name="表格27.A"/>
        <table:table-row>
          <table:table-cell table:style-name="表格27.A1" office:value-type="string">
            <text:p text:style-name="P102">/* </text:p>
            <text:p text:style-name="P102"><text:s/>* prime1.c </text:p>
            <text:p text:style-name="P102"><text:s/>* compile with : -lcstl </text:p>
            <text:p text:style-name="P102"><text:s/>*/ </text:p>
            <text:p text:style-name="P102"/>
            <text:p text:style-name="P102">#include &lt;stdio.h&gt; </text:p>
            <text:p text:style-name="P102">#include &lt;stdlib.h&gt; </text:p>
            <text:p text:style-name="P102">#include &lt;cstl/clist.h&gt; </text:p>
            <text:p text:style-name="P102">#include &lt;cstl/calgorithm.h&gt; </text:p>
            <text:p text:style-name="P102"/>
            <text:p text:style-name="P102">static void _is_prime(const void* cpv_input, void* pv_output) </text:p>
            <text:p text:style-name="P102">{ </text:p>
            <text:p text:style-name="P102"><text:s text:c="4"/>int number = abs(*(int*)cpv_input); </text:p>
            <text:p text:style-name="P102"><text:s text:c="4"/>int divisor = 0; </text:p>
            <text:p text:style-name="P102"/>
            <text:p text:style-name="P102"><text:s text:c="4"/>/* 0 and 1 are prime number */ </text:p>
            <text:p text:style-name="P102"><text:s text:c="4"/>if(number == 0 || number == 1) </text:p>
            <text:p text:style-name="P102"><text:s text:c="4"/>{ </text:p>
            <text:p text:style-name="P102"><text:s text:c="8"/>*(bool_t*)pv_output = true; </text:p>
            <text:p text:style-name="P102"><text:s text:c="8"/>return; </text:p>
            <text:p text:style-name="P102"><text:s text:c="4"/>} </text:p>
            <text:p text:style-name="P102"/>
            <text:p text:style-name="P102"><text:s text:c="4"/>for(divisor = number / 2; number % divisor != 0; --divisor) </text:p>
            <text:p text:style-name="P102"><text:s text:c="4"/>{ </text:p>
            <text:p text:style-name="P102"><text:s text:c="8"/>continue; </text:p>
            <text:p text:style-name="P102"><text:s text:c="4"/>} </text:p>
            <text:p text:style-name="P102"/>
            <text:p text:style-name="P102"><text:s text:c="4"/>*(bool_t*)pv_output = divisor == 1 ? true : false; </text:p>
            <text:p text:style-name="P102">}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text:s/></text:p>
            <text:p text:style-name="P102"><text:s text:c="4"/>if(plist_coll == NULL) </text:p>
            <text:p text:style-name="P102"><text:s text:c="4"/>{ </text:p>
            <text:p text:style-name="P102"><text:s text:c="8"/>return -1; </text:p>
            <text:p text:style-name="P102"><text:s text:c="4"/>} </text:p>
            <text:p text:style-name="P102"><text:soft-page-break/></text:p>
            <text:p text:style-name="P102"><text:s text:c="4"/>list_init(plist_coll); </text:p>
            <text:p text:style-name="P102"/>
            <text:p text:style-name="P102"><text:s text:c="4"/>for(i = 24; i &lt;= 30; ++i) </text:p>
            <text:p text:style-name="P102"><text:s text:c="4"/>{ </text:p>
            <text:p text:style-name="P102"><text:s text:c="8"/>list_push_back(plist_coll, i); </text:p>
            <text:p text:style-name="P102"><text:s text:c="4"/>} </text:p>
            <text:p text:style-name="P102"/>
            <text:p text:style-name="P102"><text:s text:c="4"/>/* search for prime number */ </text:p>
            <text:p text:style-name="P102"><text:s text:c="4"/>it_pos = algo_find_if(list_begin(plist_coll), list_end(plist_coll), _is_prime); </text:p>
            <text:p text:style-name="P102"><text:s text:c="4"/>if(iterator_equal(it_pos, list_end(plist_coll))) </text:p>
            <text:p text:style-name="P102"><text:s text:c="4"/>{ </text:p>
            <text:p text:style-name="P102"><text:s text:c="8"/>printf("no prime number found.\n"); </text:p>
            <text:p text:style-name="P102"><text:s text:c="4"/>} </text:p>
            <text:p text:style-name="P102"><text:s text:c="4"/>else </text:p>
            <text:p text:style-name="P102"><text:s text:c="4"/>{ </text:p>
            <text:p text:style-name="P102"><text:s text:c="8"/>printf("%d is the first prime.\n", *(int*)iterator_get_pointer(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8"/>
      <text:p text:style-name="P59"><text:tab/>下面再来看一个使用二元谓词的例子：</text:p>
      <table:table table:name="表格28" table:style-name="表格28">
        <table:table-column table:style-name="表格28.A"/>
        <table:table-row>
          <table:table-cell table:style-name="表格28.A1" office:value-type="string">
            <text:p text:style-name="P102">/* </text:p>
            <text:p text:style-name="P102"><text:s/>* sort1.c </text:p>
            <text:p text:style-name="P102"><text:s/>* compile with : -lcstl </text:p>
            <text:p text:style-name="P102"><text:s/>*/ </text:p>
            <text:p text:style-name="P102"/>
            <text:p text:style-name="P102">#include &lt;stdio.h&gt; </text:p>
            <text:p text:style-name="P102">#include &lt;string.h&gt; </text:p>
            <text:p text:style-name="P102">#include &lt;cstl/cdeque.h&gt; </text:p>
            <text:p text:style-name="P102">#include &lt;cstl/calgorithm.h&gt; </text:p>
            <text:p text:style-name="P102"/>
            <text:p text:style-name="P102">typedef struct _tagperson </text:p>
            <text:p text:style-name="P102">{ </text:p>
            <text:p text:style-name="P102"><text:s text:c="4"/>char s_firstname[21]; </text:p>
            <text:p text:style-name="P102"><text:soft-page-break/><text:s text:c="4"/>char s_lastname[21]; </text:p>
            <text:p text:style-name="P102">}person_t; </text:p>
            <text:p text:style-name="P102"/>
            <text:p text:style-name="P102">static void _print(const void* cpv_input, void* pv_output) </text:p>
            <text:p text:style-name="P102">{ </text:p>
            <text:p text:style-name="P102"><text:s text:c="4"/>printf("%s.%s ", </text:p>
            <text:p text:style-name="P102"><text:s text:c="8"/>((person_t*)cpv_input)-&gt;s_firstname, </text:p>
            <text:p text:style-name="P102"><text:s text:c="8"/>((person_t*)cpv_input)-&gt;s_lastname); </text:p>
            <text:p text:style-name="P102">} </text:p>
            <text:p text:style-name="P102"/>
            <text:p text:style-name="P102">static void _person_sort_criterion( </text:p>
            <text:p text:style-name="P102"><text:s text:c="4"/>const void* cpv_first, const void* cpv_second, void* pv_output) </text:p>
            <text:p text:style-name="P102">{ </text:p>
            <text:p text:style-name="P102"><text:s text:c="4"/>person_t* pt_first = (person_t*)cpv_first; </text:p>
            <text:p text:style-name="P102"><text:s text:c="4"/>person_t* pt_second = (person_t*)cpv_second; </text:p>
            <text:p text:style-name="P102"><text:s text:c="4"/>int n_result1 = strncmp(pt_first-&gt;s_firstname, pt_second-&gt;s_firstname, 21); </text:p>
            <text:p text:style-name="P102"><text:s text:c="4"/>int n_result2 = strncmp(pt_first-&gt;s_lastname, pt_second-&gt;s_lastname, 21); </text:p>
            <text:p text:style-name="P102"/>
            <text:p text:style-name="P102"><text:s text:c="4"/>if(n_result1 &lt; 0 || (n_result1 == 0 &amp;&amp; n_result2 &lt; 0))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deque_t* pdeq_coll = NULL; </text:p>
            <text:p text:style-name="P102"><text:s text:c="4"/>person_t t_person; </text:p>
            <text:p text:style-name="P102"/>
            <text:p text:style-name="P102"><text:s text:c="4"/>type_register(person_t, NULL, NULL, NULL, NULL); </text:p>
            <text:p text:style-name="P102"><text:s text:c="4"/>pdeq_coll = create_deque(person_t); </text:p>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memset(t_person.s_firstname, '\0', 21); </text:p>
            <text:p text:style-name="P102"><text:soft-page-break/><text:s text:c="4"/>memset(t_person.s_lastname, '\0', 21); </text:p>
            <text:p text:style-name="P102"><text:s text:c="4"/>strcpy(t_person.s_firstname, "Jonh"); </text:p>
            <text:p text:style-name="P102"><text:s text:c="4"/>strcpy(t_person.s_lastname, "right");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ll"); </text:p>
            <text:p text:style-name="P102"><text:s text:c="4"/>strcpy(t_person.s_lastname, "killer");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Jonh"); </text:p>
            <text:p text:style-name="P102"><text:s text:c="4"/>strcpy(t_person.s_lastname, "sound");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n"); </text:p>
            <text:p text:style-name="P102"><text:s text:c="4"/>strcpy(t_person.s_lastname, "lee");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Lee"); </text:p>
            <text:p text:style-name="P102"><text:s text:c="4"/>strcpy(t_person.s_lastname, "bird"); </text:p>
            <text:p text:style-name="P102"><text:s text:c="4"/>deque_push_back(pdeq_coll, &amp;t_person); </text:p>
            <text:p text:style-name="P102"/>
            <text:p text:style-name="P102"><text:s text:c="4"/>algo_for_each(deque_begin(pdeq_coll), deque_end(pdeq_coll), _print); </text:p>
            <text:p text:style-name="P102"><text:s text:c="4"/>printf("\n"); </text:p>
            <text:p text:style-name="P102"/>
            <text:p text:style-name="P102"><text:s text:c="4"/>algo_sort_if(deque_begin(pdeq_coll), deque_end(pdeq_coll),</text:p>
            <text:p text:style-name="P102"><text:s text:c="8"/>_person_sort_criterion); </text:p>
            <text:p text:style-name="P102"/>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59">输出的结果是：</text:p>
      <text:p text:style-name="P35">Jonh.right Bill.killer Jonh.sound Bin.lee Lee.bird </text:p>
      <text:p text:style-name="P35">Bill.killer Bin.lee Jonh.right Jonh.sound Lee.bird </text:p>
      <text:p text:style-name="P35">可以看出是按照<text:span text:style-name="T72">_person_sort_criterion()</text:span>制定的规则排序的。</text:p>
      <text:list xml:id="list406309320" text:continue-numbering="true" text:style-name="WW8Num13">
        <text:list-item>
          <text:list>
            <text:list-item>
              <text:list>
                <text:list-item>
                  <text:h text:style-name="P356" text:outline-level="3"><text:soft-page-break/>libcstl函数</text:h>
                </text:list-item>
              </text:list>
            </text:list-item>
          </text:list>
        </text:list-item>
      </text:list>
      <text:p text:style-name="P40"><text:span text:style-name="T55"><text:tab/></text:span><text:span text:style-name="T66">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6">库提供了大量的自定义规则，在这里我们把这些</text:span><text:span text:style-name="T40">libcstl</text:span><text:span text:style-name="T66">库预定以的自定义规则叫做</text:span><text:span text:style-name="T40">libcstl</text:span><text:span text:style-name="T66">函数，这些函数中一大部分是谓词。它们的形式都符合上面我们看到的算法接受的函数形式。要使用这些预定义的函数必须包含头文件：</text:span></text:p>
      <text:p text:style-name="P64">#include &lt;cstl/cfunctional.h&gt;</text:p>
      <text:p text:style-name="P42">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102">/* </text:p>
            <text:p text:style-name="P102"><text:s/>* sort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include &lt;cstl/cfunctional.h&gt; </text:p>
            <text:p text:style-name="P102"/>
            <text:p text:style-name="P102">int main(int argc, char* argv[]) </text:p>
            <text:p text:style-name="P102">{ </text:p>
            <text:p text:style-name="P102"><text:s text:c="4"/>deque_t* pdeq_coll = create_deque(int); </text:p>
            <text:p text:style-name="P102"><text:s text:c="4"/>deque_iterator_t it_pos;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push_back(pdeq_coll, 34); </text:p>
            <text:p text:style-name="P102"><text:s text:c="4"/>deque_push_back(pdeq_coll, 22); </text:p>
            <text:p text:style-name="P102"><text:s text:c="4"/>deque_push_back(pdeq_coll, 90); </text:p>
            <text:p text:style-name="P102"><text:s text:c="4"/>deque_push_back(pdeq_coll, 51); </text:p>
            <text:p text:style-name="P102"><text:s text:c="4"/>deque_push_back(pdeq_coll, 11); </text:p>
            <text:p text:style-name="P102"><text:s text:c="4"/>deque_push_back(pdeq_coll, 47); </text:p>
            <text:p text:style-name="P102"><text:s text:c="4"/>deque_push_back(pdeq_coll, 33); </text:p>
            <text:p text:style-name="P102"/>
            <text:p text:style-name="P102"><text:s text:c="4"/>for(it_pos = deque_begin(pdeq_coll); </text:p>
            <text:p text:style-name="P102"><text:s text:c="8"/>!iterator_equal(it_pos, deque_end(pdeq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algo_sort(deque_begin(pdeq_coll), deque_end(pdeq_coll));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algo_sort_if(deque_begin(pdeq_coll), deque_end(pdeq_coll), fun_greater_int);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42">在向<text:span text:style-name="T43">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884240740" text:continue-numbering="true" text:style-name="WW8Num13">
        <text:list-item>
          <text:list>
            <text:list-item>
              <text:h text:style-name="P339" text:outline-level="2"><text:span text:style-name="T23">libcstl容器</text:span>的使用过程</text:h>
              <text:list>
                <text:list-item>
                  <text:h text:style-name="P348" text:outline-level="3">libcstl容器的使用过程</text:h>
                </text:list-item>
              </text:list>
            </text:list-item>
          </text:list>
        </text:list-item>
      </text:list>
      <text:p text:style-name="P40"><text:span text:style-name="T29"><text:tab/></text:span><text:span text:style-name="T26">libcstl</text:span><text:span text:style-name="T59">提供定义的一系列的新类型，包括容器，容器适配器，迭代器，工具类型，函数类型。其中容器(序列容器</text:span><text:soft-page-break/><text:span text:style-name="T37">vector_t，deque_t，list_t，slist_t，</text:span><text:span text:style-name="T59">关联容器</text:span><text:span text:style-name="T37">set_t，map_t，multiset_t，multimap_t，hash_set_t，hash_map_t，</text:span><text:span text:style-name="T59"> </text:span><text:span text:style-name="T37">hash_multiset_t，</text:span><text:span text:style-name="T59">容器适配器</text:span><text:span text:style-name="T37">stack_t，queue_t，priority_queue_t，</text:span><text:span text:style-name="T59">字符串</text:span><text:span text:style-name="T37">string_t</text:span><text:span text:style-name="T59">)和工具类型中的</text:span><text:span text:style-name="T37">pair_t</text:span><text:span text:style-name="T59">在使用的时候都要遵循以下的过程：</text:span></text:p>
      <text:p text:style-name="P42"><text:tab/>首先要创建一个容器，然后初始化，使用完成后要销毁。下面以<text:span text:style-name="T23">vector_t</text:span>为例：</text:p>
      <text:list xml:id="list873634378" text:style-name="L50">
        <text:list-item>
          <text:p text:style-name="P234">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64">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1935585164" text:style-name="L51">
        <text:list-item>
          <text:p text:style-name="P235">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9"><text:tab/>例如</text:span><text:span text:style-name="T37">vector_t</text:span><text:span text:style-name="T59">有</text:span><text:span text:style-name="T37">vector_init()，vector_init_n()，vector_init_elem()，vector_init_copy()，vector_init_copy_range()</text:span><text:span text:style-name="T59"> </text:span><text:span text:style-name="T37">5</text:span><text:span text:style-name="T59">个初始化函数，它们根据不同的方式对</text:span><text:span text:style-name="T37">vector_t</text:span><text:span text:style-name="T59">容器进行初始化，在创建</text:span><text:span text:style-name="T37">vector_t</text:span><text:span text:style-name="T59">容器后可以调用其中的任意一个，但是只能调用一次，如果对一个容器类型初始化多次那么程序的行为是未定义的：</text:span></text:p>
      <text:p text:style-name="P64">vector_init_n(pvec_coll, 100);</text:p>
      <text:p text:style-name="P42">初始化<text:span text:style-name="T23">vector_t</text:span>后容器中有<text:span text:style-name="T23">100</text:span>个元素，每个元素的值都是<text:span text:style-name="T23">0</text:span>。</text:p>
      <text:list xml:id="list1357389559" text:style-name="L52">
        <text:list-item>
          <text:p text:style-name="P236">销毁</text:p>
        </text:list-item>
      </text:list>
      <text:p text:style-name="P42"><text:tab/><text:span text:style-name="T23">vector_t</text:span>使用完毕后一定要销毁，如果未销毁那么容器所占的内存就不会被释放。每一个容器都有销毁函数如：</text:p>
      <text:p text:style-name="P64">vector_destroy(pvec_coll);</text:p>
      <text:p text:style-name="P64"/>
      <text:list xml:id="list1644805285" text:continue-list="list884240740" text:style-name="WW8Num13">
        <text:list-item>
          <text:list>
            <text:list-item>
              <text:list>
                <text:list-item>
                  <text:h text:style-name="P346" text:outline-level="3">数据类型的使用</text:h>
                </text:list-item>
              </text:list>
            </text:list-item>
          </text:list>
        </text:list-item>
      </text:list>
      <text:p text:style-name="P64"><text:tab/><text:span text:style-name="T42">l</text:span><text:span text:style-name="T44">ibcstl 2.0</text:span><text:span text:style-name="T63">版本对数据类型的处理做了很大改进，现在能够处理任何数据类型，</text:span><text:span text:style-name="T44">libcstl</text:span><text:span text:style-name="T63">将数据类型分为三类：</text:span></text:p>
      <text:list xml:id="list464607436" text:style-name="L53">
        <text:list-item>
          <text:p text:style-name="P284"><text:span text:style-name="T44">C</text:span><text:span text:style-name="T63">语言内建类型</text:span></text:p>
        </text:list-item>
      </text:list>
      <text:p text:style-name="P64"><text:span text:style-name="T63"><text:tab/></text:span><text:span text:style-name="T44">C</text:span><text:span text:style-name="T63">语言支持的基本类型如，</text:span><text:span text:style-name="T44">int</text:span><text:span text:style-name="T63">, </text:span><text:span text:style-name="T44">double</text:span><text:span text:style-name="T63">, </text:span><text:span text:style-name="T44">long</text:span><text:span text:style-name="T63">, </text:span><text:span text:style-name="T44">char</text:span><text:span text:style-name="T63">等，</text:span><text:span text:style-name="T44">C</text:span><text:span text:style-name="T63">字符串也属于这一类。</text:span></text:p>
      <text:list xml:id="list710621209" text:style-name="L54">
        <text:list-item>
          <text:p text:style-name="P285"><text:span text:style-name="T44">libcstl</text:span><text:span text:style-name="T63">内建类型</text:span></text:p>
        </text:list-item>
      </text:list>
      <text:p text:style-name="P64"><text:span text:style-name="T63"><text:tab/></text:span><text:span text:style-name="T44">libcstl</text:span><text:span text:style-name="T63">库内部的容器类型，迭代器类型等等。</text:span></text:p>
      <text:list xml:id="list1780912260" text:style-name="L55">
        <text:list-item>
          <text:p text:style-name="P237">用户自定义类型</text:p>
        </text:list-item>
      </text:list>
      <text:p text:style-name="P64"><text:tab/><text:span text:style-name="T65">用户自己定义的结构，联合，枚举或者重定义的类型。</text:span></text:p>
      <text:p text:style-name="P64"/>
      <text:p text:style-name="P64"><text:tab/><text:span text:style-name="T65">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5">等等(这里创建保存</text:span><text:span text:style-name="T44">libcstl</text:span><text:span text:style-name="T63">内建类型的容器时类型的描述有些特别，我会在第十章中详细介绍</text:span><text:span text:style-name="T65">)。但是对于用户自定义类型这样的方式就会创建失败，如有一种用户自定义类型</text:span><text:span text:style-name="T42">abc_t</text:span><text:span text:style-name="T65">，现在要创建一个保存</text:span><text:span text:style-name="T42">abc_t</text:span><text:span text:style-name="T65">类型的</text:span><text:span text:style-name="T42">vector_t</text:span><text:span text:style-name="T65">容器：</text:span></text:p>
      <text:p text:style-name="P65">vector_t* pvec_coll = create_vector(abc_t);</text:p>
      <text:p text:style-name="P64"><text:soft-page-break/><text:span text:style-name="T65">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0"/>
      <text:list xml:id="list1255008752" text:continue-list="list1644805285" text:style-name="WW8Num13">
        <text:list-item>
          <text:h text:style-name="P330" text:outline-level="1"><text:span text:style-name="T23">libcstl</text:span>工具类型</text:h>
        </text:list-item>
      </text:list>
      <text:p text:style-name="P57"><text:span text:style-name="T58"><text:tab/><text:tab/>为了使用方便，</text:span><text:span text:style-name="T36">libcstl</text:span><text:span text:style-name="T58">提供了很多实用的小工具类型。使用这些小工具的时候几乎没有什么开销，有的甚至不需要为了使用它特意的去包含特殊的头文件。这些工具类型包括</text:span><text:span text:style-name="T36">libcstl</text:span><text:span text:style-name="T58">定义的布尔类型</text:span><text:span text:style-name="T36">bool_t</text:span><text:span text:style-name="T58">，用于保存对数据的</text:span><text:span text:style-name="T36">pair_t</text:span><text:span text:style-name="T58">，用于表示数据区间的</text:span><text:span text:style-name="T36">range_t</text:span><text:span text:style-name="T58">。</text:span></text:p>
      <text:p text:style-name="P58"/>
      <text:list xml:id="list1809795412" text:continue-numbering="true" text:style-name="WW8Num13">
        <text:list-item>
          <text:list>
            <text:list-item>
              <text:h text:style-name="P336"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9">为了使用方便和能够清楚的表达布尔的语义，</text:span><text:span text:style-name="T26">libcstl</text:span><text:span text:style-name="T59">引入了一个新的工具类型</text:span><text:span text:style-name="T37">bool_t</text:span><text:span text:style-name="T59">来表示布尔值，同时定义了</text:span><text:span text:style-name="T37">true</text:span><text:span text:style-name="T59">, </text:span><text:span text:style-name="T37">TRUE</text:span><text:span text:style-name="T59">, </text:span><text:span text:style-name="T37">false</text:span><text:span text:style-name="T59">, </text:span><text:span text:style-name="T37">FLASE。使用bool_t类型不需要包含特殊的头文件，</text:span><text:span text:style-name="T59">包含任何一个</text:span><text:span text:style-name="T26">libcstl</text:span><text:span text:style-name="T59">头文件就可以使用</text:span><text:span text:style-name="T37">bool_t</text:span><text:span text:style-name="T59">了。</text:span></text:p>
      <text:list xml:id="list1209705476" text:continue-numbering="true" text:style-name="WW8Num13">
        <text:list-item>
          <text:list>
            <text:list-item>
              <text:h text:style-name="P340" text:outline-level="2">pair_t</text:h>
            </text:list-item>
          </text:list>
        </text:list-item>
      </text:list>
      <text:p text:style-name="P40"><text:span text:style-name="T59"><text:tab/>在前面的章节中已经知道映射，多重映射等是以键/值对这样的形式保存数据的，但是实际存储在容器中的值却是</text:span><text:span text:style-name="T37">pair_t</text:span><text:span text:style-name="T59">类型，有它来管理键/值对。不只是键/值对，所有成对的数据可以使用</text:span><text:span text:style-name="T37">pair_t</text:span><text:span text:style-name="T59">类型来描述。</text:span><text:span text:style-name="T37">pair_t</text:span><text:span text:style-name="T59">不是容器所以它不能够保存多对数据，一个</text:span><text:span text:style-name="T37">pair_t</text:span><text:span text:style-name="T59">只能保存一对数据。使用</text:span><text:span text:style-name="T37">pair_t</text:span><text:span text:style-name="T59">要求包含头文件：</text:span></text:p>
      <text:p text:style-name="P64">#include &lt;cstl/cutility.h&gt;</text:p>
      <text:p text:style-name="P70">但是如果程序已经包含了头文件</text:p>
      <text:p text:style-name="P72"><text:span text:style-name="T55">#include &lt;cstl/cmap.h&gt; </text:span><text:span text:style-name="T66">或者 </text:span><text:span text:style-name="T55">#include &lt;cstl/chash_map.h&gt;</text:span></text:p>
      <text:p text:style-name="P71"><text:span text:style-name="T59">就不必包含</text:span><text:span text:style-name="T56">&lt;cstl/cutility.h&gt;</text:span><text:span text:style-name="T59">头文件了，这是因为映射容器要用到</text:span><text:span text:style-name="T37">pair_t</text:span><text:span text:style-name="T59">，在它的头文件中已经包含了</text:span><text:span text:style-name="T56">&lt;cstl/cutility.h&gt;</text:span><text:span text:style-name="T59">头文件了。</text:span></text:p>
      <text:p text:style-name="P70"/>
      <text:list xml:id="list188614193" text:continue-numbering="true" text:style-name="WW8Num13">
        <text:list-item>
          <text:list>
            <text:list-item>
              <text:list>
                <text:list-item>
                  <text:h text:style-name="P350" text:outline-level="3"><text:span text:style-name="T23">pair_t</text:span>的使用过程</text:h>
                </text:list-item>
              </text:list>
            </text:list-item>
          </text:list>
        </text:list-item>
      </text:list>
      <text:p text:style-name="P40"><text:span text:style-name="T59"><text:tab/>虽然</text:span><text:span text:style-name="T37">pair_t</text:span><text:span text:style-name="T5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9"><text:tab/>上面的表格列出了</text:span><text:span text:style-name="T37">pair_t</text:span><text:span text:style-name="T59">创建，初始化和销毁的函数(本书中只类出了讲解相关的函数并且没有具体参数，全面俩解各个操作函数和参数的情况请参考《</text:span><text:span text:style-name="T37">The libcstl Library Reference Manual</text:span><text:span text:style-name="T59">》)。</text:span></text:p>
      <text:p text:style-name="P52"/>
      <text:list xml:id="list165623067" text:continue-numbering="true" text:style-name="WW8Num13">
        <text:list-item>
          <text:list>
            <text:list-item>
              <text:list>
                <text:list-item>
                  <text:h text:style-name="P354" text:outline-level="3"><text:span text:style-name="T23">pair_t</text:span>的主要操作</text:h>
                </text:list-item>
              </text:list>
            </text:list-item>
          </text:list>
        </text:list-item>
      </text:list>
      <text:p text:style-name="P40"><text:span text:style-name="T59"><text:tab/></text:span><text:span text:style-name="T37">pair_t</text:span><text:span text:style-name="T59">是表示一对数据的，所以通过</text:span><text:span text:style-name="T37">pair_t</text:span><text:span text:style-name="T59">类型我们应该能够获得和设置这两个数据。依据这样的要求</text:span><text:span text:style-name="T37">pair_t</text:span><text:span text:style-name="T5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9"><text:tab/>通过上面的操作函数我们就能够自由的使用<text:span text:style-name="T23">pair_t</text:span>中的数据了。</text:p>
      <text:p text:style-name="P99"><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2"><text:span text:style-name="T66">除了这些以外</text:span><text:span text:style-name="T40">pair_t</text:span><text:span text:style-name="T6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9"><text:tab/></text:span><text:span text:style-name="T37">pair_t</text:span><text:span text:style-name="T59">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9">才相等。</text:span></text:p>
      <text:list xml:id="list1119277751" text:continue-numbering="true" text:style-name="WW8Num13">
        <text:list-item>
          <text:list>
            <text:list-item>
              <text:list>
                <text:list-item>
                  <text:h text:style-name="P352" text:outline-level="3"><text:span text:style-name="T73">pair_t的应用实例</text:span><text:span text:style-name="T59"><text:tab/></text:span></text:h>
                </text:list-item>
              </text:list>
            </text:list-item>
          </text:list>
        </text:list-item>
      </text:list>
      <text:p text:style-name="P61"><text:span text:style-name="T59"><text:tab/>上面列举了有关</text:span><text:span text:style-name="T37">pair_t</text:span><text:span text:style-name="T59">的操作函数，下面用例子来演示以下如何使用</text:span><text:span text:style-name="T37">pair_t</text:span><text:span text:style-name="T59">:</text:span></text:p>
      <table:table table:name="表格34" table:style-name="表格34">
        <table:table-column table:style-name="表格34.A"/>
        <table:table-row>
          <table:table-cell table:style-name="表格34.A1" office:value-type="string">
            <text:p text:style-name="P102">/* </text:p>
            <text:p text:style-name="P102"><text:s/>* pair1.c </text:p>
            <text:p text:style-name="P102"><text:soft-page-break/><text:s/>* compile with : -lcstl </text:p>
            <text:p text:style-name="P102"><text:s/>*/ </text:p>
            <text:p text:style-name="P102"/>
            <text:p text:style-name="P102">#include &lt;stdio.h&gt; </text:p>
            <text:p text:style-name="P102">#include &lt;cstl/cutility.h&gt; </text:p>
            <text:p text:style-name="P102"/>
            <text:p text:style-name="P102">int main(int argc, char* argv[]) </text:p>
            <text:p text:style-name="P102">{ </text:p>
            <text:p text:style-name="P102"><text:s text:c="4"/>pair_t* ppair_p1 = create_pair(int, double); </text:p>
            <text:p text:style-name="P102"><text:s text:c="4"/>pair_t* ppair_p2 = create_pair(int, double); </text:p>
            <text:p text:style-name="P102"><text:s text:c="4"/>pair_t* ppair_p3 = create_pair(int, double); </text:p>
            <text:p text:style-name="P102"/>
            <text:p text:style-name="P102"><text:s text:c="4"/>if(ppair_p1 == NULL || ppair_p2 == NULL || ppair_p3 == NULL) </text:p>
            <text:p text:style-name="P102"><text:s text:c="4"/>{ </text:p>
            <text:p text:style-name="P102"><text:s text:c="8"/>return -1; </text:p>
            <text:p text:style-name="P102"><text:s text:c="4"/>} </text:p>
            <text:p text:style-name="P102"/>
            <text:p text:style-name="P102"><text:s text:c="4"/>pair_init(ppair_p1); </text:p>
            <text:p text:style-name="P102"><text:s text:c="4"/>pair_init_elem(ppair_p2, 10, 1.1e-2); </text:p>
            <text:p text:style-name="P102"><text:s text:c="4"/>pair_init_copy(ppair_p3, ppair_p2); </text:p>
            <text:p text:style-name="P102"/>
            <text:p text:style-name="P102"><text:s text:c="4"/>printf("Original pair:\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 text:c="8"/>*(double*)pair_second(ppair_p3)); </text:p>
            <text:p text:style-name="P102"/>
            <text:p text:style-name="P102"><text:s text:c="4"/>pair_make(ppair_p1, 10, 2.222); </text:p>
            <text:p text:style-name="P102"><text:s text:c="4"/>pair_assign(ppair_p3, ppair_p1); </text:p>
            <text:p text:style-name="P102"><text:s text:c="4"/>printf("After modifying:\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oft-page-break/><text:s text:c="8"/>*(double*)pair_second(ppair_p3)); </text:p>
            <text:p text:style-name="P102"/>
            <text:p text:style-name="P102"><text:s text:c="4"/>printf("Compare:\n"); </text:p>
            <text:p text:style-name="P102"><text:s text:c="4"/>if(pair_equal(ppair_p1, ppair_p3))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if(pair_not_equal(ppair_p1, ppair_p2))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
            <text:p text:style-name="P102"><text:s text:c="4"/>pair_make(ppair_p1, 22, 35.2); </text:p>
            <text:p text:style-name="P102"><text:s text:c="4"/>pair_make(ppair_p2, 62, 35.2); </text:p>
            <text:p text:style-name="P102"><text:s text:c="4"/>pair_make(ppair_p3, 22, 70.0); </text:p>
            <text:p text:style-name="P102"><text:s text:c="4"/>if(pair_less(ppair_p1, ppair_p2)) </text:p>
            <text:p text:style-name="P102"><text:s text:c="4"/>{ </text:p>
            <text:p text:style-name="P102"><text:s text:c="8"/>printf("p1(%d, %lf) &lt; p2(%d, %lf)\n", </text:p>
            <text:p text:style-name="P102"><text:s text:c="12"/>*(int*)pair_first(ppair_p1), </text:p>
            <text:p text:style-name="P102"><text:soft-page-break/><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gt;=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if(pair_less(ppair_p1, ppair_p3)) </text:p>
            <text:p text:style-name="P102"><text:s text:c="4"/>{ </text:p>
            <text:p text:style-name="P102"><text:s text:c="8"/>printf("p1(%d, %lf) &l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g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
            <text:p text:style-name="P102"><text:s text:c="4"/>pair_destroy(ppair_p1); </text:p>
            <text:p text:style-name="P102"><text:s text:c="4"/>pair_destroy(ppair_p2); </text:p>
            <text:p text:style-name="P102"><text:s text:c="4"/>pair_destroy(ppair_p3); </text:p>
            <text:p text:style-name="P102"/>
            <text:p text:style-name="P102"><text:s text:c="4"/>return 0; </text:p>
            <text:p text:style-name="P102">}</text:p>
          </table:table-cell>
        </table:table-row>
      </table:table>
      <text:p text:style-name="P59">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8"/>
      <text:list xml:id="list1598274224" text:continue-numbering="true" text:style-name="WW8Num13">
        <text:list-item>
          <text:list>
            <text:list-item>
              <text:h text:style-name="P336" text:outline-level="2">range_t</text:h>
            </text:list-item>
          </text:list>
        </text:list-item>
      </text:list>
      <text:p text:style-name="P59"><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9"><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9">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8"/>
      <text:p text:style-name="P48"/>
      <text:list xml:id="list250037293" text:continue-numbering="true" text:style-name="WW8Num13">
        <text:list-item>
          <text:h text:style-name="P330"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91967489" text:continue-numbering="true" text:style-name="WW8Num13">
        <text:list-item>
          <text:list>
            <text:list-item>
              <text:h text:style-name="P339" text:outline-level="2">容器的特点和共同的操作</text:h>
            </text:list-item>
          </text:list>
        </text:list-item>
      </text:list>
      <text:p text:style-name="P59"><text:tab/>在详细讨论各个容器之前我们先来讨论下一容器的共同特点和共同的操作。</text:p>
      <text:list xml:id="list1562559776" text:continue-numbering="true" text:style-name="WW8Num13">
        <text:list-item>
          <text:list>
            <text:list-item>
              <text:list>
                <text:list-item>
                  <text:h text:style-name="P345" text:outline-level="3"><text:soft-page-break/>容器的共同特点</text:h>
                </text:list-item>
              </text:list>
            </text:list-item>
          </text:list>
        </text:list-item>
      </text:list>
      <text:p text:style-name="P59"><text:tab/>各种类型的容器它们都有如下的共同特点:</text:p>
      <text:list xml:id="list377698245" text:style-name="L56">
        <text:list-item>
          <text:p text:style-name="P238">容器中保存的是数据的拷贝</text:p>
        </text:list-item>
      </text:list>
      <text:p text:style-name="P61"><text:span text:style-name="T59"><text:tab/>容器中保存的都是数据的拷贝，而不是指向实际数据的指针，这样就要求数据本身都是有明确的拷贝操作函数的。对于</text:span><text:span text:style-name="T37">C</text:span><text:span text:style-name="T59">内建类型和</text:span><text:span text:style-name="T37">libcstl</text:span><text:span text:style-name="T59">内建类型库本身提供了这些类型的拷贝操作，但是对于用户自定义类型就要求在注册这个类型的时候提供拷贝操作函数，如果没有提供拷贝操作函数，那么</text:span><text:span text:style-name="T37">libcstl</text:span><text:span text:style-name="T59">库会提供一个默认的拷贝操作，这样的话有些自定义类型的拷贝操作就不准确了。</text:span></text:p>
      <text:list xml:id="list647467174" text:style-name="L57">
        <text:list-item>
          <text:p text:style-name="P239">数据能够初始化和销毁</text:p>
        </text:list-item>
      </text:list>
      <text:p text:style-name="P61"><text:span text:style-name="T59"><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9">库本身并不知道数据内部的事情，要求有初始化和销毁操作是为了保证数据能够在被创建和销毁的过程中做很多操作。有可能数据在初始化的时候要申请资源在销毁的时候要释放资源。</text:span></text:p>
      <text:list xml:id="list944743193" text:style-name="L58">
        <text:list-item>
          <text:p text:style-name="P240">数据的比较操作</text:p>
        </text:list-item>
      </text:list>
      <text:p text:style-name="P59"><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905707338" text:style-name="L59">
        <text:list-item>
          <text:p text:style-name="P241">操作函数并非安全</text:p>
        </text:list-item>
      </text:list>
      <text:p text:style-name="P59"><text:tab/>容器的操作函数并非安全，用户要保证传入操作函数的参数是合法并且有效的，非法或者是无效的参数导致操作函数的行为未定义。</text:p>
      <text:list xml:id="list933107316" text:continue-list="list1562559776" text:style-name="WW8Num13">
        <text:list-item>
          <text:list>
            <text:list-item>
              <text:list>
                <text:list-item>
                  <text:h text:style-name="P351" text:outline-level="3">容器的共同操作</text:h>
                </text:list-item>
              </text:list>
            </text:list-item>
          </text:list>
        </text:list-item>
      </text:list>
      <text:p text:style-name="P59"><text:tab/>无论是那种容器类型都有如下这几种操作：</text:p>
      <text:list xml:id="list1580481370" text:style-name="L60">
        <text:list-item>
          <text:p text:style-name="P242">创建容器</text:p>
        </text:list-item>
      </text:list>
      <text:p text:style-name="P59"><text:tab/>容器在使用之前都要创建，创建是为了确定容器中保存数据的类型。</text:p>
      <text:list xml:id="list602903669" text:style-name="L61">
        <text:list-item>
          <text:p text:style-name="P243">初始化和销毁</text:p>
        </text:list-item>
      </text:list>
      <text:p text:style-name="P59"><text:tab/>初始化和销毁是为了申请和释放容器占用的资源，同时初始化和销毁还对容器中的数据进行了初始化和销毁。</text:p>
      <text:list xml:id="list548145027" text:style-name="L62">
        <text:list-item>
          <text:p text:style-name="P244">与数据数量有关的操作</text:p>
        </text:list-item>
      </text:list>
      <text:p text:style-name="P59"><text:tab/>每个容器都有下面三个与数据数量有关的操作函数。</text:p>
      <text:p text:style-name="P40"><text:span text:style-name="T66"><text:tab/></text:span><text:span text:style-name="T40">xxxx_size()</text:span></text:p>
      <text:p text:style-name="P59"><text:tab/>返回容器中数据的数量。</text:p>
      <text:p text:style-name="P40"><text:span text:style-name="T66"><text:tab/></text:span><text:span text:style-name="T40">xxxx_empty()</text:span></text:p>
      <text:p text:style-name="P59"><text:tab/>判断容器是否为空。</text:p>
      <text:p text:style-name="P40"><text:span text:style-name="T66"><text:tab/></text:span><text:span text:style-name="T40">xxxx_max_size()</text:span></text:p>
      <text:p text:style-name="P59"><text:tab/>返回容器可以容纳的数据的最大数量，这个值是一个与系统相关的常量，同时它还与保存在容器中的数据类型相关。</text:p>
      <text:list xml:id="list1134188911" text:style-name="L63">
        <text:list-item>
          <text:p text:style-name="P245">比较操作</text:p>
        </text:list-item>
      </text:list>
      <text:p text:style-name="P59"><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008356365" text:style-name="L64">
        <text:list-item>
          <text:p text:style-name="P246"><text:soft-page-break/>赋值和交换</text:p>
        </text:list-item>
      </text:list>
      <text:p text:style-name="P59"><text:tab/>赋值是使用现有的数据将容器中原有的数据替换掉，交换就是交换两个容器中的内容。</text:p>
      <text:p text:style-name="P59"/>
      <text:list xml:id="list53202725" text:continue-list="list933107316" text:style-name="WW8Num13">
        <text:list-item>
          <text:list>
            <text:list-item>
              <text:h text:style-name="P340" text:outline-level="2">vector_t</text:h>
            </text:list-item>
          </text:list>
        </text:list-item>
      </text:list>
      <text:p text:style-name="P40"><text:span text:style-name="T17"><text:tab/></text:span><text:span text:style-name="T37">vector_t</text:span><text:span text:style-name="T59">容器类似一个动态的数组，但是它可以根据需要动态的生长。</text:span></text:p>
      <text:p text:style-name="P56"><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9">要使用</text:span><text:span text:style-name="T37">vector_t</text:span><text:span text:style-name="T59">必须包含头文件</text:span><text:span text:style-name="T71">&lt;cstl/cvector.h&gt;</text:span></text:p>
      <text:list xml:id="list1709259055" text:continue-numbering="true" text:style-name="WW8Num13">
        <text:list-item>
          <text:list>
            <text:list-item>
              <text:list>
                <text:list-item>
                  <text:h text:style-name="P354" text:outline-level="3"><text:span text:style-name="T23">vector_t</text:span>的能力</text:h>
                </text:list-item>
              </text:list>
            </text:list-item>
          </text:list>
        </text:list-item>
      </text:list>
      <text:p text:style-name="P40"><text:span text:style-name="T55"><text:tab/></text:span><text:span text:style-name="T37">vector_t</text:span><text:span text:style-name="T59">将数据拷贝到内部的动态数组中，数据的顺序与插入的顺序有关与数据本身无关。</text:span><text:span text:style-name="T37">vector_t</text:span><text:span text:style-name="T59">是随机访问容器，可以使用下标随机访问容器中的数据，</text:span><text:span text:style-name="T37">vector_t</text:span><text:span text:style-name="T59">的迭代器也是随即访问迭代器。任何</text:span><text:span text:style-name="T26">libcstl</text:span><text:span text:style-name="T59">算法都可以作用于</text:span><text:span text:style-name="T37">vector_t</text:span><text:span text:style-name="T59">容器。</text:span></text:p>
      <text:p text:style-name="P42"><text:tab/>在<text:span text:style-name="T23">vector_t</text:span>末尾插入或删除数据效率很高，在中间或开头插入或删除数据效率很低，因为这样会移动大量数据。</text:p>
      <text:p text:style-name="P42"/>
      <text:list xml:id="list1405780610" text:style-name="L65">
        <text:list-item>
          <text:p text:style-name="P247">尺寸和容量</text:p>
        </text:list-item>
      </text:list>
      <text:p text:style-name="P40"><text:span text:style-name="T55"><text:tab/></text:span><text:span text:style-name="T59">为数据分配更多的内存往往比分配正好的内存有更好的效率。为了正确和有效的使用</text:span><text:span text:style-name="T37">vector_t</text:span><text:span text:style-name="T59">必须理解尺寸和容量之间的关系。</text:span><text:span text:style-name="T37">vector_t</text:span><text:span text:style-name="T59">提供了一个函数</text:span><text:span text:style-name="T37">vector_size()</text:span><text:span text:style-name="T59">获得容器的尺寸，也就是实际保存的数据的个数，同时提供了一个</text:span><text:span text:style-name="T37">vector_capacity()</text:span><text:span text:style-name="T59">函数获得容器的容量，容量就是在</text:span><text:span text:style-name="T37">vector_t</text:span><text:span text:style-name="T59">不重新分配内存的情况下</text:span><text:span text:style-name="T37">vector_t</text:span><text:span text:style-name="T59">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1169658015" text:continue-list="list1709259055" text:style-name="WW8Num13">
        <text:list-item>
          <text:list>
            <text:list-item>
              <text:list>
                <text:list-item>
                  <text:h text:style-name="P357" text:outline-level="3"><text:span text:style-name="T23">vector_t</text:span>的操作</text:h>
                </text:list-item>
              </text:list>
            </text:list-item>
          </text:list>
        </text:list-item>
      </text:list>
      <text:list xml:id="list565779322" text:style-name="L66">
        <text:list-item>
          <text:p text:style-name="P248">创建，初始化和销毁操作</text:p>
        </text:list-item>
      </text:list>
      <text:p text:style-name="P8"><text:tab/><text:span text:style-name="T61">上面已经提到了创建是为了确定</text:span><text:span text:style-name="T32">vector_t</text:span><text:span text:style-name="T61">中保存的数据类型，初始化是为</text:span><text:span text:style-name="T32">vector_t</text:span><text:span text:style-name="T61">保存数据申请资源，同时有多种方式初始化一个</text:span><text:span text:style-name="T32">vector_t</text:span><text:span text:style-name="T61">，如初始化一个空的</text:span><text:span text:style-name="T32">vector_t</text:span><text:span text:style-name="T61">，或者使用多个数据初始化一个</text:span><text:span text:style-name="T32">vector_t</text:span><text:span text:style-name="T61">等等，销毁是释放</text:span><text:span text:style-name="T32">vector_t</text:span><text:span text:style-name="T61">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1729660739" text:style-name="L67">
        <text:list-item>
          <text:p text:style-name="P249">非质变操作</text:p>
        </text:list-item>
      </text:list>
      <text:p text:style-name="P40"><text:span text:style-name="T55"><text:tab/></text:span><text:span text:style-name="T59">质变操作是指修改容器数据，非质变操作就是指操作后容器种的数据内容和数量不会改变。</text:span><text:span text:style-name="T37">vector_t</text:span><text:span text:style-name="T5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1059016994" text:style-name="L68">
        <text:list-item>
          <text:p text:style-name="P250">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8"><text:soft-page-break/></text:p>
      <text:list xml:id="list1477945086" text:style-name="L69">
        <text:list-item>
          <text:p text:style-name="P251">数据访问</text:p>
        </text:list-item>
      </text:list>
      <text:p text:style-name="P40"><text:span text:style-name="T66"><text:tab/>数据的访问是直接对数据进行操作，这些函数返回的都是</text:span><text:span text:style-name="T40">void</text:span><text:span text:style-name="T6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1884245072" text:style-name="L70">
        <text:list-item>
          <text:p text:style-name="P226"><text:span text:style-name="T59">与</text:span><text:span text:style-name="T6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5">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5">插入和删除</text:span></text:p>
      <text:p text:style-name="P40"><text:span text:style-name="T55"><text:tab/></text:span><text:span text:style-name="T59">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04893761" text:continue-list="list1169658015" text:style-name="WW8Num13">
        <text:list-item>
          <text:list>
            <text:list-item>
              <text:list>
                <text:list-item>
                  <text:h text:style-name="P354" text:outline-level="3"><text:soft-page-break/>将<text:span text:style-name="T23">vector_t</text:span>作为数组使用</text:h>
                </text:list-item>
              </text:list>
            </text:list-item>
          </text:list>
        </text:list-item>
      </text:list>
      <text:p text:style-name="P40"><text:span text:style-name="T55"><text:tab/></text:span><text:span text:style-name="T37">vector_t</text:span><text:span text:style-name="T59">内部是连续的内存空间，所以可以当作数组使用，不过使用时一定好注意越界的问题，下面是把</text:span><text:span text:style-name="T37">vector_t</text:span><text:span text:style-name="T59">当作数组使用的例子：</text:span></text:p>
      <table:table table:name="表格43" table:style-name="表格43">
        <table:table-column table:style-name="表格43.A"/>
        <table:table-row>
          <table:table-cell table:style-name="表格43.A1" office:value-type="string">
            <text:p text:style-name="P102">/* </text:p>
            <text:p text:style-name="P102"><text:s/>* vector2.c </text:p>
            <text:p text:style-name="P102"><text:s/>* compile with : -lcstl </text:p>
            <text:p text:style-name="P102"><text:s/>*/ </text:p>
            <text:p text:style-name="P102"/>
            <text:p text:style-name="P102">#include &lt;stdio.h&gt; </text:p>
            <text:p text:style-name="P102">#include &lt;string.h&gt; </text:p>
            <text:p text:style-name="P102">#include &lt;cstl/cvector.h&gt; </text:p>
            <text:p text:style-name="P102"/>
            <text:p text:style-name="P102">int main(int argc, char* argv[]) </text:p>
            <text:p text:style-name="P102">{ </text:p>
            <text:p text:style-name="P102"><text:s text:c="4"/>vector_t* pvec_coll = create_vector(char);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text:s text:c="4"/>vector_resize_elem(pvec_coll, 30, '\0'); </text:p>
            <text:p text:style-name="P102"/>
            <text:p text:style-name="P102"><text:s text:c="4"/>strcpy((char*)vector_at(pvec_coll, 0), "Hello World!"); </text:p>
            <text:p text:style-name="P102"><text:s text:c="4"/>printf("%s\n", (char*)vector_front(pvec_coll));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下面这句将<text:span text:style-name="T23">vector_t</text:span>视为数据并将数据拷贝到<text:span text:style-name="T23">vector_t</text:span>中</text:p>
      <text:p text:style-name="P103">strcpy((char*)vector_at(pvec_coll, 0), "Hello World!"); </text:p>
      <text:p text:style-name="P42">结果是:</text:p>
      <text:p text:style-name="P35">Hello World!</text:p>
      <text:list xml:id="list83977838" text:continue-numbering="true" text:style-name="WW8Num13">
        <text:list-item>
          <text:list>
            <text:list-item>
              <text:list>
                <text:list-item>
                  <text:h text:style-name="P354" text:outline-level="3"><text:soft-page-break/><text:span text:style-name="T23">vector_t</text:span>的使用实例</text:h>
                </text:list-item>
              </text:list>
            </text:list-item>
          </text:list>
        </text:list-item>
      </text:list>
      <text:p text:style-name="P40"><text:span text:style-name="T55"><text:tab/></text:span><text:span text:style-name="T59">下面是</text:span><text:span text:style-name="T37">vector_t</text:span><text:span text:style-name="T59">的一个简单的使用实例：</text:span></text:p>
      <table:table table:name="表格44" table:style-name="表格44">
        <table:table-column table:style-name="表格44.A"/>
        <table:table-row>
          <table:table-cell table:style-name="表格44.A1" office:value-type="string">
            <text:p text:style-name="P102">/* </text:p>
            <text:p text:style-name="P102"><text:s/>* vector3.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 </text:p>
            <text:p text:style-name="P102"><text:s text:c="4"/>printf("%s ", (char*)cpv_input); </text:p>
            <text:p text:style-name="P102">} </text:p>
            <text:p text:style-name="P102"/>
            <text:p text:style-name="P102">int main(int argc, char* argv[]) </text:p>
            <text:p text:style-name="P102">{ </text:p>
            <text:p text:style-name="P102"><text:s text:c="4"/>vector_t* pvec_sentence = create_vector(char*); </text:p>
            <text:p text:style-name="P102"><text:s text:c="4"/>vector_iterator_t it_pos; </text:p>
            <text:p text:style-name="P102"/>
            <text:p text:style-name="P102"><text:s text:c="4"/>if(pvec_sentence == NULL) </text:p>
            <text:p text:style-name="P102"><text:s text:c="4"/>{ </text:p>
            <text:p text:style-name="P102"><text:s text:c="8"/>return -1; </text:p>
            <text:p text:style-name="P102"><text:s text:c="4"/>} </text:p>
            <text:p text:style-name="P102"/>
            <text:p text:style-name="P102"><text:s text:c="4"/>vector_init(pvec_sentence); </text:p>
            <text:p text:style-name="P102"/>
            <text:p text:style-name="P102"><text:s text:c="4"/>/* reserve memory for five elements to avoid reallocation */ </text:p>
            <text:p text:style-name="P102"><text:s text:c="4"/>vector_reserve(pvec_sentence, 5); </text:p>
            <text:p text:style-name="P102"/>
            <text:p text:style-name="P102"><text:s text:c="4"/>/* append some element */ </text:p>
            <text:p text:style-name="P102"><text:s text:c="4"/>vector_push_back(pvec_sentence, "Hello,"); </text:p>
            <text:p text:style-name="P102"><text:s text:c="4"/>vector_push_back(pvec_sentence, "how"); </text:p>
            <text:p text:style-name="P102"><text:s text:c="4"/>vector_push_back(pvec_sentence, "are"); </text:p>
            <text:p text:style-name="P102"><text:s text:c="4"/>vector_push_back(pvec_sentence, "you"); </text:p>
            <text:p text:style-name="P102"><text:s text:c="4"/>vector_push_back(pvec_sentence, "?"); </text:p>
            <text:p text:style-name="P102"/>
            <text:p text:style-name="P102"><text:s text:c="4"/>/* print all elements with space */ </text:p>
            <text:p text:style-name="P102"><text:s text:c="4"/>algo_for_each(vector_begin(pvec_sentence), vector_end(pvec_sentence), _print); </text:p>
            <text:p text:style-name="P102"><text:soft-page-break/><text:s text:c="4"/>printf("\n"); </text:p>
            <text:p text:style-name="P102"/>
            <text:p text:style-name="P102"><text:s text:c="4"/>/* print technial data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style-name="P102"><text:s text:c="4"/>/* swap the second and fourth elements */ </text:p>
            <text:p text:style-name="P102"><text:s text:c="4"/>algo_iter_swap(iterator_next(vector_begin(pvec_sentence)), </text:p>
            <text:p text:style-name="P102"><text:s text:c="8"/>iterator_next_n(vector_begin(pvec_sentence), 3)); </text:p>
            <text:p text:style-name="P102"/>
            <text:p text:style-name="P102"><text:s text:c="4"/>/* insert "always" before "?" */ </text:p>
            <text:p text:style-name="P102"><text:s text:c="4"/>it_pos = algo_find(vector_begin(pvec_sentence), vector_end(pvec_sentence), "?"); </text:p>
            <text:p text:style-name="P102"><text:s text:c="4"/>vector_insert(pvec_sentence, it_pos, "always"); </text:p>
            <text:p text:style-name="P102"/>
            <text:p text:style-name="P102"><text:s text:c="4"/>/* print all elements with space */ </text:p>
            <text:p text:style-name="P102"><text:s text:c="4"/>algo_for_each(vector_begin(pvec_sentence), vector_end(pvec_sentence), _print); </text:p>
            <text:p text:style-name="P102"><text:s text:c="4"/>printf("\n"); </text:p>
            <text:p text:style-name="P102"/>
            <text:p text:style-name="P102"><text:s text:c="4"/>/* print technial data again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style-name="P102"><text:s text:c="4"/>vector_destroy(pvec_sentence); </text:p>
            <text:p text:style-name="P102"/>
            <text:p text:style-name="P102"><text:s text:c="4"/>return 0; </text:p>
            <text:p text:style-name="P102">}</text:p>
          </table:table-cell>
        </table:table-row>
      </table:table>
      <text:p text:style-name="P59">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9">为什么可能呢？因为max size的值是与系统相关的。</text:p>
      <text:p text:style-name="P59"/>
      <text:list xml:id="list1485085193" text:continue-numbering="true" text:style-name="WW8Num13">
        <text:list-item>
          <text:list>
            <text:list-item>
              <text:h text:style-name="P340" text:outline-level="2"><text:soft-page-break/>deque_t</text:h>
            </text:list-item>
          </text:list>
        </text:list-item>
      </text:list>
      <text:p text:style-name="P40"><text:span text:style-name="T17"><text:tab/></text:span><text:span text:style-name="T37">deque_t</text:span><text:span text:style-name="T59">与</text:span><text:span text:style-name="T37">vector_t</text:span><text:span text:style-name="T59">十分相似，同样是使用动态数组管理数据，提供随机访问，大部分操作函数都一样。不同点是</text:span><text:span text:style-name="T37">deque_t</text:span><text:span text:style-name="T59">的开始和结尾两端都是开放的，所以在开始和结尾插入或删除数据都是高效的。</text:span></text:p>
      <text:p text:style-name="P53"><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9">为了使用</text:span><text:span text:style-name="T37">deque_t，</text:span><text:span text:style-name="T59">必须包含头文件</text:span><text:span text:style-name="T38">&lt;cstl/cdeque.h&gt;</text:span></text:p>
      <text:list xml:id="list1517417191" text:continue-numbering="true" text:style-name="WW8Num13">
        <text:list-item>
          <text:list>
            <text:list-item>
              <text:list>
                <text:list-item>
                  <text:h text:style-name="P354" text:outline-level="3"><text:span text:style-name="T23">deque_t</text:span>的能力</text:h>
                </text:list-item>
              </text:list>
            </text:list-item>
          </text:list>
        </text:list-item>
      </text:list>
      <text:p text:style-name="P40"><text:span text:style-name="T55"><text:tab/></text:span><text:span text:style-name="T40">与vector_t相比deque_t有很多不同之处：</text:span></text:p>
      <text:list xml:id="list1955854539" text:style-name="L71">
        <text:list-item>
          <text:p text:style-name="P215"><text:span text:style-name="T23">deque_t</text:span>在开头和结尾插入或删除数据都是高效的。</text:p>
        </text:list-item>
        <text:list-item>
          <text:p text:style-name="P215"><text:tab/>没有容量的概念和内存再分配的概念，所以没有deque_capacity()函数。</text:p>
        </text:list-item>
        <text:list-item>
          <text:p text:style-name="P215"><text:tab/>当数据被删除后deque_t会成块的释放占用的内存。</text:p>
        </text:list-item>
      </text:list>
      <text:p text:style-name="P42"><text:tab/><text:span text:style-name="T23">deque_t</text:span>与<text:span text:style-name="T23">vector_t</text:span>相似之处：</text:p>
      <text:list xml:id="list1496988172" text:style-name="L72">
        <text:list-item>
          <text:p text:style-name="P216">在中间插入或者删除数据比较慢，因为要移动数据。</text:p>
        </text:list-item>
        <text:list-item>
          <text:p text:style-name="P216"><text:tab/>支持随即访问,提供随即访问迭代器。</text:p>
        </text:list-item>
      </text:list>
      <text:list xml:id="list1183089308" text:continue-list="list1517417191" text:style-name="WW8Num13">
        <text:list-item>
          <text:list>
            <text:list-item>
              <text:list>
                <text:list-item>
                  <text:h text:style-name="P354" text:outline-level="3"><text:span text:style-name="T23">deque_t</text:span>的操作</text:h>
                </text:list-item>
              </text:list>
            </text:list-item>
          </text:list>
        </text:list-item>
      </text:list>
      <text:list xml:id="list990953676" text:style-name="L73">
        <text:list-item>
          <text:p text:style-name="P252">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9"/>
      <text:list xml:id="list1616257441" text:style-name="L74">
        <text:list-item>
          <text:p text:style-name="P253">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100"/>
      <text:list xml:id="list2024145835" text:style-name="L75">
        <text:list-item>
          <text:p text:style-name="P254">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1647188267" text:style-name="L76">
        <text:list-item>
          <text:p text:style-name="P255">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8"/>
      <text:list xml:id="list2038381381" text:style-name="L77">
        <text:list-item>
          <text:p text:style-name="P256">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8"><text:tab/><text:span text:style-name="T6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4"><text:span text:style-name="T23">deque_t</text:span>与<text:span text:style-name="T23">vector_t</text:span>不同的是提供了针对第一个数据的插入和删除操作<text:span text:style-name="T23">(deque_push_front()</text:span>和<text:span text:style-name="T23">deque_pop_front())。</text:span></text:p>
      <text:list xml:id="list497549762" text:continue-list="list1183089308" text:style-name="WW8Num13">
        <text:list-item>
          <text:list>
            <text:list-item>
              <text:list>
                <text:list-item>
                  <text:h text:style-name="P354" text:outline-level="3"><text:span text:style-name="T2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2">/* </text:p>
            <text:p text:style-name="P102"><text:s/>* deque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
            <text:p text:style-name="P102">static void _print(const void* cpv_input, void* pv_output) </text:p>
            <text:p text:style-name="P102">{ </text:p>
            <text:p text:style-name="P102"><text:s text:c="4"/>printf("%s\n", (char*)cpv_input); </text:p>
            <text:p text:style-name="P102">} </text:p>
            <text:p text:style-name="P102"/>
            <text:p text:style-name="P102">int main(int argc, char* argv[]) </text:p>
            <text:p text:style-name="P102">{ </text:p>
            <text:p text:style-name="P102"><text:s text:c="4"/>deque_t* pdeq_coll = create_deque(char*);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assign_elem(pdeq_coll, 3, "string"); </text:p>
            <text:p text:style-name="P102"><text:s text:c="4"/>deque_push_back(pdeq_coll, "last string"); </text:p>
            <text:p text:style-name="P102"><text:s text:c="4"/>deque_push_front(pdeq_coll, "first string"); </text:p>
            <text:p text:style-name="P102"/>
            <text:p text:style-name="P102"><text:s text:c="4"/>/* print all elements with new line */ </text:p>
            <text:p text:style-name="P102"><text:s text:c="4"/>algo_for_each(deque_begin(pdeq_coll), deque_end(pdeq_coll), _print); </text:p>
            <text:p text:style-name="P102"><text:soft-page-break/><text:s text:c="4"/>printf("\n"); </text:p>
            <text:p text:style-name="P102"/>
            <text:p text:style-name="P102"><text:s text:c="4"/>/* remove first and last elements */ </text:p>
            <text:p text:style-name="P102"><text:s text:c="4"/>deque_pop_back(pdeq_coll); </text:p>
            <text:p text:style-name="P102"><text:s text:c="4"/>deque_pop_front(pdeq_coll); </text:p>
            <text:p text:style-name="P102"/>
            <text:p text:style-name="P102"><text:s text:c="4"/>/* print all elements with new line */ </text:p>
            <text:p text:style-name="P102"><text:s text:c="4"/>algo_for_each(deque_begin(pdeq_coll), deque_end(pdeq_coll), _print); </text:p>
            <text:p text:style-name="P102"><text:s text:c="4"/>printf("\n"); </text:p>
            <text:p text:style-name="P102"/>
            <text:p text:style-name="P102"><text:s text:c="4"/>/* change size to four elements */ </text:p>
            <text:p text:style-name="P102"><text:s text:c="4"/>deque_resize_elem(pdeq_coll, 4, "resized string"); </text:p>
            <text:p text:style-name="P102"/>
            <text:p text:style-name="P102"><text:s text:c="4"/>/* print all elements with new line */ </text:p>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59">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1644127108" text:continue-numbering="true" text:style-name="WW8Num13">
        <text:list-item>
          <text:list>
            <text:list-item>
              <text:h text:style-name="P340" text:outline-level="2">list_t</text:h>
            </text:list-item>
          </text:list>
        </text:list-item>
      </text:list>
      <text:p text:style-name="P40"><text:span text:style-name="T17"><text:tab/></text:span><text:span text:style-name="T37">list_t</text:span><text:span text:style-name="T59">是双向链表。</text:span></text:p>
      <text:p text:style-name="P56"><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9">要使用</text:span><text:span text:style-name="T37">list_t</text:span><text:span text:style-name="T59">必须包含头文件</text:span><text:span text:style-name="T40">&lt;cstl/clist.h&gt;</text:span></text:p>
      <text:p text:style-name="P64">#include &lt;cstl/clist.h&gt;</text:p>
      <text:list xml:id="list1093202678" text:continue-numbering="true" text:style-name="WW8Num13">
        <text:list-item>
          <text:list>
            <text:list-item>
              <text:list>
                <text:list-item>
                  <text:h text:style-name="P354" text:outline-level="3"><text:span text:style-name="T23">list_t</text:span>的能力</text:h>
                </text:list-item>
              </text:list>
            </text:list-item>
          </text:list>
        </text:list-item>
      </text:list>
      <text:p text:style-name="P40"><text:span text:style-name="T55"><text:tab/></text:span><text:span text:style-name="T37">list_t</text:span><text:span text:style-name="T59">的结构与</text:span><text:span text:style-name="T37">vector_t</text:span><text:span text:style-name="T59">和</text:span><text:span text:style-name="T37">deque_t</text:span><text:span text:style-name="T59">有很大的不同,因此</text:span><text:span text:style-name="T37">list_t</text:span><text:span text:style-name="T59">与它们的能力也有很大的不同：</text:span></text:p>
      <text:list xml:id="list333411549" text:style-name="L78">
        <text:list-item>
          <text:p text:style-name="P217"><text:span text:style-name="T23">list_t</text:span>不支持随即访问，例如要访问的五个数据，就必须从头开始查找，一直到的五个数据，所以要访问<text:span text:style-name="T23">list_t</text:span>中的任意数据是低效的。</text:p>
        </text:list-item>
        <text:list-item>
          <text:p text:style-name="P286"><text:span text:style-name="T34">list_t</text:span><text:span text:style-name="T62">支持在任意位置高效的插入和删除数据，不仅仅实在开头和结尾。</text:span></text:p>
        </text:list-item>
        <text:list-item>
          <text:p text:style-name="P286"><text:span text:style-name="T62">在</text:span><text:span text:style-name="T34">list_t</text:span><text:span text:style-name="T62">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1768031964" text:style-name="L79">
        <text:list-item>
          <text:p text:style-name="P218"><text:span text:style-name="T23">list_t</text:span>不支持随机访问数据所以不提供<text:span text:style-name="T23">list_at()</text:span>函数。</text:p>
        </text:list-item>
        <text:list-item>
          <text:p text:style-name="P287"><text:span text:style-name="T34">list_t</text:span><text:span text:style-name="T62">不支持容量和内存的重新分配所以不提供</text:span><text:span text:style-name="T34">list_capacity()</text:span><text:span text:style-name="T62">和</text:span><text:span text:style-name="T34">list_reserve()</text:span><text:span text:style-name="T62">函数。</text:span></text:p>
        </text:list-item>
        <text:list-item>
          <text:p text:style-name="P287"><text:span text:style-name="T34">list_t</text:span><text:span text:style-name="T62">还提供了和很多特有的函数如</text:span><text:span text:style-name="T34">list_sort()</text:span><text:span text:style-name="T62">等。</text:span></text:p>
        </text:list-item>
      </text:list>
      <text:list xml:id="list1621909050" text:continue-list="list1093202678" text:style-name="WW8Num13">
        <text:list-item>
          <text:list>
            <text:list-item>
              <text:list>
                <text:list-item>
                  <text:h text:style-name="P354" text:outline-level="3"><text:span text:style-name="T23">list_t</text:span>的操作</text:h>
                </text:list-item>
              </text:list>
            </text:list-item>
          </text:list>
        </text:list-item>
      </text:list>
      <text:list xml:id="list363073486" text:style-name="L80">
        <text:list-item>
          <text:p text:style-name="P257">创建,初始化和销毁操作</text:p>
        </text:list-item>
      </text:list>
      <text:p text:style-name="P40"><text:span text:style-name="T66"><text:tab/></text:span><text:span text:style-name="T40">list_t</text:span><text:span text:style-name="T6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100"/>
      <text:list xml:id="list1167421704" text:style-name="L81">
        <text:list-item>
          <text:p text:style-name="P258">非质变操作</text:p>
        </text:list-item>
      </text:list>
      <text:p text:style-name="P97"><text:span text:style-name="T66"><text:tab/></text:span><text:span text:style-name="T40">list_t</text:span><text:span text:style-name="T6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1516509256" text:style-name="L82">
        <text:list-item>
          <text:p text:style-name="P259">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1680838822" text:style-name="L83">
        <text:list-item>
          <text:p text:style-name="P260">数据访问</text:p>
        </text:list-item>
      </text:list>
      <text:p text:style-name="P40"><text:span text:style-name="T66"><text:tab/></text:span><text:span text:style-name="T40">list_t</text:span><text:span text:style-name="T66">没有随机访问能力所以不提供</text:span><text:span text:style-name="T40">list_at()</text:span><text:span text:style-name="T6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1592404916" text:style-name="L84">
        <text:list-item>
          <text:p text:style-name="P227"><text:span text:style-name="T59">与</text:span><text:span text:style-name="T6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40022594" text:style-name="L85">
        <text:list-item>
          <text:p text:style-name="P261">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1274643210" text:style-name="L86">
        <text:list-item>
          <text:p text:style-name="P262">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2024399002" text:continue-list="list1621909050" text:style-name="WW8Num13">
        <text:list-item>
          <text:list>
            <text:list-item>
              <text:list>
                <text:list-item>
                  <text:h text:style-name="P354" text:outline-level="3"><text:soft-page-break/><text:span text:style-name="T2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2">/* </text:p>
            <text:p text:style-name="P102"><text:s/>* list3.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static void _print(const void* cpv_input, void* pv_output) </text:p>
            <text:p text:style-name="P102">{ </text:p>
            <text:p text:style-name="P102"><text:s text:c="4"/>printf("%d ", *(int*)cpv_input); </text:p>
            <text:p text:style-name="P102">} </text:p>
            <text:p text:style-name="P102"/>
            <text:p text:style-name="P102">static void _print_list(const list_t* cplist_coll1, const list_t* cplist_coll2) </text:p>
            <text:p text:style-name="P102">{ </text:p>
            <text:p text:style-name="P102"><text:s text:c="4"/>printf("list1: "); </text:p>
            <text:p text:style-name="P102"><text:s text:c="4"/>algo_for_each(list_begin(cplist_coll1), list_end(cplist_coll1), _print); </text:p>
            <text:p text:style-name="P102"><text:s text:c="4"/>printf("\n"); </text:p>
            <text:p text:style-name="P102"><text:s text:c="4"/>printf("list2: "); </text:p>
            <text:p text:style-name="P102"><text:s text:c="4"/>algo_for_each(list_begin(cplist_coll2), list_end(cplist_coll2), _print); </text:p>
            <text:p text:style-name="P102"><text:s text:c="4"/>printf("\n"); </text:p>
            <text:p text:style-name="P102">} </text:p>
            <text:p text:style-name="P102"/>
            <text:p text:style-name="P102">int main(int argc, char* argv[]) </text:p>
            <text:p text:style-name="P102">{ </text:p>
            <text:p text:style-name="P102"><text:s text:c="4"/>list_t* plist_coll1 = create_list(int); </text:p>
            <text:p text:style-name="P102"><text:s text:c="4"/>list_t* plist_coll2 = create_list(int); </text:p>
            <text:p text:style-name="P102"><text:s text:c="4"/>list_iterator_t it_pos; </text:p>
            <text:p text:style-name="P102"><text:s text:c="4"/>int i = 0; </text:p>
            <text:p text:style-name="P102"/>
            <text:p text:style-name="P102"><text:s text:c="4"/>if(plist_coll1 == NULL || plist_coll2 == NULL) </text:p>
            <text:p text:style-name="P102"><text:s text:c="4"/>{ </text:p>
            <text:p text:style-name="P102"><text:s text:c="8"/>return -1; </text:p>
            <text:p text:style-name="P102"><text:s text:c="4"/>} </text:p>
            <text:p text:style-name="P102"/>
            <text:p text:style-name="P102"><text:s text:c="4"/>list_init(plist_coll1); </text:p>
            <text:p text:style-name="P102"><text:s text:c="4"/>list_init(plist_coll2); </text:p>
            <text:p text:style-name="P102"/>
            <text:p text:style-name="P102"><text:soft-page-break/><text:s text:c="4"/>for(i = 0; i &lt; 6; ++i) </text:p>
            <text:p text:style-name="P102"><text:s text:c="4"/>{ </text:p>
            <text:p text:style-name="P102"><text:s text:c="8"/>list_push_back(plist_coll1, i); </text:p>
            <text:p text:style-name="P102"><text:s text:c="8"/>list_push_front(plist_coll2, i); </text:p>
            <text:p text:style-name="P102"><text:s text:c="4"/>} </text:p>
            <text:p text:style-name="P102"><text:s text:c="4"/>_print_list(plist_coll1, plist_coll2); </text:p>
            <text:p text:style-name="P102"/>
            <text:p text:style-name="P102"><text:s text:c="4"/>it_pos = algo_find(list_begin(plist_coll1), list_end(plist_coll1), 3); </text:p>
            <text:p text:style-name="P102"><text:s text:c="4"/>list_splice(plist_coll1, it_pos, plist_coll2); </text:p>
            <text:p text:style-name="P102"/>
            <text:p text:style-name="P102"><text:s text:c="4"/>_print_list(plist_coll1, plist_coll2); </text:p>
            <text:p text:style-name="P102"/>
            <text:p text:style-name="P102"><text:s text:c="4"/>list_splice_pos(plist_coll1, list_end(plist_coll1), </text:p>
            <text:p text:style-name="P102"><text:s text:c="8"/>plist_coll1, list_begin(plist_coll1)); </text:p>
            <text:p text:style-name="P102"><text:s text:c="4"/>_print_list(plist_coll1, plist_coll2); </text:p>
            <text:p text:style-name="P102"/>
            <text:p text:style-name="P102"><text:s text:c="4"/>list_sort(plist_coll1); </text:p>
            <text:p text:style-name="P102"/>
            <text:p text:style-name="P102"><text:s text:c="4"/>list_assign(plist_coll2, plist_coll1); </text:p>
            <text:p text:style-name="P102"><text:s text:c="4"/>list_unique(plist_coll2); </text:p>
            <text:p text:style-name="P102"><text:s text:c="4"/>_print_list(plist_coll1, plist_coll2); </text:p>
            <text:p text:style-name="P102"/>
            <text:p text:style-name="P102"><text:s text:c="4"/>list_merge(plist_coll1, plist_coll2); </text:p>
            <text:p text:style-name="P102"><text:s text:c="4"/>_print_list(plist_coll1, plist_coll2); </text:p>
            <text:p text:style-name="P102"/>
            <text:p text:style-name="P102"><text:s text:c="4"/>list_destroy(plist_coll1); </text:p>
            <text:p text:style-name="P102"><text:s text:c="4"/>list_destroy(plist_coll2); </text:p>
            <text:p text:style-name="P102"/>
            <text:p text:style-name="P102"><text:s text:c="4"/>return 0; </text:p>
            <text:p text:style-name="P102">}</text:p>
          </table:table-cell>
        </table:table-row>
      </table:table>
      <text:p text:style-name="P48"/>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8"/>
      <text:p text:style-name="P48"><text:soft-page-break/></text:p>
      <text:list xml:id="list1365408166" text:continue-numbering="true" text:style-name="WW8Num13">
        <text:list-item>
          <text:list>
            <text:list-item>
              <text:h text:style-name="P340" text:outline-level="2">slist_t</text:h>
            </text:list-item>
          </text:list>
        </text:list-item>
      </text:list>
      <text:p text:style-name="P40"><text:span text:style-name="T17"><text:tab/></text:span><text:span text:style-name="T37">slist_t</text:span><text:span text:style-name="T59">的单链表。</text:span></text:p>
      <text:p text:style-name="P56"><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9">要使用</text:span><text:span text:style-name="T37">slist_t</text:span><text:span text:style-name="T59">必须包含头文件</text:span><text:span text:style-name="T40">&lt;cstl/slist_t&gt;</text:span></text:p>
      <text:p text:style-name="P64">#include &lt;cstl/slist_t&gt;</text:p>
      <text:list xml:id="list1725400972" text:continue-numbering="true" text:style-name="WW8Num13">
        <text:list-item>
          <text:list>
            <text:list-item>
              <text:list>
                <text:list-item>
                  <text:h text:style-name="P354" text:outline-level="3"><text:span text:style-name="T23">slist_t</text:span>的能力</text:h>
                </text:list-item>
              </text:list>
            </text:list-item>
          </text:list>
        </text:list-item>
      </text:list>
      <text:p text:style-name="P40"><text:span text:style-name="T55"><text:tab/></text:span><text:span text:style-name="T37">slist_t</text:span><text:span text:style-name="T59">是单链表，所以它的很多功能与</text:span><text:span text:style-name="T37">list_t</text:span><text:span text:style-name="T59">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2071114230" text:continue-numbering="true" text:style-name="WW8Num13">
        <text:list-item>
          <text:list>
            <text:list-item>
              <text:list>
                <text:list-item>
                  <text:h text:style-name="P354" text:outline-level="3"><text:span text:style-name="T23">slist_t</text:span>的操作</text:h>
                </text:list-item>
              </text:list>
            </text:list-item>
          </text:list>
        </text:list-item>
      </text:list>
      <text:list xml:id="list1930478837" text:style-name="L87">
        <text:list-item>
          <text:p text:style-name="P263">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647865444" text:style-name="L88">
        <text:list-item>
          <text:p text:style-name="P264">非质变操作</text:p>
        </text:list-item>
      </text:list>
      <text:p text:style-name="P85">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2179762079" text:style-name="L89">
        <text:list-item>
          <text:p text:style-name="P265">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649078203" text:style-name="L90">
        <text:list-item>
          <text:p text:style-name="P266">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41238842" text:style-name="L91">
        <text:list-item>
          <text:p text:style-name="P228"><text:span text:style-name="T59">与</text:span><text:span text:style-name="T6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595557777" text:style-name="L92">
        <text:list-item>
          <text:p text:style-name="P267">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1157599007" text:style-name="L93">
        <text:list-item>
          <text:p text:style-name="P268">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90834699" text:continue-list="list2071114230" text:style-name="WW8Num13">
        <text:list-item>
          <text:list>
            <text:list-item>
              <text:list>
                <text:list-item>
                  <text:h text:style-name="P354" text:outline-level="3"><text:span text:style-name="T2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2">/* </text:p>
            <text:p text:style-name="P102"><text:s/>* slist1.c </text:p>
            <text:p text:style-name="P102"><text:s/>* compile with : -lcstl </text:p>
            <text:p text:style-name="P102"><text:s/>*/ </text:p>
            <text:p text:style-name="P102"/>
            <text:p text:style-name="P102"><text:soft-page-break/>#include &lt;stdio.h&gt; </text:p>
            <text:p text:style-name="P102">#include &lt;cstl/cslist.h&gt; </text:p>
            <text:p text:style-name="P102">#include &lt;cstl/calgorithm.h&gt; </text:p>
            <text:p text:style-name="P102"/>
            <text:p text:style-name="P102">static void _print(const void* cpv_input, void* pv_output) </text:p>
            <text:p text:style-name="P102">{ </text:p>
            <text:p text:style-name="P102"><text:s text:c="4"/>printf("%d ", *(int*)cpv_input); </text:p>
            <text:p text:style-name="P102">} </text:p>
            <text:p text:style-name="P102"/>
            <text:p text:style-name="P102">static void _print_slist(const slist_t* cpslist_coll1, const slist_t* cpslist_coll2, </text:p>
            <text:p text:style-name="P102"><text:s text:c="4"/>const slist_t* cpslist_coll3, const slist_t* cpslist_coll4) </text:p>
            <text:p text:style-name="P102">{ </text:p>
            <text:p text:style-name="P102"><text:s text:c="4"/>printf("slist1: "); </text:p>
            <text:p text:style-name="P102"><text:s text:c="4"/>algo_for_each(slist_begin(cpslist_coll1), slist_end(cpslist_coll1), _print); </text:p>
            <text:p text:style-name="P102"><text:s text:c="4"/>printf("\n"); </text:p>
            <text:p text:style-name="P102"><text:s text:c="4"/>printf("slist2: "); </text:p>
            <text:p text:style-name="P102"><text:s text:c="4"/>algo_for_each(slist_begin(cpslist_coll2), slist_end(cpslist_coll2), _print); </text:p>
            <text:p text:style-name="P102"><text:s text:c="4"/>printf("\n"); </text:p>
            <text:p text:style-name="P102"><text:s text:c="4"/>printf("slist3: "); </text:p>
            <text:p text:style-name="P102"><text:s text:c="4"/>algo_for_each(slist_begin(cpslist_coll3), slist_end(cpslist_coll3), _print); </text:p>
            <text:p text:style-name="P102"><text:s text:c="4"/>printf("\n"); </text:p>
            <text:p text:style-name="P102"><text:s text:c="4"/>printf("slist4: "); </text:p>
            <text:p text:style-name="P102"><text:s text:c="4"/>algo_for_each(slist_begin(cpslist_coll4), slist_end(cpslist_coll4), _print); </text:p>
            <text:p text:style-name="P102"><text:s text:c="4"/>printf("\n\n"); </text:p>
            <text:p text:style-name="P102">} </text:p>
            <text:p text:style-name="P102"/>
            <text:p text:style-name="P102">int main(int argc, char* argv[]) </text:p>
            <text:p text:style-name="P102">{ </text:p>
            <text:p text:style-name="P102"><text:s text:c="4"/>slist_t* pslist_coll1 = create_slist(int); </text:p>
            <text:p text:style-name="P102"><text:s text:c="4"/>slist_t* pslist_coll2 = create_slist(int); </text:p>
            <text:p text:style-name="P102"><text:s text:c="4"/>slist_t* pslist_coll3 = create_slist(int); </text:p>
            <text:p text:style-name="P102"><text:s text:c="4"/>slist_t* pslist_coll4 = create_slist(int); </text:p>
            <text:p text:style-name="P102"><text:s text:c="4"/>int i = 0; </text:p>
            <text:p text:style-name="P102"/>
            <text:p text:style-name="P102"><text:s text:c="4"/>if(pslist_coll1 == NULL || pslist_coll2 == NULL || </text:p>
            <text:p text:style-name="P102"><text:s text:c="7"/>pslist_coll3 == NULL || pslist_coll4 == NULL) </text:p>
            <text:p text:style-name="P102"><text:s text:c="4"/>{ </text:p>
            <text:p text:style-name="P102"><text:s text:c="8"/>return -1; </text:p>
            <text:p text:style-name="P102"><text:s text:c="4"/>} </text:p>
            <text:p text:style-name="P102"/>
            <text:p text:style-name="P102"><text:s text:c="4"/>slist_init(pslist_coll1); </text:p>
            <text:p text:style-name="P102"><text:s text:c="4"/>slist_init(pslist_coll2); </text:p>
            <text:p text:style-name="P102"><text:s text:c="4"/>slist_init(pslist_coll3); </text:p>
            <text:p text:style-name="P102"><text:soft-page-break/><text:s text:c="4"/>slist_init(pslist_coll4); </text:p>
            <text:p text:style-name="P102"/>
            <text:p text:style-name="P102"><text:s text:c="4"/>for(i = 0; i &lt; 6; ++i) </text:p>
            <text:p text:style-name="P102"><text:s text:c="4"/>{ </text:p>
            <text:p text:style-name="P102"><text:s text:c="8"/>slist_push_front(pslist_coll1, i + 1); </text:p>
            <text:p text:style-name="P102"><text:s text:c="8"/>slist_push_front(pslist_coll2, - i - 1); </text:p>
            <text:p text:style-name="P102"><text:s text:c="8"/>slist_push_front(pslist_coll3, i + 1); </text:p>
            <text:p text:style-name="P102"><text:s text:c="8"/>slist_push_front(pslist_coll4, - i - 1); </text:p>
            <text:p text:style-name="P102"><text:s text:c="4"/>} </text:p>
            <text:p text:style-name="P102"><text:s text:c="4"/>_print_slist(pslist_coll1, pslist_coll2, pslist_coll3, pslist_coll4); </text:p>
            <text:p text:style-name="P102"/>
            <text:p text:style-name="P102"><text:s text:c="4"/>slist_splice_pos( </text:p>
            <text:p text:style-name="P102"><text:s text:c="8"/>pslist_coll1, </text:p>
            <text:p text:style-name="P102"><text:s text:c="8"/>algo_find(slist_begin(pslist_coll1), slist_end(pslist_coll1), 3), </text:p>
            <text:p text:style-name="P102"><text:s text:c="8"/>pslist_coll2, </text:p>
            <text:p text:style-name="P102"><text:s text:c="8"/>algo_find(slist_begin(pslist_coll2), slist_end(pslist_coll2), -3)); </text:p>
            <text:p text:style-name="P102"><text:s text:c="4"/>slist_splice_after_pos( </text:p>
            <text:p text:style-name="P102"><text:s text:c="8"/>pslist_coll3, </text:p>
            <text:p text:style-name="P102"><text:s text:c="8"/>algo_find(slist_begin(pslist_coll3), slist_end(pslist_coll3), 3), </text:p>
            <text:p text:style-name="P102"><text:s text:c="8"/>pslist_coll4, </text:p>
            <text:p text:style-name="P102"><text:s text:c="8"/>algo_find(slist_begin(pslist_coll4), slist_end(pslist_coll4), -3)); </text:p>
            <text:p text:style-name="P102"/>
            <text:p text:style-name="P102"><text:s text:c="4"/>_print_slist(pslist_coll1, pslist_coll2, pslist_coll3, pslist_coll4); </text:p>
            <text:p text:style-name="P102"/>
            <text:p text:style-name="P102"><text:s text:c="4"/>slist_destroy(pslist_coll1); </text:p>
            <text:p text:style-name="P102"><text:s text:c="4"/>slist_destroy(pslist_coll2); </text:p>
            <text:p text:style-name="P102"><text:s text:c="4"/>slist_destroy(pslist_coll3); </text:p>
            <text:p text:style-name="P102"><text:s text:c="4"/>slist_destroy(pslist_coll4); </text:p>
            <text:p text:style-name="P102"/>
            <text:p text:style-name="P102"><text:s text:c="4"/>return 0; </text:p>
            <text:p text:style-name="P102">}</text:p>
          </table:table-cell>
        </table:table-row>
      </table:table>
      <text:p text:style-name="P48"/>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2090198368" text:continue-numbering="true" text:style-name="WW8Num13">
        <text:list-item>
          <text:list>
            <text:list-item>
              <text:h text:style-name="P339" text:outline-level="2"><text:span text:style-name="T23">set_t</text:span>和<text:span text:style-name="T23">multiset_t</text:span></text:h>
            </text:list-item>
          </text:list>
        </text:list-item>
      </text:list>
      <text:p text:style-name="P40"><text:span text:style-name="T17"><text:tab/></text:span><text:span text:style-name="T37">set_t</text:span><text:span text:style-name="T59">和</text:span><text:span text:style-name="T37">multiset_t</text:span><text:span text:style-name="T59">按照某种规则自动排序容器中保存的数据，它们的区别在于</text:span><text:span text:style-name="T37">multiset_t</text:span><text:span text:style-name="T59">允许数据重复但是</text:span><text:span text:style-name="T37">set_t</text:span><text:span text:style-name="T59">不允许。</text:span></text:p>
      <text:p text:style-name="P56"><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9">为了使用</text:span><text:span text:style-name="T37">set_t</text:span><text:span text:style-name="T59">和</text:span><text:span text:style-name="T37">multiset_t，</text:span><text:span text:style-name="T59">必须包含头文件</text:span><text:span text:style-name="T40">&lt;cstl/cset_t&gt;</text:span></text:p>
      <text:p text:style-name="P64">#include &lt;cstl/cset_t&gt;</text:p>
      <text:p text:style-name="P40"><text:span text:style-name="T55"><text:tab/></text:span><text:span text:style-name="T37">set_t</text:span><text:span text:style-name="T59">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766359398" text:continue-numbering="true" text:style-name="WW8Num13">
        <text:list-item>
          <text:list>
            <text:list-item>
              <text:list>
                <text:list-item>
                  <text:h text:style-name="P354"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3"><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52"/>
      <text:list xml:id="list1694127960" text:continue-numbering="true" text:style-name="WW8Num13">
        <text:list-item>
          <text:list>
            <text:list-item>
              <text:list>
                <text:list-item>
                  <text:h text:style-name="P354" text:outline-level="3"><text:span text:style-name="T23">set_t</text:span>和<text:span text:style-name="T23">multiset_t</text:span>操作</text:h>
                </text:list-item>
              </text:list>
            </text:list-item>
          </text:list>
        </text:list-item>
      </text:list>
      <text:p text:style-name="P40"><text:span text:style-name="T59"><text:tab/></text:span><text:span text:style-name="T37">set_t</text:span><text:span text:style-name="T59">和</text:span><text:span text:style-name="T37">multiset_t</text:span><text:span text:style-name="T59">的操作函数完全一样，这里以</text:span><text:span text:style-name="T37">set_t</text:span><text:span text:style-name="T59">为例介绍，详细的清参考</text:span><text:span text:style-name="T49">《The libcstl Library Reference Manual》</text:span><text:span text:style-name="T49">。</text:span></text:p>
      <text:list xml:id="list1135803530" text:style-name="L94">
        <text:list-item>
          <text:p text:style-name="P269">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1564289918" text:style-name="L95">
        <text:list-item>
          <text:p text:style-name="P270">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376271645" text:style-name="L96">
        <text:list-item>
          <text:p text:style-name="P271">特殊的查找函数</text:p>
        </text:list-item>
      </text:list>
      <text:p text:style-name="P40"><text:span text:style-name="T55"><text:tab/></text:span><text:span text:style-name="T37">set_t</text:span><text:span text:style-name="T59">和</text:span><text:span text:style-name="T37">multiset_t</text:span><text:span text:style-name="T5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51"/>
      <text:p text:style-name="P40">下面是一个如何使用<text:span text:style-name="T23">set_lower_bound()，set_upper_bound()</text:span>和<text:span text:style-name="T23">set_equal_range()</text:span>的例子：</text:p>
      <table:table table:name="表格72" table:style-name="表格72">
        <table:table-column table:style-name="表格72.A"/>
        <table:table-row>
          <table:table-cell table:style-name="表格72.A1" office:value-type="string">
            <text:p text:style-name="P102">/* </text:p>
            <text:p text:style-name="P102"><text:s/>* set2.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set_t* pset_coll = create_set(int); </text:p>
            <text:p text:style-name="P102"><text:s text:c="4"/>set_iterator_t it_lower; </text:p>
            <text:p text:style-name="P102"><text:s text:c="4"/>set_iterator_t it_upper; </text:p>
            <text:p text:style-name="P102"><text:s text:c="4"/>range_t t_range; </text:p>
            <text:p text:style-name="P102"/>
            <text:p text:style-name="P102"><text:s text:c="4"/>if(pset_coll == NULL) </text:p>
            <text:p text:style-name="P102"><text:s text:c="4"/>{ </text:p>
            <text:p text:style-name="P102"><text:s text:c="8"/>return -1; </text:p>
            <text:p text:style-name="P102"><text:soft-page-break/><text:s text:c="4"/>} </text:p>
            <text:p text:style-name="P102"/>
            <text:p text:style-name="P102"><text:s text:c="4"/>set_init(pset_coll); </text:p>
            <text:p text:style-name="P102"/>
            <text:p text:style-name="P102"><text:s text:c="4"/>set_insert(pset_coll, 1); </text:p>
            <text:p text:style-name="P102"><text:s text:c="4"/>set_insert(pset_coll, 2); </text:p>
            <text:p text:style-name="P102"><text:s text:c="4"/>set_insert(pset_coll, 4); </text:p>
            <text:p text:style-name="P102"><text:s text:c="4"/>set_insert(pset_coll, 5); </text:p>
            <text:p text:style-name="P102"><text:s text:c="4"/>set_insert(pset_coll, 6); </text:p>
            <text:p text:style-name="P102"/>
            <text:p text:style-name="P102"><text:s text:c="4"/>it_lower = set_lower_bound(pset_coll, 3); </text:p>
            <text:p text:style-name="P102"><text:s text:c="4"/>it_upper = set_upper_bound(pset_coll, 3); </text:p>
            <text:p text:style-name="P102"><text:s text:c="4"/>t_range = set_equal_range(pset_coll, 3); </text:p>
            <text:p text:style-name="P102"><text:s text:c="4"/>printf("set_lower_bound(3) : %d\n", *(int*)iterator_get_pointer(it_lower)); </text:p>
            <text:p text:style-name="P102"><text:s text:c="4"/>printf("set_upper_bound(3) : %d\n", *(int*)iterator_get_pointer(it_upper)); </text:p>
            <text:p text:style-name="P102"><text:s text:c="4"/>printf("set_equal_range(3) : %d %d\n", </text:p>
            <text:p text:style-name="P102"><text:s text:c="8"/>*(int*)iterator_get_pointer(t_range.it_begin), </text:p>
            <text:p text:style-name="P102"><text:s text:c="8"/>*(int*)iterator_get_pointer(t_range.it_end)); </text:p>
            <text:p text:style-name="P102"/>
            <text:p text:style-name="P102"><text:s text:c="4"/>printf("\n"); </text:p>
            <text:p text:style-name="P102"><text:s text:c="4"/>it_lower = set_lower_bound(pset_coll, 5); </text:p>
            <text:p text:style-name="P102"><text:s text:c="4"/>it_upper = set_upper_bound(pset_coll, 5); </text:p>
            <text:p text:style-name="P102"><text:s text:c="4"/>t_range = set_equal_range(pset_coll, 5); </text:p>
            <text:p text:style-name="P102"><text:s text:c="4"/>printf("set_lower_bound(5) : %d\n", *(int*)iterator_get_pointer(it_lower)); </text:p>
            <text:p text:style-name="P102"><text:s text:c="4"/>printf("set_upper_bound(5) : %d\n", *(int*)iterator_get_pointer(it_upper)); </text:p>
            <text:p text:style-name="P102"><text:s text:c="4"/>printf("set_equal_range(5) : %d %d\n", </text:p>
            <text:p text:style-name="P102"><text:s text:c="8"/>*(int*)iterator_get_pointer(t_range.it_begin), </text:p>
            <text:p text:style-name="P102"><text:s text:c="8"/>*(int*)iterator_get_pointer(t_range.it_end)); </text:p>
            <text:p text:style-name="P102"/>
            <text:p text:style-name="P102"><text:s text:c="4"/>set_destroy(pset_coll); </text:p>
            <text:p text:style-name="P102"/>
            <text:p text:style-name="P102"><text:s text:c="4"/>return 0; </text:p>
            <text:p text:style-name="P102">}</text:p>
          </table:table-cell>
        </table:table-row>
      </table:table>
      <text:p text:style-name="P47"/>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1661958528" text:style-name="L97">
        <text:list-item>
          <text:p text:style-name="P220">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1106842686" text:style-name="L98">
        <text:list-item>
          <text:p text:style-name="P229"><text:span text:style-name="T67">与</text:span><text:span text:style-name="T6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1395664315" text:style-name="L99">
        <text:list-item>
          <text:p text:style-name="P272">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1156211449" text:continue-list="list1694127960" text:style-name="WW8Num13">
        <text:list-item>
          <text:list>
            <text:list-item>
              <text:list>
                <text:list-item>
                  <text:h text:style-name="P354" text:outline-level="3"><text:span text:style-name="T23">set_t</text:span>和<text:span text:style-name="T23">multiset_t</text:span>的使用实例</text:h>
                </text:list-item>
              </text:list>
            </text:list-item>
          </text:list>
        </text:list-item>
      </text:list>
      <text:p text:style-name="P48"><text:tab/><text:span text:style-name="T65">下面这个例子展示了</text:span><text:span text:style-name="T42">set_t</text:span><text:span text:style-name="T65">的一些能力：</text:span></text:p>
      <table:table table:name="表格76" table:style-name="表格76">
        <table:table-column table:style-name="表格76.A"/>
        <table:table-row>
          <table:table-cell table:style-name="表格76.A1" office:value-type="string">
            <text:p text:style-name="P102">/* </text:p>
            <text:p text:style-name="P102"><text:s/>* set3.c </text:p>
            <text:p text:style-name="P102"><text:s/>* compile with : -lcstl </text:p>
            <text:p text:style-name="P102"><text:s/>*/ </text:p>
            <text:p text:style-name="P102"/>
            <text:p text:style-name="P102">#include &lt;stdio.h&gt; </text:p>
            <text:p text:style-name="P102">#include &lt;cstl/cset.h&gt; </text:p>
            <text:p text:style-name="P102">#include &lt;cstl/cfunctional.h&gt; /* for fun_greater_int */ </text:p>
            <text:p text:style-name="P102"/>
            <text:p text:style-name="P102"><text:soft-page-break/>int main(int argc, char* argv[]) </text:p>
            <text:p text:style-name="P102">{ </text:p>
            <text:p text:style-name="P102"><text:s text:c="4"/>set_t* pset_coll1 = create_set(int); </text:p>
            <text:p text:style-name="P102"><text:s text:c="4"/>set_t* pset_coll2 = create_set(int); </text:p>
            <text:p text:style-name="P102"><text:s text:c="4"/>set_iterator_t it_pos; </text:p>
            <text:p text:style-name="P102"><text:s text:c="4"/>size_t t_count = 0; </text:p>
            <text:p text:style-name="P102"/>
            <text:p text:style-name="P102"/>
            <text:p text:style-name="P102"><text:s text:c="4"/>if(pset_coll1 == NULL || pset_coll2 == NULL) </text:p>
            <text:p text:style-name="P102"><text:s text:c="4"/>{ </text:p>
            <text:p text:style-name="P102"><text:s text:c="8"/>return -1; </text:p>
            <text:p text:style-name="P102"><text:s text:c="4"/>} </text:p>
            <text:p text:style-name="P102"/>
            <text:p text:style-name="P102"><text:s text:c="4"/>/* empty set container and descending order */ </text:p>
            <text:p text:style-name="P102"><text:s text:c="4"/>set_init_ex(pset_coll1, fun_greater_int); </text:p>
            <text:p text:style-name="P102"/>
            <text:p text:style-name="P102"><text:s text:c="4"/>/* insert elements in random order */ </text:p>
            <text:p text:style-name="P102"><text:s text:c="4"/>set_insert(pset_coll1, 4); </text:p>
            <text:p text:style-name="P102"><text:s text:c="4"/>set_insert(pset_coll1, 3); </text:p>
            <text:p text:style-name="P102"><text:s text:c="4"/>set_insert(pset_coll1, 5); </text:p>
            <text:p text:style-name="P102"><text:s text:c="4"/>set_insert(pset_coll1, 1); </text:p>
            <text:p text:style-name="P102"><text:s text:c="4"/>set_insert(pset_coll1, 6); </text:p>
            <text:p text:style-name="P102"><text:s text:c="4"/>set_insert(pset_coll1, 2); </text:p>
            <text:p text:style-name="P102"><text:s text:c="4"/>set_insert(pset_coll1, 5); </text:p>
            <text:p text:style-name="P102"/>
            <text:p text:style-name="P102"><text:s text:c="4"/>/* iterate over all elements and print them */ </text:p>
            <text:p text:style-name="P102"><text:s text:c="4"/>for(it_pos = set_begin(pset_coll1); </text:p>
            <text:p text:style-name="P102"><text:s text:c="8"/>!iterator_equal(it_pos, set_end(pset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insert 4 again */ </text:p>
            <text:p text:style-name="P102"><text:s text:c="4"/>it_pos = set_insert(pset_coll1, 4); </text:p>
            <text:p text:style-name="P102"><text:s text:c="4"/>if(iterator_equal(it_pos, set_end(pset_coll1))) </text:p>
            <text:p text:style-name="P102"><text:s text:c="4"/>{ </text:p>
            <text:p text:style-name="P102"><text:s text:c="8"/>printf("4 already exists\n"); </text:p>
            <text:p text:style-name="P102"><text:s text:c="4"/>} </text:p>
            <text:p text:style-name="P102"><text:s text:c="4"/>else </text:p>
            <text:p text:style-name="P102"><text:s text:c="4"/>{ </text:p>
            <text:p text:style-name="P102"><text:s text:c="8"/>printf("4 inserted as element %d\n", </text:p>
            <text:p text:style-name="P102"><text:soft-page-break/><text:s text:c="12"/>iterator_distance(set_begin(pset_coll1), it_pos)); </text:p>
            <text:p text:style-name="P102"><text:s text:c="4"/>} </text:p>
            <text:p text:style-name="P102"/>
            <text:p text:style-name="P102"><text:s text:c="4"/>/* initialize set_t with another and ascending order */ </text:p>
            <text:p text:style-name="P102"><text:s text:c="4"/>set_init_copy_range(pset_coll2, set_begin(pset_coll1), set_end(pset_coll1)); </text:p>
            <text:p text:style-name="P102"/>
            <text:p text:style-name="P102"><text:s text:c="4"/>/* print all elements of the copy */ </text:p>
            <text:p text:style-name="P102"><text:s text:c="4"/>for(it_pos = set_begin(pset_coll2); </text:p>
            <text:p text:style-name="P102"><text:s text:c="8"/>!iterator_equal(it_pos, set_end(p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up to element with value 3 */ </text:p>
            <text:p text:style-name="P102"><text:s text:c="4"/>set_erase_range(pset_coll2, set_begin(pset_coll2), set_find(pset_coll2, 3)); </text:p>
            <text:p text:style-name="P102"/>
            <text:p text:style-name="P102"><text:s text:c="4"/>/* remove all elements with value 5 */ </text:p>
            <text:p text:style-name="P102"><text:s text:c="4"/>t_count = set_erase(pset_coll2, 5); </text:p>
            <text:p text:style-name="P102"><text:s text:c="4"/>printf("%u elements removed\n", t_count); </text:p>
            <text:p text:style-name="P102"/>
            <text:p text:style-name="P102"><text:s text:c="4"/>/* print all elements of the copy */ </text:p>
            <text:p text:style-name="P102"><text:s text:c="4"/>for(it_pos = set_begin(pset_coll2); </text:p>
            <text:p text:style-name="P102"><text:s text:c="8"/>!iterator_equal(it_pos, set_end(p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1); </text:p>
            <text:p text:style-name="P102"><text:s text:c="4"/>set_destroy(pset_coll2); </text:p>
            <text:p text:style-name="P102"/>
            <text:p text:style-name="P102"><text:s text:c="4"/>return 0; </text:p>
            <text:p text:style-name="P102">}</text:p>
          </table:table-cell>
        </table:table-row>
      </table:table>
      <text:p text:style-name="P59"><text:tab/>在初始化<text:span text:style-name="T23">pset_coll1</text:span>的时候使用了自定义的排序规则<text:span text:style-name="T48">fun_greater_int</text:span><text:span text:style-name="T32">，这是为了让set_t中的数据按照从大到小的顺序排序。在第二次插入数据5的时候</text:span><text:span text:style-name="T50">set_insert(pset_coll1, 5); </text:span><text:span text:style-name="T32">操作失败，同样的还有再次插入数据4的时候插入操作函数也是失败的，并且</text:span><text:span text:style-name="T50">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8"/>
      <text:p text:style-name="P42">同样的程序如果使用<text:span text:style-name="T23">multiset_t</text:span>会出现不同的结果：</text:p>
      <table:table table:name="表格77" table:style-name="表格77">
        <table:table-column table:style-name="表格77.A"/>
        <table:table-row>
          <table:table-cell table:style-name="表格77.A1" office:value-type="string">
            <text:p text:style-name="P102">/* </text:p>
            <text:p text:style-name="P102"><text:s/>* multiset2.c </text:p>
            <text:p text:style-name="P102"><text:s/>* compile with : -lcstl </text:p>
            <text:p text:style-name="P102"><text:s/>*/ </text:p>
            <text:p text:style-name="P102"/>
            <text:p text:style-name="P102">#include &lt;stdio.h&gt; </text:p>
            <text:p text:style-name="P102">#include &lt;cstl/cset.h&gt; </text:p>
            <text:p text:style-name="P102">#include &lt;cstl/cfunctional.h&gt; /* for fun_greater_int */ </text:p>
            <text:p text:style-name="P102"/>
            <text:p text:style-name="P102">int main(int argc, char* argv[]) </text:p>
            <text:p text:style-name="P102">{ </text:p>
            <text:p text:style-name="P102"><text:s text:c="4"/>multiset_t* pmset_coll1 = create_multiset(int); </text:p>
            <text:p text:style-name="P102"><text:s text:c="4"/>multiset_t* pmset_coll2 = create_multiset(int); </text:p>
            <text:p text:style-name="P102"><text:s text:c="4"/>multiset_iterator_t it_pos; </text:p>
            <text:p text:style-name="P102"><text:s text:c="4"/>size_t t_count = 0; </text:p>
            <text:p text:style-name="P102"/>
            <text:p text:style-name="P102"/>
            <text:p text:style-name="P102"><text:s text:c="4"/>if(pmset_coll1 == NULL || pmset_coll2 == NULL) </text:p>
            <text:p text:style-name="P102"><text:s text:c="4"/>{ </text:p>
            <text:p text:style-name="P102"><text:s text:c="8"/>return -1; </text:p>
            <text:p text:style-name="P102"><text:s text:c="4"/>} </text:p>
            <text:p text:style-name="P102"/>
            <text:p text:style-name="P102"><text:s text:c="4"/>/* empty multiset container and descending order */ </text:p>
            <text:p text:style-name="P102"><text:s text:c="4"/>multiset_init_ex(pmset_coll1, fun_greater_int); </text:p>
            <text:p text:style-name="P102"/>
            <text:p text:style-name="P102"><text:s text:c="4"/>/* insert elements in random order */ </text:p>
            <text:p text:style-name="P102"><text:s text:c="4"/>multiset_insert(pmset_coll1, 4); </text:p>
            <text:p text:style-name="P102"><text:s text:c="4"/>multiset_insert(pmset_coll1, 3); </text:p>
            <text:p text:style-name="P102"><text:s text:c="4"/>multiset_insert(pmset_coll1, 5); </text:p>
            <text:p text:style-name="P102"><text:s text:c="4"/>multiset_insert(pmset_coll1, 1); </text:p>
            <text:p text:style-name="P102"><text:s text:c="4"/>multiset_insert(pmset_coll1, 6); </text:p>
            <text:p text:style-name="P102"><text:s text:c="4"/>multiset_insert(pmset_coll1, 2); </text:p>
            <text:p text:style-name="P102"><text:s text:c="4"/>multiset_insert(pmset_coll1, 5); </text:p>
            <text:p text:style-name="P102"/>
            <text:p text:style-name="P102"><text:s text:c="4"/>/* iterate over all elements and print them */ </text:p>
            <text:p text:style-name="P102"><text:s text:c="4"/>for(it_pos = multiset_begin(pmset_coll1); </text:p>
            <text:p text:style-name="P102"><text:s text:c="8"/>!iterator_equal(it_pos, multiset_end(pmset_coll1));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 insert 4 again */ </text:p>
            <text:p text:style-name="P102"><text:s text:c="4"/>it_pos = multiset_insert(pmset_coll1, 4); </text:p>
            <text:p text:style-name="P102"><text:s text:c="4"/>if(iterator_equal(it_pos, multiset_end(pmset_coll1))) </text:p>
            <text:p text:style-name="P102"><text:s text:c="4"/>{ </text:p>
            <text:p text:style-name="P102"><text:s text:c="8"/>printf("4 already exists\n"); </text:p>
            <text:p text:style-name="P102"><text:s text:c="4"/>} </text:p>
            <text:p text:style-name="P102"><text:s text:c="4"/>else </text:p>
            <text:p text:style-name="P102"><text:s text:c="4"/>{ </text:p>
            <text:p text:style-name="P102"><text:s text:c="8"/>printf("4 inserted as element %d\n", </text:p>
            <text:p text:style-name="P102"><text:s text:c="12"/>iterator_distance(multiset_begin(pmset_coll1), it_pos)); </text:p>
            <text:p text:style-name="P102"><text:s text:c="4"/>} </text:p>
            <text:p text:style-name="P102"/>
            <text:p text:style-name="P102"><text:s text:c="4"/>/* initialize multiset_t with another and ascending order */ </text:p>
            <text:p text:style-name="P102"><text:s text:c="4"/>multiset_init_copy_range(pmset_coll2, </text:p>
            <text:p text:style-name="P102"><text:s text:c="8"/>multiset_begin(pmset_coll1), multiset_end(pmset_coll1)); </text:p>
            <text:p text:style-name="P102"/>
            <text:p text:style-name="P102"><text:s text:c="4"/>/* print all elements of the copy */ </text:p>
            <text:p text:style-name="P102"><text:s text:c="4"/>for(it_pos = multiset_begin(pmset_coll2); </text:p>
            <text:p text:style-name="P102"><text:s text:c="8"/>!iterator_equal(it_pos, multiset_end(pm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up to element with value 3 */ </text:p>
            <text:p text:style-name="P102"><text:s text:c="4"/>multiset_erase_range(pmset_coll2, </text:p>
            <text:p text:style-name="P102"><text:s text:c="8"/>multiset_begin(pmset_coll2), multiset_find(pmset_coll2, 3)); </text:p>
            <text:p text:style-name="P102"/>
            <text:p text:style-name="P102"><text:s text:c="4"/>/* remove all elements with value 5 */ </text:p>
            <text:p text:style-name="P102"><text:s text:c="4"/>t_count = multiset_erase(pmset_coll2, 5); </text:p>
            <text:p text:style-name="P102"><text:s text:c="4"/>printf("%u elements removed\n", t_count); </text:p>
            <text:p text:style-name="P102"/>
            <text:p text:style-name="P102"><text:s text:c="4"/>/* print all elements of the copy */ </text:p>
            <text:p text:style-name="P102"><text:s text:c="4"/>for(it_pos = multiset_begin(pmset_coll2); </text:p>
            <text:p text:style-name="P102"><text:s text:c="8"/>!iterator_equal(it_pos, multiset_end(pmset_coll2)); </text:p>
            <text:p text:style-name="P102"><text:s text:c="8"/>it_pos = iterator_next(it_pos)) </text:p>
            <text:p text:style-name="P102"><text:s text:c="4"/>{ </text:p>
            <text:p text:style-name="P102"><text:soft-page-break/><text:s text:c="8"/>printf("%d ", *(int*)iterator_get_pointer(it_pos)); </text:p>
            <text:p text:style-name="P102"><text:s text:c="4"/>} </text:p>
            <text:p text:style-name="P102"><text:s text:c="4"/>printf("\n"); </text:p>
            <text:p text:style-name="P102"/>
            <text:p text:style-name="P102"><text:s text:c="4"/>multiset_destroy(pmset_coll1); </text:p>
            <text:p text:style-name="P102"><text:s text:c="4"/>multiset_destroy(pmset_coll2); </text:p>
            <text:p text:style-name="P102"/>
            <text:p text:style-name="P102"><text:s text:c="4"/>return 0; </text:p>
            <text:p text:style-name="P102">}</text:p>
          </table:table-cell>
        </table:table-row>
      </table:table>
      <text:p text:style-name="P48"/>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387159138" text:continue-numbering="true" text:style-name="WW8Num13">
        <text:list-item>
          <text:list>
            <text:list-item>
              <text:h text:style-name="P339" text:outline-level="2"><text:span text:style-name="T23">map_t</text:span>和<text:span text:style-name="T23">multimap_t</text:span></text:h>
            </text:list-item>
          </text:list>
        </text:list-item>
      </text:list>
      <text:p text:style-name="P40"><text:span text:style-name="T55"><text:tab/></text:span><text:span text:style-name="T37">map_t</text:span><text:span text:style-name="T59">和</text:span><text:span text:style-name="T37">multimap_t</text:span><text:span text:style-name="T59">都是已</text:span><text:span text:style-name="T37">key/value</text:span><text:span text:style-name="T59">这种形式保存数据，所以</text:span><text:span text:style-name="T37">map_t</text:span><text:span text:style-name="T59">和</text:span><text:span text:style-name="T37">multimap_t</text:span><text:span text:style-name="T59">中保存的都是</text:span><text:span text:style-name="T37">pair_t</text:span><text:span text:style-name="T59">类型。容器使用</text:span><text:span text:style-name="T37">key</text:span><text:span text:style-name="T59">通过某种规则对保存在其中的数据进行排序。这两个容器的不同点就是</text:span><text:span text:style-name="T37">multimap_t</text:span><text:span text:style-name="T59">允许</text:span><text:span text:style-name="T37">key</text:span><text:span text:style-name="T59">重复。</text:span></text:p>
      <text:p text:style-name="P56"><draw:frame draw:style-name="fr2" draw:name="图形18" text:anchor-type="paragraph" svg:width="19.006cm" svg:height="6.539cm" draw:z-index="24"><draw:image xlink:href="Pictures/10000000000002CB000000F60A365ACD.jpg" xlink:type="simple" xlink:show="embed" xlink:actuate="onLoad"/></draw:frame>图 <text:span text:style-name="T23">4.8 map_t</text:span>和<text:span text:style-name="T23">multimap_t</text:span></text:p>
      <text:p text:style-name="P40"><text:span text:style-name="T59">要使用</text:span><text:span text:style-name="T37">map_t</text:span><text:span text:style-name="T59">和</text:span><text:span text:style-name="T37">multimap_t</text:span><text:span text:style-name="T59">必须包含头文件</text:span><text:span text:style-name="T40">&lt;cstl/cmap.h&gt;</text:span></text:p>
      <text:p text:style-name="P64">#include &lt;cstl/cmap.h&gt;</text:p>
      <text:p text:style-name="P40"><text:span text:style-name="T55"><text:tab/></text:span><text:span text:style-name="T66">用户可以在初始化容器的时候指定排序规则，如果没有指定排序规则使用默认的排序规则。</text:span><text:span text:style-name="T40">map_t</text:span><text:span text:style-name="T66">和</text:span><text:span text:style-name="T40">multimap_t</text:span><text:span text:style-name="T66">类型都是根据</text:span><text:span text:style-name="T40">key</text:span><text:span text:style-name="T66">排序的，不管是默认的排序规则还是用户指定的排序规则都是针对与</text:span><text:span text:style-name="T40">key</text:span><text:span text:style-name="T66">的，与</text:span><text:span text:style-name="T40">value</text:span><text:span text:style-name="T66">无关。</text:span></text:p>
      <text:p text:style-name="P59"><text:soft-page-break/></text:p>
      <text:list xml:id="list714837765" text:continue-numbering="true" text:style-name="WW8Num13">
        <text:list-item>
          <text:list>
            <text:list-item>
              <text:list>
                <text:list-item>
                  <text:h text:style-name="P354"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8">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4">图 </text:span><text:span text:style-name="T51">4.9 map_t</text:span><text:span text:style-name="T74">和</text:span><text:span text:style-name="T51">multimap_t</text:span><text:span text:style-name="T74">的内部结构</text:span></text:p>
      <text:p text:style-name="P84">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的数据<text:span text:style-name="T23">(map_t</text:span>和<text:span text:style-name="T23">multimap_t</text:span>中是不能修改数据的<text:span text:style-name="T23">key，</text:span>但是<text:span text:style-name="T23">value</text:span>可以修改<text:span text:style-name="T23">)</text:span>。</text:p>
      <text:list xml:id="list1303313618" text:continue-numbering="true" text:style-name="WW8Num13">
        <text:list-item>
          <text:list>
            <text:list-item>
              <text:list>
                <text:list-item>
                  <text:h text:style-name="P354" text:outline-level="3"><text:span text:style-name="T23">map_t</text:span>和<text:span text:style-name="T23">multimap_t</text:span>的操作</text:h>
                </text:list-item>
              </text:list>
            </text:list-item>
          </text:list>
        </text:list-item>
      </text:list>
      <text:p text:style-name="P40"><text:span text:style-name="T59"><text:tab/></text:span><text:span text:style-name="T37">map_t</text:span><text:span text:style-name="T59">和</text:span><text:span text:style-name="T37">multimap_t</text:span><text:span text:style-name="T59">的操作都是相同的，只有一个地方不同，会在后面的章节介绍。下面只列出了</text:span><text:span text:style-name="T37">map_t</text:span><text:span text:style-name="T59">的相关的操作函数，具体的清参考</text:span><text:span text:style-name="T49">《The libcstl Library Reference Manual》</text:span><text:span text:style-name="T59">。</text:span></text:p>
      <text:list xml:id="list952795643" text:style-name="L100">
        <text:list-item>
          <text:p text:style-name="P273">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803979786" text:style-name="L101">
        <text:list-item>
          <text:p text:style-name="P274">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1164410882" text:style-name="L102">
        <text:list-item>
          <text:p text:style-name="P275">特殊的查找函数</text:p>
        </text:list-item>
      </text:list>
      <text:p text:style-name="P40"><text:span text:style-name="T55"><text:tab/></text:span><text:span text:style-name="T37">map_t</text:span><text:span text:style-name="T59">和</text:span><text:span text:style-name="T37">multimap_t</text:span><text:span text:style-name="T59">同样提供了特殊查找函数，但是这些函数是基于数据的</text:span><text:span text:style-name="T37">key，</text:span><text:span text:style-name="T59">例如要查找指定的</text:span><text:span text:style-name="T37">key</text:span><text:span text:style-name="T59">使用</text:span><text:span text:style-name="T37">map_find()</text:span><text:span text:style-name="T59">操作函数，但是如果要查找指定的</text:span><text:span text:style-name="T37">value</text:span><text:span text:style-name="T59">就不能使用</text:span><text:span text:style-name="T37">map_find()</text:span><text:span text:style-name="T59">了，使用</text:span><text:span text:style-name="T37">algo_find_if()</text:span><text:span text:style-name="T59">可用做到，但是没有</text:span><text:span text:style-name="T37">map_find()</text:span><text:span text:style-name="T5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262675843" text:style-name="L103">
        <text:list-item>
          <text:p text:style-name="P221">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1755309138" text:style-name="L104">
        <text:list-item>
          <text:p text:style-name="P222">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593560351" text:style-name="L105">
        <text:list-item>
          <text:p text:style-name="P276">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511270181" text:continue-list="list1303313618" text:style-name="WW8Num13">
        <text:list-item>
          <text:list>
            <text:list-item>
              <text:list>
                <text:list-item>
                  <text:h text:style-name="P354"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64">map_t* pmap_coll = create_map(char, double);</text:p>
      <text:p text:style-name="P64">...</text:p>
      <text:p text:style-name="P64">map_init(pmap_coll);</text:p>
      <text:p text:style-name="P64">...</text:p>
      <text:p text:style-name="P64">*(double*)map_at(pmap_coll, ‘A’) = 7.7;</text:p>
      <text:p text:style-name="P82"><text:span text:style-name="T59">这个例子中</text:span><text:span text:style-name="T40">*(double*)map_at(pmap_coll, ‘A’) = 7.7;</text:span><text:span text:style-name="T59">是对键值为</text:span><text:span text:style-name="T49">’A’</text:span><text:span text:style-name="T59">的数据的访问，如果容器中包含键值为</text:span><text:span text:style-name="T49">’A’</text:span><text:span text:style-name="T59">的数据，就将这个数据的</text:span><text:span text:style-name="T37">value</text:span><text:span text:style-name="T59">改为</text:span><text:span text:style-name="T37">7.7，</text:span><text:span text:style-name="T59">如果没有就插入一个</text:span><text:span text:style-name="T37">(‘A’, 0.0)</text:span><text:span text:style-name="T59">的数据，然后在将</text:span><text:span text:style-name="T37">0.0</text:span><text:span text:style-name="T59">改为</text:span><text:span text:style-name="T37">7.7</text:span><text:span text:style-name="T59">。</text:span></text:p>
      <text:p text:style-name="P42"><text:tab/>这个操作有一个缺点，那就是调用者可能偶然或者错误的插了新数据。如：</text:p>
      <text:p text:style-name="P64">printf(“value = %f\n”, *(double*)map_at(pmap_coll, ‘A’));</text:p>
      <text:p text:style-name="P42">如果容器中有键值为<text:span text:style-name="T48">’A’</text:span>的数据这个操作没有任何错误，但是如果没有那么就无声无息的插入了一个新数据 <text:span text:style-name="T23">(‘A’,0.0)。</text:span></text:p>
      <text:p text:style-name="P33"/>
      <text:list xml:id="list1792603492" text:continue-numbering="true" text:style-name="WW8Num13">
        <text:list-item>
          <text:list>
            <text:list-item>
              <text:list>
                <text:list-item>
                  <text:h text:style-name="P354"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able:table-row>
          <table:table-cell table:style-name="表格85.A1" office:value-type="string">
            <text:p text:style-name="P102">/* </text:p>
            <text:p text:style-name="P102"><text:s/>* map2.c </text:p>
            <text:p text:style-name="P102"><text:soft-page-break/><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map_t* pmap_stocks = create_map(char*, double); </text:p>
            <text:p text:style-name="P102"><text:s text:c="4"/>map_iterator_t it_pos; </text:p>
            <text:p text:style-name="P102"/>
            <text:p text:style-name="P102"><text:s text:c="4"/>if(pmap_stocks == NULL) </text:p>
            <text:p text:style-name="P102"><text:s text:c="4"/>{ </text:p>
            <text:p text:style-name="P102"><text:s text:c="8"/>return -1; </text:p>
            <text:p text:style-name="P102"><text:s text:c="4"/>} </text:p>
            <text:p text:style-name="P102"/>
            <text:p text:style-name="P102"><text:s text:c="4"/>map_init(pmap_stocks); </text:p>
            <text:p text:style-name="P102"/>
            <text:p text:style-name="P102"><text:s text:c="4"/>*(double*)map_at(pmap_stocks, "Google") = 834.50; </text:p>
            <text:p text:style-name="P102"><text:s text:c="4"/>*(double*)map_at(pmap_stocks, "IBM") = 431.93; </text:p>
            <text:p text:style-name="P102"><text:s text:c="4"/>*(double*)map_at(pmap_stocks, "Apple") = 557.28; </text:p>
            <text:p text:style-name="P102"><text:s text:c="4"/>*(double*)map_at(pmap_stocks, "MS") = 691.03; </text:p>
            <text:p text:style-name="P102"><text:s text:c="4"/>*(double*)map_at(pmap_stocks, "Oracle") = 670.37; </text:p>
            <text:p text:style-name="P102"/>
            <text:p text:style-name="P102"><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all price double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double*)pair_second((pair_t*)iterator_get_pointer(it_pos)) *= 2; </text:p>
            <text:p text:style-name="P102"><text:s text:c="4"/>} </text:p>
            <text:p text:style-name="P102"/>
            <text:p text:style-name="P102"><text:soft-page-break/><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rename the key from "MS" to "Microsoft" */ </text:p>
            <text:p text:style-name="P102"><text:s text:c="4"/>*(double*)map_at(pmap_stocks, "Microsoft") = </text:p>
            <text:p text:style-name="P102"><text:s text:c="8"/>*(double*)map_at(pmap_stocks, "MS"); </text:p>
            <text:p text:style-name="P102"><text:s text:c="4"/>map_erase(pmap_stocks, "MS"); </text:p>
            <text:p text:style-name="P102"/>
            <text:p text:style-name="P102"><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map_destroy(pmap_stocks); </text:p>
            <text:p text:style-name="P102"/>
            <text:p text:style-name="P102"><text:s text:c="4"/>return 0; </text:p>
            <text:p text:style-name="P102">}</text:p>
          </table:table-cell>
        </table:table-row>
      </table:table>
      <text:p text:style-name="P48"/>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8"/>
      <text:p text:style-name="P42"><text:tab/>下面这个例子将<text:span text:style-name="T23">multimap_t</text:span>作为字典来使用：</text:p>
      <table:table table:name="表格86" table:style-name="表格86">
        <table:table-column table:style-name="表格86.A"/>
        <table:table-row>
          <table:table-cell table:style-name="表格86.A1" office:value-type="string">
            <text:p text:style-name="P102">/* </text:p>
            <text:p text:style-name="P102"><text:s/>* multimap2.c </text:p>
            <text:p text:style-name="P102"><text:s/>* compile with : -lcstl </text:p>
            <text:p text:style-name="P102"><text:s/>*/ </text:p>
            <text:p text:style-name="P102"/>
            <text:p text:style-name="P102">#include &lt;stdio.h&gt; </text:p>
            <text:p text:style-name="P102">#include &lt;string.h&gt; </text:p>
            <text:p text:style-name="P102">#include &lt;cstl/cmap.h&gt; </text:p>
            <text:p text:style-name="P102"/>
            <text:p text:style-name="P102">int main(int argc, char* argv[]) </text:p>
            <text:p text:style-name="P102">{ </text:p>
            <text:p text:style-name="P102"><text:s text:c="4"/>multimap_t* pmmap_dict = create_multimap(char*, char*); </text:p>
            <text:p text:style-name="P102"><text:s text:c="4"/>pair_t* ppair_item = create_pair(char*, char*); </text:p>
            <text:p text:style-name="P102"><text:s text:c="4"/>multimap_iterator_t it_pos; </text:p>
            <text:p text:style-name="P102"/>
            <text:p text:style-name="P102"><text:s text:c="4"/>if(pmmap_dict == NULL || ppair_item == NULL) </text:p>
            <text:p text:style-name="P102"><text:s text:c="4"/>{ </text:p>
            <text:p text:style-name="P102"><text:s text:c="8"/>return -1; </text:p>
            <text:p text:style-name="P102"><text:s text:c="4"/>} </text:p>
            <text:p text:style-name="P102"/>
            <text:p text:style-name="P102"><text:s text:c="4"/>multimap_init(pmmap_dict); </text:p>
            <text:p text:style-name="P102"><text:s text:c="4"/>pair_init(ppair_item); </text:p>
            <text:p text:style-name="P102"/>
            <text:p text:style-name="P102"><text:s text:c="4"/>pair_make(ppair_item, "day", "Tag"); </text:p>
            <text:p text:style-name="P102"><text:s text:c="4"/>multimap_insert(pmmap_dict, ppair_item); </text:p>
            <text:p text:style-name="P102"><text:s text:c="4"/>pair_make(ppair_item, "strange", "fremd"); </text:p>
            <text:p text:style-name="P102"><text:s text:c="4"/>multimap_insert(pmmap_dict, ppair_item); </text:p>
            <text:p text:style-name="P102"><text:s text:c="4"/>pair_make(ppair_item, "car", "Auto"); </text:p>
            <text:p text:style-name="P102"><text:s text:c="4"/>multimap_insert(pmmap_dict, ppair_item); </text:p>
            <text:p text:style-name="P102"><text:s text:c="4"/>pair_make(ppair_item, "smart", "elegant"); </text:p>
            <text:p text:style-name="P102"><text:s text:c="4"/>multimap_insert(pmmap_dict, ppair_item); </text:p>
            <text:p text:style-name="P102"><text:s text:c="4"/>pair_make(ppair_item, "trait", "Merkmal"); </text:p>
            <text:p text:style-name="P102"><text:s text:c="4"/>multimap_insert(pmmap_dict, ppair_item); </text:p>
            <text:p text:style-name="P102"><text:s text:c="4"/>pair_make(ppair_item, "strange", "seltsam"); </text:p>
            <text:p text:style-name="P102"><text:soft-page-break/><text:s text:c="4"/>multimap_insert(pmmap_dict, ppair_item); </text:p>
            <text:p text:style-name="P102"><text:s text:c="4"/>pair_make(ppair_item, "smart", "raffiniert"); </text:p>
            <text:p text:style-name="P102"><text:s text:c="4"/>multimap_insert(pmmap_dict, ppair_item); </text:p>
            <text:p text:style-name="P102"><text:s text:c="4"/>pair_make(ppair_item, "smart", "klug"); </text:p>
            <text:p text:style-name="P102"><text:s text:c="4"/>multimap_insert(pmmap_dict, ppair_item); </text:p>
            <text:p text:style-name="P102"><text:s text:c="4"/>pair_make(ppair_item, "clever", "raffiniert"); </text:p>
            <text:p text:style-name="P102"><text:s text:c="4"/>multimap_insert(pmmap_dict, ppair_item); </text:p>
            <text:p text:style-name="P102"/>
            <text:p text:style-name="P102"><text:s text:c="4"/>/* print all elements */ </text:p>
            <text:p text:style-name="P102"><text:s text:c="4"/>printf("english\t\tgerman\n"); </text:p>
            <text:p text:style-name="P102"><text:s text:c="4"/>printf("--------------------------------\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printf("%s\t\t%s\n", </text:p>
            <text:p text:style-name="P102"><text:s text:c="12"/>(char*)pair_first((pair_t*)iterator_get_pointer(it_pos)), </text:p>
            <text:p text:style-name="P102"><text:s text:c="12"/>(char*)pair_second((pair_t*)iterator_get_pointer(it_pos))); </text:p>
            <text:p text:style-name="P102"><text:s text:c="4"/>} </text:p>
            <text:p text:style-name="P102"><text:s text:c="4"/>printf("\n"); </text:p>
            <text:p text:style-name="P102"/>
            <text:p text:style-name="P102"><text:s text:c="4"/>/* print all values for key "smart" */ </text:p>
            <text:p text:style-name="P102"><text:s text:c="4"/>printf("smart:\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if(strcmp((char*)pair_first((pair_t*)iterator_get_pointer(it_pos)), </text:p>
            <text:p text:style-name="P102"><text:s text:c="12"/>"smart") == 0) </text:p>
            <text:p text:style-name="P102"><text:s text:c="8"/>{ </text:p>
            <text:p text:style-name="P102"><text:s text:c="12"/>printf("\t%s\n", </text:p>
            <text:p text:style-name="P102"><text:s text:c="16"/>(char*)pair_second((pair_t*)iterator_get_pointer(it_pos))); </text:p>
            <text:p text:style-name="P102"><text:s text:c="8"/>} </text:p>
            <text:p text:style-name="P102"><text:s text:c="4"/>} </text:p>
            <text:p text:style-name="P102"><text:s text:c="4"/>printf("\n"); </text:p>
            <text:p text:style-name="P102"/>
            <text:p text:style-name="P102"><text:s text:c="4"/>/* print all keys for value "raffiniert" */ </text:p>
            <text:p text:style-name="P102"><text:s text:c="4"/>printf("raffiniert:\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if(strcmp((char*)pair_second((pair_t*)iterator_get_pointer(it_pos)), </text:p>
            <text:p text:style-name="P102"><text:soft-page-break/><text:s text:c="12"/>"raffiniert") == 0) </text:p>
            <text:p text:style-name="P102"><text:s text:c="8"/>{ </text:p>
            <text:p text:style-name="P102"><text:s text:c="12"/>printf("\t%s\n", </text:p>
            <text:p text:style-name="P102"><text:s text:c="16"/>(char*)pair_first((pair_t*)iterator_get_pointer(it_pos))); </text:p>
            <text:p text:style-name="P102"><text:s text:c="8"/>} </text:p>
            <text:p text:style-name="P102"><text:s text:c="4"/>} </text:p>
            <text:p text:style-name="P102"><text:s text:c="4"/>printf("\n"); </text:p>
            <text:p text:style-name="P102"/>
            <text:p text:style-name="P102"><text:s text:c="4"/>multimap_destroy(pmmap_dict); </text:p>
            <text:p text:style-name="P102"><text:s text:c="4"/>pair_destroy(ppair_item); </text:p>
            <text:p text:style-name="P102"/>
            <text:p text:style-name="P102"><text:s text:c="4"/>return 0; </text:p>
            <text:p text:style-name="P102">}</text:p>
          </table:table-cell>
        </table:table-row>
      </table:table>
      <text:p text:style-name="P48"/>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8"/>
      <text:p text:style-name="P42"><text:tab/>下面这个例子展示了通过算法来找到<text:span text:style-name="T23">value</text:span>：</text:p>
      <table:table table:name="表格87" table:style-name="表格87">
        <table:table-column table:style-name="表格87.A"/>
        <table:table-row>
          <table:table-cell table:style-name="表格87.A1" office:value-type="string">
            <text:p text:style-name="P102">/* </text:p>
            <text:p text:style-name="P102"><text:s/>* mapfind.c </text:p>
            <text:p text:style-name="P102"><text:s/>* compile with : -lcstl </text:p>
            <text:p text:style-name="P102"><text:s/>*/ </text:p>
            <text:p text:style-name="P102"/>
            <text:p text:style-name="P102">#include &lt;stdio.h&gt; </text:p>
            <text:p text:style-name="P102"><text:soft-page-break/>#include &lt;cstl/cmap.h&gt; </text:p>
            <text:p text:style-name="P102">#include &lt;cstl/calgorithm.h&gt; </text:p>
            <text:p text:style-name="P102"/>
            <text:p text:style-name="P102">static void _find_valud(const void* cpv_input, void* pv_output) </text:p>
            <text:p text:style-name="P102">{ </text:p>
            <text:p text:style-name="P102"><text:s text:c="4"/>if(*(int*)pair_second((pair_t*)cpv_input) == 3)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map_t* pmap_coll = create_map(int, int);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int*)map_at(pmap_coll, 1) = 7; </text:p>
            <text:p text:style-name="P102"><text:s text:c="4"/>*(int*)map_at(pmap_coll, 2) = 4; </text:p>
            <text:p text:style-name="P102"><text:s text:c="4"/>*(int*)map_at(pmap_coll, 3) = 2; </text:p>
            <text:p text:style-name="P102"><text:s text:c="4"/>*(int*)map_at(pmap_coll, 4) = 3; </text:p>
            <text:p text:style-name="P102"><text:s text:c="4"/>*(int*)map_at(pmap_coll, 5) = 6; </text:p>
            <text:p text:style-name="P102"><text:s text:c="4"/>*(int*)map_at(pmap_coll, 6) = 1; </text:p>
            <text:p text:style-name="P102"><text:s text:c="4"/>*(int*)map_at(pmap_coll, 7) = 7; </text:p>
            <text:p text:style-name="P102"/>
            <text:p text:style-name="P102"><text:s text:c="4"/>/* search an element with key 3 */ </text:p>
            <text:p text:style-name="P102"><text:s text:c="4"/>it_pos = map_find(pmap_coll, 3); </text:p>
            <text:p text:style-name="P102"><text:s text:c="4"/>if(!iterator_equal(it_pos, map_end(pmap_coll))) </text:p>
            <text:p text:style-name="P102"><text:s text:c="4"/>{ </text:p>
            <text:p text:style-name="P102"><text:s text:c="8"/>printf("%d : %d\n", </text:p>
            <text:p text:style-name="P102"><text:s text:c="12"/>*(int*)pair_first((pair_t*)iterator_get_pointer(it_pos)), </text:p>
            <text:p text:style-name="P102"><text:s text:c="12"/>*(int*)pair_second((pair_t*)iterator_get_pointer(it_pos))); </text:p>
            <text:p text:style-name="P102"><text:s text:c="4"/>} </text:p>
            <text:p text:style-name="P102"><text:soft-page-break/><text:s text:c="4"/>/* search an element with value 3 */ </text:p>
            <text:p text:style-name="P102"><text:s text:c="4"/>it_pos = algo_find_if(map_begin(pmap_coll), map_end(pmap_coll), _find_valud); </text:p>
            <text:p text:style-name="P102"><text:s text:c="4"/>if(!iterator_equal(it_pos, map_end(pmap_coll))) </text:p>
            <text:p text:style-name="P102"><text:s text:c="4"/>{ </text:p>
            <text:p text:style-name="P102"><text:s text:c="8"/>printf("%d : %d\n", </text:p>
            <text:p text:style-name="P102"><text:s text:c="12"/>*(int*)pair_first((pair_t*)iterator_get_pointer(it_pos)), </text:p>
            <text:p text:style-name="P102"><text:s text:c="12"/>*(int*)pair_second((pair_t*)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42">结果：</text:p>
      <text:p text:style-name="P35">3 : 2</text:p>
      <text:p text:style-name="P35">4 : 3</text:p>
      <text:p text:style-name="P35"/>
      <text:p text:style-name="P35"/>
      <text:list xml:id="list712592171" text:continue-numbering="true" text:style-name="WW8Num13">
        <text:list-item>
          <text:list>
            <text:list-item>
              <text:h text:style-name="P341" text:outline-level="2">hash_set_t，hash_multiset_t，hash_map_t，hash_multimap_t</text:h>
            </text:list-item>
          </text:list>
        </text:list-item>
      </text:list>
      <text:p text:style-name="P40"><text:span text:style-name="T55"><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text:soft-page-break/>图 4.10 哈希表内部结构</text:p>
      <text:p text:style-name="P40"><text:span text:style-name="T59"><text:tab/></text:span><text:span text:style-name="T37">libcstl</text:span><text:span text:style-name="T59">提供的基于哈希结构的关联容器包括</text:span><text:span text:style-name="T49">hash_set_t</text:span><text:span text:style-name="T34">，</text:span><text:span text:style-name="T49">hash_multiset_t</text:span><text:span text:style-name="T34">，</text:span><text:span text:style-name="T49">hash_map_t</text:span><text:span text:style-name="T34">，</text:span><text:span text:style-name="T49">hash_multimap_t</text:span><text:span text:style-name="T34">。这几种容器与基于平衡二叉树的关联容器的操作基本相同。</text:span></text:p>
      <text:p text:style-name="P40"><text:span text:style-name="T59">要使用</text:span><text:span text:style-name="T37">hash_set_t</text:span><text:span text:style-name="T59">和</text:span><text:span text:style-name="T37">hash_multiset_t</text:span><text:span text:style-name="T59">必须包含头文件</text:span><text:span text:style-name="T40">&lt;cstl/chash_set.h&gt;</text:span></text:p>
      <text:p text:style-name="P64">#include &lt;cstl/chash_set.h&gt;</text:p>
      <text:p text:style-name="P40"><text:span text:style-name="T59">要使用</text:span><text:span text:style-name="T37">hash_map_t</text:span><text:span text:style-name="T59">和</text:span><text:span text:style-name="T37">hash_multimap_t</text:span><text:span text:style-name="T59">必须包含头文件</text:span><text:span text:style-name="T40">&lt;cstl/chash_map.h&gt;</text:span></text:p>
      <text:p text:style-name="P64">#include &lt;cstl/chash_map.h&gt;</text:p>
      <text:list xml:id="list719795450" text:continue-numbering="true" text:style-name="WW8Num13">
        <text:list-item>
          <text:list>
            <text:list-item>
              <text:list>
                <text:list-item>
                  <text:h text:style-name="P354" text:outline-level="3">基于哈希结构的关联容器的能力</text:h>
                </text:list-item>
              </text:list>
            </text:list-item>
          </text:list>
        </text:list-item>
      </text:list>
      <text:p text:style-name="P59"><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9"><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843058957" text:continue-numbering="true" text:style-name="WW8Num13">
        <text:list-item>
          <text:list>
            <text:list-item>
              <text:list>
                <text:list-item>
                  <text:h text:style-name="P354" text:outline-level="3">基于哈希结构的关联容器的操作</text:h>
                </text:list-item>
              </text:list>
            </text:list-item>
          </text:list>
        </text:list-item>
      </text:list>
      <text:p text:style-name="P40"><text:span text:style-name="T59"><text:tab/>基于哈希结构的关联容器的操作大部分与基于平衡二叉树的关联容器操作相同，这里以hash_set_t的操作为例，其他操作函数请参考</text:span><text:span text:style-name="T49">《The libcstl Library Reference Manual》</text:span><text:span text:style-name="T59">。</text:span></text:p>
      <text:p text:style-name="P42"/>
      <text:list xml:id="list99713807" text:style-name="L106">
        <text:list-item>
          <text:p text:style-name="P277">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1215389533" text:style-name="L107">
        <text:list-item>
          <text:p text:style-name="P278">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444833861" text:style-name="L108">
        <text:list-item>
          <text:p text:style-name="P219">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9"><text:tab/>这些操作函数都是与哈希表相关的都是基于哈希结构的关联容器特有的操作函数。</text:p>
      <text:p text:style-name="P100"/>
      <text:list xml:id="list393501032" text:style-name="L109">
        <text:list-item>
          <text:p text:style-name="P279">特殊的查找函数</text:p>
        </text:list-item>
      </text:list>
      <text:p text:style-name="P40"><text:span text:style-name="T55"><text:tab/></text:span><text:span text:style-name="T66">基于哈希结构的关联容器</text:span><text:span text:style-name="T59">同样提供了特殊查找函数，但是没有</text:span><text:span text:style-name="T37">set_lower_bound()</text:span><text:span text:style-name="T59">和</text:span><text:span text:style-name="T37">set_upper_bound()</text:span><text:span text:style-name="T59">。因为只两个操作是基于有序的容器数据的。但是</text:span><text:span text:style-name="T66">基于哈希结构的关联容器</text:span><text:span text:style-name="T5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796313526" text:style-name="L110">
        <text:list-item>
          <text:p text:style-name="P280">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768283023" text:style-name="L111">
        <text:list-item>
          <text:p text:style-name="P281">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1521298412" text:style-name="L112">
        <text:list-item>
          <text:p text:style-name="P282">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86156175" text:continue-list="list1843058957" text:style-name="WW8Num13">
        <text:list-item>
          <text:list>
            <text:list-item>
              <text:list>
                <text:list-item>
                  <text:h text:style-name="P354"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1611390642" text:continue-numbering="true" text:style-name="WW8Num13">
        <text:list-item>
          <text:list>
            <text:list-item>
              <text:list>
                <text:list-item>
                  <text:h text:style-name="P355" text:outline-level="3"><text:span text:style-name="T22">基于哈希结构的关联容器</text:span>的使用实例</text:h>
                </text:list-item>
              </text:list>
            </text:list-item>
          </text:list>
        </text:list-item>
      </text:list>
      <text:p text:style-name="P48"><text:tab/><text:span text:style-name="T65">第一个例子展示了容器中的数据存储情况：</text:span></text:p>
      <table:table table:name="表格96" table:style-name="表格96">
        <table:table-column table:style-name="表格96.A"/>
        <table:table-row>
          <table:table-cell table:style-name="表格96.A1" office:value-type="string">
            <text:p text:style-name="P102">/* </text:p>
            <text:p text:style-name="P102"><text:s/>* hash_set1.c </text:p>
            <text:p text:style-name="P102"><text:s/>* compile with : -lcstl </text:p>
            <text:p text:style-name="P102"><text:s/>*/ </text:p>
            <text:p text:style-name="P102"/>
            <text:p text:style-name="P102">#include &lt;stdio.h&gt; </text:p>
            <text:p text:style-name="P102">#include &lt;cstl/chash_set.h&gt; </text:p>
            <text:p text:style-name="P102"/>
            <text:p text:style-name="P102">int main(int argc, char* argv[]) </text:p>
            <text:p text:style-name="P102">{ </text:p>
            <text:p text:style-name="P102"><text:s text:c="4"/>hash_set_t* phset_coll = create_hash_set(int); </text:p>
            <text:p text:style-name="P102"><text:s text:c="4"/>hash_set_iterator_t it_pos; </text:p>
            <text:p text:style-name="P102"><text:s text:c="4"/>int i = 0; </text:p>
            <text:p text:style-name="P102"/>
            <text:p text:style-name="P102"><text:s text:c="4"/>if(phset_coll == NULL) </text:p>
            <text:p text:style-name="P102"><text:s text:c="4"/>{ </text:p>
            <text:p text:style-name="P102"><text:s text:c="8"/>return -1; </text:p>
            <text:p text:style-name="P102"><text:soft-page-break/><text:s text:c="4"/>} </text:p>
            <text:p text:style-name="P102"/>
            <text:p text:style-name="P102"><text:s text:c="4"/>hash_set_init(phset_coll); </text:p>
            <text:p text:style-name="P102"/>
            <text:p text:style-name="P102"><text:s text:c="4"/>hash_set_insert(phset_coll, 7); </text:p>
            <text:p text:style-name="P102"><text:s text:c="4"/>hash_set_insert(phset_coll, 99); </text:p>
            <text:p text:style-name="P102"><text:s text:c="4"/>hash_set_insert(phset_coll, 63); </text:p>
            <text:p text:style-name="P102"><text:s text:c="4"/>hash_set_insert(phset_coll, 2); </text:p>
            <text:p text:style-name="P102"><text:s text:c="4"/>hash_set_insert(phset_coll, 108); </text:p>
            <text:p text:style-name="P102"><text:s text:c="4"/>hash_set_insert(phset_coll, 444); </text:p>
            <text:p text:style-name="P102"><text:s text:c="4"/>hash_set_insert(phset_coll, 53); </text:p>
            <text:p text:style-name="P102"><text:s text:c="4"/>hash_set_insert(phset_coll, 55); </text:p>
            <text:p text:style-name="P102"><text:s text:c="4"/>hash_set_insert(phset_coll, 255); </text:p>
            <text:p text:style-name="P102"><text:s text:c="4"/>hash_set_insert(phset_coll, 55); </text:p>
            <text:p text:style-name="P102"/>
            <text:p text:style-name="P102"><text:s text:c="4"/>printf("bucket count : %u\n", hash_set_bucket_count(phset_coll)); </text:p>
            <text:p text:style-name="P102"><text:s text:c="4"/>for(it_pos = hash_set_begin(phset_coll); </text:p>
            <text:p text:style-name="P102"><text:s text:c="8"/>!iterator_equal(it_pos, hash_set_end(ph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for(i = 0; i &lt; 50; ++i) </text:p>
            <text:p text:style-name="P102"><text:s text:c="4"/>{ </text:p>
            <text:p text:style-name="P102"><text:s text:c="8"/>hash_set_insert(phset_coll, i); </text:p>
            <text:p text:style-name="P102"><text:s text:c="4"/>} </text:p>
            <text:p text:style-name="P102"/>
            <text:p text:style-name="P102"><text:s text:c="4"/>printf("bucket count : %u\n", hash_set_bucket_count(phset_coll)); </text:p>
            <text:p text:style-name="P102"><text:s text:c="4"/>for(it_pos = hash_set_begin(phset_coll); </text:p>
            <text:p text:style-name="P102"><text:s text:c="8"/>!iterator_equal(it_pos, hash_set_end(ph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hash_set_destroy(phset_coll); </text:p>
            <text:p text:style-name="P102"/>
            <text:p text:style-name="P102"><text:s text:c="4"/>return 0; </text:p>
            <text:p text:style-name="P102">}</text:p>
          </table:table-cell>
        </table:table-row>
      </table:table>
      <text:p text:style-name="P48"/>
      <text:p text:style-name="P42"><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able:table-row>
          <table:table-cell table:style-name="表格97.A1" office:value-type="string">
            <text:p text:style-name="P102">/* </text:p>
            <text:p text:style-name="P102"><text:s/>* hash_map1.c </text:p>
            <text:p text:style-name="P102"><text:s/>* compile with : -lcstl </text:p>
            <text:p text:style-name="P102"><text:s/>*/ </text:p>
            <text:p text:style-name="P102"/>
            <text:p text:style-name="P102">#include &lt;stdio.h&gt; </text:p>
            <text:p text:style-name="P102">#include &lt;cstl/chash_map.h&gt; </text:p>
            <text:p text:style-name="P102"/>
            <text:p text:style-name="P102">int main(int argc, char* argv[]) </text:p>
            <text:p text:style-name="P102">{ </text:p>
            <text:p text:style-name="P102"><text:s text:c="4"/>hash_map_t* phmap_stocks = create_hash_map(char*, double); </text:p>
            <text:p text:style-name="P102"><text:s text:c="4"/>hash_map_iterator_t it_pos; </text:p>
            <text:p text:style-name="P102"/>
            <text:p text:style-name="P102"><text:s text:c="4"/>if(phmap_stocks == NULL) </text:p>
            <text:p text:style-name="P102"><text:s text:c="4"/>{ </text:p>
            <text:p text:style-name="P102"><text:s text:c="8"/>return -1; </text:p>
            <text:p text:style-name="P102"><text:s text:c="4"/>} </text:p>
            <text:p text:style-name="P102"/>
            <text:p text:style-name="P102"><text:s text:c="4"/>hash_map_init(phmap_stocks); </text:p>
            <text:p text:style-name="P102"/>
            <text:p text:style-name="P102"><text:s text:c="4"/>*(double*)hash_map_at(phmap_stocks, "Google") = 834.50; </text:p>
            <text:p text:style-name="P102"><text:s text:c="4"/>*(double*)hash_map_at(phmap_stocks, "IBM") = 431.93; </text:p>
            <text:p text:style-name="P102"><text:s text:c="4"/>*(double*)hash_map_at(phmap_stocks, "Apple") = 557.28; </text:p>
            <text:p text:style-name="P102"><text:s text:c="4"/>*(double*)hash_map_at(phmap_stocks, "MS") = 691.03; </text:p>
            <text:p text:style-name="P102"><text:s text:c="4"/>*(double*)hash_map_at(phmap_stocks, "Oracle") = 670.37;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oft-page-break/><text:s text:c="4"/>} </text:p>
            <text:p text:style-name="P102"><text:s text:c="4"/>printf("\n"); </text:p>
            <text:p text:style-name="P102"/>
            <text:p text:style-name="P102"><text:s text:c="4"/>/* all price double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double*)pair_second((pair_t*)iterator_get_pointer(it_pos)) *= 2; </text:p>
            <text:p text:style-name="P102"><text:s text:c="4"/>}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rename the key from "MS" to "Microsoft" */ </text:p>
            <text:p text:style-name="P102"><text:s text:c="4"/>*(double*)hash_map_at(phmap_stocks, "Microsoft") = </text:p>
            <text:p text:style-name="P102"><text:s text:c="8"/>*(double*)hash_map_at(phmap_stocks, "MS"); </text:p>
            <text:p text:style-name="P102"><text:s text:c="4"/>hash_map_erase(phmap_stocks, "MS");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hash_map_destroy(phmap_stocks); </text:p>
            <text:p text:style-name="P102"/>
            <text:p text:style-name="P102"><text:s text:c="4"/>return 0; </text:p>
            <text:p text:style-name="P102">}</text:p>
          </table:table-cell>
        </table:table-row>
      </table:table>
      <text:p text:style-name="P42"/>
      <text:p text:style-name="P42"><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1854749558" text:continue-numbering="true" text:style-name="WW8Num13">
        <text:list-item>
          <text:list>
            <text:list-item>
              <text:h text:style-name="P339"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7"/>
          </table:table-cell>
          <table:table-cell table:style-name="表格98.A1" office:value-type="string">
            <text:p text:style-name="P117">vector_t</text:p>
          </table:table-cell>
          <table:table-cell table:style-name="表格98.A1" office:value-type="string">
            <text:p text:style-name="P117">deque_t</text:p>
          </table:table-cell>
          <table:table-cell table:style-name="表格98.A1" office:value-type="string">
            <text:p text:style-name="P117">list_t</text:p>
          </table:table-cell>
          <table:table-cell table:style-name="表格98.E1" office:value-type="string">
            <text:p text:style-name="P117">slist_t</text:p>
          </table:table-cell>
        </table:table-row>
        <table:table-row>
          <table:table-cell table:style-name="表格98.A2" office:value-type="string">
            <text:p text:style-name="P117">典型的数据结构</text:p>
          </table:table-cell>
          <table:table-cell table:style-name="表格98.B2" office:value-type="string">
            <text:p text:style-name="P117">动态数组</text:p>
          </table:table-cell>
          <table:table-cell table:style-name="表格98.B2" office:value-type="string">
            <text:p text:style-name="P117">分段的动态数据</text:p>
          </table:table-cell>
          <table:table-cell table:style-name="表格98.B2" office:value-type="string">
            <text:p text:style-name="P117">双向链表</text:p>
          </table:table-cell>
          <table:table-cell table:style-name="表格98.E2" office:value-type="string">
            <text:p text:style-name="P117">单向链表</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E2" office:value-type="string">
            <text:p text:style-name="P117">value</text:p>
          </table:table-cell>
        </table:table-row>
        <table:table-row>
          <table:table-cell table:style-name="表格98.A2" office:value-type="string">
            <text:p text:style-name="P117">是否允许数据重复</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否</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随机</text:p>
          </table:table-cell>
          <table:table-cell table:style-name="表格98.B2" office:value-type="string">
            <text:p text:style-name="P117">随机</text:p>
          </table:table-cell>
          <table:table-cell table:style-name="表格98.B2" office:value-type="string">
            <text:p text:style-name="P117">双向</text:p>
          </table:table-cell>
          <table:table-cell table:style-name="表格98.E2" office:value-type="string">
            <text:p text:style-name="P117">单向</text:p>
          </table:table-cell>
        </table:table-row>
        <table:table-row>
          <table:table-cell table:style-name="表格98.A2" office:value-type="string">
            <text:p text:style-name="P117">数据查找速度</text:p>
          </table:table-cell>
          <table:table-cell table:style-name="表格98.B2" office:value-type="string">
            <text:p text:style-name="P117">慢</text:p>
          </table:table-cell>
          <table:table-cell table:style-name="表格98.B2" office:value-type="string">
            <text:p text:style-name="P117">慢</text:p>
          </table:table-cell>
          <table:table-cell table:style-name="表格98.B2" office:value-type="string">
            <text:p text:style-name="P117">慢</text:p>
          </table:table-cell>
          <table:table-cell table:style-name="表格98.E2" office:value-type="string">
            <text:p text:style-name="P117">慢</text:p>
          </table:table-cell>
        </table:table-row>
        <table:table-row>
          <table:table-cell table:style-name="表格98.A2" office:value-type="string">
            <text:p text:style-name="P117">快速插入删除数据的位置</text:p>
          </table:table-cell>
          <table:table-cell table:style-name="表格98.B2" office:value-type="string">
            <text:p text:style-name="P117">末尾</text:p>
          </table:table-cell>
          <table:table-cell table:style-name="表格98.B2" office:value-type="string">
            <text:p text:style-name="P117">开头和末尾</text:p>
          </table:table-cell>
          <table:table-cell table:style-name="表格98.B2" office:value-type="string">
            <text:p text:style-name="P117">任何位置</text:p>
          </table:table-cell>
          <table:table-cell table:style-name="表格98.E2" office:value-type="string">
            <text:p text:style-name="P117">任意位置后面</text:p>
          </table:table-cell>
        </table:table-row>
        <table:table-row>
          <table:table-cell table:style-name="表格98.A2" office:value-type="string">
            <text:p text:style-name="P117">插入删除数据导致迭代器失效</text:p>
          </table:table-cell>
          <table:table-cell table:style-name="表格98.B2" office:value-type="string">
            <text:p text:style-name="P117">重新分配内存</text:p>
          </table:table-cell>
          <table:table-cell table:style-name="表格98.B2" office:value-type="string">
            <text:p text:style-name="P117">任何时候</text:p>
          </table:table-cell>
          <table:table-cell table:style-name="表格98.B2" office:value-type="string">
            <text:p text:style-name="P117">不会失效</text:p>
          </table:table-cell>
          <table:table-cell table:style-name="表格98.E2" office:value-type="string">
            <text:p text:style-name="P117">不会失效</text:p>
          </table:table-cell>
        </table:table-row>
        <table:table-row>
          <table:table-cell table:style-name="表格98.A2" office:value-type="string">
            <text:p text:style-name="P117">释放被删除数据的内存</text:p>
          </table:table-cell>
          <table:table-cell table:style-name="表格98.B2" office:value-type="string">
            <text:p text:style-name="P117">否</text:p>
          </table:table-cell>
          <table:table-cell table:style-name="表格98.B2" office:value-type="string">
            <text:p text:style-name="P117">有时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
          </table:table-cell>
          <table:table-cell table:style-name="表格98.A2" office:value-type="string">
            <text:p text:style-name="P117">set_t</text:p>
          </table:table-cell>
          <table:table-cell table:style-name="表格98.A2" office:value-type="string">
            <text:p text:style-name="P117">multiset_t</text:p>
          </table:table-cell>
          <table:table-cell table:style-name="表格98.A2" office:value-type="string">
            <text:p text:style-name="P117">map_t</text:p>
          </table:table-cell>
          <table:table-cell table:style-name="表格98.E11" office:value-type="string">
            <text:p text:style-name="P117">multimap_t</text:p>
          </table:table-cell>
        </table:table-row>
        <table:table-row>
          <table:table-cell table:style-name="表格98.A2" office:value-type="string">
            <text:p text:style-name="P117">典型的数据结构</text:p>
          </table:table-cell>
          <table:table-cell table:style-name="表格98.B2" office:value-type="string">
            <text:p text:style-name="P117">平衡二叉树</text:p>
          </table:table-cell>
          <table:table-cell table:style-name="表格98.B2" office:value-type="string">
            <text:p text:style-name="P117">平衡二叉树</text:p>
          </table:table-cell>
          <table:table-cell table:style-name="表格98.B2" office:value-type="string">
            <text:p text:style-name="P117">平衡二叉树</text:p>
          </table:table-cell>
          <table:table-cell table:style-name="表格98.E2" office:value-type="string">
            <text:p text:style-name="P117">平衡二叉树</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key/value</text:p>
          </table:table-cell>
          <table:table-cell table:style-name="表格98.E2" office:value-type="string">
            <text:p text:style-name="P117">key/value</text:p>
          </table:table-cell>
        </table:table-row>
        <text:soft-page-break/>
        <table:table-row>
          <table:table-cell table:style-name="表格98.A2" office:value-type="string">
            <text:p text:style-name="P117">是否允许数据重复</text:p>
          </table:table-cell>
          <table:table-cell table:style-name="表格98.B2" office:value-type="string">
            <text:p text:style-name="P117">否</text:p>
          </table:table-cell>
          <table:table-cell table:style-name="表格98.B2" office:value-type="string">
            <text:p text:style-name="P117">是</text:p>
          </table:table-cell>
          <table:table-cell table:style-name="表格98.B2" office:value-type="string">
            <text:p text:style-name="P117">不允许key重复</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否</text:p>
          </table:table-cell>
          <table:table-cell table:style-name="表格98.B2" office:value-type="string">
            <text:p text:style-name="P117">否</text:p>
          </table:table-cell>
          <table:table-cell table:style-name="表格98.B2" office:value-type="string">
            <text:p text:style-name="P117">使用key随机访问</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E2" office:value-type="string">
            <text:p text:style-name="P117">双向</text:p>
          </table:table-cell>
        </table:table-row>
        <table:table-row>
          <table:table-cell table:style-name="表格98.A2" office:value-type="string">
            <text:p text:style-name="P117">数据查找速度</text:p>
          </table:table-cell>
          <table:table-cell table:style-name="表格98.B2" office:value-type="string">
            <text:p text:style-name="P117">快</text:p>
          </table:table-cell>
          <table:table-cell table:style-name="表格98.B2" office:value-type="string">
            <text:p text:style-name="P117">快</text:p>
          </table:table-cell>
          <table:table-cell table:style-name="表格98.B2" office:value-type="string">
            <text:p text:style-name="P117">查找key快</text:p>
          </table:table-cell>
          <table:table-cell table:style-name="表格98.E2" office:value-type="string">
            <text:p text:style-name="P117">查找key快</text:p>
          </table:table-cell>
        </table:table-row>
        <table:table-row>
          <table:table-cell table:style-name="表格98.A2" office:value-type="string">
            <text:p text:style-name="P117">快速插入删除数据的位置</text:p>
          </table:table-cell>
          <table:table-cell table:style-name="表格98.B2" office:value-type="string">
            <text:p text:style-name="P117">-</text:p>
          </table:table-cell>
          <table:table-cell table:style-name="表格98.B2" office:value-type="string">
            <text:p text:style-name="P117">-</text:p>
          </table:table-cell>
          <table:table-cell table:style-name="表格98.B2" office:value-type="string">
            <text:p text:style-name="P117">-</text:p>
          </table:table-cell>
          <table:table-cell table:style-name="表格98.E2" office:value-type="string">
            <text:p text:style-name="P117">-</text:p>
          </table:table-cell>
        </table:table-row>
        <table:table-row>
          <table:table-cell table:style-name="表格98.A2" office:value-type="string">
            <text:p text:style-name="P117">插入删除数据导致迭代器失效</text:p>
          </table:table-cell>
          <table:table-cell table:style-name="表格98.B2" office:value-type="string">
            <text:p text:style-name="P117">不会失效</text:p>
          </table:table-cell>
          <table:table-cell table:style-name="表格98.B2" office:value-type="string">
            <text:p text:style-name="P117">不会失效</text:p>
          </table:table-cell>
          <table:table-cell table:style-name="表格98.B2" office:value-type="string">
            <text:p text:style-name="P117">不会失效</text:p>
          </table:table-cell>
          <table:table-cell table:style-name="表格98.E2" office:value-type="string">
            <text:p text:style-name="P117">不会失效</text:p>
          </table:table-cell>
        </table:table-row>
        <table:table-row>
          <table:table-cell table:style-name="表格98.A2" office:value-type="string">
            <text:p text:style-name="P117">释放被删除数据的内存</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
          </table:table-cell>
          <table:table-cell table:style-name="表格98.A2" office:value-type="string">
            <text:p text:style-name="P117">hash_set_t</text:p>
          </table:table-cell>
          <table:table-cell table:style-name="表格98.A2" office:value-type="string">
            <text:p text:style-name="P117">hash_multiset_t</text:p>
          </table:table-cell>
          <table:table-cell table:style-name="表格98.A2" office:value-type="string">
            <text:p text:style-name="P117">hash_map_t</text:p>
          </table:table-cell>
          <table:table-cell table:style-name="表格98.E11" office:value-type="string">
            <text:p text:style-name="P117">hash_multimap_t</text:p>
          </table:table-cell>
        </table:table-row>
        <table:table-row>
          <table:table-cell table:style-name="表格98.A2" office:value-type="string">
            <text:p text:style-name="P117">典型的数据结构</text:p>
          </table:table-cell>
          <table:table-cell table:style-name="表格98.B2" office:value-type="string">
            <text:p text:style-name="P117">哈希表</text:p>
          </table:table-cell>
          <table:table-cell table:style-name="表格98.B2" office:value-type="string">
            <text:p text:style-name="P117">哈希表</text:p>
          </table:table-cell>
          <table:table-cell table:style-name="表格98.B2" office:value-type="string">
            <text:p text:style-name="P117">哈希表</text:p>
          </table:table-cell>
          <table:table-cell table:style-name="表格98.E2" office:value-type="string">
            <text:p text:style-name="P117">哈希表</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key/value</text:p>
          </table:table-cell>
          <table:table-cell table:style-name="表格98.E2" office:value-type="string">
            <text:p text:style-name="P117">key/value</text:p>
          </table:table-cell>
        </table:table-row>
        <table:table-row>
          <table:table-cell table:style-name="表格98.A2" office:value-type="string">
            <text:p text:style-name="P117">是否允许数据重复</text:p>
          </table:table-cell>
          <table:table-cell table:style-name="表格98.B2" office:value-type="string">
            <text:p text:style-name="P117">否</text:p>
          </table:table-cell>
          <table:table-cell table:style-name="表格98.B2" office:value-type="string">
            <text:p text:style-name="P117">是</text:p>
          </table:table-cell>
          <table:table-cell table:style-name="表格98.B2" office:value-type="string">
            <text:p text:style-name="P117">不允许key重复</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否</text:p>
          </table:table-cell>
          <table:table-cell table:style-name="表格98.B2" office:value-type="string">
            <text:p text:style-name="P117">否</text:p>
          </table:table-cell>
          <table:table-cell table:style-name="表格98.B2" office:value-type="string">
            <text:p text:style-name="P117">使用key随机访问</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E2" office:value-type="string">
            <text:p text:style-name="P117">双向</text:p>
          </table:table-cell>
        </table:table-row>
        <table:table-row>
          <table:table-cell table:style-name="表格98.A2" office:value-type="string">
            <text:p text:style-name="P117">数据查找速度</text:p>
          </table:table-cell>
          <table:table-cell table:style-name="表格98.B2" office:value-type="string">
            <text:p text:style-name="P117">非常快</text:p>
          </table:table-cell>
          <table:table-cell table:style-name="表格98.B2" office:value-type="string">
            <text:p text:style-name="P117">非常快</text:p>
          </table:table-cell>
          <table:table-cell table:style-name="表格98.B2" office:value-type="string">
            <text:p text:style-name="P117">查找key非常快</text:p>
          </table:table-cell>
          <table:table-cell table:style-name="表格98.E2" office:value-type="string">
            <text:p text:style-name="P117">查找key非常快</text:p>
          </table:table-cell>
        </table:table-row>
        <table:table-row>
          <table:table-cell table:style-name="表格98.A2" office:value-type="string">
            <text:p text:style-name="P117">快速插入删除数据的位置</text:p>
          </table:table-cell>
          <table:table-cell table:style-name="表格98.B2" office:value-type="string">
            <text:p text:style-name="P117">-</text:p>
          </table:table-cell>
          <table:table-cell table:style-name="表格98.B2" office:value-type="string">
            <text:p text:style-name="P117">-</text:p>
          </table:table-cell>
          <table:table-cell table:style-name="表格98.B2" office:value-type="string">
            <text:p text:style-name="P117">-</text:p>
          </table:table-cell>
          <table:table-cell table:style-name="表格98.E2" office:value-type="string">
            <text:p text:style-name="P117">-</text:p>
          </table:table-cell>
        </table:table-row>
        <table:table-row>
          <table:table-cell table:style-name="表格98.A2" office:value-type="string">
            <text:p text:style-name="P117">插入删除数据导致迭代器失效</text:p>
          </table:table-cell>
          <table:table-cell table:style-name="表格98.B2" office:value-type="string">
            <text:p text:style-name="P117">存储单元变化</text:p>
          </table:table-cell>
          <table:table-cell table:style-name="表格98.B2" office:value-type="string">
            <text:p text:style-name="P117">存储单元变化</text:p>
          </table:table-cell>
          <table:table-cell table:style-name="表格98.B2" office:value-type="string">
            <text:p text:style-name="P117">存储单元变化</text:p>
          </table:table-cell>
          <table:table-cell table:style-name="表格98.E2" office:value-type="string">
            <text:p text:style-name="P117">存储单元变化</text:p>
          </table:table-cell>
        </table:table-row>
        <table:table-row>
          <table:table-cell table:style-name="表格98.A2" office:value-type="string">
            <text:p text:style-name="P117">释放被删除数据的内存</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
      <text:p text:style-name="P40"/>
      <text:list xml:id="list125714810" text:style-name="L113">
        <text:list-item>
          <text:p text:style-name="P230">在预分配存储的情况下使用<text:span text:style-name="T23">vector_t</text:span>，它简单并且提供了对数据的随即访问，使用起来方便。</text:p>
        </text:list-item>
        <text:list-item>
          <text:p text:style-name="P288"><text:span text:style-name="T61">如果经常在容器的开头和结尾插入数据，那么使用</text:span><text:span text:style-name="T32">deque_t</text:span><text:span text:style-name="T61">它不仅可以在开头和结尾高效的插入和删除数据而且也提供了对数据的随即访问，在删除数据的时候有时内存还会被释放。</text:span></text:p>
        </text:list-item>
        <text:list-item>
          <text:p text:style-name="P288"><text:span text:style-name="T61">如果经常在容器的任意位置插入删除或移动数据，那么使用</text:span><text:span text:style-name="T32">list_t</text:span><text:span text:style-name="T61">它可以高效的在任意位置插入或删除数据，并且不会影响已有的迭代器。如果要在任意位置的下一个位置插入或删除数据，那么使用</text:span><text:span text:style-name="T32">slist_t</text:span><text:span text:style-name="T61">。</text:span></text:p>
        </text:list-item>
        <text:list-item>
          <text:p text:style-name="P288"><text:span text:style-name="T61">如果经常查找或者数据的有序性很重要，那么使用</text:span><text:span text:style-name="T32">set_t</text:span><text:span text:style-name="T61">或</text:span><text:span text:style-name="T32">multiset_t</text:span><text:span text:style-name="T61">，如果只关心查找的效率，那么</text:span></text:p>
          <text:p text:style-name="P230"><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able:table-row>
          <table:table-cell table:style-name="表格99.A1" office:value-type="string">
            <text:p text:style-name="P102">/* </text:p>
            <text:p text:style-name="P102"><text:s/>* sortvec.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text:soft-page-break/>#include &lt;cstl/cfunctional.h&gt; </text:p>
            <text:p text:style-name="P102"/>
            <text:p text:style-name="P102">int main(int argc, char* argv[]) </text:p>
            <text:p text:style-name="P102">{ </text:p>
            <text:p text:style-name="P102"><text:s text:c="4"/>vector_t* pvec_coll = create_vector(int); </text:p>
            <text:p text:style-name="P102"><text:s text:c="4"/>int n_random = 0; </text:p>
            <text:p text:style-name="P102"><text:s text:c="4"/>int n_input = 1000000;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_n(pvec_coll, 1000000); </text:p>
            <text:p text:style-name="P102"/>
            <text:p text:style-name="P102"><text:s text:c="4"/>for(i = 0; i &lt; 1000000; ++i) </text:p>
            <text:p text:style-name="P102"><text:s text:c="4"/>{ </text:p>
            <text:p text:style-name="P102"><text:s text:c="8"/>fun_random_number(&amp;n_input, &amp;n_random); </text:p>
            <text:p text:style-name="P102"><text:s text:c="8"/>*(int*)vector_at(pvec_coll, i) = n_random; </text:p>
            <text:p text:style-name="P102"><text:s text:c="4"/>} </text:p>
            <text:p text:style-name="P102"/>
            <text:p text:style-name="P102"><text:s text:c="4"/>algo_sort(vector_begin(pvec_coll), vector_end(pvec_coll)); </text:p>
            <text:p text:style-name="P102"/>
            <text:p text:style-name="P102"><text:s text:c="4"/>vector_destroy(pvec_coll); </text:p>
            <text:p text:style-name="P102"/>
            <text:p text:style-name="P102"><text:s text:c="4"/>return 0; </text:p>
            <text:p text:style-name="P102">}</text:p>
          </table:table-cell>
        </table:table-row>
      </table:table>
      <text:p text:style-name="P47"/>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7"/>
      <text:p text:style-name="P60">使用<text:span text:style-name="T23">multiset_t</text:span>：</text:p>
      <table:table table:name="表格100" table:style-name="表格100">
        <table:table-column table:style-name="表格100.A"/>
        <table:table-row>
          <table:table-cell table:style-name="表格100.A1" office:value-type="string">
            <text:p text:style-name="P102">/* </text:p>
            <text:p text:style-name="P102"><text:s/>* sortmset.c </text:p>
            <text:p text:style-name="P102"><text:s/>* compile with : -lcstl </text:p>
            <text:p text:style-name="P102"><text:s/>*/ </text:p>
            <text:p text:style-name="P102"/>
            <text:p text:style-name="P102">#include &lt;stdio.h&gt; </text:p>
            <text:p text:style-name="P102">#include &lt;cstl/cset.h&gt; </text:p>
            <text:p text:style-name="P102">#include &lt;cstl/cfunctional.h&gt; </text:p>
            <text:p text:style-name="P102"><text:soft-page-break/><text:s/></text:p>
            <text:p text:style-name="P102">int main(int argc, char* argv[]) </text:p>
            <text:p text:style-name="P102">{ </text:p>
            <text:p text:style-name="P102"><text:s text:c="4"/>multiset_t* pmset_coll = create_multiset(int); </text:p>
            <text:p text:style-name="P102"><text:s text:c="4"/>int n_randmo = 0; </text:p>
            <text:p text:style-name="P102"><text:s text:c="4"/>int n_input = 1000000; </text:p>
            <text:p text:style-name="P102"><text:s text:c="4"/>int i = 0; </text:p>
            <text:p text:style-name="P102"/>
            <text:p text:style-name="P102"><text:s text:c="4"/>if(pmset_coll == NULL) </text:p>
            <text:p text:style-name="P102"><text:s text:c="4"/>{ </text:p>
            <text:p text:style-name="P102"><text:s text:c="8"/>return -1; </text:p>
            <text:p text:style-name="P102"><text:s text:c="4"/>} </text:p>
            <text:p text:style-name="P102"/>
            <text:p text:style-name="P102"><text:s text:c="4"/>multiset_init(pmset_coll); </text:p>
            <text:p text:style-name="P102"/>
            <text:p text:style-name="P102"><text:s text:c="4"/>for(i = 0; i &lt; 1000000; ++i) </text:p>
            <text:p text:style-name="P102"><text:s text:c="4"/>{ </text:p>
            <text:p text:style-name="P102"><text:s text:c="8"/>fun_random_number(&amp;n_input, &amp;n_randmo); </text:p>
            <text:p text:style-name="P102"><text:s text:c="8"/>multiset_insert(pmset_coll, n_randmo); </text:p>
            <text:p text:style-name="P102"><text:s text:c="4"/>} </text:p>
            <text:p text:style-name="P102"/>
            <text:p text:style-name="P102"><text:s text:c="4"/>multiset_destroy(pmset_coll); </text:p>
            <text:p text:style-name="P102"/>
            <text:p text:style-name="P102"><text:s text:c="4"/>return 0; </text:p>
            <text:p text:style-name="P102">}</text:p>
          </table:table-cell>
        </table:table-row>
      </table:table>
      <text:p text:style-name="P47"/>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1753903106" text:continue-list="list1854749558" text:style-name="WW8Num13">
        <text:list-item>
          <text:h text:style-name="P330" text:outline-level="1"><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63">#include &lt;cstl/citerator.h&gt;</text:p>
      <text:p text:style-name="P63"><text:soft-page-break/></text:p>
      <text:list xml:id="list592052886" text:continue-numbering="true" text:style-name="WW8Num13">
        <text:list-item>
          <text:list>
            <text:list-item>
              <text:h text:style-name="P339"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7">迭代器类型</text:p>
          </table:table-cell>
          <table:table-cell table:style-name="表格101.A1" office:value-type="string">
            <text:p text:style-name="P117">能力</text:p>
          </table:table-cell>
          <table:table-cell table:style-name="表格101.C1" office:value-type="string">
            <text:p text:style-name="P117">相关容器</text:p>
          </table:table-cell>
        </table:table-row>
        <table:table-row>
          <table:table-cell table:style-name="表格101.A2" office:value-type="string">
            <text:p text:style-name="P117">iterator_t</text:p>
          </table:table-cell>
          <table:table-cell table:style-name="表格101.A2" office:value-type="string">
            <text:p text:style-name="P117">[1]</text:p>
          </table:table-cell>
          <table:table-cell table:style-name="表格101.C2" office:value-type="string">
            <text:p text:style-name="P117">-</text:p>
          </table:table-cell>
        </table:table-row>
        <table:table-row>
          <table:table-cell table:style-name="表格101.A2" office:value-type="string">
            <text:p text:style-name="P117">input_iterator_t</text:p>
          </table:table-cell>
          <table:table-cell table:style-name="表格101.A2" office:value-type="string">
            <text:p text:style-name="P117">输入，先前迭代</text:p>
          </table:table-cell>
          <table:table-cell table:style-name="表格101.C2" office:value-type="string">
            <text:p text:style-name="P117">-</text:p>
          </table:table-cell>
        </table:table-row>
        <table:table-row>
          <table:table-cell table:style-name="表格101.A2" office:value-type="string">
            <text:p text:style-name="P117">output_iterator_t</text:p>
          </table:table-cell>
          <table:table-cell table:style-name="表格101.A2" office:value-type="string">
            <text:p text:style-name="P117">输出，向前迭代</text:p>
          </table:table-cell>
          <table:table-cell table:style-name="表格101.C2" office:value-type="string">
            <text:p text:style-name="P117">-</text:p>
          </table:table-cell>
        </table:table-row>
        <table:table-row>
          <table:table-cell table:style-name="表格101.A2" office:value-type="string">
            <text:p text:style-name="P117">forward_iterator_t</text:p>
          </table:table-cell>
          <table:table-cell table:style-name="表格101.A2" office:value-type="string">
            <text:p text:style-name="P117">输入，输出，向前迭代</text:p>
          </table:table-cell>
          <table:table-cell table:style-name="表格101.C2" office:value-type="string">
            <text:p text:style-name="P117">slist_t</text:p>
          </table:table-cell>
        </table:table-row>
        <table:table-row>
          <table:table-cell table:style-name="表格101.A2" office:value-type="string">
            <text:p text:style-name="P117">bidirectional_iterator_t</text:p>
          </table:table-cell>
          <table:table-cell table:style-name="表格101.A2" office:value-type="string">
            <text:p text:style-name="P117">输入，输出，双向迭代</text:p>
          </table:table-cell>
          <table:table-cell table:style-name="表格101.C2" office:value-type="string">
            <text:p text:style-name="P117">list_t, set_t, multiset_t, map_t, multimap_t, hash_set_t, hash_multiset_t, hash_map_t, hash_multimap_t</text:p>
          </table:table-cell>
        </table:table-row>
        <table:table-row>
          <table:table-cell table:style-name="表格101.A2" office:value-type="string">
            <text:p text:style-name="P117">random_access_iterator_t</text:p>
          </table:table-cell>
          <table:table-cell table:style-name="表格101.A2" office:value-type="string">
            <text:p text:style-name="P117">输入，输出，随机迭代</text:p>
          </table:table-cell>
          <table:table-cell table:style-name="表格101.C2" office:value-type="string">
            <text:p text:style-name="P117">vector_t, deque_t, string_t</text:p>
          </table:table-cell>
        </table:table-row>
      </table:table>
      <text:p text:style-name="P41"/>
      <text:p text:style-name="P40"><text:span text:style-name="T58"><text:tab/>表中的</text:span><text:span text:style-name="T41">iterator_t</text:span><text:span text:style-name="T58">是迭代器的基本类型,下面的所有的类型都是从它演变出来的，它可以表示所有的迭代器类型，所以在实际使用的过程中可以使用</text:span><text:span text:style-name="T36">iterator_t</text:span><text:span text:style-name="T58">类型取代实际的与迭代器相关的类型。</text:span><text:span text:style-name="T47"> iterator_t</text:span><text:span text:style-name="T58">可以接受任何迭代器类型的赋值，赋值后原来的</text:span><text:span text:style-name="T41">iterator_t</text:span><text:span text:style-name="T58">类型也就变成了相应的类型。如：</text:span></text:p>
      <text:p text:style-name="P66">iterator_t it_i;</text:p>
      <text:p text:style-name="P66">bidirectional_iterator_t it_bi;</text:p>
      <text:p text:style-name="P66">it_i = it_bi;</text:p>
      <text:p text:style-name="P40"><text:span text:style-name="T58">在赋值之前</text:span><text:span text:style-name="T36">i</text:span><text:span text:style-name="T41">t_i</text:span><text:span text:style-name="T58">是</text:span><text:span text:style-name="T41">iterator_t</text:span><text:span text:style-name="T58">类型，它不具有任何迭代器能力，但是赋值之后</text:span><text:span text:style-name="T36">it_i</text:span><text:span text:style-name="T58">变成了</text:span><text:span text:style-name="T41">bidirectional_iterator_t</text:span><text:span text:style-name="T58">类型，具有了与</text:span><text:span text:style-name="T36">it_bi</text:span><text:span text:style-name="T58">同样的能了。所有的迭代器类型都支持赋值操作符，赋值后迭代器类型也相应的改变了。</text:span></text:p>
      <text:p text:style-name="P55"><draw:frame draw:style-name="fr2" draw:name="图形21" text:anchor-type="paragraph" svg:width="19.006cm" svg:height="9.089cm" draw:z-index="27"><draw:image xlink:href="Pictures/10000000000002CB000001562DDD3F92.jpg" xlink:type="simple" xlink:show="embed" xlink:actuate="onLoad"/></draw:frame><text:soft-page-break/>图<text:span text:style-name="T48">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7">容器定义的迭代器类型</text:p>
          </table:table-cell>
          <table:table-cell table:style-name="表格102.B1" office:value-type="string">
            <text:p text:style-name="P117">对应的迭代器类型</text:p>
          </table:table-cell>
        </table:table-row>
        <table:table-row>
          <table:table-cell table:style-name="表格102.A2" office:value-type="string">
            <text:p text:style-name="P117">vector_iterator_t</text:p>
          </table:table-cell>
          <table:table-cell table:style-name="表格102.B2" office:value-type="string">
            <text:p text:style-name="P117">random_access_iterator_t</text:p>
          </table:table-cell>
        </table:table-row>
        <table:table-row>
          <table:table-cell table:style-name="表格102.A2" office:value-type="string">
            <text:p text:style-name="P117">deque_iterator_t</text:p>
          </table:table-cell>
          <table:table-cell table:style-name="表格102.B2" office:value-type="string">
            <text:p text:style-name="P117">random_access_iterator_t</text:p>
          </table:table-cell>
        </table:table-row>
        <table:table-row>
          <table:table-cell table:style-name="表格102.A2" office:value-type="string">
            <text:p text:style-name="P117">list_iterator_t</text:p>
          </table:table-cell>
          <table:table-cell table:style-name="表格102.B2" office:value-type="string">
            <text:p text:style-name="P117">bidirectional_iterator_t</text:p>
          </table:table-cell>
        </table:table-row>
        <table:table-row>
          <table:table-cell table:style-name="表格102.A2" office:value-type="string">
            <text:p text:style-name="P117">slist_iterator_t</text:p>
          </table:table-cell>
          <table:table-cell table:style-name="表格102.B2" office:value-type="string">
            <text:p text:style-name="P117">forward_iterator_t</text:p>
          </table:table-cell>
        </table:table-row>
        <table:table-row>
          <table:table-cell table:style-name="表格102.A2" office:value-type="string">
            <text:p text:style-name="P117">string_iterator_t</text:p>
          </table:table-cell>
          <table:table-cell table:style-name="表格102.B2" office:value-type="string">
            <text:p text:style-name="P117">random_access_iterator_t</text:p>
          </table:table-cell>
        </table:table-row>
        <table:table-row>
          <table:table-cell table:style-name="表格102.A2" office:value-type="string">
            <text:p text:style-name="P117">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multi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multi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ulti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ultimap_iterator_t</text:p>
          </table:table-cell>
          <table:table-cell table:style-name="表格102.B2" office:value-type="string">
            <text:p text:style-name="P117">bidirectional_iterator_t</text:p>
          </table:table-cell>
        </table:table-row>
      </table:table>
      <text:p text:style-name="P40"/>
      <text:list xml:id="list1918131296" text:continue-numbering="true" text:style-name="WW8Num13">
        <text:list-item>
          <text:list>
            <text:list-item>
              <text:list>
                <text:list-item>
                  <text:h text:style-name="P358" text:outline-level="3"><text:soft-page-break/>input_iterator_t</text:h>
                </text:list-item>
              </text:list>
            </text:list-item>
          </text:list>
        </text:list-item>
      </text:list>
      <text:p text:style-name="P40"><text:span text:style-name="T17"><text:tab/></text:span><text:span text:style-name="T41">input_iterator_t</text:span><text:span text:style-name="T58">类型的迭代器只能一个数据一个数据的向前移动，同时还支持通过迭代器获得数据，比较两个</text:span><text:span text:style-name="T41">input_iterator_t</text:span><text:span text:style-name="T58">类型的迭代器是否相等。</text:span></text:p>
      <text:p text:style-name="P40"><text:span text:style-name="T58"><text:tab/>下面是</text:span><text:span text:style-name="T41">input_iterator_t</text:span><text:span text:style-name="T5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1796368920" text:continue-numbering="true" text:style-name="WW8Num13">
        <text:list-item>
          <text:list>
            <text:list-item>
              <text:list>
                <text:list-item>
                  <text:h text:style-name="P358" text:outline-level="3">output_iterator_t</text:h>
                </text:list-item>
              </text:list>
            </text:list-item>
          </text:list>
        </text:list-item>
      </text:list>
      <text:p text:style-name="P40"><text:span text:style-name="T17"><text:tab/></text:span><text:span text:style-name="T41">output_iterator_t</text:span><text:span text:style-name="T5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2035626055" text:continue-numbering="true" text:style-name="WW8Num13">
        <text:list-item>
          <text:list>
            <text:list-item>
              <text:list>
                <text:list-item>
                  <text:h text:style-name="P358" text:outline-level="3">forward_iterator_t</text:h>
                </text:list-item>
              </text:list>
            </text:list-item>
          </text:list>
        </text:list-item>
      </text:list>
      <text:p text:style-name="P40"><text:span text:style-name="T54"><text:tab/></text:span><text:span text:style-name="T41">forward_iterator_t</text:span><text:span text:style-name="T58">类型的迭代器支持</text:span><text:span text:style-name="T41">input_iterator_t</text:span><text:span text:style-name="T58">类型和</text:span><text:span text:style-name="T41">output_iterator_t</text:span><text:span text:style-name="T5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7"/>
      <text:list xml:id="list1246552715" text:continue-numbering="true" text:style-name="WW8Num13">
        <text:list-item>
          <text:list>
            <text:list-item>
              <text:list>
                <text:list-item>
                  <text:h text:style-name="P359" text:outline-level="3"><text:soft-page-break/>bidirectional_iterator_t</text:h>
                </text:list-item>
              </text:list>
            </text:list-item>
          </text:list>
        </text:list-item>
      </text:list>
      <text:p text:style-name="P40"><text:span text:style-name="T54"><text:tab/></text:span><text:span text:style-name="T41">bidirectional_iterator_t</text:span><text:span text:style-name="T58">类型的迭代器是双向迭代器，除了支持</text:span><text:span text:style-name="T41">forward_iterator_t</text:span><text:span text:style-name="T5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7"/>
      <text:list xml:id="list790462457" text:continue-numbering="true" text:style-name="WW8Num13">
        <text:list-item>
          <text:list>
            <text:list-item>
              <text:list>
                <text:list-item>
                  <text:h text:style-name="P358" text:outline-level="3">random_access_iterator_t</text:h>
                </text:list-item>
              </text:list>
            </text:list-item>
          </text:list>
        </text:list-item>
      </text:list>
      <text:p text:style-name="P40"><text:span text:style-name="T54"><text:tab/></text:span><text:span text:style-name="T41">random_access_iterator_t</text:span><text:span text:style-name="T58">类型的迭代器在</text:span><text:span text:style-name="T41">bidirectional_iterator_t</text:span><text:span text:style-name="T58">类型的基础上又具备了随即访问能力，所以它支持的操作除了</text:span><text:span text:style-name="T41">bidirectional_iterator_t</text:span><text:span text:style-name="T5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4"><text:tab/></text:span><text:span text:style-name="T58">下面的例子应用到了</text:span><text:span text:style-name="T41">random_access_iterator_t</text:span><text:span text:style-name="T58">类型的迭代器的特殊操作：</text:span></text:p>
      <table:table table:name="表格108" table:style-name="表格108">
        <table:table-column table:style-name="表格108.A"/>
        <table:table-row>
          <table:table-cell table:style-name="表格108.A1" office:value-type="string">
            <text:p text:style-name="P102">/* </text:p>
            <text:p text:style-name="P102"><text:s/>* itercat.c </text:p>
            <text:p text:style-name="P102"><text:s/>* compile with : -lcstl </text:p>
            <text:p text:style-name="P102"><text:s/>*/ </text:p>
            <text:p text:style-name="P102"/>
            <text:p text:style-name="P102">#include &lt;stdio.h&gt; </text:p>
            <text:p text:style-name="P102">#include &lt;cstl/cvector.h&gt; </text:p>
            <text:p text:style-name="P102"/>
            <text:p text:style-name="P102">int main(int argc, char* argv[]) </text:p>
            <text:p text:style-name="P102">{ </text:p>
            <text:p text:style-name="P102"><text:s text:c="4"/>vector_t* pvec_coll = create_vector(int); </text:p>
            <text:p text:style-name="P102"><text:s text:c="4"/>iterator_t it_pos; /* uses iterator_t instead of vector_iterator_t */ </text:p>
            <text:p text:style-name="P102"><text:s text:c="4"/>int i = 0; </text:p>
            <text:p text:style-name="P102"><text:s text:c="4"/>int n_value = 0; </text:p>
            <text:p text:style-name="P102"/>
            <text:p text:style-name="P102"><text:s text:c="4"/>if(pvec_coll == NULL) </text:p>
            <text:p text:style-name="P102"><text:soft-page-break/><text:s text:c="4"/>{ </text:p>
            <text:p text:style-name="P102"><text:s text:c="8"/>return -1; </text:p>
            <text:p text:style-name="P102"><text:s text:c="4"/>} </text:p>
            <text:p text:style-name="P102"/>
            <text:p text:style-name="P102"><text:s text:c="4"/>vector_init(pvec_coll); </text:p>
            <text:p text:style-name="P102"/>
            <text:p text:style-name="P102"><text:s text:c="4"/>/* insert from -3 to 9 */ </text:p>
            <text:p text:style-name="P102"><text:s text:c="4"/>for(i = -3; i &lt;= 9; ++i) </text:p>
            <text:p text:style-name="P102"><text:s text:c="4"/>{ </text:p>
            <text:p text:style-name="P102"><text:s text:c="8"/>vector_push_back(pvec_coll, i); </text:p>
            <text:p text:style-name="P102"><text:s text:c="4"/>} </text:p>
            <text:p text:style-name="P102"/>
            <text:p text:style-name="P102"><text:s text:c="4"/>/* </text:p>
            <text:p text:style-name="P102"><text:s text:c="5"/>* print number of elements by processing the distance </text:p>
            <text:p text:style-name="P102"><text:s text:c="5"/>* between vector_begin() and vector_end() </text:p>
            <text:p text:style-name="P102"><text:s text:c="5"/>*/ </text:p>
            <text:p text:style-name="P102"><text:s text:c="4"/>printf("number/distance : %d\n", </text:p>
            <text:p text:style-name="P102"><text:s text:c="8"/>iterator_minus(vector_end(pvec_coll), vector_begin(pvec_coll))); </text:p>
            <text:p text:style-name="P102"/>
            <text:p text:style-name="P102"><text:s text:c="4"/>/* </text:p>
            <text:p text:style-name="P102"><text:s text:c="5"/>* print all elements </text:p>
            <text:p text:style-name="P102"><text:s text:c="5"/>* uses iterator_less instead of !iterator_equal </text:p>
            <text:p text:style-name="P102"><text:s text:c="5"/>*/ </text:p>
            <text:p text:style-name="P102"><text:s text:c="4"/>for(it_pos = vector_begin(pvec_coll); </text:p>
            <text:p text:style-name="P102"><text:s text:c="8"/>iterator_less(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text:p>
            <text:p text:style-name="P102"><text:s text:c="5"/>* print all elements </text:p>
            <text:p text:style-name="P102"><text:s text:c="5"/>* uses iterator_at instead of iterator_get_pointer </text:p>
            <text:p text:style-name="P102"><text:s text:c="5"/>*/ </text:p>
            <text:p text:style-name="P102"><text:s text:c="4"/>for(i = 0; i &lt; vector_size(pvec_coll); ++i) </text:p>
            <text:p text:style-name="P102"><text:s text:c="4"/>{ </text:p>
            <text:p text:style-name="P102"><text:s text:c="8"/>printf("%d ", *(int*)iterator_at(vector_begin(pvec_coll), i)); </text:p>
            <text:p text:style-name="P102"><text:s text:c="4"/>} </text:p>
            <text:p text:style-name="P102"><text:s text:c="4"/>printf("\n"); </text:p>
            <text:p text:style-name="P102"/>
            <text:p text:style-name="P102"><text:s text:c="4"/>/* print every second element */ </text:p>
            <text:p text:style-name="P102"><text:s text:c="4"/>for(it_pos = vector_begin(pvec_coll); </text:p>
            <text:p text:style-name="P102"><text:soft-page-break/><text:s text:c="8"/>iterator_less(it_pos, iterator_prev(vector_end(pvec_coll))); </text:p>
            <text:p text:style-name="P102"><text:s text:c="8"/>it_pos = iterator_next_n(it_pos, 2)) </text:p>
            <text:p text:style-name="P102"><text:s text:c="4"/>{ </text:p>
            <text:p text:style-name="P102"><text:s text:c="8"/>iterator_get_value(it_pos, &amp;n_value); </text:p>
            <text:p text:style-name="P102"><text:s text:c="8"/>printf("%d ", n_value);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7"/>
      <text:p text:style-name="P41">结果如下：</text:p>
      <text:p text:style-name="P37">number/distance : 13 </text:p>
      <text:p text:style-name="P37">-3 -2 -1 0 1 2 3 4 5 6 7 8 9 </text:p>
      <text:p text:style-name="P37">-3 -2 -1 0 1 2 3 4 5 6 7 8 9 </text:p>
      <text:p text:style-name="P37">-3 -1 1 3 5 7 </text:p>
      <text:p text:style-name="P47"/>
      <text:p text:style-name="P83">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104">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111">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9">for(it_pos = vector_begin(pvec_coll); </text:p>
      <text:p text:style-name="P102"><text:s text:c="4"/>iterator_less(it_pos, vector_end(pvec_coll)); </text:p>
      <text:p text:style-name="P106"><text:s text:c="4"/>it_pos = iterator_next_n(it_pos, 2)) </text:p>
      <text:p text:style-name="P106">{</text:p>
      <text:p text:style-name="P106"><text:tab/>...</text:p>
      <text:p text:style-name="P106">}</text:p>
      <text:p text:style-name="P54"><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61">迭代器在向前移动或者向后移动的过程中会发生越界，迭代器移动操作不检测是否越界(带有断言信息的版本会提示越界错误)。所以在移动迭代器时一定要注意，不要越界。</text:span></text:p>
      <text:p text:style-name="P7"/>
      <text:list xml:id="list344180045" text:continue-numbering="true" text:style-name="WW8Num13">
        <text:list-item>
          <text:list>
            <text:list-item>
              <text:h text:style-name="P342"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2">还提供两个迭代器的辅助操作函数，</text:span><text:span text:style-name="T45">iterator_advance()</text:span><text:span text:style-name="T62">和</text:span><text:span text:style-name="T45">iterator_distance()，</text:span><text:span text:style-name="T64">这两个操作函数就是为了解决这个问题的。</text:span></text:p>
      <text:list xml:id="list701684051" text:continue-numbering="true" text:style-name="WW8Num13">
        <text:list-item>
          <text:list>
            <text:list-item>
              <text:list>
                <text:list-item>
                  <text:h text:style-name="P354"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84">下面是使用<text:span text:style-name="T23">iterator_advance()</text:span>的一个例子：</text:p>
      <table:table table:name="表格110" table:style-name="表格110">
        <table:table-column table:style-name="表格110.A"/>
        <table:table-row>
          <table:table-cell table:style-name="表格110.A1" office:value-type="string">
            <text:p text:style-name="P102">/* </text:p>
            <text:p text:style-name="P102"><text:s/>* advance1.c </text:p>
            <text:p text:style-name="P102"><text:s/>* compile with : -lcstl </text:p>
            <text:p text:style-name="P102"><text:s/>*/ </text:p>
            <text:p text:style-name="P102"/>
            <text:p text:style-name="P102">#include &lt;stdio.h&gt; </text:p>
            <text:p text:style-name="P102"><text:soft-page-break/>#include &lt;cstl/clist.h&gt; </text:p>
            <text:p text:style-name="P102"/>
            <text:p text:style-name="P102">int main(int argc, char* argv[]) </text:p>
            <text:p text:style-name="P102">{ </text:p>
            <text:p text:style-name="P102"><text:s text:c="4"/>list_t* plist_coll = create_list(int); </text:p>
            <text:p text:style-name="P102"><text:s text:c="4"/>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9; ++i) </text:p>
            <text:p text:style-name="P102"><text:s text:c="4"/>{ </text:p>
            <text:p text:style-name="P102"><text:s text:c="8"/>list_push_back(plist_coll, i); </text:p>
            <text:p text:style-name="P102"><text:s text:c="4"/>} </text:p>
            <text:p text:style-name="P102"/>
            <text:p text:style-name="P102"><text:s text:c="4"/>it_pos = list_begin(plist_coll); </text:p>
            <text:p text:style-name="P102"><text:s text:c="4"/>/* print actual element */ </text:p>
            <text:p text:style-name="P102"><text:s text:c="4"/>printf("%d\n", *(int*)iterator_get_pointer(it_pos)); </text:p>
            <text:p text:style-name="P102"/>
            <text:p text:style-name="P102"><text:s text:c="4"/>/* step three elements forward */ </text:p>
            <text:p text:style-name="P102"><text:s text:c="4"/>it_pos = iterator_advance(it_pos, 3); </text:p>
            <text:p text:style-name="P102"><text:s text:c="4"/>/* print actual element */ </text:p>
            <text:p text:style-name="P102"><text:s text:c="4"/>printf("%d\n", *(int*)iterator_get_pointer(it_pos)); </text:p>
            <text:p text:style-name="P102"/>
            <text:p text:style-name="P102"><text:s text:c="4"/>/* step one element backward */ </text:p>
            <text:p text:style-name="P102"><text:s text:c="4"/>it_pos = iterator_advance(it_pos, -1); </text:p>
            <text:p text:style-name="P102"><text:s text:c="4"/>/* print actual element */ </text:p>
            <text:p text:style-name="P102"><text:s text:c="4"/>printf("%d\n", *(int*)iterator_get_pointer(it_pos));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42">结果：</text:p>
      <text:p text:style-name="P35">1</text:p>
      <text:p text:style-name="P35">4</text:p>
      <text:p text:style-name="P35">3</text:p>
      <text:list xml:id="list1842153011" text:continue-numbering="true" text:style-name="WW8Num13">
        <text:list-item>
          <text:list>
            <text:list-item>
              <text:list>
                <text:list-item>
                  <text:h text:style-name="P354" text:outline-level="3"><text:soft-page-break/>使用<text:span text:style-name="T23">iterator_distance()</text:span>计算迭代器之间的距离</text:h>
                </text:list-item>
              </text:list>
            </text:list-item>
          </text:list>
        </text:list-item>
      </text:list>
      <text:p text:style-name="P40"><text:span text:style-name="T55"><text:tab/></text:span><text:span text:style-name="T5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42"/>
      <text:p text:style-name="P42"><text:tab/>下面是使用<text:span text:style-name="T23">iterator_distance()</text:span>的例子：</text:p>
      <table:table table:name="表格112" table:style-name="表格112">
        <table:table-column table:style-name="表格112.A"/>
        <table:table-row>
          <table:table-cell table:style-name="表格112.A1" office:value-type="string">
            <text:p text:style-name="P102">/* </text:p>
            <text:p text:style-name="P102"><text:s/>* distance.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3; i &lt;= 9; ++i) </text:p>
            <text:p text:style-name="P102"><text:s text:c="4"/>{ </text:p>
            <text:p text:style-name="P102"><text:s text:c="8"/>list_push_back(plist_coll, i); </text:p>
            <text:p text:style-name="P102"><text:s text:c="4"/>} </text:p>
            <text:p text:style-name="P102"/>
            <text:p text:style-name="P102"><text:s text:c="4"/>it_pos = algo_find(list_begin(plist_coll), list_end(plist_coll), 5); </text:p>
            <text:p text:style-name="P102"><text:s text:c="4"/>if(iterator_equal(it_pos, list_end(plist_coll))) </text:p>
            <text:p text:style-name="P102"><text:s text:c="4"/>{ </text:p>
            <text:p text:style-name="P102"><text:s text:c="8"/>printf("5 not found!\n"); </text:p>
            <text:p text:style-name="P102"><text:s text:c="4"/>} </text:p>
            <text:p text:style-name="P102"><text:s text:c="4"/>else </text:p>
            <text:p text:style-name="P102"><text:s text:c="4"/>{ </text:p>
            <text:p text:style-name="P102"><text:s text:c="8"/>printf("distance between beginning and 5 : %d\n", </text:p>
            <text:p text:style-name="P102"><text:soft-page-break/><text:s text:c="12"/>iterator_distance(list_begin(plist_coll), 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结果：</text:p>
      <text:p text:style-name="P35">distance between beginning and 5 : 8</text:p>
      <text:p text:style-name="P35"/>
      <text:p text:style-name="P35"/>
      <text:list xml:id="list1924576971" text:continue-numbering="true" text:style-name="WW8Num13">
        <text:list-item>
          <text:h text:style-name="P331" text:outline-level="1">libcstl算法</text:h>
        </text:list-item>
      </text:list>
      <text:p text:style-name="P35"><text:tab/>这一章详细的讨论libcstl提供的算法，算法的一般概念，种类，用法，并且给出使用的实例。</text:p>
      <text:p text:style-name="P35"/>
      <text:list xml:id="list537087281" text:continue-numbering="true" text:style-name="WW8Num13">
        <text:list-item>
          <text:list>
            <text:list-item>
              <text:h text:style-name="P337" text:outline-level="2">算法的概述</text:h>
            </text:list-item>
          </text:list>
        </text:list-item>
      </text:list>
      <text:p text:style-name="P35"><text:tab/>这一节讲述一些关于算法的概念，让你了解它们的能力并且更好的使用它们来解决问题。</text:p>
      <text:p text:style-name="P35"/>
      <text:list xml:id="list1018565405" text:continue-numbering="true" text:style-name="WW8Num13">
        <text:list-item>
          <text:list>
            <text:list-item>
              <text:list>
                <text:list-item>
                  <text:h text:style-name="P349" text:outline-level="3">算法头文件</text:h>
                </text:list-item>
              </text:list>
            </text:list-item>
          </text:list>
        </text:list-item>
      </text:list>
      <text:p text:style-name="P35"><text:tab/>算法大体上分为两种，第一种是普通的算法，这类算法提供了诸如排序，删除，查找等等这样的算法，要使用这类算法必须包含头文件&lt;cstl/calgorithm.h&gt;：</text:p>
      <text:p text:style-name="P65">#include &lt;cstl/calgorithm.h&gt;</text:p>
      <text:p text:style-name="P35">此外libcstl还为算数运算提供了算数算法，要使用算数算法要包含头文件&lt;cstl/cnumeric.h&gt;：</text:p>
      <text:p text:style-name="P65">#include &lt;cstl/cnumeric.h&gt;</text:p>
      <text:p text:style-name="P35"/>
      <text:list xml:id="list1460982171" text:continue-numbering="true" text:style-name="WW8Num13">
        <text:list-item>
          <text:list>
            <text:list-item>
              <text:list>
                <text:list-item>
                  <text:h text:style-name="P346" text:outline-level="3">算法的共同特点</text:h>
                </text:list-item>
              </text:list>
            </text:list-item>
          </text:list>
        </text:list-item>
      </text:list>
      <text:p text:style-name="P35"><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5"><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5"/>
      <text:list xml:id="list419205739" text:continue-numbering="true" text:style-name="WW8Num13">
        <text:list-item>
          <text:list>
            <text:list-item>
              <text:list>
                <text:list-item>
                  <text:h text:style-name="P346" text:outline-level="3">算法的种类</text:h>
                </text:list-item>
              </text:list>
            </text:list-item>
          </text:list>
        </text:list-item>
      </text:list>
      <text:p text:style-name="P35"><text:tab/>不同的算法满足了不同的功能，可以根据算法的功能将算法划分为不同的类型，有的只是读取数据，有的要修改数据，有的只是改变数据的顺序。</text:p>
      <text:p text:style-name="P35"><text:tab/>从算法的命名上也能够看出算法的主要功能，算法的名字中有两种特殊的后最：</text:p>
      <text:list xml:id="list262013973" text:style-name="L114">
        <text:list-item>
          <text:p text:style-name="P159">_if后缀</text:p>
        </text:list-item>
      </text:list>
      <text:p text:style-name="P35"><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926595456" text:style-name="L115">
        <text:list-item>
          <text:p text:style-name="P160">_copy后缀</text:p>
        </text:list-item>
      </text:list>
      <text:p text:style-name="P35"><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5"/>
      <text:p text:style-name="P35"><text:tab/>上面是按照名字的后缀简单的区分一下算法，下面按照功能区分算法可以分为四类：</text:p>
      <text:list xml:id="list126113180" text:style-name="L116">
        <text:list-item>
          <text:p text:style-name="P161">非质变算法</text:p>
        </text:list-item>
        <text:list-item>
          <text:p text:style-name="P161"><text:tab/>质变算法</text:p>
        </text:list-item>
        <text:list-item>
          <text:p text:style-name="P161"><text:tab/>排序算法</text:p>
        </text:list-item>
        <text:list-item>
          <text:p text:style-name="P161"><text:tab/>算数算法</text:p>
        </text:list-item>
      </text:list>
      <text:p text:style-name="P35"/>
      <text:p text:style-name="P35"><text:tab/>接下来就按照上面的分类详细介绍每一种算法。</text:p>
      <text:list xml:id="list1067887881" text:continue-list="list419205739" text:style-name="WW8Num13">
        <text:list-item>
          <text:list>
            <text:list-item>
              <text:h text:style-name="P337" text:outline-level="2">非质变算法</text:h>
            </text:list-item>
          </text:list>
        </text:list-item>
      </text:list>
      <text:p text:style-name="P35"><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5"><text:tab/>其中algo_for_each()不能严格算是非质变算法。</text:p>
      <text:p text:style-name="P35"/>
      <text:list xml:id="list1362184668" text:continue-numbering="true" text:style-name="WW8Num13">
        <text:list-item>
          <text:list>
            <text:list-item>
              <text:list>
                <text:list-item>
                  <text:h text:style-name="P346" text:outline-level="3">algo_for_each算法</text:h>
                </text:list-item>
              </text:list>
            </text:list-item>
          </text:list>
        </text:list-item>
      </text:list>
      <text:p text:style-name="P35"><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35">程序输出的结果：</text:p>
      <text:p text:style-name="P35">1 2 3 4 5 6 7 8 9 </text:p>
      <text:p text:style-name="P35"/>
      <text:p text:style-name="P35"><text:tab/>algo_for_each算法对pvec_coll中的每一个数据都应用了_print函数，结果就是打印出了pvec_coll中的所有数据。</text:p>
      <text:p text:style-name="P35"><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21">/* </text:p>
            <text:p text:style-name="P121"><text:s/>* foreach2.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text:soft-page-break/><text:s/></text:p>
            <text:p text:style-name="P121">static void _print(const void* cpv_input, void* pv_output) </text:p>
            <text:p text:style-name="P121">{ </text:p>
            <text:p text:style-name="P121"><text:s text:c="4"/>printf("%d ", *(int*)cpv_input); </text:p>
            <text:p text:style-name="P121">} </text:p>
            <text:p text:style-name="P121"/>
            <text:p text:style-name="P121">static void _plus_10(const void* cpv_input, void* pv_output) </text:p>
            <text:p text:style-name="P121">{ </text:p>
            <text:p text:style-name="P121"><text:s text:c="4"/>*(int*)cpv_input += 10; </text:p>
            <text:p text:style-name="P121">} </text:p>
            <text:p text:style-name="P121"/>
            <text:p text:style-name="P121">int main(int argc, char* argv[]) </text:p>
            <text:p text:style-name="P121">{ </text:p>
            <text:p text:style-name="P121"><text:s text:c="4"/>vector_t* pvec_coll = create_vector(int); </text:p>
            <text:p text:style-name="P121"><text:s text:c="4"/>int i = 0; </text:p>
            <text:p text:style-name="P121"/>
            <text:p text:style-name="P121"><text:s text:c="4"/>if(pvec_coll == NULL) </text:p>
            <text:p text:style-name="P121"><text:s text:c="4"/>{ </text:p>
            <text:p text:style-name="P121"><text:s text:c="8"/>return -1; </text:p>
            <text:p text:style-name="P121"><text:s text:c="4"/>} </text:p>
            <text:p text:style-name="P121"/>
            <text:p text:style-name="P121"><text:s text:c="4"/>vector_init(pvec_coll); </text:p>
            <text:p text:style-name="P121"/>
            <text:p text:style-name="P121"><text:s text:c="4"/>for(i = 1; i &lt;= 9; ++i) </text:p>
            <text:p text:style-name="P121"><text:s text:c="4"/>{ </text:p>
            <text:p text:style-name="P121"><text:s text:c="8"/>vector_push_back(pvec_coll, i); </text:p>
            <text:p text:style-name="P121"><text:s text:c="4"/>} </text:p>
            <text:p text:style-name="P121"/>
            <text:p text:style-name="P121"><text:s text:c="4"/>algo_for_each(vector_begin(pvec_coll), vector_end(pvec_coll), _print); </text:p>
            <text:p text:style-name="P121"><text:s text:c="4"/>printf("\n"); </text:p>
            <text:p text:style-name="P121"/>
            <text:p text:style-name="P121"/>
            <text:p text:style-name="P121"><text:s text:c="4"/>algo_for_each(vector_begin(pvec_coll), vector_end(pvec_coll), _plus_10); </text:p>
            <text:p text:style-name="P121"/>
            <text:p text:style-name="P121"><text:s text:c="4"/>algo_for_each(vector_begin(pvec_coll), vector_end(pvec_coll), _print); </text:p>
            <text:p text:style-name="P121"><text:s text:c="4"/>printf("\n"); </text:p>
            <text:p text:style-name="P121"/>
            <text:p text:style-name="P121"><text:s text:c="4"/>vector_destroy(pvec_coll); </text:p>
            <text:p text:style-name="P121"/>
            <text:p text:style-name="P121"><text:s text:c="4"/>return 0; </text:p>
            <text:p text:style-name="P121">}</text:p>
          </table:table-cell>
        </table:table-row>
      </table:table>
      <text:p text:style-name="P35">输出结果：</text:p>
      <text:p text:style-name="P35">1 2 3 4 5 6 7 8 9 </text:p>
      <text:p text:style-name="P35"><text:soft-page-break/>11 12 13 14 15 16 17 18 19 </text:p>
      <text:p text:style-name="P35"/>
      <text:p text:style-name="Standard"><text:tab/>algo_for_each算法将每一个数据都加上10。</text:p>
      <text:p text:style-name="P35"><text:tab/>通过上面两个例子看出algo_for_each算法只用到函数的输入参数，并没有用到输出参数，所以在使用algo_for_each算法的时候输出的函数不要使用输出参数。</text:p>
      <text:p text:style-name="P35"/>
      <text:list xml:id="list1144052913" text:continue-numbering="true" text:style-name="WW8Num13">
        <text:list-item>
          <text:list>
            <text:list-item>
              <text:list>
                <text:list-item>
                  <text:h text:style-name="P346" text:outline-level="3">搜索数据</text:h>
                </text:list-item>
              </text:list>
            </text:list-item>
          </text:list>
        </text:list-item>
      </text:list>
      <text:list xml:id="list1497032860" text:style-name="L117">
        <text:list-item>
          <text:p text:style-name="P162">algo_find <text:s text:c="3"/>algo_find_if搜索第一个匹配的数据</text:p>
        </text:list-item>
      </text:list>
      <text:list xml:id="list669966321" text:style-name="L118">
        <text:list-item>
          <text:p text:style-name="P163">algo_find返回数据区间中与指定数据相等的第一个数据。</text:p>
        </text:list-item>
        <text:list-item>
          <text:p text:style-name="P163">algo_find_if返回数据区间中符合指定函数的第一个数据。</text:p>
        </text:list-item>
        <text:list-item>
          <text:p text:style-name="P163">如果没有符合条件的数据，两个算法都返回数据区间的末尾。</text:p>
        </text:list-item>
        <text:list-item>
          <text:p text:style-name="P163">algo_find_if中的函数一定不能够修改数据。</text:p>
        </text:list-item>
        <text:list-item>
          <text:p text:style-name="P163">关联容器提供了搜索的操作函数。</text:p>
        </text:list-item>
      </text:list>
      <text:p text:style-name="P35"><text:tab/>第一例子展示了如何使用algo_find算法：</text:p>
      <table:table table:name="表格116" table:style-name="表格116">
        <table:table-column table:style-name="表格116.A"/>
        <table:table-row>
          <table:table-cell table:style-name="表格116.A1" office:value-type="string">
            <text:p text:style-name="P121">/* </text:p>
            <text:p text:style-name="P121"><text:s/>* find2.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
            <text:p text:style-name="P121">int main(int argc, char* argv[]) </text:p>
            <text:p text:style-name="P121">{ </text:p>
            <text:p text:style-name="P121"><text:s text:c="4"/>list_t* plist_coll = create_list(int); </text:p>
            <text:p text:style-name="P121"><text:s text:c="4"/>list_iterator_t it_pos; </text:p>
            <text:p text:style-name="P121"><text:s text:c="4"/>list_iterator_t it_pos1; </text:p>
            <text:p text:style-name="P121"><text:s text:c="4"/>list_iterator_t it_pos2; </text:p>
            <text:p text:style-name="P121"><text:s text:c="4"/>int i = 0; </text:p>
            <text:p text:style-name="P121"/>
            <text:p text:style-name="P121"><text:s text:c="4"/>if(plist_coll == NULL) </text:p>
            <text:p text:style-name="P121"><text:s text:c="4"/>{ </text:p>
            <text:p text:style-name="P121"><text:s text:c="8"/>return -1; </text:p>
            <text:p text:style-name="P121"><text:s text:c="4"/>} </text:p>
            <text:p text:style-name="P121"/>
            <text:p text:style-name="P121"><text:s text:c="4"/>list_init(plist_coll); </text:p>
            <text:p text:style-name="P121"/>
            <text:p text:style-name="P121"><text:s text:c="4"/>for(i = 1; i &lt;= 9; ++i) </text:p>
            <text:p text:style-name="P121"><text:s text:c="4"/>{ </text:p>
            <text:p text:style-name="P121"><text:soft-page-break/><text:s text:c="8"/>list_push_back(plist_coll, i); </text:p>
            <text:p text:style-name="P121"><text:s text:c="4"/>} </text:p>
            <text:p text:style-name="P121"><text:s text:c="4"/>for(i = 1; i &lt;= 9; ++i) </text:p>
            <text:p text:style-name="P121"><text:s text:c="4"/>{ </text:p>
            <text:p text:style-name="P121"><text:s text:c="8"/>list_push_back(plist_coll, i); </text:p>
            <text:p text:style-name="P121"><text:s text:c="4"/>}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 find first element with value 4 */ </text:p>
            <text:p text:style-name="P121"><text:s text:c="4"/>it_pos1 = algo_find(list_begin(plist_coll), list_end(plist_coll), 4); </text:p>
            <text:p text:style-name="P121"/>
            <text:p text:style-name="P121"><text:s text:c="4"/>/* find second element with value 4 */ </text:p>
            <text:p text:style-name="P121"><text:s text:c="4"/>if(!iterator_equal(it_pos1, list_end(plist_coll))) </text:p>
            <text:p text:style-name="P121"><text:s text:c="4"/>{ </text:p>
            <text:p text:style-name="P121"><text:s text:c="8"/>it_pos2 = algo_find(iterator_next(it_pos1), list_end(plist_coll), 4); </text:p>
            <text:p text:style-name="P121"><text:s text:c="4"/>} </text:p>
            <text:p text:style-name="P121"/>
            <text:p text:style-name="P121"><text:s text:c="4"/>/* print all elements from first to second 4 */ </text:p>
            <text:p text:style-name="P121"><text:s text:c="4"/>if(!iterator_equal(it_pos1, list_end(plist_coll)) &amp;&amp; </text:p>
            <text:p text:style-name="P121"><text:s text:c="7"/>!iterator_equal(it_pos2, list_end(plist_coll))) </text:p>
            <text:p text:style-name="P121"><text:s text:c="4"/>{ </text:p>
            <text:p text:style-name="P121"><text:s text:c="8"/>for(it_pos = it_pos1; </text:p>
            <text:p text:style-name="P121"><text:s text:c="12"/>!iterator_equal(it_pos, iterator_next(it_pos2)); </text:p>
            <text:p text:style-name="P121"><text:s text:c="12"/>it_pos = iterator_next(it_pos)) </text:p>
            <text:p text:style-name="P121"><text:s text:c="8"/>{ </text:p>
            <text:p text:style-name="P121"><text:s text:c="12"/>printf("%d ", *(int*)iterator_get_pointer(it_pos)); </text:p>
            <text:p text:style-name="P121"><text:s text:c="8"/>} </text:p>
            <text:p text:style-name="P121"><text:s text:c="8"/>printf("\n"); </text:p>
            <text:p text:style-name="P121"><text:s text:c="4"/>} </text:p>
            <text:p text:style-name="P121"/>
            <text:p text:style-name="P121"><text:s text:c="4"/>list_destroy(plist_coll); </text:p>
            <text:p text:style-name="P121"/>
            <text:p text:style-name="P121"><text:s text:c="4"/>return 0; </text:p>
            <text:p text:style-name="P121">}</text:p>
          </table:table-cell>
        </table:table-row>
      </table:table>
      <text:p text:style-name="P35">为了找到第二个4，必须将指向第一个4的迭代器向前移动一个数据，在每次查找之后要比较一下，返回的迭代器是否和数据区间的末尾相等。这个例子的结果：</text:p>
      <text:p text:style-name="P35">1 2 3 4 5 6 7 8 9 1 2 3 4 5 6 7 8 9 </text:p>
      <text:p text:style-name="P35"><text:soft-page-break/>4 5 6 7 8 9 1 2 3 4 </text:p>
      <text:p text:style-name="P35"/>
      <text:p text:style-name="P35"><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21">/* </text:p>
            <text:p text:style-name="P121"><text:s/>* find3.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
            <text:p text:style-name="P121">static void _greater_3(const void* cpv_input, void* pv_output) </text:p>
            <text:p text:style-name="P121">{ </text:p>
            <text:p text:style-name="P121"><text:s text:c="4"/>*(bool_t*)pv_output = *(int*)cpv_input &gt; 3 ? true : false; </text:p>
            <text:p text:style-name="P121">} </text:p>
            <text:p text:style-name="P121"/>
            <text:p text:style-name="P121">static void _divisible_3(const void* cpv_input, void* pv_output) </text:p>
            <text:p text:style-name="P121">{ </text:p>
            <text:p text:style-name="P121"><text:s text:c="4"/>*(bool_t*)pv_output = *(int*)cpv_input % 3 == 0 ? true : false; </text:p>
            <text:p text:style-name="P121">} </text:p>
            <text:p text:style-name="P121"/>
            <text:p text:style-name="P121">int main(int argc, char* argv[]) </text:p>
            <text:p text:style-name="P121">{ </text:p>
            <text:p text:style-name="P121"><text:s text:c="4"/>vector_t* pvec_coll = create_vector(int); </text:p>
            <text:p text:style-name="P121"><text:s text:c="4"/>vector_iterator_t it_pos; </text:p>
            <text:p text:style-name="P121"><text:s text:c="4"/>int i = 0; </text:p>
            <text:p text:style-name="P121"/>
            <text:p text:style-name="P121"><text:s text:c="4"/>if(pvec_coll == 0) </text:p>
            <text:p text:style-name="P121"><text:s text:c="4"/>{ </text:p>
            <text:p text:style-name="P121"><text:s text:c="8"/>return -1; </text:p>
            <text:p text:style-name="P121"><text:s text:c="4"/>} </text:p>
            <text:p text:style-name="P121"/>
            <text:p text:style-name="P121"><text:s text:c="4"/>vector_init(pvec_coll); </text:p>
            <text:p text:style-name="P121"/>
            <text:p text:style-name="P121"><text:s text:c="4"/>for(i = 1; i &lt;= 9; ++i) </text:p>
            <text:p text:style-name="P121"><text:s text:c="4"/>{ </text:p>
            <text:p text:style-name="P121"><text:s text:c="8"/>vector_push_back(pvec_coll, i); </text:p>
            <text:p text:style-name="P121"><text:s text:c="4"/>}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oft-page-break/><text:s text:c="8"/>printf("%d ", *(int*)iterator_get_pointer(it_pos)); </text:p>
            <text:p text:style-name="P121"><text:s text:c="4"/>} </text:p>
            <text:p text:style-name="P121"><text:s text:c="4"/>printf("\n"); </text:p>
            <text:p text:style-name="P121"/>
            <text:p text:style-name="P121"><text:s text:c="4"/>/* find first element greater than 3 */ </text:p>
            <text:p text:style-name="P121"><text:s text:c="4"/>it_pos = algo_find_if(vector_begin(pvec_coll), </text:p>
            <text:p text:style-name="P121"><text:s text:c="8"/>vector_end(pvec_coll), _greater_3); </text:p>
            <text:p text:style-name="P121"/>
            <text:p text:style-name="P121"><text:s text:c="4"/>/* print its posititon */ </text:p>
            <text:p text:style-name="P121"><text:s text:c="4"/>printf("the %d. element is the first greater than 3.\n", </text:p>
            <text:p text:style-name="P121"><text:s text:c="8"/>iterator_distance(vector_begin(pvec_coll), it_pos) + 1); </text:p>
            <text:p text:style-name="P121"/>
            <text:p text:style-name="P121"><text:s text:c="4"/>/* find first element divisible by 3 */ </text:p>
            <text:p text:style-name="P121"><text:s text:c="4"/>it_pos = algo_find_if(vector_begin(pvec_coll), </text:p>
            <text:p text:style-name="P121"><text:s text:c="8"/>vector_end(pvec_coll), _divisible_3); </text:p>
            <text:p text:style-name="P121"/>
            <text:p text:style-name="P121"><text:s text:c="4"/>/* print its position */ </text:p>
            <text:p text:style-name="P121"><text:s text:c="4"/>printf("the %d. element is the first divisible by 3.\n", </text:p>
            <text:p text:style-name="P121"><text:s text:c="8"/>iterator_distance(vector_begin(pvec_coll), it_pos) + 1); </text:p>
            <text:p text:style-name="P121"/>
            <text:p text:style-name="P121"><text:s text:c="4"/>vector_destroy(pvec_coll); </text:p>
            <text:p text:style-name="P121"/>
            <text:p text:style-name="P121"><text:s text:c="4"/>return 0; </text:p>
            <text:p text:style-name="P121">}</text:p>
          </table:table-cell>
        </table:table-row>
      </table:table>
      <text:p text:style-name="P35">例子中分别使用了两函数_greater_3和_divisible_3，在数据区间中查找第一个大于3和第一个能够被三整除的数据。程序的结果：</text:p>
      <text:p text:style-name="P35">1 2 3 4 5 6 7 8 9 </text:p>
      <text:p text:style-name="P35">the 4. element is the first greater than 3. </text:p>
      <text:p text:style-name="P35">the 3. element is the first divisible by 3.</text:p>
      <text:p text:style-name="P35"/>
      <text:list xml:id="list734354300" text:style-name="L119">
        <text:list-item>
          <text:p text:style-name="P164">algo_adjacent_find <text:s text:c="3"/>algo_adjacent_find_if搜索相邻的符合规则的数据</text:p>
        </text:list-item>
      </text:list>
      <text:list xml:id="list1489686967" text:style-name="L120">
        <text:list-item>
          <text:p text:style-name="P165">algo_adjacent_find算法返回指向数据区间中第一组相邻且相等的数据的第一个数据的迭代器。</text:p>
        </text:list-item>
        <text:list-item>
          <text:p text:style-name="P165">algo_adjacent_find_if算法发挥指向数据区间中第一组相邻且符合规则的数据的第一个数据的迭代器。</text:p>
        </text:list-item>
        <text:list-item>
          <text:p text:style-name="P165">如果不成功两个算法都返回数据区间末尾的迭代器。</text:p>
        </text:list-item>
        <text:list-item>
          <text:p text:style-name="P165">algo_adjacent_find_if算法使用的函数一定不能修改该传入的数据。</text:p>
        </text:list-item>
      </text:list>
      <text:p text:style-name="P35">下面的例子演示了这两个算法的用法：</text:p>
      <table:table table:name="表格118" table:style-name="表格118">
        <table:table-column table:style-name="表格118.A"/>
        <table:table-row>
          <table:table-cell table:style-name="表格118.A1" office:value-type="string">
            <text:p text:style-name="P121">/* </text:p>
            <text:p text:style-name="P121"><text:s/>* adjfind1.c </text:p>
            <text:p text:style-name="P121"><text:s/>* compile with : -lcstl </text:p>
            <text:p text:style-name="P121"><text:s/>*/ </text:p>
            <text:p text:style-name="P121"/>
            <text:p text:style-name="P121">#include &lt;stdio.h&gt; </text:p>
            <text:p text:style-name="P121">#include &lt;cstl/cvector.h&gt; </text:p>
            <text:p text:style-name="P121"><text:soft-page-break/>#include &lt;cstl/calgorithm.h&gt; </text:p>
            <text:p text:style-name="P121"/>
            <text:p text:style-name="P121">/* </text:p>
            <text:p text:style-name="P121"><text:s/>* return whether the second data has double the value of the first. </text:p>
            <text:p text:style-name="P121"><text:s/>*/ </text:p>
            <text:p text:style-name="P121">static void _doubled(const void* cpv_first, const void* cpv_second, void* pv_output) </text:p>
            <text:p text:style-name="P121">{ </text:p>
            <text:p text:style-name="P121"><text:s text:c="4"/>*(bool_t*)pv_output = *(int*)cpv_first * 2 == *(int*)cpv_second ? true : false; </text:p>
            <text:p text:style-name="P121">} </text:p>
            <text:p text:style-name="P121"/>
            <text:p text:style-name="P121">int main(int argc, char* argv[]) </text:p>
            <text:p text:style-name="P121">{ </text:p>
            <text:p text:style-name="P121"><text:s text:c="4"/>vector_t* pvec_coll = create_vector(int); </text:p>
            <text:p text:style-name="P121"><text:s text:c="4"/>vector_iterator_t it_pos; </text:p>
            <text:p text:style-name="P121"/>
            <text:p text:style-name="P121"><text:s text:c="4"/>if(pvec_coll == NULL) </text:p>
            <text:p text:style-name="P121"><text:s text:c="4"/>{ </text:p>
            <text:p text:style-name="P121"><text:s text:c="8"/>return -1; </text:p>
            <text:p text:style-name="P121"><text:s text:c="4"/>} </text:p>
            <text:p text:style-name="P121"/>
            <text:p text:style-name="P121"><text:s text:c="4"/>vector_init(pvec_coll); </text:p>
            <text:p text:style-name="P121"/>
            <text:p text:style-name="P121"><text:s text:c="4"/>vector_push_back(pvec_coll, 1); </text:p>
            <text:p text:style-name="P121"><text:s text:c="4"/>vector_push_back(pvec_coll, 3); </text:p>
            <text:p text:style-name="P121"><text:s text:c="4"/>vector_push_back(pvec_coll, 2); </text:p>
            <text:p text:style-name="P121"><text:s text:c="4"/>vector_push_back(pvec_coll, 4); </text:p>
            <text:p text:style-name="P121"><text:s text:c="4"/>vector_push_back(pvec_coll, 5); </text:p>
            <text:p text:style-name="P121"><text:s text:c="4"/>vector_push_back(pvec_coll, 5); </text:p>
            <text:p text:style-name="P121"><text:s text:c="4"/>vector_push_back(pvec_coll, 0); </text:p>
            <text:p text:style-name="P121"/>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 search first two elements with equal values */ </text:p>
            <text:p text:style-name="P121"><text:s text:c="4"/>it_pos = algo_adjacent_find(vector_begin(pvec_coll), vector_end(pvec_coll)); </text:p>
            <text:p text:style-name="P121"><text:s text:c="4"/>if(!iterator_equal(it_pos, vector_end(pvec_coll))) </text:p>
            <text:p text:style-name="P121"><text:s text:c="4"/>{ </text:p>
            <text:p text:style-name="P121"><text:s text:c="8"/>printf("first two elements with equal value have position %d\n", </text:p>
            <text:p text:style-name="P121"><text:soft-page-break/><text:s text:c="12"/>iterator_distance(vector_begin(pvec_coll), it_pos) + 1); </text:p>
            <text:p text:style-name="P121"><text:s text:c="4"/>} </text:p>
            <text:p text:style-name="P121"/>
            <text:p text:style-name="P121"><text:s text:c="4"/>/* </text:p>
            <text:p text:style-name="P121"><text:s text:c="5"/>* search first two elements for which </text:p>
            <text:p text:style-name="P121"><text:s text:c="5"/>* the second has double the value of the first </text:p>
            <text:p text:style-name="P121"><text:s text:c="5"/>*/ </text:p>
            <text:p text:style-name="P121"><text:s text:c="4"/>it_pos = algo_adjacent_find_if(vector_begin(pvec_coll), </text:p>
            <text:p text:style-name="P121"><text:s text:c="8"/>vector_end(pvec_coll), _doubled); </text:p>
            <text:p text:style-name="P121"><text:s text:c="4"/>if(!iterator_equal(it_pos, vector_end(pvec_coll))) </text:p>
            <text:p text:style-name="P121"><text:s text:c="4"/>{ </text:p>
            <text:p text:style-name="P121"><text:s text:c="8"/>printf("first two elements with second value twice the first has pos %d\n", </text:p>
            <text:p text:style-name="P121"><text:s text:c="12"/>iterator_distance(vector_begin(pvec_coll), it_pos) + 1); </text:p>
            <text:p text:style-name="P121"><text:s text:c="4"/>} </text:p>
            <text:p text:style-name="P121"/>
            <text:p text:style-name="P121"><text:s text:c="4"/>vector_destroy(pvec_coll); </text:p>
            <text:p text:style-name="P121"/>
            <text:p text:style-name="P121"><text:s text:c="4"/>return 0; </text:p>
            <text:p text:style-name="P121">}</text:p>
          </table:table-cell>
        </table:table-row>
      </table:table>
      <text:p text:style-name="P35">使用algo_adjacent_find算法是为了查找相等的数据，使用algo_adjacent_find_if算法是为了查找满足_double函数的数据，程序的输出结果如下：</text:p>
      <text:p text:style-name="P35">1 3 2 4 5 5 0 </text:p>
      <text:p text:style-name="P35">first two elements with equal value have position 5 </text:p>
      <text:p text:style-name="P35">first two elements with second value twice the first has pos 3</text:p>
      <text:p text:style-name="P35"/>
      <text:list xml:id="list1279420201" text:style-name="L121">
        <text:list-item>
          <text:p text:style-name="P166">algo_find_first_of <text:s text:c="3"/>algo_find_first_of_if在数据区间中查找多个可能数据中的第一个</text:p>
        </text:list-item>
      </text:list>
      <text:list xml:id="list735968819" text:style-name="L122">
        <text:list-item>
          <text:p text:style-name="P167">algo_find_first_of算法返回第一个出现在第一个数据区间中同时也出现在第二个数据区间中的数据。</text:p>
        </text:list-item>
        <text:list-item>
          <text:p text:style-name="P167">algo_find_first_of_if算法返回第一个出现在第一个数据区间中并且和第二个数据区间中的数据满足指定规则的数据。</text:p>
        </text:list-item>
        <text:list-item>
          <text:p text:style-name="P167">如果不成功两个算法都返回第一个数据区间末尾的迭代器。</text:p>
        </text:list-item>
        <text:list-item>
          <text:p text:style-name="P167">algo_find_first_of_if算法使用的函数不能修改使用的数据。</text:p>
        </text:list-item>
      </text:list>
      <text:p text:style-name="P35">下面的例子展示如何使用这两个算法：</text:p>
      <table:table table:name="表格119" table:style-name="表格119">
        <table:table-column table:style-name="表格119.A"/>
        <table:table-row>
          <table:table-cell table:style-name="表格119.A1" office:value-type="string">
            <text:p text:style-name="P121">/* </text:p>
            <text:p text:style-name="P121"><text:s/>* findof1.c </text:p>
            <text:p text:style-name="P121"><text:s/>* compile with : -lcstl </text:p>
            <text:p text:style-name="P121"><text:s/>*/ </text:p>
            <text:p text:style-name="P121"/>
            <text:p text:style-name="P121">#include &lt;stdio.h&gt; </text:p>
            <text:p text:style-name="P121">#include &lt;cstl/clist.h&gt; </text:p>
            <text:p text:style-name="P121">#include &lt;cstl/cvector.h&gt; </text:p>
            <text:p text:style-name="P121">#include &lt;cstl/calgorithm.h&gt; </text:p>
            <text:p text:style-name="P121"/>
            <text:p text:style-name="P121">static void _doubled(const void* cpv_first, const void* cpv_second, void* pv_output) </text:p>
            <text:p text:style-name="P121"><text:soft-page-break/>{ </text:p>
            <text:p text:style-name="P121"><text:s text:c="4"/>*(bool_t*)pv_output = *(int*)cpv_first == *(int*)cpv_second * 2 ? true : false; </text:p>
            <text:p text:style-name="P121">} </text:p>
            <text:p text:style-name="P121"/>
            <text:p text:style-name="P121">int main(int argc, char* argv[]) </text:p>
            <text:p text:style-name="P121">{ </text:p>
            <text:p text:style-name="P121"><text:s text:c="4"/>vector_t* pvec_coll = create_vector(int); </text:p>
            <text:p text:style-name="P121"><text:s text:c="4"/>list_t* plist_searchcoll = create_list(int); </text:p>
            <text:p text:style-name="P121"><text:s text:c="4"/>iterator_t it_pos; </text:p>
            <text:p text:style-name="P121"><text:s text:c="4"/>int i = 0; </text:p>
            <text:p text:style-name="P121"/>
            <text:p text:style-name="P121"><text:s text:c="4"/>if(pvec_coll == NULL || plist_searchcoll == NULL) </text:p>
            <text:p text:style-name="P121"><text:s text:c="4"/>{ </text:p>
            <text:p text:style-name="P121"><text:s text:c="8"/>return -1; </text:p>
            <text:p text:style-name="P121"><text:s text:c="4"/>} </text:p>
            <text:p text:style-name="P121"/>
            <text:p text:style-name="P121"><text:s text:c="4"/>vector_init(pvec_coll); </text:p>
            <text:p text:style-name="P121"><text:s text:c="4"/>list_init(plist_searchcoll); </text:p>
            <text:p text:style-name="P121"/>
            <text:p text:style-name="P121"><text:s text:c="4"/>for(i = 1; i &lt;= 11; ++i) </text:p>
            <text:p text:style-name="P121"><text:s text:c="4"/>{ </text:p>
            <text:p text:style-name="P121"><text:s text:c="8"/>vector_push_back(pvec_coll, i); </text:p>
            <text:p text:style-name="P121"><text:s text:c="4"/>} </text:p>
            <text:p text:style-name="P121"><text:s text:c="4"/>for(i = 3; i &lt;= 5; ++i) </text:p>
            <text:p text:style-name="P121"><text:s text:c="4"/>{ </text:p>
            <text:p text:style-name="P121"><text:s text:c="8"/>list_push_back(plist_searchcoll, i); </text:p>
            <text:p text:style-name="P121"><text:s text:c="4"/>} </text:p>
            <text:p text:style-name="P121"/>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for(it_pos = list_begin(plist_searchcoll); </text:p>
            <text:p text:style-name="P121"><text:s text:c="8"/>!iterator_equal(it_pos, list_end(plist_search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oft-page-break/><text:s text:c="4"/>/* search first occurrence of an element of searchcoll in coll */ </text:p>
            <text:p text:style-name="P121"><text:s text:c="4"/>it_pos = algo_find_first_of(vector_begin(pvec_coll), vector_end(pvec_coll), </text:p>
            <text:p text:style-name="P121"><text:s text:c="8"/>list_begin(plist_searchcoll), list_end(plist_searchcoll)); </text:p>
            <text:p text:style-name="P121"><text:s text:c="4"/>if(!iterator_equal(it_pos, vector_end(pvec_coll))) </text:p>
            <text:p text:style-name="P121"><text:s text:c="4"/>{ </text:p>
            <text:p text:style-name="P121"><text:s text:c="8"/>printf("first element of searchcoll in coll is element %d\n", </text:p>
            <text:p text:style-name="P121"><text:s text:c="12"/>iterator_distance(vector_begin(pvec_coll), it_pos) + 1); </text:p>
            <text:p text:style-name="P121"><text:s text:c="4"/>} </text:p>
            <text:p text:style-name="P121"/>
            <text:p text:style-name="P121"><text:s text:c="4"/>it_pos = algo_find_first_of_if(vector_begin(pvec_coll), vector_end(pvec_coll), </text:p>
            <text:p text:style-name="P121"><text:s text:c="8"/>list_begin(plist_searchcoll), list_end(plist_searchcoll), _doubled); </text:p>
            <text:p text:style-name="P121"><text:s text:c="4"/>if(!iterator_equal(it_pos, vector_end(pvec_coll))) </text:p>
            <text:p text:style-name="P121"><text:s text:c="4"/>{ </text:p>
            <text:p text:style-name="P121"><text:s text:c="8"/>printf("first doubled element of searchcoll in coll is element %d\n", </text:p>
            <text:p text:style-name="P121"><text:s text:c="12"/>iterator_distance(vector_begin(pvec_coll), it_pos) + 1); </text:p>
            <text:p text:style-name="P121"><text:s text:c="4"/>} </text:p>
            <text:p text:style-name="P121"/>
            <text:p text:style-name="P121"><text:s text:c="4"/>vector_destroy(pvec_coll); </text:p>
            <text:p text:style-name="P121"><text:s text:c="4"/>list_destroy(plist_searchcoll); </text:p>
            <text:p text:style-name="P121"/>
            <text:p text:style-name="P121"><text:s text:c="4"/>return 0; </text:p>
            <text:p text:style-name="P121">}</text:p>
          </table:table-cell>
        </table:table-row>
      </table:table>
      <text:p text:style-name="P35">这个程序的结果如下：</text:p>
      <text:p text:style-name="P35">1 2 3 4 5 6 7 8 9 10 11 </text:p>
      <text:p text:style-name="P35">3 4 5 </text:p>
      <text:p text:style-name="P35">first element of searchcoll in coll is element 3 </text:p>
      <text:p text:style-name="P35">first doubled element of searchcoll in coll is element 6</text:p>
      <text:p text:style-name="P35"/>
      <text:list xml:id="list2045620420" text:style-name="L123">
        <text:list-item>
          <text:p text:style-name="P168">algo_search <text:s text:c="3"/>algo_search_if搜索第一个子区间</text:p>
        </text:list-item>
      </text:list>
      <text:list xml:id="list249911136" text:style-name="L124">
        <text:list-item>
          <text:p text:style-name="P169">algo_search返回第二个数据区间在第一个数据区间中第一次出现的位置。</text:p>
        </text:list-item>
        <text:list-item>
          <text:p text:style-name="P169">algo_search_if返回第一个数据区间中第一个与第二个数据区间中的全部数据满足指定规则的位置。</text:p>
        </text:list-item>
        <text:list-item>
          <text:p text:style-name="P169">如果失败两个算法都返回第一个数据区间的末尾。</text:p>
        </text:list-item>
        <text:list-item>
          <text:p text:style-name="P169">algo_search_if算法中使用的函数不能修改数据。</text:p>
        </text:list-item>
      </text:list>
      <text:p text:style-name="P35">下面是展示如果使用algo_search算法的例子：</text:p>
      <table:table table:name="表格120" table:style-name="表格120">
        <table:table-column table:style-name="表格120.A"/>
        <table:table-row>
          <table:table-cell table:style-name="表格120.A1" office:value-type="string">
            <text:p text:style-name="P121">/* </text:p>
            <text:p text:style-name="P121"><text:s/>* search1.c </text:p>
            <text:p text:style-name="P121"><text:s/>* compile with : -lcstl </text:p>
            <text:p text:style-name="P121"><text:s/>*/ </text:p>
            <text:p text:style-name="P121"/>
            <text:p text:style-name="P121">#include &lt;stdio.h&gt; </text:p>
            <text:p text:style-name="P121">#include &lt;cstl/clist.h&gt; </text:p>
            <text:p text:style-name="P121">#include &lt;cstl/cdeque.h&gt; </text:p>
            <text:p text:style-name="P121">#include &lt;cstl/calgorithm.h&gt; </text:p>
            <text:p text:style-name="P121"><text:soft-page-break/><text:s/></text:p>
            <text:p text:style-name="P121">int main(int argc, char* argv[]) </text:p>
            <text:p text:style-name="P121">{ </text:p>
            <text:p text:style-name="P121"><text:s text:c="4"/>deque_t* pdeq_coll = create_deque(int); </text:p>
            <text:p text:style-name="P121"><text:s text:c="4"/>list_t* plist_subcoll = create_list(int); </text:p>
            <text:p text:style-name="P121"><text:s text:c="4"/>iterator_t it_pos; </text:p>
            <text:p text:style-name="P121"><text:s text:c="4"/>int i = 0; </text:p>
            <text:p text:style-name="P121"/>
            <text:p text:style-name="P121"><text:s text:c="4"/>if(pdeq_coll == NULL || plist_subcoll == NULL) </text:p>
            <text:p text:style-name="P121"><text:s text:c="4"/>{ </text:p>
            <text:p text:style-name="P121"><text:s text:c="8"/>return -1; </text:p>
            <text:p text:style-name="P121"><text:s text:c="4"/>} </text:p>
            <text:p text:style-name="P121"/>
            <text:p text:style-name="P121"><text:s text:c="4"/>deque_init(pdeq_coll); </text:p>
            <text:p text:style-name="P121"><text:s text:c="4"/>list_init(plist_subcoll); </text:p>
            <text:p text:style-name="P121"/>
            <text:p text:style-name="P121"><text:s text:c="4"/>for(i = 1; i &lt;= 7; ++i) </text:p>
            <text:p text:style-name="P121"><text:s text:c="4"/>{ </text:p>
            <text:p text:style-name="P121"><text:s text:c="8"/>deque_push_back(pdeq_coll, i); </text:p>
            <text:p text:style-name="P121"><text:s text:c="4"/>} </text:p>
            <text:p text:style-name="P121"><text:s text:c="4"/>for(i = 1; i &lt;= 7; ++i) </text:p>
            <text:p text:style-name="P121"><text:s text:c="4"/>{ </text:p>
            <text:p text:style-name="P121"><text:s text:c="8"/>deque_push_back(pdeq_coll, i); </text:p>
            <text:p text:style-name="P121"><text:s text:c="4"/>} </text:p>
            <text:p text:style-name="P121"><text:s text:c="4"/>for(i = 3; i &lt;= 6; ++i) </text:p>
            <text:p text:style-name="P121"><text:s text:c="4"/>{ </text:p>
            <text:p text:style-name="P121"><text:s text:c="8"/>list_push_back(plist_subcoll, i); </text:p>
            <text:p text:style-name="P121"><text:s text:c="4"/>} </text:p>
            <text:p text:style-name="P121"/>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for(it_pos = list_begin(plist_subcoll); </text:p>
            <text:p text:style-name="P121"><text:s text:c="8"/>!iterator_equal(it_pos, list_end(plist_sub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oft-page-break/><text:s/></text:p>
            <text:p text:style-name="P121"><text:s text:c="4"/>it_pos = algo_search(deque_begin(pdeq_coll), deque_end(pdeq_coll), </text:p>
            <text:p text:style-name="P121"><text:s text:c="8"/>list_begin(plist_subcoll), list_end(plist_subcoll)); </text:p>
            <text:p text:style-name="P121"><text:s text:c="4"/>while(!iterator_equal(it_pos, deque_end(pdeq_coll))) </text:p>
            <text:p text:style-name="P121"><text:s text:c="4"/>{ </text:p>
            <text:p text:style-name="P121"><text:s text:c="8"/>printf("subcoll found starting with element %d\n", </text:p>
            <text:p text:style-name="P121"><text:s text:c="12"/>iterator_distance(deque_begin(pdeq_coll), it_pos) + 1); </text:p>
            <text:p text:style-name="P121"/>
            <text:p text:style-name="P121"><text:s text:c="8"/>it_pos = algo_search(iterator_next(it_pos), deque_end(pdeq_coll), </text:p>
            <text:p text:style-name="P121"><text:s text:c="12"/>list_begin(plist_subcoll), list_end(plist_subcoll)); </text:p>
            <text:p text:style-name="P121"><text:s text:c="4"/>} </text:p>
            <text:p text:style-name="P121"/>
            <text:p text:style-name="P121"><text:s text:c="4"/>deque_destroy(pdeq_coll); </text:p>
            <text:p text:style-name="P121"><text:s text:c="4"/>list_destroy(plist_subcoll); </text:p>
            <text:p text:style-name="P121"/>
            <text:p text:style-name="P121"><text:s text:c="4"/>return 0; </text:p>
            <text:p text:style-name="P121">}</text:p>
          </table:table-cell>
        </table:table-row>
      </table:table>
      <text:p text:style-name="P35">这个例子的输出结果：</text:p>
      <text:p text:style-name="P35">1 2 3 4 5 6 7 1 2 3 4 5 6 7 </text:p>
      <text:p text:style-name="P35">3 4 5 6 </text:p>
      <text:p text:style-name="P35">subcoll found starting with element 3 </text:p>
      <text:p text:style-name="P35">subcoll found starting with element 10</text:p>
      <text:p text:style-name="P35"/>
      <text:p text:style-name="P35">接下来的例子展示了algo_search_if算法的使用：</text:p>
      <table:table table:name="表格121" table:style-name="表格121">
        <table:table-column table:style-name="表格121.A"/>
        <table:table-row>
          <table:table-cell table:style-name="表格121.A1" office:value-type="string">
            <text:p text:style-name="P121">/* </text:p>
            <text:p text:style-name="P121"><text:s/>* search2.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
            <text:p text:style-name="P121">static void _check_even(const void* cpv_first, </text:p>
            <text:p text:style-name="P121"><text:s text:c="4"/>const void* cpv_second, void* pv_output) </text:p>
            <text:p text:style-name="P121">{ </text:p>
            <text:p text:style-name="P121"><text:s text:c="4"/>if(*(bool_t*)cpv_second) </text:p>
            <text:p text:style-name="P121"><text:s text:c="4"/>{ </text:p>
            <text:p text:style-name="P121"><text:s text:c="8"/>*(bool_t*)pv_output = *(int*)cpv_first % 2 == 0 ? true : false; </text:p>
            <text:p text:style-name="P121"><text:s text:c="4"/>} </text:p>
            <text:p text:style-name="P121"><text:s text:c="4"/>else </text:p>
            <text:p text:style-name="P121"><text:s text:c="4"/>{ </text:p>
            <text:p text:style-name="P121"><text:s text:c="8"/>*(bool_t*)pv_output = *(int*)cpv_first % 2 == 1 ? true : false; </text:p>
            <text:p text:style-name="P121"><text:soft-page-break/><text:s text:c="4"/>} </text:p>
            <text:p text:style-name="P121">} </text:p>
            <text:p text:style-name="P121"/>
            <text:p text:style-name="P121">int main(int argc, char* argv[]) </text:p>
            <text:p text:style-name="P121">{ </text:p>
            <text:p text:style-name="P121"><text:s text:c="4"/>vector_t* pvec_coll = create_vector(int); </text:p>
            <text:p text:style-name="P121"><text:s text:c="4"/>vector_t* pvec_subcoll = create_vector(bool_t); </text:p>
            <text:p text:style-name="P121"><text:s text:c="4"/>iterator_t it_pos; </text:p>
            <text:p text:style-name="P121"><text:s text:c="4"/>int i = 0; </text:p>
            <text:p text:style-name="P121"/>
            <text:p text:style-name="P121"><text:s text:c="4"/>if(pvec_coll == NULL || pvec_subcoll == NULL) </text:p>
            <text:p text:style-name="P121"><text:s text:c="4"/>{ </text:p>
            <text:p text:style-name="P121"><text:s text:c="8"/>return -1; </text:p>
            <text:p text:style-name="P121"><text:s text:c="4"/>} </text:p>
            <text:p text:style-name="P121"/>
            <text:p text:style-name="P121"><text:s text:c="4"/>vector_init(pvec_coll); </text:p>
            <text:p text:style-name="P121"><text:s text:c="4"/>vector_init(pvec_subcoll); </text:p>
            <text:p text:style-name="P121"/>
            <text:p text:style-name="P121"><text:s text:c="4"/>for(i = 1; i &lt;= 9; ++i) </text:p>
            <text:p text:style-name="P121"><text:s text:c="4"/>{ </text:p>
            <text:p text:style-name="P121"><text:s text:c="8"/>vector_push_back(pvec_coll, i); </text:p>
            <text:p text:style-name="P121"><text:s text:c="4"/>} </text:p>
            <text:p text:style-name="P121"><text:s text:c="4"/>vector_push_back(pvec_subcoll, true); </text:p>
            <text:p text:style-name="P121"><text:s text:c="4"/>vector_push_back(pvec_subcoll, false); </text:p>
            <text:p text:style-name="P121"><text:s text:c="4"/>vector_push_back(pvec_subcoll, true); </text:p>
            <text:p text:style-name="P121"/>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pos = algo_search_if(vector_begin(pvec_coll), vector_end(pvec_coll), </text:p>
            <text:p text:style-name="P121"><text:s text:c="8"/>vector_begin(pvec_subcoll), vector_end(pvec_subcoll), _check_even); </text:p>
            <text:p text:style-name="P121"><text:s text:c="4"/>while(!iterator_equal(it_pos, vector_end(pvec_coll))) </text:p>
            <text:p text:style-name="P121"><text:s text:c="4"/>{ </text:p>
            <text:p text:style-name="P121"><text:s text:c="8"/>printf("subcoll found starting with element %d\n", </text:p>
            <text:p text:style-name="P121"><text:s text:c="12"/>iterator_distance(vector_begin(pvec_coll), it_pos) + 1); </text:p>
            <text:p text:style-name="P121"/>
            <text:p text:style-name="P121"><text:s text:c="8"/>it_pos = algo_search_if(iterator_next(it_pos), vector_end(pvec_coll), </text:p>
            <text:p text:style-name="P121"><text:s text:c="12"/>vector_begin(pvec_subcoll), vector_end(pvec_subcoll), _check_even); </text:p>
            <text:p text:style-name="P121"><text:soft-page-break/><text:s text:c="4"/>} </text:p>
            <text:p text:style-name="P121"/>
            <text:p text:style-name="P121"><text:s text:c="4"/>vector_destroy(pvec_coll); </text:p>
            <text:p text:style-name="P121"><text:s text:c="4"/>vector_destroy(pvec_subcoll); </text:p>
            <text:p text:style-name="P121"/>
            <text:p text:style-name="P121"><text:s text:c="4"/>return 0; </text:p>
            <text:p text:style-name="P121">}</text:p>
          </table:table-cell>
        </table:table-row>
      </table:table>
      <text:p text:style-name="P35">这个例子的输出结果：</text:p>
      <text:p text:style-name="P35">1 2 3 4 5 6 7 8 9 </text:p>
      <text:p text:style-name="P35">subcoll found starting with element 2 </text:p>
      <text:p text:style-name="P35">subcoll found starting with element 4 </text:p>
      <text:p text:style-name="P35">subcoll found starting with element 6</text:p>
      <text:p text:style-name="P35"/>
      <text:list xml:id="list1832147925" text:style-name="L125">
        <text:list-item>
          <text:p text:style-name="P170">algo_search_n <text:s text:c="3"/>algo_search_n_if在数据区间中查找第一个连续n个符合规则的数据</text:p>
        </text:list-item>
      </text:list>
      <text:list xml:id="list1422802267" text:style-name="L126">
        <text:list-item>
          <text:p text:style-name="P171">algo_search_n返回数据区间中第一个出现连续n个指定数据的位置迭代器。</text:p>
        </text:list-item>
        <text:list-item>
          <text:p text:style-name="P171">algo_search_n_if返回数据区间中第一个出现连续n个满足指定规则的位置迭代器。</text:p>
        </text:list-item>
        <text:list-item>
          <text:p text:style-name="P171">如果失败，这个算法都返回数据区间的末尾。</text:p>
        </text:list-item>
        <text:list-item>
          <text:p text:style-name="P171">algo_search_n_if算法使用的函数不能修改数据。</text:p>
        </text:list-item>
      </text:list>
      <text:p text:style-name="P35">下面的例子展示了这两个算法的用法：</text:p>
      <table:table table:name="表格122" table:style-name="表格122">
        <table:table-column table:style-name="表格122.A"/>
        <table:table-row>
          <table:table-cell table:style-name="表格122.A1" office:value-type="string">
            <text:p text:style-name="P121">/* </text:p>
            <text:p text:style-name="P121"><text:s/>* searchn1.c </text:p>
            <text:p text:style-name="P121"><text:s/>* compile with : -lcstl </text:p>
            <text:p text:style-name="P121"><text:s/>*/ </text:p>
            <text:p text:style-name="P121"/>
            <text:p text:style-name="P121">#include &lt;stdio.h&gt; </text:p>
            <text:p text:style-name="P121">#include &lt;cstl/cdeque.h&gt; </text:p>
            <text:p text:style-name="P121">#include &lt;cstl/calgorithm.h&gt; </text:p>
            <text:p text:style-name="P121">#include &lt;cstl/cfunctional.h&gt; </text:p>
            <text:p text:style-name="P121"/>
            <text:p text:style-name="P121">int main(int argc, char* argv[]) </text:p>
            <text:p text:style-name="P121">{ </text:p>
            <text:p text:style-name="P121"><text:s text:c="4"/>deque_t* pdeq_coll = create_deque(int); </text:p>
            <text:p text:style-name="P121"><text:s text:c="4"/>deque_iterator_t it_pos; </text:p>
            <text:p text:style-name="P121"><text:s text:c="4"/>int i = 0; </text:p>
            <text:p text:style-name="P121"/>
            <text:p text:style-name="P121"><text:s text:c="4"/>if(pdeq_coll == NULL) </text:p>
            <text:p text:style-name="P121"><text:s text:c="4"/>{ </text:p>
            <text:p text:style-name="P121"><text:s text:c="8"/>return -1; </text:p>
            <text:p text:style-name="P121"><text:s text:c="4"/>} </text:p>
            <text:p text:style-name="P121"/>
            <text:p text:style-name="P121"><text:s text:c="4"/>deque_init(pdeq_coll); </text:p>
            <text:p text:style-name="P121"/>
            <text:p text:style-name="P121"><text:s text:c="4"/>for(i = 1; i &lt;= 9; ++i) </text:p>
            <text:p text:style-name="P121"><text:soft-page-break/><text:s text:c="4"/>{ </text:p>
            <text:p text:style-name="P121"><text:s text:c="8"/>deque_push_back(pdeq_coll, i); </text:p>
            <text:p text:style-name="P121"><text:s text:c="4"/>}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pos = algo_search_n(deque_begin(pdeq_coll), deque_end(pdeq_coll), 4, 3); </text:p>
            <text:p text:style-name="P121"><text:s text:c="4"/>if(iterator_equal(it_pos, deque_end(pdeq_coll))) </text:p>
            <text:p text:style-name="P121"><text:s text:c="4"/>{ </text:p>
            <text:p text:style-name="P121"><text:s text:c="8"/>printf("no four consecutive elements with value 3 found.\n"); </text:p>
            <text:p text:style-name="P121"><text:s text:c="4"/>} </text:p>
            <text:p text:style-name="P121"><text:s text:c="4"/>else </text:p>
            <text:p text:style-name="P121"><text:s text:c="4"/>{ </text:p>
            <text:p text:style-name="P121"><text:s text:c="8"/>printf("four consecutive elements with value 3 start with %d\n", </text:p>
            <text:p text:style-name="P121"><text:s text:c="12"/>iterator_distance(deque_begin(pdeq_coll), it_pos) + 1); </text:p>
            <text:p text:style-name="P121"><text:s text:c="4"/>} </text:p>
            <text:p text:style-name="P121"/>
            <text:p text:style-name="P121"><text:s text:c="4"/>it_pos = algo_search_n_if(deque_begin(pdeq_coll), </text:p>
            <text:p text:style-name="P121"><text:s text:c="8"/>deque_end(pdeq_coll), 4, 3, fun_greater_int); </text:p>
            <text:p text:style-name="P121"><text:s text:c="4"/>if(iterator_equal(it_pos, deque_end(pdeq_coll))) </text:p>
            <text:p text:style-name="P121"><text:s text:c="4"/>{ </text:p>
            <text:p text:style-name="P121"><text:s text:c="8"/>printf("no four consecutive elements with value &gt; 3 found.\n"); </text:p>
            <text:p text:style-name="P121"><text:s text:c="4"/>} </text:p>
            <text:p text:style-name="P121"><text:s text:c="4"/>else </text:p>
            <text:p text:style-name="P121"><text:s text:c="4"/>{ </text:p>
            <text:p text:style-name="P121"><text:s text:c="8"/>printf("four consecutive elements with value &gt; 3 start with %d\n", </text:p>
            <text:p text:style-name="P121"><text:s text:c="12"/>iterator_distance(deque_begin(pdeq_coll), it_pos) + 1); </text:p>
            <text:p text:style-name="P121"><text:s text:c="4"/>} </text:p>
            <text:p text:style-name="P121"/>
            <text:p text:style-name="P121"><text:s text:c="4"/>deque_destroy(pdeq_coll); </text:p>
            <text:p text:style-name="P121"/>
            <text:p text:style-name="P121"><text:s text:c="4"/>return 0; </text:p>
            <text:p text:style-name="P121">}</text:p>
          </table:table-cell>
        </table:table-row>
      </table:table>
      <text:p text:style-name="P35">程序的输出结果如下：</text:p>
      <text:p text:style-name="P35">1 2 3 4 5 6 7 8 9 </text:p>
      <text:p text:style-name="P35">no four consecutive elements with value 3 found. </text:p>
      <text:p text:style-name="P35">four consecutive elements with value &gt; 3 start with 4</text:p>
      <text:p text:style-name="P35"/>
      <text:list xml:id="list586558357" text:style-name="L127">
        <text:list-item>
          <text:p text:style-name="P172"><text:soft-page-break/>algo_search_end <text:s text:c="3"/>algo_search_end_if <text:s text:c="3"/>algo_find_end <text:s text:c="3"/>algo_find_end_if查找最有一个子区间</text:p>
        </text:list-item>
      </text:list>
      <text:p text:style-name="P35">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306998381" text:style-name="L128">
        <text:list-item>
          <text:p text:style-name="P173">algo_search_end和algo_find_end算法返回第二个数据区间在第一个数据区间中最后一次出现的位置。</text:p>
        </text:list-item>
        <text:list-item>
          <text:p text:style-name="P173">algo_search_end_if和algo_find_end_if算法返回第一个数据区间中与第二个数据区间共同满足规则的最后一个指定子区间的位置。</text:p>
        </text:list-item>
        <text:list-item>
          <text:p text:style-name="P173">如果失败四个算法都返回第一个数据区间的末尾。</text:p>
        </text:list-item>
        <text:list-item>
          <text:p text:style-name="P173">algo_search_end_if和algo_find_end_if使用的函数不能修改数据。</text:p>
        </text:list-item>
      </text:list>
      <text:p text:style-name="P35">下面所展示这四个算法用法的例子：</text:p>
      <table:table table:name="表格123" table:style-name="表格123">
        <table:table-column table:style-name="表格123.A"/>
        <table:table-row>
          <table:table-cell table:style-name="表格123.A1" office:value-type="string">
            <text:p text:style-name="P121">/* </text:p>
            <text:p text:style-name="P121"><text:s/>* searchend1.c </text:p>
            <text:p text:style-name="P121"><text:s/>* compile with : -lcstl </text:p>
            <text:p text:style-name="P121"><text:s/>*/ </text:p>
            <text:p text:style-name="P121"/>
            <text:p text:style-name="P121">#include &lt;stdio.h&gt; </text:p>
            <text:p text:style-name="P121">#include &lt;cstl/clist.h&gt; </text:p>
            <text:p text:style-name="P121">#include &lt;cstl/cdeque.h&gt; </text:p>
            <text:p text:style-name="P121">#include &lt;cstl/calgorithm.h&gt; </text:p>
            <text:p text:style-name="P121"/>
            <text:p text:style-name="P121">int main(int argc, char* argv[]) </text:p>
            <text:p text:style-name="P121">{ </text:p>
            <text:p text:style-name="P121"><text:s text:c="4"/>deque_t* pdeq_coll = create_deque(int); </text:p>
            <text:p text:style-name="P121"><text:s text:c="4"/>list_t* plist_subcoll = create_list(int); </text:p>
            <text:p text:style-name="P121"><text:s text:c="4"/>iterator_t it_pos; </text:p>
            <text:p text:style-name="P121"><text:s text:c="4"/>iterator_t it_end; </text:p>
            <text:p text:style-name="P121"><text:s text:c="4"/>int i = 0; </text:p>
            <text:p text:style-name="P121"/>
            <text:p text:style-name="P121"><text:s text:c="4"/>if(pdeq_coll == NULL || plist_subcoll == NULL) </text:p>
            <text:p text:style-name="P121"><text:s text:c="4"/>{ </text:p>
            <text:p text:style-name="P121"><text:s text:c="8"/>return -1; </text:p>
            <text:p text:style-name="P121"><text:s text:c="4"/>} </text:p>
            <text:p text:style-name="P121"/>
            <text:p text:style-name="P121"><text:s text:c="4"/>deque_init(pdeq_coll); </text:p>
            <text:p text:style-name="P121"><text:s text:c="4"/>list_init(plist_subcoll); </text:p>
            <text:p text:style-name="P121"/>
            <text:p text:style-name="P121"><text:s text:c="4"/>for(i = 1; i &lt;= 7; ++i) </text:p>
            <text:p text:style-name="P121"><text:s text:c="4"/>{ </text:p>
            <text:p text:style-name="P121"><text:s text:c="8"/>deque_push_back(pdeq_coll, i); </text:p>
            <text:p text:style-name="P121"><text:s text:c="4"/>} </text:p>
            <text:p text:style-name="P121"><text:s text:c="4"/>for(i = 1; i &lt;= 7; ++i) </text:p>
            <text:p text:style-name="P121"><text:s text:c="4"/>{ </text:p>
            <text:p text:style-name="P121"><text:s text:c="8"/>deque_push_back(pdeq_coll, i); </text:p>
            <text:p text:style-name="P121"><text:soft-page-break/><text:s text:c="4"/>} </text:p>
            <text:p text:style-name="P121"><text:s text:c="4"/>for(i = 3; i &lt;= 5; ++i) </text:p>
            <text:p text:style-name="P121"><text:s text:c="4"/>{ </text:p>
            <text:p text:style-name="P121"><text:s text:c="8"/>list_push_back(plist_subcoll, i); </text:p>
            <text:p text:style-name="P121"><text:s text:c="4"/>} </text:p>
            <text:p text:style-name="P121"/>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for(it_pos = list_begin(plist_subcoll); </text:p>
            <text:p text:style-name="P121"><text:s text:c="8"/>!iterator_equal(it_pos, list_end(plist_sub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pos = algo_search_end(deque_begin(pdeq_coll), deque_end(pdeq_coll), </text:p>
            <text:p text:style-name="P121"><text:s text:c="8"/>list_begin(plist_subcoll), list_end(plist_subcoll)); </text:p>
            <text:p text:style-name="P121"><text:s text:c="4"/>it_end = deque_end(pdeq_coll); </text:p>
            <text:p text:style-name="P121"><text:s text:c="4"/>while(!iterator_equal(it_pos, it_end)) </text:p>
            <text:p text:style-name="P121"><text:s text:c="4"/>{ </text:p>
            <text:p text:style-name="P121"><text:s text:c="8"/>printf("subcoll found starting with element %d\n", </text:p>
            <text:p text:style-name="P121"><text:s text:c="12"/>iterator_distance(deque_begin(pdeq_coll), it_pos) + 1); </text:p>
            <text:p text:style-name="P121"/>
            <text:p text:style-name="P121"><text:s text:c="8"/>it_end = it_pos; </text:p>
            <text:p text:style-name="P121"><text:s text:c="8"/>it_pos = algo_find_end(deque_begin(pdeq_coll), it_end, </text:p>
            <text:p text:style-name="P121"><text:s text:c="12"/>list_begin(plist_subcoll), list_end(plist_subcoll)); </text:p>
            <text:p text:style-name="P121"><text:s text:c="4"/>} </text:p>
            <text:p text:style-name="P121"/>
            <text:p text:style-name="P121"><text:s text:c="4"/>deque_destroy(pdeq_coll); </text:p>
            <text:p text:style-name="P121"><text:s text:c="4"/>list_destroy(plist_subcoll); </text:p>
            <text:p text:style-name="P121"/>
            <text:p text:style-name="P121"><text:s text:c="4"/>return 0; </text:p>
            <text:p text:style-name="P121">}</text:p>
          </table:table-cell>
        </table:table-row>
      </table:table>
      <text:p text:style-name="P35">程序的输出：</text:p>
      <text:p text:style-name="P35">1 2 3 4 5 6 7 1 2 3 4 5 6 7 </text:p>
      <text:p text:style-name="P35">3 4 5 </text:p>
      <text:p text:style-name="P35">subcoll found starting with element 10 </text:p>
      <text:p text:style-name="P35"><text:soft-page-break/>subcoll found starting with element 3</text:p>
      <text:p text:style-name="P35"/>
      <text:list xml:id="list573020069" text:continue-list="list1144052913" text:style-name="WW8Num13">
        <text:list-item>
          <text:list>
            <text:list-item>
              <text:list>
                <text:list-item>
                  <text:h text:style-name="P346" text:outline-level="3">统计数据个数</text:h>
                </text:list-item>
              </text:list>
            </text:list-item>
          </text:list>
        </text:list-item>
      </text:list>
      <text:list xml:id="list342536881" text:style-name="L129">
        <text:list-item>
          <text:p text:style-name="P174">algo_count <text:s text:c="3"/>algo_count_if统计数据区间中符合规则的数据个数</text:p>
        </text:list-item>
      </text:list>
      <text:list xml:id="list1942598248" text:style-name="L130">
        <text:list-item>
          <text:p text:style-name="P175">algo_count返回数据区间中指定数据的个数。</text:p>
        </text:list-item>
        <text:list-item>
          <text:p text:style-name="P175">algo_count_if返回数据区间中符合指定规则的数据的个数。</text:p>
        </text:list-item>
        <text:list-item>
          <text:p text:style-name="P175">algo_count_if使用的函数不能修改数据。</text:p>
        </text:list-item>
        <text:list-item>
          <text:p text:style-name="P175">关联容器提供的统计数据个数的操作函数。</text:p>
        </text:list-item>
      </text:list>
      <text:p text:style-name="P35">下面的例子展示了如何使用这两个算法：</text:p>
      <table:table table:name="表格124" table:style-name="表格124">
        <table:table-column table:style-name="表格124.A"/>
        <table:table-row>
          <table:table-cell table:style-name="表格124.A1" office:value-type="string">
            <text:p text:style-name="P121">/* </text:p>
            <text:p text:style-name="P121"><text:s/>* count1.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
            <text:p text:style-name="P121">static void _is_even(const void* cpv_input, void* pv_output) </text:p>
            <text:p text:style-name="P121">{ </text:p>
            <text:p text:style-name="P121"><text:s text:c="4"/>*(bool_t*)pv_output = *(int*)cpv_input % 2 == 0 ? true : false; </text:p>
            <text:p text:style-name="P121">} </text:p>
            <text:p text:style-name="P121"/>
            <text:p text:style-name="P121">int main(int argc, char* argv[]) </text:p>
            <text:p text:style-name="P121">{ </text:p>
            <text:p text:style-name="P121"><text:s text:c="4"/>vector_t* pvec_coll = create_vector(int); </text:p>
            <text:p text:style-name="P121"><text:s text:c="4"/>iterator_t it_pos; </text:p>
            <text:p text:style-name="P121"><text:s text:c="4"/>size_t t_count = 0; </text:p>
            <text:p text:style-name="P121"><text:s text:c="4"/>int i = 0; </text:p>
            <text:p text:style-name="P121"/>
            <text:p text:style-name="P121"><text:s text:c="4"/>if(pvec_coll == NULL) </text:p>
            <text:p text:style-name="P121"><text:s text:c="4"/>{ </text:p>
            <text:p text:style-name="P121"><text:s text:c="8"/>return -1; </text:p>
            <text:p text:style-name="P121"><text:s text:c="4"/>} </text:p>
            <text:p text:style-name="P121"/>
            <text:p text:style-name="P121"><text:s text:c="4"/>vector_init(pvec_coll); </text:p>
            <text:p text:style-name="P121"/>
            <text:p text:style-name="P121"><text:s text:c="4"/>for(i = 1; i &lt;= 9; ++i) </text:p>
            <text:p text:style-name="P121"><text:s text:c="4"/>{ </text:p>
            <text:p text:style-name="P121"><text:s text:c="8"/>vector_push_back(pvec_coll, i); </text:p>
            <text:p text:style-name="P121"><text:soft-page-break/><text:s text:c="4"/>} </text:p>
            <text:p text:style-name="P121"/>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t_count = algo_count(vector_begin(pvec_coll), vector_end(pvec_coll), 4); </text:p>
            <text:p text:style-name="P121"><text:s text:c="4"/>printf("number of elements equal to 4: %u.\n", t_count); </text:p>
            <text:p text:style-name="P121"/>
            <text:p text:style-name="P121"><text:s text:c="4"/>t_count = algo_count_if(vector_begin(pvec_coll), </text:p>
            <text:p text:style-name="P121"><text:s text:c="8"/>vector_end(pvec_coll), _is_even); </text:p>
            <text:p text:style-name="P121"><text:s text:c="4"/>printf("number of elements with even values: %u.\n", t_count); </text:p>
            <text:p text:style-name="P121"/>
            <text:p text:style-name="P121"><text:s text:c="4"/>vector_destroy(pvec_coll); </text:p>
            <text:p text:style-name="P121"/>
            <text:p text:style-name="P121"><text:s text:c="4"/>return 0; </text:p>
            <text:p text:style-name="P121">}</text:p>
          </table:table-cell>
        </table:table-row>
      </table:table>
      <text:p text:style-name="P35">程序的输出结果：</text:p>
      <text:p text:style-name="P35">1 2 3 4 5 6 7 8 9 </text:p>
      <text:p text:style-name="P35">number of elements equal to 4: 1. </text:p>
      <text:p text:style-name="P35">number of elements with even values: 4.</text:p>
      <text:p text:style-name="P35"/>
      <text:list xml:id="list329400345" text:continue-list="list573020069" text:style-name="WW8Num13">
        <text:list-item>
          <text:list>
            <text:list-item>
              <text:list>
                <text:list-item>
                  <text:h text:style-name="P346" text:outline-level="3">数据区间的比较</text:h>
                </text:list-item>
              </text:list>
            </text:list-item>
          </text:list>
        </text:list-item>
      </text:list>
      <text:list xml:id="list72686052" text:style-name="L131">
        <text:list-item>
          <text:p text:style-name="P176">algo_equal <text:s text:c="3"/>algo_equal_if测试两个数据区间是否相等</text:p>
        </text:list-item>
      </text:list>
      <text:list xml:id="list1106892343" text:style-name="L132">
        <text:list-item>
          <text:p text:style-name="P177">algo_equal测试两个数据区间是否相等。</text:p>
        </text:list-item>
        <text:list-item>
          <text:p text:style-name="P177">algo_equal_if测试两个数据区间是否符合指定的规则。</text:p>
        </text:list-item>
        <text:list-item>
          <text:p text:style-name="P177">algo_equal_if使用的函数不能修改数据。</text:p>
        </text:list-item>
        <text:list-item>
          <text:p text:style-name="P177">用户必须保证第二个数据区间要有足够的数据。</text:p>
        </text:list-item>
      </text:list>
      <text:p text:style-name="P35">下面的例子展示了如何使用这两个算法：</text:p>
      <table:table table:name="表格125" table:style-name="表格125">
        <table:table-column table:style-name="表格125.A"/>
        <table:table-row>
          <table:table-cell table:style-name="表格125.A1" office:value-type="string">
            <text:p text:style-name="P121">/* </text:p>
            <text:p text:style-name="P121"><text:s/>* equal1.c </text:p>
            <text:p text:style-name="P121"><text:s/>* compile with : -lcstl </text:p>
            <text:p text:style-name="P121"><text:s/>*/ </text:p>
            <text:p text:style-name="P121"/>
            <text:p text:style-name="P121">#include &lt;stdio.h&gt; </text:p>
            <text:p text:style-name="P121"><text:soft-page-break/>#include &lt;cstl/cvector.h&gt; </text:p>
            <text:p text:style-name="P121">#include &lt;cstl/clist.h&gt; </text:p>
            <text:p text:style-name="P121">#include &lt;cstl/calgorithm.h&gt; </text:p>
            <text:p text:style-name="P121"/>
            <text:p text:style-name="P121">static void _both_even_or_odd(const void* cpv_first, </text:p>
            <text:p text:style-name="P121"><text:s text:c="4"/>const void* cpv_second, void* pv_output) </text:p>
            <text:p text:style-name="P121">{ </text:p>
            <text:p text:style-name="P121"><text:s text:c="4"/>*(bool_t*)pv_output = *(int*)cpv_first % 2 == *(int*)cpv_second % 2 ? </text:p>
            <text:p text:style-name="P121"><text:s text:c="8"/>true : false; </text:p>
            <text:p text:style-name="P121">} </text:p>
            <text:p text:style-name="P121"/>
            <text:p text:style-name="P121">int main(int argc, char* argv[]) </text:p>
            <text:p text:style-name="P121">{ </text:p>
            <text:p text:style-name="P121"><text:s text:c="4"/>vector_t* pvec_coll1 = create_vector(int); </text:p>
            <text:p text:style-name="P121"><text:s text:c="4"/>list_t* plist_coll2 = create_list(int); </text:p>
            <text:p text:style-name="P121"><text:s text:c="4"/>iterator_t it_pos; </text:p>
            <text:p text:style-name="P121"><text:s text:c="4"/>int i = 0; </text:p>
            <text:p text:style-name="P121"/>
            <text:p text:style-name="P121"><text:s text:c="4"/>if(pvec_coll1 == NULL || plist_coll2 == NULL) </text:p>
            <text:p text:style-name="P121"><text:s text:c="4"/>{ </text:p>
            <text:p text:style-name="P121"><text:s text:c="8"/>return -1; </text:p>
            <text:p text:style-name="P121"><text:s text:c="4"/>} </text:p>
            <text:p text:style-name="P121"/>
            <text:p text:style-name="P121"><text:s text:c="4"/>vector_init(pvec_coll1); </text:p>
            <text:p text:style-name="P121"><text:s text:c="4"/>list_init(plist_coll2); </text:p>
            <text:p text:style-name="P121"/>
            <text:p text:style-name="P121"><text:s text:c="4"/>for(i = 1; i &lt;= 7; ++i) </text:p>
            <text:p text:style-name="P121"><text:s text:c="4"/>{ </text:p>
            <text:p text:style-name="P121"><text:s text:c="8"/>vector_push_back(pvec_coll1, i); </text:p>
            <text:p text:style-name="P121"><text:s text:c="4"/>} </text:p>
            <text:p text:style-name="P121"><text:s text:c="4"/>for(i = 3; i &lt;= 9; ++i) </text:p>
            <text:p text:style-name="P121"><text:s text:c="4"/>{ </text:p>
            <text:p text:style-name="P121"><text:s text:c="8"/>list_push_back(plist_coll2, i); </text:p>
            <text:p text:style-name="P121"><text:s text:c="4"/>} </text:p>
            <text:p text:style-name="P121"/>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for(it_pos = list_begin(plist_coll2); </text:p>
            <text:p text:style-name="P121"><text:soft-page-break/><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f(algo_equal(vector_begin(pvec_coll1), </text:p>
            <text:p text:style-name="P121"><text:s text:c="8"/>vector_end(pvec_coll1), list_begin(plist_coll2))) </text:p>
            <text:p text:style-name="P121"><text:s text:c="4"/>{ </text:p>
            <text:p text:style-name="P121"><text:s text:c="8"/>printf("coll1 == coll2\n"); </text:p>
            <text:p text:style-name="P121"><text:s text:c="4"/>} </text:p>
            <text:p text:style-name="P121"><text:s text:c="4"/>else </text:p>
            <text:p text:style-name="P121"><text:s text:c="4"/>{ </text:p>
            <text:p text:style-name="P121"><text:s text:c="8"/>printf("coll1 != coll2\n"); </text:p>
            <text:p text:style-name="P121"><text:s text:c="4"/>} </text:p>
            <text:p text:style-name="P121"/>
            <text:p text:style-name="P121"><text:s text:c="4"/>if(algo_equal_if(vector_begin(pvec_coll1), vector_end(pvec_coll1), </text:p>
            <text:p text:style-name="P121"><text:s text:c="8"/>list_begin(plist_coll2), _both_even_or_odd)) </text:p>
            <text:p text:style-name="P121"><text:s text:c="4"/>{ </text:p>
            <text:p text:style-name="P121"><text:s text:c="8"/>printf("even and odd elements correspond\n"); </text:p>
            <text:p text:style-name="P121"><text:s text:c="4"/>} </text:p>
            <text:p text:style-name="P121"><text:s text:c="4"/>else </text:p>
            <text:p text:style-name="P121"><text:s text:c="4"/>{ </text:p>
            <text:p text:style-name="P121"><text:s text:c="8"/>printf("even and odd elements do not correspond\n"); </text:p>
            <text:p text:style-name="P121"><text:s text:c="4"/>} </text:p>
            <text:p text:style-name="P121"/>
            <text:p text:style-name="P121"><text:s text:c="4"/>vector_destroy(pvec_coll1); </text:p>
            <text:p text:style-name="P121"><text:s text:c="4"/>list_destroy(plist_coll2); </text:p>
            <text:p text:style-name="P121"/>
            <text:p text:style-name="P121"><text:s text:c="4"/>return 0; </text:p>
            <text:p text:style-name="P121">}</text:p>
          </table:table-cell>
        </table:table-row>
      </table:table>
      <text:p text:style-name="P35">程序的输出结果：</text:p>
      <text:p text:style-name="P35">1 2 3 4 5 6 7 </text:p>
      <text:p text:style-name="P35">3 4 5 6 7 8 9 </text:p>
      <text:p text:style-name="P35">coll1 != coll2 </text:p>
      <text:p text:style-name="P35">even and odd elements correspond</text:p>
      <text:p text:style-name="P35"/>
      <text:p text:style-name="P35">algo_mismatch <text:s text:c="3"/>algo_mismatch_if返回第一个不匹配的位置</text:p>
      <text:p text:style-name="P35">algo_mismatch返回第一处两个数据区间不匹配的位置。</text:p>
      <text:p text:style-name="P35">algo_mismatch_if返回第一处两个数据区间不符合规则的位置。</text:p>
      <text:p text:style-name="P35">如果两个数据区间完全匹配，返回两个区间的末尾。</text:p>
      <text:p text:style-name="P35">algo_mismatch_if使用的函数不能修改数据。</text:p>
      <text:p text:style-name="P35"><text:soft-page-break/>用户必须保证第二个数据区间足够大。</text:p>
      <text:p text:style-name="P35">下面的例子展示怎样使用这两算法：</text:p>
      <table:table table:name="表格126" table:style-name="表格126">
        <table:table-column table:style-name="表格126.A"/>
        <table:table-row>
          <table:table-cell table:style-name="表格126.A1" office:value-type="string">
            <text:p text:style-name="P121">/* </text:p>
            <text:p text:style-name="P121"><text:s/>* misma1.c </text:p>
            <text:p text:style-name="P121"><text:s/>* compile with : -lcstl </text:p>
            <text:p text:style-name="P121"><text:s/>*/ </text:p>
            <text:p text:style-name="P121"/>
            <text:p text:style-name="P121">#include &lt;stdio.h&gt; </text:p>
            <text:p text:style-name="P121">#include &lt;cstl/cvector.h&gt; </text:p>
            <text:p text:style-name="P121">#include &lt;cstl/clist.h&gt; </text:p>
            <text:p text:style-name="P121">#include &lt;cstl/calgorithm.h&gt; </text:p>
            <text:p text:style-name="P121">#include &lt;cstl/cfunctional.h&gt; </text:p>
            <text:p text:style-name="P121"/>
            <text:p text:style-name="P121">int main(int argc, char* argv[]) </text:p>
            <text:p text:style-name="P121">{ </text:p>
            <text:p text:style-name="P121"><text:s text:c="4"/>vector_t* pvec_coll1 = create_vector(int); </text:p>
            <text:p text:style-name="P121"><text:s text:c="4"/>list_t* plist_coll2 = create_list(int); </text:p>
            <text:p text:style-name="P121"><text:s text:c="4"/>iterator_t it_pos; </text:p>
            <text:p text:style-name="P121"><text:s text:c="4"/>range_t t_result; </text:p>
            <text:p text:style-name="P121"><text:s text:c="4"/>int i = 0; </text:p>
            <text:p text:style-name="P121"/>
            <text:p text:style-name="P121"><text:s text:c="4"/>if(pvec_coll1 == NULL || plist_coll2 == NULL) </text:p>
            <text:p text:style-name="P121"><text:s text:c="4"/>{ </text:p>
            <text:p text:style-name="P121"><text:s text:c="8"/>return -1; </text:p>
            <text:p text:style-name="P121"><text:s text:c="4"/>} </text:p>
            <text:p text:style-name="P121"/>
            <text:p text:style-name="P121"><text:s text:c="4"/>vector_init(pvec_coll1); </text:p>
            <text:p text:style-name="P121"><text:s text:c="4"/>list_init(plist_coll2); </text:p>
            <text:p text:style-name="P121"/>
            <text:p text:style-name="P121"><text:s text:c="4"/>for(i = 1; i &lt;= 6; ++i) </text:p>
            <text:p text:style-name="P121"><text:s text:c="4"/>{ </text:p>
            <text:p text:style-name="P121"><text:s text:c="8"/>vector_push_back(pvec_coll1, i); </text:p>
            <text:p text:style-name="P121"><text:s text:c="4"/>} </text:p>
            <text:p text:style-name="P121"><text:s text:c="4"/>for(i = 1; i &lt;= 16; i *= 2) </text:p>
            <text:p text:style-name="P121"><text:s text:c="4"/>{ </text:p>
            <text:p text:style-name="P121"><text:s text:c="8"/>list_push_back(plist_coll2, i); </text:p>
            <text:p text:style-name="P121"><text:s text:c="4"/>} </text:p>
            <text:p text:style-name="P121"><text:s text:c="4"/>list_push_back(plist_coll2, 3); </text:p>
            <text:p text:style-name="P121"/>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oft-page-break/><text:s text:c="8"/>printf("%d ", *(int*)iterator_get_pointer(it_pos)); </text:p>
            <text:p text:style-name="P121"><text:s text:c="4"/>} </text:p>
            <text:p text:style-name="P121"><text:s text:c="4"/>printf("\n");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t_result = algo_mismatch(vector_begin(pvec_coll1), </text:p>
            <text:p text:style-name="P121"><text:s text:c="8"/>vector_end(pvec_coll1), list_begin(plist_coll2)); </text:p>
            <text:p text:style-name="P121"><text:s text:c="4"/>if(iterator_equal(t_result.it_begin, vector_end(pvec_coll1))) </text:p>
            <text:p text:style-name="P121"><text:s text:c="4"/>{ </text:p>
            <text:p text:style-name="P121"><text:s text:c="8"/>printf("no mismatch\n"); </text:p>
            <text:p text:style-name="P121"><text:s text:c="4"/>} </text:p>
            <text:p text:style-name="P121"><text:s text:c="4"/>else </text:p>
            <text:p text:style-name="P121"><text:s text:c="4"/>{ </text:p>
            <text:p text:style-name="P121"><text:s text:c="8"/>printf("first mismatch: %d and %d\n", </text:p>
            <text:p text:style-name="P121"><text:s text:c="12"/>*(int*)iterator_get_pointer(t_result.it_begin), </text:p>
            <text:p text:style-name="P121"><text:s text:c="12"/>*(int*)iterator_get_pointer(t_result.it_end)); </text:p>
            <text:p text:style-name="P121"><text:s text:c="4"/>} </text:p>
            <text:p text:style-name="P121"/>
            <text:p text:style-name="P121"><text:s text:c="4"/>t_result = algo_mismatch_if(vector_begin(pvec_coll1), </text:p>
            <text:p text:style-name="P121"><text:s text:c="8"/>vector_end(pvec_coll1), list_begin(plist_coll2), fun_less_equal_int); </text:p>
            <text:p text:style-name="P121"><text:s text:c="4"/>if(iterator_equal(t_result.it_begin, vector_end(pvec_coll1))) </text:p>
            <text:p text:style-name="P121"><text:s text:c="4"/>{ </text:p>
            <text:p text:style-name="P121"><text:s text:c="8"/>printf("always less-or-equal\n"); </text:p>
            <text:p text:style-name="P121"><text:s text:c="4"/>} </text:p>
            <text:p text:style-name="P121"><text:s text:c="4"/>else </text:p>
            <text:p text:style-name="P121"><text:s text:c="4"/>{ </text:p>
            <text:p text:style-name="P121"><text:s text:c="8"/>printf("not less-or-equal: %d and %d\n", </text:p>
            <text:p text:style-name="P121"><text:s text:c="12"/>*(int*)iterator_get_pointer(t_result.it_begin), </text:p>
            <text:p text:style-name="P121"><text:s text:c="12"/>*(int*)iterator_get_pointer(t_result.it_end)); </text:p>
            <text:p text:style-name="P121"><text:s text:c="4"/>} </text:p>
            <text:p text:style-name="P121"/>
            <text:p text:style-name="P121"><text:s text:c="4"/>vector_destroy(pvec_coll1); </text:p>
            <text:p text:style-name="P121"><text:s text:c="4"/>list_destroy(plist_coll2); </text:p>
            <text:p text:style-name="P121"/>
            <text:p text:style-name="P121"><text:s text:c="4"/>return 0; </text:p>
            <text:p text:style-name="P121">}</text:p>
          </table:table-cell>
        </table:table-row>
      </table:table>
      <text:p text:style-name="P35">程序的输出结果：</text:p>
      <text:p text:style-name="P35"><text:soft-page-break/>1 2 3 4 5 6 </text:p>
      <text:p text:style-name="P35">1 2 4 8 16 3 </text:p>
      <text:p text:style-name="P35">first mismatch: 3 and 4 </text:p>
      <text:p text:style-name="P35">not less-or-equal: 6 and 3</text:p>
      <text:p text:style-name="P35"/>
      <text:list xml:id="list1489699927" text:continue-list="list329400345" text:style-name="WW8Num13">
        <text:list-item>
          <text:list>
            <text:list-item>
              <text:h text:style-name="P337" text:outline-level="2">质变算法</text:h>
            </text:list-item>
          </text:list>
        </text:list-item>
      </text:list>
      <text:p text:style-name="P35"><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5"><text:tab/>关联容器不可以作为质变算法的目的容器，因为关联容器中的数据和存储位置是有直接关系的，修改了数据就破坏了关联容器中数据的存储顺序。</text:p>
      <text:p text:style-name="P35"><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13">algo_copy</text:p>
          </table:table-cell>
          <table:table-cell table:style-name="表格127.B1" office:value-type="string">
            <text:p text:style-name="P114">将源数据区间中的数据拷贝到目的数据区间。</text:p>
          </table:table-cell>
        </table:table-row>
        <table:table-row>
          <table:table-cell table:style-name="表格127.A2" office:value-type="string">
            <text:p text:style-name="P113">algo_copy_n</text:p>
          </table:table-cell>
          <table:table-cell table:style-name="表格127.B2" office:value-type="string">
            <text:p text:style-name="P114">将<text:span text:style-name="T23">n</text:span>个数据拷贝到目的数据区间。</text:p>
          </table:table-cell>
        </table:table-row>
        <table:table-row>
          <table:table-cell table:style-name="表格127.A2" office:value-type="string">
            <text:p text:style-name="P113">algo_copy_backward</text:p>
          </table:table-cell>
          <table:table-cell table:style-name="表格127.B2" office:value-type="string">
            <text:p text:style-name="P114">从后向前将源数据区间中的数据拷贝到目的数据区间中。</text:p>
          </table:table-cell>
        </table:table-row>
        <table:table-row>
          <table:table-cell table:style-name="表格127.A2" office:value-type="string">
            <text:p text:style-name="P113">algo_swap</text:p>
          </table:table-cell>
          <table:table-cell table:style-name="表格127.B2" office:value-type="string">
            <text:p text:style-name="P114">交换两个迭代器指向的数据。</text:p>
          </table:table-cell>
        </table:table-row>
        <table:table-row>
          <table:table-cell table:style-name="表格127.A2" office:value-type="string">
            <text:p text:style-name="P113">algo_iter_swap</text:p>
          </table:table-cell>
          <table:table-cell table:style-name="表格127.B2" office:value-type="string">
            <text:p text:style-name="P114">交换两个迭代器指向的数据。</text:p>
          </table:table-cell>
        </table:table-row>
        <table:table-row>
          <table:table-cell table:style-name="表格127.A2" office:value-type="string">
            <text:p text:style-name="P113">algo_swap_ranges</text:p>
          </table:table-cell>
          <table:table-cell table:style-name="表格127.B2" office:value-type="string">
            <text:p text:style-name="P114">交换两个数据区间中的数据。</text:p>
          </table:table-cell>
        </table:table-row>
        <table:table-row>
          <table:table-cell table:style-name="表格127.A2" office:value-type="string">
            <text:p text:style-name="P113">algo_transform</text:p>
          </table:table-cell>
          <table:table-cell table:style-name="表格127.B2" office:value-type="string">
            <text:p text:style-name="P114">将源数据区间中的数据经过转换后拷贝到目的数据区间中。</text:p>
          </table:table-cell>
        </table:table-row>
        <table:table-row>
          <table:table-cell table:style-name="表格127.A2" office:value-type="string">
            <text:p text:style-name="P113">algo_transform_binary</text:p>
          </table:table-cell>
          <table:table-cell table:style-name="表格127.B2" office:value-type="string">
            <text:p text:style-name="P114">将来自于两个源数据区间中的数据经过转换拷贝到目的数据区间中。</text:p>
          </table:table-cell>
        </table:table-row>
        <table:table-row>
          <table:table-cell table:style-name="表格127.A2" office:value-type="string">
            <text:p text:style-name="P113">algo_replace</text:p>
          </table:table-cell>
          <table:table-cell table:style-name="表格127.B2" office:value-type="string">
            <text:p text:style-name="P114">将数据区间中的指定数据替换成新数据。</text:p>
          </table:table-cell>
        </table:table-row>
        <table:table-row>
          <table:table-cell table:style-name="表格127.A2" office:value-type="string">
            <text:p text:style-name="P113">algo_replace_if</text:p>
          </table:table-cell>
          <table:table-cell table:style-name="表格127.B2" office:value-type="string">
            <text:p text:style-name="P114">将数据区间中的符合规则的数据替换成新数据。</text:p>
          </table:table-cell>
        </table:table-row>
        <table:table-row>
          <table:table-cell table:style-name="表格127.A2" office:value-type="string">
            <text:p text:style-name="P113">algo_replace_copy</text:p>
          </table:table-cell>
          <table:table-cell table:style-name="表格127.B2" office:value-type="string">
            <text:p text:style-name="P114">将数据区间中的指定数据替换成新数据，将替换结果拷贝到新数据区间中。</text:p>
          </table:table-cell>
        </table:table-row>
        <table:table-row>
          <table:table-cell table:style-name="表格127.A2" office:value-type="string">
            <text:p text:style-name="P113">algo_replace_copy_if</text:p>
          </table:table-cell>
          <table:table-cell table:style-name="表格127.B2" office:value-type="string">
            <text:p text:style-name="P114">将数据区间中的符合规则的数据替换成新数据，将替换结果拷贝到新区间中。</text:p>
          </table:table-cell>
        </table:table-row>
        <table:table-row>
          <table:table-cell table:style-name="表格127.A2" office:value-type="string">
            <text:p text:style-name="P113">algo_fill</text:p>
          </table:table-cell>
          <table:table-cell table:style-name="表格127.B2" office:value-type="string">
            <text:p text:style-name="P114">向数据区间中填充指定的数据。</text:p>
          </table:table-cell>
        </table:table-row>
        <table:table-row>
          <table:table-cell table:style-name="表格127.A2" office:value-type="string">
            <text:p text:style-name="P113">algo_fill_n</text:p>
          </table:table-cell>
          <table:table-cell table:style-name="表格127.B2" office:value-type="string">
            <text:p text:style-name="P114">将<text:span text:style-name="T23">n</text:span>个数据填充成指定的数据。</text:p>
          </table:table-cell>
        </table:table-row>
        <table:table-row>
          <table:table-cell table:style-name="表格127.A2" office:value-type="string">
            <text:p text:style-name="P113">algo_generate</text:p>
          </table:table-cell>
          <table:table-cell table:style-name="表格127.B2" office:value-type="string">
            <text:p text:style-name="P114">使用指定的规则产生的数据填充数据区间。</text:p>
          </table:table-cell>
        </table:table-row>
        <table:table-row>
          <table:table-cell table:style-name="表格127.A2" office:value-type="string">
            <text:p text:style-name="P113">algo_generate_n</text:p>
          </table:table-cell>
          <table:table-cell table:style-name="表格127.B2" office:value-type="string">
            <text:p text:style-name="P114">使用指定的规则产生的数据填充<text:span text:style-name="T23">n</text:span>个数据。</text:p>
          </table:table-cell>
        </table:table-row>
        <table:table-row>
          <table:table-cell table:style-name="表格127.A2" office:value-type="string">
            <text:p text:style-name="P113">algo_remove</text:p>
          </table:table-cell>
          <table:table-cell table:style-name="表格127.B2" office:value-type="string">
            <text:p text:style-name="P114">移除数据区间中指定的数据。</text:p>
          </table:table-cell>
        </table:table-row>
        <table:table-row>
          <table:table-cell table:style-name="表格127.A2" office:value-type="string">
            <text:p text:style-name="P113">algo_remove_if</text:p>
          </table:table-cell>
          <table:table-cell table:style-name="表格127.B2" office:value-type="string">
            <text:p text:style-name="P114">移除数据区间中符合规则的数据。</text:p>
          </table:table-cell>
        </table:table-row>
        <table:table-row>
          <table:table-cell table:style-name="表格127.A2" office:value-type="string">
            <text:p text:style-name="P113">algo_remove_copy</text:p>
          </table:table-cell>
          <table:table-cell table:style-name="表格127.B2" office:value-type="string">
            <text:p text:style-name="P114">移除数据区间中的指定数据，把结果拷贝到新数据区间。</text:p>
          </table:table-cell>
        </table:table-row>
        <table:table-row>
          <table:table-cell table:style-name="表格127.A2" office:value-type="string">
            <text:p text:style-name="P113">algo_remove_copy_if</text:p>
          </table:table-cell>
          <table:table-cell table:style-name="表格127.B2" office:value-type="string">
            <text:p text:style-name="P114">移除数据区间中的符合规则的数据，把结果拷贝到新数据区间中。</text:p>
          </table:table-cell>
        </table:table-row>
        <table:table-row>
          <table:table-cell table:style-name="表格127.A2" office:value-type="string">
            <text:p text:style-name="P113">algo_unique</text:p>
          </table:table-cell>
          <table:table-cell table:style-name="表格127.B2" office:value-type="string">
            <text:p text:style-name="P114">移除数据区间中相邻的重复的数据。</text:p>
          </table:table-cell>
        </table:table-row>
        <text:soft-page-break/>
        <table:table-row>
          <table:table-cell table:style-name="表格127.A2" office:value-type="string">
            <text:p text:style-name="P113">algo_unique_if</text:p>
          </table:table-cell>
          <table:table-cell table:style-name="表格127.B2" office:value-type="string">
            <text:p text:style-name="P114">移除数据区间中相邻的符合指定规则的数据。</text:p>
          </table:table-cell>
        </table:table-row>
        <table:table-row>
          <table:table-cell table:style-name="表格127.A2" office:value-type="string">
            <text:p text:style-name="P113">algo_unique_copy</text:p>
          </table:table-cell>
          <table:table-cell table:style-name="表格127.B2" office:value-type="string">
            <text:p text:style-name="P114">移除数据区间中相邻的重复数据，将结果拷贝到新数据区间。</text:p>
          </table:table-cell>
        </table:table-row>
        <table:table-row>
          <table:table-cell table:style-name="表格127.A2" office:value-type="string">
            <text:p text:style-name="P113">algo_unique_copy_if</text:p>
          </table:table-cell>
          <table:table-cell table:style-name="表格127.B2" office:value-type="string">
            <text:p text:style-name="P114">移除数据区间中相邻的符合规则的数据，将结果拷贝到新数据区间中。</text:p>
          </table:table-cell>
        </table:table-row>
        <table:table-row>
          <table:table-cell table:style-name="表格127.A2" office:value-type="string">
            <text:p text:style-name="P113">algo_reverse</text:p>
          </table:table-cell>
          <table:table-cell table:style-name="表格127.B2" office:value-type="string">
            <text:p text:style-name="P114">将数据区间中的数据逆序。</text:p>
          </table:table-cell>
        </table:table-row>
        <table:table-row>
          <table:table-cell table:style-name="表格127.A2" office:value-type="string">
            <text:p text:style-name="P113">algo_reverse_copy</text:p>
          </table:table-cell>
          <table:table-cell table:style-name="表格127.B2" office:value-type="string">
            <text:p text:style-name="P114">将数据区间中的数据逆序，将结果拷贝到新数据区间中。</text:p>
          </table:table-cell>
        </table:table-row>
        <table:table-row>
          <table:table-cell table:style-name="表格127.A2" office:value-type="string">
            <text:p text:style-name="P113">algo_rotate</text:p>
          </table:table-cell>
          <table:table-cell table:style-name="表格127.B2" office:value-type="string">
            <text:p text:style-name="P114">交换同一数据区间中的两部分。</text:p>
          </table:table-cell>
        </table:table-row>
        <table:table-row>
          <table:table-cell table:style-name="表格127.A2" office:value-type="string">
            <text:p text:style-name="P113">algo_rotate_copy</text:p>
          </table:table-cell>
          <table:table-cell table:style-name="表格127.B2" office:value-type="string">
            <text:p text:style-name="P114">交换同一数据区间中的两部分，将结果拷贝到新数据区间中。</text:p>
          </table:table-cell>
        </table:table-row>
        <table:table-row>
          <table:table-cell table:style-name="表格127.A2" office:value-type="string">
            <text:p text:style-name="P113">algo_random_shuffle</text:p>
          </table:table-cell>
          <table:table-cell table:style-name="表格127.B2" office:value-type="string">
            <text:p text:style-name="P114">将数据区间中的数据随机重排。</text:p>
          </table:table-cell>
        </table:table-row>
        <table:table-row>
          <table:table-cell table:style-name="表格127.A2" office:value-type="string">
            <text:p text:style-name="P113">algo_random_shuffle_if</text:p>
          </table:table-cell>
          <table:table-cell table:style-name="表格127.B2" office:value-type="string">
            <text:p text:style-name="P114">将数据区间中的数据使用指定的规则随机重排。</text:p>
          </table:table-cell>
        </table:table-row>
        <table:table-row>
          <table:table-cell table:style-name="表格127.A2" office:value-type="string">
            <text:p text:style-name="P113">algo_random_sample</text:p>
          </table:table-cell>
          <table:table-cell table:style-name="表格127.B2" office:value-type="string">
            <text:p text:style-name="P114">将源数据区间中的数据随机的抽出填充到目的数据区间中。</text:p>
          </table:table-cell>
        </table:table-row>
        <table:table-row>
          <table:table-cell table:style-name="表格127.A2" office:value-type="string">
            <text:p text:style-name="P113">algo_random_sample_if</text:p>
          </table:table-cell>
          <table:table-cell table:style-name="表格127.B2" office:value-type="string">
            <text:p text:style-name="P114">将源数据区间中的数据使用指定的规则随机的抽出填充到目的数据区间中。</text:p>
          </table:table-cell>
        </table:table-row>
        <table:table-row>
          <table:table-cell table:style-name="表格127.A2" office:value-type="string">
            <text:p text:style-name="P113">algo_random_sample_n</text:p>
          </table:table-cell>
          <table:table-cell table:style-name="表格127.B2" office:value-type="string">
            <text:p text:style-name="P114">将源数据区间中的数据随机的抽出<text:span text:style-name="T23">n</text:span>个数据填充到目的数据区间中。</text:p>
          </table:table-cell>
        </table:table-row>
        <table:table-row>
          <table:table-cell table:style-name="表格127.A2" office:value-type="string">
            <text:p text:style-name="P113">algo_random_sample_n_if</text:p>
          </table:table-cell>
          <table:table-cell table:style-name="表格127.B2" office:value-type="string">
            <text:p text:style-name="P114">将源数据区间中的数据使用指定的规则随机的抽出<text:span text:style-name="T23">n</text:span>个数据填充到目的区间中。</text:p>
          </table:table-cell>
        </table:table-row>
        <table:table-row>
          <table:table-cell table:style-name="表格127.A2" office:value-type="string">
            <text:p text:style-name="P113">algo_partition</text:p>
          </table:table-cell>
          <table:table-cell table:style-name="表格127.B2" office:value-type="string">
            <text:p text:style-name="P114">将数据区间中的数据分为符合规则和不符合规则的两部分。</text:p>
          </table:table-cell>
        </table:table-row>
        <table:table-row>
          <table:table-cell table:style-name="表格127.A2" office:value-type="string">
            <text:p text:style-name="P113">algo_stable_partition</text:p>
          </table:table-cell>
          <table:table-cell table:style-name="表格127.B2" office:value-type="string">
            <text:p text:style-name="P114">将数据区间中的数据按照稳定的方式分为符合规则和不符合规则的两部分。</text:p>
          </table:table-cell>
        </table:table-row>
      </table:table>
      <text:p text:style-name="P35"/>
      <text:list xml:id="list1246345610" text:continue-numbering="true" text:style-name="WW8Num13">
        <text:list-item>
          <text:list>
            <text:list-item>
              <text:list>
                <text:list-item>
                  <text:h text:style-name="P346" text:outline-level="3">拷贝数据</text:h>
                </text:list-item>
              </text:list>
            </text:list-item>
          </text:list>
        </text:list-item>
      </text:list>
      <text:list xml:id="list919901158" text:style-name="L133">
        <text:list-item>
          <text:p text:style-name="P178">algo_copy <text:s text:c="3"/>algo_copy_n <text:s text:c="3"/>algo_copy_backward将数据从源数据区间拷贝到目的数据区间</text:p>
        </text:list-item>
      </text:list>
      <text:list xml:id="list295737472" text:style-name="L134">
        <text:list-item>
          <text:p text:style-name="P179">algo_copy和algo_copy_backward都是将源数据区间中的数据拷贝到目的数据区间。</text:p>
        </text:list-item>
        <text:list-item>
          <text:p text:style-name="P179">algo_copy从源数据区间的第一个数据开始逐个拷贝到目的数据区间。</text:p>
        </text:list-item>
        <text:list-item>
          <text:p text:style-name="P179">algo_copy_backward从源数据区间的最后一个数据开始逐个拷贝到目的数据区间。</text:p>
        </text:list-item>
        <text:list-item>
          <text:p text:style-name="P179">algo_copy_n是将源数据区间中的n个数据拷贝到目的数据区间中。</text:p>
        </text:list-item>
        <text:list-item>
          <text:p text:style-name="P179">三个算法都返回拷贝后目的数据区间中被拷贝过来的数据的末尾。</text:p>
        </text:list-item>
        <text:list-item>
          <text:p text:style-name="P179">用户在使用这个三个算法是要保证目的数据区间足够大。</text:p>
        </text:list-item>
      </text:list>
      <text:p text:style-name="P35">下面的例子展示了如何使用algo_copy和algo_copy_n算法：</text:p>
      <table:table table:name="表格128" table:style-name="表格128">
        <table:table-column table:style-name="表格128.A"/>
        <table:table-row>
          <table:table-cell table:style-name="表格128.A1" office:value-type="string">
            <text:p text:style-name="P121">/* </text:p>
            <text:p text:style-name="P121"><text:s/>* copy3.c </text:p>
            <text:p text:style-name="P121"><text:s/>* compile with : -lcstl </text:p>
            <text:p text:style-name="P121"><text:s/>*/ </text:p>
            <text:p text:style-name="P121"/>
            <text:p text:style-name="P121">#include &lt;stdio.h&gt; </text:p>
            <text:p text:style-name="P121">#include &lt;cstl/cvector.h&gt; </text:p>
            <text:p text:style-name="P121">#include &lt;cstl/clist.h&gt; </text:p>
            <text:p text:style-name="P121">#include &lt;cstl/calgorithm.h&gt; </text:p>
            <text:p text:style-name="P121"><text:soft-page-break/><text:s/></text:p>
            <text:p text:style-name="P121">int main(int argc, char* argv[]) </text:p>
            <text:p text:style-name="P121">{ </text:p>
            <text:p text:style-name="P121"><text:s text:c="4"/>vector_t* pvec_coll1 = create_vector(int); </text:p>
            <text:p text:style-name="P121"><text:s text:c="4"/>list_t* plist_coll2 = create_list(int); </text:p>
            <text:p text:style-name="P121"><text:s text:c="4"/>list_t* plist_coll3 = create_list(int); </text:p>
            <text:p text:style-name="P121"><text:s text:c="4"/>iterator_t it_pos; </text:p>
            <text:p text:style-name="P121"><text:s text:c="4"/>int i = 0; </text:p>
            <text:p text:style-name="P121"/>
            <text:p text:style-name="P121"><text:s text:c="4"/>if(pvec_coll1 == NULL || plist_coll2 == NULL || plist_coll3 == NULL) </text:p>
            <text:p text:style-name="P121"><text:s text:c="4"/>{ </text:p>
            <text:p text:style-name="P121"><text:s text:c="8"/>return -1; </text:p>
            <text:p text:style-name="P121"><text:s text:c="4"/>} </text:p>
            <text:p text:style-name="P121"/>
            <text:p text:style-name="P121"><text:s text:c="4"/>vector_init(pvec_coll1); </text:p>
            <text:p text:style-name="P121"><text:s text:c="4"/>list_init(plist_coll2); </text:p>
            <text:p text:style-name="P121"><text:s text:c="4"/>list_init(plist_coll3); </text:p>
            <text:p text:style-name="P121"/>
            <text:p text:style-name="P121"><text:s text:c="4"/>for(i = 1; i &lt;= 9; ++i) </text:p>
            <text:p text:style-name="P121"><text:s text:c="4"/>{ </text:p>
            <text:p text:style-name="P121"><text:s text:c="8"/>vector_push_back(pvec_coll1, i); </text:p>
            <text:p text:style-name="P121"><text:s text:c="4"/>} </text:p>
            <text:p text:style-name="P121"/>
            <text:p text:style-name="P121"><text:s text:c="4"/>list_resize(plist_coll2, vector_size(pvec_coll1)); </text:p>
            <text:p text:style-name="P121"><text:s text:c="4"/>list_resize(plist_coll3, vector_size(pvec_coll1)); </text:p>
            <text:p text:style-name="P121"/>
            <text:p text:style-name="P121"><text:s text:c="4"/>algo_copy(vector_begin(pvec_coll1), vector_end(pvec_coll1), </text:p>
            <text:p text:style-name="P121"><text:s text:c="8"/>list_begin(plist_coll2)); </text:p>
            <text:p text:style-name="P121"><text:s text:c="4"/>algo_copy_n(vector_begin(pvec_coll1), 5, list_begin(plist_coll3)); </text:p>
            <text:p text:style-name="P121"/>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oft-page-break/><text:s text:c="4"/>printf("\n"); </text:p>
            <text:p text:style-name="P121"><text:s text:c="4"/>for(it_pos = list_begin(plist_coll3); </text:p>
            <text:p text:style-name="P121"><text:s text:c="8"/>!iterator_equal(it_pos, list_end(plist_coll3));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1); </text:p>
            <text:p text:style-name="P121"><text:s text:c="4"/>list_destroy(plist_coll2); </text:p>
            <text:p text:style-name="P121"><text:s text:c="4"/>list_destroy(plist_coll3); </text:p>
            <text:p text:style-name="P121"/>
            <text:p text:style-name="P121"><text:s text:c="4"/>return 0; </text:p>
            <text:p text:style-name="P121">}</text:p>
          </table:table-cell>
        </table:table-row>
      </table:table>
      <text:p text:style-name="P35">在这个例子中第一次使用algo_copy来拷贝数据，第二次使用了algo_copy_n拷贝数据，输出的结果如下：</text:p>
      <text:p text:style-name="P35">1 2 3 4 5 6 7 8 9 </text:p>
      <text:p text:style-name="P35">1 2 3 4 5 6 7 8 9 </text:p>
      <text:p text:style-name="P35">1 2 3 4 5 0 0 0 0 </text:p>
      <text:p text:style-name="P35"/>
      <text:p text:style-name="P35"><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21">/* </text:p>
            <text:p text:style-name="P121"><text:s/>* copy4.c </text:p>
            <text:p text:style-name="P121"><text:s/>* compile with : -lcstl </text:p>
            <text:p text:style-name="P121"><text:s/>*/ </text:p>
            <text:p text:style-name="P121"/>
            <text:p text:style-name="P121">#include &lt;stdio.h&gt; </text:p>
            <text:p text:style-name="P121">#include &lt;cstl/cvector.h&gt; </text:p>
            <text:p text:style-name="P121">#include &lt;cstl/clist.h&gt; </text:p>
            <text:p text:style-name="P121">#include &lt;cstl/cdeque.h&gt; </text:p>
            <text:p text:style-name="P121">#include &lt;cstl/calgorithm.h&gt; </text:p>
            <text:p text:style-name="P121"/>
            <text:p text:style-name="P121">int main(int argc, char* argv[]) </text:p>
            <text:p text:style-name="P121">{ </text:p>
            <text:p text:style-name="P121"><text:s text:c="4"/>vector_t* pvec_coll1 = create_vector(int); </text:p>
            <text:p text:style-name="P121"><text:s text:c="4"/>list_t* plist_coll2 = create_list(int); </text:p>
            <text:p text:style-name="P121"><text:s text:c="4"/>deque_t* pdeq_coll3 = create_deque(int); </text:p>
            <text:p text:style-name="P121"><text:s text:c="4"/>deque_t* pdeq_coll4 = create_deque(int); </text:p>
            <text:p text:style-name="P121"><text:s text:c="4"/>iterator_t it_pos; </text:p>
            <text:p text:style-name="P121"><text:s text:c="4"/>int i = 0; </text:p>
            <text:p text:style-name="P121"/>
            <text:p text:style-name="P121"><text:s text:c="4"/>if(pvec_coll1 == NULL || plist_coll2 == NULL || </text:p>
            <text:p text:style-name="P121"><text:soft-page-break/><text:s text:c="7"/>pdeq_coll3 == NULL || pdeq_coll4 == NULL) </text:p>
            <text:p text:style-name="P121"><text:s text:c="4"/>{ </text:p>
            <text:p text:style-name="P121"><text:s text:c="8"/>return -1; </text:p>
            <text:p text:style-name="P121"><text:s text:c="4"/>} </text:p>
            <text:p text:style-name="P121"/>
            <text:p text:style-name="P121"><text:s text:c="4"/>vector_init(pvec_coll1); </text:p>
            <text:p text:style-name="P121"><text:s text:c="4"/>list_init(plist_coll2); </text:p>
            <text:p text:style-name="P121"><text:s text:c="4"/>deque_init(pdeq_coll3); </text:p>
            <text:p text:style-name="P121"><text:s text:c="4"/>deque_init(pdeq_coll4); </text:p>
            <text:p text:style-name="P121"/>
            <text:p text:style-name="P121"><text:s text:c="4"/>for(i = 0; i &lt;= 8; ++i) </text:p>
            <text:p text:style-name="P121"><text:s text:c="4"/>{ </text:p>
            <text:p text:style-name="P121"><text:s text:c="8"/>vector_push_back(pvec_coll1, i); </text:p>
            <text:p text:style-name="P121"><text:s text:c="8"/>list_push_back(plist_coll2, i); </text:p>
            <text:p text:style-name="P121"><text:s text:c="4"/>} </text:p>
            <text:p text:style-name="P121"><text:s text:c="4"/>deque_resize(pdeq_coll3, vector_size(pvec_coll1)); </text:p>
            <text:p text:style-name="P121"><text:s text:c="4"/>deque_resize(pdeq_coll4, vector_size(pvec_coll1)); </text:p>
            <text:p text:style-name="P121"/>
            <text:p text:style-name="P121"><text:s text:c="4"/>algo_copy(vector_begin(pvec_coll1), vector_end(pvec_coll1), </text:p>
            <text:p text:style-name="P121"><text:s text:c="8"/>deque_begin(pdeq_coll3)); </text:p>
            <text:p text:style-name="P121"><text:s text:c="4"/>algo_copy_backward(list_begin(plist_coll2), list_end(plist_coll2), </text:p>
            <text:p text:style-name="P121"><text:s text:c="8"/>deque_end(pdeq_coll4)); </text:p>
            <text:p text:style-name="P121"/>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3: "); </text:p>
            <text:p text:style-name="P121"><text:s text:c="4"/>for(it_pos = deque_begin(pdeq_coll3); </text:p>
            <text:p text:style-name="P121"><text:s text:c="8"/>!iterator_equal(it_pos, deque_end(pdeq_coll3)); </text:p>
            <text:p text:style-name="P121"><text:s text:c="8"/>it_pos = iterator_next(it_pos)) </text:p>
            <text:p text:style-name="P121"><text:soft-page-break/><text:s text:c="4"/>{ </text:p>
            <text:p text:style-name="P121"><text:s text:c="8"/>printf("%d ", *(int*)iterator_get_pointer(it_pos)); </text:p>
            <text:p text:style-name="P121"><text:s text:c="4"/>} </text:p>
            <text:p text:style-name="P121"><text:s text:c="4"/>printf("\n"); </text:p>
            <text:p text:style-name="P121"><text:s text:c="4"/>printf("coll4: "); </text:p>
            <text:p text:style-name="P121"><text:s text:c="4"/>for(it_pos = deque_begin(pdeq_coll4); </text:p>
            <text:p text:style-name="P121"><text:s text:c="8"/>!iterator_equal(it_pos, deque_end(pdeq_coll4));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copy(iterator_advance(vector_begin(pvec_coll1), 2), </text:p>
            <text:p text:style-name="P121"><text:s text:c="8"/>iterator_advance(vector_begin(pvec_coll1), 7), </text:p>
            <text:p text:style-name="P121"><text:s text:c="8"/>vector_begin(pvec_coll1)); </text:p>
            <text:p text:style-name="P121"><text:s text:c="4"/>algo_copy(iterator_advance(list_begin(plist_coll2), 2), </text:p>
            <text:p text:style-name="P121"><text:s text:c="8"/>iterator_advance(list_begin(plist_coll2), 7), </text:p>
            <text:p text:style-name="P121"><text:s text:c="8"/>iterator_advance(list_begin(plist_coll2), 4)); </text:p>
            <text:p text:style-name="P121"><text:s text:c="4"/>algo_copy_backward(iterator_advance(deque_begin(pdeq_coll3), 2), </text:p>
            <text:p text:style-name="P121"><text:s text:c="8"/>iterator_advance(deque_begin(pdeq_coll3), 7), </text:p>
            <text:p text:style-name="P121"><text:s text:c="8"/>iterator_advance(deque_begin(pdeq_coll3), 5)); </text:p>
            <text:p text:style-name="P121"><text:s text:c="4"/>algo_copy_backward(iterator_advance(deque_begin(pdeq_coll4), 2), </text:p>
            <text:p text:style-name="P121"><text:s text:c="8"/>iterator_advance(deque_begin(pdeq_coll4), 7), </text:p>
            <text:p text:style-name="P121"><text:s text:c="8"/>deque_end(pdeq_coll4)); </text:p>
            <text:p text:style-name="P121"/>
            <text:p text:style-name="P121"><text:s text:c="4"/>printf("\n"); </text:p>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oft-page-break/><text:s text:c="4"/>printf("coll3: "); </text:p>
            <text:p text:style-name="P121"><text:s text:c="4"/>for(it_pos = deque_begin(pdeq_coll3); </text:p>
            <text:p text:style-name="P121"><text:s text:c="8"/>!iterator_equal(it_pos, deque_end(pdeq_coll3));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4: "); </text:p>
            <text:p text:style-name="P121"><text:s text:c="4"/>for(it_pos = deque_begin(pdeq_coll4); </text:p>
            <text:p text:style-name="P121"><text:s text:c="8"/>!iterator_equal(it_pos, deque_end(pdeq_coll4));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1); </text:p>
            <text:p text:style-name="P121"><text:s text:c="4"/>list_destroy(plist_coll2); </text:p>
            <text:p text:style-name="P121"><text:s text:c="4"/>deque_destroy(pdeq_coll3); </text:p>
            <text:p text:style-name="P121"><text:s text:c="4"/>deque_destroy(pdeq_coll4); </text:p>
            <text:p text:style-name="P121"/>
            <text:p text:style-name="P121"><text:s text:c="4"/>return 0; </text:p>
            <text:p text:style-name="P121">}</text:p>
          </table:table-cell>
        </table:table-row>
      </table:table>
      <text:p text:style-name="P35">这个程序的输出：</text:p>
      <text:p text:style-name="P35">coll1: 0 1 2 3 4 5 6 7 8 </text:p>
      <text:p text:style-name="P35">coll2: 0 1 2 3 4 5 6 7 8 </text:p>
      <text:p text:style-name="P35">coll3: 0 1 2 3 4 5 6 7 8 </text:p>
      <text:p text:style-name="P35">coll4: 0 1 2 3 4 5 6 7 8 </text:p>
      <text:p text:style-name="P35"/>
      <text:p text:style-name="P35">coll1: 2 3 4 5 6 5 6 7 8 </text:p>
      <text:p text:style-name="P35">coll2: 0 1 2 3 2 3 2 3 2 </text:p>
      <text:p text:style-name="P35">coll3: 6 5 6 5 6 5 6 7 8 </text:p>
      <text:p text:style-name="P35">coll4: 0 1 2 3 2 3 4 5 6 </text:p>
      <text:p text:style-name="P35">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6"><draw:frame draw:style-name="fr2" draw:name="图形23" text:anchor-type="paragraph" svg:width="19.006cm" svg:height="22.428cm" draw:z-index="29"><draw:image xlink:href="Pictures/10000000000002D20000035472C8A261.jpg" xlink:type="simple" xlink:show="embed" xlink:actuate="onLoad"/></draw:frame><text:soft-page-break/>图 6.1 algo_copy的执行过程</text:p>
      <text:p text:style-name="P35">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5"><text:soft-page-break/><text:tab/>对于coll3和coll4来说，它们的输出数据区间和输入数据区间的重叠情况分别和coll1和coll2相同，但是使用了算法algo_copy_backward执行拷贝，输出结果就与coll1和coll2不同了：</text:p>
      <text:p text:style-name="P36"><draw:frame draw:style-name="fr2" draw:name="图形24" text:anchor-type="paragraph" svg:width="19.006cm" svg:height="22.52cm" draw:z-index="30"><draw:image xlink:href="Pictures/10000000000002CA0000034E3168A19E.jpg" xlink:type="simple" xlink:show="embed" xlink:actuate="onLoad"/></draw:frame>图 6.2 algo_copy_backward执行过程</text:p>
      <text:p text:style-name="P35"><text:soft-page-break/>使用algo_copy_backward的情况与algo_copy的情况正好相反，输出数据区间在输入数据区间后面的情况下的结果是正确的。</text:p>
      <text:p text:style-name="P35">由上面的例子可以总结出：</text:p>
      <text:list xml:id="list675093409" text:style-name="L135">
        <text:list-item>
          <text:p text:style-name="P180">输入数据区间和输出数据区间没有重叠的情况下algo_copy和algo_copy_backward是等效并正确的。</text:p>
        </text:list-item>
        <text:list-item>
          <text:p text:style-name="P180">有重叠并且输出数据区间在输入数据区间的前面时使用algo_copy是正确的。</text:p>
        </text:list-item>
        <text:list-item>
          <text:p text:style-name="P180">有重叠并且输出数据区间在输入数据区间的后面时使用algo_copy_backward是正确的。</text:p>
        </text:list-item>
      </text:list>
      <text:p text:style-name="P35"/>
      <text:list xml:id="list1591201839" text:continue-list="list1246345610" text:style-name="WW8Num13">
        <text:list-item>
          <text:list>
            <text:list-item>
              <text:list>
                <text:list-item>
                  <text:h text:style-name="P352" text:outline-level="3">交换数据</text:h>
                </text:list-item>
              </text:list>
            </text:list-item>
          </text:list>
        </text:list-item>
      </text:list>
      <text:list xml:id="list1473837085" text:style-name="L136">
        <text:list-item>
          <text:p text:style-name="P181">algo_iter_swap <text:s text:c="3"/>algo_swap交换迭代器指向的数据。</text:p>
        </text:list-item>
      </text:list>
      <text:p text:style-name="P35"><text:tab/>下面这个例子展示了如何使用这两个算法：</text:p>
      <table:table table:name="表格130" table:style-name="表格130">
        <table:table-column table:style-name="表格130.A"/>
        <table:table-row>
          <table:table-cell table:style-name="表格130.A1" office:value-type="string">
            <text:p text:style-name="P121">/* </text:p>
            <text:p text:style-name="P121"><text:s/>* swap1.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
            <text:p text:style-name="P121">int main(int argc, char* argv[]) </text:p>
            <text:p text:style-name="P121">{ </text:p>
            <text:p text:style-name="P121"><text:s text:c="4"/>list_t* plist_coll = create_list(int); </text:p>
            <text:p text:style-name="P121"><text:s text:c="4"/>iterator_t it_pos; </text:p>
            <text:p text:style-name="P121"><text:s text:c="4"/>int i = 0; </text:p>
            <text:p text:style-name="P121"/>
            <text:p text:style-name="P121"><text:s text:c="4"/>if(plist_coll == NULL) </text:p>
            <text:p text:style-name="P121"><text:s text:c="4"/>{ </text:p>
            <text:p text:style-name="P121"><text:s text:c="8"/>return -1; </text:p>
            <text:p text:style-name="P121"><text:s text:c="4"/>} </text:p>
            <text:p text:style-name="P121"/>
            <text:p text:style-name="P121"><text:s text:c="4"/>list_init(plist_coll); </text:p>
            <text:p text:style-name="P121"/>
            <text:p text:style-name="P121"><text:s text:c="4"/>for(i = 1; i &lt;= 9; ++i) </text:p>
            <text:p text:style-name="P121"><text:s text:c="4"/>{ </text:p>
            <text:p text:style-name="P121"><text:s text:c="8"/>list_push_back(plist_coll, i); </text:p>
            <text:p text:style-name="P121"><text:s text:c="4"/>} </text:p>
            <text:p text:style-name="P121"/>
            <text:p text:style-name="P121"><text:s text:c="4"/>for(it_pos = list_begin(plist_coll); </text:p>
            <text:p text:style-name="P121"><text:s text:c="8"/>!iterator_equal(it_pos, list_end(plist_coll)); </text:p>
            <text:p text:style-name="P121"><text:soft-page-break/><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iter_swap(list_begin(plist_coll), </text:p>
            <text:p text:style-name="P121"><text:s text:c="8"/>iterator_next(list_begin(plist_coll)));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swap(list_begin(plist_coll), </text:p>
            <text:p text:style-name="P121"><text:s text:c="8"/>iterator_prev(list_end(plist_coll)));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 </text:p>
            <text:p text:style-name="P121"/>
            <text:p text:style-name="P121"><text:s text:c="4"/>return 0; </text:p>
            <text:p text:style-name="P121">}</text:p>
          </table:table-cell>
        </table:table-row>
      </table:table>
      <text:p text:style-name="P35">程序的输出结果：</text:p>
      <text:p text:style-name="P35">1 2 3 4 5 6 7 8 9 </text:p>
      <text:p text:style-name="P35">2 1 3 4 5 6 7 8 9 </text:p>
      <text:p text:style-name="P35">9 1 3 4 5 6 7 8 2 </text:p>
      <text:p text:style-name="P35"/>
      <text:list xml:id="list355826755" text:style-name="L137">
        <text:list-item>
          <text:p text:style-name="P182">algo_swap交换数据区间中的数据</text:p>
        </text:list-item>
      </text:list>
      <text:list xml:id="list1850858418" text:style-name="L138">
        <text:list-item>
          <text:p text:style-name="P183">交换源数据区间和目的数据区间中的数据。</text:p>
        </text:list-item>
        <text:list-item>
          <text:p text:style-name="P183">返回目的数据区间交换后的数据末尾。</text:p>
        </text:list-item>
        <text:list-item>
          <text:p text:style-name="P183">用户必须保证用户数据区间足够大。</text:p>
        </text:list-item>
      </text:list>
      <text:p text:style-name="P35"><text:tab/>下面是展示这个算法的例子：</text:p>
      <table:table table:name="表格131" table:style-name="表格131">
        <table:table-column table:style-name="表格131.A"/>
        <table:table-row>
          <table:table-cell table:style-name="表格131.A1" office:value-type="string">
            <text:p text:style-name="P121">/* </text:p>
            <text:p text:style-name="P121"><text:s/>* swap2.c </text:p>
            <text:p text:style-name="P121"><text:s/>* compile with : -lcstl </text:p>
            <text:p text:style-name="P121"><text:soft-page-break/><text:s/>*/ </text:p>
            <text:p text:style-name="P121"><text:s/></text:p>
            <text:p text:style-name="P121">#include &lt;stdio.h&gt; </text:p>
            <text:p text:style-name="P121">#include &lt;cstl/cvector.h&gt; </text:p>
            <text:p text:style-name="P121">#include &lt;cstl/clist.h&gt; </text:p>
            <text:p text:style-name="P121">#include &lt;cstl/calgorithm.h&gt; </text:p>
            <text:p text:style-name="P121"/>
            <text:p text:style-name="P121">int main(int argc, char* argv[]) </text:p>
            <text:p text:style-name="P121">{ </text:p>
            <text:p text:style-name="P121"><text:s text:c="4"/>vector_t* pvec_coll1 = create_vector(int); </text:p>
            <text:p text:style-name="P121"><text:s text:c="4"/>list_t* plist_coll2 = create_list(int); </text:p>
            <text:p text:style-name="P121"><text:s text:c="4"/>iterator_t it_pos; </text:p>
            <text:p text:style-name="P121"><text:s text:c="4"/>iterator_t it_end; </text:p>
            <text:p text:style-name="P121"><text:s text:c="4"/>int i = 0; </text:p>
            <text:p text:style-name="P121"/>
            <text:p text:style-name="P121"><text:s text:c="4"/>if(pvec_coll1 == NULL || plist_coll2 == NULL) </text:p>
            <text:p text:style-name="P121"><text:s text:c="4"/>{ </text:p>
            <text:p text:style-name="P121"><text:s text:c="8"/>return -1; </text:p>
            <text:p text:style-name="P121"><text:s text:c="4"/>} </text:p>
            <text:p text:style-name="P121"/>
            <text:p text:style-name="P121"><text:s text:c="4"/>vector_init(pvec_coll1); </text:p>
            <text:p text:style-name="P121"><text:s text:c="4"/>list_init(plist_coll2); </text:p>
            <text:p text:style-name="P121"/>
            <text:p text:style-name="P121"><text:s text:c="4"/>for(i = 1; i &lt;= 9; ++i) </text:p>
            <text:p text:style-name="P121"><text:s text:c="4"/>{ </text:p>
            <text:p text:style-name="P121"><text:s text:c="8"/>vector_push_back(pvec_coll1, i); </text:p>
            <text:p text:style-name="P121"><text:s text:c="4"/>} </text:p>
            <text:p text:style-name="P121"><text:s text:c="4"/>for(i = 11; i &lt;= 23; ++i) </text:p>
            <text:p text:style-name="P121"><text:s text:c="4"/>{ </text:p>
            <text:p text:style-name="P121"><text:s text:c="8"/>list_push_back(plist_coll2, i); </text:p>
            <text:p text:style-name="P121"><text:s text:c="4"/>} </text:p>
            <text:p text:style-name="P121"/>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list_begin(plist_coll2); </text:p>
            <text:p text:style-name="P121"><text:s text:c="8"/>!iterator_equal(it_pos, list_end(plist_coll2)); </text:p>
            <text:p text:style-name="P121"><text:soft-page-break/><text:s text:c="8"/>it_pos = iterator_next(it_pos)) </text:p>
            <text:p text:style-name="P121"><text:s text:c="4"/>{ </text:p>
            <text:p text:style-name="P121"><text:s text:c="8"/>printf("%d ", *(int*)iterator_get_pointer(it_pos)); </text:p>
            <text:p text:style-name="P121"><text:s text:c="4"/>} </text:p>
            <text:p text:style-name="P121"><text:s text:c="4"/>printf("\n\n"); </text:p>
            <text:p text:style-name="P121"/>
            <text:p text:style-name="P121"><text:s text:c="4"/>it_end = algo_swap_ranges(vector_begin(pvec_coll1), </text:p>
            <text:p text:style-name="P121"><text:s text:c="8"/>vector_end(pvec_coll1), list_begin(plist_coll2)); </text:p>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n"); </text:p>
            <text:p text:style-name="P121"/>
            <text:p text:style-name="P121"><text:s text:c="4"/>if(!iterator_equal(it_end, list_end(plist_coll2))) </text:p>
            <text:p text:style-name="P121"><text:s text:c="4"/>{ </text:p>
            <text:p text:style-name="P121"><text:s text:c="8"/>printf("first element not modified: %d\n", </text:p>
            <text:p text:style-name="P121"><text:s text:c="12"/>*(int*)iterator_get_pointer(it_end)); </text:p>
            <text:p text:style-name="P121"><text:s text:c="4"/>} </text:p>
            <text:p text:style-name="P121"/>
            <text:p text:style-name="P121"><text:s text:c="4"/>vector_destroy(pvec_coll1); </text:p>
            <text:p text:style-name="P121"><text:s text:c="4"/>list_destroy(plist_coll2); </text:p>
            <text:p text:style-name="P121"/>
            <text:p text:style-name="P121"><text:s text:c="4"/>return 0; </text:p>
            <text:p text:style-name="P121">}</text:p>
          </table:table-cell>
        </table:table-row>
      </table:table>
      <text:p text:style-name="P35">algo_swap算法将源数据区间与目的数据区间中相应的数据交换，目的数据区间中剩余的数据不会被修改，算法返回目的数据区间中第一个没有被修改的数据的迭代器。</text:p>
      <text:p text:style-name="P35">下面是程序输出的结果：</text:p>
      <text:p text:style-name="P35">coll1: 1 2 3 4 5 6 7 8 9 </text:p>
      <text:p text:style-name="P35">coll2: 11 12 13 14 15 16 17 18 19 20 21 22 23 </text:p>
      <text:p text:style-name="P35"/>
      <text:p text:style-name="P35">coll1: 11 12 13 14 15 16 17 18 19 </text:p>
      <text:p text:style-name="P35"><text:soft-page-break/>coll2: 1 2 3 4 5 6 7 8 9 20 21 22 23 </text:p>
      <text:p text:style-name="P35"><text:s/></text:p>
      <text:p text:style-name="P35">first element not modified: 20</text:p>
      <text:p text:style-name="P35"/>
      <text:list xml:id="list1959457984" text:continue-list="list1591201839" text:style-name="WW8Num13">
        <text:list-item>
          <text:list>
            <text:list-item>
              <text:list>
                <text:list-item>
                  <text:h text:style-name="P352" text:outline-level="3">转换和合并</text:h>
                </text:list-item>
              </text:list>
            </text:list-item>
          </text:list>
        </text:list-item>
      </text:list>
      <text:list xml:id="list1879046422" text:style-name="L139">
        <text:list-item>
          <text:p text:style-name="P289">algo_transform是将源数据区间中的数据按照指定的转换函数转换到目的数据区间中</text:p>
        </text:list-item>
      </text:list>
      <text:p text:style-name="P76"><draw:frame draw:style-name="fr3" draw:name="图形25" text:anchor-type="paragraph" svg:width="19.006cm" svg:height="3.582cm" draw:z-index="31"><draw:image xlink:href="Pictures/10000000000002CC000000872F4514CC.jpg" xlink:type="simple" xlink:show="embed" xlink:actuate="onLoad"/></draw:frame>图 6.3 algo_transform执行过程</text:p>
      <text:list xml:id="list709703263" text:style-name="L140">
        <text:list-item>
          <text:p text:style-name="P290">algo_transform对于源数据区间中的每一个数据都调用指定的函数产生新数据保存到目的数据区间中。</text:p>
        </text:list-item>
        <text:list-item>
          <text:p text:style-name="P290">algo_transform返回目的数据区间被转换数据填充的数据区间的末尾。</text:p>
        </text:list-item>
        <text:list-item>
          <text:p text:style-name="P290">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102">/* </text:p>
            <text:p text:style-name="P102"><text:s/>* transform2.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include &lt;cstl/cfunctional.h&gt; </text:p>
            <text:p text:style-name="P102"/>
            <text:p text:style-name="P102">static void _multiplies_10(const void* cpv_input, void* pv_output) </text:p>
            <text:p text:style-name="P102">{ </text:p>
            <text:p text:style-name="P102"><text:s text:c="4"/>*(int*)pv_output = *(int*)cpv_input * 10; </text:p>
            <text:p text:style-name="P102">} </text:p>
            <text:p text:style-name="P102"/>
            <text:p text:style-name="P102">int main(int argc, char* argv[]) </text:p>
            <text:p text:style-name="P102">{ </text:p>
            <text:p text:style-name="P102"><text:s text:c="4"/>vector_t* pvec_coll1 = create_vector(int); </text:p>
            <text:p text:style-name="P102"><text:s text:c="4"/>list_t* plist_coll2 = create_list(int); </text:p>
            <text:p text:style-name="P102"><text:s text:c="4"/>iterator_t it_pos; </text:p>
            <text:p text:style-name="P102"><text:soft-page-break/><text:s text:c="4"/>int i = 0; </text:p>
            <text:p text:style-name="P102"/>
            <text:p text:style-name="P102"><text:s text:c="4"/>if(pvec_coll1 == NULL || plist_coll2 == NULL) </text:p>
            <text:p text:style-name="P102"><text:s text:c="4"/>{ </text:p>
            <text:p text:style-name="P102"><text:s text:c="8"/>return -1; </text:p>
            <text:p text:style-name="P102"><text:s text:c="4"/>} </text:p>
            <text:p text:style-name="P102"/>
            <text:p text:style-name="P102"><text:s text:c="4"/>vector_init(pvec_coll1); </text:p>
            <text:p text:style-name="P102"><text:s text:c="4"/>list_init(plist_coll2); </text:p>
            <text:p text:style-name="P102"/>
            <text:p text:style-name="P102"><text:s text:c="4"/>for(i = 1; i &lt;= 9; ++i) </text:p>
            <text:p text:style-name="P102"><text:s text:c="4"/>{ </text:p>
            <text:p text:style-name="P102"><text:s text:c="8"/>vector_push_back(pvec_coll1, i); </text:p>
            <text:p text:style-name="P102"><text:s text:c="4"/>} </text:p>
            <text:p text:style-name="P102"><text:s text:c="4"/>printf("coll1: "); </text:p>
            <text:p text:style-name="P102"><text:s text:c="4"/>for(it_pos = vector_begin(pvec_coll1); </text:p>
            <text:p text:style-name="P102"><text:s text:c="8"/>!iterator_equal(it_pos, vector_end(pvec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negate all elements in coll1 */ </text:p>
            <text:p text:style-name="P102"><text:s text:c="4"/>algo_transform(vector_begin(pvec_coll1), vector_end(pvec_coll1), </text:p>
            <text:p text:style-name="P102"><text:s text:c="8"/>vector_begin(pvec_coll1), fun_negate_int); </text:p>
            <text:p text:style-name="P102"><text:s text:c="4"/>printf("negated: "); </text:p>
            <text:p text:style-name="P102"><text:s text:c="4"/>for(it_pos = vector_begin(pvec_coll1); </text:p>
            <text:p text:style-name="P102"><text:s text:c="8"/>!iterator_equal(it_pos, vector_end(pvec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resize(plist_coll2, vector_size(pvec_coll1)); </text:p>
            <text:p text:style-name="P102"><text:s text:c="4"/>/* transform elements of coll1 into coll2 with ten times their value */ </text:p>
            <text:p text:style-name="P102"><text:s text:c="4"/>algo_transform(vector_begin(pvec_coll1), vector_end(pvec_coll1), </text:p>
            <text:p text:style-name="P102"><text:s text:c="8"/>list_begin(plist_coll2), _multiplies_10); </text:p>
            <text:p text:style-name="P102"><text:s text:c="4"/>printf("coll2: "); </text:p>
            <text:p text:style-name="P102"><text:s text:c="4"/>for(it_pos = list_begin(plist_coll2); </text:p>
            <text:p text:style-name="P102"><text:s text:c="8"/>!iterator_equal(it_pos, list_end(plist_coll2));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vector_destroy(pvec_coll1); </text:p>
            <text:p text:style-name="P102"><text:s text:c="4"/>list_destroy(plist_coll2); </text:p>
            <text:p text:style-name="P102"/>
            <text:p text:style-name="P102"><text:s text:c="4"/>return 0; </text:p>
            <text:p text:style-name="P102">}</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460063772" text:style-name="L141">
        <text:list-item>
          <text:p text:style-name="P291">algo_transform_binary是将两个源数据区间中的数据通过函数合并到目的数据区间中</text:p>
        </text:list-item>
      </text:list>
      <text:p text:style-name="P76"><draw:frame draw:style-name="fr2" draw:name="图形26" text:anchor-type="paragraph" svg:width="19.006cm" svg:height="7.354cm" draw:z-index="32"><draw:image xlink:href="Pictures/10000000000002C4000001126AEAB463.jpg" xlink:type="simple" xlink:show="embed" xlink:actuate="onLoad"/></draw:frame>图 6.4 algo_transform_binary执行过程</text:p>
      <text:list xml:id="list460221274" text:style-name="L142">
        <text:list-item>
          <text:p text:style-name="P292">algo_transform_binary对两个源数据区间中的每一个数据都调用指定的函数生成新数据并赋值到目的数据区间中。</text:p>
        </text:list-item>
        <text:list-item>
          <text:p text:style-name="P292">algo_transform_binary返回目的数据区间中被合并的数据填充的数据区间的末尾。</text:p>
        </text:list-item>
        <text:list-item>
          <text:p text:style-name="P292">用户要保证第二个源数据区间要足够大。</text:p>
        </text:list-item>
        <text:list-item>
          <text:p text:style-name="P292">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21">/* </text:p>
            <text:p text:style-name="P121"><text:s/>* transform3.c </text:p>
            <text:p text:style-name="P121"><text:s/>* compile with : -lcstl </text:p>
            <text:p text:style-name="P121"><text:s/>*/ </text:p>
            <text:p text:style-name="P121"/>
            <text:p text:style-name="P121"><text:soft-page-break/>#include &lt;stdio.h&gt; </text:p>
            <text:p text:style-name="P121">#include &lt;cstl/cvector.h&gt; </text:p>
            <text:p text:style-name="P121">#include &lt;cstl/clist.h&gt; </text:p>
            <text:p text:style-name="P121">#include &lt;cstl/calgorithm.h&gt; </text:p>
            <text:p text:style-name="P121">#include &lt;cstl/cfunctional.h&gt; </text:p>
            <text:p text:style-name="P121"/>
            <text:p text:style-name="P121">int main(int argc, char* argv[]) </text:p>
            <text:p text:style-name="P121">{ </text:p>
            <text:p text:style-name="P121"><text:s text:c="4"/>vector_t* pvec_coll1 = create_vector(int); </text:p>
            <text:p text:style-name="P121"><text:s text:c="4"/>list_t* plist_coll2 = create_list(int); </text:p>
            <text:p text:style-name="P121"><text:s text:c="4"/>iterator_t it_pos; </text:p>
            <text:p text:style-name="P121"><text:s text:c="4"/>int i = 0; </text:p>
            <text:p text:style-name="P121"/>
            <text:p text:style-name="P121"><text:s text:c="4"/>if(pvec_coll1 == NULL || plist_coll2 == NULL) </text:p>
            <text:p text:style-name="P121"><text:s text:c="4"/>{ </text:p>
            <text:p text:style-name="P121"><text:s text:c="8"/>return -1; </text:p>
            <text:p text:style-name="P121"><text:s text:c="4"/>} </text:p>
            <text:p text:style-name="P121"/>
            <text:p text:style-name="P121"><text:s text:c="4"/>vector_init(pvec_coll1); </text:p>
            <text:p text:style-name="P121"><text:s text:c="4"/>list_init(plist_coll2); </text:p>
            <text:p text:style-name="P121"/>
            <text:p text:style-name="P121"><text:s text:c="4"/>for(i = 1; i &lt;= 9; ++i) </text:p>
            <text:p text:style-name="P121"><text:s text:c="4"/>{ </text:p>
            <text:p text:style-name="P121"><text:s text:c="8"/>vector_push_back(pvec_coll1, i); </text:p>
            <text:p text:style-name="P121"><text:s text:c="4"/>} </text:p>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 square each element */ </text:p>
            <text:p text:style-name="P121"><text:s text:c="4"/>algo_transform_binary(vector_begin(pvec_coll1), vector_end(pvec_coll1), </text:p>
            <text:p text:style-name="P121"><text:s text:c="8"/>vector_begin(pvec_coll1), vector_begin(pvec_coll1), fun_multiplies_int); </text:p>
            <text:p text:style-name="P121"><text:s text:c="4"/>printf("squared: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oft-page-break/><text:s text:c="4"/>} </text:p>
            <text:p text:style-name="P121"><text:s text:c="4"/>printf("\n"); </text:p>
            <text:p text:style-name="P121"/>
            <text:p text:style-name="P121"><text:s text:c="4"/>list_resize(plist_coll2, vector_size(pvec_coll1)); </text:p>
            <text:p text:style-name="P121"><text:s text:c="4"/>algo_transform_binary(vector_begin(pvec_coll1), vector_end(pvec_coll1), </text:p>
            <text:p text:style-name="P121"><text:s text:c="8"/>vector_begin(pvec_coll1), list_begin(plist_coll2), fun_plus_int); </text:p>
            <text:p text:style-name="P121"><text:s text:c="4"/>printf("coll2: ");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1); </text:p>
            <text:p text:style-name="P121"><text:s text:c="4"/>list_destroy(plist_coll2); </text:p>
            <text:p text:style-name="P121"/>
            <text:p text:style-name="P121"><text:s text:c="4"/>return 0; </text:p>
            <text:p text:style-name="P121">}</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849953330" text:continue-list="list1959457984" text:style-name="WW8Num13">
        <text:list-item>
          <text:list>
            <text:list-item>
              <text:list>
                <text:list-item>
                  <text:h text:style-name="P347" text:outline-level="3">替换数据</text:h>
                </text:list-item>
              </text:list>
            </text:list-item>
          </text:list>
        </text:list-item>
      </text:list>
      <text:list xml:id="list43893504" text:style-name="L143">
        <text:list-item>
          <text:p text:style-name="P293">algo_replace <text:s text:c="3"/>algo_replace_if替换数据区间中符合规则的数据</text:p>
        </text:list-item>
      </text:list>
      <text:list xml:id="list546154059" text:style-name="L144">
        <text:list-item>
          <text:p text:style-name="P294">algo_replace替换数据区间中与指定数据相等的数据。</text:p>
        </text:list-item>
        <text:list-item>
          <text:p text:style-name="P294">algo_replace_if替换数据区间中符合指定规则的数据。</text:p>
        </text:list-item>
        <text:list-item>
          <text:p text:style-name="P294">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21">/* </text:p>
            <text:p text:style-name="P121"><text:s/>* replace1.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text:soft-page-break/><text:s/></text:p>
            <text:p text:style-name="P121">static void _less_5(const void* cpv_input, void* pv_output) </text:p>
            <text:p text:style-name="P121">{ </text:p>
            <text:p text:style-name="P121"><text:s text:c="4"/>*(bool_t*)pv_output = *(int*)cpv_input &lt; 5 ? true : false; </text:p>
            <text:p text:style-name="P121">} </text:p>
            <text:p text:style-name="P121"/>
            <text:p text:style-name="P121">int main(int argc, char* argv[]) </text:p>
            <text:p text:style-name="P121">{ </text:p>
            <text:p text:style-name="P121"><text:s text:c="4"/>list_t* plist_coll = create_list(int); </text:p>
            <text:p text:style-name="P121"><text:s text:c="4"/>iterator_t it_pos; </text:p>
            <text:p text:style-name="P121"><text:s text:c="4"/>int i = 0; </text:p>
            <text:p text:style-name="P121"/>
            <text:p text:style-name="P121"><text:s text:c="4"/>if(plist_coll == NULL) </text:p>
            <text:p text:style-name="P121"><text:s text:c="4"/>{ </text:p>
            <text:p text:style-name="P121"><text:s text:c="8"/>return -1; </text:p>
            <text:p text:style-name="P121"><text:s text:c="4"/>} </text:p>
            <text:p text:style-name="P121"/>
            <text:p text:style-name="P121"><text:s text:c="4"/>list_init(plist_coll); </text:p>
            <text:p text:style-name="P121"/>
            <text:p text:style-name="P121"><text:s text:c="4"/>for(i = 2; i &lt;= 7; ++i) </text:p>
            <text:p text:style-name="P121"><text:s text:c="4"/>{ </text:p>
            <text:p text:style-name="P121"><text:s text:c="8"/>list_push_back(plist_coll, i); </text:p>
            <text:p text:style-name="P121"><text:s text:c="4"/>} </text:p>
            <text:p text:style-name="P121"><text:s text:c="4"/>for(i = 4; i &lt;= 9; ++i) </text:p>
            <text:p text:style-name="P121"><text:s text:c="4"/>{ </text:p>
            <text:p text:style-name="P121"><text:s text:c="8"/>list_push_back(plist_coll, i); </text:p>
            <text:p text:style-name="P121"><text:s text:c="4"/>} </text:p>
            <text:p text:style-name="P121"/>
            <text:p text:style-name="P121"><text:s text:c="4"/>printf("coll: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 replace all elements from value 6 to value 42 */ </text:p>
            <text:p text:style-name="P121"><text:s text:c="4"/>algo_replace(list_begin(plist_coll), list_end(plist_coll), 6, 42); </text:p>
            <text:p text:style-name="P121"><text:s text:c="4"/>printf("coll: "); </text:p>
            <text:p text:style-name="P121"><text:s text:c="4"/>for(it_pos = list_begin(plist_coll); </text:p>
            <text:p text:style-name="P121"><text:s text:c="8"/>!iterator_equal(it_pos, list_end(plist_coll)); </text:p>
            <text:p text:style-name="P121"><text:s text:c="8"/>it_pos = iterator_next(it_pos)) </text:p>
            <text:p text:style-name="P121"><text:soft-page-break/><text:s text:c="4"/>{ </text:p>
            <text:p text:style-name="P121"><text:s text:c="8"/>printf("%d ", *(int*)iterator_get_pointer(it_pos)); </text:p>
            <text:p text:style-name="P121"><text:s text:c="4"/>} </text:p>
            <text:p text:style-name="P121"><text:s text:c="4"/>printf("\n"); </text:p>
            <text:p text:style-name="P121"/>
            <text:p text:style-name="P121"><text:s text:c="4"/>/* replace all elemens from value less than 5 to value 0 */ </text:p>
            <text:p text:style-name="P121"><text:s text:c="4"/>algo_replace_if(list_begin(plist_coll), list_end(plist_coll), _less_5, 0); </text:p>
            <text:p text:style-name="P121"><text:s text:c="4"/>printf("coll: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 </text:p>
            <text:p text:style-name="P121"/>
            <text:p text:style-name="P121"><text:s text:c="4"/>return 0; </text:p>
            <text:p text:style-name="P121">}</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682610723" text:style-name="L145">
        <text:list-item>
          <text:p text:style-name="P295">algo_replace_copy <text:s text:c="3"/>algo_replace_copy_if将源数据区间中符合规则的数据替换并将结果拷贝到目的数据区间中</text:p>
        </text:list-item>
      </text:list>
      <text:list xml:id="list930864436" text:style-name="L146">
        <text:list-item>
          <text:p text:style-name="P296">algo_replace_copy将源数据区间中与指定数据相等的数据替换并将结果拷贝到目的数据区间中。</text:p>
        </text:list-item>
        <text:list-item>
          <text:p text:style-name="P296">algo_replace_copy_if将源数据区间中符合指定规则的数据替换并将结果拷贝到目的数据区间中。</text:p>
        </text:list-item>
        <text:list-item>
          <text:p text:style-name="P296">两个算法都返回目的数据区间中拷贝过来的数据区间的末尾。</text:p>
        </text:list-item>
        <text:list-item>
          <text:p text:style-name="P296">algo_replace_copy_if中使用的函数不能修改源数据区间中的数据。</text:p>
        </text:list-item>
        <text:list-item>
          <text:p text:style-name="P296">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21">/* </text:p>
            <text:p text:style-name="P121"><text:s/>* replace2.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
            <text:p text:style-name="P121">static void _less_5(const void* cpv_input, void* pv_output) </text:p>
            <text:p text:style-name="P121">{ </text:p>
            <text:p text:style-name="P121"><text:soft-page-break/><text:s text:c="4"/>*(bool_t*)pv_output = *(int*)cpv_input &lt; 5 ? true : false; </text:p>
            <text:p text:style-name="P121">} </text:p>
            <text:p text:style-name="P121"/>
            <text:p text:style-name="P121">int main(int argc, char* argv[]) </text:p>
            <text:p text:style-name="P121">{ </text:p>
            <text:p text:style-name="P121"><text:s text:c="4"/>list_t* plist_coll1 = create_list(int); </text:p>
            <text:p text:style-name="P121"><text:s text:c="4"/>list_t* plist_coll2 = create_list(int); </text:p>
            <text:p text:style-name="P121"><text:s text:c="4"/>iterator_t it_pos; </text:p>
            <text:p text:style-name="P121"><text:s text:c="4"/>int i = 0; </text:p>
            <text:p text:style-name="P121"/>
            <text:p text:style-name="P121"><text:s text:c="4"/>if(plist_coll1 == NULL || plist_coll2 == NULL) </text:p>
            <text:p text:style-name="P121"><text:s text:c="4"/>{ </text:p>
            <text:p text:style-name="P121"><text:s text:c="8"/>return -1; </text:p>
            <text:p text:style-name="P121"><text:s text:c="4"/>} </text:p>
            <text:p text:style-name="P121"/>
            <text:p text:style-name="P121"><text:s text:c="4"/>list_init(plist_coll1); </text:p>
            <text:p text:style-name="P121"><text:s text:c="4"/>list_init(plist_coll2); </text:p>
            <text:p text:style-name="P121"/>
            <text:p text:style-name="P121"><text:s text:c="4"/>for(i = 2; i &lt;= 7; ++i) </text:p>
            <text:p text:style-name="P121"><text:s text:c="4"/>{ </text:p>
            <text:p text:style-name="P121"><text:s text:c="8"/>list_push_back(plist_coll1, i); </text:p>
            <text:p text:style-name="P121"><text:s text:c="4"/>} </text:p>
            <text:p text:style-name="P121"><text:s text:c="4"/>for(i = 4; i &lt;= 9; ++i) </text:p>
            <text:p text:style-name="P121"><text:s text:c="4"/>{ </text:p>
            <text:p text:style-name="P121"><text:s text:c="8"/>list_push_back(plist_coll1, i); </text:p>
            <text:p text:style-name="P121"><text:s text:c="4"/>} </text:p>
            <text:p text:style-name="P121"/>
            <text:p text:style-name="P121"><text:s text:c="4"/>printf("coll1: "); </text:p>
            <text:p text:style-name="P121"><text:s text:c="4"/>for(it_pos = list_begin(plist_coll1); </text:p>
            <text:p text:style-name="P121"><text:s text:c="8"/>!iterator_equal(it_pos, list_end(plist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resize(plist_coll2, list_size(plist_coll1)); </text:p>
            <text:p text:style-name="P121"><text:s text:c="4"/>/* replace all elements of coll1 from value 6 to value 42 and copy to coll2*/ </text:p>
            <text:p text:style-name="P121"><text:s text:c="4"/>algo_replace_copy(list_begin(plist_coll1), list_end(plist_coll1), </text:p>
            <text:p text:style-name="P121"><text:s text:c="8"/>list_begin(plist_coll2), 6, 42); </text:p>
            <text:p text:style-name="P121"><text:s text:c="4"/>printf("coll2: "); </text:p>
            <text:p text:style-name="P121"><text:s text:c="4"/>for(it_pos = list_begin(plist_coll2); </text:p>
            <text:p text:style-name="P121"><text:s text:c="8"/>!iterator_equal(it_pos, list_end(plist_coll2)); </text:p>
            <text:p text:style-name="P121"><text:soft-page-break/><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 </text:p>
            <text:p text:style-name="P121"><text:s text:c="5"/>* replace all elemens of coll1 from value less than 5 to value 0 </text:p>
            <text:p text:style-name="P121"><text:s text:c="5"/>* and copy to coll2 </text:p>
            <text:p text:style-name="P121"><text:s text:c="5"/>*/ </text:p>
            <text:p text:style-name="P121"><text:s text:c="4"/>algo_replace_copy_if(list_begin(plist_coll1), list_end(plist_coll1), </text:p>
            <text:p text:style-name="P121"><text:s text:c="8"/>list_begin(plist_coll2), _less_5, 0); </text:p>
            <text:p text:style-name="P121"><text:s text:c="4"/>printf("coll2: ");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1); </text:p>
            <text:p text:style-name="P121"><text:s text:c="4"/>list_destroy(plist_coll2); </text:p>
            <text:p text:style-name="P121"/>
            <text:p text:style-name="P121"><text:s text:c="4"/>return 0; </text:p>
            <text:p text:style-name="P121">}</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14798038" text:continue-list="list849953330" text:style-name="WW8Num13">
        <text:list-item>
          <text:list>
            <text:list-item>
              <text:list>
                <text:list-item>
                  <text:h text:style-name="P347" text:outline-level="3">赋值新数据</text:h>
                </text:list-item>
              </text:list>
            </text:list-item>
          </text:list>
        </text:list-item>
      </text:list>
      <text:list xml:id="list632642715" text:style-name="L147">
        <text:list-item>
          <text:p text:style-name="P297">algo_fill <text:s text:c="3"/>algo_fill_n向数据区间中填充数据</text:p>
        </text:list-item>
      </text:list>
      <text:list xml:id="list2140018959" text:style-name="L148">
        <text:list-item>
          <text:p text:style-name="P298">algo_fill向数据区间中填充指定的数据。</text:p>
        </text:list-item>
        <text:list-item>
          <text:p text:style-name="P298">algo_fill_n向指定的数据区间填充n个指定的数据。</text:p>
        </text:list-item>
        <text:list-item>
          <text:p text:style-name="P298">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21">/* </text:p>
            <text:p text:style-name="P121"><text:s/>* fill1.c </text:p>
            <text:p text:style-name="P121"><text:soft-page-break/><text:s/>* compile with : -lcstl </text:p>
            <text:p text:style-name="P121"><text:s/>*/ </text:p>
            <text:p text:style-name="P121"/>
            <text:p text:style-name="P121">#include &lt;stdio.h&gt; </text:p>
            <text:p text:style-name="P121">#include &lt;cstl/clist.h&gt; </text:p>
            <text:p text:style-name="P121">#include &lt;cstl/calgorithm.h&gt; </text:p>
            <text:p text:style-name="P121"/>
            <text:p text:style-name="P121">int main(int argc, char* argv[]) </text:p>
            <text:p text:style-name="P121">{ </text:p>
            <text:p text:style-name="P121"><text:s text:c="4"/>list_t* plist_coll = create_list(char*); </text:p>
            <text:p text:style-name="P121"><text:s text:c="4"/>iterator_t it_pos; </text:p>
            <text:p text:style-name="P121"/>
            <text:p text:style-name="P121"><text:s text:c="4"/>if(plist_coll == NULL) </text:p>
            <text:p text:style-name="P121"><text:s text:c="4"/>{ </text:p>
            <text:p text:style-name="P121"><text:s text:c="8"/>return -1; </text:p>
            <text:p text:style-name="P121"><text:s text:c="4"/>} </text:p>
            <text:p text:style-name="P121"/>
            <text:p text:style-name="P121"><text:s text:c="4"/>list_init_n(plist_coll, 10); </text:p>
            <text:p text:style-name="P121"/>
            <text:p text:style-name="P121"><text:s text:c="4"/>algo_fill(list_begin(plist_coll), list_end(plist_coll), "hello"); </text:p>
            <text:p text:style-name="P121"><text:s text:c="4"/>printf("coll: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s ", (char*)iterator_get_pointer(it_pos)); </text:p>
            <text:p text:style-name="P121"><text:s text:c="4"/>} </text:p>
            <text:p text:style-name="P121"><text:s text:c="4"/>printf("\n"); </text:p>
            <text:p text:style-name="P121"/>
            <text:p text:style-name="P121"><text:s text:c="4"/>algo_fill_n(list_begin(plist_coll), list_size(plist_coll) - 2, "again"); </text:p>
            <text:p text:style-name="P121"><text:s text:c="4"/>printf("coll: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s ", (char*)iterator_get_pointer(it_pos)); </text:p>
            <text:p text:style-name="P121"><text:s text:c="4"/>} </text:p>
            <text:p text:style-name="P121"><text:s text:c="4"/>printf("\n"); </text:p>
            <text:p text:style-name="P121"/>
            <text:p text:style-name="P121"><text:s text:c="4"/>algo_fill(iterator_next(list_begin(plist_coll)), </text:p>
            <text:p text:style-name="P121"><text:s text:c="8"/>iterator_prev(list_end(plist_coll)), "mmmm"); </text:p>
            <text:p text:style-name="P121"><text:s text:c="4"/>printf("coll: "); </text:p>
            <text:p text:style-name="P121"><text:s text:c="4"/>for(it_pos = list_begin(plist_coll); </text:p>
            <text:p text:style-name="P121"><text:soft-page-break/><text:s text:c="8"/>!iterator_equal(it_pos, list_end(plist_coll)); </text:p>
            <text:p text:style-name="P121"><text:s text:c="8"/>it_pos = iterator_next(it_pos)) </text:p>
            <text:p text:style-name="P121"><text:s text:c="4"/>{ </text:p>
            <text:p text:style-name="P121"><text:s text:c="8"/>printf("%s ", (char*)iterator_get_pointer(it_pos)); </text:p>
            <text:p text:style-name="P121"><text:s text:c="4"/>} </text:p>
            <text:p text:style-name="P121"><text:s text:c="4"/>printf("\n"); </text:p>
            <text:p text:style-name="P121"/>
            <text:p text:style-name="P121"><text:s text:c="4"/>list_destroy(plist_coll); </text:p>
            <text:p text:style-name="P121"/>
            <text:p text:style-name="P121"><text:s text:c="4"/>return 0; </text:p>
            <text:p text:style-name="P121">}</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21">/* </text:p>
            <text:p text:style-name="P121"><text:s/>* generate1.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include &lt;cstl/cfunctional.h&gt; </text:p>
            <text:p text:style-name="P121"/>
            <text:p text:style-name="P121">int main(int argc, char* argv[]) </text:p>
            <text:p text:style-name="P121">{ </text:p>
            <text:p text:style-name="P121"><text:s text:c="4"/>list_t* plist_coll = create_list(int); </text:p>
            <text:p text:style-name="P121"><text:s text:c="4"/>iterator_t it_pos; </text:p>
            <text:p text:style-name="P121"/>
            <text:p text:style-name="P121"><text:s text:c="4"/>if(plist_coll == NULL) </text:p>
            <text:p text:style-name="P121"><text:s text:c="4"/>{ </text:p>
            <text:p text:style-name="P121"><text:s text:c="8"/>return -1; </text:p>
            <text:p text:style-name="P121"><text:s text:c="4"/>} </text:p>
            <text:p text:style-name="P121"/>
            <text:p text:style-name="P121"><text:s text:c="4"/>list_init_elem(plist_coll, 10, 100); </text:p>
            <text:p text:style-name="P121"><text:s text:c="4"/>printf("coll: "); </text:p>
            <text:p text:style-name="P121"><text:soft-page-break/><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generate(list_begin(plist_coll), </text:p>
            <text:p text:style-name="P121"><text:s text:c="8"/>list_end(plist_coll), fun_random_number); </text:p>
            <text:p text:style-name="P121"><text:s text:c="4"/>printf("coll: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generate_n(list_begin(plist_coll), </text:p>
            <text:p text:style-name="P121"><text:s text:c="8"/>list_size(plist_coll) - 3, fun_random_number); </text:p>
            <text:p text:style-name="P121"><text:s text:c="4"/>printf("coll: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 </text:p>
            <text:p text:style-name="P121"/>
            <text:p text:style-name="P121"><text:s text:c="4"/>return 0; </text:p>
            <text:p text:style-name="P121">}</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490257462" text:continue-list="list114798038" text:style-name="WW8Num13">
        <text:list-item>
          <text:list>
            <text:list-item>
              <text:list>
                <text:list-item>
                  <text:h text:style-name="P347"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1561206134" text:style-name="L149">
        <text:list-item>
          <text:p text:style-name="P299">algo_remove <text:s text:c="3"/>algo_remove_if移除数据区间中符合指定规则的数据</text:p>
        </text:list-item>
      </text:list>
      <text:list xml:id="list1327372392" text:style-name="L150">
        <text:list-item>
          <text:p text:style-name="P300">algo_remove移除数据区间中所有与指定数据相等的数据。</text:p>
        </text:list-item>
        <text:list-item>
          <text:p text:style-name="P300">algo_remove_if移除了数据区间中所有满足指定规则的数据。</text:p>
        </text:list-item>
        <text:list-item>
          <text:p text:style-name="P300">两个算法都返回移除数据后数据区间的新末尾。</text:p>
        </text:list-item>
        <text:list-item>
          <text:p text:style-name="P300">两个算法都是使用后面的数据来覆盖要移除的数据，而并不是将数据真的删除。</text:p>
        </text:list-item>
        <text:list-item>
          <text:p text:style-name="P300">数据区间中没有被移除的数据的内容和顺序不会改变。</text:p>
        </text:list-item>
        <text:list-item>
          <text:p text:style-name="P300">algo_remove_if算法使用的函数不能修改数据。</text:p>
        </text:list-item>
        <text:list-item>
          <text:p text:style-name="P300">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21">/* </text:p>
            <text:p text:style-name="P121"><text:s/>* remove5.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
            <text:p text:style-name="P121">static void _less_4(const void* cpv_input, void* pv_output) </text:p>
            <text:p text:style-name="P121">{ </text:p>
            <text:p text:style-name="P121"><text:s text:c="4"/>*(bool_t*)pv_output = *(int*)cpv_input &lt; 4 ? true : false; </text:p>
            <text:p text:style-name="P121">} </text:p>
            <text:p text:style-name="P121"/>
            <text:p text:style-name="P121">int main(int argc, char* argv[]) </text:p>
            <text:p text:style-name="P121">{ </text:p>
            <text:p text:style-name="P121"><text:s text:c="4"/>list_t* plist_coll = create_list(int); </text:p>
            <text:p text:style-name="P121"><text:s text:c="4"/>iterator_t it_pos; </text:p>
            <text:p text:style-name="P121"><text:s text:c="4"/>iterator_t it_end; </text:p>
            <text:p text:style-name="P121"><text:s text:c="4"/>int i = 0; </text:p>
            <text:p text:style-name="P121"/>
            <text:p text:style-name="P121"><text:s text:c="4"/>if(plist_coll == NULL) </text:p>
            <text:p text:style-name="P121"><text:s text:c="4"/>{ </text:p>
            <text:p text:style-name="P121"><text:s text:c="8"/>return -1; </text:p>
            <text:p text:style-name="P121"><text:s text:c="4"/>} </text:p>
            <text:p text:style-name="P121"/>
            <text:p text:style-name="P121"><text:s text:c="4"/>list_init(plist_coll); </text:p>
            <text:p text:style-name="P121"/>
            <text:p text:style-name="P121"><text:soft-page-break/><text:s text:c="4"/>for(i = 2; i &lt;= 6; ++i) </text:p>
            <text:p text:style-name="P121"><text:s text:c="4"/>{ </text:p>
            <text:p text:style-name="P121"><text:s text:c="8"/>list_push_back(plist_coll, i); </text:p>
            <text:p text:style-name="P121"><text:s text:c="4"/>} </text:p>
            <text:p text:style-name="P121"><text:s text:c="4"/>for(i = 4; i &lt;= 9; ++i) </text:p>
            <text:p text:style-name="P121"><text:s text:c="4"/>{ </text:p>
            <text:p text:style-name="P121"><text:s text:c="8"/>list_push_back(plist_coll, i); </text:p>
            <text:p text:style-name="P121"><text:s text:c="4"/>} </text:p>
            <text:p text:style-name="P121"><text:s text:c="4"/>for(i = 1; i &lt;= 7; ++i) </text:p>
            <text:p text:style-name="P121"><text:s text:c="4"/>{ </text:p>
            <text:p text:style-name="P121"><text:s text:c="8"/>list_push_back(plist_coll, i); </text:p>
            <text:p text:style-name="P121"><text:s text:c="4"/>} </text:p>
            <text:p text:style-name="P121"/>
            <text:p text:style-name="P121"><text:s text:c="4"/>printf("coll: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 </text:p>
            <text:p text:style-name="P121"><text:s text:c="5"/>* remove all elements with value 5 </text:p>
            <text:p text:style-name="P121"><text:s text:c="5"/>*/ </text:p>
            <text:p text:style-name="P121"><text:s text:c="4"/>it_end = algo_remove(list_begin(plist_coll), list_end(plist_coll), 5); </text:p>
            <text:p text:style-name="P121"/>
            <text:p text:style-name="P121"><text:s text:c="4"/>printf("size not changed: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 erase the "removed" elements in the container */ </text:p>
            <text:p text:style-name="P121"><text:s text:c="4"/>list_erase_range(plist_coll, it_end, list_end(plist_coll)); </text:p>
            <text:p text:style-name="P121"><text:s text:c="4"/>printf("size changed: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oft-page-break/><text:s text:c="8"/>printf("%d ", *(int*)iterator_get_pointer(it_pos)); </text:p>
            <text:p text:style-name="P121"><text:s text:c="4"/>} </text:p>
            <text:p text:style-name="P121"><text:s text:c="4"/>printf("\n"); </text:p>
            <text:p text:style-name="P121"/>
            <text:p text:style-name="P121"><text:s text:c="4"/>/* </text:p>
            <text:p text:style-name="P121"><text:s text:c="5"/>* remove all elements with value less than 4 </text:p>
            <text:p text:style-name="P121"><text:s text:c="5"/>*/ </text:p>
            <text:p text:style-name="P121"><text:s text:c="4"/>list_erase_range(plist_coll, </text:p>
            <text:p text:style-name="P121"><text:s text:c="8"/>algo_remove_if(list_begin(plist_coll), list_end(plist_coll), _less_4), </text:p>
            <text:p text:style-name="P121"><text:s text:c="8"/>list_end(plist_coll)); </text:p>
            <text:p text:style-name="P121"><text:s text:c="4"/>printf("&lt; 4 removed: ");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 </text:p>
            <text:p text:style-name="P121"/>
            <text:p text:style-name="P121"><text:s text:c="4"/>return 0; </text:p>
            <text:p text:style-name="P121">}</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442597655" text:style-name="L151">
        <text:list-item>
          <text:p text:style-name="P301">algo_remove_copy <text:s text:c="3"/>algo_remove_copy_if移除数据区间中符合指定规则的数据并将数据拷贝到目的数据区间</text:p>
        </text:list-item>
      </text:list>
      <text:list xml:id="list653518063" text:style-name="L152">
        <text:list-item>
          <text:p text:style-name="P302">algo_remove_copy移除数据区间中所有与指定数据相等的数据并将结果拷贝到目的数据区间中。</text:p>
        </text:list-item>
        <text:list-item>
          <text:p text:style-name="P302">algo_remove_copy_if移除数据区间中所有符合指定规则的数据并将结果拷贝到目的数据区间中。</text:p>
        </text:list-item>
        <text:list-item>
          <text:p text:style-name="P302">两个算法都返回目的数据区间中的新的数据区间结尾。</text:p>
        </text:list-item>
        <text:list-item>
          <text:p text:style-name="P302">用户要保证目的数据区间要足够大。</text:p>
        </text:list-item>
        <text:list-item>
          <text:p text:style-name="P302">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21">/* </text:p>
            <text:p text:style-name="P121"><text:s/>* remove6.c </text:p>
            <text:p text:style-name="P121"><text:s/>* compile with : -lcstl </text:p>
            <text:p text:style-name="P121"><text:s/>*/ </text:p>
            <text:p text:style-name="P121"/>
            <text:p text:style-name="P121">#include &lt;stdio.h&gt; </text:p>
            <text:p text:style-name="P121">#include &lt;cstl/clist.h&gt; </text:p>
            <text:p text:style-name="P121"><text:soft-page-break/>#include &lt;cstl/calgorithm.h&gt; </text:p>
            <text:p text:style-name="P121"/>
            <text:p text:style-name="P121">static void _greater_4(const void* cpv_input, void* pv_output) </text:p>
            <text:p text:style-name="P121">{ </text:p>
            <text:p text:style-name="P121"><text:s text:c="4"/>*(bool_t*)pv_output = *(int*)cpv_input &gt; 4 ? true : false; </text:p>
            <text:p text:style-name="P121">} </text:p>
            <text:p text:style-name="P121"/>
            <text:p text:style-name="P121">int main(int argc, char* argv[]) </text:p>
            <text:p text:style-name="P121">{ </text:p>
            <text:p text:style-name="P121"><text:s text:c="4"/>list_t* plist_coll1 = create_list(int); </text:p>
            <text:p text:style-name="P121"><text:s text:c="4"/>list_t* plist_coll2 = create_list(int); </text:p>
            <text:p text:style-name="P121"><text:s text:c="4"/>iterator_t it_pos; </text:p>
            <text:p text:style-name="P121"><text:s text:c="4"/>iterator_t it_end; </text:p>
            <text:p text:style-name="P121"><text:s text:c="4"/>int i = 0; </text:p>
            <text:p text:style-name="P121"/>
            <text:p text:style-name="P121"><text:s text:c="4"/>if(plist_coll1 == NULL || plist_coll2 == NULL) </text:p>
            <text:p text:style-name="P121"><text:s text:c="4"/>{ </text:p>
            <text:p text:style-name="P121"><text:s text:c="8"/>return -1; </text:p>
            <text:p text:style-name="P121"><text:s text:c="4"/>} </text:p>
            <text:p text:style-name="P121"/>
            <text:p text:style-name="P121"><text:s text:c="4"/>list_init(plist_coll1); </text:p>
            <text:p text:style-name="P121"><text:s text:c="4"/>list_init(plist_coll2); </text:p>
            <text:p text:style-name="P121"/>
            <text:p text:style-name="P121"><text:s text:c="4"/>for(i = 1; i &lt;= 6; ++i) </text:p>
            <text:p text:style-name="P121"><text:s text:c="4"/>{ </text:p>
            <text:p text:style-name="P121"><text:s text:c="8"/>list_push_back(plist_coll1, i); </text:p>
            <text:p text:style-name="P121"><text:s text:c="4"/>} </text:p>
            <text:p text:style-name="P121"><text:s text:c="4"/>for(i = 1; i &lt;= 9; ++i) </text:p>
            <text:p text:style-name="P121"><text:s text:c="4"/>{ </text:p>
            <text:p text:style-name="P121"><text:s text:c="8"/>list_push_back(plist_coll1, i); </text:p>
            <text:p text:style-name="P121"><text:s text:c="4"/>} </text:p>
            <text:p text:style-name="P121"/>
            <text:p text:style-name="P121"><text:s text:c="4"/>list_resize(plist_coll2, list_size(plist_coll1)); </text:p>
            <text:p text:style-name="P121"/>
            <text:p text:style-name="P121"><text:s text:c="4"/>printf("coll1: "); </text:p>
            <text:p text:style-name="P121"><text:s text:c="4"/>for(it_pos = list_begin(plist_coll1); </text:p>
            <text:p text:style-name="P121"><text:s text:c="8"/>!iterator_equal(it_pos, list_end(plist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oft-page-break/><text:s text:c="4"/>/* remove elements that with value 3 */ </text:p>
            <text:p text:style-name="P121"><text:s text:c="4"/>it_end = algo_remove_copy(list_begin(plist_coll1), list_end(plist_coll1), </text:p>
            <text:p text:style-name="P121"><text:s text:c="8"/>list_begin(plist_coll2), 3); </text:p>
            <text:p text:style-name="P121"><text:s text:c="4"/>printf("coll2: "); </text:p>
            <text:p text:style-name="P121"><text:s text:c="4"/>for(it_pos = list_begin(plist_coll2);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 remove elements that with value greater than 4 */ </text:p>
            <text:p text:style-name="P121"><text:s text:c="4"/>it_end = algo_remove_copy_if(list_begin(plist_coll1), list_end(plist_coll1), </text:p>
            <text:p text:style-name="P121"><text:s text:c="8"/>list_begin(plist_coll2), _greater_4); </text:p>
            <text:p text:style-name="P121"><text:s text:c="4"/>printf("coll2: "); </text:p>
            <text:p text:style-name="P121"><text:s text:c="4"/>for(it_pos = list_begin(plist_coll2);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1); </text:p>
            <text:p text:style-name="P121"><text:s text:c="4"/>list_destroy(plist_coll2); </text:p>
            <text:p text:style-name="P121"/>
            <text:p text:style-name="P121"><text:s text:c="4"/>return 0; </text:p>
            <text:p text:style-name="P121">}</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504016416" text:continue-list="list490257462" text:style-name="WW8Num13">
        <text:list-item>
          <text:list>
            <text:list-item>
              <text:list>
                <text:list-item>
                  <text:h text:style-name="P347" text:outline-level="3">数据唯一</text:h>
                </text:list-item>
              </text:list>
            </text:list-item>
          </text:list>
        </text:list-item>
      </text:list>
      <text:list xml:id="list2023716587" text:style-name="L153">
        <text:list-item>
          <text:p text:style-name="P303">algo_unique <text:s text:c="3"/>algo_unique_if移除相邻的并且满足指定规则的数据</text:p>
        </text:list-item>
      </text:list>
      <text:list xml:id="list1301109803" text:style-name="L154">
        <text:list-item>
          <text:p text:style-name="P304">algo_unique移除数据区间中相邻的并且相等的数据。</text:p>
        </text:list-item>
        <text:list-item>
          <text:p text:style-name="P304">algo_unique_if移除数据区间中相邻并且符合指定规则的数据。</text:p>
        </text:list-item>
        <text:list-item>
          <text:p text:style-name="P304">两个算法都是是使用后面的数据覆盖要被移除的数据，而不是直接删掉。</text:p>
        </text:list-item>
        <text:list-item>
          <text:p text:style-name="P304"><text:soft-page-break/>两个算法都返回移除数据后新的数据区间的末尾。</text:p>
        </text:list-item>
        <text:list-item>
          <text:p text:style-name="P304">algo_remove_if使用的函数不能修改数据。</text:p>
        </text:list-item>
        <text:list-item>
          <text:p text:style-name="P304">数据区间中没有被移除的数据的顺序和内容不变。</text:p>
        </text:list-item>
        <text:list-item>
          <text:p text:style-name="P304">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21">/* </text:p>
            <text:p text:style-name="P121"><text:s/>* unique1.c </text:p>
            <text:p text:style-name="P121"><text:s/>* compile with : -lcstl </text:p>
            <text:p text:style-name="P121"><text:s/>*/ </text:p>
            <text:p text:style-name="P121"/>
            <text:p text:style-name="P121">#include &lt;stdio.h&gt; </text:p>
            <text:p text:style-name="P121">#include &lt;cstl/cdeque.h&gt; </text:p>
            <text:p text:style-name="P121">#include &lt;cstl/calgorithm.h&gt; </text:p>
            <text:p text:style-name="P121">#include &lt;cstl/cfunctional.h&gt; </text:p>
            <text:p text:style-name="P121"/>
            <text:p text:style-name="P121">int main(int argc, char* argv[]) </text:p>
            <text:p text:style-name="P121">{ </text:p>
            <text:p text:style-name="P121"><text:s text:c="4"/>deque_t* pdeq_coll = create_deque(int); </text:p>
            <text:p text:style-name="P121"><text:s text:c="4"/>iterator_t it_pos; </text:p>
            <text:p text:style-name="P121"><text:s text:c="4"/>iterator_t it_end; </text:p>
            <text:p text:style-name="P121"><text:s text:c="4"/>int i = 0; </text:p>
            <text:p text:style-name="P121"/>
            <text:p text:style-name="P121"><text:s text:c="4"/>if(pdeq_coll == NULL) </text:p>
            <text:p text:style-name="P121"><text:s text:c="4"/>{ </text:p>
            <text:p text:style-name="P121"><text:s text:c="8"/>return -1; </text:p>
            <text:p text:style-name="P121"><text:s text:c="4"/>} </text:p>
            <text:p text:style-name="P121"/>
            <text:p text:style-name="P121"><text:s text:c="4"/>deque_init(pdeq_coll); </text:p>
            <text:p text:style-name="P121"/>
            <text:p text:style-name="P121"><text:s text:c="4"/>deque_push_back(pdeq_coll, 1); </text:p>
            <text:p text:style-name="P121"><text:s text:c="4"/>deque_push_back(pdeq_coll, 4); </text:p>
            <text:p text:style-name="P121"><text:s text:c="4"/>deque_push_back(pdeq_coll, 4); </text:p>
            <text:p text:style-name="P121"><text:s text:c="4"/>deque_push_back(pdeq_coll, 6); </text:p>
            <text:p text:style-name="P121"><text:s text:c="4"/>deque_push_back(pdeq_coll, 1); </text:p>
            <text:p text:style-name="P121"><text:s text:c="4"/>deque_push_back(pdeq_coll, 2); </text:p>
            <text:p text:style-name="P121"><text:s text:c="4"/>deque_push_back(pdeq_coll, 2); </text:p>
            <text:p text:style-name="P121"><text:s text:c="4"/>deque_push_back(pdeq_coll, 3); </text:p>
            <text:p text:style-name="P121"><text:s text:c="4"/>deque_push_back(pdeq_coll, 1); </text:p>
            <text:p text:style-name="P121"><text:s text:c="4"/>deque_push_back(pdeq_coll, 6); </text:p>
            <text:p text:style-name="P121"><text:s text:c="4"/>deque_push_back(pdeq_coll, 6); </text:p>
            <text:p text:style-name="P121"><text:s text:c="4"/>deque_push_back(pdeq_coll, 6); </text:p>
            <text:p text:style-name="P121"><text:s text:c="4"/>deque_push_back(pdeq_coll, 5); </text:p>
            <text:p text:style-name="P121"><text:s text:c="4"/>deque_push_back(pdeq_coll, 7); </text:p>
            <text:p text:style-name="P121"><text:soft-page-break/><text:s text:c="4"/>deque_push_back(pdeq_coll, 5); </text:p>
            <text:p text:style-name="P121"><text:s text:c="4"/>deque_push_back(pdeq_coll, 4); </text:p>
            <text:p text:style-name="P121"><text:s text:c="4"/>deque_push_back(pdeq_coll, 4); </text:p>
            <text:p text:style-name="P121"/>
            <text:p text:style-name="P121"><text:s text:c="4"/>printf("coll: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end = algo_unique(deque_begin(pdeq_coll), deque_end(pdeq_coll)); </text:p>
            <text:p text:style-name="P121"><text:s text:c="4"/>printf("coll: "); </text:p>
            <text:p text:style-name="P121"><text:s text:c="4"/>for(it_pos = deque_begin(pdeq_coll);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n"); </text:p>
            <text:p text:style-name="P121"/>
            <text:p text:style-name="P121"><text:s text:c="4"/>printf("coll: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it_end = algo_unique_if(deque_begin(pdeq_coll), </text:p>
            <text:p text:style-name="P121"><text:s text:c="8"/>deque_end(pdeq_coll), fun_greater_int); </text:p>
            <text:p text:style-name="P121"><text:s text:c="4"/>printf("coll: "); </text:p>
            <text:p text:style-name="P121"><text:s text:c="4"/>for(it_pos = deque_begin(pdeq_coll);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deque_destroy(pdeq_coll); </text:p>
            <text:p text:style-name="P121"><text:soft-page-break/><text:s/></text:p>
            <text:p text:style-name="P121"><text:s text:c="4"/>return 0; </text:p>
            <text:p text:style-name="P121">}</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863804575" text:style-name="L155">
        <text:list-item>
          <text:p text:style-name="P305">algo_unique_copy <text:s text:c="3"/>algo_unique_copy_if将数据区间中相邻的符合规则的数据移除并拷贝到目的数据区间中</text:p>
        </text:list-item>
      </text:list>
      <text:list xml:id="list1668756240" text:style-name="L156">
        <text:list-item>
          <text:p text:style-name="P306">两个算法都返回拷贝到目的数据区间的末尾。</text:p>
        </text:list-item>
        <text:list-item>
          <text:p text:style-name="P306">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21">/* </text:p>
            <text:p text:style-name="P121"><text:s/>* unique2.c </text:p>
            <text:p text:style-name="P121"><text:s/>* compile with : -lcstl </text:p>
            <text:p text:style-name="P121"><text:s/>*/ </text:p>
            <text:p text:style-name="P121"/>
            <text:p text:style-name="P121">#include &lt;stdio.h&gt; </text:p>
            <text:p text:style-name="P121">#include &lt;cstl/cdeque.h&gt; </text:p>
            <text:p text:style-name="P121">#include &lt;cstl/calgorithm.h&gt; </text:p>
            <text:p text:style-name="P121"/>
            <text:p text:style-name="P121">static void _difference_one(const void* cpv_first, </text:p>
            <text:p text:style-name="P121"><text:s text:c="4"/>const void* cpv_second, void* pv_output) </text:p>
            <text:p text:style-name="P121">{ </text:p>
            <text:p text:style-name="P121"><text:s text:c="4"/>*(bool_t*)pv_output = </text:p>
            <text:p text:style-name="P121"><text:s text:c="8"/>*(int*)cpv_first + 1 == *(int*)cpv_second || </text:p>
            <text:p text:style-name="P121"><text:s text:c="8"/>*(int*)cpv_first - 1 == *(int*)cpv_second ? </text:p>
            <text:p text:style-name="P121"><text:s text:c="8"/>true : false; </text:p>
            <text:p text:style-name="P121">} </text:p>
            <text:p text:style-name="P121"/>
            <text:p text:style-name="P121">int main(int argc, char* argv[]) </text:p>
            <text:p text:style-name="P121">{ </text:p>
            <text:p text:style-name="P121"><text:s text:c="4"/>deque_t* pdeq_coll1 = create_deque(int); </text:p>
            <text:p text:style-name="P121"><text:s text:c="4"/>deque_t* pdeq_coll2 = create_deque(int); </text:p>
            <text:p text:style-name="P121"><text:s text:c="4"/>deque_t* pdeq_coll3 = create_deque(int); </text:p>
            <text:p text:style-name="P121"><text:s text:c="4"/>deque_t* pdeq_coll4 = create_deque(int); </text:p>
            <text:p text:style-name="P121"><text:s text:c="4"/>iterator_t it_pos; </text:p>
            <text:p text:style-name="P121"><text:s text:c="4"/>iterator_t it_end; </text:p>
            <text:p text:style-name="P121"><text:s text:c="4"/>int i = 0; </text:p>
            <text:p text:style-name="P121"/>
            <text:p text:style-name="P121"><text:s text:c="4"/>if(pdeq_coll1 == NULL || pdeq_coll2 == NULL || </text:p>
            <text:p text:style-name="P121"><text:soft-page-break/><text:s text:c="7"/>pdeq_coll3 == NULL || pdeq_coll4 == NULL) </text:p>
            <text:p text:style-name="P121"><text:s text:c="4"/>{ </text:p>
            <text:p text:style-name="P121"><text:s text:c="8"/>return -1; </text:p>
            <text:p text:style-name="P121"><text:s text:c="4"/>} </text:p>
            <text:p text:style-name="P121"/>
            <text:p text:style-name="P121"><text:s text:c="4"/>deque_init(pdeq_coll1); </text:p>
            <text:p text:style-name="P121"><text:s text:c="4"/>deque_init(pdeq_coll2); </text:p>
            <text:p text:style-name="P121"><text:s text:c="4"/>deque_init(pdeq_coll3); </text:p>
            <text:p text:style-name="P121"><text:s text:c="4"/>deque_init(pdeq_coll4); </text:p>
            <text:p text:style-name="P121"/>
            <text:p text:style-name="P121"><text:s text:c="4"/>deque_push_back(pdeq_coll1, 1); </text:p>
            <text:p text:style-name="P121"><text:s text:c="4"/>deque_push_back(pdeq_coll1, 4); </text:p>
            <text:p text:style-name="P121"><text:s text:c="4"/>deque_push_back(pdeq_coll1, 4); </text:p>
            <text:p text:style-name="P121"><text:s text:c="4"/>deque_push_back(pdeq_coll1, 6); </text:p>
            <text:p text:style-name="P121"><text:s text:c="4"/>deque_push_back(pdeq_coll1, 1); </text:p>
            <text:p text:style-name="P121"><text:s text:c="4"/>deque_push_back(pdeq_coll1, 2); </text:p>
            <text:p text:style-name="P121"><text:s text:c="4"/>deque_push_back(pdeq_coll1, 2); </text:p>
            <text:p text:style-name="P121"><text:s text:c="4"/>deque_push_back(pdeq_coll1, 3); </text:p>
            <text:p text:style-name="P121"><text:s text:c="4"/>deque_push_back(pdeq_coll1, 1); </text:p>
            <text:p text:style-name="P121"><text:s text:c="4"/>deque_push_back(pdeq_coll1, 6); </text:p>
            <text:p text:style-name="P121"><text:s text:c="4"/>deque_push_back(pdeq_coll1, 6); </text:p>
            <text:p text:style-name="P121"><text:s text:c="4"/>deque_push_back(pdeq_coll1, 6); </text:p>
            <text:p text:style-name="P121"><text:s text:c="4"/>deque_push_back(pdeq_coll1, 5); </text:p>
            <text:p text:style-name="P121"><text:s text:c="4"/>deque_push_back(pdeq_coll1, 7); </text:p>
            <text:p text:style-name="P121"><text:s text:c="4"/>deque_push_back(pdeq_coll1, 5); </text:p>
            <text:p text:style-name="P121"><text:s text:c="4"/>deque_push_back(pdeq_coll1, 4); </text:p>
            <text:p text:style-name="P121"><text:s text:c="4"/>deque_push_back(pdeq_coll1, 4); </text:p>
            <text:p text:style-name="P121"><text:s text:c="4"/>deque_assign(pdeq_coll3, pdeq_coll1); </text:p>
            <text:p text:style-name="P121"><text:s text:c="4"/>deque_resize(pdeq_coll2, deque_size(pdeq_coll1)); </text:p>
            <text:p text:style-name="P121"><text:s text:c="4"/>deque_resize(pdeq_coll4, deque_size(pdeq_coll1)); </text:p>
            <text:p text:style-name="P121"/>
            <text:p text:style-name="P121"><text:s text:c="4"/>printf("coll1: "); </text:p>
            <text:p text:style-name="P121"><text:s text:c="4"/>for(it_pos = deque_begin(pdeq_coll1); </text:p>
            <text:p text:style-name="P121"><text:s text:c="8"/>!iterator_equal(it_pos, deque_end(pdeq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end = algo_unique_copy(deque_begin(pdeq_coll1), </text:p>
            <text:p text:style-name="P121"><text:s text:c="8"/>deque_end(pdeq_coll1), deque_begin(pdeq_coll2)); </text:p>
            <text:p text:style-name="P121"><text:s text:c="4"/>printf("coll2: "); </text:p>
            <text:p text:style-name="P121"><text:soft-page-break/><text:s text:c="4"/>for(it_pos = deque_begin(pdeq_coll2);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n"); </text:p>
            <text:p text:style-name="P121"/>
            <text:p text:style-name="P121"><text:s text:c="4"/>printf("coll3: "); </text:p>
            <text:p text:style-name="P121"><text:s text:c="4"/>for(it_pos = deque_begin(pdeq_coll3); </text:p>
            <text:p text:style-name="P121"><text:s text:c="8"/>!iterator_equal(it_pos, deque_end(pdeq_coll3));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it_end = algo_unique_copy_if(deque_begin(pdeq_coll3), deque_end(pdeq_coll3), </text:p>
            <text:p text:style-name="P121"><text:s text:c="8"/>deque_begin(pdeq_coll4), _difference_one); </text:p>
            <text:p text:style-name="P121"><text:s text:c="4"/>printf("coll4: "); </text:p>
            <text:p text:style-name="P121"><text:s text:c="4"/>for(it_pos = deque_begin(pdeq_coll4);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deque_destroy(pdeq_coll1); </text:p>
            <text:p text:style-name="P121"><text:s text:c="4"/>deque_destroy(pdeq_coll2); </text:p>
            <text:p text:style-name="P121"><text:s text:c="4"/>deque_destroy(pdeq_coll3); </text:p>
            <text:p text:style-name="P121"><text:s text:c="4"/>deque_destroy(pdeq_coll4); </text:p>
            <text:p text:style-name="P121"/>
            <text:p text:style-name="P121"><text:s text:c="4"/>return 0; </text:p>
            <text:p text:style-name="P121">}</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59441990" text:continue-list="list504016416" text:style-name="WW8Num13">
        <text:list-item>
          <text:list>
            <text:list-item>
              <text:list>
                <text:list-item>
                  <text:h text:style-name="P347" text:outline-level="3"><text:soft-page-break/>逆序</text:h>
                </text:list-item>
              </text:list>
            </text:list-item>
          </text:list>
        </text:list-item>
      </text:list>
      <text:list xml:id="list536803798" text:style-name="L157">
        <text:list-item>
          <text:p text:style-name="P307">algo_reverse <text:s text:c="3"/>algo_reverse_copy将数据区间中的数据逆序</text:p>
        </text:list-item>
      </text:list>
      <text:list xml:id="list1410738308" text:style-name="L158">
        <text:list-item>
          <text:p text:style-name="P308">algo_reverse将数据区间中的数据逆序。</text:p>
        </text:list-item>
        <text:list-item>
          <text:p text:style-name="P308">algo_reverse_copy将数据区间中的数据逆序并将结果拷贝的目的数据区间。</text:p>
        </text:list-item>
        <text:list-item>
          <text:p text:style-name="P308">用户必须保证algo_reverse_copy的目的数据区间足够大。</text:p>
        </text:list-item>
        <text:list-item>
          <text:p text:style-name="P308">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21">/* </text:p>
            <text:p text:style-name="P121"><text:s/>* reverse1.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
            <text:p text:style-name="P121">int main(int argc, char* argv[]) </text:p>
            <text:p text:style-name="P121">{ </text:p>
            <text:p text:style-name="P121"><text:s text:c="4"/>vector_t* pvec_coll1 = create_vector(int); </text:p>
            <text:p text:style-name="P121"><text:s text:c="4"/>vector_t* pvec_coll2 = create_vector(int); </text:p>
            <text:p text:style-name="P121"><text:s text:c="4"/>iterator_t it_pos; </text:p>
            <text:p text:style-name="P121"><text:s text:c="4"/>iterator_t it_end; </text:p>
            <text:p text:style-name="P121"><text:s text:c="4"/>int i = 0; </text:p>
            <text:p text:style-name="P121"/>
            <text:p text:style-name="P121"><text:s text:c="4"/>if(pvec_coll1 == NULL || pvec_coll2 == NULL) </text:p>
            <text:p text:style-name="P121"><text:s text:c="4"/>{ </text:p>
            <text:p text:style-name="P121"><text:s text:c="8"/>return -1; </text:p>
            <text:p text:style-name="P121"><text:s text:c="4"/>} </text:p>
            <text:p text:style-name="P121"/>
            <text:p text:style-name="P121"><text:s text:c="4"/>vector_init(pvec_coll1); </text:p>
            <text:p text:style-name="P121"><text:s text:c="4"/>vector_init(pvec_coll2); </text:p>
            <text:p text:style-name="P121"/>
            <text:p text:style-name="P121"><text:s text:c="4"/>for(i = 1; i &lt;= 9; ++i) </text:p>
            <text:p text:style-name="P121"><text:s text:c="4"/>{ </text:p>
            <text:p text:style-name="P121"><text:s text:c="8"/>vector_push_back(pvec_coll1, i); </text:p>
            <text:p text:style-name="P121"><text:s text:c="4"/>} </text:p>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oft-page-break/><text:s text:c="4"/>{ </text:p>
            <text:p text:style-name="P121"><text:s text:c="8"/>printf("%d ", *(int*)iterator_get_pointer(it_pos)); </text:p>
            <text:p text:style-name="P121"><text:s text:c="4"/>} </text:p>
            <text:p text:style-name="P121"><text:s text:c="4"/>printf("\n"); </text:p>
            <text:p text:style-name="P121"/>
            <text:p text:style-name="P121"><text:s text:c="4"/>algo_reverse(vector_begin(pvec_coll1), vector_end(pvec_coll1)); </text:p>
            <text:p text:style-name="P121"><text:s text:c="4"/>printf("after reversing 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resize(pvec_coll2, vector_size(pvec_coll1)); </text:p>
            <text:p text:style-name="P121"><text:s text:c="4"/>it_end = algo_reverse_copy(iterator_next_n(vector_begin(pvec_coll1), 3), </text:p>
            <text:p text:style-name="P121"><text:s text:c="8"/>iterator_prev(vector_end(pvec_coll1)), vector_begin(pvec_coll2)); </text:p>
            <text:p text:style-name="P121"><text:s text:c="4"/>printf("after reversing coll2: "); </text:p>
            <text:p text:style-name="P121"><text:s text:c="4"/>for(it_pos = vector_begin(pvec_coll2);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1); </text:p>
            <text:p text:style-name="P121"><text:s text:c="4"/>vector_destroy(pvec_coll2); </text:p>
            <text:p text:style-name="P121"/>
            <text:p text:style-name="P121"><text:s text:c="4"/>return 0; </text:p>
            <text:p text:style-name="P121">}</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2060135881" text:continue-list="list159441990" text:style-name="WW8Num13">
        <text:list-item>
          <text:list>
            <text:list-item>
              <text:list>
                <text:list-item>
                  <text:h text:style-name="P347" text:outline-level="3">数据轮换</text:h>
                </text:list-item>
              </text:list>
            </text:list-item>
          </text:list>
        </text:list-item>
      </text:list>
      <text:list xml:id="list788646349" text:style-name="L159">
        <text:list-item>
          <text:p text:style-name="P309">algo_rotate <text:s text:c="3"/>algo_rotate_copy是将数据区间的两部分数据调换</text:p>
        </text:list-item>
      </text:list>
      <text:list xml:id="list839716055" text:style-name="L160">
        <text:list-item>
          <text:p text:style-name="P310"><text:soft-page-break/>algo_rotate将数据区间中的两部分调换，返回新的分界线迭代器。</text:p>
        </text:list-item>
        <text:list-item>
          <text:p text:style-name="P310">algo_rotate_copy将数据区间两部分调换并拷贝到目的数据区间中，返回目的数据区间的新末尾。</text:p>
        </text:list-item>
        <text:list-item>
          <text:p text:style-name="P310">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21">/* </text:p>
            <text:p text:style-name="P121"><text:s/>* rotate1.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
            <text:p text:style-name="P121">int main(int argc, char* argv[]) </text:p>
            <text:p text:style-name="P121">{ </text:p>
            <text:p text:style-name="P121"><text:s text:c="4"/>vector_t* pvec_coll1 = create_vector(int); </text:p>
            <text:p text:style-name="P121"><text:s text:c="4"/>vector_t* pvec_coll2 = create_vector(int); </text:p>
            <text:p text:style-name="P121"><text:s text:c="4"/>iterator_t it_pos; </text:p>
            <text:p text:style-name="P121"><text:s text:c="4"/>iterator_t it_end; </text:p>
            <text:p text:style-name="P121"><text:s text:c="4"/>int i = 0; </text:p>
            <text:p text:style-name="P121"/>
            <text:p text:style-name="P121"><text:s text:c="4"/>if(pvec_coll1 == NULL || pvec_coll2 == NULL) </text:p>
            <text:p text:style-name="P121"><text:s text:c="4"/>{ </text:p>
            <text:p text:style-name="P121"><text:s text:c="8"/>return -1; </text:p>
            <text:p text:style-name="P121"><text:s text:c="4"/>} </text:p>
            <text:p text:style-name="P121"/>
            <text:p text:style-name="P121"><text:s text:c="4"/>vector_init(pvec_coll1); </text:p>
            <text:p text:style-name="P121"><text:s text:c="4"/>vector_init(pvec_coll2); </text:p>
            <text:p text:style-name="P121"/>
            <text:p text:style-name="P121"><text:s text:c="4"/>for(i = 1; i &lt;= 9; ++i) </text:p>
            <text:p text:style-name="P121"><text:s text:c="4"/>{ </text:p>
            <text:p text:style-name="P121"><text:s text:c="8"/>vector_push_back(pvec_coll1, i); </text:p>
            <text:p text:style-name="P121"><text:s text:c="4"/>} </text:p>
            <text:p text:style-name="P121"><text:s text:c="4"/>vector_resize(pvec_coll2, vector_size(pvec_coll1)); </text:p>
            <text:p text:style-name="P121"/>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oft-page-break/><text:s/></text:p>
            <text:p text:style-name="P121"><text:s text:c="4"/>algo_rotate(vector_begin(pvec_coll1), </text:p>
            <text:p text:style-name="P121"><text:s text:c="8"/>iterator_next_n(vector_begin(pvec_coll1), 3), </text:p>
            <text:p text:style-name="P121"><text:s text:c="8"/>vector_end(pvec_coll1)); </text:p>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rotate(vector_begin(pvec_coll1), </text:p>
            <text:p text:style-name="P121"><text:s text:c="8"/>iterator_prev_n(vector_end(pvec_coll1), 2), </text:p>
            <text:p text:style-name="P121"><text:s text:c="8"/>vector_end(pvec_coll1)); </text:p>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rotate_copy(vector_begin(pvec_coll1), </text:p>
            <text:p text:style-name="P121"><text:s text:c="8"/>algo_find(vector_begin(pvec_coll1), vector_end(pvec_coll1), 6), </text:p>
            <text:p text:style-name="P121"><text:s text:c="8"/>vector_end(pvec_coll1), vector_begin(pvec_coll2)); </text:p>
            <text:p text:style-name="P121"><text:s text:c="4"/>printf("coll2: ");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1); </text:p>
            <text:p text:style-name="P121"><text:s text:c="4"/>vector_destroy(pvec_coll2); </text:p>
            <text:p text:style-name="P121"/>
            <text:p text:style-name="P121"><text:s text:c="4"/>return 0; </text:p>
            <text:p text:style-name="P121">}</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169770002" text:continue-list="list2060135881" text:style-name="WW8Num13">
        <text:list-item>
          <text:list>
            <text:list-item>
              <text:list>
                <text:list-item>
                  <text:h text:style-name="P347" text:outline-level="3">随机算法</text:h>
                </text:list-item>
              </text:list>
            </text:list-item>
          </text:list>
        </text:list-item>
      </text:list>
      <text:list xml:id="list1166228384" text:style-name="L161">
        <text:list-item>
          <text:p text:style-name="P311">algo_random_shuffle <text:s text:c="3"/>algo_random_shuffle_if将数据区间中的数据随机重排</text:p>
        </text:list-item>
      </text:list>
      <text:list xml:id="list821707778" text:style-name="L162">
        <text:list-item>
          <text:p text:style-name="P312">两个算法都是将数据区间中的数据顺序打乱，但是不修改数据内容。</text:p>
        </text:list-item>
        <text:list-item>
          <text:p text:style-name="P312">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21">/* </text:p>
            <text:p text:style-name="P121"><text:s/>* random1.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include &lt;cstl/cfunctional.h&gt; </text:p>
            <text:p text:style-name="P121"/>
            <text:p text:style-name="P121">int main(int argc, char* argv[]) </text:p>
            <text:p text:style-name="P121">{ </text:p>
            <text:p text:style-name="P121"><text:s text:c="4"/>vector_t* pvec_coll = create_vector(int); </text:p>
            <text:p text:style-name="P121"><text:s text:c="4"/>iterator_t it_pos; </text:p>
            <text:p text:style-name="P121"><text:s text:c="4"/>int i = 0; </text:p>
            <text:p text:style-name="P121"/>
            <text:p text:style-name="P121"><text:s text:c="4"/>if(pvec_coll == NULL) </text:p>
            <text:p text:style-name="P121"><text:s text:c="4"/>{ </text:p>
            <text:p text:style-name="P121"><text:s text:c="8"/>return -1; </text:p>
            <text:p text:style-name="P121"><text:s text:c="4"/>} </text:p>
            <text:p text:style-name="P121"/>
            <text:p text:style-name="P121"><text:s text:c="4"/>vector_init(pvec_coll); </text:p>
            <text:p text:style-name="P121"/>
            <text:p text:style-name="P121"><text:s text:c="4"/>for(i = 1; i &lt;= 9; ++i) </text:p>
            <text:p text:style-name="P121"><text:s text:c="4"/>{ </text:p>
            <text:p text:style-name="P121"><text:s text:c="8"/>vector_push_back(pvec_coll, i); </text:p>
            <text:p text:style-name="P121"><text:s text:c="4"/>} </text:p>
            <text:p text:style-name="P121"><text:s text:c="4"/>printf("coll: "); </text:p>
            <text:p text:style-name="P121"><text:s text:c="4"/>for(it_pos = vector_begin(pvec_coll); </text:p>
            <text:p text:style-name="P121"><text:soft-page-break/><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random_shuffle(vector_begin(pvec_coll), vector_end(pvec_coll)); </text:p>
            <text:p text:style-name="P121"><text:s text:c="4"/>printf("shuffle: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sort(vector_begin(pvec_coll), vector_end(pvec_coll)); </text:p>
            <text:p text:style-name="P121"><text:s text:c="4"/>printf("sort: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random_shuffle_if(vector_begin(pvec_coll), </text:p>
            <text:p text:style-name="P121"><text:s text:c="8"/>vector_end(pvec_coll), fun_random_number); </text:p>
            <text:p text:style-name="P121"><text:s text:c="4"/>printf("shuffle: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 </text:p>
            <text:p text:style-name="P121"/>
            <text:p text:style-name="P121"><text:s text:c="4"/>return 0; </text:p>
            <text:p text:style-name="P121">}</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1906983774" text:style-name="L163">
        <text:list-item>
          <text:p text:style-name="P313">algo_random_sample <text:s text:c="3"/>algo_random_sample_if <text:s text:c="3"/>algo_random_sample_n <text:s text:c="3"/>algo_random_sample_n_if随机抽样</text:p>
        </text:list-item>
      </text:list>
      <text:list xml:id="list2046504818" text:style-name="L164">
        <text:list-item>
          <text:p text:style-name="P314">随机抽样是在源数据区间中随机抽取n个数据样本到目的数据区间中，保证不会重复抽样。</text:p>
        </text:list-item>
        <text:list-item>
          <text:p text:style-name="P314">用户可以指定随机数生成函数。</text:p>
        </text:list-item>
        <text:list-item>
          <text:p text:style-name="P314">使用algo_random_sample_n和algo_random_sample_n_if算法，用户必须保证目的数据区间足够大。</text:p>
        </text:list-item>
        <text:list-item>
          <text:p text:style-name="P314">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21">/* </text:p>
            <text:p text:style-name="P121"><text:s/>* random2.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include &lt;cstl/cfunctional.h&gt; </text:p>
            <text:p text:style-name="P121"/>
            <text:p text:style-name="P121">int main(int argc, char* argv[]) </text:p>
            <text:p text:style-name="P121">{ </text:p>
            <text:p text:style-name="P121"><text:s text:c="4"/>vector_t* pvec_coll1 = create_vector(int); </text:p>
            <text:p text:style-name="P121"><text:s text:c="4"/>vector_t* pvec_coll2 = create_vector(int); </text:p>
            <text:p text:style-name="P121"><text:s text:c="4"/>iterator_t it_pos; </text:p>
            <text:p text:style-name="P121"><text:s text:c="4"/>iterator_t it_end; </text:p>
            <text:p text:style-name="P121"><text:s text:c="4"/>int i = 0; </text:p>
            <text:p text:style-name="P121"/>
            <text:p text:style-name="P121"><text:s text:c="4"/>if(pvec_coll1 == NULL || pvec_coll2 == NULL) </text:p>
            <text:p text:style-name="P121"><text:s text:c="4"/>{ </text:p>
            <text:p text:style-name="P121"><text:s text:c="8"/>return -1; </text:p>
            <text:p text:style-name="P121"><text:s text:c="4"/>} </text:p>
            <text:p text:style-name="P121"/>
            <text:p text:style-name="P121"><text:s text:c="4"/>vector_init(pvec_coll1); </text:p>
            <text:p text:style-name="P121"><text:s text:c="4"/>vector_init_n(pvec_coll2, 10); </text:p>
            <text:p text:style-name="P121"/>
            <text:p text:style-name="P121"><text:s text:c="4"/>for(i = 1; i &lt;= 19; ++i) </text:p>
            <text:p text:style-name="P121"><text:s text:c="4"/>{ </text:p>
            <text:p text:style-name="P121"><text:s text:c="8"/>vector_push_back(pvec_coll1, i); </text:p>
            <text:p text:style-name="P121"><text:s text:c="4"/>} </text:p>
            <text:p text:style-name="P121"><text:s text:c="4"/>printf("coll1: "); </text:p>
            <text:p text:style-name="P121"><text:s text:c="4"/>for(it_pos = vector_begin(pvec_coll1); </text:p>
            <text:p text:style-name="P121"><text:soft-page-break/><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random_sample(vector_begin(pvec_coll1), vector_end(pvec_coll1), </text:p>
            <text:p text:style-name="P121"><text:s text:c="8"/>vector_begin(pvec_coll2), vector_end(pvec_coll2)); </text:p>
            <text:p text:style-name="P121"><text:s text:c="4"/>printf("coll2: ");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random_sample_if(vector_begin(pvec_coll1), vector_end(pvec_coll1), </text:p>
            <text:p text:style-name="P121"><text:s text:c="8"/>vector_begin(pvec_coll2), vector_end(pvec_coll2), fun_random_number); </text:p>
            <text:p text:style-name="P121"><text:s text:c="4"/>printf("coll2: ");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end = algo_random_sample_n(vector_begin(pvec_coll1), </text:p>
            <text:p text:style-name="P121"><text:s text:c="8"/>vector_end(pvec_coll1), vector_begin(pvec_coll2), 5); </text:p>
            <text:p text:style-name="P121"><text:s text:c="4"/>printf("coll2: "); </text:p>
            <text:p text:style-name="P121"><text:s text:c="4"/>for(it_pos = vector_begin(pvec_coll2);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end = algo_random_sample_n_if(vector_begin(pvec_coll1), vector_end(pvec_coll1), </text:p>
            <text:p text:style-name="P121"><text:s text:c="8"/>vector_begin(pvec_coll2), 8, fun_random_number); </text:p>
            <text:p text:style-name="P121"><text:soft-page-break/><text:s text:c="4"/>printf("coll2: "); </text:p>
            <text:p text:style-name="P121"><text:s text:c="4"/>for(it_pos = vector_begin(pvec_coll2);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1); </text:p>
            <text:p text:style-name="P121"><text:s text:c="4"/>vector_destroy(pvec_coll2); </text:p>
            <text:p text:style-name="P121"/>
            <text:p text:style-name="P121"><text:s text:c="4"/>return 0; </text:p>
            <text:p text:style-name="P121">}</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1871832772" text:continue-list="list169770002" text:style-name="WW8Num13">
        <text:list-item>
          <text:list>
            <text:list-item>
              <text:list>
                <text:list-item>
                  <text:h text:style-name="P347" text:outline-level="3">数据划分</text:h>
                </text:list-item>
              </text:list>
            </text:list-item>
          </text:list>
        </text:list-item>
      </text:list>
      <text:list xml:id="list1077820526" text:style-name="L165">
        <text:list-item>
          <text:p text:style-name="P184">algo_partition <text:s text:c="3"/>algo_stable_partition将符合规则的数据放在数据区间的前部，其余的数据放在后部</text:p>
        </text:list-item>
      </text:list>
      <text:list xml:id="list394968811" text:style-name="L166">
        <text:list-item>
          <text:p text:style-name="P185">两个算法都将符合指定规则的数据放到数据区间的前部，其余的数据放在区间的后部。</text:p>
        </text:list-item>
        <text:list-item>
          <text:p text:style-name="P185">两个算法都返回两部分数据的边界迭代器。</text:p>
        </text:list-item>
        <text:list-item>
          <text:p text:style-name="P185">algo_stable_partition不改变每一个部分中数据的原始顺序。</text:p>
        </text:list-item>
      </text:list>
      <text:p text:style-name="P35">下面是两个算法的例子：</text:p>
      <table:table table:name="表格146" table:style-name="表格146">
        <table:table-column table:style-name="表格146.A"/>
        <table:table-row>
          <table:table-cell table:style-name="表格146.A1" office:value-type="string">
            <text:p text:style-name="P121">/* </text:p>
            <text:p text:style-name="P121"><text:s/>* partition1.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
            <text:p text:style-name="P121">static void _is_even(const void* cpv_input, void* pv_output) </text:p>
            <text:p text:style-name="P121">{ </text:p>
            <text:p text:style-name="P121"><text:s text:c="4"/>*(bool_t*)pv_output = *(int*)cpv_input % 2 == 0 ? true : false; </text:p>
            <text:p text:style-name="P121"><text:soft-page-break/>} </text:p>
            <text:p text:style-name="P121"/>
            <text:p text:style-name="P121">int main(int argc, char* argv[]) </text:p>
            <text:p text:style-name="P121">{ </text:p>
            <text:p text:style-name="P121"><text:s text:c="4"/>vector_t* pvec_coll1 = create_vector(int); </text:p>
            <text:p text:style-name="P121"><text:s text:c="4"/>vector_t* pvec_coll2 = create_vector(int); </text:p>
            <text:p text:style-name="P121"><text:s text:c="4"/>iterator_t it_pos; </text:p>
            <text:p text:style-name="P121"><text:s text:c="4"/>iterator_t it_odd; </text:p>
            <text:p text:style-name="P121"><text:s text:c="4"/>int i = 0; </text:p>
            <text:p text:style-name="P121"/>
            <text:p text:style-name="P121"><text:s text:c="4"/>if(pvec_coll1 == NULL || pvec_coll2 == NULL) </text:p>
            <text:p text:style-name="P121"><text:s text:c="4"/>{ </text:p>
            <text:p text:style-name="P121"><text:s text:c="8"/>return -1; </text:p>
            <text:p text:style-name="P121"><text:s text:c="4"/>} </text:p>
            <text:p text:style-name="P121"/>
            <text:p text:style-name="P121"><text:s text:c="4"/>vector_init(pvec_coll1); </text:p>
            <text:p text:style-name="P121"><text:s text:c="4"/>vector_init(pvec_coll2); </text:p>
            <text:p text:style-name="P121"/>
            <text:p text:style-name="P121"><text:s text:c="4"/>for(i = 1; i &lt;= 9; ++i) </text:p>
            <text:p text:style-name="P121"><text:s text:c="4"/>{ </text:p>
            <text:p text:style-name="P121"><text:s text:c="8"/>vector_push_back(pvec_coll1, i); </text:p>
            <text:p text:style-name="P121"><text:s text:c="8"/>vector_push_back(pvec_coll2, i); </text:p>
            <text:p text:style-name="P121"><text:s text:c="4"/>} </text:p>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printf("partition:\n"); </text:p>
            <text:p text:style-name="P121"><text:s text:c="4"/>it_odd = algo_partition(vector_begin(pvec_coll1), </text:p>
            <text:p text:style-name="P121"><text:s text:c="8"/>vector_end(pvec_coll1), _is_even); </text:p>
            <text:p text:style-name="P121"><text:soft-page-break/><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first odd: %d\n", *(int*)iterator_get_pointer(it_odd)); </text:p>
            <text:p text:style-name="P121"><text:s text:c="4"/>it_odd = algo_stable_partition(vector_begin(pvec_coll2), </text:p>
            <text:p text:style-name="P121"><text:s text:c="8"/>vector_end(pvec_coll2), _is_even); </text:p>
            <text:p text:style-name="P121"><text:s text:c="4"/>printf("coll2: ");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first odd: %d\n", *(int*)iterator_get_pointer(it_odd)); </text:p>
            <text:p text:style-name="P121"/>
            <text:p text:style-name="P121"><text:s text:c="4"/>vector_destroy(pvec_coll1); </text:p>
            <text:p text:style-name="P121"><text:s text:c="4"/>vector_destroy(pvec_coll2); </text:p>
            <text:p text:style-name="P121"/>
            <text:p text:style-name="P121"><text:s text:c="4"/>return 0; </text:p>
            <text:p text:style-name="P121">}</text:p>
          </table:table-cell>
        </table:table-row>
      </table:table>
      <text:p text:style-name="P35">输出结果：</text:p>
      <text:p text:style-name="P35">coll1: 1 2 3 4 5 6 7 8 9 </text:p>
      <text:p text:style-name="P35">coll2: 1 2 3 4 5 6 7 8 9 </text:p>
      <text:p text:style-name="P35">partition: </text:p>
      <text:p text:style-name="P35">coll1: 8 2 6 4 5 3 7 1 9 </text:p>
      <text:p text:style-name="P35">first odd: 5 </text:p>
      <text:p text:style-name="P35">coll2: 2 4 6 8 1 3 5 7 9 </text:p>
      <text:p text:style-name="P35">first odd: 1</text:p>
      <text:p text:style-name="P35"/>
      <text:list xml:id="list463192795" text:continue-list="list1871832772" text:style-name="WW8Num13">
        <text:list-item>
          <text:list>
            <text:list-item>
              <text:h text:style-name="P337" text:outline-level="2">排序算法</text:h>
            </text:list-item>
          </text:list>
        </text:list-item>
      </text:list>
      <text:p text:style-name="P35"><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13">algo_sort</text:p>
          </table:table-cell>
          <table:table-cell table:style-name="表格147.B1" office:value-type="string">
            <text:p text:style-name="P114">将数据区间中的数据按照默认的比较规则排序。</text:p>
          </table:table-cell>
        </table:table-row>
        <table:table-row>
          <table:table-cell table:style-name="表格147.A2" office:value-type="string">
            <text:p text:style-name="P113">algo_sort_if</text:p>
          </table:table-cell>
          <table:table-cell table:style-name="表格147.B2" office:value-type="string">
            <text:p text:style-name="P114">将数据区间中的数据按照指定的比较规则排序。</text:p>
          </table:table-cell>
        </table:table-row>
        <table:table-row>
          <table:table-cell table:style-name="表格147.A2" office:value-type="string">
            <text:p text:style-name="P113">algo_stable_sort</text:p>
          </table:table-cell>
          <table:table-cell table:style-name="表格147.B2" office:value-type="string">
            <text:p text:style-name="P114">将数据区间中的数据按照默认比较规则进行稳定排序。</text:p>
          </table:table-cell>
        </table:table-row>
        <table:table-row>
          <table:table-cell table:style-name="表格147.A2" office:value-type="string">
            <text:p text:style-name="P113">algo_stable_sort_if</text:p>
          </table:table-cell>
          <table:table-cell table:style-name="表格147.B2" office:value-type="string">
            <text:p text:style-name="P114">将数据区间中的数据按照指定的比较规则进行稳定排序。</text:p>
          </table:table-cell>
        </table:table-row>
        <table:table-row>
          <table:table-cell table:style-name="表格147.A2" office:value-type="string">
            <text:p text:style-name="P113">algo_partial_sort</text:p>
          </table:table-cell>
          <table:table-cell table:style-name="表格147.B2" office:value-type="string">
            <text:p text:style-name="P114">将数据区间中的数据按照默认的比较规则进行部分排序。</text:p>
          </table:table-cell>
        </table:table-row>
        <table:table-row>
          <table:table-cell table:style-name="表格147.A2" office:value-type="string">
            <text:p text:style-name="P113">algo_partial_sort_if</text:p>
          </table:table-cell>
          <table:table-cell table:style-name="表格147.B2" office:value-type="string">
            <text:p text:style-name="P114">将数据区间中的数据按照指定的比较规则进行部分排序。</text:p>
          </table:table-cell>
        </table:table-row>
        <table:table-row>
          <table:table-cell table:style-name="表格147.A2" office:value-type="string">
            <text:p text:style-name="P113">algo_partial_sort_copy</text:p>
          </table:table-cell>
          <table:table-cell table:style-name="表格147.B2" office:value-type="string">
            <text:p text:style-name="P114">将数据区间按照默认比较规则部分排序，将排序结果拷贝到目的区间。</text:p>
          </table:table-cell>
        </table:table-row>
        <table:table-row>
          <table:table-cell table:style-name="表格147.A2" office:value-type="string">
            <text:p text:style-name="P113">algo_partial_sort_copy_if</text:p>
          </table:table-cell>
          <table:table-cell table:style-name="表格147.B2" office:value-type="string">
            <text:p text:style-name="P114">将数据区间按照指定比较规则部分排序，将排序结果拷贝到目的区间。</text:p>
          </table:table-cell>
        </table:table-row>
        <table:table-row>
          <table:table-cell table:style-name="表格147.A2" office:value-type="string">
            <text:p text:style-name="P113">algo_is_sorted</text:p>
          </table:table-cell>
          <table:table-cell table:style-name="表格147.B2" office:value-type="string">
            <text:p text:style-name="P114">判断数据区间是否是使用默认比较规则排序的。</text:p>
          </table:table-cell>
        </table:table-row>
        <table:table-row>
          <table:table-cell table:style-name="表格147.A2" office:value-type="string">
            <text:p text:style-name="P113">algo_is_sorted_if</text:p>
          </table:table-cell>
          <table:table-cell table:style-name="表格147.B2" office:value-type="string">
            <text:p text:style-name="P114">判断数据区间是否是使用指定比较规则排序的。</text:p>
          </table:table-cell>
        </table:table-row>
        <table:table-row>
          <table:table-cell table:style-name="表格147.A2" office:value-type="string">
            <text:p text:style-name="P113">algo_nth_element</text:p>
          </table:table-cell>
          <table:table-cell table:style-name="表格147.B2" office:value-type="string">
            <text:p text:style-name="P114">将数据区间按照默认的比较规则分成两部分,第n个数据与排序后的结果相同。</text:p>
          </table:table-cell>
        </table:table-row>
        <table:table-row>
          <table:table-cell table:style-name="表格147.A2" office:value-type="string">
            <text:p text:style-name="P113">algo_nth_element_if</text:p>
          </table:table-cell>
          <table:table-cell table:style-name="表格147.B2" office:value-type="string">
            <text:p text:style-name="P114">将数据区间按照指定的比较规则分成两部分,第n个数据与排序后的结果相同。</text:p>
          </table:table-cell>
        </table:table-row>
        <table:table-row>
          <table:table-cell table:style-name="表格147.A2" office:value-type="string">
            <text:p text:style-name="P113">algo_lower_bound</text:p>
          </table:table-cell>
          <table:table-cell table:style-name="表格147.B2" office:value-type="string">
            <text:p text:style-name="P114">返回使用默认比较规则排序的数据区间中第一个与指定数据相等的迭代器。</text:p>
          </table:table-cell>
        </table:table-row>
        <table:table-row>
          <table:table-cell table:style-name="表格147.A2" office:value-type="string">
            <text:p text:style-name="P113">algo_lower_bound_if</text:p>
          </table:table-cell>
          <table:table-cell table:style-name="表格147.B2" office:value-type="string">
            <text:p text:style-name="P114">返回使用指定比较规则排序的数据区间中第一个与指定数据相等的迭代器。</text:p>
          </table:table-cell>
        </table:table-row>
        <table:table-row>
          <table:table-cell table:style-name="表格147.A2" office:value-type="string">
            <text:p text:style-name="P113">algo_upper_bound</text:p>
          </table:table-cell>
          <table:table-cell table:style-name="表格147.B2" office:value-type="string">
            <text:p text:style-name="P114">返回使用默认比较规则排序的数据区间中第一个大于指定数据的迭代器。</text:p>
          </table:table-cell>
        </table:table-row>
        <table:table-row>
          <table:table-cell table:style-name="表格147.A2" office:value-type="string">
            <text:p text:style-name="P113">algo_upper_bound_if</text:p>
          </table:table-cell>
          <table:table-cell table:style-name="表格147.B2" office:value-type="string">
            <text:p text:style-name="P114">返回使用指定比较规则排序的数据区间中第一个大于指定数据的迭代器。</text:p>
          </table:table-cell>
        </table:table-row>
        <table:table-row>
          <table:table-cell table:style-name="表格147.A2" office:value-type="string">
            <text:p text:style-name="P113">algo_equal_range</text:p>
          </table:table-cell>
          <table:table-cell table:style-name="表格147.B2" office:value-type="string">
            <text:p text:style-name="P114">返回使用默认比较规俄排序的数据区间中包含指定数据的范围。</text:p>
          </table:table-cell>
        </table:table-row>
        <table:table-row>
          <table:table-cell table:style-name="表格147.A2" office:value-type="string">
            <text:p text:style-name="P113">algo_equal_range_if</text:p>
          </table:table-cell>
          <table:table-cell table:style-name="表格147.B2" office:value-type="string">
            <text:p text:style-name="P114">返回使用指定比较规则排序的数据区间中包含指定数据的范围。</text:p>
          </table:table-cell>
        </table:table-row>
        <table:table-row>
          <table:table-cell table:style-name="表格147.A2" office:value-type="string">
            <text:p text:style-name="P113">algo_binary_search</text:p>
          </table:table-cell>
          <table:table-cell table:style-name="表格147.B2" office:value-type="string">
            <text:p text:style-name="P114">在使用默认比较规则排序的数据区间中实现二分查找。</text:p>
          </table:table-cell>
        </table:table-row>
        <table:table-row>
          <table:table-cell table:style-name="表格147.A2" office:value-type="string">
            <text:p text:style-name="P113">algo_binary_search_if</text:p>
          </table:table-cell>
          <table:table-cell table:style-name="表格147.B2" office:value-type="string">
            <text:p text:style-name="P114">在使用指定比较规则排序的数据区间中实现二分查找。</text:p>
          </table:table-cell>
        </table:table-row>
        <table:table-row>
          <table:table-cell table:style-name="表格147.A2" office:value-type="string">
            <text:p text:style-name="P113">algo_merge</text:p>
          </table:table-cell>
          <table:table-cell table:style-name="表格147.B2" office:value-type="string">
            <text:p text:style-name="P114">合并两个使用默认比较规则排序的数据区间。</text:p>
          </table:table-cell>
        </table:table-row>
        <table:table-row>
          <table:table-cell table:style-name="表格147.A2" office:value-type="string">
            <text:p text:style-name="P113">algo_merge_if</text:p>
          </table:table-cell>
          <table:table-cell table:style-name="表格147.B2" office:value-type="string">
            <text:p text:style-name="P114">合并两个使用指定比较规则排序的数据区间。</text:p>
          </table:table-cell>
        </table:table-row>
        <table:table-row>
          <table:table-cell table:style-name="表格147.A2" office:value-type="string">
            <text:p text:style-name="P113">algo_inplace_merge</text:p>
          </table:table-cell>
          <table:table-cell table:style-name="表格147.B2" office:value-type="string">
            <text:p text:style-name="P114">合并同一数据区间中使用默认比较规则排序的两部分。</text:p>
          </table:table-cell>
        </table:table-row>
        <table:table-row>
          <table:table-cell table:style-name="表格147.A2" office:value-type="string">
            <text:p text:style-name="P113">algo_inplace_merge_if</text:p>
          </table:table-cell>
          <table:table-cell table:style-name="表格147.B2" office:value-type="string">
            <text:p text:style-name="P114">合并同一数据区间中使用指定比较规则排序的两部分。</text:p>
          </table:table-cell>
        </table:table-row>
        <table:table-row>
          <table:table-cell table:style-name="表格147.A2" office:value-type="string">
            <text:p text:style-name="P113">algo_includes</text:p>
          </table:table-cell>
          <table:table-cell table:style-name="表格147.B2" office:value-type="string">
            <text:p text:style-name="P114">判断两个使用默认比较规则排序的数据区间第一个是否包含第二个。</text:p>
          </table:table-cell>
        </table:table-row>
        <table:table-row>
          <table:table-cell table:style-name="表格147.A2" office:value-type="string">
            <text:p text:style-name="P113">algo_includes_if</text:p>
          </table:table-cell>
          <table:table-cell table:style-name="表格147.B2" office:value-type="string">
            <text:p text:style-name="P114">判断两个使用指定比较规则排序的数据区间第一个是否包含第二个。</text:p>
          </table:table-cell>
        </table:table-row>
        <table:table-row>
          <table:table-cell table:style-name="表格147.A2" office:value-type="string">
            <text:p text:style-name="P113">algo_set_union</text:p>
          </table:table-cell>
          <table:table-cell table:style-name="表格147.B2" office:value-type="string">
            <text:p text:style-name="P114">将两个使用默认比较规则排序的数据区间取并集。</text:p>
          </table:table-cell>
        </table:table-row>
        <table:table-row>
          <table:table-cell table:style-name="表格147.A2" office:value-type="string">
            <text:p text:style-name="P113">algo_set_union_if</text:p>
          </table:table-cell>
          <table:table-cell table:style-name="表格147.B2" office:value-type="string">
            <text:p text:style-name="P114">将两个使用指定比较规则排序的数据区间取并集。</text:p>
          </table:table-cell>
        </table:table-row>
        <table:table-row>
          <table:table-cell table:style-name="表格147.A2" office:value-type="string">
            <text:p text:style-name="P113">algo_set_intersection</text:p>
          </table:table-cell>
          <table:table-cell table:style-name="表格147.B2" office:value-type="string">
            <text:p text:style-name="P114">将两个使用默认比较规则排序的数据区间取交集。</text:p>
          </table:table-cell>
        </table:table-row>
        <table:table-row>
          <table:table-cell table:style-name="表格147.A2" office:value-type="string">
            <text:p text:style-name="P113">algo_set_intersection_if</text:p>
          </table:table-cell>
          <table:table-cell table:style-name="表格147.B2" office:value-type="string">
            <text:p text:style-name="P114">将两个使用指定比较规则排序的数据区间取交集。</text:p>
          </table:table-cell>
        </table:table-row>
        <table:table-row>
          <table:table-cell table:style-name="表格147.A2" office:value-type="string">
            <text:p text:style-name="P113">algo_set_difference</text:p>
          </table:table-cell>
          <table:table-cell table:style-name="表格147.B2" office:value-type="string">
            <text:p text:style-name="P114">将两个使用默认比较规则排序的数据区间取差集。</text:p>
          </table:table-cell>
        </table:table-row>
        <table:table-row>
          <table:table-cell table:style-name="表格147.A2" office:value-type="string">
            <text:p text:style-name="P113">algo_set_difference_if</text:p>
          </table:table-cell>
          <table:table-cell table:style-name="表格147.B2" office:value-type="string">
            <text:p text:style-name="P114">将两个使用指定比较规则排序的数据区间取差集。</text:p>
          </table:table-cell>
        </table:table-row>
        <text:soft-page-break/>
        <table:table-row>
          <table:table-cell table:style-name="表格147.A2" office:value-type="string">
            <text:p text:style-name="P113">algo_set_symmetric_difference</text:p>
          </table:table-cell>
          <table:table-cell table:style-name="表格147.B2" office:value-type="string">
            <text:p text:style-name="P114">将两个使用默认比较规则排序的数据区间取对称差集。</text:p>
          </table:table-cell>
        </table:table-row>
        <table:table-row>
          <table:table-cell table:style-name="表格147.A2" office:value-type="string">
            <text:p text:style-name="P113">algo_set_symmetric_difference_if</text:p>
          </table:table-cell>
          <table:table-cell table:style-name="表格147.B2" office:value-type="string">
            <text:p text:style-name="P114">将两个使用指定比较规则排序的数据区间取对称差集。</text:p>
          </table:table-cell>
        </table:table-row>
        <table:table-row>
          <table:table-cell table:style-name="表格147.A2" office:value-type="string">
            <text:p text:style-name="P113">algo_push_heap</text:p>
          </table:table-cell>
          <table:table-cell table:style-name="表格147.B2" office:value-type="string">
            <text:p text:style-name="P114">向使用默认比较规则的堆中插入一个数据。</text:p>
          </table:table-cell>
        </table:table-row>
        <table:table-row>
          <table:table-cell table:style-name="表格147.A2" office:value-type="string">
            <text:p text:style-name="P113">algo_push_heap_if</text:p>
          </table:table-cell>
          <table:table-cell table:style-name="表格147.B2" office:value-type="string">
            <text:p text:style-name="P114">向使用指定比较规则的堆中插入一个数据。</text:p>
          </table:table-cell>
        </table:table-row>
        <table:table-row>
          <table:table-cell table:style-name="表格147.A2" office:value-type="string">
            <text:p text:style-name="P113">algo_pop_heap</text:p>
          </table:table-cell>
          <table:table-cell table:style-name="表格147.B2" office:value-type="string">
            <text:p text:style-name="P114">将使用默认比较规则的堆中优先级最高的数据删除。</text:p>
          </table:table-cell>
        </table:table-row>
        <table:table-row>
          <table:table-cell table:style-name="表格147.A2" office:value-type="string">
            <text:p text:style-name="P113">algo_pop_heap_if</text:p>
          </table:table-cell>
          <table:table-cell table:style-name="表格147.B2" office:value-type="string">
            <text:p text:style-name="P114">将使用指定比较规则的堆中优先级最高的数据删除。</text:p>
          </table:table-cell>
        </table:table-row>
        <table:table-row>
          <table:table-cell table:style-name="表格147.A2" office:value-type="string">
            <text:p text:style-name="P113">algo_make_heap</text:p>
          </table:table-cell>
          <table:table-cell table:style-name="表格147.B2" office:value-type="string">
            <text:p text:style-name="P114">将数据区间变成使用默认比较规则的堆。</text:p>
          </table:table-cell>
        </table:table-row>
        <table:table-row>
          <table:table-cell table:style-name="表格147.A2" office:value-type="string">
            <text:p text:style-name="P113">algo_make_heap_if</text:p>
          </table:table-cell>
          <table:table-cell table:style-name="表格147.B2" office:value-type="string">
            <text:p text:style-name="P114">将数据区间变成使用指定比较规则的堆。</text:p>
          </table:table-cell>
        </table:table-row>
        <table:table-row>
          <table:table-cell table:style-name="表格147.A2" office:value-type="string">
            <text:p text:style-name="P113">algo_sort_heap</text:p>
          </table:table-cell>
          <table:table-cell table:style-name="表格147.B2" office:value-type="string">
            <text:p text:style-name="P114">将使用默认比较规则的堆进行堆排序。</text:p>
          </table:table-cell>
        </table:table-row>
        <table:table-row>
          <table:table-cell table:style-name="表格147.A2" office:value-type="string">
            <text:p text:style-name="P113">algo_sort_heap_if</text:p>
          </table:table-cell>
          <table:table-cell table:style-name="表格147.B2" office:value-type="string">
            <text:p text:style-name="P114">将使用指定比较规则的堆进行堆排序。</text:p>
          </table:table-cell>
        </table:table-row>
        <table:table-row>
          <table:table-cell table:style-name="表格147.A2" office:value-type="string">
            <text:p text:style-name="P113">algo_is_heap</text:p>
          </table:table-cell>
          <table:table-cell table:style-name="表格147.B2" office:value-type="string">
            <text:p text:style-name="P114">判断一个数据区间是否是使用默认比较规则的堆。</text:p>
          </table:table-cell>
        </table:table-row>
        <table:table-row>
          <table:table-cell table:style-name="表格147.A2" office:value-type="string">
            <text:p text:style-name="P113">algo_is_heap_if</text:p>
          </table:table-cell>
          <table:table-cell table:style-name="表格147.B2" office:value-type="string">
            <text:p text:style-name="P114">判断一个数据区间是否是使用指定比较规则的堆。</text:p>
          </table:table-cell>
        </table:table-row>
        <table:table-row>
          <table:table-cell table:style-name="表格147.A2" office:value-type="string">
            <text:p text:style-name="P113">algo_min</text:p>
          </table:table-cell>
          <table:table-cell table:style-name="表格147.B2" office:value-type="string">
            <text:p text:style-name="P114">使用默认比较规则找出两个迭代器所指的数据的小者。</text:p>
          </table:table-cell>
        </table:table-row>
        <table:table-row>
          <table:table-cell table:style-name="表格147.A2" office:value-type="string">
            <text:p text:style-name="P113">algo_min_if</text:p>
          </table:table-cell>
          <table:table-cell table:style-name="表格147.B2" office:value-type="string">
            <text:p text:style-name="P114">使用指定比较规则找出两个迭代器所指的数据的小者。</text:p>
          </table:table-cell>
        </table:table-row>
        <table:table-row>
          <table:table-cell table:style-name="表格147.A2" office:value-type="string">
            <text:p text:style-name="P113">algo_max</text:p>
          </table:table-cell>
          <table:table-cell table:style-name="表格147.B2" office:value-type="string">
            <text:p text:style-name="P114">使用默认比较规则找出两个迭代器所指的数据的大者。</text:p>
          </table:table-cell>
        </table:table-row>
        <table:table-row>
          <table:table-cell table:style-name="表格147.A2" office:value-type="string">
            <text:p text:style-name="P113">algo_max_if</text:p>
          </table:table-cell>
          <table:table-cell table:style-name="表格147.B2" office:value-type="string">
            <text:p text:style-name="P114">使用指定比较规则找出两个迭代器所指的数据的大者。</text:p>
          </table:table-cell>
        </table:table-row>
        <table:table-row>
          <table:table-cell table:style-name="表格147.A2" office:value-type="string">
            <text:p text:style-name="P113">algo_min_element</text:p>
          </table:table-cell>
          <table:table-cell table:style-name="表格147.B2" office:value-type="string">
            <text:p text:style-name="P114">使用默认的比较规则找出数据区间中最小的数据。</text:p>
          </table:table-cell>
        </table:table-row>
        <table:table-row>
          <table:table-cell table:style-name="表格147.A2" office:value-type="string">
            <text:p text:style-name="P113">algo_min_element_if</text:p>
          </table:table-cell>
          <table:table-cell table:style-name="表格147.B2" office:value-type="string">
            <text:p text:style-name="P114">使用指定的比较规则找出数据区间中最小的数据。</text:p>
          </table:table-cell>
        </table:table-row>
        <table:table-row>
          <table:table-cell table:style-name="表格147.A2" office:value-type="string">
            <text:p text:style-name="P113">algo_max_element</text:p>
          </table:table-cell>
          <table:table-cell table:style-name="表格147.B2" office:value-type="string">
            <text:p text:style-name="P114">使用默认的比较规则找出数据区间中最大的数据。</text:p>
          </table:table-cell>
        </table:table-row>
        <table:table-row>
          <table:table-cell table:style-name="表格147.A2" office:value-type="string">
            <text:p text:style-name="P113">algo_max_element_if</text:p>
          </table:table-cell>
          <table:table-cell table:style-name="表格147.B2" office:value-type="string">
            <text:p text:style-name="P114">使用指定的比较规则找出数据区间中最大的数据。</text:p>
          </table:table-cell>
        </table:table-row>
        <table:table-row>
          <table:table-cell table:style-name="表格147.A2" office:value-type="string">
            <text:p text:style-name="P113">algo_lexicographical_compare</text:p>
          </table:table-cell>
          <table:table-cell table:style-name="表格147.B2" office:value-type="string">
            <text:p text:style-name="P114">使用默认比较规则按照字典方式比较两个数据区间。</text:p>
          </table:table-cell>
        </table:table-row>
        <table:table-row>
          <table:table-cell table:style-name="表格147.A2" office:value-type="string">
            <text:p text:style-name="P113">algo_lexicographical_compare_if</text:p>
          </table:table-cell>
          <table:table-cell table:style-name="表格147.B2" office:value-type="string">
            <text:p text:style-name="P114">使用指定比较规则按照字典方式比较两个数据区间。</text:p>
          </table:table-cell>
        </table:table-row>
        <table:table-row>
          <table:table-cell table:style-name="表格147.A2" office:value-type="string">
            <text:p text:style-name="P113">algo_lexicographical_compare_3way</text:p>
          </table:table-cell>
          <table:table-cell table:style-name="表格147.B2" office:value-type="string">
            <text:p text:style-name="P114">使用默认比较规则按照字典方式比较两个数据区间，返回3种结果。</text:p>
          </table:table-cell>
        </table:table-row>
        <table:table-row>
          <table:table-cell table:style-name="表格147.A2" office:value-type="string">
            <text:p text:style-name="P113">algo_lexicographical_compare_3way_if</text:p>
          </table:table-cell>
          <table:table-cell table:style-name="表格147.B2" office:value-type="string">
            <text:p text:style-name="P114">使用指定比较规则按照字典方式比较两个数据区间，返回3种结果。</text:p>
          </table:table-cell>
        </table:table-row>
        <table:table-row>
          <table:table-cell table:style-name="表格147.A2" office:value-type="string">
            <text:p text:style-name="P113">algo_next_permutation</text:p>
          </table:table-cell>
          <table:table-cell table:style-name="表格147.B2" office:value-type="string">
            <text:p text:style-name="P114">返回使用默认比较规则的当前数据区间的下一排列方式。</text:p>
          </table:table-cell>
        </table:table-row>
        <table:table-row>
          <table:table-cell table:style-name="表格147.A2" office:value-type="string">
            <text:p text:style-name="P113">algo_next_permutation_if</text:p>
          </table:table-cell>
          <table:table-cell table:style-name="表格147.B2" office:value-type="string">
            <text:p text:style-name="P114">返回使用指定比较规则的当前数据区间的下一排列方式。</text:p>
          </table:table-cell>
        </table:table-row>
        <table:table-row>
          <table:table-cell table:style-name="表格147.A2" office:value-type="string">
            <text:p text:style-name="P113">algo_prev_permutation</text:p>
          </table:table-cell>
          <table:table-cell table:style-name="表格147.B2" office:value-type="string">
            <text:p text:style-name="P114">返回使用默认比较规则的当前数据区间的上一排列方式。</text:p>
          </table:table-cell>
        </table:table-row>
        <table:table-row>
          <table:table-cell table:style-name="表格147.A2" office:value-type="string">
            <text:p text:style-name="P113">algo_prev_permutation_if</text:p>
          </table:table-cell>
          <table:table-cell table:style-name="表格147.B2" office:value-type="string">
            <text:p text:style-name="P114">返回使用指定比较规则的当前数据区间的上一排列方式。</text:p>
          </table:table-cell>
        </table:table-row>
      </table:table>
      <text:p text:style-name="P35"/>
      <text:list xml:id="list2046388874" text:continue-numbering="true" text:style-name="WW8Num13">
        <text:list-item>
          <text:list>
            <text:list-item>
              <text:list>
                <text:list-item>
                  <text:h text:style-name="P347" text:outline-level="3"><text:soft-page-break/>排序整个数据区间</text:h>
                </text:list-item>
              </text:list>
            </text:list-item>
          </text:list>
        </text:list-item>
      </text:list>
      <text:list xml:id="list1333233531" text:style-name="L167">
        <text:list-item>
          <text:p text:style-name="P186">algo_sort <text:s text:c="3"/>algo_sort_if <text:s text:c="3"/>algo_stable_sort <text:s text:c="3"/>algo_stable_sort_if对整个数据区间进行排序</text:p>
        </text:list-item>
      </text:list>
      <text:list xml:id="list1394022557" text:style-name="L168">
        <text:list-item>
          <text:p text:style-name="P187">algo_sort和algo_stable_sort默认使用数据类型的小于操作函数作为比较规则进行排序。</text:p>
        </text:list-item>
        <text:list-item>
          <text:p text:style-name="P187">algo_sort_if和algo_stable_sort_if使用指定的比较规则进行排序。</text:p>
        </text:list-item>
        <text:list-item>
          <text:p text:style-name="P187">algo_sort_if和algo_stable_sort_if使用的比较规则不能修改数据。</text:p>
        </text:list-item>
        <text:list-item>
          <text:p text:style-name="P187">algo_sort和algo_stable_sort的不同之处在于algo_stable_sort对于相等的数据不改变原有数据的相对位置。</text:p>
        </text:list-item>
        <text:list-item>
          <text:p text:style-name="P187">有些容器提供了排序操作操作，排序时应该使用容器提供的排序操作函数。</text:p>
        </text:list-item>
      </text:list>
      <text:p text:style-name="P35">下面给出了algo_sort和algo_sort_if的例子：</text:p>
      <table:table table:name="表格148" table:style-name="表格148">
        <table:table-column table:style-name="表格148.A"/>
        <table:table-row>
          <table:table-cell table:style-name="表格148.A1" office:value-type="string">
            <text:p text:style-name="P121">/* </text:p>
            <text:p text:style-name="P121"><text:s/>* sort3.c </text:p>
            <text:p text:style-name="P121"><text:s/>* compile with : -lcstl </text:p>
            <text:p text:style-name="P121"><text:s/>*/ </text:p>
            <text:p text:style-name="P121"/>
            <text:p text:style-name="P121">#include &lt;stdio.h&gt; </text:p>
            <text:p text:style-name="P121">#include &lt;cstl/cdeque.h&gt; </text:p>
            <text:p text:style-name="P121">#include &lt;cstl/calgorithm.h&gt; </text:p>
            <text:p text:style-name="P121">#include &lt;cstl/cfunctional.h&gt; </text:p>
            <text:p text:style-name="P121"/>
            <text:p text:style-name="P121">int main(int argc, char* argv[]) </text:p>
            <text:p text:style-name="P121">{ </text:p>
            <text:p text:style-name="P121"><text:s text:c="4"/>deque_t* pdeq_coll = create_deque(int); </text:p>
            <text:p text:style-name="P121"><text:s text:c="4"/>iterator_t it_pos; </text:p>
            <text:p text:style-name="P121"><text:s text:c="4"/>int i = 0; </text:p>
            <text:p text:style-name="P121"/>
            <text:p text:style-name="P121"><text:s text:c="4"/>if(pdeq_coll == NULL) </text:p>
            <text:p text:style-name="P121"><text:s text:c="4"/>{ </text:p>
            <text:p text:style-name="P121"><text:s text:c="8"/>return -1; </text:p>
            <text:p text:style-name="P121"><text:s text:c="4"/>} </text:p>
            <text:p text:style-name="P121"/>
            <text:p text:style-name="P121"><text:s text:c="4"/>deque_init(pdeq_coll); </text:p>
            <text:p text:style-name="P121"/>
            <text:p text:style-name="P121"><text:s text:c="4"/>for(i = 1; i &lt;= 9; ++i) </text:p>
            <text:p text:style-name="P121"><text:s text:c="4"/>{ </text:p>
            <text:p text:style-name="P121"><text:s text:c="8"/>deque_push_back(pdeq_coll, i); </text:p>
            <text:p text:style-name="P121"><text:s text:c="4"/>} </text:p>
            <text:p text:style-name="P121"><text:s text:c="4"/>for(i = 1; i &lt;= 9; ++i) </text:p>
            <text:p text:style-name="P121"><text:s text:c="4"/>{ </text:p>
            <text:p text:style-name="P121"><text:s text:c="8"/>deque_push_back(pdeq_coll, i); </text:p>
            <text:p text:style-name="P121"><text:s text:c="4"/>} </text:p>
            <text:p text:style-name="P121"/>
            <text:p text:style-name="P121"><text:soft-page-break/><text:s text:c="4"/>printf("on entry: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sort(deque_begin(pdeq_coll), deque_end(pdeq_coll)); </text:p>
            <text:p text:style-name="P121"><text:s text:c="4"/>printf("sorted: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sort_if(deque_begin(pdeq_coll), deque_end(pdeq_coll), fun_greater_int); </text:p>
            <text:p text:style-name="P121"><text:s text:c="4"/>printf("sorted &gt;: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deque_destroy(pdeq_coll); </text:p>
            <text:p text:style-name="P121"/>
            <text:p text:style-name="P121"><text:s text:c="4"/>return 0; </text:p>
            <text:p text:style-name="P121">}</text:p>
          </table:table-cell>
        </table:table-row>
      </table:table>
      <text:p text:style-name="P35">输出结果：</text:p>
      <text:p text:style-name="P35">on entry: 1 2 3 4 5 6 7 8 9 1 2 3 4 5 6 7 8 9 </text:p>
      <text:p text:style-name="P35">sorted: 1 1 2 2 3 3 4 4 5 5 6 6 7 7 8 8 9 9 </text:p>
      <text:p text:style-name="P35">sorted &gt;: 9 9 8 8 7 7 6 6 5 5 4 4 3 3 2 2 1 1 </text:p>
      <text:p text:style-name="P35"/>
      <text:p text:style-name="P35">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21">/* </text:p>
            <text:p text:style-name="P121"><text:s/>* sort4.c </text:p>
            <text:p text:style-name="P121"><text:s/>* compile with : -lcstl </text:p>
            <text:p text:style-name="P121"><text:s/>*/ </text:p>
            <text:p text:style-name="P121"><text:soft-page-break/><text:s/></text:p>
            <text:p text:style-name="P121">#include &lt;stdio.h&gt; </text:p>
            <text:p text:style-name="P121">#include &lt;string.h&gt; </text:p>
            <text:p text:style-name="P121">#include &lt;cstl/cvector.h&gt; </text:p>
            <text:p text:style-name="P121">#include &lt;cstl/calgorithm.h&gt; </text:p>
            <text:p text:style-name="P121"/>
            <text:p text:style-name="P121">static void _less_length(const void* cpv_first, </text:p>
            <text:p text:style-name="P121"><text:s text:c="4"/>const void* cpv_second, void* pv_output) </text:p>
            <text:p text:style-name="P121">{ </text:p>
            <text:p text:style-name="P121"><text:s text:c="4"/>*(bool_t*)pv_output = strlen((char*)cpv_first) &lt; strlen((char*)cpv_second) ? </text:p>
            <text:p text:style-name="P121"><text:s text:c="8"/>true : false; </text:p>
            <text:p text:style-name="P121">} </text:p>
            <text:p text:style-name="P121"/>
            <text:p text:style-name="P121">int main(int argc, char* argv[]) </text:p>
            <text:p text:style-name="P121">{ </text:p>
            <text:p text:style-name="P121"><text:s text:c="4"/>vector_t* pvec_coll1 = create_vector(char*); </text:p>
            <text:p text:style-name="P121"><text:s text:c="4"/>vector_t* pvec_coll2 = create_vector(char*); </text:p>
            <text:p text:style-name="P121"><text:s text:c="4"/>iterator_t it_pos; </text:p>
            <text:p text:style-name="P121"/>
            <text:p text:style-name="P121"><text:s text:c="4"/>if(pvec_coll1 == NULL || pvec_coll2 == NULL) </text:p>
            <text:p text:style-name="P121"><text:s text:c="4"/>{ </text:p>
            <text:p text:style-name="P121"><text:s text:c="8"/>return -1; </text:p>
            <text:p text:style-name="P121"><text:s text:c="4"/>} </text:p>
            <text:p text:style-name="P121"/>
            <text:p text:style-name="P121"><text:s text:c="4"/>vector_init(pvec_coll1); </text:p>
            <text:p text:style-name="P121"><text:s text:c="4"/>vector_init(pvec_coll2); </text:p>
            <text:p text:style-name="P121"/>
            <text:p text:style-name="P121"><text:s text:c="4"/>vector_push_back(pvec_coll1, "1xxx"); </text:p>
            <text:p text:style-name="P121"><text:s text:c="4"/>vector_push_back(pvec_coll1, "2x"); </text:p>
            <text:p text:style-name="P121"><text:s text:c="4"/>vector_push_back(pvec_coll1, "3x"); </text:p>
            <text:p text:style-name="P121"><text:s text:c="4"/>vector_push_back(pvec_coll1, "4x"); </text:p>
            <text:p text:style-name="P121"><text:s text:c="4"/>vector_push_back(pvec_coll1, "5xx"); </text:p>
            <text:p text:style-name="P121"><text:s text:c="4"/>vector_push_back(pvec_coll1, "6xxxx"); </text:p>
            <text:p text:style-name="P121"><text:s text:c="4"/>vector_push_back(pvec_coll1, "7xx"); </text:p>
            <text:p text:style-name="P121"><text:s text:c="4"/>vector_push_back(pvec_coll1, "8xxx"); </text:p>
            <text:p text:style-name="P121"><text:s text:c="4"/>vector_push_back(pvec_coll1, "9xx"); </text:p>
            <text:p text:style-name="P121"><text:s text:c="4"/>vector_push_back(pvec_coll1, "10xxx"); </text:p>
            <text:p text:style-name="P121"><text:s text:c="4"/>vector_push_back(pvec_coll1, "11"); </text:p>
            <text:p text:style-name="P121"><text:s text:c="4"/>vector_push_back(pvec_coll1, "12"); </text:p>
            <text:p text:style-name="P121"><text:s text:c="4"/>vector_push_back(pvec_coll1, "13"); </text:p>
            <text:p text:style-name="P121"><text:s text:c="4"/>vector_push_back(pvec_coll1, "14xx"); </text:p>
            <text:p text:style-name="P121"><text:s text:c="4"/>vector_push_back(pvec_coll1, "15"); </text:p>
            <text:p text:style-name="P121"><text:s text:c="4"/>vector_push_back(pvec_coll1, "16"); </text:p>
            <text:p text:style-name="P121"><text:soft-page-break/><text:s text:c="4"/>vector_push_back(pvec_coll1, "17"); </text:p>
            <text:p text:style-name="P121"><text:s text:c="4"/>vector_assign(pvec_coll2, pvec_coll1); </text:p>
            <text:p text:style-name="P121"/>
            <text:p text:style-name="P121"><text:s text:c="4"/>printf("on entry:\n");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s ", (char*)iterator_get_pointer(it_pos)); </text:p>
            <text:p text:style-name="P121"><text:s text:c="4"/>} </text:p>
            <text:p text:style-name="P121"><text:s text:c="4"/>printf("\n"); </text:p>
            <text:p text:style-name="P121"/>
            <text:p text:style-name="P121"><text:s text:c="4"/>algo_sort_if(vector_begin(pvec_coll1), </text:p>
            <text:p text:style-name="P121"><text:s text:c="8"/>vector_end(pvec_coll1), _less_length); </text:p>
            <text:p text:style-name="P121"><text:s text:c="4"/>algo_stable_sort_if(vector_begin(pvec_coll2), </text:p>
            <text:p text:style-name="P121"><text:s text:c="8"/>vector_end(pvec_coll2), _less_length); </text:p>
            <text:p text:style-name="P121"><text:s text:c="4"/>printf("with algo_sort_if():\n");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s ", (char*)iterator_get_pointer(it_pos)); </text:p>
            <text:p text:style-name="P121"><text:s text:c="4"/>} </text:p>
            <text:p text:style-name="P121"><text:s text:c="4"/>printf("\n"); </text:p>
            <text:p text:style-name="P121"><text:s text:c="4"/>printf("with algo_stable_sort_if():\n");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s ", (char*)iterator_get_pointer(it_pos)); </text:p>
            <text:p text:style-name="P121"><text:s text:c="4"/>} </text:p>
            <text:p text:style-name="P121"><text:s text:c="4"/>printf("\n"); </text:p>
            <text:p text:style-name="P121"/>
            <text:p text:style-name="P121"><text:s text:c="4"/>vector_destroy(pvec_coll1); </text:p>
            <text:p text:style-name="P121"><text:s text:c="4"/>vector_destroy(pvec_coll2); </text:p>
            <text:p text:style-name="P121"/>
            <text:p text:style-name="P121"><text:s text:c="4"/>return 0; </text:p>
            <text:p text:style-name="P121">}</text:p>
          </table:table-cell>
        </table:table-row>
      </table:table>
      <text:p text:style-name="P35">程序的输出结果：</text:p>
      <text:p text:style-name="P35">on entry: </text:p>
      <text:p text:style-name="P35">1xxx 2x 3x 4x 5xx 6xxxx 7xx 8xxx 9xx 10xxx 11 12 13 14xx 15 16 17 </text:p>
      <text:p text:style-name="P35">with algo_sort_if(): </text:p>
      <text:p text:style-name="P35">13 15 11 12 2x 17 16 3x 4x 5xx 7xx 9xx 1xxx 8xxx 14xx 10xxx 6xxxx </text:p>
      <text:p text:style-name="P35"><text:soft-page-break/>with algo_stable_sort_if(): </text:p>
      <text:p text:style-name="P35">2x 3x 4x 11 12 13 15 16 17 5xx 7xx 9xx 1xxx 8xxx 14xx 6xxxx 10xxx </text:p>
      <text:p text:style-name="P35"/>
      <text:list xml:id="list1479205721" text:continue-list="list2046388874" text:style-name="WW8Num13">
        <text:list-item>
          <text:list>
            <text:list-item>
              <text:list>
                <text:list-item>
                  <text:h text:style-name="P347" text:outline-level="3">部分排序</text:h>
                </text:list-item>
              </text:list>
            </text:list-item>
          </text:list>
        </text:list-item>
      </text:list>
      <text:list xml:id="list58718858" text:style-name="L169">
        <text:list-item>
          <text:p text:style-name="P188">algo_partial_sort <text:s text:c="3"/>algo_partial_sort_if将数据区间的一部分排序。</text:p>
        </text:list-item>
      </text:list>
      <text:list xml:id="list1025171582" text:style-name="L170">
        <text:list-item>
          <text:p text:style-name="P189">algo_partial_sort使用数据的小于操作函数作为比较规则排序。</text:p>
        </text:list-item>
        <text:list-item>
          <text:p text:style-name="P189">algo_partial_sort_if使用指定的比较规则排序。</text:p>
        </text:list-item>
        <text:list-item>
          <text:p text:style-name="P189">这两个算法不像algo_sort排序整个数据区间，而是排序后只是前面的一部分数据有序，后面的一部分并未排序。</text:p>
        </text:list-item>
        <text:list-item>
          <text:p text:style-name="P189">algo_partial_sort_if使用的函数不能修改数据。</text:p>
        </text:list-item>
      </text:list>
      <text:p text:style-name="P35">下面的例子展示了如何使用algo_partial_sort和algo_partial_sort_if：</text:p>
      <table:table table:name="表格150" table:style-name="表格150">
        <table:table-column table:style-name="表格150.A"/>
        <table:table-row>
          <table:table-cell table:style-name="表格150.A1" office:value-type="string">
            <text:p text:style-name="P121">/* </text:p>
            <text:p text:style-name="P121"><text:s/>* psort1.c </text:p>
            <text:p text:style-name="P121"><text:s/>* compile with : -lcstl </text:p>
            <text:p text:style-name="P121"><text:s/>*/ </text:p>
            <text:p text:style-name="P121"/>
            <text:p text:style-name="P121">#include &lt;stdio.h&gt; </text:p>
            <text:p text:style-name="P121">#include &lt;cstl/cdeque.h&gt; </text:p>
            <text:p text:style-name="P121">#include &lt;cstl/calgorithm.h&gt; </text:p>
            <text:p text:style-name="P121">#include &lt;cstl/cfunctional.h&gt; </text:p>
            <text:p text:style-name="P121"/>
            <text:p text:style-name="P121">int main(int argc, char* argv[]) </text:p>
            <text:p text:style-name="P121">{ </text:p>
            <text:p text:style-name="P121"><text:s text:c="4"/>deque_t* pdeq_coll = create_deque(int); </text:p>
            <text:p text:style-name="P121"><text:s text:c="4"/>iterator_t it_pos; </text:p>
            <text:p text:style-name="P121"><text:s text:c="4"/>int i = 0; </text:p>
            <text:p text:style-name="P121"/>
            <text:p text:style-name="P121"><text:s text:c="4"/>if(pdeq_coll == NULL) </text:p>
            <text:p text:style-name="P121"><text:s text:c="4"/>{ </text:p>
            <text:p text:style-name="P121"><text:s text:c="8"/>return -1; </text:p>
            <text:p text:style-name="P121"><text:s text:c="4"/>} </text:p>
            <text:p text:style-name="P121"/>
            <text:p text:style-name="P121"><text:s text:c="4"/>deque_init(pdeq_coll); </text:p>
            <text:p text:style-name="P121"/>
            <text:p text:style-name="P121"><text:s text:c="4"/>for(i = 3; i &lt;= 7; ++i) </text:p>
            <text:p text:style-name="P121"><text:s text:c="4"/>{ </text:p>
            <text:p text:style-name="P121"><text:s text:c="8"/>deque_push_back(pdeq_coll, i); </text:p>
            <text:p text:style-name="P121"><text:s text:c="4"/>} </text:p>
            <text:p text:style-name="P121"><text:s text:c="4"/>for(i = 2; i &lt;= 6; ++i) </text:p>
            <text:p text:style-name="P121"><text:soft-page-break/><text:s text:c="4"/>{ </text:p>
            <text:p text:style-name="P121"><text:s text:c="8"/>deque_push_back(pdeq_coll, i); </text:p>
            <text:p text:style-name="P121"><text:s text:c="4"/>} </text:p>
            <text:p text:style-name="P121"><text:s text:c="4"/>for(i = 1; i &lt;= 5; ++i) </text:p>
            <text:p text:style-name="P121"><text:s text:c="4"/>{ </text:p>
            <text:p text:style-name="P121"><text:s text:c="8"/>deque_push_back(pdeq_coll, i); </text:p>
            <text:p text:style-name="P121"><text:s text:c="4"/>} </text:p>
            <text:p text:style-name="P121"><text:s text:c="4"/>printf("coll: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partial_sort(deque_begin(pdeq_coll), </text:p>
            <text:p text:style-name="P121"><text:s text:c="8"/>iterator_next_n(deque_begin(pdeq_coll), 5), deque_end(pdeq_coll)); </text:p>
            <text:p text:style-name="P121"><text:s text:c="4"/>printf("coll: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partial_sort_if(deque_begin(pdeq_coll), </text:p>
            <text:p text:style-name="P121"><text:s text:c="8"/>iterator_next_n(deque_begin(pdeq_coll), 5), </text:p>
            <text:p text:style-name="P121"><text:s text:c="8"/>deque_end(pdeq_coll), fun_greater_int); </text:p>
            <text:p text:style-name="P121"><text:s text:c="4"/>printf("coll: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deque_destroy(pdeq_coll); </text:p>
            <text:p text:style-name="P121"/>
            <text:p text:style-name="P121"><text:s text:c="4"/>return 0; </text:p>
            <text:p text:style-name="P121">}</text:p>
          </table:table-cell>
        </table:table-row>
      </table:table>
      <text:p text:style-name="P35"><text:soft-page-break/>输出结果：</text:p>
      <text:p text:style-name="P35">coll: 3 4 5 6 7 2 3 4 5 6 1 2 3 4 5 </text:p>
      <text:p text:style-name="P35">coll: 1 2 2 3 3 7 6 5 5 6 4 4 3 4 5 </text:p>
      <text:p text:style-name="P35">coll: 7 6 6 5 5 1 2 2 3 3 4 4 3 4 5 </text:p>
      <text:p text:style-name="P35">从结果看来algo_partial_sort和algo_partial_sort_if执行后只有前5个数字是这个数据区间排序的其余的是无序的。</text:p>
      <text:p text:style-name="P35"/>
      <text:p text:style-name="P35">algo_partial_sort_copy <text:s text:c="3"/>algo_partial_sort_copy_if对数据区间进行部分排序并将结果拷贝到目的数据区间中</text:p>
      <text:p text:style-name="P35">algo_partial_sort_copy使用数据类型的小于操作函数作为比较规则排序。</text:p>
      <text:p text:style-name="P35">algo_partial_sort_copy_if使用指定的比较规则排序。</text:p>
      <text:p text:style-name="P35">algo_partial_sort_copy_if使用的函数不能修改数据。</text:p>
      <text:p text:style-name="P35">两个算法拷贝到目的数据区间中的是最小排序数据区间。</text:p>
      <text:p text:style-name="P35">两个算法都返回拷贝到目的数据区间的数据的末尾。</text:p>
      <text:p text:style-name="P35">下面是这两个算法的例子：</text:p>
      <table:table table:name="表格151" table:style-name="表格151">
        <table:table-column table:style-name="表格151.A"/>
        <table:table-row>
          <table:table-cell table:style-name="表格151.A1" office:value-type="string">
            <text:p text:style-name="P121">/* </text:p>
            <text:p text:style-name="P121"><text:s/>* psort2.c </text:p>
            <text:p text:style-name="P121"><text:s/>* compile with : -lcstl </text:p>
            <text:p text:style-name="P121"><text:s/>*/ </text:p>
            <text:p text:style-name="P121"/>
            <text:p text:style-name="P121">#include &lt;stdio.h&gt; </text:p>
            <text:p text:style-name="P121">#include &lt;cstl/cdeque.h&gt; </text:p>
            <text:p text:style-name="P121">#include &lt;cstl/cvector.h&gt; </text:p>
            <text:p text:style-name="P121">#include &lt;cstl/calgorithm.h&gt; </text:p>
            <text:p text:style-name="P121">#include &lt;cstl/cfunctional.h&gt; </text:p>
            <text:p text:style-name="P121"/>
            <text:p text:style-name="P121">int main(int argc, char* argv[]) </text:p>
            <text:p text:style-name="P121">{ </text:p>
            <text:p text:style-name="P121"><text:s text:c="4"/>deque_t* pdeq_coll = create_deque(int); </text:p>
            <text:p text:style-name="P121"><text:s text:c="4"/>vector_t* pvec_coll6 = create_vector(int); </text:p>
            <text:p text:style-name="P121"><text:s text:c="4"/>vector_t* pvec_coll30 = create_vector(int); </text:p>
            <text:p text:style-name="P121"><text:s text:c="4"/>iterator_t it_pos; </text:p>
            <text:p text:style-name="P121"><text:s text:c="4"/>iterator_t it_end; </text:p>
            <text:p text:style-name="P121"><text:s text:c="4"/>int i = 0; </text:p>
            <text:p text:style-name="P121"/>
            <text:p text:style-name="P121"><text:s text:c="4"/>if(pdeq_coll == NULL || pvec_coll6 == NULL || pvec_coll30 == NULL) </text:p>
            <text:p text:style-name="P121"><text:s text:c="4"/>{ </text:p>
            <text:p text:style-name="P121"><text:s text:c="8"/>return -1; </text:p>
            <text:p text:style-name="P121"><text:s text:c="4"/>} </text:p>
            <text:p text:style-name="P121"/>
            <text:p text:style-name="P121"><text:s text:c="4"/>deque_init(pdeq_coll); </text:p>
            <text:p text:style-name="P121"><text:s text:c="4"/>vector_init_n(pvec_coll6, 6); </text:p>
            <text:p text:style-name="P121"><text:s text:c="4"/>vector_init_n(pvec_coll30, 30); </text:p>
            <text:p text:style-name="P121"/>
            <text:p text:style-name="P121"><text:s text:c="4"/>for(i = 3; i &lt;= 7; ++i) </text:p>
            <text:p text:style-name="P121"><text:soft-page-break/><text:s text:c="4"/>{ </text:p>
            <text:p text:style-name="P121"><text:s text:c="8"/>deque_push_back(pdeq_coll, i); </text:p>
            <text:p text:style-name="P121"><text:s text:c="4"/>} </text:p>
            <text:p text:style-name="P121"><text:s text:c="4"/>for(i = 2; i &lt;= 6; ++i) </text:p>
            <text:p text:style-name="P121"><text:s text:c="4"/>{ </text:p>
            <text:p text:style-name="P121"><text:s text:c="8"/>deque_push_back(pdeq_coll, i); </text:p>
            <text:p text:style-name="P121"><text:s text:c="4"/>} </text:p>
            <text:p text:style-name="P121"><text:s text:c="4"/>for(i = 1; i &lt;= 5; ++i) </text:p>
            <text:p text:style-name="P121"><text:s text:c="4"/>{ </text:p>
            <text:p text:style-name="P121"><text:s text:c="8"/>deque_push_back(pdeq_coll, i); </text:p>
            <text:p text:style-name="P121"><text:s text:c="4"/>}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end = algo_partial_sort_copy(deque_begin(pdeq_coll), deque_end(pdeq_coll), </text:p>
            <text:p text:style-name="P121"><text:s text:c="8"/>vector_begin(pvec_coll6), vector_end(pvec_coll6)); </text:p>
            <text:p text:style-name="P121"><text:s text:c="4"/>for(it_pos = vector_begin(pvec_coll6);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end = algo_partial_sort_copy_if(deque_begin(pdeq_coll), deque_end(pdeq_coll), </text:p>
            <text:p text:style-name="P121"><text:s text:c="8"/>vector_begin(pvec_coll30), vector_end(pvec_coll30), fun_greater_int); </text:p>
            <text:p text:style-name="P121"><text:s text:c="4"/>for(it_pos = vector_begin(pvec_coll30);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deque_destroy(pdeq_coll); </text:p>
            <text:p text:style-name="P121"><text:s text:c="4"/>vector_destroy(pvec_coll6); </text:p>
            <text:p text:style-name="P121"><text:s text:c="4"/>vector_destroy(pvec_coll30); </text:p>
            <text:p text:style-name="P121"/>
            <text:p text:style-name="P121"><text:soft-page-break/><text:s text:c="4"/>return 0; </text:p>
            <text:p text:style-name="P121">}</text:p>
          </table:table-cell>
        </table:table-row>
      </table:table>
      <text:p text:style-name="P35">程序输出：</text:p>
      <text:p text:style-name="P35">3 4 5 6 7 2 3 4 5 6 1 2 3 4 5 </text:p>
      <text:p text:style-name="P35">1 2 2 3 3 3 </text:p>
      <text:p text:style-name="P35">7 6 6 5 5 5 4 4 4 3 3 3 2 2 1 </text:p>
      <text:p text:style-name="P35"/>
      <text:list xml:id="list309822878" text:continue-list="list1479205721" text:style-name="WW8Num13">
        <text:list-item>
          <text:list>
            <text:list-item>
              <text:list>
                <text:list-item>
                  <text:h text:style-name="P347" text:outline-level="3">测试数据区间是否排序</text:h>
                </text:list-item>
              </text:list>
            </text:list-item>
          </text:list>
        </text:list-item>
      </text:list>
      <text:p text:style-name="P35">algo_is_sorted <text:s text:c="3"/>algo_is_sorted_if判断一个数据区间是否排序</text:p>
      <text:p text:style-name="P35">algo_is_sorted判断一个数据区间是否是以数据类型的小于操作作为比较规则排序的。</text:p>
      <text:p text:style-name="P35">algo_is_sorted_if判断一个数据区间是否是以指定的比较规则排序的。</text:p>
      <text:p text:style-name="P35">algo_is_sorted_if使用的函数不能修改数据。</text:p>
      <text:p text:style-name="P35">下面是这个两个算法的例子：</text:p>
      <table:table table:name="表格152" table:style-name="表格152">
        <table:table-column table:style-name="表格152.A"/>
        <table:table-row>
          <table:table-cell table:style-name="表格152.A1" office:value-type="string">
            <text:p text:style-name="P121">/* </text:p>
            <text:p text:style-name="P121"><text:s/>* issorted1.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include &lt;cstl/cfunctional.h&gt; </text:p>
            <text:p text:style-name="P121"/>
            <text:p text:style-name="P121">int main(int argc, char* argv[]) </text:p>
            <text:p text:style-name="P121">{ </text:p>
            <text:p text:style-name="P121"><text:s text:c="4"/>vector_t* pvec_coll = create_vector(int); </text:p>
            <text:p text:style-name="P121"><text:s text:c="4"/>iterator_t it_pos; </text:p>
            <text:p text:style-name="P121"><text:s text:c="4"/>int i = 0; </text:p>
            <text:p text:style-name="P121"/>
            <text:p text:style-name="P121"><text:s text:c="4"/>if(pvec_coll == NULL) </text:p>
            <text:p text:style-name="P121"><text:s text:c="4"/>{ </text:p>
            <text:p text:style-name="P121"><text:s text:c="8"/>return -1; </text:p>
            <text:p text:style-name="P121"><text:s text:c="4"/>} </text:p>
            <text:p text:style-name="P121"/>
            <text:p text:style-name="P121"><text:s text:c="4"/>vector_init(pvec_coll); </text:p>
            <text:p text:style-name="P121"/>
            <text:p text:style-name="P121"><text:s text:c="4"/>for(i = 1; i &lt;= 9; ++i) </text:p>
            <text:p text:style-name="P121"><text:s text:c="4"/>{ </text:p>
            <text:p text:style-name="P121"><text:s text:c="8"/>vector_push_back(pvec_coll, i); </text:p>
            <text:p text:style-name="P121"><text:soft-page-break/><text:s text:c="4"/>} </text:p>
            <text:p text:style-name="P121"/>
            <text:p text:style-name="P121"><text:s text:c="4"/>algo_random_shuffle(vector_begin(pvec_coll), vector_end(pvec_coll));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if(algo_is_sorted(vector_begin(pvec_coll), vector_end(pvec_coll))) </text:p>
            <text:p text:style-name="P121"><text:s text:c="4"/>{ </text:p>
            <text:p text:style-name="P121"><text:s text:c="8"/>printf("coll is sorted with &lt;.\n"); </text:p>
            <text:p text:style-name="P121"><text:s text:c="4"/>} </text:p>
            <text:p text:style-name="P121"><text:s text:c="4"/>else </text:p>
            <text:p text:style-name="P121"><text:s text:c="4"/>{ </text:p>
            <text:p text:style-name="P121"><text:s text:c="8"/>printf("coll is not sorted with &lt;.\n"); </text:p>
            <text:p text:style-name="P121"><text:s text:c="4"/>} </text:p>
            <text:p text:style-name="P121"><text:s text:c="4"/>if(algo_is_sorted_if(vector_begin(pvec_coll), </text:p>
            <text:p text:style-name="P121"><text:s text:c="8"/>vector_end(pvec_coll), fun_greater_int)) </text:p>
            <text:p text:style-name="P121"><text:s text:c="4"/>{ </text:p>
            <text:p text:style-name="P121"><text:s text:c="8"/>printf("coll is sorted with &gt;.\n"); </text:p>
            <text:p text:style-name="P121"><text:s text:c="4"/>} </text:p>
            <text:p text:style-name="P121"><text:s text:c="4"/>else </text:p>
            <text:p text:style-name="P121"><text:s text:c="4"/>{ </text:p>
            <text:p text:style-name="P121"><text:s text:c="8"/>printf("coll is not sorted with &gt;.\n"); </text:p>
            <text:p text:style-name="P121"><text:s text:c="4"/>} </text:p>
            <text:p text:style-name="P121"/>
            <text:p text:style-name="P121"><text:s text:c="4"/>algo_sort(vector_begin(pvec_coll), vector_end(pvec_coll));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if(algo_is_sorted(vector_begin(pvec_coll), vector_end(pvec_coll))) </text:p>
            <text:p text:style-name="P121"><text:s text:c="4"/>{ </text:p>
            <text:p text:style-name="P121"><text:s text:c="8"/>printf("coll is sorted with &lt;.\n"); </text:p>
            <text:p text:style-name="P121"><text:s text:c="4"/>} </text:p>
            <text:p text:style-name="P121"><text:s text:c="4"/>else </text:p>
            <text:p text:style-name="P121"><text:s text:c="4"/>{ </text:p>
            <text:p text:style-name="P121"><text:s text:c="8"/>printf("coll is not sorted with &lt;.\n"); </text:p>
            <text:p text:style-name="P121"><text:soft-page-break/><text:s text:c="4"/>} </text:p>
            <text:p text:style-name="P121"><text:s text:c="4"/>if(algo_is_sorted_if(vector_begin(pvec_coll), </text:p>
            <text:p text:style-name="P121"><text:s text:c="8"/>vector_end(pvec_coll), fun_greater_int)) </text:p>
            <text:p text:style-name="P121"><text:s text:c="4"/>{ </text:p>
            <text:p text:style-name="P121"><text:s text:c="8"/>printf("coll is sorted with &gt;.\n"); </text:p>
            <text:p text:style-name="P121"><text:s text:c="4"/>} </text:p>
            <text:p text:style-name="P121"><text:s text:c="4"/>else </text:p>
            <text:p text:style-name="P121"><text:s text:c="4"/>{ </text:p>
            <text:p text:style-name="P121"><text:s text:c="8"/>printf("coll is not sorted with &gt;.\n"); </text:p>
            <text:p text:style-name="P121"><text:s text:c="4"/>} </text:p>
            <text:p text:style-name="P121"/>
            <text:p text:style-name="P121"><text:s text:c="4"/>algo_sort_if(vector_begin(pvec_coll), vector_end(pvec_coll), fun_greater_int);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if(algo_is_sorted(vector_begin(pvec_coll), vector_end(pvec_coll))) </text:p>
            <text:p text:style-name="P121"><text:s text:c="4"/>{ </text:p>
            <text:p text:style-name="P121"><text:s text:c="8"/>printf("coll is sorted with &lt;.\n"); </text:p>
            <text:p text:style-name="P121"><text:s text:c="4"/>} </text:p>
            <text:p text:style-name="P121"><text:s text:c="4"/>else </text:p>
            <text:p text:style-name="P121"><text:s text:c="4"/>{ </text:p>
            <text:p text:style-name="P121"><text:s text:c="8"/>printf("coll is not sorted with &lt;.\n"); </text:p>
            <text:p text:style-name="P121"><text:s text:c="4"/>} </text:p>
            <text:p text:style-name="P121"><text:s text:c="4"/>if(algo_is_sorted_if(vector_begin(pvec_coll), </text:p>
            <text:p text:style-name="P121"><text:s text:c="8"/>vector_end(pvec_coll), fun_greater_int)) </text:p>
            <text:p text:style-name="P121"><text:s text:c="4"/>{ </text:p>
            <text:p text:style-name="P121"><text:s text:c="8"/>printf("coll is sorted with &gt;.\n"); </text:p>
            <text:p text:style-name="P121"><text:s text:c="4"/>} </text:p>
            <text:p text:style-name="P121"><text:s text:c="4"/>else </text:p>
            <text:p text:style-name="P121"><text:s text:c="4"/>{ </text:p>
            <text:p text:style-name="P121"><text:s text:c="8"/>printf("coll is not sorted with &gt;.\n"); </text:p>
            <text:p text:style-name="P121"><text:s text:c="4"/>} </text:p>
            <text:p text:style-name="P121"/>
            <text:p text:style-name="P121"><text:s text:c="4"/>vector_destroy(pvec_coll); </text:p>
            <text:p text:style-name="P121"/>
            <text:p text:style-name="P121"><text:s text:c="4"/>return 0; </text:p>
            <text:p text:style-name="P121">}</text:p>
          </table:table-cell>
        </table:table-row>
      </table:table>
      <text:p text:style-name="P35">输出结果：</text:p>
      <text:p text:style-name="P35">8 3 9 4 7 2 5 1 6 </text:p>
      <text:p text:style-name="P35"><text:soft-page-break/>coll is not sorted with &lt;. </text:p>
      <text:p text:style-name="P35">coll is not sorted with &gt;. </text:p>
      <text:p text:style-name="P35">1 2 3 4 5 6 7 8 9 </text:p>
      <text:p text:style-name="P35">coll is sorted with &lt;. </text:p>
      <text:p text:style-name="P35">coll is not sorted with &gt;. </text:p>
      <text:p text:style-name="P35">9 8 7 6 5 4 3 2 1 </text:p>
      <text:p text:style-name="P35">coll is not sorted with &lt;. </text:p>
      <text:p text:style-name="P35">coll is sorted with &gt;.</text:p>
      <text:p text:style-name="P35"/>
      <text:list xml:id="list1103945618" text:continue-numbering="true" text:style-name="WW8Num13">
        <text:list-item>
          <text:list>
            <text:list-item>
              <text:list>
                <text:list-item>
                  <text:h text:style-name="P347" text:outline-level="3">根据第n个数据排序</text:h>
                </text:list-item>
              </text:list>
            </text:list-item>
          </text:list>
        </text:list-item>
      </text:list>
      <text:list xml:id="list2064101196" text:style-name="L171">
        <text:list-item>
          <text:p text:style-name="P190">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479158006" text:style-name="L172">
        <text:list-item>
          <text:p text:style-name="P191">algo_nth_element使用数据的小于操作函数作为默认的比较规则排序。</text:p>
        </text:list-item>
        <text:list-item>
          <text:p text:style-name="P191">algo_nth_element_if使用指定的比较规则排序。</text:p>
        </text:list-item>
        <text:list-item>
          <text:p text:style-name="P191">algo_nth_element_if使用的函数不能修改数据。</text:p>
        </text:list-item>
      </text:list>
      <text:p text:style-name="P35">下面是algo_nth_element和algo_nth_element_if的使用实例：</text:p>
      <table:table table:name="表格153" table:style-name="表格153">
        <table:table-column table:style-name="表格153.A"/>
        <table:table-row>
          <table:table-cell table:style-name="表格153.A1" office:value-type="string">
            <text:p text:style-name="P121">/* </text:p>
            <text:p text:style-name="P121"><text:s/>* nth1.c </text:p>
            <text:p text:style-name="P121"><text:s/>* compile with : -lcstl </text:p>
            <text:p text:style-name="P121"><text:s/>*/ </text:p>
            <text:p text:style-name="P121"/>
            <text:p text:style-name="P121">#include &lt;stdio.h&gt; </text:p>
            <text:p text:style-name="P121">#include &lt;cstl/cdeque.h&gt; </text:p>
            <text:p text:style-name="P121">#include &lt;cstl/calgorithm.h&gt; </text:p>
            <text:p text:style-name="P121">#include &lt;cstl/cfunctional.h&gt; </text:p>
            <text:p text:style-name="P121"/>
            <text:p text:style-name="P121">int main(int argc, char* argv[]) </text:p>
            <text:p text:style-name="P121">{ </text:p>
            <text:p text:style-name="P121"><text:s text:c="4"/>deque_t* pdeq_coll = create_deque(int); </text:p>
            <text:p text:style-name="P121"><text:s text:c="4"/>iterator_t it_pos; </text:p>
            <text:p text:style-name="P121"><text:s text:c="4"/>int i = 0; </text:p>
            <text:p text:style-name="P121"/>
            <text:p text:style-name="P121"><text:s text:c="4"/>if(pdeq_coll == NULL) </text:p>
            <text:p text:style-name="P121"><text:s text:c="4"/>{ </text:p>
            <text:p text:style-name="P121"><text:s text:c="8"/>return -1; </text:p>
            <text:p text:style-name="P121"><text:s text:c="4"/>} </text:p>
            <text:p text:style-name="P121"/>
            <text:p text:style-name="P121"><text:s text:c="4"/>deque_init(pdeq_coll); </text:p>
            <text:p text:style-name="P121"/>
            <text:p text:style-name="P121"><text:soft-page-break/><text:s text:c="4"/>for(i = 3; i &lt;= 7; ++i) </text:p>
            <text:p text:style-name="P121"><text:s text:c="4"/>{ </text:p>
            <text:p text:style-name="P121"><text:s text:c="8"/>deque_push_back(pdeq_coll, i); </text:p>
            <text:p text:style-name="P121"><text:s text:c="4"/>} </text:p>
            <text:p text:style-name="P121"><text:s text:c="4"/>for(i = 2; i &lt;= 6; ++i) </text:p>
            <text:p text:style-name="P121"><text:s text:c="4"/>{ </text:p>
            <text:p text:style-name="P121"><text:s text:c="8"/>deque_push_back(pdeq_coll, i); </text:p>
            <text:p text:style-name="P121"><text:s text:c="4"/>} </text:p>
            <text:p text:style-name="P121"><text:s text:c="4"/>for(i = 1; i &lt;= 5; ++i) </text:p>
            <text:p text:style-name="P121"><text:s text:c="4"/>{ </text:p>
            <text:p text:style-name="P121"><text:s text:c="8"/>deque_push_back(pdeq_coll, i); </text:p>
            <text:p text:style-name="P121"><text:s text:c="4"/>} </text:p>
            <text:p text:style-name="P121"><text:s text:c="4"/>printf("coll: "); </text:p>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nth_element(deque_begin(pdeq_coll), </text:p>
            <text:p text:style-name="P121"><text:s text:c="8"/>iterator_next_n(deque_begin(pdeq_coll), 3), deque_end(pdeq_coll)); </text:p>
            <text:p text:style-name="P121"><text:s text:c="4"/>printf("the four last elements are: "); </text:p>
            <text:p text:style-name="P121"><text:s text:c="4"/>for(it_pos = deque_begin(pdeq_coll); </text:p>
            <text:p text:style-name="P121"><text:s text:c="8"/>!iterator_equal(it_pos, iterator_next_n(deque_begin(pdeq_coll), 4));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nth_element(deque_begin(pdeq_coll), </text:p>
            <text:p text:style-name="P121"><text:s text:c="8"/>iterator_prev_n(deque_end(pdeq_coll), 4), deque_end(pdeq_coll)); </text:p>
            <text:p text:style-name="P121"><text:s text:c="4"/>printf("the four highest elements are: "); </text:p>
            <text:p text:style-name="P121"><text:s text:c="4"/>for(it_pos = iterator_prev_n(deque_end(pdeq_coll), 4);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oft-page-break/><text:s text:c="4"/>algo_nth_element_if(deque_begin(pdeq_coll), </text:p>
            <text:p text:style-name="P121"><text:s text:c="8"/>iterator_next_n(deque_begin(pdeq_coll), 3), </text:p>
            <text:p text:style-name="P121"><text:s text:c="8"/>deque_end(pdeq_coll), fun_greater_int); </text:p>
            <text:p text:style-name="P121"><text:s text:c="4"/>printf("the four highest elements are: "); </text:p>
            <text:p text:style-name="P121"><text:s text:c="4"/>for(it_pos = deque_begin(pdeq_coll); </text:p>
            <text:p text:style-name="P121"><text:s text:c="8"/>!iterator_equal(it_pos, iterator_next_n(deque_begin(pdeq_coll), 4));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deque_destroy(pdeq_coll); </text:p>
            <text:p text:style-name="P121"/>
            <text:p text:style-name="P121"><text:s text:c="4"/>return 0; </text:p>
            <text:p text:style-name="P121">}</text:p>
          </table:table-cell>
        </table:table-row>
      </table:table>
      <text:p text:style-name="P35">输出结果：</text:p>
      <text:p text:style-name="P35">coll: 3 4 5 6 7 2 3 4 5 6 1 2 3 4 5 </text:p>
      <text:p text:style-name="P35">the four last elements are: 2 1 2 3 </text:p>
      <text:p text:style-name="P35">the four highest elements are: 5 6 7 6 </text:p>
      <text:p text:style-name="P35">the four highest elements are: 6 7 6 5 </text:p>
      <text:p text:style-name="P35"/>
      <text:list xml:id="list80672106" text:continue-list="list1103945618" text:style-name="WW8Num13">
        <text:list-item>
          <text:list>
            <text:list-item>
              <text:list>
                <text:list-item>
                  <text:h text:style-name="P347" text:outline-level="3">二分查找</text:h>
                </text:list-item>
              </text:list>
            </text:list-item>
          </text:list>
        </text:list-item>
      </text:list>
      <text:list xml:id="list1445768232" text:style-name="L173">
        <text:list-item>
          <text:p text:style-name="P192">algo_lower_bound <text:s text:c="3"/>algo_lower_bound_if在有序的数据区间中查找第一个大于等于指定的数据。</text:p>
        </text:list-item>
      </text:list>
      <text:list xml:id="list2068369976" text:style-name="L174">
        <text:list-item>
          <text:p text:style-name="P193">algo_upper_bound <text:s text:c="3"/>algo_upper_bound_if在有序的数据区间中查找第一个大于指定的数据。</text:p>
        </text:list-item>
        <text:list-item>
          <text:p text:style-name="P193">algo_lower_bound和algo_upper_bound都要求数据区间使用数据类型的小于操作函数作为默认比较规则排序。</text:p>
        </text:list-item>
        <text:list-item>
          <text:p text:style-name="P193">algo_lower_bound_if和algo_upper_bound_if都要求数据区间使用指定的比较规则排序。</text:p>
        </text:list-item>
        <text:list-item>
          <text:p text:style-name="P193">如果没有这样的数据，四个算法都返回数据区间的末尾。</text:p>
        </text:list-item>
        <text:list-item>
          <text:p text:style-name="P193">algo_lower_bound_if和algo_upper_bound_if使用的函数都不能修改数据。</text:p>
        </text:list-item>
        <text:list-item>
          <text:p text:style-name="P193">关联容器提供了功能相同的操作函数，首先考虑使用关联容器提供的操作。</text:p>
        </text:list-item>
      </text:list>
      <text:p text:style-name="P35">下面的例子展示了algo_lower_bound和algo_upper_bound的用法：</text:p>
      <table:table table:name="表格154" table:style-name="表格154">
        <table:table-column table:style-name="表格154.A"/>
        <table:table-row>
          <table:table-cell table:style-name="表格154.A1" office:value-type="string">
            <text:p text:style-name="P121">/* </text:p>
            <text:p text:style-name="P121"><text:s/>* bounds1.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text:soft-page-break/><text:s/></text:p>
            <text:p text:style-name="P121">int main(int argc, char* argv[]) </text:p>
            <text:p text:style-name="P121">{ </text:p>
            <text:p text:style-name="P121"><text:s text:c="4"/>list_t* plist_coll = create_list(int); </text:p>
            <text:p text:style-name="P121"><text:s text:c="4"/>iterator_t it_pos; </text:p>
            <text:p text:style-name="P121"><text:s text:c="4"/>iterator_t it_lower; </text:p>
            <text:p text:style-name="P121"><text:s text:c="4"/>iterator_t it_upper; </text:p>
            <text:p text:style-name="P121"><text:s text:c="4"/>int i = 0; </text:p>
            <text:p text:style-name="P121"/>
            <text:p text:style-name="P121"><text:s text:c="4"/>if(plist_coll == NULL) </text:p>
            <text:p text:style-name="P121"><text:s text:c="4"/>{ </text:p>
            <text:p text:style-name="P121"><text:s text:c="8"/>return -1; </text:p>
            <text:p text:style-name="P121"><text:s text:c="4"/>} </text:p>
            <text:p text:style-name="P121"/>
            <text:p text:style-name="P121"><text:s text:c="4"/>list_init(plist_coll); </text:p>
            <text:p text:style-name="P121"/>
            <text:p text:style-name="P121"><text:s text:c="4"/>for(i = 1; i &lt;= 9; ++i) </text:p>
            <text:p text:style-name="P121"><text:s text:c="4"/>{ </text:p>
            <text:p text:style-name="P121"><text:s text:c="8"/>list_push_back(plist_coll, i); </text:p>
            <text:p text:style-name="P121"><text:s text:c="4"/>} </text:p>
            <text:p text:style-name="P121"><text:s text:c="4"/>for(i = 1; i &lt;= 9; ++i) </text:p>
            <text:p text:style-name="P121"><text:s text:c="4"/>{ </text:p>
            <text:p text:style-name="P121"><text:s text:c="8"/>list_push_back(plist_coll, i); </text:p>
            <text:p text:style-name="P121"><text:s text:c="4"/>} </text:p>
            <text:p text:style-name="P121"/>
            <text:p text:style-name="P121"><text:s text:c="4"/>list_sort(plist_coll);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lower = algo_lower_bound(list_begin(plist_coll), list_end(plist_coll), 5); </text:p>
            <text:p text:style-name="P121"><text:s text:c="4"/>it_upper = algo_upper_bound(list_begin(plist_coll), list_end(plist_coll), 5); </text:p>
            <text:p text:style-name="P121"><text:s text:c="4"/>printf("5 could get position %d up to %d without breaking the sorting.\n", </text:p>
            <text:p text:style-name="P121"><text:s text:c="8"/>iterator_distance(list_begin(plist_coll), it_lower) + 1, </text:p>
            <text:p text:style-name="P121"><text:s text:c="8"/>iterator_distance(list_begin(plist_coll), it_upper) + 1); </text:p>
            <text:p text:style-name="P121"/>
            <text:p text:style-name="P121"><text:s text:c="4"/>list_insert(plist_coll, </text:p>
            <text:p text:style-name="P121"><text:s text:c="8"/>algo_lower_bound(list_begin(plist_coll), list_end(plist_coll), 3), </text:p>
            <text:p text:style-name="P121"><text:s text:c="8"/>3); </text:p>
            <text:p text:style-name="P121"><text:soft-page-break/><text:s text:c="4"/>list_insert(plist_coll, </text:p>
            <text:p text:style-name="P121"><text:s text:c="8"/>algo_upper_bound(list_begin(plist_coll), list_end(plist_coll), 7), </text:p>
            <text:p text:style-name="P121"><text:s text:c="8"/>7); </text:p>
            <text:p text:style-name="P121"/>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 </text:p>
            <text:p text:style-name="P121"/>
            <text:p text:style-name="P121"><text:s text:c="4"/>return 0; </text:p>
            <text:p text:style-name="P121">}</text:p>
          </table:table-cell>
        </table:table-row>
      </table:table>
      <text:p text:style-name="P35">输出结果：</text:p>
      <text:p text:style-name="P35">1 1 2 2 3 3 4 4 5 5 6 6 7 7 8 8 9 9 </text:p>
      <text:p text:style-name="P35">5 could get position 9 up to 11 without breaking the sorting. </text:p>
      <text:p text:style-name="P35">1 1 2 2 3 3 3 4 4 5 5 6 6 7 7 7 8 8 9 9 </text:p>
      <text:p text:style-name="P35"/>
      <text:list xml:id="list985687341" text:style-name="L175">
        <text:list-item>
          <text:p text:style-name="P194">algo_equal_range <text:s text:c="3"/>algo_equal_range_if返回有序数据区间中包含指定数据的范围</text:p>
        </text:list-item>
      </text:list>
      <text:list xml:id="list2088754131" text:style-name="L176">
        <text:list-item>
          <text:p text:style-name="P195">algo_equal_range要求数据区间是以数据类型的小于操作函数为默认比较规则排序的。</text:p>
        </text:list-item>
        <text:list-item>
          <text:p text:style-name="P195">algo_equal_range_if要求数据区间使用指定的比较规则排序。</text:p>
        </text:list-item>
        <text:list-item>
          <text:p text:style-name="P195">这两个算法返回的范围的上下界分别与lower_bound和upper_bound返回的位置相同。</text:p>
        </text:list-item>
        <text:list-item>
          <text:p text:style-name="P195">algo_equal_range_if使用的函数不能修改数据。</text:p>
        </text:list-item>
        <text:list-item>
          <text:p text:style-name="P195">关联容器提供了具有相同功能的操作函数，优先考虑使用容器提供的操作函数。</text:p>
        </text:list-item>
      </text:list>
      <text:p text:style-name="P35">下面是使用algo_equal_range和algo_equal_range_if的例子：</text:p>
      <table:table table:name="表格155" table:style-name="表格155">
        <table:table-column table:style-name="表格155.A"/>
        <table:table-row>
          <table:table-cell table:style-name="表格155.A1" office:value-type="string">
            <text:p text:style-name="P121">/* </text:p>
            <text:p text:style-name="P121"><text:s/>* eqrange1.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
            <text:p text:style-name="P121">int main(int argc, char* argv[]) </text:p>
            <text:p text:style-name="P121">{ </text:p>
            <text:p text:style-name="P121"><text:s text:c="4"/>list_t* plist_coll = create_list(int); </text:p>
            <text:p text:style-name="P121"><text:s text:c="4"/>iterator_t it_pos; </text:p>
            <text:p text:style-name="P121"><text:s text:c="4"/>range_t r_range; </text:p>
            <text:p text:style-name="P121"><text:s text:c="4"/>int i = 0; </text:p>
            <text:p text:style-name="P121"><text:soft-page-break/><text:s/></text:p>
            <text:p text:style-name="P121"><text:s text:c="4"/>if(plist_coll == NULL) </text:p>
            <text:p text:style-name="P121"><text:s text:c="4"/>{ </text:p>
            <text:p text:style-name="P121"><text:s text:c="8"/>return -1; </text:p>
            <text:p text:style-name="P121"><text:s text:c="4"/>} </text:p>
            <text:p text:style-name="P121"/>
            <text:p text:style-name="P121"><text:s text:c="4"/>list_init(plist_coll); </text:p>
            <text:p text:style-name="P121"/>
            <text:p text:style-name="P121"><text:s text:c="4"/>for(i = 1; i &lt;= 9; ++i) </text:p>
            <text:p text:style-name="P121"><text:s text:c="4"/>{ </text:p>
            <text:p text:style-name="P121"><text:s text:c="8"/>list_push_back(plist_coll, i); </text:p>
            <text:p text:style-name="P121"><text:s text:c="4"/>} </text:p>
            <text:p text:style-name="P121"><text:s text:c="4"/>for(i = 1; i &lt;= 9; ++i) </text:p>
            <text:p text:style-name="P121"><text:s text:c="4"/>{ </text:p>
            <text:p text:style-name="P121"><text:s text:c="8"/>list_push_back(plist_coll, i); </text:p>
            <text:p text:style-name="P121"><text:s text:c="4"/>} </text:p>
            <text:p text:style-name="P121"/>
            <text:p text:style-name="P121"><text:s text:c="4"/>list_sort(plist_coll);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r_range = algo_equal_range(list_begin(plist_coll), list_end(plist_coll), 5); </text:p>
            <text:p text:style-name="P121"><text:s text:c="4"/>printf("5 could get position %d up to %d without breaking the sorting.\n", </text:p>
            <text:p text:style-name="P121"><text:s text:c="8"/>iterator_distance(list_begin(plist_coll), r_range.it_begin), </text:p>
            <text:p text:style-name="P121"><text:s text:c="8"/>iterator_distance(list_begin(plist_coll), r_range.it_end)); </text:p>
            <text:p text:style-name="P121"/>
            <text:p text:style-name="P121"><text:s text:c="4"/>list_destroy(plist_coll); </text:p>
            <text:p text:style-name="P121"/>
            <text:p text:style-name="P121"><text:s text:c="4"/>return 0; </text:p>
            <text:p text:style-name="P121">}</text:p>
          </table:table-cell>
        </table:table-row>
      </table:table>
      <text:p text:style-name="P35">输出结果：</text:p>
      <text:p text:style-name="P35">1 1 2 2 3 3 4 4 5 5 6 6 7 7 8 8 9 9 </text:p>
      <text:p text:style-name="P35">5 could get position 8 up to 10 without breaking the sorting.</text:p>
      <text:p text:style-name="P35"/>
      <text:p text:style-name="P35">algo_binary_search <text:s text:c="3"/>algo_binary_search_if在有序的数据区间中查找指定的数据。</text:p>
      <text:p text:style-name="P35">algo_binary_search在使用数据类型的小于操作为默认比较规则排序的数据区间中查找指定的数据。</text:p>
      <text:p text:style-name="P35">algo_binary_search_if在使用指定的比较规则排序的数据区间中查找指定的数据。</text:p>
      <text:p text:style-name="P35">两个算法使用的二分查找方式。</text:p>
      <text:p text:style-name="P35"><text:soft-page-break/>algo_binary_search_if使用的函数不能修改数据。</text:p>
      <text:p text:style-name="P35">下面是这两个算法的例子：</text:p>
      <table:table table:name="表格156" table:style-name="表格156">
        <table:table-column table:style-name="表格156.A"/>
        <table:table-row>
          <table:table-cell table:style-name="表格156.A1" office:value-type="string">
            <text:p text:style-name="P121">/* </text:p>
            <text:p text:style-name="P121"><text:s/>* bsearch1.c </text:p>
            <text:p text:style-name="P121"><text:s/>* compile with : -lcstl </text:p>
            <text:p text:style-name="P121"><text:s/>*/ </text:p>
            <text:p text:style-name="P121"/>
            <text:p text:style-name="P121">#include &lt;stdio.h&gt; </text:p>
            <text:p text:style-name="P121">#include &lt;cstl/clist.h&gt; </text:p>
            <text:p text:style-name="P121">#include &lt;cstl/calgorithm.h&gt; </text:p>
            <text:p text:style-name="P121"/>
            <text:p text:style-name="P121">int main(int argc, char* argv[]) </text:p>
            <text:p text:style-name="P121">{ </text:p>
            <text:p text:style-name="P121"><text:s text:c="4"/>list_t* plist_coll = create_list(int); </text:p>
            <text:p text:style-name="P121"><text:s text:c="4"/>iterator_t it_pos; </text:p>
            <text:p text:style-name="P121"><text:s text:c="4"/>int i = 0; </text:p>
            <text:p text:style-name="P121"/>
            <text:p text:style-name="P121"><text:s text:c="4"/>if(plist_coll == NULL) </text:p>
            <text:p text:style-name="P121"><text:s text:c="4"/>{ </text:p>
            <text:p text:style-name="P121"><text:s text:c="8"/>return -1; </text:p>
            <text:p text:style-name="P121"><text:s text:c="4"/>} </text:p>
            <text:p text:style-name="P121"/>
            <text:p text:style-name="P121"><text:s text:c="4"/>list_init(plist_coll); </text:p>
            <text:p text:style-name="P121"/>
            <text:p text:style-name="P121"><text:s text:c="4"/>for(i = 1; i &lt;= 9; ++i) </text:p>
            <text:p text:style-name="P121"><text:s text:c="4"/>{ </text:p>
            <text:p text:style-name="P121"><text:s text:c="8"/>list_push_back(plist_coll, i); </text:p>
            <text:p text:style-name="P121"><text:s text:c="4"/>} </text:p>
            <text:p text:style-name="P121"/>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f(algo_binary_search(list_begin(plist_coll), list_end(plist_coll), 5)) </text:p>
            <text:p text:style-name="P121"><text:s text:c="4"/>{ </text:p>
            <text:p text:style-name="P121"><text:s text:c="8"/>printf("5 is present\n"); </text:p>
            <text:p text:style-name="P121"><text:s text:c="4"/>} </text:p>
            <text:p text:style-name="P121"><text:s text:c="4"/>else </text:p>
            <text:p text:style-name="P121"><text:s text:c="4"/>{ </text:p>
            <text:p text:style-name="P121"><text:soft-page-break/><text:s text:c="8"/>printf("5 is not present\n"); </text:p>
            <text:p text:style-name="P121"><text:s text:c="4"/>} </text:p>
            <text:p text:style-name="P121"/>
            <text:p text:style-name="P121"><text:s text:c="4"/>if(algo_binary_search(list_begin(plist_coll), list_end(plist_coll), 43)) </text:p>
            <text:p text:style-name="P121"><text:s text:c="4"/>{ </text:p>
            <text:p text:style-name="P121"><text:s text:c="8"/>printf("43 is present\n"); </text:p>
            <text:p text:style-name="P121"><text:s text:c="4"/>} </text:p>
            <text:p text:style-name="P121"><text:s text:c="4"/>else </text:p>
            <text:p text:style-name="P121"><text:s text:c="4"/>{ </text:p>
            <text:p text:style-name="P121"><text:s text:c="8"/>printf("43 is not present\n"); </text:p>
            <text:p text:style-name="P121"><text:s text:c="4"/>} </text:p>
            <text:p text:style-name="P121"/>
            <text:p text:style-name="P121"><text:s text:c="4"/>list_destroy(plist_coll); </text:p>
            <text:p text:style-name="P121"/>
            <text:p text:style-name="P121"><text:s text:c="4"/>return 0; </text:p>
            <text:p text:style-name="P121">}</text:p>
          </table:table-cell>
        </table:table-row>
      </table:table>
      <text:p text:style-name="P35">程序的输出结果：</text:p>
      <text:p text:style-name="P35">1 2 3 4 5 6 7 8 9 </text:p>
      <text:p text:style-name="P35">5 is present </text:p>
      <text:p text:style-name="P35">43 is not present</text:p>
      <text:p text:style-name="P35"/>
      <text:list xml:id="list612490499" text:continue-list="list80672106" text:style-name="WW8Num13">
        <text:list-item>
          <text:list>
            <text:list-item>
              <text:list>
                <text:list-item>
                  <text:h text:style-name="P347" text:outline-level="3">合并</text:h>
                </text:list-item>
              </text:list>
            </text:list-item>
          </text:list>
        </text:list-item>
      </text:list>
      <text:list xml:id="list812125941" text:style-name="L177">
        <text:list-item>
          <text:p text:style-name="P196">algo_merge <text:s text:c="3"/>algo_merge_if将两个有序的数据区间合并</text:p>
        </text:list-item>
      </text:list>
      <text:list xml:id="list1578705233" text:style-name="L178">
        <text:list-item>
          <text:p text:style-name="P197">algo_merge将使用数据类型的小于操作函数作为默认比较规则排序的两个数据区间合并。</text:p>
        </text:list-item>
        <text:list-item>
          <text:p text:style-name="P197">algo_merge_if将使用指定比较规则排序的两个数据区间合并。</text:p>
        </text:list-item>
        <text:list-item>
          <text:p text:style-name="P197">两个算法都返回目的数据区间中合并的数据的末尾，源数据区间的数据不改变。</text:p>
        </text:list-item>
        <text:list-item>
          <text:p text:style-name="P197">algo_merge_if使用的函数不能修改数据。</text:p>
        </text:list-item>
        <text:list-item>
          <text:p text:style-name="P197">用户必须保证目的数据区间足够大。</text:p>
        </text:list-item>
      </text:list>
      <text:p text:style-name="P35">下面是使用algo_merge和algo_merge_if的实例：</text:p>
      <table:table table:name="表格157" table:style-name="表格157">
        <table:table-column table:style-name="表格157.A"/>
        <table:table-row>
          <table:table-cell table:style-name="表格157.A1" office:value-type="string">
            <text:p text:style-name="P121">/* </text:p>
            <text:p text:style-name="P121"><text:s/>* merge1.c </text:p>
            <text:p text:style-name="P121"><text:s/>* compile with : -lcstl </text:p>
            <text:p text:style-name="P121"><text:s/>*/ </text:p>
            <text:p text:style-name="P121"/>
            <text:p text:style-name="P121">#include &lt;stdio.h&gt; </text:p>
            <text:p text:style-name="P121">#include &lt;cstl/clist.h&gt; </text:p>
            <text:p text:style-name="P121">#include &lt;cstl/cset.h&gt; </text:p>
            <text:p text:style-name="P121">#include &lt;cstl/cvector.h&gt; </text:p>
            <text:p text:style-name="P121">#include &lt;cstl/calgorithm.h&gt; </text:p>
            <text:p text:style-name="P121"><text:soft-page-break/><text:s/></text:p>
            <text:p text:style-name="P121">int main(int argc, char* argv[]) </text:p>
            <text:p text:style-name="P121">{ </text:p>
            <text:p text:style-name="P121"><text:s text:c="4"/>list_t* plist_coll1 = create_list(int); </text:p>
            <text:p text:style-name="P121"><text:s text:c="4"/>set_t* pset_coll2 = create_set(int); </text:p>
            <text:p text:style-name="P121"><text:s text:c="4"/>vector_t* pvec_merge = create_vector(int); </text:p>
            <text:p text:style-name="P121"><text:s text:c="4"/>iterator_t it_pos; </text:p>
            <text:p text:style-name="P121"><text:s text:c="4"/>int i = 0; </text:p>
            <text:p text:style-name="P121"/>
            <text:p text:style-name="P121"><text:s text:c="4"/>if(plist_coll1 == NULL || pset_coll2 == NULL || pvec_merge == NULL) </text:p>
            <text:p text:style-name="P121"><text:s text:c="4"/>{ </text:p>
            <text:p text:style-name="P121"><text:s text:c="8"/>return -1; </text:p>
            <text:p text:style-name="P121"><text:s text:c="4"/>} </text:p>
            <text:p text:style-name="P121"/>
            <text:p text:style-name="P121"><text:s text:c="4"/>list_init(plist_coll1); </text:p>
            <text:p text:style-name="P121"><text:s text:c="4"/>set_init(pset_coll2); </text:p>
            <text:p text:style-name="P121"><text:s text:c="4"/>vector_init(pvec_merge); </text:p>
            <text:p text:style-name="P121"/>
            <text:p text:style-name="P121"><text:s text:c="4"/>for(i = 1; i &lt;= 6; ++i) </text:p>
            <text:p text:style-name="P121"><text:s text:c="4"/>{ </text:p>
            <text:p text:style-name="P121"><text:s text:c="8"/>list_push_back(plist_coll1, i); </text:p>
            <text:p text:style-name="P121"><text:s text:c="4"/>} </text:p>
            <text:p text:style-name="P121"><text:s text:c="4"/>for(i = 3; i &lt;= 8; ++i) </text:p>
            <text:p text:style-name="P121"><text:s text:c="4"/>{ </text:p>
            <text:p text:style-name="P121"><text:s text:c="8"/>set_insert(pset_coll2, i); </text:p>
            <text:p text:style-name="P121"><text:s text:c="4"/>} </text:p>
            <text:p text:style-name="P121"><text:s text:c="4"/>vector_resize(pvec_merge, list_size(plist_coll1) + set_size(pset_coll2)); </text:p>
            <text:p text:style-name="P121"/>
            <text:p text:style-name="P121"><text:s text:c="4"/>printf("coll1: "); </text:p>
            <text:p text:style-name="P121"><text:s text:c="4"/>for(it_pos = list_begin(plist_coll1); </text:p>
            <text:p text:style-name="P121"><text:s text:c="8"/>!iterator_equal(it_pos, list_end(plist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set_begin(pset_coll2); </text:p>
            <text:p text:style-name="P121"><text:s text:c="8"/>!iterator_equal(it_pos, set_end(pset_coll2)); </text:p>
            <text:p text:style-name="P121"><text:s text:c="8"/>it_pos = iterator_next(it_pos)) </text:p>
            <text:p text:style-name="P121"><text:s text:c="4"/>{ </text:p>
            <text:p text:style-name="P121"><text:s text:c="8"/>printf("%d ", *(int*)iterator_get_pointer(it_pos)); </text:p>
            <text:p text:style-name="P121"><text:s text:c="4"/>} </text:p>
            <text:p text:style-name="P121"><text:soft-page-break/><text:s text:c="4"/>printf("\n"); </text:p>
            <text:p text:style-name="P121"/>
            <text:p text:style-name="P121"><text:s text:c="4"/>algo_merge(list_begin(plist_coll1), list_end(plist_coll1), </text:p>
            <text:p text:style-name="P121"><text:s text:c="8"/>set_begin(pset_coll2), set_end(pset_coll2), vector_begin(pvec_merge)); </text:p>
            <text:p text:style-name="P121"><text:s text:c="4"/>printf("merge: "); </text:p>
            <text:p text:style-name="P121"><text:s text:c="4"/>for(it_pos = vector_begin(pvec_merge); </text:p>
            <text:p text:style-name="P121"><text:s text:c="8"/>!iterator_equal(it_pos, vector_end(pvec_merge));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1); </text:p>
            <text:p text:style-name="P121"><text:s text:c="4"/>set_destroy(pset_coll2); </text:p>
            <text:p text:style-name="P121"><text:s text:c="4"/>vector_destroy(pvec_merge); </text:p>
            <text:p text:style-name="P121"/>
            <text:p text:style-name="P121"><text:s text:c="4"/>return 0; </text:p>
            <text:p text:style-name="P121">}</text:p>
          </table:table-cell>
        </table:table-row>
      </table:table>
      <text:p text:style-name="P35">输出的结果：</text:p>
      <text:p text:style-name="P35">coll1: 1 2 3 4 5 6 </text:p>
      <text:p text:style-name="P35">coll2: 3 4 5 6 7 8 </text:p>
      <text:p text:style-name="P35">merge: 1 2 3 3 4 4 5 5 6 6 7 8 </text:p>
      <text:p text:style-name="P35"/>
      <text:list xml:id="list2041664619" text:style-name="L179">
        <text:list-item>
          <text:p text:style-name="P198">algo_inplace_merge <text:s text:c="3"/>algo_inplace_merge_if合并同一数据区间的两个有序部分</text:p>
        </text:list-item>
      </text:list>
      <text:list xml:id="list186223603" text:style-name="L180">
        <text:list-item>
          <text:p text:style-name="P199">algo_inplace_merge合并同一数据区间中两个使用数据类型的小于操作作为默认比较规则排序的有序部分。</text:p>
        </text:list-item>
        <text:list-item>
          <text:p text:style-name="P199">algo_inplace_merge_if合并同一数据区间中两个使用指定比较规则排序的有序部分。</text:p>
        </text:list-item>
        <text:list-item>
          <text:p text:style-name="P199">合并后整个数据区间有序。</text:p>
        </text:list-item>
        <text:list-item>
          <text:p text:style-name="P199">algo_inplace_merge_if使用的函数不能修改数据。</text:p>
        </text:list-item>
      </text:list>
      <text:p text:style-name="P35">下面是这两个算法的例子：</text:p>
      <table:table table:name="表格158" table:style-name="表格158">
        <table:table-column table:style-name="表格158.A"/>
        <table:table-row>
          <table:table-cell table:style-name="表格158.A1" office:value-type="string">
            <text:p text:style-name="P121">/* </text:p>
            <text:p text:style-name="P121"><text:s/>* merge2.c </text:p>
            <text:p text:style-name="P121"><text:s/>* compile with : -lcstl </text:p>
            <text:p text:style-name="P121"><text:s/>*/ </text:p>
            <text:p text:style-name="P121"/>
            <text:p text:style-name="P121">#include &lt;stdio.h&gt; </text:p>
            <text:p text:style-name="P121">#include &lt;cstl/clist.h&gt; </text:p>
            <text:p text:style-name="P121">#include &lt;cstl/cvector.h&gt; </text:p>
            <text:p text:style-name="P121">#include &lt;cstl/calgorithm.h&gt; </text:p>
            <text:p text:style-name="P121">#include &lt;cstl/cfunctional.h&gt; </text:p>
            <text:p text:style-name="P121"/>
            <text:p text:style-name="P121">int main(int argc, char* argv[]) </text:p>
            <text:p text:style-name="P121">{ </text:p>
            <text:p text:style-name="P121"><text:soft-page-break/><text:s text:c="4"/>vector_t* pvec_coll1 = create_vector(int); </text:p>
            <text:p text:style-name="P121"><text:s text:c="4"/>list_t* plist_coll2 = create_list(int); </text:p>
            <text:p text:style-name="P121"><text:s text:c="4"/>iterator_t it_pos; </text:p>
            <text:p text:style-name="P121"><text:s text:c="4"/>iterator_t it_bound; </text:p>
            <text:p text:style-name="P121"><text:s text:c="4"/>int i = 0; </text:p>
            <text:p text:style-name="P121"/>
            <text:p text:style-name="P121"><text:s text:c="4"/>if(pvec_coll1 == NULL || plist_coll2 == NULL) </text:p>
            <text:p text:style-name="P121"><text:s text:c="4"/>{ </text:p>
            <text:p text:style-name="P121"><text:s text:c="8"/>return -1; </text:p>
            <text:p text:style-name="P121"><text:s text:c="4"/>} </text:p>
            <text:p text:style-name="P121"/>
            <text:p text:style-name="P121"><text:s text:c="4"/>vector_init(pvec_coll1); </text:p>
            <text:p text:style-name="P121"><text:s text:c="4"/>list_init(plist_coll2); </text:p>
            <text:p text:style-name="P121"/>
            <text:p text:style-name="P121"><text:s text:c="4"/>for(i = 4; i &lt;= 9; ++i) </text:p>
            <text:p text:style-name="P121"><text:s text:c="4"/>{ </text:p>
            <text:p text:style-name="P121"><text:s text:c="8"/>vector_push_back(pvec_coll1, i); </text:p>
            <text:p text:style-name="P121"><text:s text:c="4"/>} </text:p>
            <text:p text:style-name="P121"><text:s text:c="4"/>for(i = 1; i &lt;= 7; ++i) </text:p>
            <text:p text:style-name="P121"><text:s text:c="4"/>{ </text:p>
            <text:p text:style-name="P121"><text:s text:c="8"/>vector_push_back(pvec_coll1, i); </text:p>
            <text:p text:style-name="P121"><text:s text:c="4"/>} </text:p>
            <text:p text:style-name="P121"/>
            <text:p text:style-name="P121"><text:s text:c="4"/>for(i = 6; i &gt;= 2; --i) </text:p>
            <text:p text:style-name="P121"><text:s text:c="4"/>{ </text:p>
            <text:p text:style-name="P121"><text:s text:c="8"/>list_push_back(plist_coll2, i); </text:p>
            <text:p text:style-name="P121"><text:s text:c="4"/>} </text:p>
            <text:p text:style-name="P121"><text:s text:c="4"/>for(i = 9; i &gt;= 4; --i) </text:p>
            <text:p text:style-name="P121"><text:s text:c="4"/>{ </text:p>
            <text:p text:style-name="P121"><text:s text:c="8"/>list_push_back(plist_coll2, i); </text:p>
            <text:p text:style-name="P121"><text:s text:c="4"/>} </text:p>
            <text:p text:style-name="P121"/>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list_begin(plist_coll2); </text:p>
            <text:p text:style-name="P121"><text:s text:c="8"/>!iterator_equal(it_pos, list_end(plist_coll2)); </text:p>
            <text:p text:style-name="P121"><text:soft-page-break/><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bound = algo_find(vector_begin(pvec_coll1), vector_end(pvec_coll1), 1); </text:p>
            <text:p text:style-name="P121"><text:s text:c="4"/>algo_inplace_merge(vector_begin(pvec_coll1), it_bound, vector_end(pvec_coll1)); </text:p>
            <text:p text:style-name="P121"><text:s text:c="4"/>printf("coll1: "); </text:p>
            <text:p text:style-name="P121"><text:s text:c="4"/>for(it_pos = vector_begin(pvec_coll1); </text:p>
            <text:p text:style-name="P121"><text:s text:c="8"/>!iterator_equal(it_pos, vector_end(pvec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bound = algo_find(list_begin(plist_coll2), list_end(plist_coll2), 9); </text:p>
            <text:p text:style-name="P121"><text:s text:c="4"/>algo_inplace_merge_if(list_begin(plist_coll2), it_bound, </text:p>
            <text:p text:style-name="P121"><text:s text:c="8"/>list_end(plist_coll2), fun_greater_int); </text:p>
            <text:p text:style-name="P121"><text:s text:c="4"/>printf("coll2: ");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1); </text:p>
            <text:p text:style-name="P121"><text:s text:c="4"/>list_destroy(plist_coll2); </text:p>
            <text:p text:style-name="P121"/>
            <text:p text:style-name="P121"><text:s text:c="4"/>return 0; </text:p>
            <text:p text:style-name="P121">}</text:p>
          </table:table-cell>
        </table:table-row>
      </table:table>
      <text:p text:style-name="P35">程序的输出结果：</text:p>
      <text:p text:style-name="P35">coll1: 4 5 6 7 8 9 1 2 3 4 5 6 7 </text:p>
      <text:p text:style-name="P35">coll2: 6 5 4 3 2 9 8 7 6 5 4 </text:p>
      <text:p text:style-name="P35">coll1: 1 2 3 4 4 5 5 6 6 7 7 8 9 </text:p>
      <text:p text:style-name="P35">coll2: 9 8 7 6 6 5 5 4 4 3 2 </text:p>
      <text:p text:style-name="P35"/>
      <text:list xml:id="list1764117345" text:continue-list="list612490499" text:style-name="WW8Num13">
        <text:list-item>
          <text:list>
            <text:list-item>
              <text:list>
                <text:list-item>
                  <text:h text:style-name="P347" text:outline-level="3"><text:soft-page-break/>集合算法</text:h>
                </text:list-item>
              </text:list>
            </text:list-item>
          </text:list>
        </text:list-item>
      </text:list>
      <text:list xml:id="list718969153" text:style-name="L181">
        <text:list-item>
          <text:p text:style-name="P200">algo_includes <text:s text:c="3"/>algo_includes_if判断第一个有序的数据区间是否包含第二个有序的数据区间。</text:p>
        </text:list-item>
      </text:list>
      <text:list xml:id="list1297153802" text:style-name="L182">
        <text:list-item>
          <text:p text:style-name="P201">algo_includes要求两个数据区间都是以数据类型的小于操作为默认比较规则排序的。</text:p>
        </text:list-item>
        <text:list-item>
          <text:p text:style-name="P201">algo_includes_if要求两个数据区间都是以指定的比较规则排序的。</text:p>
        </text:list-item>
        <text:list-item>
          <text:p text:style-name="P201">algo_includes_if使用的函数不能修改数据。</text:p>
        </text:list-item>
      </text:list>
      <text:p text:style-name="P35">下面是这两个算法的例子：</text:p>
      <table:table table:name="表格159" table:style-name="表格159">
        <table:table-column table:style-name="表格159.A"/>
        <table:table-row>
          <table:table-cell table:style-name="表格159.A1" office:value-type="string">
            <text:p text:style-name="P121">/* </text:p>
            <text:p text:style-name="P121"><text:s/>* includes.c </text:p>
            <text:p text:style-name="P121"><text:s/>* compile with : -lcstl </text:p>
            <text:p text:style-name="P121"><text:s/>*/ </text:p>
            <text:p text:style-name="P121"/>
            <text:p text:style-name="P121">#include &lt;stdio.h&gt; </text:p>
            <text:p text:style-name="P121">#include &lt;cstl/clist.h&gt; </text:p>
            <text:p text:style-name="P121">#include &lt;cstl/cvector.h&gt; </text:p>
            <text:p text:style-name="P121">#include &lt;cstl/calgorithm.h&gt; </text:p>
            <text:p text:style-name="P121"/>
            <text:p text:style-name="P121">int main(int argc, char* argv[]) </text:p>
            <text:p text:style-name="P121">{ </text:p>
            <text:p text:style-name="P121"><text:s text:c="4"/>list_t* plist_coll1 = create_list(int); </text:p>
            <text:p text:style-name="P121"><text:s text:c="4"/>vector_t* pvec_coll2 = create_vector(int); </text:p>
            <text:p text:style-name="P121"><text:s text:c="4"/>iterator_t it_pos; </text:p>
            <text:p text:style-name="P121"><text:s text:c="4"/>int i = 0; </text:p>
            <text:p text:style-name="P121"/>
            <text:p text:style-name="P121"><text:s text:c="4"/>if(pvec_coll2 == NULL || plist_coll1 == NULL) </text:p>
            <text:p text:style-name="P121"><text:s text:c="4"/>{ </text:p>
            <text:p text:style-name="P121"><text:s text:c="8"/>return -1; </text:p>
            <text:p text:style-name="P121"><text:s text:c="4"/>} </text:p>
            <text:p text:style-name="P121"/>
            <text:p text:style-name="P121"><text:s text:c="4"/>list_init(plist_coll1); </text:p>
            <text:p text:style-name="P121"><text:s text:c="4"/>vector_init(pvec_coll2); </text:p>
            <text:p text:style-name="P121"/>
            <text:p text:style-name="P121"><text:s text:c="4"/>for(i = 1; i &lt;= 9; ++i) </text:p>
            <text:p text:style-name="P121"><text:s text:c="4"/>{ </text:p>
            <text:p text:style-name="P121"><text:s text:c="8"/>list_push_back(plist_coll1, i); </text:p>
            <text:p text:style-name="P121"><text:s text:c="4"/>} </text:p>
            <text:p text:style-name="P121"><text:s text:c="4"/>vector_push_back(pvec_coll2, 3); </text:p>
            <text:p text:style-name="P121"><text:s text:c="4"/>vector_push_back(pvec_coll2, 4); </text:p>
            <text:p text:style-name="P121"><text:s text:c="4"/>vector_push_back(pvec_coll2, 7); </text:p>
            <text:p text:style-name="P121"/>
            <text:p text:style-name="P121"><text:s text:c="4"/>printf("coll1: "); </text:p>
            <text:p text:style-name="P121"><text:soft-page-break/><text:s text:c="4"/>for(it_pos = list_begin(plist_coll1); </text:p>
            <text:p text:style-name="P121"><text:s text:c="8"/>!iterator_equal(it_pos, list_end(plist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f(algo_includes(list_begin(plist_coll1), list_end(plist_coll1), </text:p>
            <text:p text:style-name="P121"><text:s text:c="8"/>vector_begin(pvec_coll2), vector_end(pvec_coll2))) </text:p>
            <text:p text:style-name="P121"><text:s text:c="4"/>{ </text:p>
            <text:p text:style-name="P121"><text:s text:c="8"/>printf("all elements of coll2 are also in coll1\n"); </text:p>
            <text:p text:style-name="P121"><text:s text:c="4"/>} </text:p>
            <text:p text:style-name="P121"><text:s text:c="4"/>else </text:p>
            <text:p text:style-name="P121"><text:s text:c="4"/>{ </text:p>
            <text:p text:style-name="P121"><text:s text:c="8"/>printf("not all elements of coll2 are also in coll1\n"); </text:p>
            <text:p text:style-name="P121"><text:s text:c="4"/>} </text:p>
            <text:p text:style-name="P121"/>
            <text:p text:style-name="P121"><text:s text:c="4"/>list_destroy(plist_coll1); </text:p>
            <text:p text:style-name="P121"><text:s text:c="4"/>vector_destroy(pvec_coll2); </text:p>
            <text:p text:style-name="P121"/>
            <text:p text:style-name="P121"><text:s text:c="4"/>return 0; </text:p>
            <text:p text:style-name="P121">}</text:p>
          </table:table-cell>
        </table:table-row>
      </table:table>
      <text:p text:style-name="P35">程序的结果：</text:p>
      <text:p text:style-name="P35">coll1: 1 2 3 4 5 6 7 8 9 </text:p>
      <text:p text:style-name="P35">coll2: 3 4 7 </text:p>
      <text:p text:style-name="P35">all elements of coll2 are also in coll1</text:p>
      <text:p text:style-name="P35"/>
      <text:list xml:id="list800116842" text:style-name="L183">
        <text:list-item>
          <text:p text:style-name="P202">algo_set_union <text:s text:c="3"/>algo_set_union_if获得两个有序数据区间的并集</text:p>
        </text:list-item>
        <text:list-item>
          <text:p text:style-name="P202">algo_set_intersection <text:s text:c="3"/>algo_set_intersection_if获得两个有序数据区间的交集。</text:p>
        </text:list-item>
        <text:list-item>
          <text:p text:style-name="P202">algo_set_difference <text:s text:c="3"/>algo_set_difference_if获得两个有序数据区间的差集。</text:p>
        </text:list-item>
        <text:list-item>
          <text:p text:style-name="P202">algo_set_symmetric_difference <text:s text:c="3"/>algo_set_symmetric_difference_if获得两个有序数据区间的对称差集。</text:p>
        </text:list-item>
      </text:list>
      <text:p text:style-name="P35">不带_if后缀的算法要求两个数据区间是使用数据类型的小于操作函数作为默认比较规则进行排序的。</text:p>
      <text:p text:style-name="P35">带有_if后缀的算法要求两个数据区间使用指定的比较规则进行排序。</text:p>
      <text:p text:style-name="P35">带有_if后缀的算法使用的函数不能修改数据。</text:p>
      <text:p text:style-name="P35"><text:soft-page-break/>目的数据区间要足够大，源数据区间中的数据不会被修改。</text:p>
      <text:p text:style-name="P35">上面的算法都返回目的数据区间中结果数据的末尾。</text:p>
      <text:p text:style-name="P35">下面是关于集合算法的例子：</text:p>
      <table:table table:name="表格160" table:style-name="表格160">
        <table:table-column table:style-name="表格160.A"/>
        <table:table-row>
          <table:table-cell table:style-name="表格160.A1" office:value-type="string">
            <text:p text:style-name="P121">/* </text:p>
            <text:p text:style-name="P121"><text:s/>* setalgos.c </text:p>
            <text:p text:style-name="P121"><text:s/>* compile with : -lcstl </text:p>
            <text:p text:style-name="P121"><text:s/>*/ </text:p>
            <text:p text:style-name="P121"/>
            <text:p text:style-name="P121">#include &lt;stdio.h&gt; </text:p>
            <text:p text:style-name="P121">#include &lt;cstl/clist.h&gt; </text:p>
            <text:p text:style-name="P121">#include &lt;cstl/cvector.h&gt; </text:p>
            <text:p text:style-name="P121">#include &lt;cstl/cdeque.h&gt; </text:p>
            <text:p text:style-name="P121">#include &lt;cstl/calgorithm.h&gt; </text:p>
            <text:p text:style-name="P121"/>
            <text:p text:style-name="P121">int main(int argc, char* argv[]) </text:p>
            <text:p text:style-name="P121">{ </text:p>
            <text:p text:style-name="P121"><text:s text:c="4"/>list_t* plist_coll1 = create_list(int); </text:p>
            <text:p text:style-name="P121"><text:s text:c="4"/>deque_t* pdeq_coll2 = create_deque(int); </text:p>
            <text:p text:style-name="P121"><text:s text:c="4"/>vector_t* pvec_result = create_vector(int); </text:p>
            <text:p text:style-name="P121"><text:s text:c="4"/>iterator_t it_pos; </text:p>
            <text:p text:style-name="P121"><text:s text:c="4"/>iterator_t it_end; </text:p>
            <text:p text:style-name="P121"><text:s text:c="4"/>int i = 0; </text:p>
            <text:p text:style-name="P121"/>
            <text:p text:style-name="P121"><text:s text:c="4"/>if(plist_coll1 == NULL || pdeq_coll2 == NULL || pvec_result == NULL) </text:p>
            <text:p text:style-name="P121"><text:s text:c="4"/>{ </text:p>
            <text:p text:style-name="P121"><text:s text:c="8"/>return -1; </text:p>
            <text:p text:style-name="P121"><text:s text:c="4"/>} </text:p>
            <text:p text:style-name="P121"/>
            <text:p text:style-name="P121"><text:s text:c="4"/>list_init(plist_coll1); </text:p>
            <text:p text:style-name="P121"><text:s text:c="4"/>deque_init(pdeq_coll2); </text:p>
            <text:p text:style-name="P121"><text:s text:c="4"/>vector_init(pvec_result); </text:p>
            <text:p text:style-name="P121"/>
            <text:p text:style-name="P121"><text:s text:c="4"/>list_push_back(plist_coll1, 1); </text:p>
            <text:p text:style-name="P121"><text:s text:c="4"/>list_push_back(plist_coll1, 2); </text:p>
            <text:p text:style-name="P121"><text:s text:c="4"/>list_push_back(plist_coll1, 2); </text:p>
            <text:p text:style-name="P121"><text:s text:c="4"/>list_push_back(plist_coll1, 4); </text:p>
            <text:p text:style-name="P121"><text:s text:c="4"/>list_push_back(plist_coll1, 6); </text:p>
            <text:p text:style-name="P121"><text:s text:c="4"/>list_push_back(plist_coll1, 7); </text:p>
            <text:p text:style-name="P121"><text:s text:c="4"/>list_push_back(plist_coll1, 7); </text:p>
            <text:p text:style-name="P121"><text:s text:c="4"/>list_push_back(plist_coll1, 9); </text:p>
            <text:p text:style-name="P121"><text:s text:c="4"/>deque_push_back(pdeq_coll2, 2); </text:p>
            <text:p text:style-name="P121"><text:s text:c="4"/>deque_push_back(pdeq_coll2, 2); </text:p>
            <text:p text:style-name="P121"><text:s text:c="4"/>deque_push_back(pdeq_coll2, 2); </text:p>
            <text:p text:style-name="P121"><text:soft-page-break/><text:s text:c="4"/>deque_push_back(pdeq_coll2, 3); </text:p>
            <text:p text:style-name="P121"><text:s text:c="4"/>deque_push_back(pdeq_coll2, 6); </text:p>
            <text:p text:style-name="P121"><text:s text:c="4"/>deque_push_back(pdeq_coll2, 6); </text:p>
            <text:p text:style-name="P121"><text:s text:c="4"/>deque_push_back(pdeq_coll2, 8); </text:p>
            <text:p text:style-name="P121"><text:s text:c="4"/>deque_push_back(pdeq_coll2, 9); </text:p>
            <text:p text:style-name="P121"><text:s text:c="4"/>vector_resize(pvec_result, list_size(plist_coll1) + deque_size(pdeq_coll2)); </text:p>
            <text:p text:style-name="P121"/>
            <text:p text:style-name="P121"><text:s text:c="4"/>printf("coll1: "); </text:p>
            <text:p text:style-name="P121"><text:s text:c="4"/>for(it_pos = list_begin(plist_coll1); </text:p>
            <text:p text:style-name="P121"><text:s text:c="8"/>!iterator_equal(it_pos, list_end(plist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printf("coll2: "); </text:p>
            <text:p text:style-name="P121"><text:s text:c="4"/>for(it_pos = deque_begin(pdeq_coll2); </text:p>
            <text:p text:style-name="P121"><text:s text:c="8"/>!iterator_equal(it_pos, deque_end(pdeq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end = algo_merge(list_begin(plist_coll1), list_end(plist_coll1), </text:p>
            <text:p text:style-name="P121"><text:s text:c="8"/>deque_begin(pdeq_coll2), deque_end(pdeq_coll2), vector_begin(pvec_result)); </text:p>
            <text:p text:style-name="P121"><text:s text:c="4"/>printf("merge: "); </text:p>
            <text:p text:style-name="P121"><text:s text:c="4"/>for(it_pos = vector_begin(pvec_result);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it_end = algo_set_union(list_begin(plist_coll1), list_end(plist_coll1), </text:p>
            <text:p text:style-name="P121"><text:s text:c="8"/>deque_begin(pdeq_coll2), deque_end(pdeq_coll2), vector_begin(pvec_result)); </text:p>
            <text:p text:style-name="P121"><text:s text:c="4"/>printf("union: "); </text:p>
            <text:p text:style-name="P121"><text:s text:c="4"/>for(it_pos = vector_begin(pvec_result);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oft-page-break/><text:s text:c="4"/>printf("\n"); </text:p>
            <text:p text:style-name="P121"><text:s text:c="4"/>it_end = algo_set_intersection(list_begin(plist_coll1), list_end(plist_coll1), </text:p>
            <text:p text:style-name="P121"><text:s text:c="8"/>deque_begin(pdeq_coll2), deque_end(pdeq_coll2), vector_begin(pvec_result)); </text:p>
            <text:p text:style-name="P121"><text:s text:c="4"/>printf("intersection: "); </text:p>
            <text:p text:style-name="P121"><text:s text:c="4"/>for(it_pos = vector_begin(pvec_result);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it_end = algo_set_difference(list_begin(plist_coll1), list_end(plist_coll1), </text:p>
            <text:p text:style-name="P121"><text:s text:c="8"/>deque_begin(pdeq_coll2), deque_end(pdeq_coll2), vector_begin(pvec_result)); </text:p>
            <text:p text:style-name="P121"><text:s text:c="4"/>printf("difference: "); </text:p>
            <text:p text:style-name="P121"><text:s text:c="4"/>for(it_pos = vector_begin(pvec_result);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text:s text:c="4"/>it_end = algo_set_symmetric_difference(list_begin(plist_coll1), </text:p>
            <text:p text:style-name="P121"><text:s text:c="8"/>list_end(plist_coll1), deque_begin(pdeq_coll2), deque_end(pdeq_coll2), </text:p>
            <text:p text:style-name="P121"><text:s text:c="8"/>vector_begin(pvec_result)); </text:p>
            <text:p text:style-name="P121"><text:s text:c="4"/>printf("symmetric difference: "); </text:p>
            <text:p text:style-name="P121"><text:s text:c="4"/>for(it_pos = vector_begin(pvec_result); </text:p>
            <text:p text:style-name="P121"><text:s text:c="8"/>!iterator_equal(it_pos, it_end);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list_destroy(plist_coll1); </text:p>
            <text:p text:style-name="P121"><text:s text:c="4"/>deque_destroy(pdeq_coll2); </text:p>
            <text:p text:style-name="P121"><text:s text:c="4"/>vector_destroy(pvec_result); </text:p>
            <text:p text:style-name="P121"/>
            <text:p text:style-name="P121"><text:s text:c="4"/>return 0; </text:p>
            <text:p text:style-name="P121">}</text:p>
          </table:table-cell>
        </table:table-row>
      </table:table>
      <text:p text:style-name="P35">程序的输出结果：</text:p>
      <text:p text:style-name="P35">coll1: <text:s text:c="26"/>1 2 2 4 6 7 7 9 </text:p>
      <text:p text:style-name="P35">coll2: <text:s text:c="26"/>2 2 2 3 6 6 8 9 </text:p>
      <text:p text:style-name="P35">merge: <text:s text:c="24"/>1 2 2 2 2 2 3 4 6 6 6 7 7 8 9 9 </text:p>
      <text:p text:style-name="P35"><text:soft-page-break/>union: <text:s text:c="25"/>1 2 2 2 3 4 6 6 7 7 8 9 </text:p>
      <text:p text:style-name="P35">intersection: <text:s text:c="15"/>2 2 6 9 </text:p>
      <text:p text:style-name="P35">difference: <text:s text:c="18"/>1 4 7 7 </text:p>
      <text:p text:style-name="P35">symmetric difference: 1 2 3 4 6 7 7 8 </text:p>
      <text:p text:style-name="P35"/>
      <text:list xml:id="list1881312793" text:continue-list="list1764117345" text:style-name="WW8Num13">
        <text:list-item>
          <text:list>
            <text:list-item>
              <text:list>
                <text:list-item>
                  <text:h text:style-name="P347" text:outline-level="3">堆算法</text:h>
                </text:list-item>
              </text:list>
            </text:list-item>
          </text:list>
        </text:list-item>
      </text:list>
      <text:list xml:id="list555577368" text:style-name="L184">
        <text:list-item>
          <text:p text:style-name="P203">algo_make_heap <text:s text:c="3"/>algo_make_heap_if将一个数据区间转换成堆</text:p>
        </text:list-item>
        <text:list-item>
          <text:p text:style-name="P203">algo_push_heap <text:s text:c="3"/>algo_push_heap_if向堆中添加一个数据</text:p>
        </text:list-item>
        <text:list-item>
          <text:p text:style-name="P203">algo_pop_heap <text:s text:c="3"/>algo_pop_heap_if将堆中优先级最高的数据删除</text:p>
        </text:list-item>
        <text:list-item>
          <text:p text:style-name="P203">algo_sort_heap <text:s text:c="3"/>algo_sort_heap_if将一个堆转换成有序的数据区间</text:p>
        </text:list-item>
        <text:list-item>
          <text:p text:style-name="P203">algo_is_heap <text:s text:c="3"/>algo_is_heap_if判断一个数据区间是否是堆</text:p>
        </text:list-item>
      </text:list>
      <text:list xml:id="list411155233" text:style-name="L185">
        <text:list-item>
          <text:p text:style-name="P204">没有_if后缀的算法要求使用数据类型的小于操作函数作为默认的比较规则。</text:p>
        </text:list-item>
        <text:list-item>
          <text:p text:style-name="P204">带有_if后缀的算法要求使用指定的比较规则。</text:p>
        </text:list-item>
        <text:list-item>
          <text:p text:style-name="P204">带有_if后缀的算法使用的函数不能修改数据。</text:p>
        </text:list-item>
      </text:list>
      <text:p text:style-name="P35">下面是关于堆算法的例子：</text:p>
      <table:table table:name="表格161" table:style-name="表格161">
        <table:table-column table:style-name="表格161.A"/>
        <table:table-row>
          <table:table-cell table:style-name="表格161.A1" office:value-type="string">
            <text:p text:style-name="P121">/* </text:p>
            <text:p text:style-name="P121"><text:s/>* heap1.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
            <text:p text:style-name="P121">int main(int argc, char* argv[]) </text:p>
            <text:p text:style-name="P121">{ </text:p>
            <text:p text:style-name="P121"><text:s text:c="4"/>vector_t* pvec_coll = create_vector(int); </text:p>
            <text:p text:style-name="P121"><text:s text:c="4"/>iterator_t it_pos; </text:p>
            <text:p text:style-name="P121"><text:s text:c="4"/>int i = 0; </text:p>
            <text:p text:style-name="P121"/>
            <text:p text:style-name="P121"><text:s text:c="4"/>if(pvec_coll == NULL) </text:p>
            <text:p text:style-name="P121"><text:s text:c="4"/>{ </text:p>
            <text:p text:style-name="P121"><text:s text:c="8"/>return -1; </text:p>
            <text:p text:style-name="P121"><text:s text:c="4"/>} </text:p>
            <text:p text:style-name="P121"/>
            <text:p text:style-name="P121"><text:s text:c="4"/>vector_init(pvec_coll); </text:p>
            <text:p text:style-name="P121"/>
            <text:p text:style-name="P121"><text:s text:c="4"/>for(i = 3; i &lt;= 7; ++i) </text:p>
            <text:p text:style-name="P121"><text:s text:c="4"/>{ </text:p>
            <text:p text:style-name="P121"><text:soft-page-break/><text:s text:c="8"/>vector_push_back(pvec_coll, i); </text:p>
            <text:p text:style-name="P121"><text:s text:c="4"/>} </text:p>
            <text:p text:style-name="P121"><text:s text:c="4"/>for(i = 5; i &lt;= 9; ++i) </text:p>
            <text:p text:style-name="P121"><text:s text:c="4"/>{ </text:p>
            <text:p text:style-name="P121"><text:s text:c="8"/>vector_push_back(pvec_coll, i); </text:p>
            <text:p text:style-name="P121"><text:s text:c="4"/>} </text:p>
            <text:p text:style-name="P121"><text:s text:c="4"/>for(i = 1; i &lt;= 4; ++i) </text:p>
            <text:p text:style-name="P121"><text:s text:c="4"/>{ </text:p>
            <text:p text:style-name="P121"><text:s text:c="8"/>vector_push_back(pvec_coll, i); </text:p>
            <text:p text:style-name="P121"><text:s text:c="4"/>} </text:p>
            <text:p text:style-name="P121"/>
            <text:p text:style-name="P121"><text:s text:c="4"/>printf("on entry: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make_heap(vector_begin(pvec_coll), vector_end(pvec_coll)); </text:p>
            <text:p text:style-name="P121"><text:s text:c="4"/>printf("after algo_make_heap():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pop_heap(vector_begin(pvec_coll), vector_end(pvec_coll)); </text:p>
            <text:p text:style-name="P121"><text:s text:c="4"/>vector_pop_back(pvec_coll); </text:p>
            <text:p text:style-name="P121"><text:s text:c="4"/>printf("after algo_pop_heap():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push_back(pvec_coll, 17); </text:p>
            <text:p text:style-name="P121"><text:s text:c="4"/>algo_push_heap(vector_begin(pvec_coll), vector_end(pvec_coll)); </text:p>
            <text:p text:style-name="P121"><text:soft-page-break/><text:s text:c="4"/>printf("after algo_push_heap():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algo_sort_heap(vector_begin(pvec_coll), vector_end(pvec_coll)); </text:p>
            <text:p text:style-name="P121"><text:s text:c="4"/>printf("after algo_sort_heap():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vector_destroy(pvec_coll); </text:p>
            <text:p text:style-name="P121"/>
            <text:p text:style-name="P121"><text:s text:c="4"/>return 0; </text:p>
            <text:p text:style-name="P121">}</text:p>
          </table:table-cell>
        </table:table-row>
      </table:table>
      <text:p text:style-name="P35">程序的输出：</text:p>
      <text:p text:style-name="P35">on entry: <text:s text:c="25"/>3 4 5 6 7 5 6 7 8 9 1 2 3 4 </text:p>
      <text:p text:style-name="P35">after algo_make_heap(): 9 8 6 7 7 5 5 3 6 4 1 2 3 4 </text:p>
      <text:p text:style-name="P35">after algo_pop_heap(): <text:s text:c="3"/>8 7 6 7 4 5 5 3 6 4 1 2 3 </text:p>
      <text:p text:style-name="P35">after algo_push_heap(): <text:s/>17 7 8 7 4 5 6 3 6 4 1 2 3 5 </text:p>
      <text:p text:style-name="P35">after algo_sort_heap(): <text:s text:c="2"/>1 2 3 3 4 4 5 5 6 6 7 7 8 17 </text:p>
      <text:p text:style-name="P35">将pvec_coll中的数据转换成堆后，数据的顺序是：9 8 6 7 7 5 5 3 6 4 1 2 3 4 ，将这个序列转换成二叉树可以看出字节点的值都是小于或者等于父节点的。</text:p>
      <text:p text:style-name="P36"><draw:frame draw:style-name="fr3" draw:name="图形27" text:anchor-type="paragraph" svg:width="19.006cm" svg:height="7.893cm" draw:z-index="33"><draw:image xlink:href="Pictures/10000000000002CB0000012935F99A85.jpg" xlink:type="simple" xlink:show="embed" xlink:actuate="onLoad"/></draw:frame><text:soft-page-break/>图 6.5 以二叉树的形式显示堆数据</text:p>
      <text:p text:style-name="P35"/>
      <text:list xml:id="list348071499" text:continue-list="list1881312793" text:style-name="WW8Num13">
        <text:list-item>
          <text:list>
            <text:list-item>
              <text:list>
                <text:list-item>
                  <text:h text:style-name="P347" text:outline-level="3">最大值与最小值</text:h>
                </text:list-item>
              </text:list>
            </text:list-item>
          </text:list>
        </text:list-item>
      </text:list>
      <text:list xml:id="list1624296693" text:style-name="L186">
        <text:list-item>
          <text:p text:style-name="P205">algo_min <text:s text:c="3"/>algo_min_if 返回两个迭代器中值小的迭代器</text:p>
        </text:list-item>
        <text:list-item>
          <text:p text:style-name="P205">algo_max <text:s text:c="3"/>algo_max_if返回两个迭代器中值大的迭代器</text:p>
        </text:list-item>
      </text:list>
      <text:list xml:id="list2184708784" text:style-name="L187">
        <text:list-item>
          <text:p text:style-name="P206">没有_if后缀的算法使用数据类型的小于操作作为默认的比较规则。</text:p>
        </text:list-item>
        <text:list-item>
          <text:p text:style-name="P206">带有_if后缀的算法使用指定的比较规则。</text:p>
        </text:list-item>
        <text:list-item>
          <text:p text:style-name="P206">带有_if后缀的算法使用的函数不能修改数据。</text:p>
        </text:list-item>
      </text:list>
      <text:p text:style-name="P35">下面给出了这些算法的例子：</text:p>
      <table:table table:name="表格162" table:style-name="表格162">
        <table:table-column table:style-name="表格162.A"/>
        <table:table-row>
          <table:table-cell table:style-name="表格162.A1" office:value-type="string">
            <text:p text:style-name="P121">/* </text:p>
            <text:p text:style-name="P121"><text:s/>* minmax1.c </text:p>
            <text:p text:style-name="P121"><text:s/>* compile with : -lcstl </text:p>
            <text:p text:style-name="P121"><text:s/>*/ </text:p>
            <text:p text:style-name="P121"/>
            <text:p text:style-name="P121">#include &lt;stdio.h&gt; </text:p>
            <text:p text:style-name="P121">#include &lt;stdlib.h&gt; </text:p>
            <text:p text:style-name="P121">#include &lt;cstl/cdeque.h&gt; </text:p>
            <text:p text:style-name="P121">#include &lt;cstl/calgorithm.h&gt; </text:p>
            <text:p text:style-name="P121"/>
            <text:p text:style-name="P121">static void _abs_less(const void* cpv_first, </text:p>
            <text:p text:style-name="P121"><text:s text:c="4"/>const void* cpv_second, void* pv_output) </text:p>
            <text:p text:style-name="P121">{ </text:p>
            <text:p text:style-name="P121"><text:s text:c="4"/>*(bool_t*)pv_output = abs(*(int*)cpv_first) &lt; abs(*(int*)cpv_second) ? </text:p>
            <text:p text:style-name="P121"><text:s text:c="8"/>true : false; </text:p>
            <text:p text:style-name="P121"><text:soft-page-break/>} </text:p>
            <text:p text:style-name="P121"/>
            <text:p text:style-name="P121">int main(int argc, char* argv[]) </text:p>
            <text:p text:style-name="P121">{ </text:p>
            <text:p text:style-name="P121"><text:s text:c="4"/>deque_t* pdeq_coll = create_deque(int); </text:p>
            <text:p text:style-name="P121"><text:s text:c="4"/>iterator_t it_first; </text:p>
            <text:p text:style-name="P121"><text:s text:c="4"/>iterator_t it_second; </text:p>
            <text:p text:style-name="P121"><text:s text:c="4"/>iterator_t it_min; </text:p>
            <text:p text:style-name="P121"><text:s text:c="4"/>iterator_t it_max; </text:p>
            <text:p text:style-name="P121"/>
            <text:p text:style-name="P121"><text:s text:c="4"/>if(pdeq_coll == NULL) </text:p>
            <text:p text:style-name="P121"><text:s text:c="4"/>{ </text:p>
            <text:p text:style-name="P121"><text:s text:c="8"/>return -1; </text:p>
            <text:p text:style-name="P121"><text:s text:c="4"/>} </text:p>
            <text:p text:style-name="P121"/>
            <text:p text:style-name="P121"><text:s text:c="4"/>deque_init(pdeq_coll); </text:p>
            <text:p text:style-name="P121"/>
            <text:p text:style-name="P121"><text:s text:c="4"/>deque_push_back(pdeq_coll, 3); </text:p>
            <text:p text:style-name="P121"><text:s text:c="4"/>deque_push_back(pdeq_coll, -5); </text:p>
            <text:p text:style-name="P121"/>
            <text:p text:style-name="P121"><text:s text:c="4"/>it_first = deque_begin(pdeq_coll); </text:p>
            <text:p text:style-name="P121"><text:s text:c="4"/>it_second = iterator_next(deque_begin(pdeq_coll)); </text:p>
            <text:p text:style-name="P121"><text:s text:c="4"/>it_min = algo_min(it_first, it_second); </text:p>
            <text:p text:style-name="P121"><text:s text:c="4"/>it_max = algo_max(it_first, it_second); </text:p>
            <text:p text:style-name="P121"><text:s text:c="4"/>printf("min: %d\n", *(int*)iterator_get_pointer(it_min)); </text:p>
            <text:p text:style-name="P121"><text:s text:c="4"/>printf("max: %d\n", *(int*)iterator_get_pointer(it_max)); </text:p>
            <text:p text:style-name="P121"/>
            <text:p text:style-name="P121"><text:s text:c="4"/>it_min = algo_min_if(it_first, it_second, _abs_less); </text:p>
            <text:p text:style-name="P121"><text:s text:c="4"/>it_max = algo_max_if(it_first, it_second, _abs_less); </text:p>
            <text:p text:style-name="P121"><text:s text:c="4"/>printf("absolute min: %d\n", *(int*)iterator_get_pointer(it_min)); </text:p>
            <text:p text:style-name="P121"><text:s text:c="4"/>printf("absolute max: %d\n", *(int*)iterator_get_pointer(it_max)); </text:p>
            <text:p text:style-name="P121"/>
            <text:p text:style-name="P121"><text:s text:c="4"/>deque_destroy(pdeq_coll); </text:p>
            <text:p text:style-name="P121"/>
            <text:p text:style-name="P121"><text:s text:c="4"/>return 0; </text:p>
            <text:p text:style-name="P121">}</text:p>
          </table:table-cell>
        </table:table-row>
      </table:table>
      <text:p text:style-name="P35">程序输出：</text:p>
      <text:p text:style-name="P35">min: -5 </text:p>
      <text:p text:style-name="P35">max: 3 </text:p>
      <text:p text:style-name="P35">absolute min: 3 </text:p>
      <text:p text:style-name="P35">absolute max: -5</text:p>
      <text:p text:style-name="P35"/>
      <text:p text:style-name="P35">algo_min_element <text:s text:c="3"/>algo_min_element_if返回数据区间中最小数据的迭代器</text:p>
      <text:p text:style-name="P35"><text:soft-page-break/>algo_max_element <text:s text:c="3"/>algo_max_element_if返回数据区间中最大数据的迭代器</text:p>
      <text:p text:style-name="P35">没有_if后缀的算法要求使用数据类型的小于草组函数作为默认的比较规则。</text:p>
      <text:p text:style-name="P35">带有_if后缀的算法要求使用指定的比较规则。</text:p>
      <text:p text:style-name="P35">带有_if后缀的算法使用的函数不能修改数据。</text:p>
      <text:p text:style-name="P35">下面是这四个算法的例子：</text:p>
      <table:table table:name="表格163" table:style-name="表格163">
        <table:table-column table:style-name="表格163.A"/>
        <table:table-row>
          <table:table-cell table:style-name="表格163.A1" office:value-type="string">
            <text:p text:style-name="P121">/* </text:p>
            <text:p text:style-name="P121"><text:s/>* minmax2.c </text:p>
            <text:p text:style-name="P121"><text:s/>* compile with : -lcstl </text:p>
            <text:p text:style-name="P121"><text:s/>*/ </text:p>
            <text:p text:style-name="P121"/>
            <text:p text:style-name="P121">#include &lt;stdio.h&gt; </text:p>
            <text:p text:style-name="P121">#include &lt;stdlib.h&gt; </text:p>
            <text:p text:style-name="P121">#include &lt;cstl/cdeque.h&gt; </text:p>
            <text:p text:style-name="P121">#include &lt;cstl/calgorithm.h&gt; </text:p>
            <text:p text:style-name="P121"/>
            <text:p text:style-name="P121">static void _abs_less(const void* cpv_first, </text:p>
            <text:p text:style-name="P121"><text:s text:c="4"/>const void* cpv_second, void* pv_output) </text:p>
            <text:p text:style-name="P121">{ </text:p>
            <text:p text:style-name="P121"><text:s text:c="4"/>*(bool_t*)pv_output = abs(*(int*)cpv_first) &lt; abs(*(int*)cpv_second) ? </text:p>
            <text:p text:style-name="P121"><text:s text:c="8"/>true : false; </text:p>
            <text:p text:style-name="P121">} </text:p>
            <text:p text:style-name="P121"/>
            <text:p text:style-name="P121">int main(int argc, char* argv[]) </text:p>
            <text:p text:style-name="P121">{ </text:p>
            <text:p text:style-name="P121"><text:s text:c="4"/>deque_t* pdeq_coll = create_deque(int); </text:p>
            <text:p text:style-name="P121"><text:s text:c="4"/>iterator_t it_pos; </text:p>
            <text:p text:style-name="P121"><text:s text:c="4"/>iterator_t it_min; </text:p>
            <text:p text:style-name="P121"><text:s text:c="4"/>iterator_t it_max; </text:p>
            <text:p text:style-name="P121"><text:s text:c="4"/>int i = 0; </text:p>
            <text:p text:style-name="P121"/>
            <text:p text:style-name="P121"><text:s text:c="4"/>if(pdeq_coll == NULL) </text:p>
            <text:p text:style-name="P121"><text:s text:c="4"/>{ </text:p>
            <text:p text:style-name="P121"><text:s text:c="8"/>return -1; </text:p>
            <text:p text:style-name="P121"><text:s text:c="4"/>} </text:p>
            <text:p text:style-name="P121"/>
            <text:p text:style-name="P121"><text:s text:c="4"/>deque_init(pdeq_coll); </text:p>
            <text:p text:style-name="P121"/>
            <text:p text:style-name="P121"><text:s text:c="4"/>for(i = 2; i &lt;= 8; ++i) </text:p>
            <text:p text:style-name="P121"><text:s text:c="4"/>{ </text:p>
            <text:p text:style-name="P121"><text:s text:c="8"/>deque_push_back(pdeq_coll, i); </text:p>
            <text:p text:style-name="P121"><text:s text:c="4"/>} </text:p>
            <text:p text:style-name="P121"><text:s text:c="4"/>for(i = -3; i &lt;= 5; ++i) </text:p>
            <text:p text:style-name="P121"><text:s text:c="4"/>{ </text:p>
            <text:p text:style-name="P121"><text:soft-page-break/><text:s text:c="8"/>deque_push_back(pdeq_coll, i); </text:p>
            <text:p text:style-name="P121"><text:s text:c="4"/>} </text:p>
            <text:p text:style-name="P121"/>
            <text:p text:style-name="P121"><text:s text:c="4"/>for(it_pos = deque_begin(pdeq_coll); </text:p>
            <text:p text:style-name="P121"><text:s text:c="8"/>!iterator_equal(it_pos, deque_end(pdeq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style-name="P121"><text:s text:c="4"/>it_min = algo_min_element(deque_begin(pdeq_coll), deque_end(pdeq_coll)); </text:p>
            <text:p text:style-name="P121"><text:s text:c="4"/>it_max = algo_max_element(deque_begin(pdeq_coll), deque_end(pdeq_coll)); </text:p>
            <text:p text:style-name="P121"><text:s text:c="4"/>printf("min: %d\n", *(int*)iterator_get_pointer(it_min)); </text:p>
            <text:p text:style-name="P121"><text:s text:c="4"/>printf("max: %d\n", *(int*)iterator_get_pointer(it_max)); </text:p>
            <text:p text:style-name="P121"/>
            <text:p text:style-name="P121"><text:s text:c="4"/>it_min = algo_min_element_if(deque_begin(pdeq_coll), </text:p>
            <text:p text:style-name="P121"><text:s text:c="8"/>deque_end(pdeq_coll), _abs_less); </text:p>
            <text:p text:style-name="P121"><text:s text:c="4"/>it_max = algo_max_element_if(deque_begin(pdeq_coll), </text:p>
            <text:p text:style-name="P121"><text:s text:c="8"/>deque_end(pdeq_coll), _abs_less); </text:p>
            <text:p text:style-name="P121"><text:s text:c="4"/>printf("absolute min: %d\n", *(int*)iterator_get_pointer(it_min)); </text:p>
            <text:p text:style-name="P121"><text:s text:c="4"/>printf("absolute max: %d\n", *(int*)iterator_get_pointer(it_max)); </text:p>
            <text:p text:style-name="P121"/>
            <text:p text:style-name="P121"><text:s text:c="4"/>deque_destroy(pdeq_coll); </text:p>
            <text:p text:style-name="P121"/>
            <text:p text:style-name="P121"><text:s text:c="4"/>return 0; </text:p>
            <text:p text:style-name="P121">}</text:p>
          </table:table-cell>
        </table:table-row>
      </table:table>
      <text:p text:style-name="P35">程序输出：</text:p>
      <text:p text:style-name="P35">2 3 4 5 6 7 8 -3 -2 -1 0 1 2 3 4 5 </text:p>
      <text:p text:style-name="P35">min: -3 </text:p>
      <text:p text:style-name="P35">max: 8 </text:p>
      <text:p text:style-name="P35">absolute min: 0 </text:p>
      <text:p text:style-name="P35">absolute max: 8</text:p>
      <text:p text:style-name="P35"/>
      <text:list xml:id="list112208555" text:continue-list="list348071499" text:style-name="WW8Num13">
        <text:list-item>
          <text:list>
            <text:list-item>
              <text:list>
                <text:list-item>
                  <text:h text:style-name="P347" text:outline-level="3">按照辞典顺序比较</text:h>
                </text:list-item>
              </text:list>
            </text:list-item>
          </text:list>
        </text:list-item>
      </text:list>
      <text:list xml:id="list908334208" text:style-name="L188">
        <text:list-item>
          <text:p text:style-name="P207">algo_lexicographical_compare <text:s text:c="3"/>algo_lexicographical_compare_if按照辞典顺序比较</text:p>
        </text:list-item>
        <text:list-item>
          <text:p text:style-name="P207">algo_lexicographical_compare_3wap <text:s text:c="3"/>algo_lexicographical_compare_3way_if按照辞典顺序比较，返回3种结果</text:p>
        </text:list-item>
      </text:list>
      <text:list xml:id="list847926529" text:style-name="L189">
        <text:list-item>
          <text:p text:style-name="P208">没有_if后缀的算法使用数据类型的小于操作函数作为默认的比较规则。</text:p>
        </text:list-item>
        <text:list-item>
          <text:p text:style-name="P208">带有_if后缀的算法使用指定的比较规则。</text:p>
        </text:list-item>
        <text:list-item>
          <text:p text:style-name="P208"><text:soft-page-break/>带有_if后缀的算法使用的函数不能修改数据。</text:p>
        </text:list-item>
      </text:list>
      <text:p text:style-name="P35">下面是这四个算法的例子：</text:p>
      <table:table table:name="表格164" table:style-name="表格164">
        <table:table-column table:style-name="表格164.A"/>
        <table:table-row>
          <table:table-cell table:style-name="表格164.A1" office:value-type="string">
            <text:p text:style-name="P121">/* </text:p>
            <text:p text:style-name="P121"><text:s/>* lexico1.c </text:p>
            <text:p text:style-name="P121"><text:s/>* compile with : -lcstl </text:p>
            <text:p text:style-name="P121"><text:s/>*/ </text:p>
            <text:p text:style-name="P121"/>
            <text:p text:style-name="P121">#include &lt;stdio.h&gt; </text:p>
            <text:p text:style-name="P121">#include &lt;cstl/clist.h&gt; </text:p>
            <text:p text:style-name="P121">#include &lt;cstl/cvector.h&gt; </text:p>
            <text:p text:style-name="P121">#include &lt;cstl/calgorithm.h&gt; </text:p>
            <text:p text:style-name="P121"/>
            <text:p text:style-name="P121">static void _print_list(const void* cpv_input, void* pv_output) </text:p>
            <text:p text:style-name="P121">{ </text:p>
            <text:p text:style-name="P121"><text:s text:c="4"/>list_t* plist_coll = (list_t*)cpv_input; </text:p>
            <text:p text:style-name="P121"><text:s text:c="4"/>iterator_t it_pos;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
            <text:p text:style-name="P121">static void _less_for_coll(const void* cpv_first, </text:p>
            <text:p text:style-name="P121"><text:s text:c="4"/>const void* cpv_second, void* pv_output) </text:p>
            <text:p text:style-name="P121">{ </text:p>
            <text:p text:style-name="P121"><text:s text:c="4"/>list_t* plist_coll1 = (list_t*)cpv_first; </text:p>
            <text:p text:style-name="P121"><text:s text:c="4"/>list_t* plist_coll2 = (list_t*)cpv_second; </text:p>
            <text:p text:style-name="P121"/>
            <text:p text:style-name="P121"><text:s text:c="4"/>if(algo_lexicographical_compare( </text:p>
            <text:p text:style-name="P121"><text:s text:c="8"/>list_begin(plist_coll1), list_end(plist_coll1), </text:p>
            <text:p text:style-name="P121"><text:s text:c="8"/>list_begin(plist_coll2), list_end(plist_coll2))) </text:p>
            <text:p text:style-name="P121"><text:s text:c="4"/>{ </text:p>
            <text:p text:style-name="P121"><text:s text:c="8"/>*(bool_t*)pv_output = true; </text:p>
            <text:p text:style-name="P121"><text:s text:c="4"/>} </text:p>
            <text:p text:style-name="P121"><text:s text:c="4"/>else </text:p>
            <text:p text:style-name="P121"><text:s text:c="4"/>{ </text:p>
            <text:p text:style-name="P121"><text:s text:c="8"/>*(bool_t*)pv_output = false; </text:p>
            <text:p text:style-name="P121"><text:s text:c="4"/>} </text:p>
            <text:p text:style-name="P121">} </text:p>
            <text:p text:style-name="P121"/>
            <text:p text:style-name="P121"><text:soft-page-break/>int main(int argc, char* argv[]) </text:p>
            <text:p text:style-name="P121">{ </text:p>
            <text:p text:style-name="P121"><text:s text:c="4"/>list_t* plist_c1 = create_list(int); </text:p>
            <text:p text:style-name="P121"><text:s text:c="4"/>list_t* plist_c2 = create_list(int); </text:p>
            <text:p text:style-name="P121"><text:s text:c="4"/>list_t* plist_c3 = create_list(int); </text:p>
            <text:p text:style-name="P121"><text:s text:c="4"/>list_t* plist_c4 = create_list(int); </text:p>
            <text:p text:style-name="P121"><text:s text:c="4"/>vector_t* pvec_cc = create_vector(list_t&lt;int&gt;); </text:p>
            <text:p text:style-name="P121"><text:s text:c="4"/>int i = 0; </text:p>
            <text:p text:style-name="P121"/>
            <text:p text:style-name="P121"><text:s text:c="4"/>if(plist_c1 == NULL || plist_c2 == NULL || plist_c3 == NULL || </text:p>
            <text:p text:style-name="P121"><text:s text:c="7"/>plist_c4 == NULL || pvec_cc == NULL) </text:p>
            <text:p text:style-name="P121"><text:s text:c="4"/>{ </text:p>
            <text:p text:style-name="P121"><text:s text:c="8"/>return -1; </text:p>
            <text:p text:style-name="P121"><text:s text:c="4"/>} </text:p>
            <text:p text:style-name="P121"/>
            <text:p text:style-name="P121"><text:s text:c="4"/>list_init(plist_c1); </text:p>
            <text:p text:style-name="P121"><text:s text:c="4"/>list_init(plist_c2); </text:p>
            <text:p text:style-name="P121"><text:s text:c="4"/>list_init(plist_c3); </text:p>
            <text:p text:style-name="P121"><text:s text:c="4"/>list_init(plist_c4); </text:p>
            <text:p text:style-name="P121"><text:s text:c="4"/>vector_init(pvec_cc); </text:p>
            <text:p text:style-name="P121"/>
            <text:p text:style-name="P121"><text:s text:c="4"/>for(i = 1; i &lt;= 5; ++i) </text:p>
            <text:p text:style-name="P121"><text:s text:c="4"/>{ </text:p>
            <text:p text:style-name="P121"><text:s text:c="8"/>list_push_back(plist_c1, i); </text:p>
            <text:p text:style-name="P121"><text:s text:c="4"/>} </text:p>
            <text:p text:style-name="P121"><text:s text:c="4"/>list_assign(plist_c2, plist_c1); </text:p>
            <text:p text:style-name="P121"><text:s text:c="4"/>list_assign(plist_c3, plist_c1); </text:p>
            <text:p text:style-name="P121"><text:s text:c="4"/>list_assign(plist_c4, plist_c1); </text:p>
            <text:p text:style-name="P121"><text:s text:c="4"/>list_push_back(plist_c1, 7); </text:p>
            <text:p text:style-name="P121"><text:s text:c="4"/>list_push_back(plist_c3, 2); </text:p>
            <text:p text:style-name="P121"><text:s text:c="4"/>list_push_back(plist_c3, 0); </text:p>
            <text:p text:style-name="P121"><text:s text:c="4"/>list_push_back(plist_c4, 2); </text:p>
            <text:p text:style-name="P121"/>
            <text:p text:style-name="P121"><text:s text:c="4"/>vector_push_back(pvec_cc, plist_c1); </text:p>
            <text:p text:style-name="P121"><text:s text:c="4"/>vector_push_back(pvec_cc, plist_c2); </text:p>
            <text:p text:style-name="P121"><text:s text:c="4"/>vector_push_back(pvec_cc, plist_c3); </text:p>
            <text:p text:style-name="P121"><text:s text:c="4"/>vector_push_back(pvec_cc, plist_c4); </text:p>
            <text:p text:style-name="P121"><text:s text:c="4"/>vector_push_back(pvec_cc, plist_c3); </text:p>
            <text:p text:style-name="P121"><text:s text:c="4"/>vector_push_back(pvec_cc, plist_c1); </text:p>
            <text:p text:style-name="P121"><text:s text:c="4"/>vector_push_back(pvec_cc, plist_c4); </text:p>
            <text:p text:style-name="P121"><text:s text:c="4"/>vector_push_back(pvec_cc, plist_c2); </text:p>
            <text:p text:style-name="P121"/>
            <text:p text:style-name="P121"><text:s text:c="4"/>algo_for_each(vector_begin(pvec_cc), vector_end(pvec_cc), _print_list); </text:p>
            <text:p text:style-name="P121"><text:soft-page-break/><text:s text:c="4"/>printf("\n"); </text:p>
            <text:p text:style-name="P121"><text:s text:c="4"/>algo_sort_if(vector_begin(pvec_cc), vector_end(pvec_cc), _less_for_coll); </text:p>
            <text:p text:style-name="P121"><text:s text:c="4"/>algo_for_each(vector_begin(pvec_cc), vector_end(pvec_cc), _print_list); </text:p>
            <text:p text:style-name="P121"/>
            <text:p text:style-name="P121"><text:s text:c="4"/>list_destroy(plist_c1); </text:p>
            <text:p text:style-name="P121"><text:s text:c="4"/>list_destroy(plist_c2); </text:p>
            <text:p text:style-name="P121"><text:s text:c="4"/>list_destroy(plist_c3); </text:p>
            <text:p text:style-name="P121"><text:s text:c="4"/>list_destroy(plist_c4); </text:p>
            <text:p text:style-name="P121"><text:s text:c="4"/>vector_destroy(pvec_cc); </text:p>
            <text:p text:style-name="P121"/>
            <text:p text:style-name="P121"><text:s text:c="4"/>return 0; </text:p>
            <text:p text:style-name="P121">}</text:p>
          </table:table-cell>
        </table:table-row>
      </table:table>
      <text:p text:style-name="P35">程序的输出结果：</text:p>
      <text:p text:style-name="P35">1 2 3 4 5 7 </text:p>
      <text:p text:style-name="P35">1 2 3 4 5 </text:p>
      <text:p text:style-name="P35">1 2 3 4 5 2 0 </text:p>
      <text:p text:style-name="P35">1 2 3 4 5 2 </text:p>
      <text:p text:style-name="P35">1 2 3 4 5 2 0 </text:p>
      <text:p text:style-name="P35">1 2 3 4 5 7 </text:p>
      <text:p text:style-name="P35">1 2 3 4 5 2 </text:p>
      <text:p text:style-name="P35">1 2 3 4 5 </text:p>
      <text:p text:style-name="P35"/>
      <text:p text:style-name="P35">1 2 3 4 5 </text:p>
      <text:p text:style-name="P35">1 2 3 4 5 </text:p>
      <text:p text:style-name="P35">1 2 3 4 5 2 </text:p>
      <text:p text:style-name="P35">1 2 3 4 5 2 </text:p>
      <text:p text:style-name="P35">1 2 3 4 5 2 0 </text:p>
      <text:p text:style-name="P35">1 2 3 4 5 2 0 </text:p>
      <text:p text:style-name="P35">1 2 3 4 5 7 </text:p>
      <text:p text:style-name="P35">1 2 3 4 5 7 </text:p>
      <text:p text:style-name="P35"/>
      <text:list xml:id="list710882126" text:continue-list="list112208555" text:style-name="WW8Num13">
        <text:list-item>
          <text:list>
            <text:list-item>
              <text:list>
                <text:list-item>
                  <text:h text:style-name="P347" text:outline-level="3">数据排列</text:h>
                </text:list-item>
              </text:list>
            </text:list-item>
          </text:list>
        </text:list-item>
      </text:list>
      <text:p text:style-name="P35">algo_next_permutation <text:s text:c="3"/>algo_next_permutation_if获得当前数据区间的下一个排序</text:p>
      <text:p text:style-name="P35">algo_prev_permutation <text:s text:c="3"/>algo_prev_permutation_if获得当前数据区间的上一个排序</text:p>
      <text:p text:style-name="P35">没有_if后缀的版本使用数据类型的小于操作函数作为默认的比较规则。</text:p>
      <text:p text:style-name="P35">带有_if后缀的版本使用指定的比较规则。</text:p>
      <text:p text:style-name="P35">带有_if后缀的版本使用的函数不能修改数据。</text:p>
      <text:p text:style-name="P35">如果当前数据区间不是最后一个排列，算法返回true，如果是最后一个排序则返回false同时生成第一个排列。</text:p>
      <text:p text:style-name="P35">下面是这四个算法的例子：</text:p>
      <table:table table:name="表格165" table:style-name="表格165">
        <table:table-column table:style-name="表格165.A"/>
        <table:table-row>
          <table:table-cell table:style-name="表格165.A1" office:value-type="string">
            <text:p text:style-name="P121">/* </text:p>
            <text:p text:style-name="P121"><text:s/>* perm1.c </text:p>
            <text:p text:style-name="P121"><text:s/>* compile with : -lcstl </text:p>
            <text:p text:style-name="P121"><text:s/>*/ </text:p>
            <text:p text:style-name="P121"/>
            <text:p text:style-name="P121">#include &lt;stdio.h&gt; </text:p>
            <text:p text:style-name="P121">#include &lt;cstl/cvector.h&gt; </text:p>
            <text:p text:style-name="P121">#include &lt;cstl/calgorithm.h&gt; </text:p>
            <text:p text:style-name="P121"/>
            <text:p text:style-name="P121">static void _print(const void* cpv_input, void* pv_output) </text:p>
            <text:p text:style-name="P121">{ </text:p>
            <text:p text:style-name="P121"><text:s text:c="4"/>printf("%d ", *(int*)cpv_input); </text:p>
            <text:p text:style-name="P121">} </text:p>
            <text:p text:style-name="P121"/>
            <text:p text:style-name="P121">int main(int argc, char* argv[]) </text:p>
            <text:p text:style-name="P121">{ </text:p>
            <text:p text:style-name="P121"><text:s text:c="4"/>vector_t* pvec_coll = create_vector(int); </text:p>
            <text:p text:style-name="P121"/>
            <text:p text:style-name="P121"><text:s text:c="4"/>if(pvec_coll == NULL) </text:p>
            <text:p text:style-name="P121"><text:s text:c="4"/>{ </text:p>
            <text:p text:style-name="P121"><text:s text:c="8"/>return -1; </text:p>
            <text:p text:style-name="P121"><text:s text:c="4"/>} </text:p>
            <text:p text:style-name="P121"/>
            <text:p text:style-name="P121"><text:s text:c="4"/>vector_init(pvec_coll); </text:p>
            <text:p text:style-name="P121"/>
            <text:p text:style-name="P121"><text:s text:c="4"/>vector_push_back(pvec_coll, 1); </text:p>
            <text:p text:style-name="P121"><text:s text:c="4"/>vector_push_back(pvec_coll, 2); </text:p>
            <text:p text:style-name="P121"><text:s text:c="4"/>vector_push_back(pvec_coll, 3); </text:p>
            <text:p text:style-name="P121"/>
            <text:p text:style-name="P121"><text:s text:c="4"/>printf("on entry: "); </text:p>
            <text:p text:style-name="P121"><text:s text:c="4"/>algo_for_each(vector_begin(pvec_coll), vector_end(pvec_coll), _print); </text:p>
            <text:p text:style-name="P121"><text:s text:c="4"/>printf("\n"); </text:p>
            <text:p text:style-name="P121"/>
            <text:p text:style-name="P121"><text:s text:c="4"/>while(algo_next_permutation(vector_begin(pvec_coll), vector_end(pvec_coll))) </text:p>
            <text:p text:style-name="P121"><text:s text:c="4"/>{ </text:p>
            <text:p text:style-name="P121"><text:s text:c="8"/>algo_for_each(vector_begin(pvec_coll), vector_end(pvec_coll), _print); </text:p>
            <text:p text:style-name="P121"><text:s text:c="8"/>printf("\n"); </text:p>
            <text:p text:style-name="P121"><text:s text:c="4"/>} </text:p>
            <text:p text:style-name="P121"><text:s text:c="4"/>printf("afterward: "); </text:p>
            <text:p text:style-name="P121"><text:s text:c="4"/>algo_for_each(vector_begin(pvec_coll), vector_end(pvec_coll), _print); </text:p>
            <text:p text:style-name="P121"><text:s text:c="4"/>printf("\n"); </text:p>
            <text:p text:style-name="P121"/>
            <text:p text:style-name="P121"><text:s text:c="4"/>while(algo_prev_permutation(vector_begin(pvec_coll), vector_end(pvec_coll))) </text:p>
            <text:p text:style-name="P121"><text:soft-page-break/><text:s text:c="4"/>{ </text:p>
            <text:p text:style-name="P121"><text:s text:c="8"/>algo_for_each(vector_begin(pvec_coll), vector_end(pvec_coll), _print); </text:p>
            <text:p text:style-name="P121"><text:s text:c="8"/>printf("\n"); </text:p>
            <text:p text:style-name="P121"><text:s text:c="4"/>} </text:p>
            <text:p text:style-name="P121"><text:s text:c="4"/>printf("now: "); </text:p>
            <text:p text:style-name="P121"><text:s text:c="4"/>algo_for_each(vector_begin(pvec_coll), vector_end(pvec_coll), _print); </text:p>
            <text:p text:style-name="P121"><text:s text:c="4"/>printf("\n"); </text:p>
            <text:p text:style-name="P121"/>
            <text:p text:style-name="P121"><text:s text:c="4"/>while(algo_prev_permutation(vector_begin(pvec_coll), vector_end(pvec_coll))) </text:p>
            <text:p text:style-name="P121"><text:s text:c="4"/>{ </text:p>
            <text:p text:style-name="P121"><text:s text:c="8"/>algo_for_each(vector_begin(pvec_coll), vector_end(pvec_coll), _print); </text:p>
            <text:p text:style-name="P121"><text:s text:c="8"/>printf("\n"); </text:p>
            <text:p text:style-name="P121"><text:s text:c="4"/>} </text:p>
            <text:p text:style-name="P121"><text:s text:c="4"/>printf("afterward: "); </text:p>
            <text:p text:style-name="P121"><text:s text:c="4"/>algo_for_each(vector_begin(pvec_coll), vector_end(pvec_coll), _print); </text:p>
            <text:p text:style-name="P121"><text:s text:c="4"/>printf("\n"); </text:p>
            <text:p text:style-name="P121"/>
            <text:p text:style-name="P121"><text:s text:c="4"/>vector_destroy(pvec_coll); </text:p>
            <text:p text:style-name="P121"/>
            <text:p text:style-name="P121"><text:s text:c="4"/>return 0; </text:p>
            <text:p text:style-name="P121">}</text:p>
          </table:table-cell>
        </table:table-row>
      </table:table>
      <text:p text:style-name="P35">输出结果：</text:p>
      <text:p text:style-name="P35">on entry: 1 2 3 </text:p>
      <text:p text:style-name="P35">1 3 2 </text:p>
      <text:p text:style-name="P35">2 1 3 </text:p>
      <text:p text:style-name="P35">2 3 1 </text:p>
      <text:p text:style-name="P35">3 1 2 </text:p>
      <text:p text:style-name="P35">3 2 1 </text:p>
      <text:p text:style-name="P35">afterward: 1 2 3 </text:p>
      <text:p text:style-name="P35">now: 3 2 1 </text:p>
      <text:p text:style-name="P35">3 1 2 </text:p>
      <text:p text:style-name="P35">2 3 1 </text:p>
      <text:p text:style-name="P35">2 1 3 </text:p>
      <text:p text:style-name="P35">1 3 2 </text:p>
      <text:p text:style-name="P35">1 2 3 </text:p>
      <text:p text:style-name="P35">afterward: 3 2 1 </text:p>
      <text:list xml:id="list1767541246" text:continue-numbering="true" text:style-name="WW8Num13">
        <text:list-item>
          <text:list>
            <text:list-item>
              <text:h text:style-name="P337" text:outline-level="2">算数算法</text:h>
            </text:list-item>
          </text:list>
        </text:list-item>
      </text:list>
      <text:p text:style-name="P35"><text:tab/>libcstl提供了很多数值算法，它们主要对数据区间中的数值进行各种运算，要使用这些数值算法要包含头文件：</text:p>
      <text:p text:style-name="P65">#include &lt;cstl/cnumeric.h&gt;</text:p>
      <text:p text:style-name="P35"/>
      <text:p text:style-name="P35"><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113">algo_iota</text:p>
          </table:table-cell>
          <table:table-cell table:style-name="表格166.B1" office:value-type="string">
            <text:p text:style-name="P114">根据初始值将数据区间中的数据依次加一。</text:p>
          </table:table-cell>
        </table:table-row>
        <table:table-row>
          <table:table-cell table:style-name="表格166.A2" office:value-type="string">
            <text:p text:style-name="P113">algo_accumulate</text:p>
          </table:table-cell>
          <table:table-cell table:style-name="表格166.B2" office:value-type="string">
            <text:p text:style-name="P114">计算数据区间中数据的和。</text:p>
          </table:table-cell>
        </table:table-row>
        <table:table-row>
          <table:table-cell table:style-name="表格166.A2" office:value-type="string">
            <text:p text:style-name="P113">algo_accumulate_if</text:p>
          </table:table-cell>
          <table:table-cell table:style-name="表格166.B2" office:value-type="string">
            <text:p text:style-name="P114">使用指定函数计算数据区间中数据的和。</text:p>
          </table:table-cell>
        </table:table-row>
        <table:table-row>
          <table:table-cell table:style-name="表格166.A2" office:value-type="string">
            <text:p text:style-name="P113">algo_inner_product</text:p>
          </table:table-cell>
          <table:table-cell table:style-name="表格166.B2" office:value-type="string">
            <text:p text:style-name="P114">计算两个数据区间的内积。</text:p>
          </table:table-cell>
        </table:table-row>
        <table:table-row>
          <table:table-cell table:style-name="表格166.A2" office:value-type="string">
            <text:p text:style-name="P113">algo_inner_product_if</text:p>
          </table:table-cell>
          <table:table-cell table:style-name="表格166.B2" office:value-type="string">
            <text:p text:style-name="P114">使用指定函数计算两个数据区间的内积。</text:p>
          </table:table-cell>
        </table:table-row>
        <table:table-row>
          <table:table-cell table:style-name="表格166.A2" office:value-type="string">
            <text:p text:style-name="P113">algo_partial_sum</text:p>
          </table:table-cell>
          <table:table-cell table:style-name="表格166.B2" office:value-type="string">
            <text:p text:style-name="P114">计算数据区间的局部和。</text:p>
          </table:table-cell>
        </table:table-row>
        <table:table-row>
          <table:table-cell table:style-name="表格166.A2" office:value-type="string">
            <text:p text:style-name="P113">algo_partial_sum_if</text:p>
          </table:table-cell>
          <table:table-cell table:style-name="表格166.B2" office:value-type="string">
            <text:p text:style-name="P114">使用指定函数计算数据区间的局部和。</text:p>
          </table:table-cell>
        </table:table-row>
        <table:table-row>
          <table:table-cell table:style-name="表格166.A2" office:value-type="string">
            <text:p text:style-name="P113">algo_adjacent_difference</text:p>
          </table:table-cell>
          <table:table-cell table:style-name="表格166.B2" office:value-type="string">
            <text:p text:style-name="P114">计算数据区间中相邻数据的差。</text:p>
          </table:table-cell>
        </table:table-row>
        <table:table-row>
          <table:table-cell table:style-name="表格166.A2" office:value-type="string">
            <text:p text:style-name="P113">algo_adjacent_difference_if</text:p>
          </table:table-cell>
          <table:table-cell table:style-name="表格166.B2" office:value-type="string">
            <text:p text:style-name="P114">使用指定函数计算数据区间中相邻数据的差。</text:p>
          </table:table-cell>
        </table:table-row>
        <table:table-row>
          <table:table-cell table:style-name="表格166.A2" office:value-type="string">
            <text:p text:style-name="P113">algo_power</text:p>
          </table:table-cell>
          <table:table-cell table:style-name="表格166.B2" office:value-type="string">
            <text:p text:style-name="P114">计算数据的n次幂。</text:p>
          </table:table-cell>
        </table:table-row>
        <table:table-row>
          <table:table-cell table:style-name="表格166.A2" office:value-type="string">
            <text:p text:style-name="P113">algo_power_if</text:p>
          </table:table-cell>
          <table:table-cell table:style-name="表格166.B2" office:value-type="string">
            <text:p text:style-name="P114">使用指定函数计算数据的n次幂。</text:p>
          </table:table-cell>
        </table:table-row>
      </table:table>
      <text:p text:style-name="P35"/>
      <text:list xml:id="list489901870" text:continue-numbering="true" text:style-name="WW8Num13">
        <text:list-item>
          <text:list>
            <text:list-item>
              <text:list>
                <text:list-item>
                  <text:h text:style-name="P347" text:outline-level="3">对整个区间计算</text:h>
                </text:list-item>
              </text:list>
            </text:list-item>
          </text:list>
        </text:list-item>
      </text:list>
      <text:list xml:id="list1911893882" text:style-name="L190">
        <text:list-item>
          <text:p text:style-name="P316"><text:span text:style-name="T45">algo_iota根据初始值对将数据区间一次赋予一个比上一个数大于一的值</text:span></text:p>
        </text:list-item>
      </text:list>
      <text:p text:style-name="P35">下面是这个算法的使用实例：</text:p>
      <table:table table:name="表格167" table:style-name="表格167">
        <table:table-column table:style-name="表格167.A"/>
        <table:table-row>
          <table:table-cell table:style-name="表格167.A1" office:value-type="string">
            <text:p text:style-name="P121">/*</text:p>
            <text:p text:style-name="P121"><text:s/>* iota.c</text:p>
            <text:p text:style-name="P121"><text:s/>* compile with : -lcstl</text:p>
            <text:p text:style-name="P121"><text:s/>*/</text:p>
            <text:p text:style-name="P121"></text:p>
            <text:p text:style-name="P121">#include &lt;stdio.h&gt;</text:p>
            <text:p text:style-name="P121">#include &lt;cstl/cvector.h&gt;</text:p>
            <text:p text:style-name="P121">#include &lt;cstl/cnumeric.h&gt;</text:p>
            <text:p text:style-name="P121"></text:p>
            <text:p text:style-name="P121">int main(int argc, char* argv[])</text:p>
            <text:p text:style-name="P121">{</text:p>
            <text:p text:style-name="P121"><text:s text:c="4"/>vector_t* pvec_coll = create_vector(int);</text:p>
            <text:p text:style-name="P121"><text:s text:c="4"/>iterator_t it_pos;</text:p>
            <text:p text:style-name="P121"></text:p>
            <text:p text:style-name="P121"><text:s text:c="4"/>if(pvec_coll == NULL)</text:p>
            <text:p text:style-name="P121"><text:s text:c="4"/>{</text:p>
            <text:p text:style-name="P121"><text:s text:c="8"/>return -1;</text:p>
            <text:p text:style-name="P121"><text:s text:c="4"/>}</text:p>
            <text:p text:style-name="P121"></text:p>
            <text:p text:style-name="P121"><text:soft-page-break/><text:s text:c="4"/>vector_init_n(pvec_coll, 10);</text:p>
            <text:p text:style-name="P121"></text:p>
            <text:p text:style-name="P121"><text:s text:c="4"/>algo_iota(vector_begin(pvec_coll), vector_end(pvec_coll), 7);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vector_destroy(pvec_coll);</text:p>
            <text:p text:style-name="P121"></text:p>
            <text:p text:style-name="P121"><text:s text:c="4"/>return 0;</text:p>
            <text:p text:style-name="P121">}</text:p>
          </table:table-cell>
        </table:table-row>
      </table:table>
      <text:p text:style-name="P35">程序输出的结果：</text:p>
      <text:p text:style-name="P35">7 8 9 10 11 12 13 14 15 16 </text:p>
      <text:p text:style-name="P35"/>
      <text:list xml:id="list848685711" text:style-name="L191">
        <text:list-item>
          <text:p text:style-name="P317"><text:span text:style-name="T45">algo_accumulate <text:s text:c="3"/>algo_accumulate_if计算初始值和数据区间的和</text:span></text:p>
        </text:list-item>
      </text:list>
      <text:list xml:id="list1925070827" text:style-name="L192">
        <text:list-item>
          <text:p text:style-name="P318"><text:span text:style-name="T45">algo_accumulate计算初始值和数据区间中所有数据的和：initValue + elem1 + elem2 + elem3 + ...。</text:span></text:p>
        </text:list-item>
        <text:list-item>
          <text:p text:style-name="P318"><text:span text:style-name="T45">algo_accumulate_if使用指定的函数计算初始值和数据区间中的所有数据的和：initValue op elem1 op elem2 op ...。</text:span></text:p>
        </text:list-item>
        <text:list-item>
          <text:p text:style-name="P318"><text:span text:style-name="T45">如果数据区间为空返回初始值。</text:span></text:p>
        </text:list-item>
        <text:list-item>
          <text:p text:style-name="P318"><text:span text:style-name="T45">algo_accumulate_if使用的函数不能修改数据。</text:span></text:p>
        </text:list-item>
      </text:list>
      <text:p text:style-name="P35">下面是这两算法的使用实例：</text:p>
      <table:table table:name="表格168" table:style-name="表格168">
        <table:table-column table:style-name="表格168.A"/>
        <table:table-row>
          <table:table-cell table:style-name="表格168.A1" office:value-type="string">
            <text:p text:style-name="P121">/*</text:p>
            <text:p text:style-name="P121"><text:s/>* accu1.c</text:p>
            <text:p text:style-name="P121"><text:s/>* compile with : -lcstl</text:p>
            <text:p text:style-name="P121"><text:s/>*/</text:p>
            <text:p text:style-name="P121"></text:p>
            <text:p text:style-name="P121">#include &lt;stdio.h&gt;</text:p>
            <text:p text:style-name="P121">#include &lt;cstl/cvector.h&gt;</text:p>
            <text:p text:style-name="P121">#include &lt;cstl/cnumeric.h&gt;</text:p>
            <text:p text:style-name="P121">#include &lt;cstl/cfunctional.h&gt;</text:p>
            <text:p text:style-name="P121"></text:p>
            <text:p text:style-name="P121">int main(int argc, char* argv[])</text:p>
            <text:p text:style-name="P121">{</text:p>
            <text:p text:style-name="P121"><text:s text:c="4"/>vector_t* pvec_coll = create_vector(int);</text:p>
            <text:p text:style-name="P121"><text:s text:c="4"/>iterator_t it_pos;</text:p>
            <text:p text:style-name="P121"><text:s text:c="4"/>int n_result = 0;</text:p>
            <text:p text:style-name="P121"></text:p>
            <text:p text:style-name="P121"><text:s text:c="4"/>if(pvec_coll == NULL)</text:p>
            <text:p text:style-name="P121"><text:s text:c="4"/>{</text:p>
            <text:p text:style-name="P121"><text:soft-page-break/><text:s text:c="8"/>return -1;</text:p>
            <text:p text:style-name="P121"><text:s text:c="4"/>}</text:p>
            <text:p text:style-name="P121"></text:p>
            <text:p text:style-name="P121"><text:s text:c="4"/>vector_init_n(pvec_coll, 9);</text:p>
            <text:p text:style-name="P121"><text:s text:c="4"/>algo_iota(vector_begin(pvec_coll), vector_end(pvec_coll), 1);</text:p>
            <text:p text:style-name="P121">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accumulate(vector_begin(pvec_coll), vector_end(pvec_coll),</text:p>
            <text:p text:style-name="P121"><text:s text:c="8"/>0, &amp;n_result);</text:p>
            <text:p text:style-name="P121"><text:s text:c="4"/>printf("sum: %d\n", n_result);</text:p>
            <text:p text:style-name="P121"><text:s text:c="4"/>algo_accumulate(vector_begin(pvec_coll), vector_end(pvec_coll),</text:p>
            <text:p text:style-name="P121"><text:s text:c="8"/>-100, &amp;n_result);</text:p>
            <text:p text:style-name="P121"><text:s text:c="4"/>printf("sum: %d\n", n_result);</text:p>
            <text:p text:style-name="P121"><text:s text:c="4"/>algo_accumulate_if(vector_begin(pvec_coll), vector_end(pvec_coll),</text:p>
            <text:p text:style-name="P121"><text:s text:c="8"/>1, fun_multiplies_int, &amp;n_result);</text:p>
            <text:p text:style-name="P121"><text:s text:c="4"/>printf("product: %d\n", n_result);</text:p>
            <text:p text:style-name="P121"><text:s text:c="4"/>algo_accumulate_if(vector_begin(pvec_coll), vector_end(pvec_coll),</text:p>
            <text:p text:style-name="P121"><text:s text:c="8"/>0, fun_multiplies_int, &amp;n_result);</text:p>
            <text:p text:style-name="P121"><text:s text:c="4"/>printf("product: %d\n", n_result);</text:p>
            <text:p text:style-name="P121"></text:p>
            <text:p text:style-name="P121"><text:s text:c="4"/>vector_destroy(pvec_coll);</text:p>
            <text:p text:style-name="P121"></text:p>
            <text:p text:style-name="P121"><text:s text:c="4"/>return 0;</text:p>
            <text:p text:style-name="P121">}</text:p>
          </table:table-cell>
        </table:table-row>
      </table:table>
      <text:p text:style-name="P35">程序输出：</text:p>
      <text:p text:style-name="P35">1 2 3 4 5 6 7 8 9 </text:p>
      <text:p text:style-name="P35">sum: 45</text:p>
      <text:p text:style-name="P35">sum: -55</text:p>
      <text:p text:style-name="P35">product: 362880</text:p>
      <text:p text:style-name="P35">product: 0</text:p>
      <text:p text:style-name="P35"/>
      <text:list xml:id="list1107001290" text:style-name="L193">
        <text:list-item>
          <text:p text:style-name="P319"><text:span text:style-name="T45">algo_inner_product <text:s text:c="3"/>algo_inner_product_if计算两个数据区间的内积</text:span></text:p>
        </text:list-item>
      </text:list>
      <text:list xml:id="list1092975769" text:style-name="L194">
        <text:list-item>
          <text:p text:style-name="P320"><text:span text:style-name="T45">algo_inner_product计算两个数据区间的内积：initValue + (a1 * b1) + (a2 * b2) + (a3 * b3) + ...。</text:span></text:p>
        </text:list-item>
        <text:list-item>
          <text:p text:style-name="P320"><text:span text:style-name="T45">algo_inner_product_if使用指定的函数计算两个数据区间的内积：initValue op1 (a1 op2 b1) op1 (a2 op2 b2) op1 ...。</text:span></text:p>
        </text:list-item>
        <text:list-item>
          <text:p text:style-name="P320"><text:span text:style-name="T45">如果数据区间为空，两个算法返回initValue。</text:span></text:p>
        </text:list-item>
        <text:list-item>
          <text:p text:style-name="P320"><text:soft-page-break/><text:span text:style-name="T45">必须保证第二个数据区间足够大。</text:span></text:p>
        </text:list-item>
        <text:list-item>
          <text:p text:style-name="P320"><text:span text:style-name="T45">op1和op2不能修改数据。</text:span></text:p>
        </text:list-item>
      </text:list>
      <text:p text:style-name="P35">下面是这两个算法的例子：</text:p>
      <table:table table:name="表格169" table:style-name="表格169">
        <table:table-column table:style-name="表格169.A"/>
        <table:table-row>
          <table:table-cell table:style-name="表格169.A1" office:value-type="string">
            <text:p text:style-name="P121">/*</text:p>
            <text:p text:style-name="P121"><text:s/>* inner1.c</text:p>
            <text:p text:style-name="P121"><text:s/>* compile with : -lcstl</text:p>
            <text:p text:style-name="P121"><text:s/>*/</text:p>
            <text:p text:style-name="P121"></text:p>
            <text:p text:style-name="P121">#include &lt;stdio.h&gt;</text:p>
            <text:p text:style-name="P121">#include &lt;cstl/clist.h&gt;</text:p>
            <text:p text:style-name="P121">#include &lt;cstl/cnumeric.h&gt;</text:p>
            <text:p text:style-name="P121">#include &lt;cstl/cfunctional.h&gt;</text:p>
            <text:p text:style-name="P121"></text:p>
            <text:p text:style-name="P121">int main(int argc, char* argv[])</text:p>
            <text:p text:style-name="P121">{</text:p>
            <text:p text:style-name="P121"><text:s text:c="4"/>list_t* plist_coll = create_list(int);</text:p>
            <text:p text:style-name="P121"><text:s text:c="4"/>iterator_t it_pos;</text:p>
            <text:p text:style-name="P121"><text:s text:c="4"/>int n_result = 0;</text:p>
            <text:p text:style-name="P121"></text:p>
            <text:p text:style-name="P121"><text:s text:c="4"/>if(plist_coll == NULL)</text:p>
            <text:p text:style-name="P121"><text:s text:c="4"/>{</text:p>
            <text:p text:style-name="P121"><text:s text:c="8"/>return -1;</text:p>
            <text:p text:style-name="P121"><text:s text:c="4"/>}</text:p>
            <text:p text:style-name="P121"></text:p>
            <text:p text:style-name="P121"><text:s text:c="4"/>list_init_n(plist_coll, 6);</text:p>
            <text:p text:style-name="P121"><text:s text:c="4"/>algo_iota(list_begin(plist_coll), list_end(plist_coll), 1);</text:p>
            <text:p text:style-name="P121"></text:p>
            <text:p text:style-name="P121"><text:s text:c="4"/>for(it_pos = list_begin(plist_coll);</text:p>
            <text:p text:style-name="P121"><text:s text:c="8"/>!iterator_equal(it_pos, list_end(plist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inner_product(list_begin(plist_coll), list_end(plist_coll),</text:p>
            <text:p text:style-name="P121"><text:s text:c="8"/>list_begin(plist_coll), 0, &amp;n_result);</text:p>
            <text:p text:style-name="P121"><text:s text:c="4"/>printf("inner product: %d\n", n_result);</text:p>
            <text:p text:style-name="P121"></text:p>
            <text:p text:style-name="P121"><text:s text:c="4"/>algo_inner_product_if(list_begin(plist_coll), list_end(plist_coll),</text:p>
            <text:p text:style-name="P121"><text:s text:c="8"/>list_begin(plist_coll), 1, fun_multiplies_int, fun_plus_int, &amp;n_result);</text:p>
            <text:p text:style-name="P121"><text:s text:c="4"/>printf("product of sums: %d\n", n_result);</text:p>
            <text:p text:style-name="P121"></text:p>
            <text:p text:style-name="P121"><text:soft-page-break/><text:s text:c="4"/>list_destroy(plist_coll);</text:p>
            <text:p text:style-name="P121"></text:p>
            <text:p text:style-name="P121"><text:s text:c="4"/>return 0;</text:p>
            <text:p text:style-name="P121">}</text:p>
          </table:table-cell>
        </table:table-row>
      </table:table>
      <text:p text:style-name="P35">程序的输出：</text:p>
      <text:p text:style-name="P35">1 2 3 4 5 6 </text:p>
      <text:p text:style-name="P35">inner product: 91</text:p>
      <text:p text:style-name="P35">product of sums: 46080</text:p>
      <text:p text:style-name="P35"/>
      <text:list xml:id="list1737257683" text:continue-list="list489901870" text:style-name="WW8Num13">
        <text:list-item>
          <text:list>
            <text:list-item>
              <text:list>
                <text:list-item>
                  <text:h text:style-name="P347" text:outline-level="3">相对值和绝对值转换</text:h>
                </text:list-item>
              </text:list>
            </text:list-item>
          </text:list>
        </text:list-item>
      </text:list>
      <text:list xml:id="list2130376783" text:style-name="L195">
        <text:list-item>
          <text:p text:style-name="P321"><text:span text:style-name="T45">algo_partial_sum <text:s text:c="3"/>algo_partial_sum_if计算局部和</text:span></text:p>
        </text:list-item>
      </text:list>
      <text:list xml:id="list916188213" text:style-name="L196">
        <text:list-item>
          <text:p text:style-name="P322"><text:span text:style-name="T45">algo_partial_sum计算局部和后的数据区间：a1 <text:s text:c="3"/>a1+a2 <text:s text:c="3"/>a1+a2+a3 <text:s text:c="3"/>a1+a2+a3+a4 <text:s text:c="3"/>...。</text:span></text:p>
        </text:list-item>
        <text:list-item>
          <text:p text:style-name="P322"><text:span text:style-name="T45">algo_partial_sum_if使用指定函数计算局部和后的数据区间：a1 <text:s text:c="3"/>a1 op a2 <text:s text:c="3"/>a1 op a2 op a3 <text:s text:c="3"/>a1 op a2 op a3 op a4 ...。</text:span></text:p>
        </text:list-item>
        <text:list-item>
          <text:p text:style-name="P322"><text:span text:style-name="T45">两个算法返回目的区间中被覆盖的数据的末尾。</text:span></text:p>
        </text:list-item>
        <text:list-item>
          <text:p text:style-name="P322"><text:span text:style-name="T45">要确保目的数据区间足够大。</text:span></text:p>
        </text:list-item>
        <text:list-item>
          <text:p text:style-name="P322"><text:span text:style-name="T45">op不能修改数据。</text:span></text:p>
        </text:list-item>
      </text:list>
      <text:p text:style-name="P35">下面是两个算法的例子：</text:p>
      <table:table table:name="表格170" table:style-name="表格170">
        <table:table-column table:style-name="表格170.A"/>
        <table:table-row>
          <table:table-cell table:style-name="表格170.A1" office:value-type="string">
            <text:p text:style-name="P121">/*</text:p>
            <text:p text:style-name="P121"><text:s/>* partsum1.c</text:p>
            <text:p text:style-name="P121"><text:s/>* compile with : -lcstl</text:p>
            <text:p text:style-name="P121"><text:s/>*/</text:p>
            <text:p text:style-name="P121"></text:p>
            <text:p text:style-name="P121">#include &lt;stdio.h&gt;</text:p>
            <text:p text:style-name="P121">#include &lt;cstl/clist.h&gt;</text:p>
            <text:p text:style-name="P121">#include &lt;cstl/cvector.h&gt;</text:p>
            <text:p text:style-name="P121">#include &lt;cstl/cnumeric.h&gt;</text:p>
            <text:p text:style-name="P121">#include &lt;cstl/cfunctional.h&gt;</text:p>
            <text:p text:style-name="P121"></text:p>
            <text:p text:style-name="P121">int main(int argc, char* argv[])</text:p>
            <text:p text:style-name="P121">{</text:p>
            <text:p text:style-name="P121"><text:s text:c="4"/>list_t* plist_coll1 = create_list(int);</text:p>
            <text:p text:style-name="P121"><text:s text:c="4"/>vector_t* pvec_coll2 = create_vector(int);</text:p>
            <text:p text:style-name="P121"><text:s text:c="4"/>iterator_t it_pos;</text:p>
            <text:p text:style-name="P121"></text:p>
            <text:p text:style-name="P121"><text:s text:c="4"/>if(plist_coll1 == NULL || pvec_coll2 == NULL)</text:p>
            <text:p text:style-name="P121"><text:s text:c="4"/>{</text:p>
            <text:p text:style-name="P121"><text:s text:c="8"/>return -1;</text:p>
            <text:p text:style-name="P121"><text:s text:c="4"/>}</text:p>
            <text:p text:style-name="P121"><text:soft-page-break/></text:p>
            <text:p text:style-name="P121"><text:s text:c="4"/>list_init_n(plist_coll1, 6);</text:p>
            <text:p text:style-name="P121"><text:s text:c="4"/>vector_init_n(pvec_coll2, list_size(plist_coll1));</text:p>
            <text:p text:style-name="P121"></text:p>
            <text:p text:style-name="P121"><text:s text:c="4"/>algo_iota(list_begin(plist_coll1), list_end(plist_coll1), 1);</text:p>
            <text:p text:style-name="P121"><text:s text:c="4"/>for(it_pos = list_begin(plist_coll1);</text:p>
            <text:p text:style-name="P121"><text:s text:c="8"/>!iterator_equal(it_pos, list_end(plist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partial_sum(list_begin(plist_coll1),</text:p>
            <text:p text:style-name="P121"><text:s text:c="8"/>list_end(plist_coll1), vector_begin(pvec_coll2));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partial_sum_if(list_begin(plist_coll1), list_end(plist_coll1),</text:p>
            <text:p text:style-name="P121"><text:s text:c="8"/>vector_begin(pvec_coll2), fun_multiplies_int);</text:p>
            <text:p text:style-name="P121"><text:s text:c="4"/>for(it_pos = vector_begin(pvec_coll2);</text:p>
            <text:p text:style-name="P121"><text:s text:c="8"/>!iterator_equal(it_pos, vector_end(pvec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list_destroy(plist_coll1);</text:p>
            <text:p text:style-name="P121"><text:s text:c="4"/>vector_destroy(pvec_coll2);</text:p>
            <text:p text:style-name="P121"></text:p>
            <text:p text:style-name="P121"><text:s text:c="4"/>return 0;</text:p>
            <text:p text:style-name="P121">}</text:p>
          </table:table-cell>
        </table:table-row>
      </table:table>
      <text:p text:style-name="P35">程序的输出结果：</text:p>
      <text:p text:style-name="P35">1 2 3 4 5 6 </text:p>
      <text:p text:style-name="P35">1 3 6 10 15 21 </text:p>
      <text:p text:style-name="P35">1 2 6 24 120 720 </text:p>
      <text:p text:style-name="P35"/>
      <text:list xml:id="list680858203" text:style-name="L199">
        <text:list-item>
          <text:p text:style-name="P325"><text:soft-page-break/><text:span text:style-name="T45">algo_adjacent_difference <text:s text:c="3"/>algo_adjacent_difference_if相邻数据的差</text:span></text:p>
        </text:list-item>
      </text:list>
      <text:list xml:id="list639605736" text:style-name="L200">
        <text:list-item>
          <text:p text:style-name="P326"><text:span text:style-name="T45">algo_adjacent_difference计算相邻数据的差后数据区间：a1 <text:s text:c="3"/>a2-a1 <text:s text:c="3"/>a3-a2 <text:s text:c="3"/>a4-a3 ...。</text:span></text:p>
        </text:list-item>
        <text:list-item>
          <text:p text:style-name="P326"><text:span text:style-name="T45">algo_adjacent_difference_if使用指定函数计算相邻数据的差后数据区间：a1 <text:s text:c="3"/>a2 op a1 <text:s text:c="3"/>a3 op a2 <text:s text:c="3"/>a4 op a3 ...。</text:span></text:p>
        </text:list-item>
        <text:list-item>
          <text:p text:style-name="P326"><text:span text:style-name="T45">两算法都返回目的数据区间被覆盖的数据的末尾。</text:span></text:p>
        </text:list-item>
        <text:list-item>
          <text:p text:style-name="P326"><text:span text:style-name="T45">必须保证目的数据区间足够大。</text:span></text:p>
        </text:list-item>
        <text:list-item>
          <text:p text:style-name="P326"><text:span text:style-name="T45">op不能修改数据。</text:span></text:p>
        </text:list-item>
      </text:list>
      <text:p text:style-name="P35">下面是这两个算法的使用实例：</text:p>
      <table:table table:name="表格171" table:style-name="表格171">
        <table:table-column table:style-name="表格171.A"/>
        <table:table-row>
          <table:table-cell table:style-name="表格171.A1" office:value-type="string">
            <text:p text:style-name="P121">/*</text:p>
            <text:p text:style-name="P121"><text:s/>* adjdiff.c</text:p>
            <text:p text:style-name="P121"><text:s/>* compile with : -lcstl</text:p>
            <text:p text:style-name="P121"><text:s/>*/</text:p>
            <text:p text:style-name="P121"></text:p>
            <text:p text:style-name="P121">#include &lt;stdio.h&gt;</text:p>
            <text:p text:style-name="P121">#include &lt;cstl/cdeque.h&gt;</text:p>
            <text:p text:style-name="P121">#include &lt;cstl/clist.h&gt;</text:p>
            <text:p text:style-name="P121">#include &lt;cstl/cnumeric.h&gt;</text:p>
            <text:p text:style-name="P121">#include &lt;cstl/cfunctional.h&gt;</text:p>
            <text:p text:style-name="P121"></text:p>
            <text:p text:style-name="P121">int main(int argc, char* argv[])</text:p>
            <text:p text:style-name="P121">{</text:p>
            <text:p text:style-name="P121"><text:s text:c="4"/>deque_t* pdeq_coll1 = create_deque(int);</text:p>
            <text:p text:style-name="P121"><text:s text:c="4"/>list_t* plist_coll2 = create_list(int);</text:p>
            <text:p text:style-name="P121"><text:s text:c="4"/>iterator_t it_pos;</text:p>
            <text:p text:style-name="P121"></text:p>
            <text:p text:style-name="P121"><text:s text:c="4"/>if(pdeq_coll1 == NULL || plist_coll2 == NULL)</text:p>
            <text:p text:style-name="P121"><text:s text:c="4"/>{</text:p>
            <text:p text:style-name="P121"><text:s text:c="8"/>return -1;</text:p>
            <text:p text:style-name="P121"><text:s text:c="4"/>}</text:p>
            <text:p text:style-name="P121"></text:p>
            <text:p text:style-name="P121"><text:s text:c="4"/>deque_init_n(pdeq_coll1, 6);</text:p>
            <text:p text:style-name="P121"><text:s text:c="4"/>list_init_n(plist_coll2, deque_size(pdeq_coll1));</text:p>
            <text:p text:style-name="P121"></text:p>
            <text:p text:style-name="P121"><text:s text:c="4"/>algo_iota(deque_begin(pdeq_coll1), deque_end(pdeq_coll1), 1);</text:p>
            <text:p text:style-name="P121"><text:s text:c="4"/>for(it_pos = deque_begin(pdeq_coll1);</text:p>
            <text:p text:style-name="P121"><text:s text:c="8"/>!iterator_equal(it_pos, deque_end(pdeq_coll1));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adjacent_difference(deque_begin(pdeq_coll1),</text:p>
            <text:p text:style-name="P121"><text:s text:c="8"/>deque_end(pdeq_coll1), list_begin(plist_coll2));</text:p>
            <text:p text:style-name="P121"><text:soft-page-break/><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adjacent_difference_if(deque_begin(pdeq_coll1), deque_end(pdeq_coll1),</text:p>
            <text:p text:style-name="P121"><text:s text:c="8"/>list_begin(plist_coll2), fun_plus_int);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adjacent_difference_if(deque_begin(pdeq_coll1), deque_end(pdeq_coll1),</text:p>
            <text:p text:style-name="P121"><text:s text:c="8"/>list_begin(plist_coll2), fun_multiplies_int);</text:p>
            <text:p text:style-name="P121"><text:s text:c="4"/>for(it_pos = list_begin(plist_coll2);</text:p>
            <text:p text:style-name="P121"><text:s text:c="8"/>!iterator_equal(it_pos, list_end(plist_coll2));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deque_destroy(pdeq_coll1);</text:p>
            <text:p text:style-name="P121"><text:s text:c="4"/>list_destroy(plist_coll2);</text:p>
            <text:p text:style-name="P121"></text:p>
            <text:p text:style-name="P121"><text:s text:c="4"/>return 0;</text:p>
            <text:p text:style-name="P121">}</text:p>
          </table:table-cell>
        </table:table-row>
      </table:table>
      <text:p text:style-name="P35">程序输出的结果：</text:p>
      <text:p text:style-name="P35">1 2 3 4 5 6 </text:p>
      <text:p text:style-name="P35">1 1 1 1 1 1 </text:p>
      <text:p text:style-name="P35">1 3 5 7 9 11 </text:p>
      <text:p text:style-name="P35">1 2 6 12 20 30 </text:p>
      <text:p text:style-name="P35"/>
      <text:list xml:id="list877773131" text:style-name="L197">
        <text:list-item>
          <text:p text:style-name="P323"><text:span text:style-name="T45">algo_power <text:s text:c="3"/>algo_power_if计算数据的幂值</text:span></text:p>
        </text:list-item>
      </text:list>
      <text:list xml:id="list1012705623" text:style-name="L198">
        <text:list-item>
          <text:p text:style-name="P324"><text:span text:style-name="T45">algo_power计算数据的n次幂。</text:span></text:p>
        </text:list-item>
        <text:list-item>
          <text:p text:style-name="P324"><text:span text:style-name="T45">algo_power_if使用指定的函数计算数据的n次幂。</text:span></text:p>
        </text:list-item>
      </text:list>
      <text:p text:style-name="P35">下面是两个算法的例子：</text:p>
      <table:table table:name="表格172" table:style-name="表格172">
        <table:table-column table:style-name="表格172.A"/>
        <text:soft-page-break/>
        <table:table-row>
          <table:table-cell table:style-name="表格172.A1" office:value-type="string">
            <text:p text:style-name="P121">/*</text:p>
            <text:p text:style-name="P121"><text:s/>* power.c</text:p>
            <text:p text:style-name="P121"><text:s/>* compile with : -lcstl</text:p>
            <text:p text:style-name="P121"><text:s/>*/</text:p>
            <text:p text:style-name="P121"></text:p>
            <text:p text:style-name="P121">#include &lt;stdio.h&gt;</text:p>
            <text:p text:style-name="P121">#include &lt;cstl/clist.h&gt;</text:p>
            <text:p text:style-name="P121">#include &lt;cstl/cnumeric.h&gt;</text:p>
            <text:p text:style-name="P121">#include &lt;cstl/cfunctional.h&gt;</text:p>
            <text:p text:style-name="P121"></text:p>
            <text:p text:style-name="P121">int main(int argc, char* argv[])</text:p>
            <text:p text:style-name="P121">{</text:p>
            <text:p text:style-name="P121"><text:s text:c="4"/>list_t* plist_coll = create_list(int);</text:p>
            <text:p text:style-name="P121"><text:s text:c="4"/>int n_result = 0;</text:p>
            <text:p text:style-name="P121"></text:p>
            <text:p text:style-name="P121"><text:s text:c="4"/>if(plist_coll == 0)</text:p>
            <text:p text:style-name="P121"><text:s text:c="4"/>{</text:p>
            <text:p text:style-name="P121"><text:s text:c="8"/>return -1;</text:p>
            <text:p text:style-name="P121"><text:s text:c="4"/>}</text:p>
            <text:p text:style-name="P121"></text:p>
            <text:p text:style-name="P121"><text:s text:c="4"/>list_init_elem(plist_coll, 1, -2);</text:p>
            <text:p text:style-name="P121"></text:p>
            <text:p text:style-name="P121"><text:s text:c="4"/>algo_power(list_begin(plist_coll), 4, &amp;n_result);</text:p>
            <text:p text:style-name="P121"><text:s text:c="4"/>printf("-2 * -2 * -2 * -2 = %d\n", n_result);</text:p>
            <text:p text:style-name="P121"><text:s text:c="4"/>algo_power_if(list_begin(plist_coll), 4, fun_plus_int, &amp;n_result);</text:p>
            <text:p text:style-name="P121"><text:s text:c="4"/>printf("-2 + -2 + -2 + -2 = %d\n", n_result);</text:p>
            <text:p text:style-name="P121"></text:p>
            <text:p text:style-name="P121"><text:s text:c="4"/>list_destroy(plist_coll);</text:p>
            <text:p text:style-name="P121"></text:p>
            <text:p text:style-name="P121"><text:s text:c="4"/>return 0;</text:p>
            <text:p text:style-name="P121">}</text:p>
          </table:table-cell>
        </table:table-row>
      </table:table>
      <text:p text:style-name="P35">程序的输出：</text:p>
      <text:p text:style-name="P35">-2 * -2 * -2 * -2 = 16</text:p>
      <text:p text:style-name="P35">-2 + -2 + -2 + -2 = -8</text:p>
      <text:p text:style-name="P35"/>
      <text:p text:style-name="P35">下面给出一个相对数据和绝对数据相互转换的例子：</text:p>
      <table:table table:name="表格173" table:style-name="表格173">
        <table:table-column table:style-name="表格173.A"/>
        <table:table-row>
          <table:table-cell table:style-name="表格173.A1" office:value-type="string">
            <text:p text:style-name="P121">/*</text:p>
            <text:p text:style-name="P121"><text:s/>* relabs.c</text:p>
            <text:p text:style-name="P121"><text:s/>* compile with : -lcstl</text:p>
            <text:p text:style-name="P121"><text:s/>*/</text:p>
            <text:p text:style-name="P121"></text:p>
            <text:p text:style-name="P121">#include &lt;stdio.h&gt;</text:p>
            <text:p text:style-name="P121">#include &lt;cstl/cvector.h&gt;</text:p>
            <text:p text:style-name="P121"><text:soft-page-break/>#include &lt;cstl/cnumeric.h&gt;</text:p>
            <text:p text:style-name="P121"></text:p>
            <text:p text:style-name="P121">int main(int argc, char* argv[])</text:p>
            <text:p text:style-name="P121">{</text:p>
            <text:p text:style-name="P121"><text:s text:c="4"/>vector_t* pvec_coll = create_vector(int);</text:p>
            <text:p text:style-name="P121"><text:s text:c="4"/>iterator_t it_pos;</text:p>
            <text:p text:style-name="P121"></text:p>
            <text:p text:style-name="P121"><text:s text:c="4"/>if(pvec_coll == NULL)</text:p>
            <text:p text:style-name="P121"><text:s text:c="4"/>{</text:p>
            <text:p text:style-name="P121"><text:s text:c="8"/>return -1;</text:p>
            <text:p text:style-name="P121"><text:s text:c="4"/>}</text:p>
            <text:p text:style-name="P121"></text:p>
            <text:p text:style-name="P121"><text:s text:c="4"/>vector_init(pvec_coll);</text:p>
            <text:p text:style-name="P121"></text:p>
            <text:p text:style-name="P121"><text:s text:c="4"/>vector_push_back(pvec_coll, 17);</text:p>
            <text:p text:style-name="P121"><text:s text:c="4"/>vector_push_back(pvec_coll, -3);</text:p>
            <text:p text:style-name="P121"><text:s text:c="4"/>vector_push_back(pvec_coll, 22);</text:p>
            <text:p text:style-name="P121"><text:s text:c="4"/>vector_push_back(pvec_coll, 13);</text:p>
            <text:p text:style-name="P121"><text:s text:c="4"/>vector_push_back(pvec_coll, 13);</text:p>
            <text:p text:style-name="P121"><text:s text:c="4"/>vector_push_back(pvec_coll, -9);</text:p>
            <text:p text:style-name="P121"></text:p>
            <text:p text:style-name="P121"><text:s text:c="4"/>printf("coll: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adjacent_difference(vector_begin(pvec_coll),</text:p>
            <text:p text:style-name="P121"><text:s text:c="8"/>vector_end(pvec_coll), vector_begin(pvec_coll));</text:p>
            <text:p text:style-name="P121"><text:s text:c="4"/>printf("relative: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algo_partial_sum(vector_begin(pvec_coll),</text:p>
            <text:p text:style-name="P121"><text:s text:c="8"/>vector_end(pvec_coll), vector_begin(pvec_coll));</text:p>
            <text:p text:style-name="P121"><text:soft-page-break/><text:s text:c="4"/>printf("absolute: ");</text:p>
            <text:p text:style-name="P121"><text:s text:c="4"/>for(it_pos = vector_begin(pvec_coll);</text:p>
            <text:p text:style-name="P121"><text:s text:c="8"/>!iterator_equal(it_pos, vector_end(pvec_coll));</text:p>
            <text:p text:style-name="P121"><text:s text:c="8"/>it_pos = iterator_next(it_pos))</text:p>
            <text:p text:style-name="P121"><text:s text:c="4"/>{</text:p>
            <text:p text:style-name="P121"><text:s text:c="8"/>printf("%d ", *(int*)iterator_get_pointer(it_pos));</text:p>
            <text:p text:style-name="P121"><text:s text:c="4"/>}</text:p>
            <text:p text:style-name="P121"><text:s text:c="4"/>printf("\n");</text:p>
            <text:p text:style-name="P121"></text:p>
            <text:p text:style-name="P121"><text:s text:c="4"/>vector_destroy(pvec_coll);</text:p>
            <text:p text:style-name="P121"></text:p>
            <text:p text:style-name="P121"><text:s text:c="4"/>return 0;</text:p>
            <text:p text:style-name="P121">}</text:p>
          </table:table-cell>
        </table:table-row>
      </table:table>
      <text:p text:style-name="P35">程序的输出结果：</text:p>
      <text:p text:style-name="P35">coll: <text:s text:c="7"/>17 -3 22 13 13 -9 </text:p>
      <text:p text:style-name="P35">relative: <text:s/>17 -20 25 -9 0 -22 </text:p>
      <text:p text:style-name="P35">absolute: 17 -3 22 13 13 -9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940729942" text:continue-list="list1737257683" text:style-name="WW8Num13">
        <text:list-item>
          <text:h text:style-name="P330" text:outline-level="1"><text:span text:style-name="T23">libcstl</text:span>函数</text:h>
          <text:list>
            <text:list-item>
              <text:h text:style-name="P339" text:outline-level="2">函数的作用</text:h>
            </text:list-item>
          </text:list>
        </text:list-item>
      </text:list>
      <text:p text:style-name="P84"><text:span text:style-name="T14">libcstl</text:span>提供了大量的函数,这些函数主要用来为算法提供扩展功能.算法中每一个算法都有一个后缀为if的版本,这个版本接受函数作为操作的规则.</text:p>
      <text:list xml:id="list1592442460" text:continue-numbering="true" text:style-name="WW8Num13">
        <text:list-item>
          <text:list>
            <text:list-item>
              <text:list>
                <text:list-item>
                  <text:h text:style-name="P354" text:outline-level="3">作为谓词</text:h>
                </text:list-item>
              </text:list>
            </text:list-item>
          </text:list>
        </text:list-item>
      </text:list>
      <text:p text:style-name="P40"><text:span text:style-name="T55"><text:tab/></text:span><text:span text:style-name="T59">函数中很大一部分是作为谓词使用的.例如作为排序的二元谓词:</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oft-page-break/><text:s text:c="4"/>size_t t_limit = 1000;</text:p>
      <text:p text:style-name="P48"><text:s text:c="4"/>size_t t_output = 0;</text:p>
      <text:p text:style-name="P48"><text:s text:c="4"/>int i = 0;</text:p>
      <text:p text:style-name="P48"/>
      <text:p text:style-name="P48"><text:s text:c="4"/>vector_init(&amp;t_v);</text:p>
      <text:p text:style-name="P48"><text:s text:c="4"/>for(i = 0; i &lt; 10; ++i)</text:p>
      <text:p text:style-name="P48"><text:s text:c="4"/>{</text:p>
      <text:p text:style-name="P48"><text:s text:c="8"/>fun_random_number(&amp;t_limit, &amp;t_output);</text:p>
      <text:p text:style-name="P48"><text:s text:c="8"/>vector_push_back(&amp;t_v, t_output);</text:p>
      <text:p text:style-name="P48"><text:s text:c="4"/>}</text:p>
      <text:p text:style-name="P48"><text:s text:c="4"/>algo_for_each(vector_begin(&amp;t_v), vector_end(&amp;t_v), _print);</text:p>
      <text:p text:style-name="P48"><text:s text:c="4"/>printf("\n");</text:p>
      <text:p text:style-name="P48"/>
      <text:p text:style-name="P48"><text:s text:c="4"/>algo_sort(vector_begin(&amp;t_v), vector_end(&amp;t_v));</text:p>
      <text:p text:style-name="P48"><text:s text:c="4"/>algo_for_each(vector_begin(&amp;t_v), vector_end(&amp;t_v), _print);</text:p>
      <text:p text:style-name="P48"><text:s text:c="4"/>printf("\n");</text:p>
      <text:p text:style-name="P48"/>
      <text:p text:style-name="P48"><text:s text:c="4"/>algo_random_shuffle(vector_begin(&amp;t_v), vector_end(&amp;t_v));</text:p>
      <text:p text:style-name="P48"><text:s text:c="4"/>algo_for_each(vector_begin(&amp;t_v), vector_end(&amp;t_v), _print);</text:p>
      <text:p text:style-name="P48"><text:s text:c="4"/>printf("\n");</text:p>
      <text:p text:style-name="P48"/>
      <text:p text:style-name="P48"><text:s text:c="4"/>algo_sort_if(vector_begin(&amp;t_v), vector_end(&amp;t_v), fun_great_int);</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8">275 388 439 495 412 236 484 548 331 75 </text:p>
      <text:p text:style-name="P48">75 236 275 331 388 412 439 484 495 548 </text:p>
      <text:p text:style-name="P48">548 275 75 495 439 331 388 236 412 484 </text:p>
      <text:p text:style-name="P48">548 495 484 439 412 388 331 275 236 75</text:p>
      <text:p text:style-name="P48"/>
      <text:p text:style-name="P40"><text:span text:style-name="T55"><text:tab/></text:span><text:span text:style-name="T59">下面是一个使用一元谓词的例子:</text:span></text:p>
      <text:p text:style-name="P48">#include &lt;stdio.h&gt;</text:p>
      <text:p text:style-name="P48"><text:soft-page-break/>#include &lt;cstl/cvector.h&gt;</text:p>
      <text:p text:style-name="P48">#include &lt;cstl/calgorithm.h&gt;</text:p>
      <text:p text:style-name="P48"/>
      <text:p text:style-name="P48">static void _print(const void* cpv_input, void* pv_output);</text:p>
      <text:p text:style-name="P48">static void _mod3(const void* cpv_input, void* pv_output);</text:p>
      <text:p text:style-name="P48"/>
      <text:p text:style-name="P48">int main(int argc, char* argv[])</text:p>
      <text:p text:style-name="P48">{</text:p>
      <text:p text:style-name="P48"><text:s text:c="4"/>vector_t t_v1 = create_vector(int);</text:p>
      <text:p text:style-name="P48"><text:s text:c="4"/>vector_t t_v2 = create_vector(int);</text:p>
      <text:p text:style-name="P48"><text:s text:c="4"/>int i = 0;</text:p>
      <text:p text:style-name="P48"/>
      <text:p text:style-name="P48"><text:s text:c="4"/>vector_init(&amp;t_v1);</text:p>
      <text:p text:style-name="P48"><text:s text:c="4"/>vector_init(&amp;t_v2);</text:p>
      <text:p text:style-name="P48"><text:s text:c="4"/>for(i = 1; i &lt;= 10; ++i)</text:p>
      <text:p text:style-name="P48"><text:s text:c="4"/>{</text:p>
      <text:p text:style-name="P48"><text:s text:c="8"/>vector_push_back(&amp;t_v1, i);</text:p>
      <text:p text:style-name="P48"><text:s text:c="8"/>vector_push_back(&amp;t_v2, i);</text:p>
      <text:p text:style-name="P48"><text:s text:c="4"/>}</text:p>
      <text:p text:style-name="P48"><text:s text:c="4"/>printf("before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algo_remove(vector_begin(&amp;t_v1), vector_end(&amp;t_v1), 3);</text:p>
      <text:p text:style-name="P48"><text:s text:c="4"/>algo_remove_if(vector_begin(&amp;t_v2), vector_end(&amp;t_v2), _mod3);</text:p>
      <text:p text:style-name="P48"><text:s text:c="4"/>printf("after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vector_destroy(&amp;t_v1);</text:p>
      <text:p text:style-name="P48"><text:s text:c="4"/>vector_destroy(&amp;t_v2);</text:p>
      <text:p text:style-name="P48"/>
      <text:p text:style-name="P48"><text:s text:c="4"/>return 0;</text:p>
      <text:p text:style-name="P48">}</text:p>
      <text:p text:style-name="P48"/>
      <text:p text:style-name="P48">static void _print(const void* cpv_input, void* pv_output)</text:p>
      <text:p text:style-name="P48"><text:soft-page-break/>{</text:p>
      <text:p text:style-name="P48"><text:s text:c="4"/>printf("%d ", *(int*)cpv_input);</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在algo_remove_if()中_mod3就是用户定义的一元谓词.结果如下:</text:p>
      <text:p text:style-name="P48">before remove:</text:p>
      <text:p text:style-name="P48">vector1: 1 2 3 4 5 6 7 8 9 10 </text:p>
      <text:p text:style-name="P48">vector2: 1 2 3 4 5 6 7 8 9 10 </text:p>
      <text:p text:style-name="P48">after remove:</text:p>
      <text:p text:style-name="P48">vector1: 1 2 4 5 6 7 8 9 10 10 </text:p>
      <text:p text:style-name="P48">vector2: 1 2 4 5 7 8 10 8 9 10</text:p>
      <text:list xml:id="list121281581" text:continue-numbering="true" text:style-name="WW8Num13">
        <text:list-item>
          <text:list>
            <text:list-item>
              <text:list>
                <text:list-item>
                  <text:h text:style-name="P354" text:outline-level="3">作为行为规则</text:h>
                </text:list-item>
              </text:list>
            </text:list-item>
          </text:list>
        </text:list-item>
      </text:list>
      <text:p text:style-name="P40"><text:span text:style-name="T55"><text:tab/></text:span><text:span text:style-name="T59">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enerate(const void* cpv_input, void* pv_output);</text:p>
      <text:p text:style-name="P48"/>
      <text:p text:style-name="P48">int main(int argc, char* argv[])</text:p>
      <text:p text:style-name="P48">{</text:p>
      <text:p text:style-name="P48"><text:s text:c="4"/>vector_t t_v = create_vector(int);</text:p>
      <text:p text:style-name="P48"/>
      <text:p text:style-name="P48"><text:s text:c="4"/>vector_init_n(&amp;t_v, 10);</text:p>
      <text:p text:style-name="P48"><text:s text:c="4"/>algo_for_each(vector_begin(&amp;t_v), vector_end(&amp;t_v), _print);</text:p>
      <text:p text:style-name="P48"><text:s text:c="4"/>printf("\n");</text:p>
      <text:p text:style-name="P48"><text:s text:c="4"/>algo_generate(vector_begin(&amp;t_v), vector_end(&amp;t_v), _generate);</text:p>
      <text:p text:style-name="P48"><text:soft-page-break/><text:s text:c="4"/>algo_for_each(vector_begin(&amp;t_v), vector_end(&amp;t_v), _print);</text:p>
      <text:p text:style-name="P48"><text:s text:c="4"/>printf("\n");</text:p>
      <text:p text:style-name="P48"><text:s text:c="4"/></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enerate(const void* cpv_input, void* pv_output)</text:p>
      <text:p text:style-name="P48">{</text:p>
      <text:p text:style-name="P48"><text:s text:c="4"/>*(int*)pv_output = 100;</text:p>
      <text:p text:style-name="P48">}</text:p>
      <text:p text:style-name="P42">结果:</text:p>
      <text:p text:style-name="P48">0 0 0 0 0 0 0 0 0 0 </text:p>
      <text:p text:style-name="P48">100 100 100 100 100 100 100 100 100 100</text:p>
      <text:list xml:id="list1228617763" text:continue-numbering="true" text:style-name="WW8Num13">
        <text:list-item>
          <text:list>
            <text:list-item>
              <text:h text:style-name="P339" text:outline-level="2">函数的类型</text:h>
            </text:list-item>
          </text:list>
        </text:list-item>
      </text:list>
      <text:p text:style-name="P40"><text:span text:style-name="T55"><text:tab/></text:span><text:span text:style-name="T15">libcstl</text:span><text:span text:style-name="T59">函数分为两种,一元函数和二元函数,它们的形式不同,应用在不同的算法中.</text:span></text:p>
      <text:list xml:id="list893146215" text:continue-numbering="true" text:style-name="WW8Num13">
        <text:list-item>
          <text:list>
            <text:list-item>
              <text:list>
                <text:list-item>
                  <text:h text:style-name="P354" text:outline-level="3">一元函数</text:h>
                </text:list-item>
              </text:list>
            </text:list-item>
          </text:list>
        </text:list-item>
      </text:list>
      <text:p text:style-name="P40"><text:span text:style-name="T55"><text:tab/></text:span><text:span text:style-name="T59">一元函数具有如下形式</text:span></text:p>
      <text:p text:style-name="P86">void unary_function(const void* cpv_input, void* pv_output);</text:p>
      <text:p text:style-name="P84">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1326114667" text:continue-numbering="true" text:style-name="WW8Num13">
        <text:list-item>
          <text:list>
            <text:list-item>
              <text:list>
                <text:list-item>
                  <text:h text:style-name="P354" text:outline-level="3">二元函数</text:h>
                </text:list-item>
              </text:list>
            </text:list-item>
          </text:list>
        </text:list-item>
      </text:list>
      <text:p text:style-name="P84">二元函数具有如下形式</text:p>
      <text:p text:style-name="P86">void binary_function(</text:p>
      <text:p text:style-name="P118">const void* cpv_first, const void* cpv_second, void* pv_output);</text:p>
      <text:p text:style-name="P84">前两个参数是输入数据,最后一个参数是输出数据.同一元函数的输出类型相同二元函数的输出也会有很多类型.<text:soft-page-break/>当输出类型是bool_t是就是二元谓词.</text:p>
      <text:list xml:id="list630823331" text:continue-numbering="true" text:style-name="WW8Num13">
        <text:list-item>
          <text:list>
            <text:list-item>
              <text:h text:style-name="P339" text:outline-level="2">预定义的函数</text:h>
            </text:list-item>
          </text:list>
        </text:list-item>
      </text:list>
      <text:p text:style-name="P40"><text:span text:style-name="T17"><text:tab/></text:span><text:span text:style-name="T15">libcstl</text:span><text:span text:style-name="T59">提供了很多预定义的函数,具体分为几大类,每一类中都针对C内部类型分别定义了具体的函数.要使用函数必须包含头文件</text:span><text:span text:style-name="T55">&lt;cstl/cfunctional.h&gt;</text:span></text:p>
      <text:p text:style-name="P48">#include &lt;cstl/cfunctional.h&gt;</text:p>
      <text:list xml:id="list663607928" text:continue-numbering="true" text:style-name="WW8Num13">
        <text:list-item>
          <text:list>
            <text:list-item>
              <text:list>
                <text:list-item>
                  <text:h text:style-name="P354" text:outline-level="3">算术运算函数</text:h>
                </text:list-item>
              </text:list>
            </text:list-item>
          </text:list>
        </text:list-item>
      </text:list>
      <text:p text:style-name="P40"><text:span text:style-name="T55"><text:tab/></text:span><text:span text:style-name="T15">libcstl</text:span><text:span text:style-name="T59">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49">fun_plus_xxxx()</text:p>
          </table:table-cell>
          <table:table-cell table:style-name="Table91.B1" office:value-type="string">
            <text:p text:style-name="P44">加法操作函数.</text:p>
          </table:table-cell>
        </table:table-row>
        <table:table-row table:style-name="Table91.1">
          <table:table-cell table:style-name="Table91.A1" office:value-type="string">
            <text:p text:style-name="P49">fun_minus_xxxx()</text:p>
          </table:table-cell>
          <table:table-cell table:style-name="Table91.B1" office:value-type="string">
            <text:p text:style-name="P44">减法操作函数.</text:p>
          </table:table-cell>
        </table:table-row>
        <table:table-row table:style-name="Table91.1">
          <table:table-cell table:style-name="Table91.A1" office:value-type="string">
            <text:p text:style-name="P49">fun_multiplies_xxxx()</text:p>
          </table:table-cell>
          <table:table-cell table:style-name="Table91.B1" office:value-type="string">
            <text:p text:style-name="P44">乘法操作函数.</text:p>
          </table:table-cell>
        </table:table-row>
        <table:table-row table:style-name="Table91.1">
          <table:table-cell table:style-name="Table91.A1" office:value-type="string">
            <text:p text:style-name="P49">fun_divides_xxxx()</text:p>
          </table:table-cell>
          <table:table-cell table:style-name="Table91.B1" office:value-type="string">
            <text:p text:style-name="P44">除法操作函数.</text:p>
          </table:table-cell>
        </table:table-row>
        <table:table-row table:style-name="Table91.1">
          <table:table-cell table:style-name="Table91.A1" office:value-type="string">
            <text:p text:style-name="P49">fun_modulus_xxxx()</text:p>
          </table:table-cell>
          <table:table-cell table:style-name="Table91.B1" office:value-type="string">
            <text:p text:style-name="P44">求余操作函数.</text:p>
          </table:table-cell>
        </table:table-row>
        <table:table-row table:style-name="Table91.1">
          <table:table-cell table:style-name="Table91.A1" office:value-type="string">
            <text:p text:style-name="P49">fun_negate_xxxx()</text:p>
          </table:table-cell>
          <table:table-cell table:style-name="Table91.B1" office:value-type="string">
            <text:p text:style-name="P44">求反操作函数.</text:p>
          </table:table-cell>
        </table:table-row>
      </table:table>
      <text:p text:style-name="P40"><text:span text:style-name="T59">其中的xxxx代表C的内部类型,例如针对int类型的除法操作函数为</text:span><text:span text:style-name="T55">fun_divides_int()</text:span><text:span text:style-name="T59">.</text:span></text:p>
      <text:p text:style-name="P42"/>
      <text:list xml:id="list2134555374" text:continue-numbering="true" text:style-name="WW8Num13">
        <text:list-item>
          <text:list>
            <text:list-item>
              <text:list>
                <text:list-item>
                  <text:h text:style-name="P354"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49">fun_equal_xxxx()</text:p>
          </table:table-cell>
          <table:table-cell table:style-name="Table92.B1" office:value-type="string">
            <text:p text:style-name="P44">判断两个数据是否相等.</text:p>
          </table:table-cell>
        </table:table-row>
        <table:table-row table:style-name="Table92.1">
          <table:table-cell table:style-name="Table92.A1" office:value-type="string">
            <text:p text:style-name="P46"><text:span text:style-name="T55">fun_not_equal</text:span><text:span text:style-name="T55">_xxxx()</text:span></text:p>
          </table:table-cell>
          <table:table-cell table:style-name="Table92.B1" office:value-type="string">
            <text:p text:style-name="P44">判断两个数据是否不等.</text:p>
          </table:table-cell>
        </table:table-row>
        <table:table-row table:style-name="Table92.1">
          <table:table-cell table:style-name="Table92.A1" office:value-type="string">
            <text:p text:style-name="P49">fun_great_xxxx()</text:p>
          </table:table-cell>
          <table:table-cell table:style-name="Table92.B1" office:value-type="string">
            <text:p text:style-name="P44">判断第一个数据是否大于第二个数据.</text:p>
          </table:table-cell>
        </table:table-row>
        <table:table-row table:style-name="Table92.1">
          <table:table-cell table:style-name="Table92.A1" office:value-type="string">
            <text:p text:style-name="P49">fun_great_equal_xxxx()</text:p>
          </table:table-cell>
          <table:table-cell table:style-name="Table92.B1" office:value-type="string">
            <text:p text:style-name="P44">判断第一个数据是否大于等于第二个数据.</text:p>
          </table:table-cell>
        </table:table-row>
        <table:table-row table:style-name="Table92.1">
          <table:table-cell table:style-name="Table92.A1" office:value-type="string">
            <text:p text:style-name="P49">fun_less_xxxx()</text:p>
          </table:table-cell>
          <table:table-cell table:style-name="Table92.B1" office:value-type="string">
            <text:p text:style-name="P44">判断第一个数据是否小于第二个数据.</text:p>
          </table:table-cell>
        </table:table-row>
        <table:table-row table:style-name="Table92.1">
          <table:table-cell table:style-name="Table92.A1" office:value-type="string">
            <text:p text:style-name="P49">fun_less_equal()</text:p>
          </table:table-cell>
          <table:table-cell table:style-name="Table92.B1" office:value-type="string">
            <text:p text:style-name="P44">判断第一个数据是否小于等于第二个数据.</text:p>
          </table:table-cell>
        </table:table-row>
      </table:table>
      <text:p text:style-name="P48"/>
      <text:list xml:id="list704108745" text:continue-numbering="true" text:style-name="WW8Num13">
        <text:list-item>
          <text:list>
            <text:list-item>
              <text:list>
                <text:list-item>
                  <text:h text:style-name="P354"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49">fun_logical_and_xxxx()</text:p>
          </table:table-cell>
          <table:table-cell table:style-name="Table93.B1" office:value-type="string">
            <text:p text:style-name="P44">逻辑与操作.</text:p>
          </table:table-cell>
        </table:table-row>
        <table:table-row table:style-name="Table93.1">
          <table:table-cell table:style-name="Table93.A1" office:value-type="string">
            <text:p text:style-name="P46"><text:span text:style-name="T55">fu</text:span><text:span text:style-name="T55">n_logical_or_xxxx()</text:span></text:p>
          </table:table-cell>
          <table:table-cell table:style-name="Table93.B1" office:value-type="string">
            <text:p text:style-name="P44">逻辑或操作.</text:p>
          </table:table-cell>
        </table:table-row>
        <table:table-row table:style-name="Table93.1">
          <table:table-cell table:style-name="Table93.A1" office:value-type="string">
            <text:p text:style-name="P49">fun_logical_not_xxxx()</text:p>
          </table:table-cell>
          <table:table-cell table:style-name="Table93.B1" office:value-type="string">
            <text:p text:style-name="P44">逻辑非操作.</text:p>
          </table:table-cell>
        </table:table-row>
      </table:table>
      <text:p text:style-name="P48"/>
      <text:list xml:id="list1112352766" text:continue-numbering="true" text:style-name="WW8Num13">
        <text:list-item>
          <text:list>
            <text:list-item>
              <text:list>
                <text:list-item>
                  <text:h text:style-name="P354" text:outline-level="3"><text:soft-page-break/>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49">fun_random_number()</text:p>
          </table:table-cell>
          <table:table-cell table:style-name="Table94.B1" office:value-type="string">
            <text:p text:style-name="P44">产生随机数.</text:p>
          </table:table-cell>
        </table:table-row>
        <table:table-row table:style-name="Table94.1">
          <table:table-cell table:style-name="Table94.A1" office:value-type="string">
            <text:p text:style-name="P49">fun_default_unary()</text:p>
          </table:table-cell>
          <table:table-cell table:style-name="Table94.B1" office:value-type="string">
            <text:p text:style-name="P44">默认的一元函数.</text:p>
          </table:table-cell>
        </table:table-row>
        <table:table-row table:style-name="Table94.1">
          <table:table-cell table:style-name="Table94.A1" office:value-type="string">
            <text:p text:style-name="P49">fun_default_binary()</text:p>
          </table:table-cell>
          <table:table-cell table:style-name="Table94.B1" office:value-type="string">
            <text:p text:style-name="P44">默认的二元函数.</text:p>
          </table:table-cell>
        </table:table-row>
      </table:table>
      <text:p text:style-name="P48"/>
      <text:list xml:id="list449575418" text:continue-numbering="true" text:style-name="WW8Num13">
        <text:list-item>
          <text:h text:style-name="P330"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4">&lt;cstl/calgorithm.h&gt;</text:span></text:p>
      <text:p text:style-name="P47">#include &lt;cstl/calgorithm.h&gt;</text:p>
      <text:p text:style-name="P40"><text:span text:style-name="T59">其中算术算法不在这个头文件中,要使用算术算法必须包含头文件</text:span><text:span text:style-name="T55">&lt;cstl/cnumeric.h&gt;</text:span></text:p>
      <text:p text:style-name="P48">#include &lt;cstl/cnumeric.h&gt;</text:p>
      <text:list xml:id="list822038011" text:continue-numbering="true" text:style-name="WW8Num13">
        <text:list-item>
          <text:list>
            <text:list-item>
              <text:h text:style-name="P339" text:outline-level="2">算法的分类</text:h>
            </text:list-item>
          </text:list>
        </text:list-item>
      </text:list>
      <text:p text:style-name="P40"><text:span text:style-name="T17"><text:tab/></text:span><text:span text:style-name="T59">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9"><text:tab/></text:span><text:span text:style-name="T55">后缀为_if的形式:</text:span></text:p>
      <text:p text:style-name="P40"><text:span text:style-name="T55"><text:tab/></text:span><text:span text:style-name="T59">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9"><text:tab/></text:span><text:span text:style-name="T55">后缀为_copy的形式:</text:span></text:p>
      <text:p text:style-name="P40"><text:span text:style-name="T55"><text:tab/></text:span><text:span text:style-name="T59">后缀为_copy的形式是将算法的执行结果拷贝到另一个数据区间中.对于输出的数据区间来说这些算法都是质变算法.</text:span></text:p>
      <text:list xml:id="list983492275" text:continue-numbering="true" text:style-name="WW8Num13">
        <text:list-item>
          <text:list>
            <text:list-item>
              <text:h text:style-name="P339" text:outline-level="2">非质变算法</text:h>
            </text:list-item>
          </text:list>
        </text:list-item>
      </text:list>
      <text:p text:style-name="P40"><text:span text:style-name="T17"><text:tab/></text:span><text:span text:style-name="T59">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49">algo_for_each()</text:p>
          </table:table-cell>
          <table:table-cell table:style-name="Table95.B1" office:value-type="string">
            <text:p text:style-name="P44">对数据区间内的所有数据都执行一次指定的操作.</text:p>
          </table:table-cell>
        </table:table-row>
        <table:table-row table:style-name="Table95.1">
          <table:table-cell table:style-name="Table95.A1" office:value-type="string">
            <text:p text:style-name="P49">algo_find()</text:p>
          </table:table-cell>
          <table:table-cell table:style-name="Table95.B1" office:value-type="string">
            <text:p text:style-name="P44">在指定的数据区间查找指定的数据.</text:p>
          </table:table-cell>
        </table:table-row>
        <table:table-row table:style-name="Table95.1">
          <table:table-cell table:style-name="Table95.A1" office:value-type="string">
            <text:p text:style-name="P49">algo_find_if()</text:p>
          </table:table-cell>
          <table:table-cell table:style-name="Table95.B1" office:value-type="string">
            <text:p text:style-name="P44">使用特定的规则在指定的数据区间查找指定的数据.</text:p>
          </table:table-cell>
        </table:table-row>
        <table:table-row table:style-name="Table95.1">
          <table:table-cell table:style-name="Table95.A1" office:value-type="string">
            <text:p text:style-name="P49">algo_adjacent_find()</text:p>
          </table:table-cell>
          <table:table-cell table:style-name="Table95.B1" office:value-type="string">
            <text:p text:style-name="P44">找到第一组满足相邻两个数据相等的数据.</text:p>
          </table:table-cell>
        </table:table-row>
        <table:table-row table:style-name="Table95.1">
          <table:table-cell table:style-name="Table95.A1" office:value-type="string">
            <text:p text:style-name="P49">algo_adjacent_find_if()</text:p>
          </table:table-cell>
          <table:table-cell table:style-name="Table95.B1" office:value-type="string">
            <text:p text:style-name="P44">找到第一组满足指定条件的相邻的数据.</text:p>
          </table:table-cell>
        </table:table-row>
        <text:soft-page-break/>
        <table:table-row table:style-name="Table95.1">
          <table:table-cell table:style-name="Table95.A1" office:value-type="string">
            <text:p text:style-name="P49">algo_find_first_of()</text:p>
          </table:table-cell>
          <table:table-cell table:style-name="Table95.B1" office:value-type="string">
            <text:p text:style-name="P44">找到第二个数据区间中任意数据在第一个区间中出现的位置.</text:p>
          </table:table-cell>
        </table:table-row>
        <table:table-row table:style-name="Table95.1">
          <table:table-cell table:style-name="Table95.A1" office:value-type="string">
            <text:p text:style-name="P49">algo_find_first_of_if()</text:p>
          </table:table-cell>
          <table:table-cell table:style-name="Table95.B1" office:value-type="string">
            <text:p text:style-name="P44">使用指定规则找到第二个区间中任意数据在第一个区间中出现的位置.</text:p>
          </table:table-cell>
        </table:table-row>
        <table:table-row table:style-name="Table95.1">
          <table:table-cell table:style-name="Table95.A1" office:value-type="string">
            <text:p text:style-name="P49">algo_count()</text:p>
          </table:table-cell>
          <table:table-cell table:style-name="Table95.B1" office:value-type="string">
            <text:p text:style-name="P44">统计指定数据在数据区间中的数量.</text:p>
          </table:table-cell>
        </table:table-row>
        <table:table-row table:style-name="Table95.1">
          <table:table-cell table:style-name="Table95.A1" office:value-type="string">
            <text:p text:style-name="P49">algo_count_if()</text:p>
          </table:table-cell>
          <table:table-cell table:style-name="Table95.B1" office:value-type="string">
            <text:p text:style-name="P44">统计满足指定规则的数据在数据区间中的数量.</text:p>
          </table:table-cell>
        </table:table-row>
        <table:table-row table:style-name="Table95.1">
          <table:table-cell table:style-name="Table95.A1" office:value-type="string">
            <text:p text:style-name="P49">algo_mismatch()</text:p>
          </table:table-cell>
          <table:table-cell table:style-name="Table95.B1" office:value-type="string">
            <text:p text:style-name="P44">找到两个区间中数据不相同的第一个位置.</text:p>
          </table:table-cell>
        </table:table-row>
        <table:table-row table:style-name="Table95.1">
          <table:table-cell table:style-name="Table95.A1" office:value-type="string">
            <text:p text:style-name="P49">algo_mismatch_if()</text:p>
          </table:table-cell>
          <table:table-cell table:style-name="Table95.B1" office:value-type="string">
            <text:p text:style-name="P44">找到两个区间中数据不满足规则的第一个位置.</text:p>
          </table:table-cell>
        </table:table-row>
        <table:table-row table:style-name="Table95.1">
          <table:table-cell table:style-name="Table95.A1" office:value-type="string">
            <text:p text:style-name="P49">algo_equal()</text:p>
          </table:table-cell>
          <table:table-cell table:style-name="Table95.B1" office:value-type="string">
            <text:p text:style-name="P44">判断两个区间的数据是否相等.</text:p>
          </table:table-cell>
        </table:table-row>
        <table:table-row table:style-name="Table95.1">
          <table:table-cell table:style-name="Table95.A1" office:value-type="string">
            <text:p text:style-name="P46"><text:span text:style-name="T55">algo_eq</text:span><text:span text:style-name="T55">ual_if()</text:span></text:p>
          </table:table-cell>
          <table:table-cell table:style-name="Table95.B1" office:value-type="string">
            <text:p text:style-name="P44">判断两个区间的数据是否满足特定规则.</text:p>
          </table:table-cell>
        </table:table-row>
        <table:table-row table:style-name="Table95.1">
          <table:table-cell table:style-name="Table95.A1" office:value-type="string">
            <text:p text:style-name="P49">algo_search()</text:p>
          </table:table-cell>
          <table:table-cell table:style-name="Table95.B1" office:value-type="string">
            <text:p text:style-name="P44">查找第一个与第二个区间匹配的位置.</text:p>
          </table:table-cell>
        </table:table-row>
        <table:table-row table:style-name="Table95.1">
          <table:table-cell table:style-name="Table95.A1" office:value-type="string">
            <text:p text:style-name="P49">algo_search_if()</text:p>
          </table:table-cell>
          <table:table-cell table:style-name="Table95.B1" office:value-type="string">
            <text:p text:style-name="P44">查找第一个与第二个区间满足特定规则的位置.</text:p>
          </table:table-cell>
        </table:table-row>
        <table:table-row table:style-name="Table95.1">
          <table:table-cell table:style-name="Table95.A1" office:value-type="string">
            <text:p text:style-name="P49">algo_search_n()</text:p>
          </table:table-cell>
          <table:table-cell table:style-name="Table95.B1" office:value-type="string">
            <text:p text:style-name="P44">查找连续n个指定数据.</text:p>
          </table:table-cell>
        </table:table-row>
        <table:table-row table:style-name="Table95.1">
          <table:table-cell table:style-name="Table95.A1" office:value-type="string">
            <text:p text:style-name="P49">algo_search_n_if()</text:p>
          </table:table-cell>
          <table:table-cell table:style-name="Table95.B1" office:value-type="string">
            <text:p text:style-name="P44">查找连续n个满足特定规则的数据.</text:p>
          </table:table-cell>
        </table:table-row>
        <table:table-row table:style-name="Table95.1">
          <table:table-cell table:style-name="Table95.A1" office:value-type="string">
            <text:p text:style-name="P49">algo_search_end()</text:p>
          </table:table-cell>
          <table:table-cell table:style-name="Table95.B1" office:value-type="string">
            <text:p text:style-name="P44">查找最后一个与第二个区间匹配的位置.</text:p>
          </table:table-cell>
        </table:table-row>
        <table:table-row table:style-name="Table95.1">
          <table:table-cell table:style-name="Table95.A1" office:value-type="string">
            <text:p text:style-name="P49">algo_search_end_if()</text:p>
          </table:table-cell>
          <table:table-cell table:style-name="Table95.B1" office:value-type="string">
            <text:p text:style-name="P44">查找最后一个与第二个区间满足特定规则的位置.</text:p>
          </table:table-cell>
        </table:table-row>
        <table:table-row table:style-name="Table95.1">
          <table:table-cell table:style-name="Table95.A1" office:value-type="string">
            <text:p text:style-name="P46"><text:span text:style-name="T55">algo_</text:span><text:span text:style-name="T55">find_end()</text:span></text:p>
          </table:table-cell>
          <table:table-cell table:style-name="Table95.B1" office:value-type="string">
            <text:p text:style-name="P46"><text:span text:style-name="T59">同</text:span><text:span text:style-name="T55">algo_search_end()</text:span></text:p>
          </table:table-cell>
        </table:table-row>
        <table:table-row table:style-name="Table95.1">
          <table:table-cell table:style-name="Table95.A1" office:value-type="string">
            <text:p text:style-name="P49">algo_find_end_if()</text:p>
          </table:table-cell>
          <table:table-cell table:style-name="Table95.B1" office:value-type="string">
            <text:p text:style-name="P46"><text:span text:style-name="T59">同</text:span><text:span text:style-name="T55">algo_search_end_if()</text:span></text:p>
          </table:table-cell>
        </table:table-row>
      </table:table>
      <text:p text:style-name="P84">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plus100(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0; i &lt; 10; ++i)</text:p>
      <text:p text:style-name="P48"><text:s text:c="4"/>{</text:p>
      <text:p text:style-name="P48"><text:s text:c="8"/>vector_push_back(&amp;t_v, i);</text:p>
      <text:p text:style-name="P48"><text:s text:c="4"/>}</text:p>
      <text:p text:style-name="P48"><text:s text:c="4"/>algo_for_each(vector_begin(&amp;t_v), vector_end(&amp;t_v), _print);</text:p>
      <text:p text:style-name="P48"><text:s text:c="4"/>printf("\n");</text:p>
      <text:p text:style-name="P48"><text:s text:c="4"/>algo_for_each(vector_begin(&amp;t_v), vector_end(&amp;t_v), _plus100);</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oft-page-break/><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plus100(const void* cpv_input, void* pv_output)</text:p>
      <text:p text:style-name="P48">{</text:p>
      <text:p text:style-name="P48"><text:s text:c="4"/>*(int*)cpv_input += 100;</text:p>
      <text:p text:style-name="P48">}</text:p>
      <text:p text:style-name="P42">结果:</text:p>
      <text:p text:style-name="P48">0 1 2 3 4 5 6 7 8 9 </text:p>
      <text:p text:style-name="P48">100 101 102 103 104 105 106 107 108 109</text:p>
      <text:p text:style-name="P48"/>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50"><draw:g text:anchor-type="as-char" svg:y="0cm" draw:z-index="0" draw:style-name="gr1"><draw:rect draw:style-name="gr2" draw:text-style-name="P365" svg:width="17.779cm" svg:height="2.751cm" svg:x="0.002cm" svg:y="0.002cm"><text:p/></draw:rect><draw:frame draw:style-name="gr3" draw:text-style-name="P366" svg:width="17.779cm" svg:height="2.751cm" svg:x="0cm" svg:y="0cm"><draw:text-box><text:p text:style-name="P366"><text:span text:style-name="T75">建议</text:span><text:span text:style-name="T75">: </text:span><text:span text:style-name="T75">在使用</text:span><text:span text:style-name="T76">algo_for_each()</text:span><text:span text:style-name="T75">算法时不要使用修改数据的规则</text:span><text:span text:style-name="T75">,</text:span><text:span text:style-name="T75">如果要修改数据请使用</text:span><text:span text:style-name="T76">algo_generate()</text:span><text:span text:style-name="T75">算法</text:span><text:span text:style-name="T75">.</text:span></text:p></draw:text-box></draw:frame></draw:g></text:p>
      <text:p text:style-name="P42"><text:tab/>除了algo_for_each()算法外,非质变算法都是与查找相关的.但是查找分为两类,一类似查找单一数据,另一类时查找一个区间.</text:p>
      <text:list xml:id="list577832696" text:continue-numbering="true" text:style-name="WW8Num13">
        <text:list-item>
          <text:list>
            <text:list-item>
              <text:list>
                <text:list-item>
                  <text:h text:style-name="P354" text:outline-level="3">查找单一数据</text:h>
                </text:list-item>
              </text:list>
            </text:list-item>
          </text:list>
        </text:list-item>
      </text:list>
      <text:p text:style-name="P40"><text:span text:style-name="T59"><text:tab/></text:span><text:span text:style-name="T55">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is_even(const void* cpv_input, void* pv_output);</text:p>
      <text:p text:style-name="P48">static void _mod3(const void* cpv_input, void* pv_output);</text:p>
      <text:p text:style-name="P48"/>
      <text:p text:style-name="P48">int main(int argc, char* argv[])</text:p>
      <text:p text:style-name="P48">{</text:p>
      <text:p text:style-name="P48"><text:soft-page-break/><text:s text:c="4"/>vector_t t_v = create_vector(int);</text:p>
      <text:p text:style-name="P48"><text:s text:c="4"/>int i = 0;</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number of elements equal to 4: <text:s text:c="10"/>%u\n",</text:p>
      <text:p text:style-name="P48"><text:s text:c="8"/>algo_count(vector_begin(&amp;t_v), vector_end(&amp;t_v), 4));</text:p>
      <text:p text:style-name="P48"><text:s text:c="4"/>printf("number of elements with even value: <text:s text:c="5"/>%u\n",</text:p>
      <text:p text:style-name="P48"><text:s text:c="8"/>algo_count_if(vector_begin(&amp;t_v), vector_end(&amp;t_v), _is_even));</text:p>
      <text:p text:style-name="P48"><text:s text:c="4"/>printf("number of elements divided exactly by 3: %u\n",</text:p>
      <text:p text:style-name="P48"><text:s text:c="8"/>algo_count_if(vector_begin(&amp;t_v), vector_end(&amp;t_v), _mod3));</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is_even(const void* cpv_input, void* pv_output)</text:p>
      <text:p text:style-name="P48">{</text:p>
      <text:p text:style-name="P48"><text:s text:c="4"/>if(*(int*)cpv_input % 2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oft-page-break/><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number of elements equal to 4: <text:s text:c="12"/>1</text:p>
      <text:p text:style-name="P48">number of elements with even value: <text:s text:c="6"/>5</text:p>
      <text:p text:style-name="P48">number of elements divided exactly by 3: 3</text:p>
      <text:p text:style-name="P42"/>
      <text:p text:style-name="P40"><text:span text:style-name="T59"><text:tab/></text:span><text:span text:style-name="T55">查找数据: algo_find(), algo_find_if()</text:span></text:p>
      <text:p text:style-name="P84">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8">#include &lt;stdio.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list_t t_l = create_list(int);</text:p>
      <text:p text:style-name="P48"><text:s text:c="4"/>iterator_t t_pos1, t_pos2;</text:p>
      <text:p text:style-name="P48"><text:s text:c="4"/>int i = 0;</text:p>
      <text:p text:style-name="P48"/>
      <text:p text:style-name="P48"><text:s text:c="4"/>list_init(&amp;t_l);</text:p>
      <text:p text:style-name="P48"><text:s text:c="4"/>for(i = 1; i &lt;= 10; ++i)</text:p>
      <text:p text:style-name="P48"><text:s text:c="4"/>{</text:p>
      <text:p text:style-name="P48"><text:s text:c="8"/>list_push_back(&amp;t_l, i);</text:p>
      <text:p text:style-name="P48"><text:s text:c="4"/>}</text:p>
      <text:p text:style-name="P48"><text:s text:c="4"/>for(i = 1; i &lt;= 10; ++i)</text:p>
      <text:p text:style-name="P48"><text:s text:c="4"/>{</text:p>
      <text:p text:style-name="P48"><text:s text:c="8"/>list_push_back(&amp;t_l, i);</text:p>
      <text:p text:style-name="P48"><text:s text:c="4"/>}</text:p>
      <text:p text:style-name="P48"><text:s text:c="4"/>printf("list: ");</text:p>
      <text:p text:style-name="P48"><text:s text:c="4"/>algo_for_each(list_begin(&amp;t_l), list_end(&amp;t_l), _print);</text:p>
      <text:p text:style-name="P48"><text:s text:c="4"/>printf("\n");</text:p>
      <text:p text:style-name="P48"/>
      <text:p text:style-name="P48"><text:s text:c="4"/>t_pos1 = algo_find(list_begin(&amp;t_l), list_end(&amp;t_l), 4);</text:p>
      <text:p text:style-name="P48"><text:s text:c="4"/>if(!iterator_equal(&amp;t_pos1, list_end(&amp;t_l)))</text:p>
      <text:p text:style-name="P48"><text:s text:c="4"/>{</text:p>
      <text:p text:style-name="P48"><text:s text:c="8"/>iterator_next(&amp;t_pos1);</text:p>
      <text:p text:style-name="P48"><text:soft-page-break/><text:s text:c="8"/>t_pos2 = algo_find(t_pos1, list_end(&amp;t_l), 4);</text:p>
      <text:p text:style-name="P48"><text:s text:c="4"/>}</text:p>
      <text:p text:style-name="P48"/>
      <text:p text:style-name="P48"><text:s text:c="4"/>if(!iterator_equal(&amp;t_pos1, list_end(&amp;t_l)) &amp;&amp;</text:p>
      <text:p text:style-name="P48"><text:s text:c="7"/>!iterator_equal(&amp;t_pos2, list_end(&amp;t_l)))</text:p>
      <text:p text:style-name="P48"><text:s text:c="4"/>{</text:p>
      <text:p text:style-name="P48"><text:s text:c="8"/>iterator_prev(&amp;t_pos1);</text:p>
      <text:p text:style-name="P48"><text:s text:c="8"/>iterator_next(&amp;t_pos2);</text:p>
      <text:p text:style-name="P48"><text:s text:c="8"/>algo_for_each(t_pos1, t_pos2, _print);</text:p>
      <text:p text:style-name="P48"><text:s text:c="8"/>printf("\n");</text:p>
      <text:p text:style-name="P48"><text:s text:c="4"/>}</text:p>
      <text:p text:style-name="P48"/>
      <text:p text:style-name="P48"><text:s text:c="4"/>list_destroy(&amp;t_l); </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list: 1 2 3 4 5 6 7 8 9 10 1 2 3 4 5 6 7 8 9 10 </text:p>
      <text:p text:style-name="P48">4 5 6 7 8 9 10 1 2 3 4</text:p>
      <text:p text:style-name="P48"/>
      <text:p text:style-name="P42">下面是使用algo_find_if()的例子:</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reater3(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text:s text:c="4"/>iterator_t t_pos;</text:p>
      <text:p text:style-name="P48"/>
      <text:p text:style-name="P48"><text:s text:c="4"/>vector_init(&amp;t_v);</text:p>
      <text:p text:style-name="P48"><text:s text:c="4"/>for(i = 1; i &lt;= 10; ++i)</text:p>
      <text:p text:style-name="P48"><text:s text:c="4"/>{</text:p>
      <text:p text:style-name="P48"><text:s text:c="8"/>vector_push_back(&amp;t_v, i);</text:p>
      <text:p text:style-name="P48"><text:soft-page-break/><text:s text:c="4"/>}</text:p>
      <text:p text:style-name="P48"><text:s text:c="4"/>printf("vector: ");</text:p>
      <text:p text:style-name="P48"><text:s text:c="4"/>algo_for_each(vector_begin(&amp;t_v), vector_end(&amp;t_v), _print);</text:p>
      <text:p text:style-name="P48"><text:s text:c="4"/>printf("\n");</text:p>
      <text:p text:style-name="P48"/>
      <text:p text:style-name="P48"><text:s text:c="4"/>t_pos = algo_find_if(vector_begin(&amp;t_v), vector_end(&amp;t_v), _greater3);</text:p>
      <text:p text:style-name="P48"><text:s text:c="4"/>printf("the %d. element is the first greater then 3.\n",</text:p>
      <text:p text:style-name="P48"><text:s text:c="8"/>iterator_distance(vector_begin(&amp;t_v), t_pos) + 1);</text:p>
      <text:p text:style-name="P48"><text:s text:c="4"/>t_pos = algo_find_if(vector_begin(&amp;t_v), vector_end(&amp;t_v), _mod3);</text:p>
      <text:p text:style-name="P48"><text:s text:c="4"/>printf("the %d. element is the first divisible by 3.\n",</text:p>
      <text:p text:style-name="P48"><text:s text:c="8"/>iterator_distance(vector_begin(&amp;t_v), t_pos) + 1);</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reater3(const void* cpv_input, void* pv_output)</text:p>
      <text:p text:style-name="P48">{</text:p>
      <text:p text:style-name="P48"><text:s text:c="4"/>if(*(int*)cpv_input &gt;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text:soft-page-break/>vector: 1 2 3 4 5 6 7 8 9 10 </text:p>
      <text:p text:style-name="P48">the 4. element is the first greater then 3.</text:p>
      <text:p text:style-name="P48">the 3. element is the first divisible by 3.</text:p>
      <text:p text:style-name="P48"/>
      <text:p text:style-name="P40"><text:span text:style-name="T55"><text:tab/></text:span><text:span text:style-name="T55">找到第一组满足指定条件的相邻的数据: </text:span><text:span text:style-name="T55">algo_adjacent_find(),algo_adjacent_find_if()</text:span></text:p>
      <text:p text:style-name="P42"><text:tab/>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doubled(const void* cpv_first, const void* cpv_second, void* pv_output);</text:p>
      <text:p text:style-name="P48"/>
      <text:p text:style-name="P48">int main(int argc, char* argv[])</text:p>
      <text:p text:style-name="P48">{</text:p>
      <text:p text:style-name="P48"><text:s text:c="4"/>vector_t t_v = create_vector(int);</text:p>
      <text:p text:style-name="P48"><text:s text:c="4"/>iterator_t t_pos;</text:p>
      <text:p text:style-name="P48"/>
      <text:p text:style-name="P48"><text:s text:c="4"/>vector_init(&amp;t_v);</text:p>
      <text:p text:style-name="P48"><text:s text:c="4"/>vector_push_back(&amp;t_v, 1);</text:p>
      <text:p text:style-name="P48"><text:s text:c="4"/>vector_push_back(&amp;t_v, 3);</text:p>
      <text:p text:style-name="P48"><text:s text:c="4"/>vector_push_back(&amp;t_v, 2);</text:p>
      <text:p text:style-name="P48"><text:s text:c="4"/>vector_push_back(&amp;t_v, 4);</text:p>
      <text:p text:style-name="P48"><text:s text:c="4"/>vector_push_back(&amp;t_v, 5);</text:p>
      <text:p text:style-name="P48"><text:s text:c="4"/>vector_push_back(&amp;t_v, 5);</text:p>
      <text:p text:style-name="P48"><text:s text:c="4"/>vector_push_back(&amp;t_v, 0);</text:p>
      <text:p text:style-name="P48"><text:s text:c="4"/>printf("vector: ");</text:p>
      <text:p text:style-name="P48"><text:s text:c="4"/>algo_for_each(vector_begin(&amp;t_v), vector_end(&amp;t_v), _print);</text:p>
      <text:p text:style-name="P48"><text:s text:c="4"/>printf("\n");</text:p>
      <text:p text:style-name="P48"/>
      <text:p text:style-name="P48"><text:s text:c="4"/>t_pos = algo_adjacent_find(vector_begin(&amp;t_v), vector_end(&amp;t_v));</text:p>
      <text:p text:style-name="P48"><text:s text:c="4"/>if(!iterator_equal(&amp;t_pos, vector_end(&amp;t_v)))</text:p>
      <text:p text:style-name="P48"><text:s text:c="4"/>{</text:p>
      <text:p text:style-name="P48"><text:s text:c="8"/>printf("first two elements with equal value have position %d\n",</text:p>
      <text:p text:style-name="P48"><text:s text:c="12"/>iterator_distance(vector_begin(&amp;t_v), t_pos) + 1);</text:p>
      <text:p text:style-name="P48"><text:s text:c="4"/>}</text:p>
      <text:p text:style-name="P48"/>
      <text:p text:style-name="P48"><text:s text:c="4"/>t_pos = algo_adjacent_find_if(vector_begin(&amp;t_v), vector_end(&amp;t_v), _doubled);</text:p>
      <text:p text:style-name="P48"><text:s text:c="4"/>if(!iterator_equal(&amp;t_pos, vector_end(&amp;t_v)))</text:p>
      <text:p text:style-name="P48"><text:s text:c="4"/>{</text:p>
      <text:p text:style-name="P48"><text:s text:c="8"/>printf("first two elements with second value twice the first have pos. %d\n",</text:p>
      <text:p text:style-name="P48"><text:s text:c="12"/>iterator_distance(vector_begin(&amp;t_v), t_pos) + 1);</text:p>
      <text:p text:style-name="P48"><text:s text:c="4"/>}</text:p>
      <text:p text:style-name="P48"><text:soft-page-break/></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doubled(const void* cpv_first, const void* cpv_second, void* pv_output)</text:p>
      <text:p text:style-name="P48">{</text:p>
      <text:p text:style-name="P48"><text:s text:c="4"/>if(*(int*)cpv_first * 2 == *(int*)cpv_second)</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3 2 4 5 5 0 </text:p>
      <text:p text:style-name="P48">first two elements with equal value have position 5</text:p>
      <text:p text:style-name="P48">first two elements with second value twice the first have pos. 3</text:p>
      <text:p text:style-name="P42"/>
      <text:p text:style-name="P119"><text:span text:style-name="T59"><text:tab/><text:tab/></text:span><text:span text:style-name="T55">使用指定规则找到第二个区间中任意数据在第一个区间中出现的位置:</text:span><text:span text:style-name="T55"> </text:span></text:p>
      <text:p text:style-name="P120">algo_find_first_of(),algo_find_first_of_if()</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text:s text:c="4"/>iterator_t t_pos;</text:p>
      <text:p text:style-name="P48"/>
      <text:p text:style-name="P48"><text:s text:c="4"/>vector_init(&amp;t_v);</text:p>
      <text:p text:style-name="P48"><text:soft-page-break/><text:s text:c="4"/>list_init(&amp;t_l);</text:p>
      <text:p text:style-name="P48"><text:s text:c="4"/>for(i = 0; i &lt; 10; ++i)</text:p>
      <text:p text:style-name="P48"><text:s text:c="4"/>{</text:p>
      <text:p text:style-name="P48"><text:s text:c="8"/>vector_push_back(&amp;t_v,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algo_reverse(vector_begin(&amp;t_v), vector_end(&amp;t_v));</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text:soft-page-break/>vector: 0 1 2 3 4 5 6 7 8 9 </text:p>
      <text:p text:style-name="P48">search: 3 4 5 </text:p>
      <text:p text:style-name="P48">first element of search in vector is element 4</text:p>
      <text:p text:style-name="P48">vector: 9 8 7 6 5 4 3 2 1 0 </text:p>
      <text:p text:style-name="P48">search: 3 4 5 </text:p>
      <text:p text:style-name="P48">first element of search in vector is element 5</text:p>
      <text:list xml:id="list504874512" text:continue-numbering="true" text:style-name="WW8Num13">
        <text:list-item>
          <text:list>
            <text:list-item>
              <text:list>
                <text:list-item>
                  <text:h text:style-name="P354" text:outline-level="3">数据区间匹配</text:h>
                </text:list-item>
              </text:list>
            </text:list-item>
          </text:list>
        </text:list-item>
      </text:list>
      <text:p text:style-name="P82"><text:span text:style-name="T55">比较数据区间:</text:span><text:span text:style-name="T55"> algo_equal(),algo_equal_if()</text:span></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static void _both_even_or_odd(</text:p>
      <text:p text:style-name="P86">const void* cpv_first, const void* cpv_second,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
      <text:p text:style-name="P48"><text:s text:c="4"/>vector_init(&amp;t_v);</text:p>
      <text:p text:style-name="P48"><text:s text:c="4"/>list_init(&amp;t_l);</text:p>
      <text:p text:style-name="P48"><text:s text:c="4"/>for(i = 1; i &lt;= 7; ++i)</text:p>
      <text:p text:style-name="P48"><text:s text:c="4"/>{</text:p>
      <text:p text:style-name="P48"><text:s text:c="8"/>vector_push_back(&amp;t_v, i);</text:p>
      <text:p text:style-name="P48"><text:s text:c="4"/>}</text:p>
      <text:p text:style-name="P48"><text:s text:c="4"/>for(i = 3; i &lt;= 9;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text:soft-page-break/></text:p>
      <text:p text:style-name="P48"><text:s text:c="4"/>if(algo_equal(vector_begin(&amp;t_v), vector_end(&amp;t_v), list_begin(&amp;t_l)))</text:p>
      <text:p text:style-name="P48"><text:s text:c="4"/>{</text:p>
      <text:p text:style-name="P48"><text:s text:c="8"/>printf("vector == list\n");</text:p>
      <text:p text:style-name="P48"><text:s text:c="4"/>}</text:p>
      <text:p text:style-name="P48"><text:s text:c="4"/>else</text:p>
      <text:p text:style-name="P48"><text:s text:c="4"/>{</text:p>
      <text:p text:style-name="P48"><text:s text:c="8"/>printf("vector != list\n");</text:p>
      <text:p text:style-name="P48"><text:s text:c="4"/>}</text:p>
      <text:p text:style-name="P48"><text:s text:c="4"/>if(algo_equal_if(</text:p>
      <text:p text:style-name="P48"><text:s text:c="8"/>vector_begin(&amp;t_v), vector_end(&amp;t_v), list_begin(&amp;t_l), _both_even_or_odd))</text:p>
      <text:p text:style-name="P48"><text:s text:c="4"/>{</text:p>
      <text:p text:style-name="P48"><text:s text:c="8"/>printf("even and odd elements correspond.\n");</text:p>
      <text:p text:style-name="P48"><text:s text:c="4"/>}</text:p>
      <text:p text:style-name="P48"><text:s text:c="4"/>else</text:p>
      <text:p text:style-name="P48"><text:s text:c="4"/>{</text:p>
      <text:p text:style-name="P48"><text:s text:c="8"/>printf("even and odd elements is not correspond.\n");</text:p>
      <text:p text:style-name="P48"><text:s text:c="4"/>}</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both_even_or_odd(</text:p>
      <text:p text:style-name="P86">const void* cpv_first, const void* cpv_second, void* pv_output)</text:p>
      <text:p text:style-name="P48">{</text:p>
      <text:p text:style-name="P48"><text:s text:c="4"/>if(*(int*)cpv_first % 2 == *(int*)cpv_second % 2)</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text:p>
      <text:p text:style-name="P48">list: <text:s text:c="2"/>3 4 5 6 7 8 9 </text:p>
      <text:p text:style-name="P48"><text:soft-page-break/>vector != list</text:p>
      <text:p text:style-name="P48">even and odd elements correspond.</text:p>
      <text:p text:style-name="P48"/>
      <text:p text:style-name="P82"><text:span text:style-name="T55">查找数据区间的不同:</text:span><text:span text:style-name="T55">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8">#include &lt;stdio.h&gt;</text:p>
      <text:p text:style-name="P48">#include &lt;cstl/cvector.h&gt;</text:p>
      <text:p text:style-name="P48">#include &lt;cstl/clist.h&gt;</text:p>
      <text:p text:style-name="P48">#include &lt;cstl/cutility.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pair_t t_p;</text:p>
      <text:p text:style-name="P48"><text:s text:c="4"/>int i = 0;</text:p>
      <text:p text:style-name="P48"/>
      <text:p text:style-name="P48"><text:s text:c="4"/>vector_init(&amp;t_v);</text:p>
      <text:p text:style-name="P48"><text:s text:c="4"/>list_init(&amp;t_l);</text:p>
      <text:p text:style-name="P48"><text:s text:c="4"/>for(i = 1; i &lt;= 6; ++i)</text:p>
      <text:p text:style-name="P48"><text:s text:c="4"/>{</text:p>
      <text:p text:style-name="P48"><text:s text:c="8"/>vector_push_back(&amp;t_v, i);</text:p>
      <text:p text:style-name="P48"><text:s text:c="4"/>}</text:p>
      <text:p text:style-name="P48"><text:s text:c="4"/>for(i = 1; i &lt;= 16; i *= 2)</text:p>
      <text:p text:style-name="P48"><text:s text:c="4"/>{</text:p>
      <text:p text:style-name="P48"><text:s text:c="8"/>list_push_back(&amp;t_l, i);</text:p>
      <text:p text:style-name="P48"><text:s text:c="4"/>}</text:p>
      <text:p text:style-name="P48"><text:s text:c="4"/>list_push_back(&amp;t_l, 3);</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t_p = algo_mismatch(vector_begin(&amp;t_v), vector_end(&amp;t_v), list_begin(&amp;t_l));</text:p>
      <text:p text:style-name="P48"><text:s text:c="4"/>if(iterator_equal(t_p.first, vector_end(&amp;t_v)))</text:p>
      <text:p text:style-name="P48"><text:s text:c="4"/>{</text:p>
      <text:p text:style-name="P48"><text:s text:c="8"/>printf("no mismatch!\n");</text:p>
      <text:p text:style-name="P48"><text:s text:c="4"/>}</text:p>
      <text:p text:style-name="P48"><text:soft-page-break/><text:s text:c="4"/>else</text:p>
      <text:p text:style-name="P48"><text:s text:c="4"/>{</text:p>
      <text:p text:style-name="P48"><text:s text:c="8"/>printf("first mismatch: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t_p = algo_mismatch_if(</text:p>
      <text:p text:style-name="P48"><text:s text:c="8"/>vector_begin(&amp;t_v), vector_end(&amp;t_v), </text:p>
      <text:p text:style-name="P92">list_begin(&amp;t_l), fun_less_equal_int);</text:p>
      <text:p text:style-name="P48"><text:s text:c="4"/>if(iterator_equal(t_p.first, vector_end(&amp;t_v)))</text:p>
      <text:p text:style-name="P48"><text:s text:c="4"/>{</text:p>
      <text:p text:style-name="P48"><text:s text:c="8"/>printf("always less-or-equal\n");</text:p>
      <text:p text:style-name="P48"><text:s text:c="4"/>}</text:p>
      <text:p text:style-name="P48"><text:s text:c="4"/>else</text:p>
      <text:p text:style-name="P48"><text:s text:c="4"/>{</text:p>
      <text:p text:style-name="P48"><text:s text:c="8"/>printf("not less-or-equal: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1 2 3 4 5 6 </text:p>
      <text:p text:style-name="P48">list: <text:s text:c="2"/>1 2 4 8 16 3 </text:p>
      <text:p text:style-name="P48">first mismatch: 3 and 4</text:p>
      <text:p text:style-name="P48">not less-or-equal: 6 and 3</text:p>
      <text:p text:style-name="P48"/>
      <text:p text:style-name="P82"><text:span text:style-name="T55">查找子数据区间:</text:span><text:span text:style-name="T55"> algo_search(),algo_search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list.h&gt;</text:p>
      <text:p text:style-name="P48"><text:soft-page-break/>#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
      <text:p text:style-name="P48"><text:s text:c="4"/>t_pos = algo_search(</text:p>
      <text:p text:style-name="P48"><text:s text:c="8"/>deque_begin(&amp;t_dq), deque_end(&amp;t_dq), list_begin(&amp;t_l), list_end(&amp;t_l));</text:p>
      <text:p text:style-name="P48"><text:s text:c="4"/>while(!iterator_equal(&amp;t_pos, deque_end(&amp;t_dq)))</text:p>
      <text:p text:style-name="P48"><text:s text:c="4"/>{</text:p>
      <text:p text:style-name="P48"><text:s text:c="8"/>printf("sub find with element %d\n",</text:p>
      <text:p text:style-name="P48"><text:s text:c="12"/>iterator_distance(deque_begin(&amp;t_dq), t_pos) + 1);</text:p>
      <text:p text:style-name="P48"><text:s text:c="8"/>iterator_next(&amp;t_pos);</text:p>
      <text:p text:style-name="P48"><text:s text:c="8"/>t_pos = algo_search(</text:p>
      <text:p text:style-name="P48"><text:s text:c="12"/>t_pos, deque_end(&amp;t_dq), list_begin(&amp;t_l), list_end(&amp;t_l));</text:p>
      <text:p text:style-name="P48"><text:s text:c="4"/>}</text:p>
      <text:p text:style-name="P48"/>
      <text:p text:style-name="P48"><text:s text:c="4"/>deque_destroy(&amp;t_dq);</text:p>
      <text:p text:style-name="P48"><text:soft-page-break/><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ind with element 3</text:p>
      <text:p text:style-name="P48">sub find with element 10</text:p>
      <text:p text:style-name="P48"/>
      <text:p text:style-name="P42">下面是一个使用algo_search_if()的例子:</text:p>
      <text:p text:style-name="P48">#include &lt;stdio.h&gt;</text:p>
      <text:p text:style-name="P48">#include &lt;cstl/cvector.h&gt;</text:p>
      <text:p text:style-name="P48">#include &lt;cstl/cdeque.h&gt;</text:p>
      <text:p text:style-name="P48">#include &lt;cstl/calgorithm.h&gt;</text:p>
      <text:p text:style-name="P48"/>
      <text:p text:style-name="P48">static void _print(const void* cpv_input, void* pv_output);</text:p>
      <text:p text:style-name="P48">static void _check_even(</text:p>
      <text:p text:style-name="P86">const void* cpv_first, const void* cpv_second, void* pv_output);</text:p>
      <text:p text:style-name="P48"/>
      <text:p text:style-name="P48">int main(int argc, char* argv[])</text:p>
      <text:p text:style-name="P48">{</text:p>
      <text:p text:style-name="P48"><text:s text:c="4"/>vector_t t_v = create_vector(int);</text:p>
      <text:p text:style-name="P48"><text:s text:c="4"/>deque_t t_dq = create_deque(bool_t);</text:p>
      <text:p text:style-name="P48"><text:s text:c="4"/>int i = 0;</text:p>
      <text:p text:style-name="P48"><text:s text:c="4"/>iterator_t t_pos;</text:p>
      <text:p text:style-name="P48"/>
      <text:p text:style-name="P48"><text:s text:c="4"/>vector_init(&amp;t_v);</text:p>
      <text:p text:style-name="P48"><text:s text:c="4"/>deque_init(&amp;t_dq);</text:p>
      <text:p text:style-name="P48"><text:s text:c="4"/>for(i = 1; i &lt;= 9; ++i)</text:p>
      <text:p text:style-name="P48"><text:s text:c="4"/>{</text:p>
      <text:p text:style-name="P48"><text:s text:c="8"/>vector_push_back(&amp;t_v, i);</text:p>
      <text:p text:style-name="P48"><text:s text:c="4"/>}</text:p>
      <text:p text:style-name="P48"><text:s text:c="4"/>deque_push_back(&amp;t_dq, true);</text:p>
      <text:p text:style-name="P48"><text:s text:c="4"/>deque_push_back(&amp;t_dq, false);</text:p>
      <text:p text:style-name="P48"><text:s text:c="4"/>deque_push_back(&amp;t_dq, true);</text:p>
      <text:p text:style-name="P48"><text:s text:c="4"/>printf("vector: ");</text:p>
      <text:p text:style-name="P48"><text:s text:c="4"/>algo_for_each(vector_begin(&amp;t_v), vector_end(&amp;t_v), _print);</text:p>
      <text:p text:style-name="P48"><text:s text:c="4"/>printf("\n");</text:p>
      <text:p text:style-name="P48"><text:soft-page-break/></text:p>
      <text:p text:style-name="P48"><text:s text:c="4"/>t_pos = algo_search_if(</text:p>
      <text:p text:style-name="P48"><text:s text:c="8"/>vector_begin(&amp;t_v), vector_end(&amp;t_v),</text:p>
      <text:p text:style-name="P48"><text:s text:c="8"/>deque_begin(&amp;t_dq), deque_end(&amp;t_dq),</text:p>
      <text:p text:style-name="P48"><text:s text:c="8"/>_check_even);</text:p>
      <text:p text:style-name="P48"><text:s text:c="4"/>while(!iterator_equal(&amp;t_pos, vector_end(&amp;t_v)))</text:p>
      <text:p text:style-name="P48"><text:s text:c="4"/>{</text:p>
      <text:p text:style-name="P48"><text:s text:c="8"/>printf("subrange found starting with element %d\n",</text:p>
      <text:p text:style-name="P48"><text:s text:c="12"/>iterator_distance(vector_begin(&amp;t_v), t_pos) + 1);</text:p>
      <text:p text:style-name="P48"/>
      <text:p text:style-name="P48"><text:s text:c="8"/>iterator_next(&amp;t_pos);</text:p>
      <text:p text:style-name="P48"><text:s text:c="8"/>t_pos = algo_search_if(</text:p>
      <text:p text:style-name="P48"><text:s text:c="12"/>t_pos, vector_end(&amp;t_v),</text:p>
      <text:p text:style-name="P48"><text:s text:c="12"/>deque_begin(&amp;t_dq), deque_end(&amp;t_dq),</text:p>
      <text:p text:style-name="P48"><text:s text:c="12"/>_check_even);</text:p>
      <text:p text:style-name="P48"><text:s text:c="4"/>}</text:p>
      <text:p text:style-name="P48"/>
      <text:p text:style-name="P48"><text:s text:c="4"/>vector_destroy(&amp;t_v);</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check_even(</text:p>
      <text:p text:style-name="P86">const void* cpv_first, const void* cpv_second, void* pv_output)</text:p>
      <text:p text:style-name="P48">{</text:p>
      <text:p text:style-name="P48"><text:s text:c="4"/>if(*(bool_t*)cpv_second)</text:p>
      <text:p text:style-name="P48"><text:s text:c="4"/>{</text:p>
      <text:p text:style-name="P48"><text:s text:c="8"/>if(*(int*)cpv_first %2 == 0)</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s text:c="4"/>else</text:p>
      <text:p text:style-name="P48"><text:s text:c="4"/>{</text:p>
      <text:p text:style-name="P48"><text:s text:c="8"/>if(*(int*)cpv_first % 2 == 1)</text:p>
      <text:p text:style-name="P48"><text:soft-page-break/><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p>
      <text:p text:style-name="P42">结果:</text:p>
      <text:p text:style-name="P48">vector: 1 2 3 4 5 6 7 8 9 </text:p>
      <text:p text:style-name="P48">subrange found starting with element 2</text:p>
      <text:p text:style-name="P48">subrange found starting with element 4</text:p>
      <text:p text:style-name="P48">subrange found starting with element 6</text:p>
      <text:p text:style-name="P82"><text:span text:style-name="T55">查找连续n个满足特定规则的数据:</text:span><text:span text:style-name="T55"> algo_search_n(),algo_search_n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int i = 0;</text:p>
      <text:p text:style-name="P48"><text:s text:c="4"/>iterator_t t_pos;</text:p>
      <text:p text:style-name="P48"/>
      <text:p text:style-name="P48"><text:s text:c="4"/>deque_init(&amp;t_dq);</text:p>
      <text:p text:style-name="P48"><text:s text:c="4"/>for(i = 1; i &lt;= 9; ++i)</text:p>
      <text:p text:style-name="P48"><text:s text:c="4"/>{</text:p>
      <text:p text:style-name="P48"><text:s text:c="8"/>deque_push_back(&amp;t_dq, i);</text:p>
      <text:p text:style-name="P48"><text:s text:c="4"/>}</text:p>
      <text:p text:style-name="P48"><text:s text:c="4"/>printf("deque: ");</text:p>
      <text:p text:style-name="P48"><text:s text:c="4"/>algo_for_each(deque_begin(&amp;t_dq), deque_end(&amp;t_dq), _print);</text:p>
      <text:p text:style-name="P48"><text:s text:c="4"/>printf("\n");</text:p>
      <text:p text:style-name="P48"/>
      <text:p text:style-name="P48"><text:s text:c="4"/>t_pos = algo_search_n(deque_begin(&amp;t_dq), deque_end(&amp;t_dq), 4, 3);</text:p>
      <text:p text:style-name="P48"><text:s text:c="4"/>if(iterator_equal(&amp;t_pos, deque_end(&amp;t_dq)))</text:p>
      <text:p text:style-name="P48"><text:s text:c="4"/>{</text:p>
      <text:p text:style-name="P48"><text:s text:c="8"/>printf("no four consecutive elements with value 3 found\n");</text:p>
      <text:p text:style-name="P48"><text:s text:c="4"/>}</text:p>
      <text:p text:style-name="P48"><text:s text:c="4"/>else</text:p>
      <text:p text:style-name="P48"><text:s text:c="4"/>{</text:p>
      <text:p text:style-name="P48"><text:soft-page-break/><text:s text:c="8"/>printf("four consective elements with value 3 start with %d. element\n",</text:p>
      <text:p text:style-name="P48"><text:s text:c="12"/>iterator_distance(deque_begin(&amp;t_dq), t_pos) + 1);</text:p>
      <text:p text:style-name="P48"><text:s text:c="4"/>}</text:p>
      <text:p text:style-name="P48"><text:s text:c="4"/>t_pos = algo_search_n_if(</text:p>
      <text:p text:style-name="P48"><text:s text:c="8"/>deque_begin(&amp;t_dq), deque_end(&amp;t_dq), 4, 3, fun_great_int);</text:p>
      <text:p text:style-name="P48"><text:s text:c="4"/>if(iterator_equal(&amp;t_pos, deque_end(&amp;t_dq)))</text:p>
      <text:p text:style-name="P48"><text:s text:c="4"/>{</text:p>
      <text:p text:style-name="P48"><text:s text:c="8"/>printf("no four consecutive elements with value &gt; 3 found\n");</text:p>
      <text:p text:style-name="P48"><text:s text:c="4"/>}</text:p>
      <text:p text:style-name="P48"><text:s text:c="4"/>else</text:p>
      <text:p text:style-name="P48"><text:s text:c="4"/>{</text:p>
      <text:p text:style-name="P48"><text:s text:c="8"/>printf("four consective elements with value &gt; 3 start with %d. element\n",</text:p>
      <text:p text:style-name="P48"><text:s text:c="12"/>iterator_distance(deque_begin(&amp;t_dq), t_pos) + 1);</text:p>
      <text:p text:style-name="P48"><text:s text:c="4"/>}</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8 9 </text:p>
      <text:p text:style-name="P48">no four consecutive elements with value 3 found</text:p>
      <text:p text:style-name="P48">four consective elements with value &gt; 3 start with 4. element</text:p>
      <text:p text:style-name="P48"/>
      <text:p text:style-name="P82"><text:span text:style-name="T55">查找最后一个与第二个区间满足特定规则的位置:</text:span><text:span text:style-name="T55"> </text:span></text:p>
      <text:p text:style-name="P86">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oft-page-break/><text:s text:c="4"/>list_t t_l = create_list(int);</text:p>
      <text:p text:style-name="P48"><text:s text:c="4"/>int i = 0;</text:p>
      <text:p text:style-name="P48"><text:s text:c="4"/>iterator_t t_pos, t_end;</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text:s text:c="4"/>t_pos = algo_search_end(</text:p>
      <text:p text:style-name="P48"><text:s text:c="8"/>deque_begin(&amp;t_dq), deque_end(&amp;t_dq), list_begin(&amp;t_l), list_end(&amp;t_l));</text:p>
      <text:p text:style-name="P48"><text:s text:c="4"/>t_end = deque_end(&amp;t_dq);</text:p>
      <text:p text:style-name="P48"><text:s text:c="4"/>while(!iterator_equal(&amp;t_pos, t_end))</text:p>
      <text:p text:style-name="P48"><text:s text:c="4"/>{</text:p>
      <text:p text:style-name="P48"><text:s text:c="8"/>printf("sub found starting with element %d\n",</text:p>
      <text:p text:style-name="P48"><text:s text:c="12"/>iterator_distance(deque_begin(&amp;t_dq), t_pos) + 1);</text:p>
      <text:p text:style-name="P48"><text:s text:c="8"/>t_end = t_pos;</text:p>
      <text:p text:style-name="P48"><text:s text:c="8"/>t_pos = algo_find_end(</text:p>
      <text:p text:style-name="P48"><text:s text:c="12"/>deque_begin(&amp;t_dq), t_end, list_begin(&amp;t_l), list_end(&amp;t_l));</text:p>
      <text:p text:style-name="P48"><text:s text:c="4"/>}</text:p>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soft-page-break/>}</text:p>
      <text:p text:style-name="P42">结果:</text:p>
      <text:p text:style-name="P48">deque: 1 2 3 4 5 6 7 1 2 3 4 5 6 7 </text:p>
      <text:p text:style-name="P48">sub: <text:s text:c="2"/>3 4 5 6 </text:p>
      <text:p text:style-name="P48">sub found starting with element 10</text:p>
      <text:p text:style-name="P48">sub found starting with element 3</text:p>
      <text:p text:style-name="P48"/>
      <text:list xml:id="list1405172446" text:continue-numbering="true" text:style-name="WW8Num13">
        <text:list-item>
          <text:list>
            <text:list-item>
              <text:h text:style-name="P339" text:outline-level="2">质变算法</text:h>
            </text:list-item>
          </text:list>
        </text:list-item>
      </text:list>
      <text:p text:style-name="P40"><text:span text:style-name="T17"><text:tab/></text:span><text:span text:style-name="T59">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able:table-row table:style-name="Table96.1">
          <table:table-cell table:style-name="Table96.A1" office:value-type="string">
            <text:p text:style-name="P49">algo_copy()</text:p>
          </table:table-cell>
          <table:table-cell table:style-name="Table96.B1" office:value-type="string">
            <text:p text:style-name="P44">拷贝数据.</text:p>
          </table:table-cell>
        </table:table-row>
        <table:table-row table:style-name="Table96.1">
          <table:table-cell table:style-name="Table96.A1" office:value-type="string">
            <text:p text:style-name="P49">algo_copy_n()</text:p>
          </table:table-cell>
          <table:table-cell table:style-name="Table96.B1" office:value-type="string">
            <text:p text:style-name="P44">拷贝n个数据.</text:p>
          </table:table-cell>
        </table:table-row>
        <table:table-row table:style-name="Table96.1">
          <table:table-cell table:style-name="Table96.A1" office:value-type="string">
            <text:p text:style-name="P49">algo_copy_backward()</text:p>
          </table:table-cell>
          <table:table-cell table:style-name="Table96.B1" office:value-type="string">
            <text:p text:style-name="P44">从后往前拷贝数据.</text:p>
          </table:table-cell>
        </table:table-row>
        <table:table-row table:style-name="Table96.1">
          <table:table-cell table:style-name="Table96.A1" office:value-type="string">
            <text:p text:style-name="P49">algo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iter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swap_ranges()</text:p>
          </table:table-cell>
          <table:table-cell table:style-name="Table96.B1" office:value-type="string">
            <text:p text:style-name="P44">交换两个数据区间中的数据.</text:p>
          </table:table-cell>
        </table:table-row>
        <table:table-row table:style-name="Table96.1">
          <table:table-cell table:style-name="Table96.A1" office:value-type="string">
            <text:p text:style-name="P49">algo_transform()</text:p>
          </table:table-cell>
          <table:table-cell table:style-name="Table96.B1" office:value-type="string">
            <text:p text:style-name="P44">将数据从第一个数据区间通过特定的规则转换到第二个区间.</text:p>
          </table:table-cell>
        </table:table-row>
        <table:table-row table:style-name="Table96.1">
          <table:table-cell table:style-name="Table96.A1" office:value-type="string">
            <text:p text:style-name="P49">algo_transform_binary()</text:p>
          </table:table-cell>
          <table:table-cell table:style-name="Table96.B1" office:value-type="string">
            <text:p text:style-name="P44">将数据从第一个数据区间通过特定的二元规则转换到第二个区间.</text:p>
          </table:table-cell>
        </table:table-row>
        <table:table-row table:style-name="Table96.1">
          <table:table-cell table:style-name="Table96.A1" office:value-type="string">
            <text:p text:style-name="P49">algo_replace()</text:p>
          </table:table-cell>
          <table:table-cell table:style-name="Table96.B1" office:value-type="string">
            <text:p text:style-name="P44">使用新数据替换数据区间内所有指定的旧数据.</text:p>
          </table:table-cell>
        </table:table-row>
        <table:table-row table:style-name="Table96.1">
          <table:table-cell table:style-name="Table96.A1" office:value-type="string">
            <text:p text:style-name="P49">algo_replace_if()</text:p>
          </table:table-cell>
          <table:table-cell table:style-name="Table96.B1" office:value-type="string">
            <text:p text:style-name="P44">使用新数据替换数据区间内所有符合条件的旧数据.</text:p>
          </table:table-cell>
        </table:table-row>
        <table:table-row table:style-name="Table96.1">
          <table:table-cell table:style-name="Table96.A1" office:value-type="string">
            <text:p text:style-name="P49">algo_replace_copy()</text:p>
          </table:table-cell>
          <table:table-cell table:style-name="Table96.B1" office:value-type="string">
            <text:p text:style-name="P44">将数据区间中的数据拷贝到新的数据区间,拷贝过程中使用新数据替换指定的旧数据.</text:p>
          </table:table-cell>
        </table:table-row>
        <table:table-row table:style-name="Table96.1">
          <table:table-cell table:style-name="Table96.A1" office:value-type="string">
            <text:p text:style-name="P49">algo_replace_copy_if()</text:p>
          </table:table-cell>
          <table:table-cell table:style-name="Table96.B1" office:value-type="string">
            <text:p text:style-name="P44">将数据区间中的数据拷贝到新的数据区间,拷贝过程中使用新数据替换所有符合条件的旧数据.</text:p>
          </table:table-cell>
        </table:table-row>
        <table:table-row table:style-name="Table96.1">
          <table:table-cell table:style-name="Table96.A1" office:value-type="string">
            <text:p text:style-name="P49">algo_fill()</text:p>
          </table:table-cell>
          <table:table-cell table:style-name="Table96.B1" office:value-type="string">
            <text:p text:style-name="P44">向数据区间中填充新数据.</text:p>
          </table:table-cell>
        </table:table-row>
        <table:table-row table:style-name="Table96.1">
          <table:table-cell table:style-name="Table96.A1" office:value-type="string">
            <text:p text:style-name="P49">algo_fill_n()</text:p>
          </table:table-cell>
          <table:table-cell table:style-name="Table96.B1" office:value-type="string">
            <text:p text:style-name="P44">向数据区间中填充n个新数据.</text:p>
          </table:table-cell>
        </table:table-row>
        <table:table-row table:style-name="Table96.1">
          <table:table-cell table:style-name="Table96.A1" office:value-type="string">
            <text:p text:style-name="P49">algo_generate()</text:p>
          </table:table-cell>
          <table:table-cell table:style-name="Table96.B1" office:value-type="string">
            <text:p text:style-name="P44">使用一元函数产生的结果填充数据区间.</text:p>
          </table:table-cell>
        </table:table-row>
        <table:table-row table:style-name="Table96.1">
          <table:table-cell table:style-name="Table96.A1" office:value-type="string">
            <text:p text:style-name="P49">algo_generate_n()</text:p>
          </table:table-cell>
          <table:table-cell table:style-name="Table96.B1" office:value-type="string">
            <text:p text:style-name="P44">使用一元函数产生的结果向数据区间中填充n个值.</text:p>
          </table:table-cell>
        </table:table-row>
        <table:table-row table:style-name="Table96.1">
          <table:table-cell table:style-name="Table96.A1" office:value-type="string">
            <text:p text:style-name="P49">algo_remove()</text:p>
          </table:table-cell>
          <table:table-cell table:style-name="Table96.B1" office:value-type="string">
            <text:p text:style-name="P44">移除指定数据.</text:p>
          </table:table-cell>
        </table:table-row>
        <table:table-row table:style-name="Table96.1">
          <table:table-cell table:style-name="Table96.A1" office:value-type="string">
            <text:p text:style-name="P49">algo_remove_if()</text:p>
          </table:table-cell>
          <table:table-cell table:style-name="Table96.B1" office:value-type="string">
            <text:p text:style-name="P44">移除符合条件的数据.</text:p>
          </table:table-cell>
        </table:table-row>
        <table:table-row table:style-name="Table96.1">
          <table:table-cell table:style-name="Table96.A1" office:value-type="string">
            <text:p text:style-name="P49">algo_remove_copy()</text:p>
          </table:table-cell>
          <table:table-cell table:style-name="Table96.B1" office:value-type="string">
            <text:p text:style-name="P44">移除指定数据并将结果拷贝到另一区间中.</text:p>
          </table:table-cell>
        </table:table-row>
        <table:table-row table:style-name="Table96.1">
          <table:table-cell table:style-name="Table96.A1" office:value-type="string">
            <text:p text:style-name="P49">algo_remove_copy_if()</text:p>
          </table:table-cell>
          <table:table-cell table:style-name="Table96.B1" office:value-type="string">
            <text:p text:style-name="P44">移除符合条件的数据并将结果拷贝到另一个区间中.</text:p>
          </table:table-cell>
        </table:table-row>
        <table:table-row table:style-name="Table96.1">
          <table:table-cell table:style-name="Table96.A1" office:value-type="string">
            <text:p text:style-name="P49">algo_unique()</text:p>
          </table:table-cell>
          <table:table-cell table:style-name="Table96.B1" office:value-type="string">
            <text:p text:style-name="P44">移除相邻的重复数据.</text:p>
          </table:table-cell>
        </table:table-row>
        <table:table-row table:style-name="Table96.1">
          <table:table-cell table:style-name="Table96.A1" office:value-type="string">
            <text:p text:style-name="P49">algo_unique_if()</text:p>
          </table:table-cell>
          <table:table-cell table:style-name="Table96.B1" office:value-type="string">
            <text:p text:style-name="P44">移除相邻的符合条件的数据.</text:p>
          </table:table-cell>
        </table:table-row>
        <table:table-row table:style-name="Table96.1">
          <table:table-cell table:style-name="Table96.A1" office:value-type="string">
            <text:p text:style-name="P49">algo_unique_copy()</text:p>
          </table:table-cell>
          <table:table-cell table:style-name="Table96.B1" office:value-type="string">
            <text:p text:style-name="P44">移除相邻的重复数据并将结果拷贝到另一个区间中.</text:p>
          </table:table-cell>
        </table:table-row>
        <table:table-row table:style-name="Table96.1">
          <table:table-cell table:style-name="Table96.A1" office:value-type="string">
            <text:p text:style-name="P49">algo_unique_copy_if()</text:p>
          </table:table-cell>
          <table:table-cell table:style-name="Table96.B1" office:value-type="string">
            <text:p text:style-name="P44">移除相邻的符合条件的数据并将结果拷贝到另一个区间中.</text:p>
          </table:table-cell>
        </table:table-row>
        <table:table-row table:style-name="Table96.1">
          <table:table-cell table:style-name="Table96.A1" office:value-type="string">
            <text:p text:style-name="P49">algo_reverse()</text:p>
          </table:table-cell>
          <table:table-cell table:style-name="Table96.B1" office:value-type="string">
            <text:p text:style-name="P44">将数据区间中的数据逆序.</text:p>
          </table:table-cell>
        </table:table-row>
        <table:table-row table:style-name="Table96.1">
          <table:table-cell table:style-name="Table96.A1" office:value-type="string">
            <text:p text:style-name="P49">algo_reverse_copy()</text:p>
          </table:table-cell>
          <table:table-cell table:style-name="Table96.B1" office:value-type="string">
            <text:p text:style-name="P44">将数据区间中的数据逆序并拷贝到另一区间中.</text:p>
          </table:table-cell>
        </table:table-row>
        <text:soft-page-break/>
        <table:table-row table:style-name="Table96.1">
          <table:table-cell table:style-name="Table96.A1" office:value-type="string">
            <text:p text:style-name="P49">algo_rotate()</text:p>
          </table:table-cell>
          <table:table-cell table:style-name="Table96.B1" office:value-type="string">
            <text:p text:style-name="P44">将数据区间中的两部分数据互换.</text:p>
          </table:table-cell>
        </table:table-row>
        <table:table-row table:style-name="Table96.1">
          <table:table-cell table:style-name="Table96.A1" office:value-type="string">
            <text:p text:style-name="P49">algo_rotate_copy()</text:p>
          </table:table-cell>
          <table:table-cell table:style-name="Table96.B1" office:value-type="string">
            <text:p text:style-name="P44">将数据区间中的两部分数据互换并将结果拷贝到另一个区间中</text:p>
          </table:table-cell>
        </table:table-row>
        <table:table-row table:style-name="Table96.1">
          <table:table-cell table:style-name="Table96.A1" office:value-type="string">
            <text:p text:style-name="P49">algo_random_shuffle()</text:p>
          </table:table-cell>
          <table:table-cell table:style-name="Table96.B1" office:value-type="string">
            <text:p text:style-name="P44">将数据区间中的数据随机重排.</text:p>
          </table:table-cell>
        </table:table-row>
        <table:table-row table:style-name="Table96.1">
          <table:table-cell table:style-name="Table96.A1" office:value-type="string">
            <text:p text:style-name="P49">algo_random_shuffle_if()</text:p>
          </table:table-cell>
          <table:table-cell table:style-name="Table96.B1" office:value-type="string">
            <text:p text:style-name="P44">使用特殊的随机函数将数据区间中的数据随机重排.</text:p>
          </table:table-cell>
        </table:table-row>
        <table:table-row table:style-name="Table96.1">
          <table:table-cell table:style-name="Table96.A1" office:value-type="string">
            <text:p text:style-name="P49">algo_random_sample()</text:p>
          </table:table-cell>
          <table:table-cell table:style-name="Table96.B1" office:value-type="string">
            <text:p text:style-name="P44">随机的将第一个区间中的数据拷贝到第二个区间.</text:p>
          </table:table-cell>
        </table:table-row>
        <table:table-row table:style-name="Table96.1">
          <table:table-cell table:style-name="Table96.A1" office:value-type="string">
            <text:p text:style-name="P49">algo_random_sample_if()</text:p>
          </table:table-cell>
          <table:table-cell table:style-name="Table96.B1" office:value-type="string">
            <text:p text:style-name="P44">使用特殊的随机函数将第一个区间中的数据拷贝到第二个区间中.</text:p>
          </table:table-cell>
        </table:table-row>
        <table:table-row table:style-name="Table96.1">
          <table:table-cell table:style-name="Table96.A1" office:value-type="string">
            <text:p text:style-name="P49">algo_random_sample_n()</text:p>
          </table:table-cell>
          <table:table-cell table:style-name="Table96.B1" office:value-type="string">
            <text:p text:style-name="P44">随机的将第一个区间中的n个数据拷贝到第二个区间.</text:p>
          </table:table-cell>
        </table:table-row>
        <table:table-row table:style-name="Table96.1">
          <table:table-cell table:style-name="Table96.A1" office:value-type="string">
            <text:p text:style-name="P49">algo_random_sample_n_if()</text:p>
          </table:table-cell>
          <table:table-cell table:style-name="Table96.B1" office:value-type="string">
            <text:p text:style-name="P44">使用特殊的随机函数将第一个区间中的n个数据拷贝到第二个区间.</text:p>
          </table:table-cell>
        </table:table-row>
        <table:table-row table:style-name="Table96.1">
          <table:table-cell table:style-name="Table96.A1" office:value-type="string">
            <text:p text:style-name="P49">algo_partition()</text:p>
          </table:table-cell>
          <table:table-cell table:style-name="Table96.B1" office:value-type="string">
            <text:p text:style-name="P44">将符合条件的数据放到数据区间的前部,不符合条件的放到后部.</text:p>
          </table:table-cell>
        </table:table-row>
        <table:table-row table:style-name="Table96.1">
          <table:table-cell table:style-name="Table96.A1" office:value-type="string">
            <text:p text:style-name="P49">algo_stable_partition()</text:p>
          </table:table-cell>
          <table:table-cell table:style-name="Table96.B1" office:value-type="string">
            <text:p text:style-name="P46"><text:span text:style-name="T59">顺序稳定的</text:span><text:span text:style-name="T55">algo_partition()</text:span><text:span text:style-name="T59">.</text:span></text:p>
          </table:table-cell>
        </table:table-row>
      </table:table>
      <text:p text:style-name="P42"/>
      <text:list xml:id="list435225299" text:continue-numbering="true" text:style-name="WW8Num13">
        <text:list-item>
          <text:list>
            <text:list-item>
              <text:list>
                <text:list-item>
                  <text:h text:style-name="P354" text:outline-level="3">拷贝数据</text:h>
                </text:list-item>
              </text:list>
            </text:list-item>
          </text:list>
        </text:list-item>
      </text:list>
      <text:p text:style-name="P40"><text:span text:style-name="T55"><text:tab/></text:span><text:span text:style-name="T59">拷贝数据有三个算法</text:span><text:span text:style-name="T55">algo_copy(),algo_copy_n(),algo_copy_backward()</text:span><text:span text:style-name="T59">前两个算法的不同点在于第</text:span><text:span text:style-name="T59">一</text:span><text:span text:style-name="T59">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52"><text:soft-page-break/><draw:g text:anchor-type="as-char" svg:y="0cm" draw:z-index="1" draw:style-name="gr1"><draw:rect draw:style-name="gr4" draw:text-style-name="P365" svg:width="17.781cm" svg:height="15.685cm" svg:x="0cm" svg:y="0cm"><text:p/></draw:rect><draw:frame draw:style-name="gr5" draw:text-style-name="P366" svg:width="0.636cm" svg:height="0.826cm" svg:x="1.588cm" svg:y="1.651cm"><draw:text-box><text:p text:style-name="P366"><text:span text:style-name="T76">0</text:span></text:p></draw:text-box></draw:frame><draw:frame draw:style-name="gr5" draw:text-style-name="P366" svg:width="0.634cm" svg:height="0.826cm" svg:x="2.54cm" svg:y="1.651cm"><draw:text-box><text:p text:style-name="P366"><text:span text:style-name="T76">1</text:span></text:p></draw:text-box></draw:frame><draw:frame draw:style-name="gr6" draw:text-style-name="P366" svg:width="0.634cm" svg:height="0.826cm" svg:x="3.491cm" svg:y="1.651cm"><draw:text-box><text:p text:style-name="P366"><text:span text:style-name="T76">2</text:span></text:p></draw:text-box></draw:frame><draw:frame draw:style-name="gr6" draw:text-style-name="P366" svg:width="0.632cm" svg:height="0.826cm" svg:x="4.445cm" svg:y="1.651cm"><draw:text-box><text:p text:style-name="P366"><text:span text:style-name="T76">3</text:span></text:p></draw:text-box></draw:frame><draw:frame draw:style-name="gr6" draw:text-style-name="P366" svg:width="0.63cm" svg:height="0.826cm" svg:x="5.396cm" svg:y="1.651cm"><draw:text-box><text:p text:style-name="P366"><text:span text:style-name="T76">4</text:span></text:p></draw:text-box></draw:frame><draw:frame draw:style-name="gr6" draw:text-style-name="P366" svg:width="0.63cm" svg:height="0.826cm" svg:x="6.346cm" svg:y="1.651cm"><draw:text-box><text:p text:style-name="P366"><text:span text:style-name="T76">5</text:span></text:p></draw:text-box></draw:frame><draw:frame draw:style-name="gr6" draw:text-style-name="P366" svg:width="0.63cm" svg:height="0.826cm" svg:x="7.301cm" svg:y="1.651cm"><draw:text-box><text:p text:style-name="P366"><text:span text:style-name="T76">6</text:span></text:p></draw:text-box></draw:frame><draw:frame draw:style-name="gr5" draw:text-style-name="P366" svg:width="0.63cm" svg:height="0.826cm" svg:x="8.253cm" svg:y="1.651cm"><draw:text-box><text:p text:style-name="P366"><text:span text:style-name="T76">7</text:span></text:p></draw:text-box></draw:frame><draw:frame draw:style-name="gr5" draw:text-style-name="P366" svg:width="0.63cm" svg:height="0.826cm" svg:x="9.208cm" svg:y="1.651cm"><draw:text-box><text:p text:style-name="P366"><text:span text:style-name="T76">8</text:span></text:p></draw:text-box></draw:frame><draw:frame draw:style-name="gr7" draw:text-style-name="P366" svg:width="1.588cm" svg:height="0.826cm" svg:x="1.588cm" svg:y="3.577cm"><draw:text-box><text:p text:style-name="P366"><text:span text:style-name="T77">result</text:span></text:p></draw:text-box></draw:frame><draw:line draw:style-name="gr8" draw:text-style-name="P365" svg:x1="1.588cm" svg:y1="3.299cm" svg:x2="1.59cm" svg:y2="2.475cm"><text:p/></draw:line><draw:line draw:style-name="gr9" draw:text-style-name="P365" svg:x1="1.588cm" svg:y1="3.029cm" svg:x2="6.033cm" svg:y2="3.031cm"><text:p/></draw:line><draw:line draw:style-name="gr8" draw:text-style-name="P365" svg:x1="3.493cm" svg:y1="0.826cm" svg:x2="3.495cm" svg:y2="1.652cm"><text:p/></draw:line><draw:line draw:style-name="gr8" draw:text-style-name="P365" svg:x1="8.255cm" svg:y1="0.826cm" svg:x2="8.259cm" svg:y2="1.652cm"><text:p/></draw:line><draw:line draw:style-name="gr9" draw:text-style-name="P365" svg:x1="3.493cm" svg:y1="1.101cm" svg:x2="8.256cm" svg:y2="1.105cm"><text:p/></draw:line><draw:frame draw:style-name="gr7" draw:text-style-name="P366" svg:width="1.588cm" svg:height="0.826cm" svg:x="3.81cm" svg:y="0cm"><draw:text-box><text:p text:style-name="P366"><text:span text:style-name="T77">first</text:span></text:p></draw:text-box></draw:frame><draw:frame draw:style-name="gr7" draw:text-style-name="P366" svg:width="1.588cm" svg:height="0.826cm" svg:x="8.573cm" svg:y="0cm"><draw:text-box><text:p text:style-name="P366"><text:span text:style-name="T77">last</text:span></text:p></draw:text-box></draw:frame><draw:frame draw:style-name="gr5" draw:text-style-name="P366" svg:width="0.636cm" svg:height="0.826cm" svg:x="6.35cm" svg:y="5.228cm"><draw:text-box><text:p text:style-name="P366"><text:span text:style-name="T76">5</text:span></text:p></draw:text-box></draw:frame><draw:frame draw:style-name="gr5" draw:text-style-name="P366" svg:width="0.634cm" svg:height="0.826cm" svg:x="7.301cm" svg:y="5.228cm"><draw:text-box><text:p text:style-name="P366"><text:span text:style-name="T76">6</text:span></text:p></draw:text-box></draw:frame><draw:frame draw:style-name="gr6" draw:text-style-name="P366" svg:width="0.634cm" svg:height="0.826cm" svg:x="1.586cm" svg:y="5.228cm"><draw:text-box><text:p text:style-name="P366"><text:span text:style-name="T76">2</text:span></text:p></draw:text-box></draw:frame><draw:frame draw:style-name="gr6" draw:text-style-name="P366" svg:width="0.632cm" svg:height="0.826cm" svg:x="2.54cm" svg:y="5.228cm"><draw:text-box><text:p text:style-name="P366"><text:span text:style-name="T76">3</text:span></text:p></draw:text-box></draw:frame><draw:frame draw:style-name="gr6" draw:text-style-name="P366" svg:width="0.63cm" svg:height="0.826cm" svg:x="3.491cm" svg:y="5.228cm"><draw:text-box><text:p text:style-name="P366"><text:span text:style-name="T76">4</text:span></text:p></draw:text-box></draw:frame><draw:frame draw:style-name="gr6" draw:text-style-name="P366" svg:width="0.63cm" svg:height="0.826cm" svg:x="4.441cm" svg:y="5.228cm"><draw:text-box><text:p text:style-name="P366"><text:span text:style-name="T76">5</text:span></text:p></draw:text-box></draw:frame><draw:frame draw:style-name="gr6" draw:text-style-name="P366" svg:width="0.63cm" svg:height="0.826cm" svg:x="5.396cm" svg:y="5.228cm"><draw:text-box><text:p text:style-name="P366"><text:span text:style-name="T76">6</text:span></text:p></draw:text-box></draw:frame><draw:frame draw:style-name="gr5" draw:text-style-name="P366" svg:width="0.63cm" svg:height="0.826cm" svg:x="8.253cm" svg:y="5.228cm"><draw:text-box><text:p text:style-name="P366"><text:span text:style-name="T76">7</text:span></text:p></draw:text-box></draw:frame><draw:frame draw:style-name="gr5" draw:text-style-name="P366" svg:width="0.63cm" svg:height="0.826cm" svg:x="9.208cm" svg:y="5.228cm"><draw:text-box><text:p text:style-name="P366"><text:span text:style-name="T76">8</text:span></text:p></draw:text-box></draw:frame><draw:custom-shape draw:style-name="gr10" draw:text-style-name="P367"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66" svg:width="3.493cm" svg:height="0.826cm" svg:x="13.653cm" svg:y="3.577cm"><draw:text-box><text:p text:style-name="P366"><text:span text:style-name="T78">algo_copy()</text:span></text:p></draw:text-box></draw:frame><draw:frame draw:style-name="gr7" draw:text-style-name="P366" svg:width="6.033cm" svg:height="0.826cm" svg:x="3.493cm" svg:y="3.577cm"><draw:text-box><text:p text:style-name="P366"><text:span text:style-name="T77">输出区间的末端与输入区间重叠</text:span></text:p></draw:text-box></draw:frame><draw:frame draw:style-name="gr5" draw:text-style-name="P366" svg:width="0.636cm" svg:height="0.826cm" svg:x="1.588cm" svg:y="9.081cm"><draw:text-box><text:p text:style-name="P366"><text:span text:style-name="T76">0</text:span></text:p></draw:text-box></draw:frame><draw:frame draw:style-name="gr5" draw:text-style-name="P366" svg:width="0.634cm" svg:height="0.826cm" svg:x="2.54cm" svg:y="9.081cm"><draw:text-box><text:p text:style-name="P366"><text:span text:style-name="T76">1</text:span></text:p></draw:text-box></draw:frame><draw:frame draw:style-name="gr6" draw:text-style-name="P366" svg:width="0.634cm" svg:height="0.826cm" svg:x="3.491cm" svg:y="9.081cm"><draw:text-box><text:p text:style-name="P366"><text:span text:style-name="T76">2</text:span></text:p></draw:text-box></draw:frame><draw:frame draw:style-name="gr6" draw:text-style-name="P366" svg:width="0.632cm" svg:height="0.826cm" svg:x="4.445cm" svg:y="9.081cm"><draw:text-box><text:p text:style-name="P366"><text:span text:style-name="T76">3</text:span></text:p></draw:text-box></draw:frame><draw:frame draw:style-name="gr6" draw:text-style-name="P366" svg:width="0.63cm" svg:height="0.826cm" svg:x="5.396cm" svg:y="9.081cm"><draw:text-box><text:p text:style-name="P366"><text:span text:style-name="T76">4</text:span></text:p></draw:text-box></draw:frame><draw:frame draw:style-name="gr6" draw:text-style-name="P366" svg:width="0.63cm" svg:height="0.826cm" svg:x="6.346cm" svg:y="9.081cm"><draw:text-box><text:p text:style-name="P366"><text:span text:style-name="T76">5</text:span></text:p></draw:text-box></draw:frame><draw:frame draw:style-name="gr6" draw:text-style-name="P366" svg:width="0.63cm" svg:height="0.826cm" svg:x="7.301cm" svg:y="9.081cm"><draw:text-box><text:p text:style-name="P366"><text:span text:style-name="T76">6</text:span></text:p></draw:text-box></draw:frame><draw:frame draw:style-name="gr5" draw:text-style-name="P366" svg:width="0.63cm" svg:height="0.826cm" svg:x="8.253cm" svg:y="9.081cm"><draw:text-box><text:p text:style-name="P366"><text:span text:style-name="T76">7</text:span></text:p></draw:text-box></draw:frame><draw:frame draw:style-name="gr5" draw:text-style-name="P366" svg:width="0.63cm" svg:height="0.826cm" svg:x="9.208cm" svg:y="9.081cm"><draw:text-box><text:p text:style-name="P366"><text:span text:style-name="T76">8</text:span></text:p></draw:text-box></draw:frame><draw:frame draw:style-name="gr7" draw:text-style-name="P366" svg:width="1.588cm" svg:height="0.826cm" svg:x="7.938cm" svg:y="11.007cm"><draw:text-box><text:p text:style-name="P366"><text:span text:style-name="T77">result</text:span></text:p></draw:text-box></draw:frame><draw:line draw:style-name="gr8" draw:text-style-name="P365" svg:x1="5.398cm" svg:y1="10.728cm" svg:x2="5.4cm" svg:y2="9.904cm"><text:p/></draw:line><draw:line draw:style-name="gr9" draw:text-style-name="P365" svg:x1="5.398cm" svg:y1="10.458cm" svg:x2="9.843cm" svg:y2="10.46cm"><text:p/></draw:line><draw:line draw:style-name="gr8" draw:text-style-name="P365" svg:x1="3.493cm" svg:y1="8.255cm" svg:x2="3.495cm" svg:y2="9.081cm"><text:p/></draw:line><draw:line draw:style-name="gr8" draw:text-style-name="P365" svg:x1="8.255cm" svg:y1="8.255cm" svg:x2="8.259cm" svg:y2="9.081cm"><text:p/></draw:line><draw:line draw:style-name="gr9" draw:text-style-name="P365" svg:x1="3.493cm" svg:y1="8.53cm" svg:x2="8.256cm" svg:y2="8.534cm"><text:p/></draw:line><draw:frame draw:style-name="gr7" draw:text-style-name="P366" svg:width="1.588cm" svg:height="0.826cm" svg:x="3.81cm" svg:y="7.43cm"><draw:text-box><text:p text:style-name="P366"><text:span text:style-name="T77">first</text:span></text:p></draw:text-box></draw:frame><draw:frame draw:style-name="gr7" draw:text-style-name="P366" svg:width="1.588cm" svg:height="0.826cm" svg:x="8.573cm" svg:y="7.43cm"><draw:text-box><text:p text:style-name="P366"><text:span text:style-name="T77">last</text:span></text:p></draw:text-box></draw:frame><draw:frame draw:style-name="gr5" draw:text-style-name="P366" svg:width="0.636cm" svg:height="0.826cm" svg:x="1.588cm" svg:y="12.658cm"><draw:text-box><text:p text:style-name="P366"><text:span text:style-name="T76">0</text:span></text:p></draw:text-box></draw:frame><draw:frame draw:style-name="gr5" draw:text-style-name="P366" svg:width="0.634cm" svg:height="0.826cm" svg:x="2.538cm" svg:y="12.658cm"><draw:text-box><text:p text:style-name="P366"><text:span text:style-name="T76">1</text:span></text:p></draw:text-box></draw:frame><draw:frame draw:style-name="gr6" draw:text-style-name="P366" svg:width="0.634cm" svg:height="0.826cm" svg:x="5.401cm" svg:y="12.658cm"><draw:text-box><text:p text:style-name="P366"><text:span text:style-name="T76">2</text:span></text:p></draw:text-box></draw:frame><draw:frame draw:style-name="gr6" draw:text-style-name="P366" svg:width="0.632cm" svg:height="0.826cm" svg:x="6.355cm" svg:y="12.658cm"><draw:text-box><text:p text:style-name="P366"><text:span text:style-name="T76">3</text:span></text:p></draw:text-box></draw:frame><draw:frame draw:style-name="gr6" draw:text-style-name="P366" svg:width="0.63cm" svg:height="0.826cm" svg:x="7.306cm" svg:y="12.658cm"><draw:text-box><text:p text:style-name="P366"><text:span text:style-name="T76">2</text:span></text:p></draw:text-box></draw:frame><draw:frame draw:style-name="gr6" draw:text-style-name="P366" svg:width="0.63cm" svg:height="0.826cm" svg:x="8.257cm" svg:y="12.658cm"><draw:text-box><text:p text:style-name="P366"><text:span text:style-name="T76">3</text:span></text:p></draw:text-box></draw:frame><draw:frame draw:style-name="gr6" draw:text-style-name="P366" svg:width="0.63cm" svg:height="0.826cm" svg:x="9.211cm" svg:y="12.658cm"><draw:text-box><text:p text:style-name="P366"><text:span text:style-name="T76">2</text:span></text:p></draw:text-box></draw:frame><draw:frame draw:style-name="gr5" draw:text-style-name="P366" svg:width="0.63cm" svg:height="0.826cm" svg:x="3.491cm" svg:y="12.658cm"><draw:text-box><text:p text:style-name="P366"><text:span text:style-name="T76">2</text:span></text:p></draw:text-box></draw:frame><draw:frame draw:style-name="gr5" draw:text-style-name="P366" svg:width="0.63cm" svg:height="0.826cm" svg:x="4.445cm" svg:y="12.658cm"><draw:text-box><text:p text:style-name="P366"><text:span text:style-name="T76">3</text:span></text:p></draw:text-box></draw:frame><draw:custom-shape draw:style-name="gr10" draw:text-style-name="P367"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66" svg:width="3.493cm" svg:height="0.826cm" svg:x="13.653cm" svg:y="11.007cm"><draw:text-box><text:p text:style-name="P366"><text:span text:style-name="T78">algo_copy()</text:span></text:p></draw:text-box></draw:frame><draw:frame draw:style-name="gr7" draw:text-style-name="P366" svg:width="6.033cm" svg:height="0.826cm" svg:x="1.588cm" svg:y="11.007cm"><draw:text-box><text:p text:style-name="P366"><text:span text:style-name="T77">输出区间的前端与输入区间重叠</text:span></text:p></draw:text-box></draw:frame><draw:frame draw:style-name="gr7" draw:text-style-name="P366" svg:width="6.033cm" svg:height="0.826cm" svg:x="1.588cm" svg:y="14.309cm"><draw:text-box><text:p text:style-name="P366"><text:span text:style-name="T77">在这种情况下可能会出现错误</text:span></text:p></draw:text-box></draw:frame></draw:g></text:p>
      <text:p text:style-name="P40"><text:span text:style-name="T59">上面的图显示了当区间重叠时使用</text:span><text:span text:style-name="T55">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8">#include &lt;stdio.h&gt;</text:p>
      <text:p text:style-name="P48">#include &lt;cstl/cvector.h&gt;</text:p>
      <text:p text:style-name="P48">#include &lt;cstl/clist.h&gt;</text:p>
      <text:p text:style-name="P48">#include &lt;cstl/calgorithm.h&gt;</text:p>
      <text:p text:style-name="P48"/>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oft-page-break/><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text:soft-page-break/></text:p>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oft-page-break/><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oft-page-break/><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2" draw:style-name="gr1"><draw:rect draw:style-name="gr4" draw:text-style-name="P365" svg:width="17.781cm" svg:height="15.685cm" svg:x="0cm" svg:y="0.002cm"><text:p/></draw:rect><draw:frame draw:style-name="gr5" draw:text-style-name="P366" svg:width="0.636cm" svg:height="0.825cm" svg:x="0.953cm" svg:y="1.926cm"><draw:text-box><text:p text:style-name="P366"><text:span text:style-name="T76">0</text:span></text:p></draw:text-box></draw:frame><draw:frame draw:style-name="gr5" draw:text-style-name="P366" svg:width="0.634cm" svg:height="0.825cm" svg:x="1.905cm" svg:y="1.926cm"><draw:text-box><text:p text:style-name="P366"><text:span text:style-name="T76">1</text:span></text:p></draw:text-box></draw:frame><draw:frame draw:style-name="gr6" draw:text-style-name="P366" svg:width="0.634cm" svg:height="0.825cm" svg:x="2.856cm" svg:y="1.926cm"><draw:text-box><text:p text:style-name="P366"><text:span text:style-name="T76">2</text:span></text:p></draw:text-box></draw:frame><draw:frame draw:style-name="gr6" draw:text-style-name="P366" svg:width="0.632cm" svg:height="0.825cm" svg:x="3.81cm" svg:y="1.926cm"><draw:text-box><text:p text:style-name="P366"><text:span text:style-name="T76">3</text:span></text:p></draw:text-box></draw:frame><draw:frame draw:style-name="gr6" draw:text-style-name="P366" svg:width="0.63cm" svg:height="0.825cm" svg:x="4.761cm" svg:y="1.926cm"><draw:text-box><text:p text:style-name="P366"><text:span text:style-name="T76">4</text:span></text:p></draw:text-box></draw:frame><draw:frame draw:style-name="gr6" draw:text-style-name="P366" svg:width="0.63cm" svg:height="0.825cm" svg:x="5.711cm" svg:y="1.926cm"><draw:text-box><text:p text:style-name="P366"><text:span text:style-name="T76">5</text:span></text:p></draw:text-box></draw:frame><draw:frame draw:style-name="gr6" draw:text-style-name="P366" svg:width="0.63cm" svg:height="0.825cm" svg:x="6.666cm" svg:y="1.926cm"><draw:text-box><text:p text:style-name="P366"><text:span text:style-name="T76">6</text:span></text:p></draw:text-box></draw:frame><draw:frame draw:style-name="gr5" draw:text-style-name="P366" svg:width="0.63cm" svg:height="0.825cm" svg:x="7.618cm" svg:y="1.926cm"><draw:text-box><text:p text:style-name="P366"><text:span text:style-name="T76">7</text:span></text:p></draw:text-box></draw:frame><draw:frame draw:style-name="gr5" draw:text-style-name="P366" svg:width="0.63cm" svg:height="0.825cm" svg:x="8.573cm" svg:y="1.926cm"><draw:text-box><text:p text:style-name="P366"><text:span text:style-name="T76">8</text:span></text:p></draw:text-box></draw:frame><draw:frame draw:style-name="gr7" draw:text-style-name="P366" svg:width="1.588cm" svg:height="0.826cm" svg:x="6.033cm" svg:y="3.304cm"><draw:text-box><text:p text:style-name="P366"><text:span text:style-name="T77">result</text:span></text:p></draw:text-box></draw:frame><draw:line draw:style-name="gr8" draw:text-style-name="P365" svg:x1="5.715cm" svg:y1="3.579cm" svg:x2="5.719cm" svg:y2="2.753cm"><text:p/></draw:line><draw:line draw:style-name="gr11" draw:text-style-name="P365" svg:x1="0.953cm" svg:y1="3.304cm" svg:x2="5.716cm" svg:y2="3.302cm"><text:p/></draw:line><draw:line draw:style-name="gr8" draw:text-style-name="P365" svg:x1="2.858cm" svg:y1="1.101cm" svg:x2="2.86cm" svg:y2="1.928cm"><text:p/></draw:line><draw:line draw:style-name="gr8" draw:text-style-name="P365" svg:x1="7.62cm" svg:y1="1.101cm" svg:x2="7.624cm" svg:y2="1.928cm"><text:p/></draw:line><draw:line draw:style-name="gr11" draw:text-style-name="P365" svg:x1="2.858cm" svg:y1="1.378cm" svg:x2="7.621cm" svg:y2="1.382cm"><text:p/></draw:line><draw:frame draw:style-name="gr5" draw:text-style-name="P366" svg:width="0.639cm" svg:height="0.826cm" svg:x="5.713cm" svg:y="5.505cm"><draw:text-box><text:p text:style-name="P366"><text:span text:style-name="T76">5</text:span></text:p></draw:text-box></draw:frame><draw:frame draw:style-name="gr5" draw:text-style-name="P366" svg:width="0.636cm" svg:height="0.826cm" svg:x="6.668cm" svg:y="5.505cm"><draw:text-box><text:p text:style-name="P366"><text:span text:style-name="T76">6</text:span></text:p></draw:text-box></draw:frame><draw:frame draw:style-name="gr6" draw:text-style-name="P366" svg:width="0.634cm" svg:height="0.826cm" svg:x="0.951cm" svg:y="5.505cm"><draw:text-box><text:p text:style-name="P366"><text:span text:style-name="T76">6</text:span></text:p></draw:text-box></draw:frame><draw:frame draw:style-name="gr6" draw:text-style-name="P366" svg:width="0.63cm" svg:height="0.826cm" svg:x="1.905cm" svg:y="5.505cm"><draw:text-box><text:p text:style-name="P366"><text:span text:style-name="T76">5</text:span></text:p></draw:text-box></draw:frame><draw:frame draw:style-name="gr6" draw:text-style-name="P366" svg:width="0.63cm" svg:height="0.826cm" svg:x="2.856cm" svg:y="5.505cm"><draw:text-box><text:p text:style-name="P366"><text:span text:style-name="T76">6</text:span></text:p></draw:text-box></draw:frame><draw:frame draw:style-name="gr6" draw:text-style-name="P366" svg:width="0.63cm" svg:height="0.826cm" svg:x="3.806cm" svg:y="5.505cm"><draw:text-box><text:p text:style-name="P366"><text:span text:style-name="T76">5</text:span></text:p></draw:text-box></draw:frame><draw:frame draw:style-name="gr6" draw:text-style-name="P366" svg:width="0.63cm" svg:height="0.826cm" svg:x="4.761cm" svg:y="5.505cm"><draw:text-box><text:p text:style-name="P366"><text:span text:style-name="T76">6</text:span></text:p></draw:text-box></draw:frame><draw:frame draw:style-name="gr5" draw:text-style-name="P366" svg:width="0.63cm" svg:height="0.826cm" svg:x="7.618cm" svg:y="5.505cm"><draw:text-box><text:p text:style-name="P366"><text:span text:style-name="T76">7</text:span></text:p></draw:text-box></draw:frame><draw:frame draw:style-name="gr5" draw:text-style-name="P366" svg:width="0.63cm" svg:height="0.826cm" svg:x="8.573cm" svg:y="5.505cm"><draw:text-box><text:p text:style-name="P366"><text:span text:style-name="T76">8</text:span></text:p></draw:text-box></draw:frame><draw:custom-shape draw:style-name="gr10" draw:text-style-name="P367"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66" svg:width="5.081cm" svg:height="0.826cm" svg:x="12.383cm" svg:y="3.854cm"><draw:text-box><text:p text:style-name="P366"><text:span text:style-name="T78">algo_copy_backward()</text:span></text:p></draw:text-box></draw:frame><draw:frame draw:style-name="gr7" draw:text-style-name="P366" svg:width="6.033cm" svg:height="0.826cm" svg:x="0.953cm" svg:y="4.129cm"><draw:text-box><text:p text:style-name="P366"><text:span text:style-name="T77">输出区间的末端与输入区间重叠</text:span></text:p></draw:text-box></draw:frame><draw:frame draw:style-name="gr5" draw:text-style-name="P366" svg:width="0.636cm" svg:height="0.825cm" svg:x="0.953cm" svg:y="10.458cm"><draw:text-box><text:p text:style-name="P366"><text:span text:style-name="T76">0</text:span></text:p></draw:text-box></draw:frame><draw:frame draw:style-name="gr5" draw:text-style-name="P366" svg:width="0.634cm" svg:height="0.825cm" svg:x="1.905cm" svg:y="10.458cm"><draw:text-box><text:p text:style-name="P366"><text:span text:style-name="T76">1</text:span></text:p></draw:text-box></draw:frame><draw:frame draw:style-name="gr6" draw:text-style-name="P366" svg:width="0.634cm" svg:height="0.825cm" svg:x="2.856cm" svg:y="10.458cm"><draw:text-box><text:p text:style-name="P366"><text:span text:style-name="T76">2</text:span></text:p></draw:text-box></draw:frame><draw:frame draw:style-name="gr6" draw:text-style-name="P366" svg:width="0.632cm" svg:height="0.825cm" svg:x="3.81cm" svg:y="10.458cm"><draw:text-box><text:p text:style-name="P366"><text:span text:style-name="T76">3</text:span></text:p></draw:text-box></draw:frame><draw:frame draw:style-name="gr6" draw:text-style-name="P366" svg:width="0.63cm" svg:height="0.825cm" svg:x="4.761cm" svg:y="10.458cm"><draw:text-box><text:p text:style-name="P366"><text:span text:style-name="T76">4</text:span></text:p></draw:text-box></draw:frame><draw:frame draw:style-name="gr6" draw:text-style-name="P366" svg:width="0.63cm" svg:height="0.825cm" svg:x="5.711cm" svg:y="10.458cm"><draw:text-box><text:p text:style-name="P366"><text:span text:style-name="T76">5</text:span></text:p></draw:text-box></draw:frame><draw:frame draw:style-name="gr6" draw:text-style-name="P366" svg:width="0.63cm" svg:height="0.825cm" svg:x="6.666cm" svg:y="10.458cm"><draw:text-box><text:p text:style-name="P366"><text:span text:style-name="T76">6</text:span></text:p></draw:text-box></draw:frame><draw:frame draw:style-name="gr5" draw:text-style-name="P366" svg:width="0.63cm" svg:height="0.825cm" svg:x="7.618cm" svg:y="10.458cm"><draw:text-box><text:p text:style-name="P366"><text:span text:style-name="T76">7</text:span></text:p></draw:text-box></draw:frame><draw:frame draw:style-name="gr5" draw:text-style-name="P366" svg:width="0.63cm" svg:height="0.825cm" svg:x="8.573cm" svg:y="10.458cm"><draw:text-box><text:p text:style-name="P366"><text:span text:style-name="T76">8</text:span></text:p></draw:text-box></draw:frame><draw:frame draw:style-name="gr7" draw:text-style-name="P366" svg:width="1.588cm" svg:height="0.828cm" svg:x="7.938cm" svg:y="12.383cm"><draw:text-box><text:p text:style-name="P366"><text:span text:style-name="T77">result</text:span></text:p></draw:text-box></draw:frame><draw:line draw:style-name="gr8" draw:text-style-name="P365" svg:x1="9.525cm" svg:y1="12.106cm" svg:x2="9.527cm" svg:y2="11.282cm"><text:p/></draw:line><draw:line draw:style-name="gr11" draw:text-style-name="P365" svg:x1="4.763cm" svg:y1="11.834cm" svg:x2="9.526cm" svg:y2="11.836cm"><text:p/></draw:line><draw:line draw:style-name="gr8" draw:text-style-name="P365" svg:x1="2.858cm" svg:y1="9.633cm" svg:x2="2.86cm" svg:y2="10.46cm"><text:p/></draw:line><draw:line draw:style-name="gr8" draw:text-style-name="P365" svg:x1="7.62cm" svg:y1="9.633cm" svg:x2="7.624cm" svg:y2="10.46cm"><text:p/></draw:line><draw:line draw:style-name="gr9" draw:text-style-name="P365" svg:x1="2.858cm" svg:y1="9.908cm" svg:x2="7.621cm" svg:y2="9.912cm"><text:p/></draw:line><draw:frame draw:style-name="gr7" draw:text-style-name="P366" svg:width="1.588cm" svg:height="0.825cm" svg:x="3.175cm" svg:y="8.807cm"><draw:text-box><text:p text:style-name="P366"><text:span text:style-name="T77">first</text:span></text:p></draw:text-box></draw:frame><draw:frame draw:style-name="gr7" draw:text-style-name="P366" svg:width="1.59cm" svg:height="0.825cm" svg:x="7.934cm" svg:y="8.807cm"><draw:text-box><text:p text:style-name="P366"><text:span text:style-name="T77">last</text:span></text:p></draw:text-box></draw:frame><draw:frame draw:style-name="gr5" draw:text-style-name="P366" svg:width="0.636cm" svg:height="0.828cm" svg:x="0.953cm" svg:y="14.032cm"><draw:text-box><text:p text:style-name="P366"><text:span text:style-name="T76">0</text:span></text:p></draw:text-box></draw:frame><draw:frame draw:style-name="gr5" draw:text-style-name="P366" svg:width="0.632cm" svg:height="0.828cm" svg:x="1.907cm" svg:y="14.032cm"><draw:text-box><text:p text:style-name="P366"><text:span text:style-name="T76">1</text:span></text:p></draw:text-box></draw:frame><draw:frame draw:style-name="gr6" draw:text-style-name="P366" svg:width="0.634cm" svg:height="0.828cm" svg:x="4.766cm" svg:y="14.032cm"><draw:text-box><text:p text:style-name="P366"><text:span text:style-name="T76">2</text:span></text:p></draw:text-box></draw:frame><draw:frame draw:style-name="gr6" draw:text-style-name="P366" svg:width="0.63cm" svg:height="0.828cm" svg:x="5.72cm" svg:y="14.032cm"><draw:text-box><text:p text:style-name="P366"><text:span text:style-name="T76">3</text:span></text:p></draw:text-box></draw:frame><draw:frame draw:style-name="gr6" draw:text-style-name="P366" svg:width="0.63cm" svg:height="0.828cm" svg:x="6.671cm" svg:y="14.032cm"><draw:text-box><text:p text:style-name="P366"><text:span text:style-name="T76">4</text:span></text:p></draw:text-box></draw:frame><draw:frame draw:style-name="gr6" draw:text-style-name="P366" svg:width="0.63cm" svg:height="0.828cm" svg:x="7.622cm" svg:y="14.032cm"><draw:text-box><text:p text:style-name="P366"><text:span text:style-name="T76">5</text:span></text:p></draw:text-box></draw:frame><draw:frame draw:style-name="gr6" draw:text-style-name="P366" svg:width="0.63cm" svg:height="0.828cm" svg:x="8.576cm" svg:y="14.032cm"><draw:text-box><text:p text:style-name="P366"><text:span text:style-name="T76">6</text:span></text:p></draw:text-box></draw:frame><draw:frame draw:style-name="gr5" draw:text-style-name="P366" svg:width="0.63cm" svg:height="0.828cm" svg:x="2.856cm" svg:y="14.032cm"><draw:text-box><text:p text:style-name="P366"><text:span text:style-name="T76">2</text:span></text:p></draw:text-box></draw:frame><draw:frame draw:style-name="gr5" draw:text-style-name="P366" svg:width="0.63cm" svg:height="0.828cm" svg:x="3.81cm" svg:y="14.032cm"><draw:text-box><text:p text:style-name="P366"><text:span text:style-name="T76">3</text:span></text:p></draw:text-box></draw:frame><draw:custom-shape draw:style-name="gr10" draw:text-style-name="P367"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66" svg:width="6.033cm" svg:height="0.828cm" svg:x="0.953cm" svg:y="12.381cm"><draw:text-box><text:p text:style-name="P366"><text:span text:style-name="T77">输出区间的前端与输入区间重叠</text:span></text:p></draw:text-box></draw:frame><draw:frame draw:style-name="gr7" draw:text-style-name="P366" svg:width="6.033cm" svg:height="0.828cm" svg:x="0.953cm" svg:y="7.153cm"><draw:text-box><text:p text:style-name="P366"><text:span text:style-name="T77">在这种情况下可能会出现错误</text:span></text:p></draw:text-box></draw:frame><draw:frame draw:style-name="gr7" draw:text-style-name="P366" svg:width="1.59cm" svg:height="0.825cm" svg:x="7.618cm" svg:y="0cm"><draw:text-box><text:p text:style-name="P366"><text:span text:style-name="T77">last</text:span></text:p></draw:text-box></draw:frame><draw:frame draw:style-name="gr7" draw:text-style-name="P366" svg:width="1.588cm" svg:height="0.825cm" svg:x="2.858cm" svg:y="0cm"><draw:text-box><text:p text:style-name="P366"><text:span text:style-name="T77">first</text:span></text:p></draw:text-box></draw:frame><draw:frame draw:style-name="gr7" draw:text-style-name="P366" svg:width="5.081cm" svg:height="0.826cm" svg:x="12.383cm" svg:y="12.384cm"><draw:text-box><text:p text:style-name="P366"><text:span text:style-name="T78">algo_copy_backward()</text:span></text:p></draw:text-box></draw:frame></draw:g></text:p>
      <text:p text:style-name="Standard"><text:span text:style-name="T11">algo_copy_backward()</text:span><text:span text:style-name="T1">最需要注意的是最后一个参数是输出区间的末端,而不是前端.</text:span></text:p>
      <text:list xml:id="list1942567509" text:continue-numbering="true" text:style-name="WW8Num13">
        <text:list-item>
          <text:list>
            <text:list-item>
              <text:list>
                <text:list-item>
                  <text:h text:style-name="P357"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oft-page-break/><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1673482600" text:continue-numbering="true" text:style-name="WW8Num13">
        <text:list-item>
          <text:list>
            <text:list-item>
              <text:list>
                <text:list-item>
                  <text:h text:style-name="P357"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list: <text:s text:c="3"/>-10 -20 -30 -40 -50 -60 -70 -80 -90 -100</text:p>
      <text:p text:style-name="P14"/>
      <text:p text:style-name="Standard"><text:soft-page-break/><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
      <text:p text:style-name="P15"><text:s text:c="4"/>algo_transform_binary(</text:p>
      <text:p text:style-name="P15"><text:soft-page-break/><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1497658293" text:continue-numbering="true" text:style-name="WW8Num13">
        <text:list-item>
          <text:list>
            <text:list-item>
              <text:list>
                <text:list-item>
                  <text:h text:style-name="P357"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1981726891" text:continue-numbering="true" text:style-name="WW8Num13">
        <text:list-item>
          <text:list>
            <text:list-item>
              <text:list>
                <text:list-item>
                  <text:h text:style-name="P357"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
      <text:p text:style-name="P15"><text:s text:c="4"/>vector_init_n(&amp;t_v, 20);</text:p>
      <text:p text:style-name="P15"><text:soft-page-break/><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2 2 2 2 2 5 5 5 0 0 0 0 0 0 0 0 0 0 0 0 </text:p>
      <text:p text:style-name="P15">2 2 2 2 2 5 5 5 0 0 1 1 2 3 5 0 0 0 0 0 </text:p>
      <text:p text:style-name="P15"><text:soft-page-break/>2 2 2 2 2 5 5 5 0 0 1 1 2 3 5 8 13 0 0 0</text:p>
      <text:p text:style-name="P15"/>
      <text:list xml:id="list96976728" text:continue-numbering="true" text:style-name="WW8Num13">
        <text:list-item>
          <text:list>
            <text:list-item>
              <text:list>
                <text:list-item>
                  <text:h text:style-name="P357"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 text:c="4"/>printf("vector: <text:s text:c="11"/>");</text:p>
      <text:p text:style-name="P15"><text:s text:c="4"/>algo_for_each(vector_begin(&amp;t_v), vector_end(&amp;t_v), _print);</text:p>
      <text:p text:style-name="P15"><text:soft-page-break/><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text:s text:c="11"/>2 3 4 5 6 4 5 6 7 8 9 1 2 3 4 5 6 7 </text:p>
      <text:p text:style-name="P15">size not changed: <text:s/>2 3 4 6 4 6 7 8 9 1 2 3 4 6 7 5 6 7 </text:p>
      <text:p text:style-name="P15"><text:soft-page-break/>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 text:c="4"/>algo_for_each(vector_begin(&amp;t_v1), vector_end(&amp;t_v1), _print);</text:p>
      <text:p text:style-name="P15"><text:s text:c="4"/>printf("\n");</text:p>
      <text:p text:style-name="P15"><text:soft-page-break/><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3">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072779066" text:continue-numbering="true" text:style-name="WW8Num13">
        <text:list-item>
          <text:list>
            <text:list-item>
              <text:list>
                <text:list-item>
                  <text:h text:style-name="P357"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1674043112" text:continue-numbering="true" text:style-name="WW8Num13">
        <text:list-item>
          <text:list>
            <text:list-item>
              <text:list>
                <text:list-item>
                  <text:h text:style-name="P357"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 text:c="4"/>t_pos = vector_begin(&amp;t_v);</text:p>
      <text:p text:style-name="P15"><text:s text:c="4"/>iterator_next(&amp;t_pos);</text:p>
      <text:p text:style-name="P15"><text:soft-page-break/><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403535303" text:continue-numbering="true" text:style-name="WW8Num13">
        <text:list-item>
          <text:list>
            <text:list-item>
              <text:list>
                <text:list-item>
                  <text:h text:style-name="P357"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pan text:style-name="T6"><text:tab/></text:span><text:span text:style-name="T8">随机重排:</text:span><text:span text:style-name="T11"> algo_random_shuffle(),algo_random_shuffle_if()</text:span></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80">algo_random_sample(),algo_random_sample_if(),</text:p>
      <text:p text:style-name="P80">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 text:c="4"/>algo_random_sample(</text:p>
      <text:p text:style-name="P15"><text:s text:c="8"/>vector_begin(&amp;t_v), vector_end(&amp;t_v),</text:p>
      <text:p text:style-name="P15"><text:soft-page-break/><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1143474697" text:continue-numbering="true" text:style-name="WW8Num13">
        <text:list-item>
          <text:list>
            <text:list-item>
              <text:list>
                <text:list-item>
                  <text:h text:style-name="P357"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1; i &lt;= 9; ++i)</text:p>
      <text:p text:style-name="P15"><text:s text:c="4"/>{</text:p>
      <text:p text:style-name="P15"><text:soft-page-break/><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80">t_pos = algo_stable_partition(</text:p>
      <text:p text:style-name="P91">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195928666" text:continue-numbering="true" text:style-name="WW8Num13">
        <text:list-item>
          <text:list>
            <text:list-item>
              <text:h text:style-name="P343"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ext:soft-page-break/>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2129563725" text:continue-numbering="true" text:style-name="WW8Num13">
        <text:list-item>
          <text:list>
            <text:list-item>
              <text:list>
                <text:list-item>
                  <text:h text:style-name="P357"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
      <text:p text:style-name="P15">struct abc_t</text:p>
      <text:p text:style-name="P15"><text:soft-page-break/>{</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80">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oft-page-break/><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oft-page-break/><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 text:c="8"/>*(bool_t*)pv_output = true;</text:p>
      <text:p text:style-name="P15"><text:s text:c="4"/>}</text:p>
      <text:p text:style-name="P15"><text:soft-page-break/><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text:soft-page-break/>(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0, 0, 0.000000)</text:p>
      <text:p text:style-name="P15">(-10000, -18, -8.900000)</text:p>
      <text:p text:style-name="P15"><text:soft-page-break/>(-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8">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 text:c="4"/>printf("\n");</text:p>
      <text:p text:style-name="P15"/>
      <text:p text:style-name="P80"><text:soft-page-break/>algo_partial_sort_if(</text:p>
      <text:p text:style-name="P91">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 text:c="4"/>for(i = 3; i &lt;= 7; ++i)</text:p>
      <text:p text:style-name="P15"><text:s text:c="4"/>{</text:p>
      <text:p text:style-name="P15"><text:soft-page-break/><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tab/>这两个算法是用来判断数据区间是否已经排序了,后缀为if的版本接受一个特殊的规则,它只能判断数据区间是否通过该规则排序.下面是这两个算法的例子:</text:p>
      <text:p text:style-name="P15"><text:soft-page-break/>#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oft-page-break/><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 text:c="4"/>printf("vector1: ");</text:p>
      <text:p text:style-name="P15"><text:s text:c="4"/>algo_for_each(vector_begin(&amp;t_v1), vector_end(&amp;t_v1), _print);</text:p>
      <text:p text:style-name="P15"><text:soft-page-break/><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591863744" text:continue-numbering="true" text:style-name="WW8Num13">
        <text:list-item>
          <text:list>
            <text:list-item>
              <text:list>
                <text:list-item>
                  <text:h text:style-name="P357"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80">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pan text:style-name="T6">数据上下限的操作函数,如果要在关联容器中查找数据的上下限请使用容器本身的操作函数.下面是这4个算法的例子:</text:span></text:p>
      <text:p text:style-name="P15">#include &lt;stdio.h&gt;</text:p>
      <text:p text:style-name="P15"><text:soft-page-break/>#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0 0 1 1 2 2 3 3 3 4 4 5 5 6 6 7 7 7 8 8 9 9</text:p>
      <text:p text:style-name="P15"/>
      <text:p text:style-name="P77"><text:soft-page-break/><text:span text:style-name="T8">获得数据在数据区间中的上限和下限:</text:span><text:span text:style-name="T11">algo_equal_range(),algo_equal_range_if().</text:span></text:p>
      <text:p text:style-name="P78">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7"><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text:soft-page-break/>#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0 1 2 3 4 5 6 7 8 9 </text:p>
      <text:p text:style-name="P15">5 is present</text:p>
      <text:p text:style-name="P15">42 isn't present</text:p>
      <text:p text:style-name="P15"/>
      <text:list xml:id="list1891673426" text:continue-numbering="true" text:style-name="WW8Num13">
        <text:list-item>
          <text:list>
            <text:list-item>
              <text:list>
                <text:list-item>
                  <text:h text:style-name="P357" text:outline-level="3">合并</text:h>
                </text:list-item>
              </text:list>
            </text:list-item>
          </text:list>
        </text:list-item>
      </text:list>
      <text:p text:style-name="P77"><text:span text:style-name="T6">合并必须满足合并双方都是有序的,并且排序规则相同.合并包括将两个数据区间合并,将一个数据区间的两个部分和并.合并算法一个有4个:</text:span><text:span text:style-name="T11"> </text:span></text:p>
      <text:p text:style-name="P80">algo_merge(),algo_merge_if(),algo_inplace_merge(),algo_inplace_merge_if().</text:p>
      <text:p text:style-name="P78">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 text:c="4"/>printf("list: ");</text:p>
      <text:p text:style-name="P15"><text:s text:c="4"/>algo_for_each(list_begin(&amp;t_l), list_end(&amp;t_l), _print);</text:p>
      <text:p text:style-name="P15"><text:soft-page-break/><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 text:c="4"/>for(i = 1; i &lt;= 7; ++i)</text:p>
      <text:p text:style-name="P15"><text:s text:c="4"/>{</text:p>
      <text:p text:style-name="P15"><text:soft-page-break/><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881296996" text:continue-numbering="true" text:style-name="WW8Num13">
        <text:list-item>
          <text:list>
            <text:list-item>
              <text:list>
                <text:list-item>
                  <text:h text:style-name="P357"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vector: 3 4 7 </text:p>
      <text:p text:style-name="P15">all elements of vector are also in list</text:p>
      <text:p text:style-name="P15"><text:soft-page-break/></text:p>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 text:c="4"/>algo_for_each(list_begin(&amp;t_l), list_end(&amp;t_l), _print);</text:p>
      <text:p text:style-name="P15"><text:s text:c="4"/>printf("\n");</text:p>
      <text:p text:style-name="P15"><text:soft-page-break/><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 text:c="4"/>printf("\n");</text:p>
      <text:p text:style-name="P15"/>
      <text:p text:style-name="P15"><text:soft-page-break/><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995309632" text:continue-numbering="true" text:style-name="WW8Num13">
        <text:list-item>
          <text:list>
            <text:list-item>
              <text:list>
                <text:list-item>
                  <text:h text:style-name="P357" text:outline-level="3">堆算法</text:h>
                </text:list-item>
              </text:list>
            </text:list-item>
          </text:list>
        </text:list-item>
      </text:list>
      <text:p text:style-name="P78">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8"><text:span text:style-name="T14">libcstl</text:span>中的优先队列也是使用堆算法来实现的.<text:span text:style-name="T14">libcstl</text:span>提供下面5个堆算法:</text:p>
      <text:p text:style-name="P77"><text:span text:style-name="T8">向堆中插入数据:</text:span><text:span text:style-name="T11">algo_push_heap(),algo_push_heap_if().</text:span></text:p>
      <text:p text:style-name="P77"><text:span text:style-name="T8">从堆中弹出数据:</text:span><text:span text:style-name="T11"> algo_pop_heap(),algo_pop_heap_if().</text:span></text:p>
      <text:p text:style-name="P77"><text:span text:style-name="T8">将数据区间转换成一个堆:</text:span><text:span text:style-name="T11"> algo_make_heap(),algo_make_heap_if()</text:span></text:p>
      <text:p text:style-name="P77"><text:span text:style-name="T8">堆排序:</text:span><text:span text:style-name="T11"> algo_sort_heap(),algo_sort_heap_if().</text:span></text:p>
      <text:p text:style-name="P77"><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3" draw:style-name="gr1"><draw:rect draw:style-name="gr4" draw:text-style-name="P365" svg:width="17.781cm" svg:height="7.43cm" svg:x="0cm" svg:y="0cm"><text:p/></draw:rect><draw:frame draw:style-name="gr5" draw:text-style-name="P368" svg:width="1.588cm" svg:height="0.826cm" svg:x="8.573cm" svg:y="0.55cm"><draw:text-box><text:p text:style-name="P368"><text:span text:style-name="T76">9</text:span></text:p></draw:text-box></draw:frame><draw:frame draw:style-name="gr5" draw:text-style-name="P368" svg:width="1.588cm" svg:height="0.826cm" svg:x="4.445cm" svg:y="2.201cm"><draw:text-box><text:p text:style-name="P368"><text:span text:style-name="T76">8</text:span></text:p></draw:text-box></draw:frame><draw:frame draw:style-name="gr5" draw:text-style-name="P368" svg:width="1.59cm" svg:height="0.826cm" svg:x="13.016cm" svg:y="2.201cm"><draw:text-box><text:p text:style-name="P368"><text:span text:style-name="T76">6</text:span></text:p></draw:text-box></draw:frame><draw:frame draw:style-name="gr5" draw:text-style-name="P368" svg:width="1.59cm" svg:height="0.826cm" svg:x="1.901cm" svg:y="3.852cm"><draw:text-box><text:p text:style-name="P368"><text:span text:style-name="T76">7</text:span></text:p></draw:text-box></draw:frame><draw:frame draw:style-name="gr5" draw:text-style-name="P368" svg:width="1.588cm" svg:height="0.826cm" svg:x="6.668cm" svg:y="3.852cm"><draw:text-box><text:p text:style-name="P368"><text:span text:style-name="T76">7</text:span></text:p></draw:text-box></draw:frame><draw:frame draw:style-name="gr5" draw:text-style-name="P368" svg:width="1.592cm" svg:height="0.826cm" svg:x="10.795cm" svg:y="3.852cm"><draw:text-box><text:p text:style-name="P368"><text:span text:style-name="T76">5</text:span></text:p></draw:text-box></draw:frame><draw:frame draw:style-name="gr5" draw:text-style-name="P368" svg:width="1.59cm" svg:height="0.826cm" svg:x="15.236cm" svg:y="3.852cm"><draw:text-box><text:p text:style-name="P368"><text:span text:style-name="T76">5</text:span></text:p></draw:text-box></draw:frame><draw:frame draw:style-name="gr5" draw:text-style-name="P368" svg:width="1.588cm" svg:height="0.821cm" svg:x="0.635cm" svg:y="5.779cm"><draw:text-box><text:p text:style-name="P368"><text:span text:style-name="T76">3</text:span></text:p></draw:text-box></draw:frame><draw:frame draw:style-name="gr5" draw:text-style-name="P368" svg:width="1.59cm" svg:height="0.819cm" svg:x="3.173cm" svg:y="5.78cm"><draw:text-box><text:p text:style-name="P368"><text:span text:style-name="T76">6</text:span></text:p></draw:text-box></draw:frame><draw:frame draw:style-name="gr5" draw:text-style-name="P368" svg:width="1.59cm" svg:height="0.821cm" svg:x="5.396cm" svg:y="5.779cm"><draw:text-box><text:p text:style-name="P368"><text:span text:style-name="T76">4</text:span></text:p></draw:text-box></draw:frame><draw:frame draw:style-name="gr5" draw:text-style-name="P368" svg:width="1.592cm" svg:height="0.819cm" svg:x="7.62cm" svg:y="5.78cm"><draw:text-box><text:p text:style-name="P368"><text:span text:style-name="T76">1</text:span></text:p></draw:text-box></draw:frame><draw:frame draw:style-name="gr5" draw:text-style-name="P368" svg:width="1.594cm" svg:height="0.819cm" svg:x="9.841cm" svg:y="5.78cm"><draw:text-box><text:p text:style-name="P368"><text:span text:style-name="T76">2</text:span></text:p></draw:text-box></draw:frame><draw:frame draw:style-name="gr5" draw:text-style-name="P368" svg:width="1.592cm" svg:height="0.819cm" svg:x="12.065cm" svg:y="5.78cm"><draw:text-box><text:p text:style-name="P368"><text:span text:style-name="T76">3</text:span></text:p></draw:text-box></draw:frame><draw:frame draw:style-name="gr5" draw:text-style-name="P368" svg:width="1.592cm" svg:height="0.817cm" svg:x="14.288cm" svg:y="5.779cm"><draw:text-box><text:p text:style-name="P368"><text:span text:style-name="T76">4</text:span></text:p></draw:text-box></draw:frame><draw:line draw:style-name="gr12" draw:text-style-name="P365" svg:x1="8.89cm" svg:y1="1.376cm" svg:x2="5.08cm" svg:y2="2.202cm"><text:p/></draw:line><draw:line draw:style-name="gr12" draw:text-style-name="P365" svg:x1="9.843cm" svg:y1="1.376cm" svg:x2="13.971cm" svg:y2="2.202cm"><text:p/></draw:line><draw:line draw:style-name="gr12" draw:text-style-name="P365" svg:x1="4.763cm" svg:y1="3.027cm" svg:x2="2.54cm" svg:y2="3.853cm"><text:p/></draw:line><draw:line draw:style-name="gr12" draw:text-style-name="P365" svg:x1="5.715cm" svg:y1="3.027cm" svg:x2="7.62cm" svg:y2="3.853cm"><text:p/></draw:line><draw:line draw:style-name="gr12" draw:text-style-name="P365" svg:x1="2.223cm" svg:y1="4.678cm" svg:x2="1.27cm" svg:y2="5.779cm"><text:p/></draw:line><draw:line draw:style-name="gr12" draw:text-style-name="P365" svg:x1="3.175cm" svg:y1="4.678cm" svg:x2="4.128cm" svg:y2="5.779cm"><text:p/></draw:line><draw:line draw:style-name="gr12" draw:text-style-name="P365" svg:x1="6.986cm" svg:y1="4.678cm" svg:x2="6.033cm" svg:y2="5.779cm"><text:p/></draw:line><draw:line draw:style-name="gr12" draw:text-style-name="P365" svg:x1="7.938cm" svg:y1="4.678cm" svg:x2="8.573cm" svg:y2="5.779cm"><text:p/></draw:line><draw:line draw:style-name="gr12" draw:text-style-name="P365" svg:x1="13.335cm" svg:y1="3.027cm" svg:x2="11.43cm" svg:y2="3.853cm"><text:p/></draw:line><draw:line draw:style-name="gr12" draw:text-style-name="P365" svg:x1="14.288cm" svg:y1="3.027cm" svg:x2="16.193cm" svg:y2="3.853cm"><text:p/></draw:line><draw:line draw:style-name="gr12" draw:text-style-name="P365" svg:x1="11.113cm" svg:y1="4.678cm" svg:x2="10.478cm" svg:y2="5.779cm"><text:p/></draw:line><draw:line draw:style-name="gr12" draw:text-style-name="P365" svg:x1="12.065cm" svg:y1="4.678cm" svg:x2="12.7cm" svg:y2="5.779cm"><text:p/></draw:line><draw:line draw:style-name="gr12" draw:text-style-name="P365" svg:x1="15.558cm" svg:y1="4.678cm" svg:x2="14.923cm" svg:y2="5.779cm"><text:p/></draw:line></draw:g></text:p>
      <text:list xml:id="list1971442083" text:continue-numbering="true" text:style-name="WW8Num13">
        <text:list-item>
          <text:list>
            <text:list-item>
              <text:list>
                <text:list-item>
                  <text:h text:style-name="P357" text:outline-level="3">最大数据和最小数据</text:h>
                </text:list-item>
              </text:list>
            </text:list-item>
          </text:list>
        </text:list-item>
      </text:list>
      <text:p text:style-name="P81">最大数据和最小数据算法是在两个数据中或者一个数据区间中查找最大或者最小数据.包括如下算法:</text:p>
      <text:p text:style-name="P80">获得两个数据中的最小数据:algo_min(),algo_min_if().</text:p>
      <text:p text:style-name="P80">获得两个数据中的最大数据:algo_max(),algo_max_if().</text:p>
      <text:p text:style-name="P80">获得数据区间中的最小数据:algo_min_element(),algo_min_element_if().</text:p>
      <text:p text:style-name="P80">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include &lt;cstl/clist.h&gt;</text:p>
      <text:p text:style-name="P15">#include &lt;cstl/calgorithm.h&gt;</text:p>
      <text:p text:style-name="P15"><text:soft-page-break/></text:p>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oft-page-break/><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2068401835" text:continue-numbering="true" text:style-name="WW8Num13">
        <text:list-item>
          <text:list>
            <text:list-item>
              <text:list>
                <text:list-item>
                  <text:h text:style-name="P357" text:outline-level="3">按词典顺序比较</text:h>
                </text:list-item>
              </text:list>
            </text:list-item>
          </text:list>
        </text:list-item>
      </text:list>
      <text:p text:style-name="P88">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oft-page-break/><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846942823" text:continue-numbering="true" text:style-name="WW8Num13">
        <text:list-item>
          <text:list>
            <text:list-item>
              <text:list>
                <text:list-item>
                  <text:h text:style-name="P357" text:outline-level="3">排列组合</text:h>
                </text:list-item>
              </text:list>
            </text:list-item>
          </text:list>
        </text:list-item>
      </text:list>
      <text:p text:style-name="P90"><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oft-page-break/></text:p>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108560078" text:continue-numbering="true" text:style-name="WW8Num13">
        <text:list-item>
          <text:list>
            <text:list-item>
              <text:h text:style-name="P343"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510228494" text:continue-numbering="true" text:style-name="WW8Num13">
        <text:list-item>
          <text:list>
            <text:list-item>
              <text:list>
                <text:list-item>
                  <text:h text:style-name="P357" text:outline-level="3"><text:tab/>依次赋值</text:h>
                </text:list-item>
              </text:list>
            </text:list-item>
          </text:list>
        </text:list-item>
      </text:list>
      <text:p text:style-name="P80">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text:soft-page-break/>#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321554079" text:continue-numbering="true" text:style-name="WW8Num13">
        <text:list-item>
          <text:list>
            <text:list-item>
              <text:list>
                <text:list-item>
                  <text:h text:style-name="P357"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1054118780" text:continue-numbering="true" text:style-name="WW8Num13">
        <text:list-item>
          <text:list>
            <text:list-item>
              <text:list>
                <text:list-item>
                  <text:h text:style-name="P357"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1172824316" text:continue-numbering="true" text:style-name="WW8Num13">
        <text:list-item>
          <text:list>
            <text:list-item>
              <text:list>
                <text:list-item>
                  <text:h text:style-name="P357"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1392393922" text:continue-numbering="true" text:style-name="WW8Num13">
        <text:list-item>
          <text:list>
            <text:list-item>
              <text:list>
                <text:list-item>
                  <text:h text:style-name="P357"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80">algo_adjacent_difference(</text:p>
      <text:p text:style-name="P91">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1462181274" text:continue-numbering="true" text:style-name="WW8Num13">
        <text:list-item>
          <text:list>
            <text:list-item>
              <text:list>
                <text:list-item>
                  <text:h text:style-name="P357"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1953349303" text:continue-numbering="true" text:style-name="WW8Num13">
        <text:list-item>
          <text:h text:style-name="P328" text:outline-level="1"><text:soft-page-break/>libcstl容器适配器</text:h>
        </text:list-item>
      </text:list>
      <text:p text:style-name="P78"><text:span text:style-name="T14">libcstl</text:span>除了提供第五章中描述的容器外,还提供了一些为了满足特定需要接口简单的类型,这些类型都是使用基本容器实现的,所以这种类型叫做容器适配器.容器适配器包括:</text:p>
      <text:p text:style-name="P77"><text:span text:style-name="T11">stack_t,queue_t,priority_queue_t</text:span><text:span text:style-name="T6">.</text:span></text:p>
      <text:list xml:id="list186889525" text:continue-numbering="true" text:style-name="WW8Num13">
        <text:list-item>
          <text:list>
            <text:list-item>
              <text:h text:style-name="P343" text:outline-level="2">stack_t</text:h>
            </text:list-item>
          </text:list>
        </text:list-item>
      </text:list>
      <text:p text:style-name="P87"><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4" draw:style-name="gr1"><draw:rect draw:style-name="gr4" draw:text-style-name="P365" svg:width="17.781cm" svg:height="9.632cm" svg:x="0cm" svg:y="0cm"><text:p/></draw:rect><draw:frame draw:style-name="gr5" draw:text-style-name="P368" svg:width="9.843cm" svg:height="5.779cm" svg:x="0.635cm" svg:y="3.025cm"><draw:text-box><text:p text:style-name="P368"><text:span text:style-name="T79">stack_t</text:span></text:p><text:p text:style-name="P369"><text:span text:style-name="T80">deque_back()</text:span></text:p><text:p text:style-name="P366"><text:span text:style-name="T80"/></text:p><text:p text:style-name="P366"><text:span text:style-name="T81"><text:s/></text:span><text:span text:style-name="T80">deque_push_back() <text:s text:c="2"/>deque_pop_back()</text:span></text:p></draw:text-box></draw:frame><draw:custom-shape draw:style-name="gr13" draw:text-style-name="P367"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66" svg:width="3.493cm" svg:height="0.825cm" svg:x="11.113cm" svg:y="0.826cm"><draw:text-box><text:p text:style-name="P366"><text:span text:style-name="T80">stack_top()</text:span></text:p></draw:text-box></draw:frame><draw:custom-shape draw:style-name="gr13" draw:text-style-name="P367"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67"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66" svg:width="3.492cm" svg:height="0.823cm" svg:x="13.651cm" svg:y="4.678cm"><draw:text-box><text:p text:style-name="P366"><text:span text:style-name="T80">stack_pop()</text:span></text:p></draw:text-box></draw:frame><draw:frame draw:style-name="gr7" draw:text-style-name="P366" svg:width="3.807cm" svg:height="0.823cm" svg:x="13.653cm" svg:y="6.329cm"><draw:text-box><text:p text:style-name="P366"><text:span text:style-name="T80">stack_push()</text:span></text:p></draw:text-box></draw:frame><draw:frame draw:style-name="gr14" draw:text-style-name="P368" svg:width="8.572cm" svg:height="0.826cm" svg:x="1.586cm" svg:y="7.722cm"><draw:text-box><text:p text:style-name="P368"><text:span text:style-name="T76">cstl </text:span><text:span text:style-name="T76">容器</text:span><text:span text:style-name="T76">(</text:span><text:span text:style-name="T76">通常是</text:span><text:span text:style-name="T76">deque_t)</text:span></text:p></draw:text-box></draw:frame><draw:custom-shape draw:style-name="gr13" draw:text-style-name="P367"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67"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67"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998500947" text:continue-numbering="true" text:style-name="WW8Num13">
        <text:list-item>
          <text:list>
            <text:list-item>
              <text:list>
                <text:list-item>
                  <text:h text:style-name="P357" text:outline-level="3"><text:soft-page-break/>stack_t的操作</text:h>
                </text:list-item>
              </text:list>
            </text:list-item>
          </text:list>
        </text:list-item>
      </text:list>
      <text:p text:style-name="P79">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9">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9">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9">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269227043" text:continue-numbering="true" text:style-name="WW8Num13">
        <text:list-item>
          <text:list>
            <text:list-item>
              <text:list>
                <text:list-item>
                  <text:h text:style-name="P357"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1550548848" text:continue-numbering="true" text:style-name="WW8Num13">
        <text:list-item>
          <text:list>
            <text:list-item>
              <text:h text:style-name="P343" text:outline-level="2">queue_t</text:h>
            </text:list-item>
          </text:list>
        </text:list-item>
      </text:list>
      <text:p text:style-name="P87"><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5" draw:style-name="gr1"><draw:rect draw:style-name="gr4" draw:text-style-name="P365" svg:width="17.781cm" svg:height="8.531cm" svg:x="0.002cm" svg:y="0cm"><text:p/></draw:rect><draw:frame draw:style-name="gr5" draw:text-style-name="P366" svg:width="10.798cm" svg:height="4.679cm" svg:x="3.81cm" svg:y="3.577cm"><draw:text-box><text:p text:style-name="P366"><text:span text:style-name="T82"><text:s text:c="12"/></text:span><text:span text:style-name="T78"><text:s/></text:span><text:span text:style-name="T78">deque_back() <text:s/>deque_front()</text:span></text:p><text:p text:style-name="P366"><text:span text:style-name="T78"/></text:p><text:p text:style-name="P366"><text:span text:style-name="T78"/></text:p><text:p text:style-name="P366"><text:span text:style-name="T78">deque_push_back() <text:s text:c="13"/>deque_pop_front()</text:span></text:p></draw:text-box></draw:frame><draw:custom-shape draw:style-name="gr13" draw:text-style-name="P367"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67"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67"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66" svg:width="3.807cm" svg:height="0.773cm" svg:x="5.082cm" svg:y="0.55cm"><draw:text-box><text:p text:style-name="P366"><text:span text:style-name="T80">queue_back()</text:span></text:p></draw:text-box></draw:frame><draw:frame draw:style-name="gr7" draw:text-style-name="P366" svg:width="3.492cm" svg:height="0.772cm" svg:x="14.288cm" svg:y="2.475cm"><draw:text-box><text:p text:style-name="P366"><text:span text:style-name="T80">queue_pop()</text:span></text:p></draw:text-box></draw:frame><draw:frame draw:style-name="gr7" draw:text-style-name="P366" svg:width="3.805cm" svg:height="0.773cm" svg:x="0cm" svg:y="2.752cm"><draw:text-box><text:p text:style-name="P366"><text:span text:style-name="T80">queue_push()</text:span></text:p></draw:text-box></draw:frame><draw:custom-shape draw:style-name="gr13" draw:text-style-name="P367"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66" svg:width="4.127cm" svg:height="0.773cm" svg:x="8.89cm" svg:y="0.55cm"><draw:text-box><text:p text:style-name="P366"><text:span text:style-name="T80">queue_front()</text:span></text:p></draw:text-box></draw:frame><draw:frame draw:style-name="gr14" draw:text-style-name="P368" svg:width="8.572cm" svg:height="0.825cm" svg:x="5.08cm" svg:y="7.153cm"><draw:text-box><text:p text:style-name="P368"><text:span text:style-name="T76">cstl </text:span><text:span text:style-name="T76">容器</text:span><text:span text:style-name="T76">(</text:span><text:span text:style-name="T76">通常是</text:span><text:span text:style-name="T76">deque_t)</text:span></text:p></draw:text-box></draw:frame><draw:custom-shape draw:style-name="gr13" draw:text-style-name="P367"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67"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67"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67"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68" svg:width="3.807cm" svg:height="1.325cm" svg:x="6.987cm" svg:y="2.2cm"><draw:text-box><text:p text:style-name="P368"><text:span text:style-name="T81">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244729474" text:continue-numbering="true" text:style-name="WW8Num13">
        <text:list-item>
          <text:list>
            <text:list-item>
              <text:list>
                <text:list-item>
                  <text:h text:style-name="P357" text:outline-level="3">queue_t的操作</text:h>
                </text:list-item>
              </text:list>
            </text:list-item>
          </text:list>
        </text:list-item>
      </text:list>
      <text:p text:style-name="P79">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9">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9">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9">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8">queue_t不支持迭代器,所以没有迭代器相关的操作函数.</text:p>
      <text:list xml:id="list2170281328" text:continue-numbering="true" text:style-name="WW8Num13">
        <text:list-item>
          <text:list>
            <text:list-item>
              <text:list>
                <text:list-item>
                  <text:h text:style-name="P357"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80">printf("front:%d, back:%d\n", </text:p>
      <text:p text:style-name="P91">*(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80">printf("front:%d, back:%d\n", </text:p>
      <text:p text:style-name="P91">*(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1035034576" text:continue-numbering="true" text:style-name="WW8Num13">
        <text:list-item>
          <text:list>
            <text:list-item>
              <text:h text:style-name="P343" text:outline-level="2">priority_queue_t</text:h>
            </text:list-item>
          </text:list>
        </text:list-item>
      </text:list>
      <text:p text:style-name="P90">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8">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700874443" text:continue-numbering="true" text:style-name="WW8Num13">
        <text:list-item>
          <text:list>
            <text:list-item>
              <text:list>
                <text:list-item>
                  <text:h text:style-name="P357" text:outline-level="3">priority_queue_t的操作</text:h>
                </text:list-item>
              </text:list>
            </text:list-item>
          </text:list>
        </text:list-item>
      </text:list>
      <text:p text:style-name="P79">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9">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9">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9">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8">priority_queue_t不支持迭代器,所以没有迭代器相关的操作函数.</text:p>
      <text:list xml:id="list1963011247" text:continue-numbering="true" text:style-name="WW8Num13">
        <text:list-item>
          <text:list>
            <text:list-item>
              <text:list>
                <text:list-item>
                  <text:h text:style-name="P357"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1090497980" text:continue-numbering="true" text:style-name="WW8Num13">
        <text:list-item>
          <text:h text:style-name="P328" text:outline-level="1">libcstl字符串</text:h>
        </text:list-item>
      </text:list>
      <text:p text:style-name="P78">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584656537" text:continue-numbering="true" text:style-name="WW8Num13">
        <text:list-item>
          <text:list>
            <text:list-item>
              <text:h text:style-name="P343" text:outline-level="2">两个string_t的使用实例</text:h>
              <text:list>
                <text:list-item>
                  <text:h text:style-name="P357" text:outline-level="3">第一个例子:提取文件名模版</text:h>
                </text:list-item>
              </text:list>
            </text:list-item>
          </text:list>
        </text:list-item>
      </text:list>
      <text:p text:style-name="P90">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4">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1448057387" text:continue-numbering="true" text:style-name="WW8Num13">
        <text:list-item>
          <text:list>
            <text:list-item>
              <text:list>
                <text:list-item>
                  <text:h text:style-name="P357"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8">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5">t_endinx = string_length(&amp;t_str);</text:p>
      <text:p text:style-name="P15">}</text:p>
      <text:p text:style-name="P8">确定了单词的开始和结尾然后逆序打印单词.</text:p>
      <text:p text:style-name="P15">for(i = t_endinx - 1; i &gt;= (int)t_beginx; --i)</text:p>
      <text:p text:style-name="P15">{</text:p>
      <text:p text:style-name="P96">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1452519959" text:continue-numbering="true" text:style-name="WW8Num13">
        <text:list-item>
          <text:list>
            <text:list-item>
              <text:h text:style-name="P343" text:outline-level="2"><text:soft-page-break/>string_t类型的描述</text:h>
              <text:list>
                <text:list-item>
                  <text:h text:style-name="P357" text:outline-level="3">strint_t的能力</text:h>
                </text:list-item>
              </text:list>
            </text:list-item>
          </text:list>
        </text:list-item>
      </text:list>
      <text:p text:style-name="P77"><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1686618011" text:continue-numbering="true" text:style-name="WW8Num13">
        <text:list-item>
          <text:list>
            <text:list-item>
              <text:list>
                <text:list-item>
                  <text:h text:style-name="P357" text:outline-level="3">string_t的操作概览</text:h>
                </text:list-item>
              </text:list>
            </text:list-item>
          </text:list>
        </text:list-item>
      </text:list>
      <text:p text:style-name="P77"><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602472830" text:continue-numbering="true" text:style-name="WW8Num13">
        <text:list-item>
          <text:list>
            <text:list-item>
              <text:list>
                <text:list-item>
                  <text:h text:style-name="P357"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7"><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393086713" text:continue-numbering="true" text:style-name="WW8Num13">
        <text:list-item>
          <text:list>
            <text:list-item>
              <text:list>
                <text:list-item>
                  <text:h text:style-name="P357"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8">这三个操作函数都是提供了从string_t到C字符串的转换,它们的结果都是普通的C字符串或C字符数组,但是它们之间是有区别的.</text:p>
      <text:p text:style-name="P77"><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80">strint_t t_str;</text:p>
      <text:p text:style-name="P80">string_init_cstr(&amp;t_str, “12345”);</text:p>
      <text:p text:style-name="P81"/>
      <text:p text:style-name="P77"><text:span text:style-name="T11">atoi(string_c_str(&amp;t_str)); <text:s/></text:span><text:span text:style-name="T12"><text:s text:c="23"/>/* 将字符串转变成整数 */</text:span></text:p>
      <text:p text:style-name="P77"><text:span text:style-name="T11">f(string_data(&amp;t_str), string_length(&amp;t_str));</text:span><text:span text:style-name="T12"> <text:s/>/* 使用字符数组及其长度最为参数</text:span></text:p>
      <text:p text:style-name="P81"><text:s text:c="61"/>调用函数f() */</text:p>
      <text:p text:style-name="P80">char ac_buf[100];</text:p>
      <text:p text:style-name="P77"><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80">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1089484683" text:continue-numbering="true" text:style-name="WW8Num13">
        <text:list-item>
          <text:list>
            <text:list-item>
              <text:list>
                <text:list-item>
                  <text:h text:style-name="P357"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305149184" text:continue-numbering="true" text:style-name="WW8Num13">
        <text:list-item>
          <text:list>
            <text:list-item>
              <text:list>
                <text:list-item>
                  <text:h text:style-name="P357"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85386637" text:continue-numbering="true" text:style-name="WW8Num13">
        <text:list-item>
          <text:list>
            <text:list-item>
              <text:list>
                <text:list-item>
                  <text:h text:style-name="P357"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7"><text:span text:style-name="T11">string_compare_cstr(&amp;t_str, “dcba”);</text:span><text:span text:style-name="T12"> <text:s/>/* return a value &lt; 0 */</text:span></text:p>
      <text:p text:style-name="P77"><text:span text:style-name="T11">string_compare_cstr(&amp;t_str, “ab”);</text:span><text:span text:style-name="T12"> <text:s text:c="3"/>/* return a value &gt; 0 */</text:span></text:p>
      <text:p text:style-name="P77"><text:span text:style-name="T11">string_compare(&amp;t_str, &amp;t_str);</text:span><text:span text:style-name="T12"> <text:s text:c="7"/>/* return 0 */</text:span></text:p>
      <text:p text:style-name="P80">string_compare_substring_substring(&amp;t_str, 0, 2, &amp;t_str, 2, 2); </text:p>
      <text:p text:style-name="P81"><text:s text:c="45"/>/* return a value &lt; 0 “ab” &lt; cd “ */</text:p>
      <text:p text:style-name="P80">string_compare_substring_subcstr(&amp;t_str, 1, 2, “bcx”, 2);</text:p>
      <text:p text:style-name="P81"><text:s text:c="45"/>/* return 0 “bc” == “bc” */</text:p>
      <text:list xml:id="list2043280791" text:continue-numbering="true" text:style-name="WW8Num13">
        <text:list-item>
          <text:list>
            <text:list-item>
              <text:list>
                <text:list-item>
                  <text:h text:style-name="P357"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087594095" text:continue-numbering="true" text:style-name="WW8Num13">
        <text:list-item>
          <text:list>
            <text:list-item>
              <text:list>
                <text:list-item>
                  <text:h text:style-name="P357"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2112274948" text:continue-numbering="true" text:style-name="WW8Num13">
        <text:list-item>
          <text:list>
            <text:list-item>
              <text:list>
                <text:list-item>
                  <text:h text:style-name="P357"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1701226442" text:continue-numbering="true" text:style-name="WW8Num13">
        <text:list-item>
          <text:list>
            <text:list-item>
              <text:list>
                <text:list-item>
                  <text:h text:style-name="P357"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2154640649" text:continue-numbering="true" text:style-name="WW8Num13">
        <text:list-item>
          <text:list>
            <text:list-item>
              <text:list>
                <text:list-item>
                  <text:h text:style-name="P357"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433506271" text:continue-numbering="true" text:style-name="WW8Num13">
        <text:list-item>
          <text:list>
            <text:list-item>
              <text:list>
                <text:list-item>
                  <text:h text:style-name="P357"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1981266998" text:continue-numbering="true" text:style-name="WW8Num13">
        <text:list-item>
          <text:list>
            <text:list-item>
              <text:list>
                <text:list-item>
                  <text:h text:style-name="P357"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365" svg:width="17.779cm" svg:height="3.026cm" svg:x="0.002cm" svg:y="0.002cm"><text:p/></draw:rect><draw:frame draw:style-name="gr3" draw:text-style-name="P366" svg:width="17.779cm" svg:height="3.026cm" svg:x="0cm" svg:y="0cm"><draw:text-box><text:p text:style-name="P366"><text:span text:style-name="T75">注意</text:span><text:span text:style-name="T75">:</text:span><text:span text:style-name="T77"> </text:span><text:span text:style-name="T76">string_substr()</text:span><text:span text:style-name="T77">函数的返回值是一个已经初始化的</text:span><text:span text:style-name="T76">string_t</text:span><text:span text:style-name="T77">类型</text:span><text:span text:style-name="T75">,</text:span><text:span text:style-name="T77">所以这个函数的返回值不能忽略</text:span><text:span text:style-name="T75">,</text:span><text:span text:style-name="T75">同时必须使用为初始化的</text:span><text:span text:style-name="T75">string_t</text:span><text:span text:style-name="T75">变量去接收返回值</text:span><text:span text:style-name="T75">,</text:span><text:span text:style-name="T75">使用之后要销毁</text:span><text:span text:style-name="T75">.</text:span><text:span text:style-name="T75">这个函数与</text:span></text:p><text:p text:style-name="P366"><text:span text:style-name="T76">xxxx_equal_range()</text:span><text:span text:style-name="T75">函数一样</text:span><text:span text:style-name="T75">.</text:span></text:p></draw:text-box></draw:frame></draw:g></text:p>
      <text:list xml:id="list1019762258" text:continue-numbering="true" text:style-name="WW8Num13">
        <text:list-item>
          <text:list>
            <text:list-item>
              <text:list>
                <text:list-item>
                  <text:h text:style-name="P357"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564816963" text:continue-numbering="true" text:style-name="WW8Num13">
        <text:list-item>
          <text:list>
            <text:list-item>
              <text:list>
                <text:list-item>
                  <text:h text:style-name="P357"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184663648" text:continue-numbering="true" text:style-name="WW8Num13">
        <text:list-item>
          <text:list>
            <text:list-item>
              <text:list>
                <text:list-item>
                  <text:h text:style-name="P357" text:outline-level="3">NPOS值</text:h>
                </text:list-item>
              </text:list>
            </text:list-item>
          </text:list>
        </text:list-item>
      </text:list>
      <text:p text:style-name="P78">上一节的查找函数都是使用下标位置为参数,同时返回结果也是下标位置,那么当查找失败时怎么区分呢?&lt;cstl/cstring.h&gt;中定义了值NPOS表示查找失败,例如:</text:p>
      <text:p text:style-name="P80">size_t t_pos = string_find_cstr(&amp;t_str, “not found”);</text:p>
      <text:p text:style-name="P80">if(t_pos == NPOS)</text:p>
      <text:p text:style-name="P89">{</text:p>
      <text:p text:style-name="P89">...<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292946260" text:continue-numbering="true" text:style-name="WW8Num13">
        <text:list-item>
          <text:list>
            <text:list-item>
              <text:list>
                <text:list-item>
                  <text:h text:style-name="P357"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8">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Californian FB" svg:font-family="'Californian FB'" style:font-pitch="variable"/>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24T21:41:10</dc:date>
    <meta:editing-cycles>1217</meta:editing-cycles>
    <meta:editing-duration>PT179H33M28S</meta:editing-duration>
    <meta:generator>OpenOffice.org/3.1$Linux OpenOffice.org_project/310m19$Build-9420</meta:generator>
    <dc:creator>Wangbo </dc:creator>
    <meta:document-statistic meta:table-count="210" meta:image-count="27" meta:object-count="0" meta:page-count="362" meta:paragraph-count="12994" meta:word-count="60042" meta:character-count="364746"/>
  </office:meta>
</office:document-meta>
</file>